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148in" svg:height="5.3882in" svg:x="42.3445in" svg:y="0.9524in">
            <draw:object draw:notify-on-update-of-ranges="Sheet1.B1:Sheet1.B1 Sheet1.A2:Sheet1.A445 Sheet1.J1:Sheet1.J1 Sheet1.J2:Sheet1.J445 Sheet1.B1:Sheet1.B1 Sheet1.A2:Sheet1.A445 Sheet1.K1:Sheet1.K1 Sheet1.K2:Sheet1.K4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872in" svg:height="6.624in" svg:x="42.3079in" svg:y="7.3618in">
            <draw:object draw:notify-on-update-of-ranges="Sheet1.A1:Sheet1.A1 Sheet1.A2:Sheet1.A445 Sheet1.C1:Sheet1.C1 Sheet1.C2:Sheet1.C445 Sheet1.A1:Sheet1.A1 Sheet1.A2:Sheet1.A445 Sheet1.E1:Sheet1.E1 Sheet1.E2:Sheet1.E44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5146in" svg:height="4.8945in" svg:x="54.7319in" svg:y="0.8193in">
            <draw:object draw:notify-on-update-of-ranges="Sheet1.A2:Sheet1.A445 Sheet1.N1:Sheet1.N1 Sheet1.N2:Sheet1.N445 Sheet1.A2:Sheet1.A445 Sheet1.O1:Sheet1.O1 Sheet1.O2:Sheet1.O4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58.2197in" svg:y="6.2429in">
            <draw:object draw:notify-on-update-of-ranges="Sheet1.A1:Sheet1.A1 Sheet1.A2:Sheet1.A445 Sheet1.G1:Sheet1.G1 Sheet1.G2:Sheet1.G445 Sheet1.A1:Sheet1.A1 Sheet1.A2:Sheet1.A445 Sheet1.H1:Sheet1.H1 Sheet1.H2:Sheet1.H44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1.5791in" svg:height="6.5539in" svg:x="57.039in" svg:y="10.2453in">
            <draw:object draw:notify-on-update-of-ranges="Sheet1.A1:Sheet1.A1 Sheet1.A2:Sheet1.A445 Sheet1.N1:Sheet1.N1 Sheet1.N2:Sheet1.N445 Sheet1.A1:Sheet1.A1 Sheet1.A2:Sheet1.A445 Sheet1.P1:Sheet1.P1 Sheet1.P2:Sheet1.P4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0.287in" svg:height="5.5028in" svg:x="45.0768in" svg:y="14.9039in">
            <draw:object draw:notify-on-update-of-ranges="Sheet1.A1:Sheet1.A1 Sheet1.A2:Sheet1.A445 Sheet1.J1:Sheet1.J1 Sheet1.J2:Sheet1.J445 Sheet1.A1:Sheet1.A1 Sheet1.A2:Sheet1.A445 Sheet1.L1:Sheet1.L1 Sheet1.L2:Sheet1.L44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"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norm_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_encoders(m/s^2)</text:p>
          </table:table-cell>
          <table:table-cell office:value-type="string">
            <text:p>acel_acelerometro_Y(m/s^2)</text:p>
          </table:table-cell>
          <table:table-cell office:value-type="string">
            <text:p>acel_acelerometro_Y(m/s^2)/20</text:p>
          </table:table-cell>
          <table:table-cell office:value-type="string">
            <text:p>erro_acel_acelerometro(%)</text:p>
          </table:table-cell>
          <table:table-cell office:value-type="string">
            <text:p>vel_angular_encoders(rad/s)</text:p>
          </table:table-cell>
          <table:table-cell office:value-type="string">
            <text:p>vel_angular_giroscopio_Z(rad/s)</text:p>
          </table:table-cell>
          <table:table-cell office:value-type="string">
            <text:p>vel_angular_giroscopio_Z(rad/s)/5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14059">
            <text:p>2914059</text:p>
          </table:table-cell>
          <table:table-cell office:value-type="float" office:value="0">
            <text:p>0</text:p>
          </table:table-cell>
          <table:table-cell office:value-type="float" office:value="23988">
            <text:p>23988</text:p>
          </table:table-cell>
          <table:table-cell table:formula="of:=[.D2]-[.$D$2]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K2]+0.02)/60" office:value-type="float" office:value="-0.0000258">
            <text:p>-0.0000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2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988">
            <text:p>23988</text:p>
          </table:table-cell>
          <table:table-cell office:value-type="float" office:value="0">
            <text:p>0</text:p>
          </table:table-cell>
          <table:table-cell office:value-type="float" office:value="23988">
            <text:p>23988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2915059">
            <text:p>2915059</text:p>
          </table:table-cell>
          <table:table-cell office:value-type="float" office:value="0">
            <text:p>0</text:p>
          </table:table-cell>
          <table:table-cell office:value-type="float" office:value="24007">
            <text:p>24007</text:p>
          </table:table-cell>
          <table:table-cell table:formula="of:=[.D3]-[.$D$2]"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([.K3]+0.02)/60" office:value-type="float" office:value="0.000652566666666667">
            <text:p>0.0006525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3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7988">
            <text:p>47988</text:p>
          </table:table-cell>
          <table:table-cell office:value-type="float" office:value="579">
            <text:p>579</text:p>
          </table:table-cell>
          <table:table-cell office:value-type="float" office:value="47991.496094">
            <text:p>47991.496094</text:p>
          </table:table-cell>
          <table:table-cell office:value-type="float" office:value="0">
            <text:p>0</text:p>
          </table:table-cell>
          <table:table-cell office:value-type="float" office:value="0.046498">
            <text:p>0.0464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916059">
            <text:p>2916059</text:p>
          </table:table-cell>
          <table:table-cell office:value-type="float" office:value="0">
            <text:p>0</text:p>
          </table:table-cell>
          <table:table-cell office:value-type="float" office:value="24007">
            <text:p>24007</text:p>
          </table:table-cell>
          <table:table-cell table:formula="of:=[.D4]-[.$D$2]"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4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4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71969">
            <text:p>71969</text:p>
          </table:table-cell>
          <table:table-cell office:value-type="float" office:value="1695">
            <text:p>1695</text:p>
          </table:table-cell>
          <table:table-cell office:value-type="float" office:value="71988.953125">
            <text:p>71988.953125</text:p>
          </table:table-cell>
          <table:table-cell office:value-type="float" office:value="0">
            <text:p>0</text:p>
          </table:table-cell>
          <table:table-cell office:value-type="float" office:value="0.068081">
            <text:p>0.0680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2917059">
            <text:p>2917059</text:p>
          </table:table-cell>
          <table:table-cell office:value-type="float" office:value="0">
            <text:p>0</text:p>
          </table:table-cell>
          <table:table-cell office:value-type="float" office:value="23961">
            <text:p>23961</text:p>
          </table:table-cell>
          <table:table-cell table:formula="of:=[.D5]-[.$D$2]" office:value-type="float" office:value="-27">
            <text:p>-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formula="of:=([.K5]+0.02)/60" office:value-type="float" office:value="-0.000424833333333333">
            <text:p>-0.0004248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5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5875">
            <text:p>95875</text:p>
          </table:table-cell>
          <table:table-cell office:value-type="float" office:value="3325">
            <text:p>3325</text:p>
          </table:table-cell>
          <table:table-cell office:value-type="float" office:value="95932.640625">
            <text:p>95932.640625</text:p>
          </table:table-cell>
          <table:table-cell office:value-type="float" office:value="0">
            <text:p>0</text:p>
          </table:table-cell>
          <table:table-cell office:value-type="float" office:value="0.09113">
            <text:p>0.091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18059">
            <text:p>2918059</text:p>
          </table:table-cell>
          <table:table-cell office:value-type="float" office:value="0">
            <text:p>0</text:p>
          </table:table-cell>
          <table:table-cell office:value-type="float" office:value="23930">
            <text:p>23930</text:p>
          </table:table-cell>
          <table:table-cell table:formula="of:=[.D6]-[.$D$2]" office:value-type="float" office:value="-58">
            <text:p>-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K6]+0.02)/60" office:value-type="float" office:value="-0.000185416666666667">
            <text:p>-0.0001854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O6]-0.02)/5" office:value-type="float" office:value="0.000689799999999999">
            <text:p>0.00068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19706">
            <text:p>119706</text:p>
          </table:table-cell>
          <table:table-cell office:value-type="float" office:value="5503">
            <text:p>5503</text:p>
          </table:table-cell>
          <table:table-cell office:value-type="float" office:value="119832.421875">
            <text:p>119832.421875</text:p>
          </table:table-cell>
          <table:table-cell office:value-type="float" office:value="0">
            <text:p>0</text:p>
          </table:table-cell>
          <table:table-cell office:value-type="float" office:value="0.114579">
            <text:p>0.11457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2919059">
            <text:p>2919059</text:p>
          </table:table-cell>
          <table:table-cell office:value-type="float" office:value="0">
            <text:p>0</text:p>
          </table:table-cell>
          <table:table-cell office:value-type="float" office:value="23887">
            <text:p>23887</text:p>
          </table:table-cell>
          <table:table-cell table:formula="of:=[.D7]-[.$D$2]" office:value-type="float" office:value="-101">
            <text:p>-1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K7]+0.02)/60" office:value-type="float" office:value="-0.000384933333333333">
            <text:p>-0.0003849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O7]-0.02)/5" office:value-type="float" office:value="0.0007164">
            <text:p>0.000716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43436">
            <text:p>143436</text:p>
          </table:table-cell>
          <table:table-cell office:value-type="float" office:value="8234">
            <text:p>8234</text:p>
          </table:table-cell>
          <table:table-cell office:value-type="float" office:value="143672.140625">
            <text:p>143672.140625</text:p>
          </table:table-cell>
          <table:table-cell office:value-type="float" office:value="0">
            <text:p>0</text:p>
          </table:table-cell>
          <table:table-cell office:value-type="float" office:value="0.138161">
            <text:p>0.13816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2920059">
            <text:p>2920059</text:p>
          </table:table-cell>
          <table:table-cell office:value-type="float" office:value="0">
            <text:p>0</text:p>
          </table:table-cell>
          <table:table-cell office:value-type="float" office:value="23877">
            <text:p>23877</text:p>
          </table:table-cell>
          <table:table-cell table:formula="of:=[.D8]-[.$D$2]" office:value-type="float" office:value="-111">
            <text:p>-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([.K8]+0.02)/60" office:value-type="float" office:value="0.000173716666666667">
            <text:p>0.0001737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([.O8]-0.02)/5" office:value-type="float" office:value="-0.0001096">
            <text:p>-0.00010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67086">
            <text:p>167086</text:p>
          </table:table-cell>
          <table:table-cell office:value-type="float" office:value="11522">
            <text:p>11522</text:p>
          </table:table-cell>
          <table:table-cell office:value-type="float" office:value="167482.796875">
            <text:p>167482.796875</text:p>
          </table:table-cell>
          <table:table-cell office:value-type="float" office:value="0">
            <text:p>0</text:p>
          </table:table-cell>
          <table:table-cell office:value-type="float" office:value="0.157613">
            <text:p>0.1576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2921059">
            <text:p>2921059</text:p>
          </table:table-cell>
          <table:table-cell office:value-type="float" office:value="0">
            <text:p>0</text:p>
          </table:table-cell>
          <table:table-cell office:value-type="float" office:value="23875">
            <text:p>23875</text:p>
          </table:table-cell>
          <table:table-cell table:formula="of:=[.D9]-[.$D$2]" office:value-type="float" office:value="-113">
            <text:p>-1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9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9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90665">
            <text:p>190665</text:p>
          </table:table-cell>
          <table:table-cell office:value-type="float" office:value="15269">
            <text:p>15269</text:p>
          </table:table-cell>
          <table:table-cell office:value-type="float" office:value="191275.421875">
            <text:p>191275.421875</text:p>
          </table:table-cell>
          <table:table-cell office:value-type="float" office:value="0">
            <text:p>0</text:p>
          </table:table-cell>
          <table:table-cell office:value-type="float" office:value="0.180662">
            <text:p>0.18066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2923059">
            <text:p>2923059</text:p>
          </table:table-cell>
          <table:table-cell office:value-type="float" office:value="0">
            <text:p>0</text:p>
          </table:table-cell>
          <table:table-cell office:value-type="float" office:value="47779">
            <text:p>47779</text:p>
          </table:table-cell>
          <table:table-cell table:formula="of:=[.D10]-[.$D$2]" office:value-type="float" office:value="23791">
            <text:p>237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164">
            <text:p>0.0471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10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O10]-0.02)/5" office:value-type="float" office:value="0.0007164">
            <text:p>0.000716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666">
            <text:p>237666</text:p>
          </table:table-cell>
          <table:table-cell office:value-type="float" office:value="23854">
            <text:p>23854</text:p>
          </table:table-cell>
          <table:table-cell office:value-type="float" office:value="238860.078125">
            <text:p>238860.078125</text:p>
          </table:table-cell>
          <table:table-cell office:value-type="float" office:value="0">
            <text:p>0</text:p>
          </table:table-cell>
          <table:table-cell office:value-type="float" office:value="0.227825">
            <text:p>0.2278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2924059">
            <text:p>2924059</text:p>
          </table:table-cell>
          <table:table-cell office:value-type="float" office:value="0">
            <text:p>0</text:p>
          </table:table-cell>
          <table:table-cell office:value-type="float" office:value="23961">
            <text:p>23961</text:p>
          </table:table-cell>
          <table:table-cell table:formula="of:=[.D11]-[.$D$2]" office:value-type="float" office:value="-27">
            <text:p>-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1826">
            <text:p>0.071826</text:p>
          </table:table-cell>
          <table:table-cell table:formula="of:=([.K11]+0.02)/60" office:value-type="float" office:value="0.00153043333333333">
            <text:p>0.001530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O11]-0.02)/5" office:value-type="float" office:value="0.000636399999999999">
            <text:p>0.000636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61008">
            <text:p>261008</text:p>
          </table:table-cell>
          <table:table-cell office:value-type="float" office:value="29266">
            <text:p>29266</text:p>
          </table:table-cell>
          <table:table-cell office:value-type="float" office:value="262643.625">
            <text:p>262643.625</text:p>
          </table:table-cell>
          <table:table-cell office:value-type="float" office:value="0">
            <text:p>0</text:p>
          </table:table-cell>
          <table:table-cell office:value-type="float" office:value="0.251008">
            <text:p>0.25100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2925059">
            <text:p>2925059</text:p>
          </table:table-cell>
          <table:table-cell office:value-type="float" office:value="0">
            <text:p>0</text:p>
          </table:table-cell>
          <table:table-cell office:value-type="float" office:value="23983">
            <text:p>23983</text:p>
          </table:table-cell>
          <table:table-cell table:formula="of:=[.D12]-[.$D$2]" office:value-type="float" office:value="-5">
            <text:p>-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([.K12]+0.02)/60" office:value-type="float" office:value="0.000692466666666667">
            <text:p>0.0006924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([.O12]-0.02)/5" office:value-type="float" office:value="0.0009296">
            <text:p>0.00092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39">
            <text:p>284239</text:p>
          </table:table-cell>
          <table:table-cell office:value-type="float" office:value="35223">
            <text:p>35223</text:p>
          </table:table-cell>
          <table:table-cell office:value-type="float" office:value="286413.09375">
            <text:p>286413.09375</text:p>
          </table:table-cell>
          <table:table-cell office:value-type="float" office:value="0">
            <text:p>0</text:p>
          </table:table-cell>
          <table:table-cell office:value-type="float" office:value="0.275655">
            <text:p>0.2756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2926059">
            <text:p>2926059</text:p>
          </table:table-cell>
          <table:table-cell office:value-type="float" office:value="0">
            <text:p>0</text:p>
          </table:table-cell>
          <table:table-cell office:value-type="float" office:value="23997">
            <text:p>23997</text:p>
          </table:table-cell>
          <table:table-cell table:formula="of:=[.D13]-[.$D$2]"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K13]+0.02)/60" office:value-type="float" office:value="0.00057275">
            <text:p>0.00057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O13]-0.02)/5" office:value-type="float" office:value="0.000769599999999999">
            <text:p>0.00076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07330">
            <text:p>307330</text:p>
          </table:table-cell>
          <table:table-cell office:value-type="float" office:value="41754">
            <text:p>41754</text:p>
          </table:table-cell>
          <table:table-cell office:value-type="float" office:value="310153.375">
            <text:p>310153.375</text:p>
          </table:table-cell>
          <table:table-cell office:value-type="float" office:value="0">
            <text:p>0</text:p>
          </table:table-cell>
          <table:table-cell office:value-type="float" office:value="0.299504">
            <text:p>0.2995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2927059">
            <text:p>2927059</text:p>
          </table:table-cell>
          <table:table-cell office:value-type="float" office:value="0">
            <text:p>0</text:p>
          </table:table-cell>
          <table:table-cell office:value-type="float" office:value="24083">
            <text:p>24083</text:p>
          </table:table-cell>
          <table:table-cell table:formula="of:=[.D14]-[.$D$2]"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6191">
            <text:p>0.086191</text:p>
          </table:table-cell>
          <table:table-cell table:formula="of:=([.K14]+0.02)/60" office:value-type="float" office:value="0.00176985">
            <text:p>0.00176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([.O14]-0.02)/5" office:value-type="float" office:value="0.0015958">
            <text:p>0.00159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30341">
            <text:p>330341</text:p>
          </table:table-cell>
          <table:table-cell office:value-type="float" office:value="48860">
            <text:p>48860</text:p>
          </table:table-cell>
          <table:table-cell office:value-type="float" office:value="333934.84375">
            <text:p>333934.84375</text:p>
          </table:table-cell>
          <table:table-cell office:value-type="float" office:value="0">
            <text:p>0</text:p>
          </table:table-cell>
          <table:table-cell office:value-type="float" office:value="0.327482">
            <text:p>0.32748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2928059">
            <text:p>2928059</text:p>
          </table:table-cell>
          <table:table-cell office:value-type="float" office:value="2">
            <text:p>2</text:p>
          </table:table-cell>
          <table:table-cell office:value-type="float" office:value="24962">
            <text:p>24962</text:p>
          </table:table-cell>
          <table:table-cell table:formula="of:=[.D15]-[.$D$2]" office:value-type="float" office:value="974">
            <text:p>974</text:p>
          </table:table-cell>
          <table:table-cell office:value-type="float" office:value="1247997.875">
            <text:p>1247997.875</text:p>
          </table:table-cell>
          <table:table-cell office:value-type="float" office:value="0.01">
            <text:p>0.01</text:p>
          </table:table-cell>
          <table:table-cell office:value-type="float" office:value="0.188256">
            <text:p>0.188256</text:p>
          </table:table-cell>
          <table:table-cell office:value-type="float" office:value="1782.557495">
            <text:p>1782.557495</text:p>
          </table:table-cell>
          <table:table-cell office:value-type="float" office:value="0.002">
            <text:p>0.002</text:p>
          </table:table-cell>
          <table:table-cell office:value-type="float" office:value="0.878672">
            <text:p>0.878672</text:p>
          </table:table-cell>
          <table:table-cell table:formula="of:=([.K15]+0.02)/60" office:value-type="float" office:value="0.0149778666666667">
            <text:p>0.0149778667</text:p>
          </table:table-cell>
          <table:table-cell office:value-type="float" office:value="43833.601563">
            <text:p>43833.601563</text:p>
          </table:table-cell>
          <table:table-cell office:value-type="float" office:value="0.01">
            <text:p>0.01</text:p>
          </table:table-cell>
          <table:table-cell office:value-type="float" office:value="0.188256">
            <text:p>0.188256</text:p>
          </table:table-cell>
          <table:table-cell table:formula="of:=([.O15]-0.02)/5" office:value-type="float" office:value="0.0336512">
            <text:p>0.0336512</text:p>
          </table:table-cell>
          <table:table-cell office:value-type="float" office:value="1782.557495">
            <text:p>1782.5574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3976">
            <text:p>353976</text:p>
          </table:table-cell>
          <table:table-cell office:value-type="float" office:value="56889">
            <text:p>56889</text:p>
          </table:table-cell>
          <table:table-cell office:value-type="float" office:value="358516.3125">
            <text:p>358516.3125</text:p>
          </table:table-cell>
          <table:table-cell office:value-type="float" office:value="0.01">
            <text:p>0.01</text:p>
          </table:table-cell>
          <table:table-cell office:value-type="float" office:value="0.515738">
            <text:p>0.515738</text:p>
          </table:table-cell>
          <table:table-cell office:value-type="float" office:value="5057.381348">
            <text:p>5057.381348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2929059">
            <text:p>2929059</text:p>
          </table:table-cell>
          <table:table-cell office:value-type="float" office:value="23">
            <text:p>23</text:p>
          </table:table-cell>
          <table:table-cell office:value-type="float" office:value="24816">
            <text:p>24816</text:p>
          </table:table-cell>
          <table:table-cell table:formula="of:=[.D16]-[.$D$2]" office:value-type="float" office:value="828">
            <text:p>828</text:p>
          </table:table-cell>
          <table:table-cell office:value-type="float" office:value="107795.273438">
            <text:p>107795.273438</text:p>
          </table:table-cell>
          <table:table-cell office:value-type="float" office:value="0.05">
            <text:p>0.05</text:p>
          </table:table-cell>
          <table:table-cell office:value-type="float" office:value="0.166273">
            <text:p>0.166273</text:p>
          </table:table-cell>
          <table:table-cell office:value-type="float" office:value="232.545181">
            <text:p>232.545181</text:p>
          </table:table-cell>
          <table:table-cell office:value-type="float" office:value="0.021">
            <text:p>0.021</text:p>
          </table:table-cell>
          <table:table-cell office:value-type="float" office:value="-0.146046">
            <text:p>-0.146046</text:p>
          </table:table-cell>
          <table:table-cell table:formula="of:=([.K16]+0.02)/60" office:value-type="float" office:value="-0.00210076666666667">
            <text:p>-0.0021007667</text:p>
          </table:table-cell>
          <table:table-cell office:value-type="float" office:value="795.458618">
            <text:p>795.458618</text:p>
          </table:table-cell>
          <table:table-cell office:value-type="float" office:value="0.05">
            <text:p>0.05</text:p>
          </table:table-cell>
          <table:table-cell office:value-type="float" office:value="0.166273">
            <text:p>0.166273</text:p>
          </table:table-cell>
          <table:table-cell table:formula="of:=([.O16]-0.02)/5" office:value-type="float" office:value="0.0292546">
            <text:p>0.0292546</text:p>
          </table:table-cell>
          <table:table-cell office:value-type="float" office:value="232.545181">
            <text:p>232.5451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75564">
            <text:p>375564</text:p>
          </table:table-cell>
          <table:table-cell office:value-type="float" office:value="69128">
            <text:p>69128</text:p>
          </table:table-cell>
          <table:table-cell office:value-type="float" office:value="381848.4375">
            <text:p>381848.4375</text:p>
          </table:table-cell>
          <table:table-cell office:value-type="float" office:value="0.06">
            <text:p>0.06</text:p>
          </table:table-cell>
          <table:table-cell office:value-type="float" office:value="0.682011">
            <text:p>0.682011</text:p>
          </table:table-cell>
          <table:table-cell office:value-type="float" office:value="1036.68457">
            <text:p>1036.68457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2930059">
            <text:p>2930059</text:p>
          </table:table-cell>
          <table:table-cell office:value-type="float" office:value="42">
            <text:p>42</text:p>
          </table:table-cell>
          <table:table-cell office:value-type="float" office:value="24471">
            <text:p>24471</text:p>
          </table:table-cell>
          <table:table-cell table:formula="of:=[.D17]-[.$D$2]" office:value-type="float" office:value="483">
            <text:p>483</text:p>
          </table:table-cell>
          <table:table-cell office:value-type="float" office:value="58164.636719">
            <text:p>58164.636719</text:p>
          </table:table-cell>
          <table:table-cell office:value-type="float" office:value="0.01">
            <text:p>0.01</text:p>
          </table:table-cell>
          <table:table-cell office:value-type="float" office:value="-0.004796">
            <text:p>-0.004796</text:p>
          </table:table-cell>
          <table:table-cell office:value-type="float" office:value="147.963257">
            <text:p>147.963257</text:p>
          </table:table-cell>
          <table:table-cell office:value-type="float" office:value="0.019">
            <text:p>0.019</text:p>
          </table:table-cell>
          <table:table-cell office:value-type="float" office:value="-0.344765">
            <text:p>-0.344765</text:p>
          </table:table-cell>
          <table:table-cell table:formula="of:=([.K17]+0.02)/60" office:value-type="float" office:value="-0.00541275">
            <text:p>-0.00541275</text:p>
          </table:table-cell>
          <table:table-cell office:value-type="float" office:value="1914.552856">
            <text:p>1914.552856</text:p>
          </table:table-cell>
          <table:table-cell office:value-type="float" office:value="0.01">
            <text:p>0.01</text:p>
          </table:table-cell>
          <table:table-cell office:value-type="float" office:value="-0.004796">
            <text:p>-0.004796</text:p>
          </table:table-cell>
          <table:table-cell table:formula="of:=([.O17]-0.02)/5" office:value-type="float" office:value="-0.0049592">
            <text:p>-0.0049592</text:p>
          </table:table-cell>
          <table:table-cell office:value-type="float" office:value="147.963257">
            <text:p>147.963257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394561">
            <text:p>394561</text:p>
          </table:table-cell>
          <table:table-cell office:value-type="float" office:value="84554">
            <text:p>84554</text:p>
          </table:table-cell>
          <table:table-cell office:value-type="float" office:value="403453.0625">
            <text:p>403453.0625</text:p>
          </table:table-cell>
          <table:table-cell office:value-type="float" office:value="0.07">
            <text:p>0.07</text:p>
          </table:table-cell>
          <table:table-cell office:value-type="float" office:value="0.677214">
            <text:p>0.677214</text:p>
          </table:table-cell>
          <table:table-cell office:value-type="float" office:value="867.449097">
            <text:p>867.449097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2931059">
            <text:p>2931059</text:p>
          </table:table-cell>
          <table:table-cell office:value-type="float" office:value="42">
            <text:p>42</text:p>
          </table:table-cell>
          <table:table-cell office:value-type="float" office:value="24782">
            <text:p>24782</text:p>
          </table:table-cell>
          <table:table-cell table:formula="of:=[.D18]-[.$D$2]" office:value-type="float" office:value="794">
            <text:p>794</text:p>
          </table:table-cell>
          <table:table-cell office:value-type="float" office:value="58905.699219">
            <text:p>58905.699219</text:p>
          </table:table-cell>
          <table:table-cell office:value-type="float" office:value="-0.02">
            <text:p>-0.02</text:p>
          </table:table-cell>
          <table:table-cell office:value-type="float" office:value="-0.06102">
            <text:p>-0.06102</text:p>
          </table:table-cell>
          <table:table-cell office:value-type="float" office:value="205.099564">
            <text:p>205.099564</text:p>
          </table:table-cell>
          <table:table-cell office:value-type="float" office:value="0">
            <text:p>0</text:p>
          </table:table-cell>
          <table:table-cell office:value-type="float" office:value="0.311246">
            <text:p>0.311246</text:p>
          </table:table-cell>
          <table:table-cell table:formula="of:=([.K18]+0.02)/60" office:value-type="float" office:value="0.00552076666666667">
            <text:p>0.0055207667</text:p>
          </table:table-cell>
          <table:table-cell office:value-type="float" office:value="100">
            <text:p>100</text:p>
          </table:table-cell>
          <table:table-cell office:value-type="float" office:value="-0.02">
            <text:p>-0.02</text:p>
          </table:table-cell>
          <table:table-cell office:value-type="float" office:value="-0.06102">
            <text:p>-0.06102</text:p>
          </table:table-cell>
          <table:table-cell table:formula="of:=([.O18]-0.02)/5" office:value-type="float" office:value="-0.016204">
            <text:p>-0.016204</text:p>
          </table:table-cell>
          <table:table-cell office:value-type="float" office:value="205.099564">
            <text:p>205.099564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413874">
            <text:p>413874</text:p>
          </table:table-cell>
          <table:table-cell office:value-type="float" office:value="100083">
            <text:p>100083</text:p>
          </table:table-cell>
          <table:table-cell office:value-type="float" office:value="425695.78125">
            <text:p>425695.78125</text:p>
          </table:table-cell>
          <table:table-cell office:value-type="float" office:value="0.05">
            <text:p>0.05</text:p>
          </table:table-cell>
          <table:table-cell office:value-type="float" office:value="0.616194">
            <text:p>0.616194</text:p>
          </table:table-cell>
          <table:table-cell office:value-type="float" office:value="1132.388916">
            <text:p>1132.388916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2932059">
            <text:p>2932059</text:p>
          </table:table-cell>
          <table:table-cell office:value-type="float" office:value="34">
            <text:p>34</text:p>
          </table:table-cell>
          <table:table-cell office:value-type="float" office:value="26018">
            <text:p>26018</text:p>
          </table:table-cell>
          <table:table-cell table:formula="of:=[.D19]-[.$D$2]" office:value-type="float" office:value="2030">
            <text:p>2030</text:p>
          </table:table-cell>
          <table:table-cell office:value-type="float" office:value="76422.953125">
            <text:p>76422.953125</text:p>
          </table:table-cell>
          <table:table-cell office:value-type="float" office:value="-0.012687">
            <text:p>-0.012687</text:p>
          </table:table-cell>
          <table:table-cell office:value-type="float" office:value="0.021317">
            <text:p>0.021317</text:p>
          </table:table-cell>
          <table:table-cell office:value-type="float" office:value="268.028107">
            <text:p>268.028107</text:p>
          </table:table-cell>
          <table:table-cell office:value-type="float" office:value="-0.008">
            <text:p>-0.008</text:p>
          </table:table-cell>
          <table:table-cell office:value-type="float" office:value="1.235408">
            <text:p>1.235408</text:p>
          </table:table-cell>
          <table:table-cell table:formula="of:=([.K19]+0.02)/60" office:value-type="float" office:value="0.0209234666666667">
            <text:p>0.0209234667</text:p>
          </table:table-cell>
          <table:table-cell office:value-type="float" office:value="15542.605469">
            <text:p>15542.605469</text:p>
          </table:table-cell>
          <table:table-cell office:value-type="float" office:value="-0.012687">
            <text:p>-0.012687</text:p>
          </table:table-cell>
          <table:table-cell office:value-type="float" office:value="0.021317">
            <text:p>0.021317</text:p>
          </table:table-cell>
          <table:table-cell table:formula="of:=([.O19]-0.02)/5" office:value-type="float" office:value="0.0002634">
            <text:p>0.0002634</text:p>
          </table:table-cell>
          <table:table-cell office:value-type="float" office:value="268.028107">
            <text:p>268.028107</text:p>
          </table:table-cell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435107">
            <text:p>435107</text:p>
          </table:table-cell>
          <table:table-cell office:value-type="float" office:value="115120">
            <text:p>115120</text:p>
          </table:table-cell>
          <table:table-cell office:value-type="float" office:value="449938.28125">
            <text:p>449938.28125</text:p>
          </table:table-cell>
          <table:table-cell office:value-type="float" office:value="0.037313">
            <text:p>0.037313</text:p>
          </table:table-cell>
          <table:table-cell office:value-type="float" office:value="0.637511">
            <text:p>0.637511</text:p>
          </table:table-cell>
          <table:table-cell office:value-type="float" office:value="1608.530762">
            <text:p>1608.530762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2933059">
            <text:p>2933059</text:p>
          </table:table-cell>
          <table:table-cell office:value-type="float" office:value="26">
            <text:p>26</text:p>
          </table:table-cell>
          <table:table-cell office:value-type="float" office:value="26073">
            <text:p>26073</text:p>
          </table:table-cell>
          <table:table-cell table:formula="of:=[.D20]-[.$D$2]" office:value-type="float" office:value="2085">
            <text:p>2085</text:p>
          </table:table-cell>
          <table:table-cell office:value-type="float" office:value="100180.273438">
            <text:p>100180.273438</text:p>
          </table:table-cell>
          <table:table-cell office:value-type="float" office:value="-0.025">
            <text:p>-0.025</text:p>
          </table:table-cell>
          <table:table-cell office:value-type="float" office:value="-0.103521">
            <text:p>-0.103521</text:p>
          </table:table-cell>
          <table:table-cell office:value-type="float" office:value="314.082703">
            <text:p>314.082703</text:p>
          </table:table-cell>
          <table:table-cell office:value-type="float" office:value="-0.008">
            <text:p>-0.008</text:p>
          </table:table-cell>
          <table:table-cell office:value-type="float" office:value="0.055067">
            <text:p>0.055067</text:p>
          </table:table-cell>
          <table:table-cell table:formula="of:=([.K20]+0.02)/60" office:value-type="float" office:value="0.00125111666666667">
            <text:p>0.0012511167</text:p>
          </table:table-cell>
          <table:table-cell office:value-type="float" office:value="788.332947">
            <text:p>788.332947</text:p>
          </table:table-cell>
          <table:table-cell office:value-type="float" office:value="-0.025">
            <text:p>-0.025</text:p>
          </table:table-cell>
          <table:table-cell office:value-type="float" office:value="-0.103521">
            <text:p>-0.103521</text:p>
          </table:table-cell>
          <table:table-cell table:formula="of:=([.O20]-0.02)/5" office:value-type="float" office:value="-0.0247042">
            <text:p>-0.0247042</text:p>
          </table:table-cell>
          <table:table-cell office:value-type="float" office:value="314.082703">
            <text:p>314.082703</text:p>
          </table:table-cell>
          <table:table-cell office:value-type="float" office:value="169">
            <text:p>169</text:p>
          </table:table-cell>
          <table:table-cell office:value-type="float" office:value="9">
            <text:p>9</text:p>
          </table:table-cell>
          <table:table-cell office:value-type="float" office:value="456059">
            <text:p>456059</text:p>
          </table:table-cell>
          <table:table-cell office:value-type="float" office:value="130639">
            <text:p>130639</text:p>
          </table:table-cell>
          <table:table-cell office:value-type="float" office:value="474236.125">
            <text:p>474236.125</text:p>
          </table:table-cell>
          <table:table-cell office:value-type="float" office:value="0.012313">
            <text:p>0.012313</text:p>
          </table:table-cell>
          <table:table-cell office:value-type="float" office:value="0.533991">
            <text:p>0.533991</text:p>
          </table:table-cell>
          <table:table-cell office:value-type="float" office:value="4236.65332">
            <text:p>4236.65332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2934059">
            <text:p>2934059</text:p>
          </table:table-cell>
          <table:table-cell office:value-type="float" office:value="19">
            <text:p>19</text:p>
          </table:table-cell>
          <table:table-cell office:value-type="float" office:value="25745">
            <text:p>25745</text:p>
          </table:table-cell>
          <table:table-cell table:formula="of:=[.D21]-[.$D$2]" office:value-type="float" office:value="1757">
            <text:p>1757</text:p>
          </table:table-cell>
          <table:table-cell office:value-type="float" office:value="135399.296875">
            <text:p>135399.296875</text:p>
          </table:table-cell>
          <table:table-cell office:value-type="float" office:value="-0.04">
            <text:p>-0.04</text:p>
          </table:table-cell>
          <table:table-cell office:value-type="float" office:value="-0.159211">
            <text:p>-0.159211</text:p>
          </table:table-cell>
          <table:table-cell office:value-type="float" office:value="298.028351">
            <text:p>298.028351</text:p>
          </table:table-cell>
          <table:table-cell office:value-type="float" office:value="-0.007">
            <text:p>-0.007</text:p>
          </table:table-cell>
          <table:table-cell office:value-type="float" office:value="-0.328006">
            <text:p>-0.328006</text:p>
          </table:table-cell>
          <table:table-cell table:formula="of:=([.K21]+0.02)/60" office:value-type="float" office:value="-0.00513343333333333">
            <text:p>-0.0051334333</text:p>
          </table:table-cell>
          <table:table-cell office:value-type="float" office:value="4585.793945">
            <text:p>4585.793945</text:p>
          </table:table-cell>
          <table:table-cell office:value-type="float" office:value="-0.04">
            <text:p>-0.04</text:p>
          </table:table-cell>
          <table:table-cell office:value-type="float" office:value="-0.159211">
            <text:p>-0.159211</text:p>
          </table:table-cell>
          <table:table-cell table:formula="of:=([.O21]-0.02)/5" office:value-type="float" office:value="-0.0358422">
            <text:p>-0.0358422</text:p>
          </table:table-cell>
          <table:table-cell office:value-type="float" office:value="298.028351">
            <text:p>298.028351</text:p>
          </table:table-cell>
          <table:table-cell office:value-type="float" office:value="188">
            <text:p>188</text:p>
          </table:table-cell>
          <table:table-cell office:value-type="float" office:value="9">
            <text:p>9</text:p>
          </table:table-cell>
          <table:table-cell office:value-type="float" office:value="478220">
            <text:p>478220</text:p>
          </table:table-cell>
          <table:table-cell office:value-type="float" office:value="143742">
            <text:p>143742</text:p>
          </table:table-cell>
          <table:table-cell office:value-type="float" office:value="499173.09375">
            <text:p>499173.09375</text:p>
          </table:table-cell>
          <table:table-cell office:value-type="float" office:value="-0.027687">
            <text:p>-0.027687</text:p>
          </table:table-cell>
          <table:table-cell office:value-type="float" office:value="0.374779">
            <text:p>0.374779</text:p>
          </table:table-cell>
          <table:table-cell office:value-type="float" office:value="1453.650879">
            <text:p>1453.650879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2935059">
            <text:p>2935059</text:p>
          </table:table-cell>
          <table:table-cell office:value-type="float" office:value="20">
            <text:p>20</text:p>
          </table:table-cell>
          <table:table-cell office:value-type="float" office:value="25798">
            <text:p>25798</text:p>
          </table:table-cell>
          <table:table-cell table:formula="of:=[.D22]-[.$D$2]" office:value-type="float" office:value="1810">
            <text:p>1810</text:p>
          </table:table-cell>
          <table:table-cell office:value-type="float" office:value="128887.695313">
            <text:p>128887.695313</text:p>
          </table:table-cell>
          <table:table-cell office:value-type="float" office:value="-0.035">
            <text:p>-0.035</text:p>
          </table:table-cell>
          <table:table-cell office:value-type="float" office:value="-0.035573">
            <text:p>-0.035573</text:p>
          </table:table-cell>
          <table:table-cell office:value-type="float" office:value="1.636403">
            <text:p>1.636403</text:p>
          </table:table-cell>
          <table:table-cell office:value-type="float" office:value="0.001">
            <text:p>0.001</text:p>
          </table:table-cell>
          <table:table-cell office:value-type="float" office:value="0.052672">
            <text:p>0.052672</text:p>
          </table:table-cell>
          <table:table-cell table:formula="of:=([.K22]+0.02)/60" office:value-type="float" office:value="0.0012112">
            <text:p>0.0012112</text:p>
          </table:table-cell>
          <table:table-cell office:value-type="float" office:value="5167.243652">
            <text:p>5167.243652</text:p>
          </table:table-cell>
          <table:table-cell office:value-type="float" office:value="-0.035">
            <text:p>-0.035</text:p>
          </table:table-cell>
          <table:table-cell office:value-type="float" office:value="-0.035573">
            <text:p>-0.035573</text:p>
          </table:table-cell>
          <table:table-cell table:formula="of:=([.O22]-0.02)/5" office:value-type="float" office:value="-0.0111146">
            <text:p>-0.0111146</text:p>
          </table:table-cell>
          <table:table-cell office:value-type="float" office:value="1.636403">
            <text:p>1.636403</text:p>
          </table:table-cell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502227">
            <text:p>502227</text:p>
          </table:table-cell>
          <table:table-cell office:value-type="float" office:value="153186">
            <text:p>153186</text:p>
          </table:table-cell>
          <table:table-cell office:value-type="float" office:value="524868.125">
            <text:p>524868.125</text:p>
          </table:table-cell>
          <table:table-cell office:value-type="float" office:value="-0.062687">
            <text:p>-0.062687</text:p>
          </table:table-cell>
          <table:table-cell office:value-type="float" office:value="0.339207">
            <text:p>0.339207</text:p>
          </table:table-cell>
          <table:table-cell office:value-type="float" office:value="641.115479">
            <text:p>641.115479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2936059">
            <text:p>2936059</text:p>
          </table:table-cell>
          <table:table-cell office:value-type="float" office:value="27">
            <text:p>27</text:p>
          </table:table-cell>
          <table:table-cell office:value-type="float" office:value="26281">
            <text:p>26281</text:p>
          </table:table-cell>
          <table:table-cell table:formula="of:=[.D23]-[.$D$2]" office:value-type="float" office:value="2293">
            <text:p>2293</text:p>
          </table:table-cell>
          <table:table-cell office:value-type="float" office:value="97237.65625">
            <text:p>97237.65625</text:p>
          </table:table-cell>
          <table:table-cell office:value-type="float" office:value="-0.002547">
            <text:p>-0.002547</text:p>
          </table:table-cell>
          <table:table-cell office:value-type="float" office:value="0.049429">
            <text:p>0.049429</text:p>
          </table:table-cell>
          <table:table-cell office:value-type="float" office:value="2040.537842">
            <text:p>2040.537842</text:p>
          </table:table-cell>
          <table:table-cell office:value-type="float" office:value="0.007">
            <text:p>0.007</text:p>
          </table:table-cell>
          <table:table-cell office:value-type="float" office:value="0.483629">
            <text:p>0.483629</text:p>
          </table:table-cell>
          <table:table-cell table:formula="of:=([.K23]+0.02)/60" office:value-type="float" office:value="0.00839381666666667">
            <text:p>0.0083938167</text:p>
          </table:table-cell>
          <table:table-cell office:value-type="float" office:value="6808.981445">
            <text:p>6808.981445</text:p>
          </table:table-cell>
          <table:table-cell office:value-type="float" office:value="-0.002547">
            <text:p>-0.002547</text:p>
          </table:table-cell>
          <table:table-cell office:value-type="float" office:value="0.049429">
            <text:p>0.049429</text:p>
          </table:table-cell>
          <table:table-cell table:formula="of:=([.O23]-0.02)/5" office:value-type="float" office:value="0.0058858">
            <text:p>0.0058858</text:p>
          </table:table-cell>
          <table:table-cell office:value-type="float" office:value="2040.538086">
            <text:p>2040.538086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float" office:value="527011">
            <text:p>527011</text:p>
          </table:table-cell>
          <table:table-cell office:value-type="float" office:value="161931">
            <text:p>161931</text:p>
          </table:table-cell>
          <table:table-cell office:value-type="float" office:value="551101.3125">
            <text:p>551101.3125</text:p>
          </table:table-cell>
          <table:table-cell office:value-type="float" office:value="-0.065234">
            <text:p>-0.065234</text:p>
          </table:table-cell>
          <table:table-cell office:value-type="float" office:value="0.388636">
            <text:p>0.388636</text:p>
          </table:table-cell>
          <table:table-cell office:value-type="float" office:value="695.758484">
            <text:p>695.758484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2937059">
            <text:p>2937059</text:p>
          </table:table-cell>
          <table:table-cell office:value-type="float" office:value="31">
            <text:p>31</text:p>
          </table:table-cell>
          <table:table-cell office:value-type="float" office:value="26073">
            <text:p>26073</text:p>
          </table:table-cell>
          <table:table-cell table:formula="of:=[.D24]-[.$D$2]" office:value-type="float" office:value="2085">
            <text:p>2085</text:p>
          </table:table-cell>
          <table:table-cell office:value-type="float" office:value="84006.039063">
            <text:p>84006.039063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-0.208296">
            <text:p>-0.208296</text:p>
          </table:table-cell>
          <table:table-cell table:formula="of:=([.K24]+0.02)/60" office:value-type="float" office:value="-0.00313826666666667">
            <text:p>-0.0031382667</text:p>
          </table:table-cell>
          <table:table-cell office:value-type="float" office:value="5307.390137">
            <text:p>5307.390137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formula="of:=([.O24]-0.02)/5" office:value-type="float" office:value="0.0014358">
            <text:p>0.0014358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551140">
            <text:p>551140</text:p>
          </table:table-cell>
          <table:table-cell office:value-type="float" office:value="171811">
            <text:p>171811</text:p>
          </table:table-cell>
          <table:table-cell office:value-type="float" office:value="577044">
            <text:p>577044</text:p>
          </table:table-cell>
          <table:table-cell office:value-type="float" office:value="-0.065234">
            <text:p>-0.065234</text:p>
          </table:table-cell>
          <table:table-cell office:value-type="float" office:value="0.415815">
            <text:p>0.415815</text:p>
          </table:table-cell>
          <table:table-cell office:value-type="float" office:value="737.422729">
            <text:p>737.422729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2938059">
            <text:p>2938059</text:p>
          </table:table-cell>
          <table:table-cell office:value-type="float" office:value="30">
            <text:p>30</text:p>
          </table:table-cell>
          <table:table-cell office:value-type="float" office:value="25419">
            <text:p>25419</text:p>
          </table:table-cell>
          <table:table-cell table:formula="of:=[.D25]-[.$D$2]" office:value-type="float" office:value="1431">
            <text:p>1431</text:p>
          </table:table-cell>
          <table:table-cell office:value-type="float" office:value="84630.84375">
            <text:p>84630.84375</text:p>
          </table:table-cell>
          <table:table-cell office:value-type="float" office:value="0">
            <text:p>0</text:p>
          </table:table-cell>
          <table:table-cell office:value-type="float" office:value="0.045565">
            <text:p>0.045565</text:p>
          </table:table-cell>
          <table:table-cell office:value-type="string">
            <text:p>Infinity</text:p>
          </table:table-cell>
          <table:table-cell office:value-type="float" office:value="-0.001">
            <text:p>-0.001</text:p>
          </table:table-cell>
          <table:table-cell office:value-type="float" office:value="-0.653617">
            <text:p>-0.653617</text:p>
          </table:table-cell>
          <table:table-cell table:formula="of:=([.K25]+0.02)/60" office:value-type="float" office:value="-0.0105602833333333">
            <text:p>-0.0105602833</text:p>
          </table:table-cell>
          <table:table-cell office:value-type="float" office:value="65261.695313">
            <text:p>65261.695313</text:p>
          </table:table-cell>
          <table:table-cell office:value-type="float" office:value="0">
            <text:p>0</text:p>
          </table:table-cell>
          <table:table-cell office:value-type="float" office:value="0.045565">
            <text:p>0.045565</text:p>
          </table:table-cell>
          <table:table-cell table:formula="of:=([.O25]-0.02)/5" office:value-type="float" office:value="0.005113">
            <text:p>0.005113</text:p>
          </table:table-cell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574393">
            <text:p>574393</text:p>
          </table:table-cell>
          <table:table-cell office:value-type="float" office:value="182079">
            <text:p>182079</text:p>
          </table:table-cell>
          <table:table-cell office:value-type="float" office:value="602278.5">
            <text:p>602278.5</text:p>
          </table:table-cell>
          <table:table-cell office:value-type="float" office:value="-0.065234">
            <text:p>-0.065234</text:p>
          </table:table-cell>
          <table:table-cell office:value-type="float" office:value="0.46138">
            <text:p>0.46138</text:p>
          </table:table-cell>
          <table:table-cell office:value-type="float" office:value="807.271667">
            <text:p>807.271667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2939059">
            <text:p>2939059</text:p>
          </table:table-cell>
          <table:table-cell office:value-type="float" office:value="29">
            <text:p>29</text:p>
          </table:table-cell>
          <table:table-cell office:value-type="float" office:value="25201">
            <text:p>25201</text:p>
          </table:table-cell>
          <table:table-cell table:formula="of:=[.D26]-[.$D$2]" office:value-type="float" office:value="1213">
            <text:p>1213</text:p>
          </table:table-cell>
          <table:table-cell office:value-type="float" office:value="86801.3125">
            <text:p>86801.3125</text:p>
          </table:table-cell>
          <table:table-cell office:value-type="float" office:value="0">
            <text:p>0</text:p>
          </table:table-cell>
          <table:table-cell office:value-type="float" office:value="0.035573">
            <text:p>0.035573</text:p>
          </table:table-cell>
          <table:table-cell office:value-type="string">
            <text:p>Infinity</text:p>
          </table:table-cell>
          <table:table-cell office:value-type="float" office:value="-0.001">
            <text:p>-0.001</text:p>
          </table:table-cell>
          <table:table-cell office:value-type="float" office:value="-0.217872">
            <text:p>-0.217872</text:p>
          </table:table-cell>
          <table:table-cell table:formula="of:=([.K26]+0.02)/60" office:value-type="float" office:value="-0.00329786666666667">
            <text:p>-0.0032978667</text:p>
          </table:table-cell>
          <table:table-cell office:value-type="float" office:value="21687.230469">
            <text:p>21687.230469</text:p>
          </table:table-cell>
          <table:table-cell office:value-type="float" office:value="0">
            <text:p>0</text:p>
          </table:table-cell>
          <table:table-cell office:value-type="float" office:value="0.035573">
            <text:p>0.035573</text:p>
          </table:table-cell>
          <table:table-cell table:formula="of:=([.O26]-0.02)/5" office:value-type="float" office:value="0.0031146">
            <text:p>0.0031146</text:p>
          </table:table-cell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596959">
            <text:p>596959</text:p>
          </table:table-cell>
          <table:table-cell office:value-type="float" office:value="193298">
            <text:p>193298</text:p>
          </table:table-cell>
          <table:table-cell office:value-type="float" office:value="627165.25">
            <text:p>627165.25</text:p>
          </table:table-cell>
          <table:table-cell office:value-type="float" office:value="-0.065234">
            <text:p>-0.065234</text:p>
          </table:table-cell>
          <table:table-cell office:value-type="float" office:value="0.496953">
            <text:p>0.496953</text:p>
          </table:table-cell>
          <table:table-cell office:value-type="float" office:value="861.802856">
            <text:p>861.80285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2940059">
            <text:p>2940059</text:p>
          </table:table-cell>
          <table:table-cell office:value-type="float" office:value="28">
            <text:p>28</text:p>
          </table:table-cell>
          <table:table-cell office:value-type="float" office:value="26027">
            <text:p>26027</text:p>
          </table:table-cell>
          <table:table-cell table:formula="of:=[.D27]-[.$D$2]" office:value-type="float" office:value="2039">
            <text:p>2039</text:p>
          </table:table-cell>
          <table:table-cell office:value-type="float" office:value="92854.9375">
            <text:p>92854.9375</text:p>
          </table:table-cell>
          <table:table-cell office:value-type="float" office:value="-0.005">
            <text:p>-0.005</text:p>
          </table:table-cell>
          <table:table-cell office:value-type="float" office:value="0.016387">
            <text:p>0.016387</text:p>
          </table:table-cell>
          <table:table-cell office:value-type="float" office:value="427.748871">
            <text:p>427.748871</text:p>
          </table:table-cell>
          <table:table-cell office:value-type="float" office:value="-0.001">
            <text:p>-0.001</text:p>
          </table:table-cell>
          <table:table-cell office:value-type="float" office:value="0.826">
            <text:p>0.826</text:p>
          </table:table-cell>
          <table:table-cell table:formula="of:=([.K27]+0.02)/60" office:value-type="float" office:value="0.0141">
            <text:p>0.0141</text:p>
          </table:table-cell>
          <table:table-cell office:value-type="float" office:value="82700.101563">
            <text:p>82700.101563</text:p>
          </table:table-cell>
          <table:table-cell office:value-type="float" office:value="-0.005">
            <text:p>-0.005</text:p>
          </table:table-cell>
          <table:table-cell office:value-type="float" office:value="0.016387">
            <text:p>0.016387</text:p>
          </table:table-cell>
          <table:table-cell table:formula="of:=([.O27]-0.02)/5" office:value-type="float" office:value="-0.0007226">
            <text:p>-0.0007226</text:p>
          </table:table-cell>
          <table:table-cell office:value-type="float" office:value="427.748871">
            <text:p>427.748871</text:p>
          </table:table-cell>
          <table:table-cell office:value-type="float" office:value="353">
            <text:p>353</text:p>
          </table:table-cell>
          <table:table-cell office:value-type="float" office:value="-2">
            <text:p>-2</text:p>
          </table:table-cell>
          <table:table-cell office:value-type="float" office:value="619838">
            <text:p>619838</text:p>
          </table:table-cell>
          <table:table-cell office:value-type="float" office:value="205707">
            <text:p>205707</text:p>
          </table:table-cell>
          <table:table-cell office:value-type="float" office:value="652746.4375">
            <text:p>652746.4375</text:p>
          </table:table-cell>
          <table:table-cell office:value-type="float" office:value="-0.070234">
            <text:p>-0.070234</text:p>
          </table:table-cell>
          <table:table-cell office:value-type="float" office:value="0.51334">
            <text:p>0.51334</text:p>
          </table:table-cell>
          <table:table-cell office:value-type="float" office:value="830.902222">
            <text:p>830.902222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2941059">
            <text:p>2941059</text:p>
          </table:table-cell>
          <table:table-cell office:value-type="float" office:value="28">
            <text:p>28</text:p>
          </table:table-cell>
          <table:table-cell office:value-type="float" office:value="27572">
            <text:p>27572</text:p>
          </table:table-cell>
          <table:table-cell table:formula="of:=[.D28]-[.$D$2]" office:value-type="float" office:value="3584">
            <text:p>3584</text:p>
          </table:table-cell>
          <table:table-cell office:value-type="float" office:value="98370.15625">
            <text:p>98370.15625</text:p>
          </table:table-cell>
          <table:table-cell office:value-type="float" office:value="-0.005">
            <text:p>-0.005</text:p>
          </table:table-cell>
          <table:table-cell office:value-type="float" office:value="0.026247">
            <text:p>0.026247</text:p>
          </table:table-cell>
          <table:table-cell office:value-type="float" office:value="624.931091">
            <text:p>624.931091</text:p>
          </table:table-cell>
          <table:table-cell office:value-type="float" office:value="0">
            <text:p>0</text:p>
          </table:table-cell>
          <table:table-cell office:value-type="float" office:value="1.54426">
            <text:p>1.54426</text:p>
          </table:table-cell>
          <table:table-cell table:formula="of:=([.K28]+0.02)/60" office:value-type="float" office:value="0.026071">
            <text:p>0.026071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26247">
            <text:p>0.026247</text:p>
          </table:table-cell>
          <table:table-cell table:formula="of:=([.O28]-0.02)/5" office:value-type="float" office:value="0.0012494">
            <text:p>0.0012494</text:p>
          </table:table-cell>
          <table:table-cell office:value-type="float" office:value="624.931091">
            <text:p>624.931091</text:p>
          </table:table-cell>
          <table:table-cell office:value-type="float" office:value="381">
            <text:p>381</text:p>
          </table:table-cell>
          <table:table-cell office:value-type="float" office:value="-4">
            <text:p>-4</text:p>
          </table:table-cell>
          <table:table-cell office:value-type="float" office:value="643856">
            <text:p>643856</text:p>
          </table:table-cell>
          <table:table-cell office:value-type="float" office:value="219247">
            <text:p>219247</text:p>
          </table:table-cell>
          <table:table-cell office:value-type="float" office:value="679802.25">
            <text:p>679802.25</text:p>
          </table:table-cell>
          <table:table-cell office:value-type="float" office:value="-0.075234">
            <text:p>-0.075234</text:p>
          </table:table-cell>
          <table:table-cell office:value-type="float" office:value="0.539586">
            <text:p>0.539586</text:p>
          </table:table-cell>
          <table:table-cell office:value-type="float" office:value="817.21344">
            <text:p>817.21344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2942059">
            <text:p>2942059</text:p>
          </table:table-cell>
          <table:table-cell office:value-type="float" office:value="28">
            <text:p>28</text:p>
          </table:table-cell>
          <table:table-cell office:value-type="float" office:value="27107">
            <text:p>27107</text:p>
          </table:table-cell>
          <table:table-cell table:formula="of:=[.D29]-[.$D$2]" office:value-type="float" office:value="3119">
            <text:p>3119</text:p>
          </table:table-cell>
          <table:table-cell office:value-type="float" office:value="96711.3125">
            <text:p>96711.3125</text:p>
          </table:table-cell>
          <table:table-cell office:value-type="float" office:value="-0.005">
            <text:p>-0.005</text:p>
          </table:table-cell>
          <table:table-cell office:value-type="float" office:value="0.04783">
            <text:p>0.04783</text:p>
          </table:table-cell>
          <table:table-cell office:value-type="float" office:value="1056.600342">
            <text:p>1056.600342</text:p>
          </table:table-cell>
          <table:table-cell office:value-type="float" office:value="0">
            <text:p>0</text:p>
          </table:table-cell>
          <table:table-cell office:value-type="float" office:value="-0.464475">
            <text:p>-0.464475</text:p>
          </table:table-cell>
          <table:table-cell table:formula="of:=([.K29]+0.02)/60" office:value-type="float" office:value="-0.00740791666666667">
            <text:p>-0.0074079167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4783">
            <text:p>0.04783</text:p>
          </table:table-cell>
          <table:table-cell table:formula="of:=([.O29]-0.02)/5" office:value-type="float" office:value="0.005566">
            <text:p>0.005566</text:p>
          </table:table-cell>
          <table:table-cell office:value-type="float" office:value="1056.600342">
            <text:p>1056.600342</text:p>
          </table:table-cell>
          <table:table-cell office:value-type="float" office:value="409">
            <text:p>409</text:p>
          </table:table-cell>
          <table:table-cell office:value-type="float" office:value="-6">
            <text:p>-6</text:p>
          </table:table-cell>
          <table:table-cell office:value-type="float" office:value="667112">
            <text:p>667112</text:p>
          </table:table-cell>
          <table:table-cell office:value-type="float" office:value="233174">
            <text:p>233174</text:p>
          </table:table-cell>
          <table:table-cell office:value-type="float" office:value="706304.375">
            <text:p>706304.375</text:p>
          </table:table-cell>
          <table:table-cell office:value-type="float" office:value="-0.080234">
            <text:p>-0.080234</text:p>
          </table:table-cell>
          <table:table-cell office:value-type="float" office:value="0.587417">
            <text:p>0.587417</text:p>
          </table:table-cell>
          <table:table-cell office:value-type="float" office:value="832.13147">
            <text:p>832.13147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2943059">
            <text:p>2943059</text:p>
          </table:table-cell>
          <table:table-cell office:value-type="float" office:value="28">
            <text:p>28</text:p>
          </table:table-cell>
          <table:table-cell office:value-type="float" office:value="26877">
            <text:p>26877</text:p>
          </table:table-cell>
          <table:table-cell table:formula="of:=[.D30]-[.$D$2]" office:value-type="float" office:value="2889">
            <text:p>2889</text:p>
          </table:table-cell>
          <table:table-cell office:value-type="float" office:value="95890.4375">
            <text:p>95890.4375</text:p>
          </table:table-cell>
          <table:table-cell office:value-type="float" office:value="-0.002545">
            <text:p>-0.002545</text:p>
          </table:table-cell>
          <table:table-cell office:value-type="float" office:value="0.038504">
            <text:p>0.038504</text:p>
          </table:table-cell>
          <table:table-cell office:value-type="float" office:value="1612.650513">
            <text:p>1612.650513</text:p>
          </table:table-cell>
          <table:table-cell office:value-type="float" office:value="0">
            <text:p>0</text:p>
          </table:table-cell>
          <table:table-cell office:value-type="float" office:value="-0.229843">
            <text:p>-0.229843</text:p>
          </table:table-cell>
          <table:table-cell table:formula="of:=([.K30]+0.02)/60" office:value-type="float" office:value="-0.00349738333333333">
            <text:p>-0.0034973833</text:p>
          </table:table-cell>
          <table:table-cell office:value-type="float" office:value="100">
            <text:p>100</text:p>
          </table:table-cell>
          <table:table-cell office:value-type="float" office:value="-0.002545">
            <text:p>-0.002545</text:p>
          </table:table-cell>
          <table:table-cell office:value-type="float" office:value="0.038504">
            <text:p>0.038504</text:p>
          </table:table-cell>
          <table:table-cell table:formula="of:=([.O30]-0.02)/5" office:value-type="float" office:value="0.0037008">
            <text:p>0.0037008</text:p>
          </table:table-cell>
          <table:table-cell office:value-type="float" office:value="1612.650513">
            <text:p>1612.650513</text:p>
          </table:table-cell>
          <table:table-cell office:value-type="float" office:value="437">
            <text:p>437</text:p>
          </table:table-cell>
          <table:table-cell office:value-type="float" office:value="-8">
            <text:p>-8</text:p>
          </table:table-cell>
          <table:table-cell office:value-type="float" office:value="689484">
            <text:p>689484</text:p>
          </table:table-cell>
          <table:table-cell office:value-type="float" office:value="248070">
            <text:p>248070</text:p>
          </table:table-cell>
          <table:table-cell office:value-type="float" office:value="732344.5">
            <text:p>732344.5</text:p>
          </table:table-cell>
          <table:table-cell office:value-type="float" office:value="-0.082779">
            <text:p>-0.082779</text:p>
          </table:table-cell>
          <table:table-cell office:value-type="float" office:value="0.62592">
            <text:p>0.62592</text:p>
          </table:table-cell>
          <table:table-cell office:value-type="float" office:value="856.132385">
            <text:p>856.132385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2944059">
            <text:p>2944059</text:p>
          </table:table-cell>
          <table:table-cell office:value-type="float" office:value="28">
            <text:p>28</text:p>
          </table:table-cell>
          <table:table-cell office:value-type="float" office:value="26995">
            <text:p>26995</text:p>
          </table:table-cell>
          <table:table-cell table:formula="of:=[.D31]-[.$D$2]" office:value-type="float" office:value="3007">
            <text:p>3007</text:p>
          </table:table-cell>
          <table:table-cell office:value-type="float" office:value="96309.421875">
            <text:p>96309.421875</text:p>
          </table:table-cell>
          <table:table-cell office:value-type="float" office:value="-0.007636">
            <text:p>-0.007636</text:p>
          </table:table-cell>
          <table:table-cell office:value-type="float" office:value="0.009992">
            <text:p>0.009992</text:p>
          </table:table-cell>
          <table:table-cell office:value-type="float" office:value="230.852127">
            <text:p>230.852127</text:p>
          </table:table-cell>
          <table:table-cell office:value-type="float" office:value="0">
            <text:p>0</text:p>
          </table:table-cell>
          <table:table-cell office:value-type="float" office:value="0.117316">
            <text:p>0.117316</text:p>
          </table:table-cell>
          <table:table-cell table:formula="of:=([.K31]+0.02)/60" office:value-type="float" office:value="0.0022886">
            <text:p>0.0022886</text:p>
          </table:table-cell>
          <table:table-cell office:value-type="float" office:value="100">
            <text:p>100</text:p>
          </table:table-cell>
          <table:table-cell office:value-type="float" office:value="-0.007636">
            <text:p>-0.007636</text:p>
          </table:table-cell>
          <table:table-cell office:value-type="float" office:value="0.009992">
            <text:p>0.009992</text:p>
          </table:table-cell>
          <table:table-cell table:formula="of:=([.O31]-0.02)/5" office:value-type="float" office:value="-0.0020016">
            <text:p>-0.0020016</text:p>
          </table:table-cell>
          <table:table-cell office:value-type="float" office:value="230.852127">
            <text:p>230.852127</text:p>
          </table:table-cell>
          <table:table-cell office:value-type="float" office:value="465">
            <text:p>465</text:p>
          </table:table-cell>
          <table:table-cell office:value-type="float" office:value="-10">
            <text:p>-10</text:p>
          </table:table-cell>
          <table:table-cell office:value-type="float" office:value="711361">
            <text:p>711361</text:p>
          </table:table-cell>
          <table:table-cell office:value-type="float" office:value="263885">
            <text:p>263885</text:p>
          </table:table-cell>
          <table:table-cell office:value-type="float" office:value="758296.5625">
            <text:p>758296.5625</text:p>
          </table:table-cell>
          <table:table-cell office:value-type="float" office:value="-0.090416">
            <text:p>-0.090416</text:p>
          </table:table-cell>
          <table:table-cell office:value-type="float" office:value="0.635913">
            <text:p>0.635913</text:p>
          </table:table-cell>
          <table:table-cell office:value-type="float" office:value="803.322205">
            <text:p>803.322205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float" office:value="2945059">
            <text:p>2945059</text:p>
          </table:table-cell>
          <table:table-cell office:value-type="float" office:value="29">
            <text:p>29</text:p>
          </table:table-cell>
          <table:table-cell office:value-type="float" office:value="26906">
            <text:p>26906</text:p>
          </table:table-cell>
          <table:table-cell table:formula="of:=[.D32]-[.$D$2]" office:value-type="float" office:value="2918">
            <text:p>2918</text:p>
          </table:table-cell>
          <table:table-cell office:value-type="float" office:value="92679.492188">
            <text:p>92679.492188</text:p>
          </table:table-cell>
          <table:table-cell office:value-type="float" office:value="0">
            <text:p>0</text:p>
          </table:table-cell>
          <table:table-cell office:value-type="float" office:value="0.03464">
            <text:p>0.03464</text:p>
          </table:table-cell>
          <table:table-cell office:value-type="string">
            <text:p>Infinity</text:p>
          </table:table-cell>
          <table:table-cell office:value-type="float" office:value="0.001">
            <text:p>0.001</text:p>
          </table:table-cell>
          <table:table-cell office:value-type="float" office:value="-0.088585">
            <text:p>-0.088585</text:p>
          </table:table-cell>
          <table:table-cell table:formula="of:=([.K32]+0.02)/60" office:value-type="float" office:value="-0.00114308333333333">
            <text:p>-0.0011430833</text:p>
          </table:table-cell>
          <table:table-cell office:value-type="float" office:value="8958.561523">
            <text:p>8958.561523</text:p>
          </table:table-cell>
          <table:table-cell office:value-type="float" office:value="0">
            <text:p>0</text:p>
          </table:table-cell>
          <table:table-cell office:value-type="float" office:value="0.03464">
            <text:p>0.03464</text:p>
          </table:table-cell>
          <table:table-cell table:formula="of:=([.O32]-0.02)/5" office:value-type="float" office:value="0.002928">
            <text:p>0.002928</text:p>
          </table:table-cell>
          <table:table-cell office:value-type="float" office:value="100">
            <text:p>100</text:p>
          </table:table-cell>
          <table:table-cell office:value-type="float" office:value="494">
            <text:p>494</text:p>
          </table:table-cell>
          <table:table-cell office:value-type="float" office:value="-13">
            <text:p>-13</text:p>
          </table:table-cell>
          <table:table-cell office:value-type="float" office:value="733008">
            <text:p>733008</text:p>
          </table:table-cell>
          <table:table-cell office:value-type="float" office:value="279865">
            <text:p>279865</text:p>
          </table:table-cell>
          <table:table-cell office:value-type="float" office:value="784161">
            <text:p>784161</text:p>
          </table:table-cell>
          <table:table-cell office:value-type="float" office:value="-0.090416">
            <text:p>-0.090416</text:p>
          </table:table-cell>
          <table:table-cell office:value-type="float" office:value="0.670553">
            <text:p>0.670553</text:p>
          </table:table-cell>
          <table:table-cell office:value-type="float" office:value="841.634399">
            <text:p>841.634399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float" office:value="2946059">
            <text:p>2946059</text:p>
          </table:table-cell>
          <table:table-cell office:value-type="float" office:value="29">
            <text:p>29</text:p>
          </table:table-cell>
          <table:table-cell office:value-type="float" office:value="27098">
            <text:p>27098</text:p>
          </table:table-cell>
          <table:table-cell table:formula="of:=[.D33]-[.$D$2]" office:value-type="float" office:value="3110">
            <text:p>3110</text:p>
          </table:table-cell>
          <table:table-cell office:value-type="float" office:value="93339.96875">
            <text:p>93339.96875</text:p>
          </table:table-cell>
          <table:table-cell office:value-type="float" office:value="-0.007632">
            <text:p>-0.007632</text:p>
          </table:table-cell>
          <table:table-cell office:value-type="float" office:value="0.024914">
            <text:p>0.024914</text:p>
          </table:table-cell>
          <table:table-cell office:value-type="float" office:value="426.462463">
            <text:p>426.462463</text:p>
          </table:table-cell>
          <table:table-cell office:value-type="float" office:value="0">
            <text:p>0</text:p>
          </table:table-cell>
          <table:table-cell office:value-type="float" office:value="0.191536">
            <text:p>0.191536</text:p>
          </table:table-cell>
          <table:table-cell table:formula="of:=([.K33]+0.02)/60" office:value-type="float" office:value="0.0035256">
            <text:p>0.0035256</text:p>
          </table:table-cell>
          <table:table-cell office:value-type="float" office:value="100">
            <text:p>100</text:p>
          </table:table-cell>
          <table:table-cell office:value-type="float" office:value="-0.007632">
            <text:p>-0.007632</text:p>
          </table:table-cell>
          <table:table-cell office:value-type="float" office:value="0.024914">
            <text:p>0.024914</text:p>
          </table:table-cell>
          <table:table-cell table:formula="of:=([.O33]-0.02)/5" office:value-type="float" office:value="0.0009828">
            <text:p>0.0009828</text:p>
          </table:table-cell>
          <table:table-cell office:value-type="float" office:value="426.462463">
            <text:p>426.462463</text:p>
          </table:table-cell>
          <table:table-cell office:value-type="float" office:value="523">
            <text:p>523</text:p>
          </table:table-cell>
          <table:table-cell office:value-type="float" office:value="-16">
            <text:p>-16</text:p>
          </table:table-cell>
          <table:table-cell office:value-type="float" office:value="754238">
            <text:p>754238</text:p>
          </table:table-cell>
          <table:table-cell office:value-type="float" office:value="296704">
            <text:p>296704</text:p>
          </table:table-cell>
          <table:table-cell office:value-type="float" office:value="810017.9375">
            <text:p>810017.9375</text:p>
          </table:table-cell>
          <table:table-cell office:value-type="float" office:value="-0.098047">
            <text:p>-0.098047</text:p>
          </table:table-cell>
          <table:table-cell office:value-type="float" office:value="0.695467">
            <text:p>0.695467</text:p>
          </table:table-cell>
          <table:table-cell office:value-type="float" office:value="809.319092">
            <text:p>809.319092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float" office:value="2947059">
            <text:p>2947059</text:p>
          </table:table-cell>
          <table:table-cell office:value-type="float" office:value="30">
            <text:p>30</text:p>
          </table:table-cell>
          <table:table-cell office:value-type="float" office:value="26683">
            <text:p>26683</text:p>
          </table:table-cell>
          <table:table-cell table:formula="of:=[.D34]-[.$D$2]" office:value-type="float" office:value="2695">
            <text:p>2695</text:p>
          </table:table-cell>
          <table:table-cell office:value-type="float" office:value="88844.640625">
            <text:p>88844.640625</text:p>
          </table:table-cell>
          <table:table-cell office:value-type="float" office:value="-0.002542">
            <text:p>-0.002542</text:p>
          </table:table-cell>
          <table:table-cell office:value-type="float" office:value="0.051427">
            <text:p>0.051427</text:p>
          </table:table-cell>
          <table:table-cell office:value-type="float" office:value="2122.805664">
            <text:p>2122.805664</text:p>
          </table:table-cell>
          <table:table-cell office:value-type="float" office:value="0.001">
            <text:p>0.001</text:p>
          </table:table-cell>
          <table:table-cell office:value-type="float" office:value="-0.414197">
            <text:p>-0.414197</text:p>
          </table:table-cell>
          <table:table-cell table:formula="of:=([.K34]+0.02)/60" office:value-type="float" office:value="-0.00656995">
            <text:p>-0.00656995</text:p>
          </table:table-cell>
          <table:table-cell office:value-type="float" office:value="41519.679688">
            <text:p>41519.679688</text:p>
          </table:table-cell>
          <table:table-cell office:value-type="float" office:value="-0.002542">
            <text:p>-0.002542</text:p>
          </table:table-cell>
          <table:table-cell office:value-type="float" office:value="0.051427">
            <text:p>0.051427</text:p>
          </table:table-cell>
          <table:table-cell table:formula="of:=([.O34]-0.02)/5" office:value-type="float" office:value="0.0062854">
            <text:p>0.0062854</text:p>
          </table:table-cell>
          <table:table-cell office:value-type="float" office:value="2122.805664">
            <text:p>2122.805664</text:p>
          </table:table-cell>
          <table:table-cell office:value-type="float" office:value="553">
            <text:p>553</text:p>
          </table:table-cell>
          <table:table-cell office:value-type="float" office:value="-19">
            <text:p>-19</text:p>
          </table:table-cell>
          <table:table-cell office:value-type="float" office:value="774724">
            <text:p>774724</text:p>
          </table:table-cell>
          <table:table-cell office:value-type="float" office:value="313801">
            <text:p>313801</text:p>
          </table:table-cell>
          <table:table-cell office:value-type="float" office:value="835358.4375">
            <text:p>835358.4375</text:p>
          </table:table-cell>
          <table:table-cell office:value-type="float" office:value="-0.10059">
            <text:p>-0.10059</text:p>
          </table:table-cell>
          <table:table-cell office:value-type="float" office:value="0.746894">
            <text:p>0.746894</text:p>
          </table:table-cell>
          <table:table-cell office:value-type="float" office:value="842.51709">
            <text:p>842.51709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float" office:value="2948059">
            <text:p>2948059</text:p>
          </table:table-cell>
          <table:table-cell office:value-type="float" office:value="28">
            <text:p>28</text:p>
          </table:table-cell>
          <table:table-cell office:value-type="float" office:value="26640">
            <text:p>26640</text:p>
          </table:table-cell>
          <table:table-cell table:formula="of:=[.D35]-[.$D$2]" office:value-type="float" office:value="2652">
            <text:p>2652</text:p>
          </table:table-cell>
          <table:table-cell office:value-type="float" office:value="95043.914063">
            <text:p>95043.914063</text:p>
          </table:table-cell>
          <table:table-cell office:value-type="float" office:value="-0.002545">
            <text:p>-0.002545</text:p>
          </table:table-cell>
          <table:table-cell office:value-type="float" office:value="0.020384">
            <text:p>0.020384</text:p>
          </table:table-cell>
          <table:table-cell office:value-type="float" office:value="900.815002">
            <text:p>900.815002</text:p>
          </table:table-cell>
          <table:table-cell office:value-type="float" office:value="-0.002">
            <text:p>-0.002</text:p>
          </table:table-cell>
          <table:table-cell office:value-type="float" office:value="-0.043096">
            <text:p>-0.043096</text:p>
          </table:table-cell>
          <table:table-cell table:formula="of:=([.K35]+0.02)/60" office:value-type="float" office:value="-0.000384933333333333">
            <text:p>-0.0003849333</text:p>
          </table:table-cell>
          <table:table-cell office:value-type="float" office:value="2054.782715">
            <text:p>2054.782715</text:p>
          </table:table-cell>
          <table:table-cell office:value-type="float" office:value="-0.002545">
            <text:p>-0.002545</text:p>
          </table:table-cell>
          <table:table-cell office:value-type="float" office:value="0.020384">
            <text:p>0.020384</text:p>
          </table:table-cell>
          <table:table-cell table:formula="of:=([.O35]-0.02)/5" office:value-type="float" office:value="0.0000767999999999998">
            <text:p>0.0000768</text:p>
          </table:table-cell>
          <table:table-cell office:value-type="float" office:value="900.815002">
            <text:p>900.815002</text:p>
          </table:table-cell>
          <table:table-cell office:value-type="float" office:value="581">
            <text:p>581</text:p>
          </table:table-cell>
          <table:table-cell office:value-type="float" office:value="-22">
            <text:p>-22</text:p>
          </table:table-cell>
          <table:table-cell office:value-type="float" office:value="794273">
            <text:p>794273</text:p>
          </table:table-cell>
          <table:table-cell office:value-type="float" office:value="331899">
            <text:p>331899</text:p>
          </table:table-cell>
          <table:table-cell office:value-type="float" office:value="860301.375">
            <text:p>860301.375</text:p>
          </table:table-cell>
          <table:table-cell office:value-type="float" office:value="-0.103135">
            <text:p>-0.103135</text:p>
          </table:table-cell>
          <table:table-cell office:value-type="float" office:value="0.767279">
            <text:p>0.767279</text:p>
          </table:table-cell>
          <table:table-cell office:value-type="float" office:value="843.955994">
            <text:p>843.955994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float" office:value="2949059">
            <text:p>2949059</text:p>
          </table:table-cell>
          <table:table-cell office:value-type="float" office:value="27">
            <text:p>27</text:p>
          </table:table-cell>
          <table:table-cell office:value-type="float" office:value="26834">
            <text:p>26834</text:p>
          </table:table-cell>
          <table:table-cell table:formula="of:=[.D36]-[.$D$2]" office:value-type="float" office:value="2846">
            <text:p>2846</text:p>
          </table:table-cell>
          <table:table-cell office:value-type="float" office:value="99286.023438">
            <text:p>99286.023438</text:p>
          </table:table-cell>
          <table:table-cell office:value-type="float" office:value="-0.005">
            <text:p>-0.005</text:p>
          </table:table-cell>
          <table:table-cell office:value-type="float" office:value="0.028645">
            <text:p>0.028645</text:p>
          </table:table-cell>
          <table:table-cell office:value-type="float" office:value="672.894409">
            <text:p>672.894409</text:p>
          </table:table-cell>
          <table:table-cell office:value-type="float" office:value="-0.001">
            <text:p>-0.001</text:p>
          </table:table-cell>
          <table:table-cell office:value-type="float" office:value="0.19393">
            <text:p>0.19393</text:p>
          </table:table-cell>
          <table:table-cell table:formula="of:=([.K36]+0.02)/60" office:value-type="float" office:value="0.0035655">
            <text:p>0.0035655</text:p>
          </table:table-cell>
          <table:table-cell office:value-type="float" office:value="19493.03125">
            <text:p>19493.03125</text:p>
          </table:table-cell>
          <table:table-cell office:value-type="float" office:value="-0.005">
            <text:p>-0.005</text:p>
          </table:table-cell>
          <table:table-cell office:value-type="float" office:value="0.028645">
            <text:p>0.028645</text:p>
          </table:table-cell>
          <table:table-cell table:formula="of:=([.O36]-0.02)/5" office:value-type="float" office:value="0.001729">
            <text:p>0.001729</text:p>
          </table:table-cell>
          <table:table-cell office:value-type="float" office:value="672.894409">
            <text:p>672.894409</text:p>
          </table:table-cell>
          <table:table-cell office:value-type="float" office:value="608">
            <text:p>608</text:p>
          </table:table-cell>
          <table:table-cell office:value-type="float" office:value="-25">
            <text:p>-25</text:p>
          </table:table-cell>
          <table:table-cell office:value-type="float" office:value="813588">
            <text:p>813588</text:p>
          </table:table-cell>
          <table:table-cell office:value-type="float" office:value="350527">
            <text:p>350527</text:p>
          </table:table-cell>
          <table:table-cell office:value-type="float" office:value="885337.875">
            <text:p>885337.875</text:p>
          </table:table-cell>
          <table:table-cell office:value-type="float" office:value="-0.108135">
            <text:p>-0.108135</text:p>
          </table:table-cell>
          <table:table-cell office:value-type="float" office:value="0.795923">
            <text:p>0.795923</text:p>
          </table:table-cell>
          <table:table-cell office:value-type="float" office:value="836.046326">
            <text:p>836.046326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float" office:value="2950059">
            <text:p>2950059</text:p>
          </table:table-cell>
          <table:table-cell office:value-type="float" office:value="28">
            <text:p>28</text:p>
          </table:table-cell>
          <table:table-cell office:value-type="float" office:value="27222">
            <text:p>27222</text:p>
          </table:table-cell>
          <table:table-cell table:formula="of:=[.D37]-[.$D$2]" office:value-type="float" office:value="3234">
            <text:p>3234</text:p>
          </table:table-cell>
          <table:table-cell office:value-type="float" office:value="97121.742188">
            <text:p>97121.742188</text:p>
          </table:table-cell>
          <table:table-cell office:value-type="float" office:value="-0.005">
            <text:p>-0.005</text:p>
          </table:table-cell>
          <table:table-cell office:value-type="float" office:value="0.023449">
            <text:p>0.023449</text:p>
          </table:table-cell>
          <table:table-cell office:value-type="float" office:value="568.973999">
            <text:p>568.973999</text:p>
          </table:table-cell>
          <table:table-cell office:value-type="float" office:value="0.001">
            <text:p>0.001</text:p>
          </table:table-cell>
          <table:table-cell office:value-type="float" office:value="0.387861">
            <text:p>0.387861</text:p>
          </table:table-cell>
          <table:table-cell table:formula="of:=([.K37]+0.02)/60" office:value-type="float" office:value="0.00679768333333333">
            <text:p>0.0067976833</text:p>
          </table:table-cell>
          <table:table-cell office:value-type="float" office:value="38686.058594">
            <text:p>38686.058594</text:p>
          </table:table-cell>
          <table:table-cell office:value-type="float" office:value="-0.005">
            <text:p>-0.005</text:p>
          </table:table-cell>
          <table:table-cell office:value-type="float" office:value="0.023449">
            <text:p>0.023449</text:p>
          </table:table-cell>
          <table:table-cell table:formula="of:=([.O37]-0.02)/5" office:value-type="float" office:value="0.000689799999999999">
            <text:p>0.0006898</text:p>
          </table:table-cell>
          <table:table-cell office:value-type="float" office:value="568.973999">
            <text:p>568.973999</text:p>
          </table:table-cell>
          <table:table-cell office:value-type="float" office:value="636">
            <text:p>636</text:p>
          </table:table-cell>
          <table:table-cell office:value-type="float" office:value="-28">
            <text:p>-28</text:p>
          </table:table-cell>
          <table:table-cell office:value-type="float" office:value="832633">
            <text:p>832633</text:p>
          </table:table-cell>
          <table:table-cell office:value-type="float" office:value="369977">
            <text:p>369977</text:p>
          </table:table-cell>
          <table:table-cell office:value-type="float" office:value="910561.75">
            <text:p>910561.75</text:p>
          </table:table-cell>
          <table:table-cell office:value-type="float" office:value="-0.113135">
            <text:p>-0.113135</text:p>
          </table:table-cell>
          <table:table-cell office:value-type="float" office:value="0.819372">
            <text:p>0.819372</text:p>
          </table:table-cell>
          <table:table-cell office:value-type="float" office:value="824.243042">
            <text:p>824.243042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float" office:value="2951059">
            <text:p>2951059</text:p>
          </table:table-cell>
          <table:table-cell office:value-type="float" office:value="29">
            <text:p>29</text:p>
          </table:table-cell>
          <table:table-cell office:value-type="float" office:value="27679">
            <text:p>27679</text:p>
          </table:table-cell>
          <table:table-cell table:formula="of:=[.D38]-[.$D$2]" office:value-type="float" office:value="3691">
            <text:p>3691</text:p>
          </table:table-cell>
          <table:table-cell office:value-type="float" office:value="95346.140625">
            <text:p>95346.140625</text:p>
          </table:table-cell>
          <table:table-cell office:value-type="float" office:value="-0.007632">
            <text:p>-0.007632</text:p>
          </table:table-cell>
          <table:table-cell office:value-type="float" office:value="0.017054">
            <text:p>0.017054</text:p>
          </table:table-cell>
          <table:table-cell office:value-type="float" office:value="323.460968">
            <text:p>323.460968</text:p>
          </table:table-cell>
          <table:table-cell office:value-type="float" office:value="0.001">
            <text:p>0.001</text:p>
          </table:table-cell>
          <table:table-cell office:value-type="float" office:value="0.457293">
            <text:p>0.457293</text:p>
          </table:table-cell>
          <table:table-cell table:formula="of:=([.K38]+0.02)/60" office:value-type="float" office:value="0.00795488333333333">
            <text:p>0.0079548833</text:p>
          </table:table-cell>
          <table:table-cell office:value-type="float" office:value="45629.332031">
            <text:p>45629.332031</text:p>
          </table:table-cell>
          <table:table-cell office:value-type="float" office:value="-0.007632">
            <text:p>-0.007632</text:p>
          </table:table-cell>
          <table:table-cell office:value-type="float" office:value="0.017054">
            <text:p>0.017054</text:p>
          </table:table-cell>
          <table:table-cell table:formula="of:=([.O38]-0.02)/5" office:value-type="float" office:value="-0.0005892">
            <text:p>-0.0005892</text:p>
          </table:table-cell>
          <table:table-cell office:value-type="float" office:value="323.460968">
            <text:p>323.460968</text:p>
          </table:table-cell>
          <table:table-cell office:value-type="float" office:value="665">
            <text:p>665</text:p>
          </table:table-cell>
          <table:table-cell office:value-type="float" office:value="-31">
            <text:p>-31</text:p>
          </table:table-cell>
          <table:table-cell office:value-type="float" office:value="851529">
            <text:p>851529</text:p>
          </table:table-cell>
          <table:table-cell office:value-type="float" office:value="390203">
            <text:p>390203</text:p>
          </table:table-cell>
          <table:table-cell office:value-type="float" office:value="936083.4375">
            <text:p>936083.4375</text:p>
          </table:table-cell>
          <table:table-cell office:value-type="float" office:value="-0.120767">
            <text:p>-0.120767</text:p>
          </table:table-cell>
          <table:table-cell office:value-type="float" office:value="0.836426">
            <text:p>0.836426</text:p>
          </table:table-cell>
          <table:table-cell office:value-type="float" office:value="792.597168">
            <text:p>792.597168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float" office:value="2952059">
            <text:p>2952059</text:p>
          </table:table-cell>
          <table:table-cell office:value-type="float" office:value="30">
            <text:p>30</text:p>
          </table:table-cell>
          <table:table-cell office:value-type="float" office:value="26968">
            <text:p>26968</text:p>
          </table:table-cell>
          <table:table-cell table:formula="of:=[.D39]-[.$D$2]" office:value-type="float" office:value="2980">
            <text:p>2980</text:p>
          </table:table-cell>
          <table:table-cell office:value-type="float" office:value="89794.34375">
            <text:p>89794.34375</text:p>
          </table:table-cell>
          <table:table-cell office:value-type="float" office:value="-0.005">
            <text:p>-0.005</text:p>
          </table:table-cell>
          <table:table-cell office:value-type="float" office:value="0.032375">
            <text:p>0.032375</text:p>
          </table:table-cell>
          <table:table-cell office:value-type="float" office:value="747.503784">
            <text:p>747.503784</text:p>
          </table:table-cell>
          <table:table-cell office:value-type="float" office:value="0.001">
            <text:p>0.001</text:p>
          </table:table-cell>
          <table:table-cell office:value-type="float" office:value="-0.711078">
            <text:p>-0.711078</text:p>
          </table:table-cell>
          <table:table-cell table:formula="of:=([.K39]+0.02)/60" office:value-type="float" office:value="-0.0115179666666667">
            <text:p>-0.0115179667</text:p>
          </table:table-cell>
          <table:table-cell office:value-type="float" office:value="71207.78125">
            <text:p>71207.78125</text:p>
          </table:table-cell>
          <table:table-cell office:value-type="float" office:value="-0.005">
            <text:p>-0.005</text:p>
          </table:table-cell>
          <table:table-cell office:value-type="float" office:value="0.032375">
            <text:p>0.032375</text:p>
          </table:table-cell>
          <table:table-cell table:formula="of:=([.O39]-0.02)/5" office:value-type="float" office:value="0.002475">
            <text:p>0.002475</text:p>
          </table:table-cell>
          <table:table-cell office:value-type="float" office:value="747.503784">
            <text:p>747.503784</text:p>
          </table:table-cell>
          <table:table-cell office:value-type="float" office:value="695">
            <text:p>695</text:p>
          </table:table-cell>
          <table:table-cell office:value-type="float" office:value="-35">
            <text:p>-35</text:p>
          </table:table-cell>
          <table:table-cell office:value-type="float" office:value="869601">
            <text:p>869601</text:p>
          </table:table-cell>
          <table:table-cell office:value-type="float" office:value="410220">
            <text:p>410220</text:p>
          </table:table-cell>
          <table:table-cell office:value-type="float" office:value="960888.5625">
            <text:p>960888.5625</text:p>
          </table:table-cell>
          <table:table-cell office:value-type="float" office:value="-0.125767">
            <text:p>-0.125767</text:p>
          </table:table-cell>
          <table:table-cell office:value-type="float" office:value="0.868801">
            <text:p>0.868801</text:p>
          </table:table-cell>
          <table:table-cell office:value-type="float" office:value="790.804504">
            <text:p>790.804504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float" office:value="2953059">
            <text:p>2953059</text:p>
          </table:table-cell>
          <table:table-cell office:value-type="float" office:value="29">
            <text:p>29</text:p>
          </table:table-cell>
          <table:table-cell office:value-type="float" office:value="26228">
            <text:p>26228</text:p>
          </table:table-cell>
          <table:table-cell table:formula="of:=[.D40]-[.$D$2]" office:value-type="float" office:value="2240">
            <text:p>2240</text:p>
          </table:table-cell>
          <table:table-cell office:value-type="float" office:value="90343.078125">
            <text:p>90343.078125</text:p>
          </table:table-cell>
          <table:table-cell office:value-type="float" office:value="0">
            <text:p>0</text:p>
          </table:table-cell>
          <table:table-cell office:value-type="float" office:value="0.029444">
            <text:p>0.029444</text:p>
          </table:table-cell>
          <table:table-cell office:value-type="string">
            <text:p>Infinity</text:p>
          </table:table-cell>
          <table:table-cell office:value-type="float" office:value="-0.001">
            <text:p>-0.001</text:p>
          </table:table-cell>
          <table:table-cell office:value-type="float" office:value="-0.739808">
            <text:p>-0.739808</text:p>
          </table:table-cell>
          <table:table-cell table:formula="of:=([.K40]+0.02)/60" office:value-type="float" office:value="-0.0119968">
            <text:p>-0.0119968</text:p>
          </table:table-cell>
          <table:table-cell office:value-type="float" office:value="73880.820313">
            <text:p>73880.820313</text:p>
          </table:table-cell>
          <table:table-cell office:value-type="float" office:value="0">
            <text:p>0</text:p>
          </table:table-cell>
          <table:table-cell office:value-type="float" office:value="0.029444">
            <text:p>0.029444</text:p>
          </table:table-cell>
          <table:table-cell table:formula="of:=([.O40]-0.02)/5" office:value-type="float" office:value="0.0018888">
            <text:p>0.0018888</text:p>
          </table:table-cell>
          <table:table-cell office:value-type="float" office:value="100">
            <text:p>100</text:p>
          </table:table-cell>
          <table:table-cell office:value-type="float" office:value="724">
            <text:p>724</text:p>
          </table:table-cell>
          <table:table-cell office:value-type="float" office:value="-39">
            <text:p>-39</text:p>
          </table:table-cell>
          <table:table-cell office:value-type="float" office:value="886538">
            <text:p>886538</text:p>
          </table:table-cell>
          <table:table-cell office:value-type="float" office:value="430247">
            <text:p>430247</text:p>
          </table:table-cell>
          <table:table-cell office:value-type="float" office:value="984790.5625">
            <text:p>984790.5625</text:p>
          </table:table-cell>
          <table:table-cell office:value-type="float" office:value="-0.125767">
            <text:p>-0.125767</text:p>
          </table:table-cell>
          <table:table-cell office:value-type="float" office:value="0.898245">
            <text:p>0.898245</text:p>
          </table:table-cell>
          <table:table-cell office:value-type="float" office:value="814.216248">
            <text:p>814.216248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float" office:value="2954059">
            <text:p>2954059</text:p>
          </table:table-cell>
          <table:table-cell office:value-type="float" office:value="27">
            <text:p>27</text:p>
          </table:table-cell>
          <table:table-cell office:value-type="float" office:value="27275">
            <text:p>27275</text:p>
          </table:table-cell>
          <table:table-cell table:formula="of:=[.D41]-[.$D$2]" office:value-type="float" office:value="3287">
            <text:p>3287</text:p>
          </table:table-cell>
          <table:table-cell office:value-type="float" office:value="100917.625">
            <text:p>100917.625</text:p>
          </table:table-cell>
          <table:table-cell office:value-type="float" office:value="0">
            <text:p>0</text:p>
          </table:table-cell>
          <table:table-cell office:value-type="float" office:value="0.033441">
            <text:p>0.033441</text:p>
          </table:table-cell>
          <table:table-cell office:value-type="string">
            <text:p>Infinity</text:p>
          </table:table-cell>
          <table:table-cell office:value-type="float" office:value="-0.002">
            <text:p>-0.002</text:p>
          </table:table-cell>
          <table:table-cell office:value-type="float" office:value="1.046266">
            <text:p>1.046266</text:p>
          </table:table-cell>
          <table:table-cell table:formula="of:=([.K41]+0.02)/60" office:value-type="float" office:value="0.0177711">
            <text:p>0.0177711</text:p>
          </table:table-cell>
          <table:table-cell office:value-type="float" office:value="52413.34375">
            <text:p>52413.34375</text:p>
          </table:table-cell>
          <table:table-cell office:value-type="float" office:value="0">
            <text:p>0</text:p>
          </table:table-cell>
          <table:table-cell office:value-type="float" office:value="0.033441">
            <text:p>0.033441</text:p>
          </table:table-cell>
          <table:table-cell table:formula="of:=([.O41]-0.02)/5" office:value-type="float" office:value="0.0026882">
            <text:p>0.0026882</text:p>
          </table:table-cell>
          <table:table-cell office:value-type="float" office:value="100">
            <text:p>100</text:p>
          </table:table-cell>
          <table:table-cell office:value-type="float" office:value="751">
            <text:p>751</text:p>
          </table:table-cell>
          <table:table-cell office:value-type="float" office:value="-42">
            <text:p>-42</text:p>
          </table:table-cell>
          <table:table-cell office:value-type="float" office:value="903530">
            <text:p>903530</text:p>
          </table:table-cell>
          <table:table-cell office:value-type="float" office:value="451582">
            <text:p>451582</text:p>
          </table:table-cell>
          <table:table-cell office:value-type="float" office:value="1009442.5">
            <text:p>1009442.5</text:p>
          </table:table-cell>
          <table:table-cell office:value-type="float" office:value="-0.125767">
            <text:p>-0.125767</text:p>
          </table:table-cell>
          <table:table-cell office:value-type="float" office:value="0.931686">
            <text:p>0.931686</text:p>
          </table:table-cell>
          <table:table-cell office:value-type="float" office:value="840.80603">
            <text:p>840.80603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float" office:value="2955059">
            <text:p>2955059</text:p>
          </table:table-cell>
          <table:table-cell office:value-type="float" office:value="27">
            <text:p>27</text:p>
          </table:table-cell>
          <table:table-cell office:value-type="float" office:value="27069">
            <text:p>27069</text:p>
          </table:table-cell>
          <table:table-cell table:formula="of:=[.D42]-[.$D$2]" office:value-type="float" office:value="3081">
            <text:p>3081</text:p>
          </table:table-cell>
          <table:table-cell office:value-type="float" office:value="100155.03125">
            <text:p>100155.03125</text:p>
          </table:table-cell>
          <table:table-cell office:value-type="float" office:value="-0.005">
            <text:p>-0.005</text:p>
          </table:table-cell>
          <table:table-cell office:value-type="float" office:value="0.029044">
            <text:p>0.029044</text:p>
          </table:table-cell>
          <table:table-cell office:value-type="float" office:value="680.888245">
            <text:p>680.888245</text:p>
          </table:table-cell>
          <table:table-cell office:value-type="float" office:value="0">
            <text:p>0</text:p>
          </table:table-cell>
          <table:table-cell office:value-type="float" office:value="-0.205901">
            <text:p>-0.205901</text:p>
          </table:table-cell>
          <table:table-cell table:formula="of:=([.K42]+0.02)/60" office:value-type="float" office:value="-0.00309835">
            <text:p>-0.00309835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29044">
            <text:p>0.029044</text:p>
          </table:table-cell>
          <table:table-cell table:formula="of:=([.O42]-0.02)/5" office:value-type="float" office:value="0.0018088">
            <text:p>0.0018088</text:p>
          </table:table-cell>
          <table:table-cell office:value-type="float" office:value="680.888245">
            <text:p>680.888245</text:p>
          </table:table-cell>
          <table:table-cell office:value-type="float" office:value="778">
            <text:p>778</text:p>
          </table:table-cell>
          <table:table-cell office:value-type="float" office:value="-45">
            <text:p>-45</text:p>
          </table:table-cell>
          <table:table-cell office:value-type="float" office:value="919676">
            <text:p>919676</text:p>
          </table:table-cell>
          <table:table-cell office:value-type="float" office:value="473308">
            <text:p>473308</text:p>
          </table:table-cell>
          <table:table-cell office:value-type="float" office:value="1033652.0625">
            <text:p>1033652.0625</text:p>
          </table:table-cell>
          <table:table-cell office:value-type="float" office:value="-0.130767">
            <text:p>-0.130767</text:p>
          </table:table-cell>
          <table:table-cell office:value-type="float" office:value="0.960731">
            <text:p>0.960731</text:p>
          </table:table-cell>
          <table:table-cell office:value-type="float" office:value="834.691406">
            <text:p>834.691406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float" office:value="2956059">
            <text:p>2956059</text:p>
          </table:table-cell>
          <table:table-cell office:value-type="float" office:value="28">
            <text:p>28</text:p>
          </table:table-cell>
          <table:table-cell office:value-type="float" office:value="26456">
            <text:p>26456</text:p>
          </table:table-cell>
          <table:table-cell table:formula="of:=[.D43]-[.$D$2]" office:value-type="float" office:value="2468">
            <text:p>2468</text:p>
          </table:table-cell>
          <table:table-cell office:value-type="float" office:value="94385.507813">
            <text:p>94385.507813</text:p>
          </table:table-cell>
          <table:table-cell office:value-type="float" office:value="-0.007636">
            <text:p>-0.007636</text:p>
          </table:table-cell>
          <table:table-cell office:value-type="float" office:value="0.00866">
            <text:p>0.00866</text:p>
          </table:table-cell>
          <table:table-cell office:value-type="float" office:value="213.405151">
            <text:p>213.405151</text:p>
          </table:table-cell>
          <table:table-cell office:value-type="float" office:value="0.001">
            <text:p>0.001</text:p>
          </table:table-cell>
          <table:table-cell office:value-type="float" office:value="-0.612916">
            <text:p>-0.612916</text:p>
          </table:table-cell>
          <table:table-cell table:formula="of:=([.K43]+0.02)/60" office:value-type="float" office:value="-0.00988193333333333">
            <text:p>-0.0098819333</text:p>
          </table:table-cell>
          <table:table-cell office:value-type="float" office:value="61391.554688">
            <text:p>61391.554688</text:p>
          </table:table-cell>
          <table:table-cell office:value-type="float" office:value="-0.007636">
            <text:p>-0.007636</text:p>
          </table:table-cell>
          <table:table-cell office:value-type="float" office:value="0.00866">
            <text:p>0.00866</text:p>
          </table:table-cell>
          <table:table-cell table:formula="of:=([.O43]-0.02)/5" office:value-type="float" office:value="-0.002268">
            <text:p>-0.002268</text:p>
          </table:table-cell>
          <table:table-cell office:value-type="float" office:value="213.405151">
            <text:p>213.405151</text:p>
          </table:table-cell>
          <table:table-cell office:value-type="float" office:value="806">
            <text:p>806</text:p>
          </table:table-cell>
          <table:table-cell office:value-type="float" office:value="-49">
            <text:p>-49</text:p>
          </table:table-cell>
          <table:table-cell office:value-type="float" office:value="934833">
            <text:p>934833</text:p>
          </table:table-cell>
          <table:table-cell office:value-type="float" office:value="494992">
            <text:p>494992</text:p>
          </table:table-cell>
          <table:table-cell office:value-type="float" office:value="1057105.5">
            <text:p>1057105.5</text:p>
          </table:table-cell>
          <table:table-cell office:value-type="float" office:value="-0.138403">
            <text:p>-0.138403</text:p>
          </table:table-cell>
          <table:table-cell office:value-type="float" office:value="0.969391">
            <text:p>0.969391</text:p>
          </table:table-cell>
          <table:table-cell office:value-type="float" office:value="800.411987">
            <text:p>800.411987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float" office:value="2957059">
            <text:p>2957059</text:p>
          </table:table-cell>
          <table:table-cell office:value-type="float" office:value="30">
            <text:p>30</text:p>
          </table:table-cell>
          <table:table-cell office:value-type="float" office:value="25163">
            <text:p>25163</text:p>
          </table:table-cell>
          <table:table-cell table:formula="of:=[.D44]-[.$D$2]" office:value-type="float" office:value="1175">
            <text:p>1175</text:p>
          </table:table-cell>
          <table:table-cell office:value-type="float" office:value="83776.914063">
            <text:p>83776.914063</text:p>
          </table:table-cell>
          <table:table-cell office:value-type="float" office:value="-0.002542">
            <text:p>-0.002542</text:p>
          </table:table-cell>
          <table:table-cell office:value-type="float" office:value="0.024781">
            <text:p>0.024781</text:p>
          </table:table-cell>
          <table:table-cell office:value-type="float" office:value="1074.719849">
            <text:p>1074.719849</text:p>
          </table:table-cell>
          <table:table-cell office:value-type="float" office:value="0.002">
            <text:p>0.002</text:p>
          </table:table-cell>
          <table:table-cell office:value-type="float" office:value="-1.292869">
            <text:p>-1.292869</text:p>
          </table:table-cell>
          <table:table-cell table:formula="of:=([.K44]+0.02)/60" office:value-type="float" office:value="-0.0212144833333333">
            <text:p>-0.0212144833</text:p>
          </table:table-cell>
          <table:table-cell office:value-type="float" office:value="64743.5">
            <text:p>64743.5</text:p>
          </table:table-cell>
          <table:table-cell office:value-type="float" office:value="-0.002542">
            <text:p>-0.002542</text:p>
          </table:table-cell>
          <table:table-cell office:value-type="float" office:value="0.024781">
            <text:p>0.024781</text:p>
          </table:table-cell>
          <table:table-cell table:formula="of:=([.O44]-0.02)/5" office:value-type="float" office:value="0.000956199999999999">
            <text:p>0.0009562</text:p>
          </table:table-cell>
          <table:table-cell office:value-type="float" office:value="1074.719849">
            <text:p>1074.719849</text:p>
          </table:table-cell>
          <table:table-cell office:value-type="float" office:value="836">
            <text:p>836</text:p>
          </table:table-cell>
          <table:table-cell office:value-type="float" office:value="-53">
            <text:p>-53</text:p>
          </table:table-cell>
          <table:table-cell office:value-type="float" office:value="949070">
            <text:p>949070</text:p>
          </table:table-cell>
          <table:table-cell office:value-type="float" office:value="515740">
            <text:p>515740</text:p>
          </table:table-cell>
          <table:table-cell office:value-type="float" office:value="1079439.75">
            <text:p>1079439.75</text:p>
          </table:table-cell>
          <table:table-cell office:value-type="float" office:value="-0.140945">
            <text:p>-0.140945</text:p>
          </table:table-cell>
          <table:table-cell office:value-type="float" office:value="0.994172">
            <text:p>0.994172</text:p>
          </table:table-cell>
          <table:table-cell office:value-type="float" office:value="805.359924">
            <text:p>805.359924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float" office:value="2958059">
            <text:p>2958059</text:p>
          </table:table-cell>
          <table:table-cell office:value-type="float" office:value="30">
            <text:p>30</text:p>
          </table:table-cell>
          <table:table-cell office:value-type="float" office:value="24526">
            <text:p>24526</text:p>
          </table:table-cell>
          <table:table-cell table:formula="of:=[.D45]-[.$D$2]" office:value-type="float" office:value="538">
            <text:p>538</text:p>
          </table:table-cell>
          <table:table-cell office:value-type="float" office:value="81654.046875">
            <text:p>81654.046875</text:p>
          </table:table-cell>
          <table:table-cell office:value-type="float" office:value="-0.002542">
            <text:p>-0.002542</text:p>
          </table:table-cell>
          <table:table-cell office:value-type="float" office:value="0.012923">
            <text:p>0.012923</text:p>
          </table:table-cell>
          <table:table-cell office:value-type="float" office:value="608.321594">
            <text:p>608.321594</text:p>
          </table:table-cell>
          <table:table-cell office:value-type="float" office:value="0">
            <text:p>0</text:p>
          </table:table-cell>
          <table:table-cell office:value-type="float" office:value="-0.636858">
            <text:p>-0.636858</text:p>
          </table:table-cell>
          <table:table-cell table:formula="of:=([.K45]+0.02)/60" office:value-type="float" office:value="-0.0102809666666667">
            <text:p>-0.0102809667</text:p>
          </table:table-cell>
          <table:table-cell office:value-type="float" office:value="100">
            <text:p>100</text:p>
          </table:table-cell>
          <table:table-cell office:value-type="float" office:value="-0.002542">
            <text:p>-0.002542</text:p>
          </table:table-cell>
          <table:table-cell office:value-type="float" office:value="0.012923">
            <text:p>0.012923</text:p>
          </table:table-cell>
          <table:table-cell table:formula="of:=([.O45]-0.02)/5" office:value-type="float" office:value="-0.0014154">
            <text:p>-0.0014154</text:p>
          </table:table-cell>
          <table:table-cell office:value-type="float" office:value="608.321594">
            <text:p>608.321594</text:p>
          </table:table-cell>
          <table:table-cell office:value-type="float" office:value="866">
            <text:p>866</text:p>
          </table:table-cell>
          <table:table-cell office:value-type="float" office:value="-57">
            <text:p>-57</text:p>
          </table:table-cell>
          <table:table-cell office:value-type="float" office:value="962442">
            <text:p>962442</text:p>
          </table:table-cell>
          <table:table-cell office:value-type="float" office:value="536301">
            <text:p>536301</text:p>
          </table:table-cell>
          <table:table-cell office:value-type="float" office:value="1101048.75">
            <text:p>1101048.75</text:p>
          </table:table-cell>
          <table:table-cell office:value-type="float" office:value="-0.143488">
            <text:p>-0.143488</text:p>
          </table:table-cell>
          <table:table-cell office:value-type="float" office:value="1.007095">
            <text:p>1.007095</text:p>
          </table:table-cell>
          <table:table-cell office:value-type="float" office:value="801.868713">
            <text:p>801.868713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float" office:value="2959059">
            <text:p>2959059</text:p>
          </table:table-cell>
          <table:table-cell office:value-type="float" office:value="28">
            <text:p>28</text:p>
          </table:table-cell>
          <table:table-cell office:value-type="float" office:value="25455">
            <text:p>25455</text:p>
          </table:table-cell>
          <table:table-cell table:formula="of:=[.D46]-[.$D$2]" office:value-type="float" office:value="1467">
            <text:p>1467</text:p>
          </table:table-cell>
          <table:table-cell office:value-type="float" office:value="90811.296875">
            <text:p>90811.296875</text:p>
          </table:table-cell>
          <table:table-cell office:value-type="float" office:value="-0.005">
            <text:p>-0.005</text:p>
          </table:table-cell>
          <table:table-cell office:value-type="float" office:value="0.002398">
            <text:p>0.002398</text:p>
          </table:table-cell>
          <table:table-cell office:value-type="float" office:value="147.963257">
            <text:p>147.963257</text:p>
          </table:table-cell>
          <table:table-cell office:value-type="float" office:value="-0.002">
            <text:p>-0.002</text:p>
          </table:table-cell>
          <table:table-cell office:value-type="float" office:value="0.92895">
            <text:p>0.92895</text:p>
          </table:table-cell>
          <table:table-cell table:formula="of:=([.K46]+0.02)/60" office:value-type="float" office:value="0.0158158333333333">
            <text:p>0.0158158333</text:p>
          </table:table-cell>
          <table:table-cell office:value-type="float" office:value="46547.542969">
            <text:p>46547.542969</text:p>
          </table:table-cell>
          <table:table-cell office:value-type="float" office:value="-0.005">
            <text:p>-0.005</text:p>
          </table:table-cell>
          <table:table-cell office:value-type="float" office:value="0.002398">
            <text:p>0.002398</text:p>
          </table:table-cell>
          <table:table-cell table:formula="of:=([.O46]-0.02)/5" office:value-type="float" office:value="-0.0035204">
            <text:p>-0.0035204</text:p>
          </table:table-cell>
          <table:table-cell office:value-type="float" office:value="147.963257">
            <text:p>147.963257</text:p>
          </table:table-cell>
          <table:table-cell office:value-type="float" office:value="894">
            <text:p>894</text:p>
          </table:table-cell>
          <table:table-cell office:value-type="float" office:value="-61">
            <text:p>-61</text:p>
          </table:table-cell>
          <table:table-cell office:value-type="float" office:value="976043">
            <text:p>976043</text:p>
          </table:table-cell>
          <table:table-cell office:value-type="float" office:value="557818">
            <text:p>557818</text:p>
          </table:table-cell>
          <table:table-cell office:value-type="float" office:value="1123452.125">
            <text:p>1123452.125</text:p>
          </table:table-cell>
          <table:table-cell office:value-type="float" office:value="-0.148488">
            <text:p>-0.148488</text:p>
          </table:table-cell>
          <table:table-cell office:value-type="float" office:value="1.009493">
            <text:p>1.009493</text:p>
          </table:table-cell>
          <table:table-cell office:value-type="float" office:value="779.849854">
            <text:p>779.849854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float" office:value="2960059">
            <text:p>2960059</text:p>
          </table:table-cell>
          <table:table-cell office:value-type="float" office:value="28">
            <text:p>28</text:p>
          </table:table-cell>
          <table:table-cell office:value-type="float" office:value="25067">
            <text:p>25067</text:p>
          </table:table-cell>
          <table:table-cell table:formula="of:=[.D47]-[.$D$2]" office:value-type="float" office:value="1079">
            <text:p>1079</text:p>
          </table:table-cell>
          <table:table-cell office:value-type="float" office:value="89426.078125">
            <text:p>89426.078125</text:p>
          </table:table-cell>
          <table:table-cell office:value-type="float" office:value="-0.005">
            <text:p>-0.005</text:p>
          </table:table-cell>
          <table:table-cell office:value-type="float" office:value="0.018386">
            <text:p>0.018386</text:p>
          </table:table-cell>
          <table:table-cell office:value-type="float" office:value="467.718262">
            <text:p>467.718262</text:p>
          </table:table-cell>
          <table:table-cell office:value-type="float" office:value="0">
            <text:p>0</text:p>
          </table:table-cell>
          <table:table-cell office:value-type="float" office:value="-0.387861">
            <text:p>-0.387861</text:p>
          </table:table-cell>
          <table:table-cell table:formula="of:=([.K47]+0.02)/60" office:value-type="float" office:value="-0.00613101666666667">
            <text:p>-0.0061310167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18386">
            <text:p>0.018386</text:p>
          </table:table-cell>
          <table:table-cell table:formula="of:=([.O47]-0.02)/5" office:value-type="float" office:value="-0.0003228">
            <text:p>-0.0003228</text:p>
          </table:table-cell>
          <table:table-cell office:value-type="float" office:value="467.718262">
            <text:p>467.718262</text:p>
          </table:table-cell>
          <table:table-cell office:value-type="float" office:value="922">
            <text:p>922</text:p>
          </table:table-cell>
          <table:table-cell office:value-type="float" office:value="-65">
            <text:p>-65</text:p>
          </table:table-cell>
          <table:table-cell office:value-type="float" office:value="989386">
            <text:p>989386</text:p>
          </table:table-cell>
          <table:table-cell office:value-type="float" office:value="579039">
            <text:p>579039</text:p>
          </table:table-cell>
          <table:table-cell office:value-type="float" office:value="1145610.125">
            <text:p>1145610.125</text:p>
          </table:table-cell>
          <table:table-cell office:value-type="float" office:value="-0.153488">
            <text:p>-0.153488</text:p>
          </table:table-cell>
          <table:table-cell office:value-type="float" office:value="1.027879">
            <text:p>1.027879</text:p>
          </table:table-cell>
          <table:table-cell office:value-type="float" office:value="769.681885">
            <text:p>769.681885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float" office:value="2961059">
            <text:p>2961059</text:p>
          </table:table-cell>
          <table:table-cell office:value-type="float" office:value="28">
            <text:p>28</text:p>
          </table:table-cell>
          <table:table-cell office:value-type="float" office:value="24603">
            <text:p>24603</text:p>
          </table:table-cell>
          <table:table-cell table:formula="of:=[.D48]-[.$D$2]" office:value-type="float" office:value="615">
            <text:p>615</text:p>
          </table:table-cell>
          <table:table-cell office:value-type="float" office:value="87767.234375">
            <text:p>87767.234375</text:p>
          </table:table-cell>
          <table:table-cell office:value-type="float" office:value="-0.002545">
            <text:p>-0.002545</text:p>
          </table:table-cell>
          <table:table-cell office:value-type="float" office:value="0.015055">
            <text:p>0.015055</text:p>
          </table:table-cell>
          <table:table-cell office:value-type="float" office:value="691.451538">
            <text:p>691.451538</text:p>
          </table:table-cell>
          <table:table-cell office:value-type="float" office:value="0">
            <text:p>0</text:p>
          </table:table-cell>
          <table:table-cell office:value-type="float" office:value="-0.464475">
            <text:p>-0.464475</text:p>
          </table:table-cell>
          <table:table-cell table:formula="of:=([.K48]+0.02)/60" office:value-type="float" office:value="-0.00740791666666667">
            <text:p>-0.0074079167</text:p>
          </table:table-cell>
          <table:table-cell office:value-type="float" office:value="100">
            <text:p>100</text:p>
          </table:table-cell>
          <table:table-cell office:value-type="float" office:value="-0.002545">
            <text:p>-0.002545</text:p>
          </table:table-cell>
          <table:table-cell office:value-type="float" office:value="0.015055">
            <text:p>0.015055</text:p>
          </table:table-cell>
          <table:table-cell table:formula="of:=([.O48]-0.02)/5" office:value-type="float" office:value="-0.000989">
            <text:p>-0.000989</text:p>
          </table:table-cell>
          <table:table-cell office:value-type="float" office:value="691.451538">
            <text:p>691.451538</text:p>
          </table:table-cell>
          <table:table-cell office:value-type="float" office:value="950">
            <text:p>950</text:p>
          </table:table-cell>
          <table:table-cell office:value-type="float" office:value="-69">
            <text:p>-69</text:p>
          </table:table-cell>
          <table:table-cell office:value-type="float" office:value="1002097">
            <text:p>1002097</text:p>
          </table:table-cell>
          <table:table-cell office:value-type="float" office:value="600104">
            <text:p>600104</text:p>
          </table:table-cell>
          <table:table-cell office:value-type="float" office:value="1167263">
            <text:p>1167263</text:p>
          </table:table-cell>
          <table:table-cell office:value-type="float" office:value="-0.156033">
            <text:p>-0.156033</text:p>
          </table:table-cell>
          <table:table-cell office:value-type="float" office:value="1.042934">
            <text:p>1.042934</text:p>
          </table:table-cell>
          <table:table-cell office:value-type="float" office:value="768.405701">
            <text:p>768.405701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float" office:value="2962059">
            <text:p>2962059</text:p>
          </table:table-cell>
          <table:table-cell office:value-type="float" office:value="29">
            <text:p>29</text:p>
          </table:table-cell>
          <table:table-cell office:value-type="float" office:value="24476">
            <text:p>24476</text:p>
          </table:table-cell>
          <table:table-cell table:formula="of:=[.D49]-[.$D$2]" office:value-type="float" office:value="488">
            <text:p>488</text:p>
          </table:table-cell>
          <table:table-cell office:value-type="float" office:value="84299.78125">
            <text:p>84299.78125</text:p>
          </table:table-cell>
          <table:table-cell office:value-type="float" office:value="-0.007632">
            <text:p>-0.007632</text:p>
          </table:table-cell>
          <table:table-cell office:value-type="float" office:value="0.012257">
            <text:p>0.012257</text:p>
          </table:table-cell>
          <table:table-cell office:value-type="float" office:value="260.612549">
            <text:p>260.612549</text:p>
          </table:table-cell>
          <table:table-cell office:value-type="float" office:value="0.001">
            <text:p>0.001</text:p>
          </table:table-cell>
          <table:table-cell office:value-type="float" office:value="-0.126893">
            <text:p>-0.126893</text:p>
          </table:table-cell>
          <table:table-cell table:formula="of:=([.K49]+0.02)/60" office:value-type="float" office:value="-0.00178155">
            <text:p>-0.00178155</text:p>
          </table:table-cell>
          <table:table-cell office:value-type="float" office:value="12789.291016">
            <text:p>12789.291016</text:p>
          </table:table-cell>
          <table:table-cell office:value-type="float" office:value="-0.007632">
            <text:p>-0.007632</text:p>
          </table:table-cell>
          <table:table-cell office:value-type="float" office:value="0.012257">
            <text:p>0.012257</text:p>
          </table:table-cell>
          <table:table-cell table:formula="of:=([.O49]-0.02)/5" office:value-type="float" office:value="-0.0015486">
            <text:p>-0.0015486</text:p>
          </table:table-cell>
          <table:table-cell office:value-type="float" office:value="260.612549">
            <text:p>260.612549</text:p>
          </table:table-cell>
          <table:table-cell office:value-type="float" office:value="979">
            <text:p>979</text:p>
          </table:table-cell>
          <table:table-cell office:value-type="float" office:value="-74">
            <text:p>-74</text:p>
          </table:table-cell>
          <table:table-cell office:value-type="float" office:value="1014425">
            <text:p>1014425</text:p>
          </table:table-cell>
          <table:table-cell office:value-type="float" office:value="621248">
            <text:p>621248</text:p>
          </table:table-cell>
          <table:table-cell office:value-type="float" office:value="1188744.625">
            <text:p>1188744.625</text:p>
          </table:table-cell>
          <table:table-cell office:value-type="float" office:value="-0.163665">
            <text:p>-0.163665</text:p>
          </table:table-cell>
          <table:table-cell office:value-type="float" office:value="1.055191">
            <text:p>1.055191</text:p>
          </table:table-cell>
          <table:table-cell office:value-type="float" office:value="744.727539">
            <text:p>744.727539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float" office:value="2963059">
            <text:p>2963059</text:p>
          </table:table-cell>
          <table:table-cell office:value-type="float" office:value="30">
            <text:p>30</text:p>
          </table:table-cell>
          <table:table-cell office:value-type="float" office:value="24483">
            <text:p>24483</text:p>
          </table:table-cell>
          <table:table-cell table:formula="of:=[.D50]-[.$D$2]" office:value-type="float" office:value="495">
            <text:p>495</text:p>
          </table:table-cell>
          <table:table-cell office:value-type="float" office:value="81510.390625">
            <text:p>81510.390625</text:p>
          </table:table-cell>
          <table:table-cell office:value-type="float" office:value="0.002542">
            <text:p>0.002542</text:p>
          </table:table-cell>
          <table:table-cell office:value-type="float" office:value="0.050228">
            <text:p>0.050228</text:p>
          </table:table-cell>
          <table:table-cell office:value-type="float" office:value="1875.641846">
            <text:p>1875.641846</text:p>
          </table:table-cell>
          <table:table-cell office:value-type="float" office:value="0.001">
            <text:p>0.001</text:p>
          </table:table-cell>
          <table:table-cell office:value-type="float" office:value="0.007183">
            <text:p>0.007183</text:p>
          </table:table-cell>
          <table:table-cell table:formula="of:=([.K50]+0.02)/60" office:value-type="float" office:value="0.00045305">
            <text:p>0.00045305</text:p>
          </table:table-cell>
          <table:table-cell office:value-type="float" office:value="618.259705">
            <text:p>618.259705</text:p>
          </table:table-cell>
          <table:table-cell office:value-type="float" office:value="0.002542">
            <text:p>0.002542</text:p>
          </table:table-cell>
          <table:table-cell office:value-type="float" office:value="0.050228">
            <text:p>0.050228</text:p>
          </table:table-cell>
          <table:table-cell table:formula="of:=([.O50]-0.02)/5" office:value-type="float" office:value="0.0060456">
            <text:p>0.0060456</text:p>
          </table:table-cell>
          <table:table-cell office:value-type="float" office:value="1875.641846">
            <text:p>1875.641846</text:p>
          </table:table-cell>
          <table:table-cell office:value-type="float" office:value="1009">
            <text:p>1009</text:p>
          </table:table-cell>
          <table:table-cell office:value-type="float" office:value="-79">
            <text:p>-79</text:p>
          </table:table-cell>
          <table:table-cell office:value-type="float" office:value="1026497">
            <text:p>1026497</text:p>
          </table:table-cell>
          <table:table-cell office:value-type="float" office:value="642548">
            <text:p>642548</text:p>
          </table:table-cell>
          <table:table-cell office:value-type="float" office:value="1210204.625">
            <text:p>1210204.625</text:p>
          </table:table-cell>
          <table:table-cell office:value-type="float" office:value="-0.161122">
            <text:p>-0.161122</text:p>
          </table:table-cell>
          <table:table-cell office:value-type="float" office:value="1.10542">
            <text:p>1.10542</text:p>
          </table:table-cell>
          <table:table-cell office:value-type="float" office:value="786.074768">
            <text:p>786.074768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float" office:value="2964059">
            <text:p>2964059</text:p>
          </table:table-cell>
          <table:table-cell office:value-type="float" office:value="29">
            <text:p>29</text:p>
          </table:table-cell>
          <table:table-cell office:value-type="float" office:value="25158">
            <text:p>25158</text:p>
          </table:table-cell>
          <table:table-cell table:formula="of:=[.D51]-[.$D$2]" office:value-type="float" office:value="1170">
            <text:p>1170</text:p>
          </table:table-cell>
          <table:table-cell office:value-type="float" office:value="86652.695313">
            <text:p>86652.695313</text:p>
          </table:table-cell>
          <table:table-cell office:value-type="float" office:value="-0.007632">
            <text:p>-0.007632</text:p>
          </table:table-cell>
          <table:table-cell office:value-type="float" office:value="0.011058">
            <text:p>0.011058</text:p>
          </table:table-cell>
          <table:table-cell office:value-type="float" office:value="244.900467">
            <text:p>244.900467</text:p>
          </table:table-cell>
          <table:table-cell office:value-type="float" office:value="-0.001">
            <text:p>-0.001</text:p>
          </table:table-cell>
          <table:table-cell office:value-type="float" office:value="0.675165">
            <text:p>0.675165</text:p>
          </table:table-cell>
          <table:table-cell table:formula="of:=([.K51]+0.02)/60" office:value-type="float" office:value="0.0115860833333333">
            <text:p>0.0115860833</text:p>
          </table:table-cell>
          <table:table-cell office:value-type="float" office:value="67616.476563">
            <text:p>67616.476563</text:p>
          </table:table-cell>
          <table:table-cell office:value-type="float" office:value="-0.007632">
            <text:p>-0.007632</text:p>
          </table:table-cell>
          <table:table-cell office:value-type="float" office:value="0.011058">
            <text:p>0.011058</text:p>
          </table:table-cell>
          <table:table-cell table:formula="of:=([.O51]-0.02)/5" office:value-type="float" office:value="-0.0017884">
            <text:p>-0.0017884</text:p>
          </table:table-cell>
          <table:table-cell office:value-type="float" office:value="244.900467">
            <text:p>244.900467</text:p>
          </table:table-cell>
          <table:table-cell office:value-type="float" office:value="1038">
            <text:p>1038</text:p>
          </table:table-cell>
          <table:table-cell office:value-type="float" office:value="-84">
            <text:p>-84</text:p>
          </table:table-cell>
          <table:table-cell office:value-type="float" office:value="1037787">
            <text:p>1037787</text:p>
          </table:table-cell>
          <table:table-cell office:value-type="float" office:value="665031">
            <text:p>665031</text:p>
          </table:table-cell>
          <table:table-cell office:value-type="float" office:value="1231757.5">
            <text:p>1231757.5</text:p>
          </table:table-cell>
          <table:table-cell office:value-type="float" office:value="-0.168754">
            <text:p>-0.168754</text:p>
          </table:table-cell>
          <table:table-cell office:value-type="float" office:value="1.116478">
            <text:p>1.116478</text:p>
          </table:table-cell>
          <table:table-cell office:value-type="float" office:value="761.601135">
            <text:p>761.601135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float" office:value="2965059">
            <text:p>2965059</text:p>
          </table:table-cell>
          <table:table-cell office:value-type="float" office:value="27">
            <text:p>27</text:p>
          </table:table-cell>
          <table:table-cell office:value-type="float" office:value="24653">
            <text:p>24653</text:p>
          </table:table-cell>
          <table:table-cell table:formula="of:=[.D52]-[.$D$2]" office:value-type="float" office:value="665">
            <text:p>665</text:p>
          </table:table-cell>
          <table:table-cell office:value-type="float" office:value="91207.804688">
            <text:p>91207.804688</text:p>
          </table:table-cell>
          <table:table-cell office:value-type="float" office:value="-0.005">
            <text:p>-0.005</text:p>
          </table:table-cell>
          <table:table-cell office:value-type="float" office:value="0.026247">
            <text:p>0.026247</text:p>
          </table:table-cell>
          <table:table-cell office:value-type="float" office:value="624.931091">
            <text:p>624.931091</text:p>
          </table:table-cell>
          <table:table-cell office:value-type="float" office:value="-0.002">
            <text:p>-0.002</text:p>
          </table:table-cell>
          <table:table-cell office:value-type="float" office:value="-0.505177">
            <text:p>-0.505177</text:p>
          </table:table-cell>
          <table:table-cell table:formula="of:=([.K52]+0.02)/60" office:value-type="float" office:value="-0.00808628333333333">
            <text:p>-0.0080862833</text:p>
          </table:table-cell>
          <table:table-cell office:value-type="float" office:value="25158.847656">
            <text:p>25158.847656</text:p>
          </table:table-cell>
          <table:table-cell office:value-type="float" office:value="-0.005">
            <text:p>-0.005</text:p>
          </table:table-cell>
          <table:table-cell office:value-type="float" office:value="0.026247">
            <text:p>0.026247</text:p>
          </table:table-cell>
          <table:table-cell table:formula="of:=([.O52]-0.02)/5" office:value-type="float" office:value="0.0012494">
            <text:p>0.0012494</text:p>
          </table:table-cell>
          <table:table-cell office:value-type="float" office:value="624.931091">
            <text:p>624.931091</text:p>
          </table:table-cell>
          <table:table-cell office:value-type="float" office:value="1065">
            <text:p>1065</text:p>
          </table:table-cell>
          <table:table-cell office:value-type="float" office:value="-89">
            <text:p>-89</text:p>
          </table:table-cell>
          <table:table-cell office:value-type="float" office:value="1048606">
            <text:p>1048606</text:p>
          </table:table-cell>
          <table:table-cell office:value-type="float" office:value="687183">
            <text:p>687183</text:p>
          </table:table-cell>
          <table:table-cell office:value-type="float" office:value="1252870.75">
            <text:p>1252870.75</text:p>
          </table:table-cell>
          <table:table-cell office:value-type="float" office:value="-0.173754">
            <text:p>-0.173754</text:p>
          </table:table-cell>
          <table:table-cell office:value-type="float" office:value="1.142724">
            <text:p>1.142724</text:p>
          </table:table-cell>
          <table:table-cell office:value-type="float" office:value="757.668335">
            <text:p>757.668335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float" office:value="2966059">
            <text:p>2966059</text:p>
          </table:table-cell>
          <table:table-cell office:value-type="float" office:value="28">
            <text:p>28</text:p>
          </table:table-cell>
          <table:table-cell office:value-type="float" office:value="23954">
            <text:p>23954</text:p>
          </table:table-cell>
          <table:table-cell table:formula="of:=[.D53]-[.$D$2]" office:value-type="float" office:value="-34">
            <text:p>-34</text:p>
          </table:table-cell>
          <table:table-cell office:value-type="float" office:value="85450">
            <text:p>85450</text:p>
          </table:table-cell>
          <table:table-cell office:value-type="float" office:value="-0.002545">
            <text:p>-0.002545</text:p>
          </table:table-cell>
          <table:table-cell office:value-type="float" office:value="0.017587">
            <text:p>0.017587</text:p>
          </table:table-cell>
          <table:table-cell office:value-type="float" office:value="790.89917">
            <text:p>790.89917</text:p>
          </table:table-cell>
          <table:table-cell office:value-type="float" office:value="0.001">
            <text:p>0.001</text:p>
          </table:table-cell>
          <table:table-cell office:value-type="float" office:value="-0.699107">
            <text:p>-0.699107</text:p>
          </table:table-cell>
          <table:table-cell table:formula="of:=([.K53]+0.02)/60" office:value-type="float" office:value="-0.01131845">
            <text:p>-0.01131845</text:p>
          </table:table-cell>
          <table:table-cell office:value-type="float" office:value="70010.679688">
            <text:p>70010.679688</text:p>
          </table:table-cell>
          <table:table-cell office:value-type="float" office:value="-0.002545">
            <text:p>-0.002545</text:p>
          </table:table-cell>
          <table:table-cell office:value-type="float" office:value="0.017587">
            <text:p>0.017587</text:p>
          </table:table-cell>
          <table:table-cell table:formula="of:=([.O53]-0.02)/5" office:value-type="float" office:value="-0.0004826">
            <text:p>-0.0004826</text:p>
          </table:table-cell>
          <table:table-cell office:value-type="float" office:value="790.89917">
            <text:p>790.89917</text:p>
          </table:table-cell>
          <table:table-cell office:value-type="float" office:value="1093">
            <text:p>1093</text:p>
          </table:table-cell>
          <table:table-cell office:value-type="float" office:value="-94">
            <text:p>-94</text:p>
          </table:table-cell>
          <table:table-cell office:value-type="float" office:value="1058550">
            <text:p>1058550</text:p>
          </table:table-cell>
          <table:table-cell office:value-type="float" office:value="708976">
            <text:p>708976</text:p>
          </table:table-cell>
          <table:table-cell office:value-type="float" office:value="1273183.25">
            <text:p>1273183.25</text:p>
          </table:table-cell>
          <table:table-cell office:value-type="float" office:value="-0.176299">
            <text:p>-0.176299</text:p>
          </table:table-cell>
          <table:table-cell office:value-type="float" office:value="1.160311">
            <text:p>1.160311</text:p>
          </table:table-cell>
          <table:table-cell office:value-type="float" office:value="758.148071">
            <text:p>758.148071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float" office:value="2967059">
            <text:p>2967059</text:p>
          </table:table-cell>
          <table:table-cell office:value-type="float" office:value="29">
            <text:p>29</text:p>
          </table:table-cell>
          <table:table-cell office:value-type="float" office:value="24318">
            <text:p>24318</text:p>
          </table:table-cell>
          <table:table-cell table:formula="of:=[.D54]-[.$D$2]" office:value-type="float" office:value="330">
            <text:p>330</text:p>
          </table:table-cell>
          <table:table-cell office:value-type="float" office:value="83754.890625">
            <text:p>83754.890625</text:p>
          </table:table-cell>
          <table:table-cell office:value-type="float" office:value="-0.007632">
            <text:p>-0.007632</text:p>
          </table:table-cell>
          <table:table-cell office:value-type="float" office:value="0.022516">
            <text:p>0.022516</text:p>
          </table:table-cell>
          <table:table-cell office:value-type="float" office:value="395.0383">
            <text:p>395.0383</text:p>
          </table:table-cell>
          <table:table-cell office:value-type="float" office:value="0.001">
            <text:p>0.001</text:p>
          </table:table-cell>
          <table:table-cell office:value-type="float" office:value="0.363919">
            <text:p>0.363919</text:p>
          </table:table-cell>
          <table:table-cell table:formula="of:=([.K54]+0.02)/60" office:value-type="float" office:value="0.00639865">
            <text:p>0.00639865</text:p>
          </table:table-cell>
          <table:table-cell office:value-type="float" office:value="36291.929688">
            <text:p>36291.929688</text:p>
          </table:table-cell>
          <table:table-cell office:value-type="float" office:value="-0.007632">
            <text:p>-0.007632</text:p>
          </table:table-cell>
          <table:table-cell office:value-type="float" office:value="0.022516">
            <text:p>0.022516</text:p>
          </table:table-cell>
          <table:table-cell table:formula="of:=([.O54]-0.02)/5" office:value-type="float" office:value="0.000503199999999999">
            <text:p>0.0005032</text:p>
          </table:table-cell>
          <table:table-cell office:value-type="float" office:value="395.0383">
            <text:p>395.0383</text:p>
          </table:table-cell>
          <table:table-cell office:value-type="float" office:value="1122">
            <text:p>1122</text:p>
          </table:table-cell>
          <table:table-cell office:value-type="float" office:value="-99">
            <text:p>-99</text:p>
          </table:table-cell>
          <table:table-cell office:value-type="float" office:value="1068254">
            <text:p>1068254</text:p>
          </table:table-cell>
          <table:table-cell office:value-type="float" office:value="731274">
            <text:p>731274</text:p>
          </table:table-cell>
          <table:table-cell office:value-type="float" office:value="1293706.75">
            <text:p>1293706.75</text:p>
          </table:table-cell>
          <table:table-cell office:value-type="float" office:value="-0.183931">
            <text:p>-0.183931</text:p>
          </table:table-cell>
          <table:table-cell office:value-type="float" office:value="1.182827">
            <text:p>1.182827</text:p>
          </table:table-cell>
          <table:table-cell office:value-type="float" office:value="743.082153">
            <text:p>743.082153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float" office:value="2968059">
            <text:p>2968059</text:p>
          </table:table-cell>
          <table:table-cell office:value-type="float" office:value="27">
            <text:p>27</text:p>
          </table:table-cell>
          <table:table-cell office:value-type="float" office:value="25125">
            <text:p>25125</text:p>
          </table:table-cell>
          <table:table-cell table:formula="of:=[.D55]-[.$D$2]" office:value-type="float" office:value="1137">
            <text:p>1137</text:p>
          </table:table-cell>
          <table:table-cell office:value-type="float" office:value="92954.6875">
            <text:p>92954.6875</text:p>
          </table:table-cell>
          <table:table-cell office:value-type="float" office:value="-0.005">
            <text:p>-0.005</text:p>
          </table:table-cell>
          <table:table-cell office:value-type="float" office:value="0.018786">
            <text:p>0.018786</text:p>
          </table:table-cell>
          <table:table-cell office:value-type="float" office:value="475.712097">
            <text:p>475.712097</text:p>
          </table:table-cell>
          <table:table-cell office:value-type="float" office:value="-0.002">
            <text:p>-0.002</text:p>
          </table:table-cell>
          <table:table-cell office:value-type="float" office:value="0.806846">
            <text:p>0.806846</text:p>
          </table:table-cell>
          <table:table-cell table:formula="of:=([.K55]+0.02)/60" office:value-type="float" office:value="0.0137807666666667">
            <text:p>0.0137807667</text:p>
          </table:table-cell>
          <table:table-cell office:value-type="float" office:value="40442.332031">
            <text:p>40442.332031</text:p>
          </table:table-cell>
          <table:table-cell office:value-type="float" office:value="-0.005">
            <text:p>-0.005</text:p>
          </table:table-cell>
          <table:table-cell office:value-type="float" office:value="0.018786">
            <text:p>0.018786</text:p>
          </table:table-cell>
          <table:table-cell table:formula="of:=([.O55]-0.02)/5" office:value-type="float" office:value="-0.0002428">
            <text:p>-0.0002428</text:p>
          </table:table-cell>
          <table:table-cell office:value-type="float" office:value="475.712097">
            <text:p>475.712097</text:p>
          </table:table-cell>
          <table:table-cell office:value-type="float" office:value="1149">
            <text:p>1149</text:p>
          </table:table-cell>
          <table:table-cell office:value-type="float" office:value="-104">
            <text:p>-104</text:p>
          </table:table-cell>
          <table:table-cell office:value-type="float" office:value="1077759">
            <text:p>1077759</text:p>
          </table:table-cell>
          <table:table-cell office:value-type="float" office:value="754531">
            <text:p>754531</text:p>
          </table:table-cell>
          <table:table-cell office:value-type="float" office:value="1314748.25">
            <text:p>1314748.25</text:p>
          </table:table-cell>
          <table:table-cell office:value-type="float" office:value="-0.188931">
            <text:p>-0.188931</text:p>
          </table:table-cell>
          <table:table-cell office:value-type="float" office:value="1.201613">
            <text:p>1.201613</text:p>
          </table:table-cell>
          <table:table-cell office:value-type="float" office:value="736.006287">
            <text:p>736.006287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office:value-type="float" office:value="2969059">
            <text:p>2969059</text:p>
          </table:table-cell>
          <table:table-cell office:value-type="float" office:value="27">
            <text:p>27</text:p>
          </table:table-cell>
          <table:table-cell office:value-type="float" office:value="24924">
            <text:p>24924</text:p>
          </table:table-cell>
          <table:table-cell table:formula="of:=[.D56]-[.$D$2]" office:value-type="float" office:value="936">
            <text:p>936</text:p>
          </table:table-cell>
          <table:table-cell office:value-type="float" office:value="92209.820313">
            <text:p>92209.820313</text:p>
          </table:table-cell>
          <table:table-cell office:value-type="float" office:value="-0.015">
            <text:p>-0.015</text:p>
          </table:table-cell>
          <table:table-cell office:value-type="float" office:value="-0.045698">
            <text:p>-0.045698</text:p>
          </table:table-cell>
          <table:table-cell office:value-type="float" office:value="204.655426">
            <text:p>204.655426</text:p>
          </table:table-cell>
          <table:table-cell office:value-type="float" office:value="0">
            <text:p>0</text:p>
          </table:table-cell>
          <table:table-cell office:value-type="float" office:value="-0.201113">
            <text:p>-0.201113</text:p>
          </table:table-cell>
          <table:table-cell table:formula="of:=([.K56]+0.02)/60" office:value-type="float" office:value="-0.00301855">
            <text:p>-0.00301855</text:p>
          </table:table-cell>
          <table:table-cell office:value-type="float" office:value="100">
            <text:p>100</text:p>
          </table:table-cell>
          <table:table-cell office:value-type="float" office:value="-0.015">
            <text:p>-0.015</text:p>
          </table:table-cell>
          <table:table-cell office:value-type="float" office:value="-0.045698">
            <text:p>-0.045698</text:p>
          </table:table-cell>
          <table:table-cell table:formula="of:=([.O56]-0.02)/5" office:value-type="float" office:value="-0.0131396">
            <text:p>-0.0131396</text:p>
          </table:table-cell>
          <table:table-cell office:value-type="float" office:value="204.655426">
            <text:p>204.655426</text:p>
          </table:table-cell>
          <table:table-cell office:value-type="float" office:value="1176">
            <text:p>1176</text:p>
          </table:table-cell>
          <table:table-cell office:value-type="float" office:value="-109">
            <text:p>-109</text:p>
          </table:table-cell>
          <table:table-cell office:value-type="float" office:value="1086753">
            <text:p>1086753</text:p>
          </table:table-cell>
          <table:table-cell office:value-type="float" office:value="777775">
            <text:p>777775</text:p>
          </table:table-cell>
          <table:table-cell office:value-type="float" office:value="1335507.75">
            <text:p>1335507.75</text:p>
          </table:table-cell>
          <table:table-cell office:value-type="float" office:value="-0.203931">
            <text:p>-0.203931</text:p>
          </table:table-cell>
          <table:table-cell office:value-type="float" office:value="1.155914">
            <text:p>1.155914</text:p>
          </table:table-cell>
          <table:table-cell office:value-type="float" office:value="666.816589">
            <text:p>666.816589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float" office:value="2970059">
            <text:p>2970059</text:p>
          </table:table-cell>
          <table:table-cell office:value-type="float" office:value="20">
            <text:p>20</text:p>
          </table:table-cell>
          <table:table-cell office:value-type="float" office:value="24682">
            <text:p>24682</text:p>
          </table:table-cell>
          <table:table-cell table:formula="of:=[.D57]-[.$D$2]" office:value-type="float" office:value="694">
            <text:p>694</text:p>
          </table:table-cell>
          <table:table-cell office:value-type="float" office:value="123309.203125">
            <text:p>123309.203125</text:p>
          </table:table-cell>
          <table:table-cell office:value-type="float" office:value="-0.035">
            <text:p>-0.035</text:p>
          </table:table-cell>
          <table:table-cell office:value-type="float" office:value="-0.165873">
            <text:p>-0.165873</text:p>
          </table:table-cell>
          <table:table-cell office:value-type="float" office:value="373.922577">
            <text:p>373.922577</text:p>
          </table:table-cell>
          <table:table-cell office:value-type="float" office:value="-0.007">
            <text:p>-0.007</text:p>
          </table:table-cell>
          <table:table-cell office:value-type="float" office:value="-0.241814">
            <text:p>-0.241814</text:p>
          </table:table-cell>
          <table:table-cell table:formula="of:=([.K57]+0.02)/60" office:value-type="float" office:value="-0.0036969">
            <text:p>-0.0036969</text:p>
          </table:table-cell>
          <table:table-cell office:value-type="float" office:value="3354.490234">
            <text:p>3354.490234</text:p>
          </table:table-cell>
          <table:table-cell office:value-type="float" office:value="-0.035">
            <text:p>-0.035</text:p>
          </table:table-cell>
          <table:table-cell office:value-type="float" office:value="-0.165873">
            <text:p>-0.165873</text:p>
          </table:table-cell>
          <table:table-cell table:formula="of:=([.O57]-0.02)/5" office:value-type="float" office:value="-0.0371746">
            <text:p>-0.0371746</text:p>
          </table:table-cell>
          <table:table-cell office:value-type="float" office:value="373.922577">
            <text:p>373.922577</text:p>
          </table:table-cell>
          <table:table-cell office:value-type="float" office:value="1196">
            <text:p>1196</text:p>
          </table:table-cell>
          <table:table-cell office:value-type="float" office:value="-113">
            <text:p>-113</text:p>
          </table:table-cell>
          <table:table-cell office:value-type="float" office:value="1096702">
            <text:p>1096702</text:p>
          </table:table-cell>
          <table:table-cell office:value-type="float" office:value="800363">
            <text:p>800363</text:p>
          </table:table-cell>
          <table:table-cell office:value-type="float" office:value="1356796">
            <text:p>1356796</text:p>
          </table:table-cell>
          <table:table-cell office:value-type="float" office:value="-0.238931">
            <text:p>-0.238931</text:p>
          </table:table-cell>
          <table:table-cell office:value-type="float" office:value="0.990041">
            <text:p>0.990041</text:p>
          </table:table-cell>
          <table:table-cell office:value-type="float" office:value="514.362976">
            <text:p>514.362976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float" office:value="2971059">
            <text:p>2971059</text:p>
          </table:table-cell>
          <table:table-cell office:value-type="float" office:value="16">
            <text:p>16</text:p>
          </table:table-cell>
          <table:table-cell office:value-type="float" office:value="24916">
            <text:p>24916</text:p>
          </table:table-cell>
          <table:table-cell table:formula="of:=[.D58]-[.$D$2]" office:value-type="float" office:value="928">
            <text:p>928</text:p>
          </table:table-cell>
          <table:table-cell office:value-type="float" office:value="155627.9375">
            <text:p>155627.9375</text:p>
          </table:table-cell>
          <table:table-cell office:value-type="float" office:value="-0.055">
            <text:p>-0.055</text:p>
          </table:table-cell>
          <table:table-cell office:value-type="float" office:value="-0.175332">
            <text:p>-0.175332</text:p>
          </table:table-cell>
          <table:table-cell office:value-type="float" office:value="218.786026">
            <text:p>218.786026</text:p>
          </table:table-cell>
          <table:table-cell office:value-type="float" office:value="-0.004">
            <text:p>-0.004</text:p>
          </table:table-cell>
          <table:table-cell office:value-type="float" office:value="0.234632">
            <text:p>0.234632</text:p>
          </table:table-cell>
          <table:table-cell table:formula="of:=([.K58]+0.02)/60" office:value-type="float" office:value="0.00424386666666667">
            <text:p>0.0042438667</text:p>
          </table:table-cell>
          <table:table-cell office:value-type="float" office:value="5965.795898">
            <text:p>5965.795898</text:p>
          </table:table-cell>
          <table:table-cell office:value-type="float" office:value="-0.055">
            <text:p>-0.055</text:p>
          </table:table-cell>
          <table:table-cell office:value-type="float" office:value="-0.175332">
            <text:p>-0.175332</text:p>
          </table:table-cell>
          <table:table-cell table:formula="of:=([.O58]-0.02)/5" office:value-type="float" office:value="-0.0390664">
            <text:p>-0.0390664</text:p>
          </table:table-cell>
          <table:table-cell office:value-type="float" office:value="218.786026">
            <text:p>218.786026</text:p>
          </table:table-cell>
          <table:table-cell office:value-type="float" office:value="1212">
            <text:p>1212</text:p>
          </table:table-cell>
          <table:table-cell office:value-type="float" office:value="-117">
            <text:p>-117</text:p>
          </table:table-cell>
          <table:table-cell office:value-type="float" office:value="1110373">
            <text:p>1110373</text:p>
          </table:table-cell>
          <table:table-cell office:value-type="float" office:value="821194">
            <text:p>821194</text:p>
          </table:table-cell>
          <table:table-cell office:value-type="float" office:value="1380141.25">
            <text:p>1380141.25</text:p>
          </table:table-cell>
          <table:table-cell office:value-type="float" office:value="-0.293931">
            <text:p>-0.293931</text:p>
          </table:table-cell>
          <table:table-cell office:value-type="float" office:value="0.814709">
            <text:p>0.814709</text:p>
          </table:table-cell>
          <table:table-cell office:value-type="float" office:value="377.177002">
            <text:p>377.177002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float" office:value="2972059">
            <text:p>2972059</text:p>
          </table:table-cell>
          <table:table-cell office:value-type="float" office:value="20">
            <text:p>20</text:p>
          </table:table-cell>
          <table:table-cell office:value-type="float" office:value="24818">
            <text:p>24818</text:p>
          </table:table-cell>
          <table:table-cell table:formula="of:=[.D59]-[.$D$2]" office:value-type="float" office:value="830">
            <text:p>830</text:p>
          </table:table-cell>
          <table:table-cell office:value-type="float" office:value="123991.554688">
            <text:p>123991.554688</text:p>
          </table:table-cell>
          <table:table-cell office:value-type="float" office:value="-0.04">
            <text:p>-0.04</text:p>
          </table:table-cell>
          <table:table-cell office:value-type="float" office:value="-0.120441">
            <text:p>-0.120441</text:p>
          </table:table-cell>
          <table:table-cell office:value-type="float" office:value="201.102615">
            <text:p>201.102615</text:p>
          </table:table-cell>
          <table:table-cell office:value-type="float" office:value="0.004">
            <text:p>0.004</text:p>
          </table:table-cell>
          <table:table-cell office:value-type="float" office:value="-0.098162">
            <text:p>-0.098162</text:p>
          </table:table-cell>
          <table:table-cell table:formula="of:=([.K59]+0.02)/60" office:value-type="float" office:value="-0.0013027">
            <text:p>-0.0013027</text:p>
          </table:table-cell>
          <table:table-cell office:value-type="float" office:value="2554.057373">
            <text:p>2554.057373</text:p>
          </table:table-cell>
          <table:table-cell office:value-type="float" office:value="-0.04">
            <text:p>-0.04</text:p>
          </table:table-cell>
          <table:table-cell office:value-type="float" office:value="-0.120441">
            <text:p>-0.120441</text:p>
          </table:table-cell>
          <table:table-cell table:formula="of:=([.O59]-0.02)/5" office:value-type="float" office:value="-0.0280882">
            <text:p>-0.0280882</text:p>
          </table:table-cell>
          <table:table-cell office:value-type="float" office:value="201.102615">
            <text:p>201.102615</text:p>
          </table:table-cell>
          <table:table-cell office:value-type="float" office:value="1231">
            <text:p>1231</text:p>
          </table:table-cell>
          <table:table-cell office:value-type="float" office:value="-123">
            <text:p>-123</text:p>
          </table:table-cell>
          <table:table-cell office:value-type="float" office:value="1127400">
            <text:p>1127400</text:p>
          </table:table-cell>
          <table:table-cell office:value-type="float" office:value="839250">
            <text:p>839250</text:p>
          </table:table-cell>
          <table:table-cell office:value-type="float" office:value="1404565.375">
            <text:p>1404565.375</text:p>
          </table:table-cell>
          <table:table-cell office:value-type="float" office:value="-0.333931">
            <text:p>-0.333931</text:p>
          </table:table-cell>
          <table:table-cell office:value-type="float" office:value="0.694268">
            <text:p>0.694268</text:p>
          </table:table-cell>
          <table:table-cell office:value-type="float" office:value="307.907654">
            <text:p>307.907654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float" office:value="2973059">
            <text:p>2973059</text:p>
          </table:table-cell>
          <table:table-cell office:value-type="float" office:value="23">
            <text:p>23</text:p>
          </table:table-cell>
          <table:table-cell office:value-type="float" office:value="24617">
            <text:p>24617</text:p>
          </table:table-cell>
          <table:table-cell table:formula="of:=[.D60]-[.$D$2]" office:value-type="float" office:value="629">
            <text:p>629</text:p>
          </table:table-cell>
          <table:table-cell office:value-type="float" office:value="106931.289063">
            <text:p>106931.289063</text:p>
          </table:table-cell>
          <table:table-cell office:value-type="float" office:value="-0.043444">
            <text:p>-0.043444</text:p>
          </table:table-cell>
          <table:table-cell office:value-type="float" office:value="-0.154015">
            <text:p>-0.154015</text:p>
          </table:table-cell>
          <table:table-cell office:value-type="float" office:value="254.510925">
            <text:p>254.510925</text:p>
          </table:table-cell>
          <table:table-cell office:value-type="float" office:value="0.003">
            <text:p>0.003</text:p>
          </table:table-cell>
          <table:table-cell office:value-type="float" office:value="-0.201113">
            <text:p>-0.201113</text:p>
          </table:table-cell>
          <table:table-cell table:formula="of:=([.K60]+0.02)/60" office:value-type="float" office:value="-0.00301855">
            <text:p>-0.00301855</text:p>
          </table:table-cell>
          <table:table-cell office:value-type="float" office:value="6803.763672">
            <text:p>6803.763672</text:p>
          </table:table-cell>
          <table:table-cell office:value-type="float" office:value="-0.043444">
            <text:p>-0.043444</text:p>
          </table:table-cell>
          <table:table-cell office:value-type="float" office:value="-0.154015">
            <text:p>-0.154015</text:p>
          </table:table-cell>
          <table:table-cell table:formula="of:=([.O60]-0.02)/5" office:value-type="float" office:value="-0.034803">
            <text:p>-0.034803</text:p>
          </table:table-cell>
          <table:table-cell office:value-type="float" office:value="254.510925">
            <text:p>254.510925</text:p>
          </table:table-cell>
          <table:table-cell office:value-type="float" office:value="1253">
            <text:p>1253</text:p>
          </table:table-cell>
          <table:table-cell office:value-type="float" office:value="-131">
            <text:p>-131</text:p>
          </table:table-cell>
          <table:table-cell office:value-type="float" office:value="1146319">
            <text:p>1146319</text:p>
          </table:table-cell>
          <table:table-cell office:value-type="float" office:value="855001">
            <text:p>855001</text:p>
          </table:table-cell>
          <table:table-cell office:value-type="float" office:value="1429135">
            <text:p>1429135</text:p>
          </table:table-cell>
          <table:table-cell office:value-type="float" office:value="-0.377375">
            <text:p>-0.377375</text:p>
          </table:table-cell>
          <table:table-cell office:value-type="float" office:value="0.540253">
            <text:p>0.540253</text:p>
          </table:table-cell>
          <table:table-cell office:value-type="float" office:value="243.160583">
            <text:p>243.160583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float" office:value="2974059">
            <text:p>2974059</text:p>
          </table:table-cell>
          <table:table-cell office:value-type="float" office:value="23">
            <text:p>23</text:p>
          </table:table-cell>
          <table:table-cell office:value-type="float" office:value="24320">
            <text:p>24320</text:p>
          </table:table-cell>
          <table:table-cell table:formula="of:=[.D61]-[.$D$2]" office:value-type="float" office:value="332">
            <text:p>332</text:p>
          </table:table-cell>
          <table:table-cell office:value-type="float" office:value="105640.5">
            <text:p>105640.5</text:p>
          </table:table-cell>
          <table:table-cell office:value-type="float" office:value="-0.045">
            <text:p>-0.045</text:p>
          </table:table-cell>
          <table:table-cell office:value-type="float" office:value="-0.126037">
            <text:p>-0.126037</text:p>
          </table:table-cell>
          <table:table-cell office:value-type="float" office:value="180.081665">
            <text:p>180.081665</text:p>
          </table:table-cell>
          <table:table-cell office:value-type="float" office:value="0">
            <text:p>0</text:p>
          </table:table-cell>
          <table:table-cell office:value-type="float" office:value="-0.296881">
            <text:p>-0.296881</text:p>
          </table:table-cell>
          <table:table-cell table:formula="of:=([.K61]+0.02)/60" office:value-type="float" office:value="-0.00461468333333333">
            <text:p>-0.0046146833</text:p>
          </table:table-cell>
          <table:table-cell office:value-type="float" office:value="100">
            <text:p>100</text:p>
          </table:table-cell>
          <table:table-cell office:value-type="float" office:value="-0.045">
            <text:p>-0.045</text:p>
          </table:table-cell>
          <table:table-cell office:value-type="float" office:value="-0.126037">
            <text:p>-0.126037</text:p>
          </table:table-cell>
          <table:table-cell table:formula="of:=([.O61]-0.02)/5" office:value-type="float" office:value="-0.0292074">
            <text:p>-0.0292074</text:p>
          </table:table-cell>
          <table:table-cell office:value-type="float" office:value="180.081696">
            <text:p>180.081696</text:p>
          </table:table-cell>
          <table:table-cell office:value-type="float" office:value="1274">
            <text:p>1274</text:p>
          </table:table-cell>
          <table:table-cell office:value-type="float" office:value="-139">
            <text:p>-139</text:p>
          </table:table-cell>
          <table:table-cell office:value-type="float" office:value="1167176">
            <text:p>1167176</text:p>
          </table:table-cell>
          <table:table-cell office:value-type="float" office:value="867510">
            <text:p>867510</text:p>
          </table:table-cell>
          <table:table-cell office:value-type="float" office:value="1453321.125">
            <text:p>1453321.125</text:p>
          </table:table-cell>
          <table:table-cell office:value-type="float" office:value="-0.422375">
            <text:p>-0.422375</text:p>
          </table:table-cell>
          <table:table-cell office:value-type="float" office:value="0.414216">
            <text:p>0.414216</text:p>
          </table:table-cell>
          <table:table-cell office:value-type="float" office:value="198.068207">
            <text:p>198.068207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office:value-type="float" office:value="2975059">
            <text:p>2975059</text:p>
          </table:table-cell>
          <table:table-cell office:value-type="float" office:value="23">
            <text:p>23</text:p>
          </table:table-cell>
          <table:table-cell office:value-type="float" office:value="24605">
            <text:p>24605</text:p>
          </table:table-cell>
          <table:table-cell table:formula="of:=[.D62]-[.$D$2]" office:value-type="float" office:value="617">
            <text:p>617</text:p>
          </table:table-cell>
          <table:table-cell office:value-type="float" office:value="106879.25">
            <text:p>106879.25</text:p>
          </table:table-cell>
          <table:table-cell office:value-type="float" office:value="-0.033222">
            <text:p>-0.033222</text:p>
          </table:table-cell>
          <table:table-cell office:value-type="float" office:value="-0.102055">
            <text:p>-0.102055</text:p>
          </table:table-cell>
          <table:table-cell office:value-type="float" office:value="207.189316">
            <text:p>207.189316</text:p>
          </table:table-cell>
          <table:table-cell office:value-type="float" office:value="0">
            <text:p>0</text:p>
          </table:table-cell>
          <table:table-cell office:value-type="float" office:value="0.28491">
            <text:p>0.28491</text:p>
          </table:table-cell>
          <table:table-cell table:formula="of:=([.K62]+0.02)/60" office:value-type="float" office:value="0.00508183333333333">
            <text:p>0.0050818333</text:p>
          </table:table-cell>
          <table:table-cell office:value-type="float" office:value="100">
            <text:p>100</text:p>
          </table:table-cell>
          <table:table-cell office:value-type="float" office:value="-0.033222">
            <text:p>-0.033222</text:p>
          </table:table-cell>
          <table:table-cell office:value-type="float" office:value="-0.102055">
            <text:p>-0.102055</text:p>
          </table:table-cell>
          <table:table-cell table:formula="of:=([.O62]-0.02)/5" office:value-type="float" office:value="-0.024411">
            <text:p>-0.024411</text:p>
          </table:table-cell>
          <table:table-cell office:value-type="float" office:value="207.189316">
            <text:p>207.189316</text:p>
          </table:table-cell>
          <table:table-cell office:value-type="float" office:value="1295">
            <text:p>1295</text:p>
          </table:table-cell>
          <table:table-cell office:value-type="float" office:value="-148">
            <text:p>-148</text:p>
          </table:table-cell>
          <table:table-cell office:value-type="float" office:value="1189700">
            <text:p>1189700</text:p>
          </table:table-cell>
          <table:table-cell office:value-type="float" office:value="877413">
            <text:p>877413</text:p>
          </table:table-cell>
          <table:table-cell office:value-type="float" office:value="1477301.5">
            <text:p>1477301.5</text:p>
          </table:table-cell>
          <table:table-cell office:value-type="float" office:value="-0.455598">
            <text:p>-0.455598</text:p>
          </table:table-cell>
          <table:table-cell office:value-type="float" office:value="0.312161">
            <text:p>0.312161</text:p>
          </table:table-cell>
          <table:table-cell office:value-type="float" office:value="168.516785">
            <text:p>168.516785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float" office:value="2976059">
            <text:p>2976059</text:p>
          </table:table-cell>
          <table:table-cell office:value-type="float" office:value="22">
            <text:p>22</text:p>
          </table:table-cell>
          <table:table-cell office:value-type="float" office:value="24758">
            <text:p>24758</text:p>
          </table:table-cell>
          <table:table-cell table:formula="of:=[.D63]-[.$D$2]" office:value-type="float" office:value="770">
            <text:p>770</text:p>
          </table:table-cell>
          <table:table-cell office:value-type="float" office:value="112438.429688">
            <text:p>112438.429688</text:p>
          </table:table-cell>
          <table:table-cell office:value-type="float" office:value="-0.033256">
            <text:p>-0.033256</text:p>
          </table:table-cell>
          <table:table-cell office:value-type="float" office:value="-0.09113">
            <text:p>-0.09113</text:p>
          </table:table-cell>
          <table:table-cell office:value-type="float" office:value="174.027771">
            <text:p>174.027771</text:p>
          </table:table-cell>
          <table:table-cell office:value-type="float" office:value="-0.001">
            <text:p>-0.001</text:p>
          </table:table-cell>
          <table:table-cell office:value-type="float" office:value="0.153229">
            <text:p>0.153229</text:p>
          </table:table-cell>
          <table:table-cell table:formula="of:=([.K63]+0.02)/60" office:value-type="float" office:value="0.00288715">
            <text:p>0.00288715</text:p>
          </table:table-cell>
          <table:table-cell office:value-type="float" office:value="15422.888672">
            <text:p>15422.888672</text:p>
          </table:table-cell>
          <table:table-cell office:value-type="float" office:value="-0.033256">
            <text:p>-0.033256</text:p>
          </table:table-cell>
          <table:table-cell office:value-type="float" office:value="-0.09113">
            <text:p>-0.09113</text:p>
          </table:table-cell>
          <table:table-cell table:formula="of:=([.O63]-0.02)/5" office:value-type="float" office:value="-0.022226">
            <text:p>-0.022226</text:p>
          </table:table-cell>
          <table:table-cell office:value-type="float" office:value="174.027786">
            <text:p>174.027786</text:p>
          </table:table-cell>
          <table:table-cell office:value-type="float" office:value="1315">
            <text:p>1315</text:p>
          </table:table-cell>
          <table:table-cell office:value-type="float" office:value="-158">
            <text:p>-158</text:p>
          </table:table-cell>
          <table:table-cell office:value-type="float" office:value="1213262">
            <text:p>1213262</text:p>
          </table:table-cell>
          <table:table-cell office:value-type="float" office:value="885017">
            <text:p>885017</text:p>
          </table:table-cell>
          <table:table-cell office:value-type="float" office:value="1500783.125">
            <text:p>1500783.125</text:p>
          </table:table-cell>
          <table:table-cell office:value-type="float" office:value="-0.488853">
            <text:p>-0.488853</text:p>
          </table:table-cell>
          <table:table-cell office:value-type="float" office:value="0.221031">
            <text:p>0.221031</text:p>
          </table:table-cell>
          <table:table-cell office:value-type="float" office:value="145.214111">
            <text:p>145.214111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float" office:value="2977059">
            <text:p>2977059</text:p>
          </table:table-cell>
          <table:table-cell office:value-type="float" office:value="20">
            <text:p>20</text:p>
          </table:table-cell>
          <table:table-cell office:value-type="float" office:value="24727">
            <text:p>24727</text:p>
          </table:table-cell>
          <table:table-cell table:formula="of:=[.D64]-[.$D$2]" office:value-type="float" office:value="739">
            <text:p>739</text:p>
          </table:table-cell>
          <table:table-cell office:value-type="float" office:value="123536.65625">
            <text:p>123536.65625</text:p>
          </table:table-cell>
          <table:table-cell office:value-type="float" office:value="-0.035">
            <text:p>-0.035</text:p>
          </table:table-cell>
          <table:table-cell office:value-type="float" office:value="-0.147753">
            <text:p>-0.147753</text:p>
          </table:table-cell>
          <table:table-cell office:value-type="float" office:value="322.15271">
            <text:p>322.15271</text:p>
          </table:table-cell>
          <table:table-cell office:value-type="float" office:value="-0.002">
            <text:p>-0.002</text:p>
          </table:table-cell>
          <table:table-cell office:value-type="float" office:value="-0.031125">
            <text:p>-0.031125</text:p>
          </table:table-cell>
          <table:table-cell table:formula="of:=([.K64]+0.02)/60" office:value-type="float" office:value="-0.000185416666666667">
            <text:p>-0.0001854167</text:p>
          </table:table-cell>
          <table:table-cell office:value-type="float" office:value="1456.230835">
            <text:p>1456.230835</text:p>
          </table:table-cell>
          <table:table-cell office:value-type="float" office:value="-0.035">
            <text:p>-0.035</text:p>
          </table:table-cell>
          <table:table-cell office:value-type="float" office:value="-0.147753">
            <text:p>-0.147753</text:p>
          </table:table-cell>
          <table:table-cell table:formula="of:=([.O64]-0.02)/5" office:value-type="float" office:value="-0.0335506">
            <text:p>-0.0335506</text:p>
          </table:table-cell>
          <table:table-cell office:value-type="float" office:value="322.15271">
            <text:p>322.15271</text:p>
          </table:table-cell>
          <table:table-cell office:value-type="float" office:value="1333">
            <text:p>1333</text:p>
          </table:table-cell>
          <table:table-cell office:value-type="float" office:value="-167">
            <text:p>-167</text:p>
          </table:table-cell>
          <table:table-cell office:value-type="float" office:value="1237388">
            <text:p>1237388</text:p>
          </table:table-cell>
          <table:table-cell office:value-type="float" office:value="890438">
            <text:p>890438</text:p>
          </table:table-cell>
          <table:table-cell office:value-type="float" office:value="1523485.875">
            <text:p>1523485.875</text:p>
          </table:table-cell>
          <table:table-cell office:value-type="float" office:value="-0.523853">
            <text:p>-0.523853</text:p>
          </table:table-cell>
          <table:table-cell office:value-type="float" office:value="0.073277">
            <text:p>0.073277</text:p>
          </table:table-cell>
          <table:table-cell office:value-type="float" office:value="113.988113">
            <text:p>113.988113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float" office:value="2978059">
            <text:p>2978059</text:p>
          </table:table-cell>
          <table:table-cell office:value-type="float" office:value="22">
            <text:p>22</text:p>
          </table:table-cell>
          <table:table-cell office:value-type="float" office:value="25113">
            <text:p>25113</text:p>
          </table:table-cell>
          <table:table-cell table:formula="of:=[.D65]-[.$D$2]" office:value-type="float" office:value="1125">
            <text:p>1125</text:p>
          </table:table-cell>
          <table:table-cell office:value-type="float" office:value="114049.070313">
            <text:p>114049.070313</text:p>
          </table:table-cell>
          <table:table-cell office:value-type="float" office:value="-0.043488">
            <text:p>-0.043488</text:p>
          </table:table-cell>
          <table:table-cell office:value-type="float" office:value="-0.136828">
            <text:p>-0.136828</text:p>
          </table:table-cell>
          <table:table-cell office:value-type="float" office:value="214.632339">
            <text:p>214.632339</text:p>
          </table:table-cell>
          <table:table-cell office:value-type="float" office:value="0.002">
            <text:p>0.002</text:p>
          </table:table-cell>
          <table:table-cell office:value-type="float" office:value="0.385466">
            <text:p>0.385466</text:p>
          </table:table-cell>
          <table:table-cell table:formula="of:=([.K65]+0.02)/60" office:value-type="float" office:value="0.00675776666666667">
            <text:p>0.0067577667</text:p>
          </table:table-cell>
          <table:table-cell office:value-type="float" office:value="19173.320313">
            <text:p>19173.320313</text:p>
          </table:table-cell>
          <table:table-cell office:value-type="float" office:value="-0.043488">
            <text:p>-0.043488</text:p>
          </table:table-cell>
          <table:table-cell office:value-type="float" office:value="-0.136828">
            <text:p>-0.136828</text:p>
          </table:table-cell>
          <table:table-cell table:formula="of:=([.O65]-0.02)/5" office:value-type="float" office:value="-0.0313656">
            <text:p>-0.0313656</text:p>
          </table:table-cell>
          <table:table-cell office:value-type="float" office:value="214.632339">
            <text:p>214.632339</text:p>
          </table:table-cell>
          <table:table-cell office:value-type="float" office:value="1352">
            <text:p>1352</text:p>
          </table:table-cell>
          <table:table-cell office:value-type="float" office:value="-178">
            <text:p>-178</text:p>
          </table:table-cell>
          <table:table-cell office:value-type="float" office:value="1262433">
            <text:p>1262433</text:p>
          </table:table-cell>
          <table:table-cell office:value-type="float" office:value="892277">
            <text:p>892277</text:p>
          </table:table-cell>
          <table:table-cell office:value-type="float" office:value="1544927.625">
            <text:p>1544927.625</text:p>
          </table:table-cell>
          <table:table-cell office:value-type="float" office:value="-0.567342">
            <text:p>-0.567342</text:p>
          </table:table-cell>
          <table:table-cell office:value-type="float" office:value="-0.063551">
            <text:p>-0.063551</text:p>
          </table:table-cell>
          <table:table-cell office:value-type="float" office:value="88.798424">
            <text:p>88.798424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office:value-type="float" office:value="2979059">
            <text:p>2979059</text:p>
          </table:table-cell>
          <table:table-cell office:value-type="float" office:value="23">
            <text:p>23</text:p>
          </table:table-cell>
          <table:table-cell office:value-type="float" office:value="25118">
            <text:p>25118</text:p>
          </table:table-cell>
          <table:table-cell table:formula="of:=[.D66]-[.$D$2]" office:value-type="float" office:value="1130">
            <text:p>1130</text:p>
          </table:table-cell>
          <table:table-cell office:value-type="float" office:value="109106.882813">
            <text:p>109106.882813</text:p>
          </table:table-cell>
          <table:table-cell office:value-type="float" office:value="-0.038333">
            <text:p>-0.038333</text:p>
          </table:table-cell>
          <table:table-cell office:value-type="float" office:value="-0.11791">
            <text:p>-0.11791</text:p>
          </table:table-cell>
          <table:table-cell office:value-type="float" office:value="207.590393">
            <text:p>207.590393</text:p>
          </table:table-cell>
          <table:table-cell office:value-type="float" office:value="0.001">
            <text:p>0.001</text:p>
          </table:table-cell>
          <table:table-cell office:value-type="float" office:value="0.004788">
            <text:p>0.004788</text:p>
          </table:table-cell>
          <table:table-cell table:formula="of:=([.K66]+0.02)/60" office:value-type="float" office:value="0.000413133333333333">
            <text:p>0.0004131333</text:p>
          </table:table-cell>
          <table:table-cell office:value-type="float" office:value="378.839813">
            <text:p>378.839813</text:p>
          </table:table-cell>
          <table:table-cell office:value-type="float" office:value="-0.038333">
            <text:p>-0.038333</text:p>
          </table:table-cell>
          <table:table-cell office:value-type="float" office:value="-0.11791">
            <text:p>-0.11791</text:p>
          </table:table-cell>
          <table:table-cell table:formula="of:=([.O66]-0.02)/5" office:value-type="float" office:value="-0.027582">
            <text:p>-0.027582</text:p>
          </table:table-cell>
          <table:table-cell office:value-type="float" office:value="207.590393">
            <text:p>207.590393</text:p>
          </table:table-cell>
          <table:table-cell office:value-type="float" office:value="1371">
            <text:p>1371</text:p>
          </table:table-cell>
          <table:table-cell office:value-type="float" office:value="-190">
            <text:p>-190</text:p>
          </table:table-cell>
          <table:table-cell office:value-type="float" office:value="1287500">
            <text:p>1287500</text:p>
          </table:table-cell>
          <table:table-cell office:value-type="float" office:value="890682">
            <text:p>890682</text:p>
          </table:table-cell>
          <table:table-cell office:value-type="float" office:value="1564538.5">
            <text:p>1564538.5</text:p>
          </table:table-cell>
          <table:table-cell office:value-type="float" office:value="-0.605675">
            <text:p>-0.605675</text:p>
          </table:table-cell>
          <table:table-cell office:value-type="float" office:value="-0.181461">
            <text:p>-0.181461</text:p>
          </table:table-cell>
          <table:table-cell office:value-type="float" office:value="70.039902">
            <text:p>70.039902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float" office:value="2980059">
            <text:p>2980059</text:p>
          </table:table-cell>
          <table:table-cell office:value-type="float" office:value="22">
            <text:p>22</text:p>
          </table:table-cell>
          <table:table-cell office:value-type="float" office:value="25391">
            <text:p>25391</text:p>
          </table:table-cell>
          <table:table-cell table:formula="of:=[.D67]-[.$D$2]" office:value-type="float" office:value="1403">
            <text:p>1403</text:p>
          </table:table-cell>
          <table:table-cell office:value-type="float" office:value="115311.476563">
            <text:p>115311.476563</text:p>
          </table:table-cell>
          <table:table-cell office:value-type="float" office:value="-0.038372">
            <text:p>-0.038372</text:p>
          </table:table-cell>
          <table:table-cell office:value-type="float" office:value="-0.128302">
            <text:p>-0.128302</text:p>
          </table:table-cell>
          <table:table-cell office:value-type="float" office:value="234.361908">
            <text:p>234.361908</text:p>
          </table:table-cell>
          <table:table-cell office:value-type="float" office:value="-0.001">
            <text:p>-0.001</text:p>
          </table:table-cell>
          <table:table-cell office:value-type="float" office:value="0.272939">
            <text:p>0.272939</text:p>
          </table:table-cell>
          <table:table-cell table:formula="of:=([.K67]+0.02)/60" office:value-type="float" office:value="0.00488231666666667">
            <text:p>0.0048823167</text:p>
          </table:table-cell>
          <table:table-cell office:value-type="float" office:value="27393.892578">
            <text:p>27393.892578</text:p>
          </table:table-cell>
          <table:table-cell office:value-type="float" office:value="-0.038372">
            <text:p>-0.038372</text:p>
          </table:table-cell>
          <table:table-cell office:value-type="float" office:value="-0.128302">
            <text:p>-0.128302</text:p>
          </table:table-cell>
          <table:table-cell table:formula="of:=([.O67]-0.02)/5" office:value-type="float" office:value="-0.0296604">
            <text:p>-0.0296604</text:p>
          </table:table-cell>
          <table:table-cell office:value-type="float" office:value="234.361908">
            <text:p>234.361908</text:p>
          </table:table-cell>
          <table:table-cell office:value-type="float" office:value="1389">
            <text:p>1389</text:p>
          </table:table-cell>
          <table:table-cell office:value-type="float" office:value="-203">
            <text:p>-203</text:p>
          </table:table-cell>
          <table:table-cell office:value-type="float" office:value="1312474">
            <text:p>1312474</text:p>
          </table:table-cell>
          <table:table-cell office:value-type="float" office:value="886100">
            <text:p>886100</text:p>
          </table:table-cell>
          <table:table-cell office:value-type="float" office:value="1582553.875">
            <text:p>1582553.875</text:p>
          </table:table-cell>
          <table:table-cell office:value-type="float" office:value="-0.644047">
            <text:p>-0.644047</text:p>
          </table:table-cell>
          <table:table-cell office:value-type="float" office:value="-0.309763">
            <text:p>-0.309763</text:p>
          </table:table-cell>
          <table:table-cell office:value-type="float" office:value="51.903755">
            <text:p>51.903755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office:value-type="float" office:value="2981059">
            <text:p>2981059</text:p>
          </table:table-cell>
          <table:table-cell office:value-type="float" office:value="22">
            <text:p>22</text:p>
          </table:table-cell>
          <table:table-cell office:value-type="float" office:value="25582">
            <text:p>25582</text:p>
          </table:table-cell>
          <table:table-cell table:formula="of:=[.D68]-[.$D$2]" office:value-type="float" office:value="1594">
            <text:p>1594</text:p>
          </table:table-cell>
          <table:table-cell office:value-type="float" office:value="116182.09375">
            <text:p>116182.09375</text:p>
          </table:table-cell>
          <table:table-cell office:value-type="float" office:value="-0.038372">
            <text:p>-0.038372</text:p>
          </table:table-cell>
          <table:table-cell office:value-type="float" office:value="-0.105652">
            <text:p>-0.105652</text:p>
          </table:table-cell>
          <table:table-cell office:value-type="float" office:value="175.336472">
            <text:p>175.336472</text:p>
          </table:table-cell>
          <table:table-cell office:value-type="float" office:value="0">
            <text:p>0</text:p>
          </table:table-cell>
          <table:table-cell office:value-type="float" office:value="0.191536">
            <text:p>0.191536</text:p>
          </table:table-cell>
          <table:table-cell table:formula="of:=([.K68]+0.02)/60" office:value-type="float" office:value="0.0035256">
            <text:p>0.0035256</text:p>
          </table:table-cell>
          <table:table-cell office:value-type="float" office:value="100">
            <text:p>100</text:p>
          </table:table-cell>
          <table:table-cell office:value-type="float" office:value="-0.038372">
            <text:p>-0.038372</text:p>
          </table:table-cell>
          <table:table-cell office:value-type="float" office:value="-0.105652">
            <text:p>-0.105652</text:p>
          </table:table-cell>
          <table:table-cell table:formula="of:=([.O68]-0.02)/5" office:value-type="float" office:value="-0.0251304">
            <text:p>-0.0251304</text:p>
          </table:table-cell>
          <table:table-cell office:value-type="float" office:value="175.336472">
            <text:p>175.336472</text:p>
          </table:table-cell>
          <table:table-cell office:value-type="float" office:value="1407">
            <text:p>1407</text:p>
          </table:table-cell>
          <table:table-cell office:value-type="float" office:value="-216">
            <text:p>-216</text:p>
          </table:table-cell>
          <table:table-cell office:value-type="float" office:value="1336839">
            <text:p>1336839</text:p>
          </table:table-cell>
          <table:table-cell office:value-type="float" office:value="878302">
            <text:p>878302</text:p>
          </table:table-cell>
          <table:table-cell office:value-type="float" office:value="1598490.75">
            <text:p>1598490.75</text:p>
          </table:table-cell>
          <table:table-cell office:value-type="float" office:value="-0.682419">
            <text:p>-0.682419</text:p>
          </table:table-cell>
          <table:table-cell office:value-type="float" office:value="-0.415415">
            <text:p>-0.415415</text:p>
          </table:table-cell>
          <table:table-cell office:value-type="float" office:value="39.126152">
            <text:p>39.126152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office:value-type="float" office:value="2982059">
            <text:p>2982059</text:p>
          </table:table-cell>
          <table:table-cell office:value-type="float" office:value="22">
            <text:p>22</text:p>
          </table:table-cell>
          <table:table-cell office:value-type="float" office:value="24696">
            <text:p>24696</text:p>
          </table:table-cell>
          <table:table-cell table:formula="of:=[.D69]-[.$D$2]" office:value-type="float" office:value="708">
            <text:p>708</text:p>
          </table:table-cell>
          <table:table-cell office:value-type="float" office:value="112155.484375">
            <text:p>112155.484375</text:p>
          </table:table-cell>
          <table:table-cell office:value-type="float" office:value="-0.035">
            <text:p>-0.035</text:p>
          </table:table-cell>
          <table:table-cell office:value-type="float" office:value="-0.128568">
            <text:p>-0.128568</text:p>
          </table:table-cell>
          <table:table-cell office:value-type="float" office:value="267.337555">
            <text:p>267.337555</text:p>
          </table:table-cell>
          <table:table-cell office:value-type="float" office:value="0">
            <text:p>0</text:p>
          </table:table-cell>
          <table:table-cell office:value-type="float" office:value="-0.885855">
            <text:p>-0.885855</text:p>
          </table:table-cell>
          <table:table-cell table:formula="of:=([.K69]+0.02)/60" office:value-type="float" office:value="-0.0144309166666667">
            <text:p>-0.0144309167</text:p>
          </table:table-cell>
          <table:table-cell office:value-type="float" office:value="100">
            <text:p>100</text:p>
          </table:table-cell>
          <table:table-cell office:value-type="float" office:value="-0.035">
            <text:p>-0.035</text:p>
          </table:table-cell>
          <table:table-cell office:value-type="float" office:value="-0.128568">
            <text:p>-0.128568</text:p>
          </table:table-cell>
          <table:table-cell table:formula="of:=([.O69]-0.02)/5" office:value-type="float" office:value="-0.0297136">
            <text:p>-0.0297136</text:p>
          </table:table-cell>
          <table:table-cell office:value-type="float" office:value="267.337555">
            <text:p>267.337555</text:p>
          </table:table-cell>
          <table:table-cell office:value-type="float" office:value="1424">
            <text:p>1424</text:p>
          </table:table-cell>
          <table:table-cell office:value-type="float" office:value="-230">
            <text:p>-230</text:p>
          </table:table-cell>
          <table:table-cell office:value-type="float" office:value="1359435">
            <text:p>1359435</text:p>
          </table:table-cell>
          <table:table-cell office:value-type="float" office:value="868335">
            <text:p>868335</text:p>
          </table:table-cell>
          <table:table-cell office:value-type="float" office:value="1612017.125">
            <text:p>1612017.125</text:p>
          </table:table-cell>
          <table:table-cell office:value-type="float" office:value="-0.717419">
            <text:p>-0.717419</text:p>
          </table:table-cell>
          <table:table-cell office:value-type="float" office:value="-0.543983">
            <text:p>-0.543983</text:p>
          </table:table-cell>
          <table:table-cell office:value-type="float" office:value="24.17502">
            <text:p>24.17502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float" office:value="2983059">
            <text:p>2983059</text:p>
          </table:table-cell>
          <table:table-cell office:value-type="float" office:value="22">
            <text:p>22</text:p>
          </table:table-cell>
          <table:table-cell office:value-type="float" office:value="24023">
            <text:p>24023</text:p>
          </table:table-cell>
          <table:table-cell table:formula="of:=[.D70]-[.$D$2]" office:value-type="float" office:value="35">
            <text:p>35</text:p>
          </table:table-cell>
          <table:table-cell office:value-type="float" office:value="109097.421875">
            <text:p>109097.421875</text:p>
          </table:table-cell>
          <table:table-cell office:value-type="float" office:value="-0.04">
            <text:p>-0.04</text:p>
          </table:table-cell>
          <table:table-cell office:value-type="float" office:value="-0.14349">
            <text:p>-0.14349</text:p>
          </table:table-cell>
          <table:table-cell office:value-type="float" office:value="258.725128">
            <text:p>258.725128</text:p>
          </table:table-cell>
          <table:table-cell office:value-type="float" office:value="0">
            <text:p>0</text:p>
          </table:table-cell>
          <table:table-cell office:value-type="float" office:value="-0.672771">
            <text:p>-0.672771</text:p>
          </table:table-cell>
          <table:table-cell table:formula="of:=([.K70]+0.02)/60" office:value-type="float" office:value="-0.0108795166666667">
            <text:p>-0.0108795167</text:p>
          </table:table-cell>
          <table:table-cell office:value-type="float" office:value="100">
            <text:p>100</text:p>
          </table:table-cell>
          <table:table-cell office:value-type="float" office:value="-0.04">
            <text:p>-0.04</text:p>
          </table:table-cell>
          <table:table-cell office:value-type="float" office:value="-0.14349">
            <text:p>-0.14349</text:p>
          </table:table-cell>
          <table:table-cell table:formula="of:=([.O70]-0.02)/5" office:value-type="float" office:value="-0.032698">
            <text:p>-0.032698</text:p>
          </table:table-cell>
          <table:table-cell office:value-type="float" office:value="258.725128">
            <text:p>258.725128</text:p>
          </table:table-cell>
          <table:table-cell office:value-type="float" office:value="1441">
            <text:p>1441</text:p>
          </table:table-cell>
          <table:table-cell office:value-type="float" office:value="-244">
            <text:p>-244</text:p>
          </table:table-cell>
          <table:table-cell office:value-type="float" office:value="1379991">
            <text:p>1379991</text:p>
          </table:table-cell>
          <table:table-cell office:value-type="float" office:value="855902">
            <text:p>855902</text:p>
          </table:table-cell>
          <table:table-cell office:value-type="float" office:value="1622771">
            <text:p>1622771</text:p>
          </table:table-cell>
          <table:table-cell office:value-type="float" office:value="-0.757419">
            <text:p>-0.757419</text:p>
          </table:table-cell>
          <table:table-cell office:value-type="float" office:value="-0.687473">
            <text:p>-0.687473</text:p>
          </table:table-cell>
          <table:table-cell office:value-type="float" office:value="9.234808">
            <text:p>9.234808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float" office:value="2984059">
            <text:p>2984059</text:p>
          </table:table-cell>
          <table:table-cell office:value-type="float" office:value="21">
            <text:p>21</text:p>
          </table:table-cell>
          <table:table-cell office:value-type="float" office:value="24069">
            <text:p>24069</text:p>
          </table:table-cell>
          <table:table-cell table:formula="of:=[.D71]-[.$D$2]" office:value-type="float" office:value="81">
            <text:p>81</text:p>
          </table:table-cell>
          <table:table-cell office:value-type="float" office:value="114513.929688">
            <text:p>114513.929688</text:p>
          </table:table-cell>
          <table:table-cell office:value-type="float" office:value="-0.043537">
            <text:p>-0.043537</text:p>
          </table:table-cell>
          <table:table-cell office:value-type="float" office:value="-0.142824">
            <text:p>-0.142824</text:p>
          </table:table-cell>
          <table:table-cell office:value-type="float" office:value="228.054855">
            <text:p>228.054855</text:p>
          </table:table-cell>
          <table:table-cell office:value-type="float" office:value="-0.001">
            <text:p>-0.001</text:p>
          </table:table-cell>
          <table:table-cell office:value-type="float" office:value="0.04549">
            <text:p>0.04549</text:p>
          </table:table-cell>
          <table:table-cell table:formula="of:=([.K71]+0.02)/60" office:value-type="float" office:value="0.0010915">
            <text:p>0.0010915</text:p>
          </table:table-cell>
          <table:table-cell office:value-type="float" office:value="4648.982422">
            <text:p>4648.982422</text:p>
          </table:table-cell>
          <table:table-cell office:value-type="float" office:value="-0.043537">
            <text:p>-0.043537</text:p>
          </table:table-cell>
          <table:table-cell office:value-type="float" office:value="-0.142824">
            <text:p>-0.142824</text:p>
          </table:table-cell>
          <table:table-cell table:formula="of:=([.O71]-0.02)/5" office:value-type="float" office:value="-0.0325648">
            <text:p>-0.0325648</text:p>
          </table:table-cell>
          <table:table-cell office:value-type="float" office:value="228.054901">
            <text:p>228.054901</text:p>
          </table:table-cell>
          <table:table-cell office:value-type="float" office:value="1456">
            <text:p>1456</text:p>
          </table:table-cell>
          <table:table-cell office:value-type="float" office:value="-258">
            <text:p>-258</text:p>
          </table:table-cell>
          <table:table-cell office:value-type="float" office:value="1398593">
            <text:p>1398593</text:p>
          </table:table-cell>
          <table:table-cell office:value-type="float" office:value="840628">
            <text:p>840628</text:p>
          </table:table-cell>
          <table:table-cell office:value-type="float" office:value="1630669">
            <text:p>1630669</text:p>
          </table:table-cell>
          <table:table-cell office:value-type="float" office:value="-0.800956">
            <text:p>-0.800956</text:p>
          </table:table-cell>
          <table:table-cell office:value-type="float" office:value="-0.830297">
            <text:p>-0.830297</text:p>
          </table:table-cell>
          <table:table-cell office:value-type="float" office:value="3.663253">
            <text:p>3.663253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float" office:value="2985059">
            <text:p>2985059</text:p>
          </table:table-cell>
          <table:table-cell office:value-type="float" office:value="21">
            <text:p>21</text:p>
          </table:table-cell>
          <table:table-cell office:value-type="float" office:value="24191">
            <text:p>24191</text:p>
          </table:table-cell>
          <table:table-cell table:formula="of:=[.D72]-[.$D$2]" office:value-type="float" office:value="203">
            <text:p>203</text:p>
          </table:table-cell>
          <table:table-cell office:value-type="float" office:value="115095.375">
            <text:p>115095.375</text:p>
          </table:table-cell>
          <table:table-cell office:value-type="float" office:value="-0.04">
            <text:p>-0.04</text:p>
          </table:table-cell>
          <table:table-cell office:value-type="float" office:value="-0.120175">
            <text:p>-0.120175</text:p>
          </table:table-cell>
          <table:table-cell office:value-type="float" office:value="200.436447">
            <text:p>200.436447</text:p>
          </table:table-cell>
          <table:table-cell office:value-type="float" office:value="0">
            <text:p>0</text:p>
          </table:table-cell>
          <table:table-cell office:value-type="float" office:value="0.122104">
            <text:p>0.122104</text:p>
          </table:table-cell>
          <table:table-cell table:formula="of:=([.K72]+0.02)/60" office:value-type="float" office:value="0.0023684">
            <text:p>0.0023684</text:p>
          </table:table-cell>
          <table:table-cell office:value-type="float" office:value="100">
            <text:p>100</text:p>
          </table:table-cell>
          <table:table-cell office:value-type="float" office:value="-0.04">
            <text:p>-0.04</text:p>
          </table:table-cell>
          <table:table-cell office:value-type="float" office:value="-0.120175">
            <text:p>-0.120175</text:p>
          </table:table-cell>
          <table:table-cell table:formula="of:=([.O72]-0.02)/5" office:value-type="float" office:value="-0.028035">
            <text:p>-0.028035</text:p>
          </table:table-cell>
          <table:table-cell office:value-type="float" office:value="200.436447">
            <text:p>200.436447</text:p>
          </table:table-cell>
          <table:table-cell office:value-type="float" office:value="1471">
            <text:p>1471</text:p>
          </table:table-cell>
          <table:table-cell office:value-type="float" office:value="-273">
            <text:p>-273</text:p>
          </table:table-cell>
          <table:table-cell office:value-type="float" office:value="1414914">
            <text:p>1414914</text:p>
          </table:table-cell>
          <table:table-cell office:value-type="float" office:value="822772">
            <text:p>822772</text:p>
          </table:table-cell>
          <table:table-cell office:value-type="float" office:value="1635611.25">
            <text:p>1635611.25</text:p>
          </table:table-cell>
          <table:table-cell office:value-type="float" office:value="-0.840956">
            <text:p>-0.840956</text:p>
          </table:table-cell>
          <table:table-cell office:value-type="float" office:value="-0.950472">
            <text:p>-0.950472</text:p>
          </table:table-cell>
          <table:table-cell office:value-type="float" office:value="13.022751">
            <text:p>13.022751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float" office:value="2986059">
            <text:p>2986059</text:p>
          </table:table-cell>
          <table:table-cell office:value-type="float" office:value="22">
            <text:p>22</text:p>
          </table:table-cell>
          <table:table-cell office:value-type="float" office:value="23746">
            <text:p>23746</text:p>
          </table:table-cell>
          <table:table-cell table:formula="of:=[.D73]-[.$D$2]" office:value-type="float" office:value="-242">
            <text:p>-242</text:p>
          </table:table-cell>
          <table:table-cell office:value-type="float" office:value="107835.03125">
            <text:p>107835.03125</text:p>
          </table:table-cell>
          <table:table-cell office:value-type="float" office:value="-0.038372">
            <text:p>-0.038372</text:p>
          </table:table-cell>
          <table:table-cell office:value-type="float" office:value="-0.12617">
            <text:p>-0.12617</text:p>
          </table:table-cell>
          <table:table-cell office:value-type="float" office:value="228.806595">
            <text:p>228.806595</text:p>
          </table:table-cell>
          <table:table-cell office:value-type="float" office:value="0.001">
            <text:p>0.001</text:p>
          </table:table-cell>
          <table:table-cell office:value-type="float" office:value="-0.445322">
            <text:p>-0.445322</text:p>
          </table:table-cell>
          <table:table-cell table:formula="of:=([.K73]+0.02)/60" office:value-type="float" office:value="-0.0070887">
            <text:p>-0.0070887</text:p>
          </table:table-cell>
          <table:table-cell office:value-type="float" office:value="44632.144531">
            <text:p>44632.144531</text:p>
          </table:table-cell>
          <table:table-cell office:value-type="float" office:value="-0.038372">
            <text:p>-0.038372</text:p>
          </table:table-cell>
          <table:table-cell office:value-type="float" office:value="-0.12617">
            <text:p>-0.12617</text:p>
          </table:table-cell>
          <table:table-cell table:formula="of:=([.O73]-0.02)/5" office:value-type="float" office:value="-0.029234">
            <text:p>-0.029234</text:p>
          </table:table-cell>
          <table:table-cell office:value-type="float" office:value="228.806595">
            <text:p>228.806595</text:p>
          </table:table-cell>
          <table:table-cell office:value-type="float" office:value="1486">
            <text:p>1486</text:p>
          </table:table-cell>
          <table:table-cell office:value-type="float" office:value="-289">
            <text:p>-289</text:p>
          </table:table-cell>
          <table:table-cell office:value-type="float" office:value="1428717">
            <text:p>1428717</text:p>
          </table:table-cell>
          <table:table-cell office:value-type="float" office:value="803450">
            <text:p>803450</text:p>
          </table:table-cell>
          <table:table-cell office:value-type="float" office:value="1637981.875">
            <text:p>1637981.875</text:p>
          </table:table-cell>
          <table:table-cell office:value-type="float" office:value="-0.879328">
            <text:p>-0.879328</text:p>
          </table:table-cell>
          <table:table-cell office:value-type="float" office:value="-1.076642">
            <text:p>-1.076642</text:p>
          </table:table-cell>
          <table:table-cell office:value-type="float" office:value="22.439112">
            <text:p>22.439112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float" office:value="2987059">
            <text:p>2987059</text:p>
          </table:table-cell>
          <table:table-cell office:value-type="float" office:value="21">
            <text:p>21</text:p>
          </table:table-cell>
          <table:table-cell office:value-type="float" office:value="22817">
            <text:p>22817</text:p>
          </table:table-cell>
          <table:table-cell table:formula="of:=[.D74]-[.$D$2]" office:value-type="float" office:value="-1171">
            <text:p>-1171</text:p>
          </table:table-cell>
          <table:table-cell office:value-type="float" office:value="108551.234375">
            <text:p>108551.234375</text:p>
          </table:table-cell>
          <table:table-cell office:value-type="float" office:value="-0.04">
            <text:p>-0.04</text:p>
          </table:table-cell>
          <table:table-cell office:value-type="float" office:value="-0.13856">
            <text:p>-0.13856</text:p>
          </table:table-cell>
          <table:table-cell office:value-type="float" office:value="246.401245">
            <text:p>246.401245</text:p>
          </table:table-cell>
          <table:table-cell office:value-type="float" office:value="-0.001">
            <text:p>-0.001</text:p>
          </table:table-cell>
          <table:table-cell office:value-type="float" office:value="-0.92895">
            <text:p>-0.92895</text:p>
          </table:table-cell>
          <table:table-cell table:formula="of:=([.K74]+0.02)/60" office:value-type="float" office:value="-0.0151491666666667">
            <text:p>-0.0151491667</text:p>
          </table:table-cell>
          <table:table-cell office:value-type="float" office:value="92795.015625">
            <text:p>92795.015625</text:p>
          </table:table-cell>
          <table:table-cell office:value-type="float" office:value="-0.04">
            <text:p>-0.04</text:p>
          </table:table-cell>
          <table:table-cell office:value-type="float" office:value="-0.13856">
            <text:p>-0.13856</text:p>
          </table:table-cell>
          <table:table-cell table:formula="of:=([.O74]-0.02)/5" office:value-type="float" office:value="-0.031712">
            <text:p>-0.031712</text:p>
          </table:table-cell>
          <table:table-cell office:value-type="float" office:value="246.401245">
            <text:p>246.401245</text:p>
          </table:table-cell>
          <table:table-cell office:value-type="float" office:value="1499">
            <text:p>1499</text:p>
          </table:table-cell>
          <table:table-cell office:value-type="float" office:value="-305">
            <text:p>-305</text:p>
          </table:table-cell>
          <table:table-cell office:value-type="float" office:value="1439539">
            <text:p>1439539</text:p>
          </table:table-cell>
          <table:table-cell office:value-type="float" office:value="783363">
            <text:p>783363</text:p>
          </table:table-cell>
          <table:table-cell office:value-type="float" office:value="1637710.125">
            <text:p>1637710.125</text:p>
          </table:table-cell>
          <table:table-cell office:value-type="float" office:value="-0.919328">
            <text:p>-0.919328</text:p>
          </table:table-cell>
          <table:table-cell office:value-type="float" office:value="-1.215202">
            <text:p>-1.215202</text:p>
          </table:table-cell>
          <table:table-cell office:value-type="float" office:value="32.183712">
            <text:p>32.183712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float" office:value="2988059">
            <text:p>2988059</text:p>
          </table:table-cell>
          <table:table-cell office:value-type="float" office:value="20">
            <text:p>20</text:p>
          </table:table-cell>
          <table:table-cell office:value-type="float" office:value="23384">
            <text:p>23384</text:p>
          </table:table-cell>
          <table:table-cell table:formula="of:=[.D75]-[.$D$2]" office:value-type="float" office:value="-604">
            <text:p>-604</text:p>
          </table:table-cell>
          <table:table-cell office:value-type="float" office:value="116820.921875">
            <text:p>116820.921875</text:p>
          </table:table-cell>
          <table:table-cell office:value-type="float" office:value="-0.045">
            <text:p>-0.045</text:p>
          </table:table-cell>
          <table:table-cell office:value-type="float" office:value="-0.177198">
            <text:p>-0.177198</text:p>
          </table:table-cell>
          <table:table-cell office:value-type="float" office:value="293.772339">
            <text:p>293.772339</text:p>
          </table:table-cell>
          <table:table-cell office:value-type="float" office:value="-0.001">
            <text:p>-0.001</text:p>
          </table:table-cell>
          <table:table-cell office:value-type="float" office:value="0.567426">
            <text:p>0.567426</text:p>
          </table:table-cell>
          <table:table-cell table:formula="of:=([.K75]+0.02)/60" office:value-type="float" office:value="0.00979043333333333">
            <text:p>0.0097904333</text:p>
          </table:table-cell>
          <table:table-cell office:value-type="float" office:value="56842.566406">
            <text:p>56842.566406</text:p>
          </table:table-cell>
          <table:table-cell office:value-type="float" office:value="-0.045">
            <text:p>-0.045</text:p>
          </table:table-cell>
          <table:table-cell office:value-type="float" office:value="-0.177198">
            <text:p>-0.177198</text:p>
          </table:table-cell>
          <table:table-cell table:formula="of:=([.O75]-0.02)/5" office:value-type="float" office:value="-0.0394396">
            <text:p>-0.0394396</text:p>
          </table:table-cell>
          <table:table-cell office:value-type="float" office:value="293.7724">
            <text:p>293.7724</text:p>
          </table:table-cell>
          <table:table-cell office:value-type="float" office:value="1511">
            <text:p>1511</text:p>
          </table:table-cell>
          <table:table-cell office:value-type="float" office:value="-321">
            <text:p>-321</text:p>
          </table:table-cell>
          <table:table-cell office:value-type="float" office:value="1447680">
            <text:p>1447680</text:p>
          </table:table-cell>
          <table:table-cell office:value-type="float" office:value="761442">
            <text:p>761442</text:p>
          </table:table-cell>
          <table:table-cell office:value-type="float" office:value="1634529.875">
            <text:p>1634529.875</text:p>
          </table:table-cell>
          <table:table-cell office:value-type="float" office:value="-0.964328">
            <text:p>-0.964328</text:p>
          </table:table-cell>
          <table:table-cell office:value-type="float" office:value="-1.3924">
            <text:p>-1.3924</text:p>
          </table:table-cell>
          <table:table-cell office:value-type="float" office:value="44.390644">
            <text:p>44.390644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float" office:value="2989059">
            <text:p>2989059</text:p>
          </table:table-cell>
          <table:table-cell office:value-type="float" office:value="22">
            <text:p>22</text:p>
          </table:table-cell>
          <table:table-cell office:value-type="float" office:value="24033">
            <text:p>24033</text:p>
          </table:table-cell>
          <table:table-cell table:formula="of:=[.D76]-[.$D$2]" office:value-type="float" office:value="45">
            <text:p>45</text:p>
          </table:table-cell>
          <table:table-cell office:value-type="float" office:value="109140.96875">
            <text:p>109140.96875</text:p>
          </table:table-cell>
          <table:table-cell office:value-type="float" office:value="-0.043488">
            <text:p>-0.043488</text:p>
          </table:table-cell>
          <table:table-cell office:value-type="float" office:value="-0.129368">
            <text:p>-0.129368</text:p>
          </table:table-cell>
          <table:table-cell office:value-type="float" office:value="197.476151">
            <text:p>197.476151</text:p>
          </table:table-cell>
          <table:table-cell office:value-type="float" office:value="0.002">
            <text:p>0.002</text:p>
          </table:table-cell>
          <table:table-cell office:value-type="float" office:value="0.648829">
            <text:p>0.648829</text:p>
          </table:table-cell>
          <table:table-cell table:formula="of:=([.K76]+0.02)/60" office:value-type="float" office:value="0.01114715">
            <text:p>0.01114715</text:p>
          </table:table-cell>
          <table:table-cell office:value-type="float" office:value="32341.427734">
            <text:p>32341.427734</text:p>
          </table:table-cell>
          <table:table-cell office:value-type="float" office:value="-0.043488">
            <text:p>-0.043488</text:p>
          </table:table-cell>
          <table:table-cell office:value-type="float" office:value="-0.129368">
            <text:p>-0.129368</text:p>
          </table:table-cell>
          <table:table-cell table:formula="of:=([.O76]-0.02)/5" office:value-type="float" office:value="-0.0298736">
            <text:p>-0.0298736</text:p>
          </table:table-cell>
          <table:table-cell office:value-type="float" office:value="197.476151">
            <text:p>197.476151</text:p>
          </table:table-cell>
          <table:table-cell office:value-type="float" office:value="1524">
            <text:p>1524</text:p>
          </table:table-cell>
          <table:table-cell office:value-type="float" office:value="-339">
            <text:p>-339</text:p>
          </table:table-cell>
          <table:table-cell office:value-type="float" office:value="1451945">
            <text:p>1451945</text:p>
          </table:table-cell>
          <table:table-cell office:value-type="float" office:value="737790">
            <text:p>737790</text:p>
          </table:table-cell>
          <table:table-cell office:value-type="float" office:value="1627438.25">
            <text:p>1627438.25</text:p>
          </table:table-cell>
          <table:table-cell office:value-type="float" office:value="-1.007817">
            <text:p>-1.007817</text:p>
          </table:table-cell>
          <table:table-cell office:value-type="float" office:value="-1.521767">
            <text:p>-1.521767</text:p>
          </table:table-cell>
          <table:table-cell office:value-type="float" office:value="50.996441">
            <text:p>50.996441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float" office:value="2990059">
            <text:p>2990059</text:p>
          </table:table-cell>
          <table:table-cell office:value-type="float" office:value="24">
            <text:p>24</text:p>
          </table:table-cell>
          <table:table-cell office:value-type="float" office:value="24418">
            <text:p>24418</text:p>
          </table:table-cell>
          <table:table-cell table:formula="of:=[.D77]-[.$D$2]" office:value-type="float" office:value="430">
            <text:p>430</text:p>
          </table:table-cell>
          <table:table-cell office:value-type="float" office:value="101643.65625">
            <text:p>101643.65625</text:p>
          </table:table-cell>
          <table:table-cell office:value-type="float" office:value="-0.038298">
            <text:p>-0.038298</text:p>
          </table:table-cell>
          <table:table-cell office:value-type="float" office:value="-0.101922">
            <text:p>-0.101922</text:p>
          </table:table-cell>
          <table:table-cell office:value-type="float" office:value="166.12944">
            <text:p>166.12944</text:p>
          </table:table-cell>
          <table:table-cell office:value-type="float" office:value="0.002">
            <text:p>0.002</text:p>
          </table:table-cell>
          <table:table-cell office:value-type="float" office:value="0.385466">
            <text:p>0.385466</text:p>
          </table:table-cell>
          <table:table-cell table:formula="of:=([.K77]+0.02)/60" office:value-type="float" office:value="0.00675776666666667">
            <text:p>0.0067577667</text:p>
          </table:table-cell>
          <table:table-cell office:value-type="float" office:value="19173.320313">
            <text:p>19173.320313</text:p>
          </table:table-cell>
          <table:table-cell office:value-type="float" office:value="-0.038298">
            <text:p>-0.038298</text:p>
          </table:table-cell>
          <table:table-cell office:value-type="float" office:value="-0.101922">
            <text:p>-0.101922</text:p>
          </table:table-cell>
          <table:table-cell table:formula="of:=([.O77]-0.02)/5" office:value-type="float" office:value="-0.0243844">
            <text:p>-0.0243844</text:p>
          </table:table-cell>
          <table:table-cell office:value-type="float" office:value="166.12944">
            <text:p>166.12944</text:p>
          </table:table-cell>
          <table:table-cell office:value-type="float" office:value="1537">
            <text:p>1537</text:p>
          </table:table-cell>
          <table:table-cell office:value-type="float" office:value="-359">
            <text:p>-359</text:p>
          </table:table-cell>
          <table:table-cell office:value-type="float" office:value="1453142">
            <text:p>1453142</text:p>
          </table:table-cell>
          <table:table-cell office:value-type="float" office:value="713401">
            <text:p>713401</text:p>
          </table:table-cell>
          <table:table-cell office:value-type="float" office:value="1617594">
            <text:p>1617594</text:p>
          </table:table-cell>
          <table:table-cell office:value-type="float" office:value="-1.046114">
            <text:p>-1.046114</text:p>
          </table:table-cell>
          <table:table-cell office:value-type="float" office:value="-1.623689">
            <text:p>-1.623689</text:p>
          </table:table-cell>
          <table:table-cell office:value-type="float" office:value="55.211418">
            <text:p>55.211418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office:value-type="float" office:value="2991059">
            <text:p>2991059</text:p>
          </table:table-cell>
          <table:table-cell office:value-type="float" office:value="24">
            <text:p>24</text:p>
          </table:table-cell>
          <table:table-cell office:value-type="float" office:value="23415">
            <text:p>23415</text:p>
          </table:table-cell>
          <table:table-cell table:formula="of:=[.D78]-[.$D$2]" office:value-type="float" office:value="-573">
            <text:p>-573</text:p>
          </table:table-cell>
          <table:table-cell office:value-type="float" office:value="97463.789063">
            <text:p>97463.789063</text:p>
          </table:table-cell>
          <table:table-cell office:value-type="float" office:value="-0.03">
            <text:p>-0.03</text:p>
          </table:table-cell>
          <table:table-cell office:value-type="float" office:value="-0.11338">
            <text:p>-0.11338</text:p>
          </table:table-cell>
          <table:table-cell office:value-type="float" office:value="277.932617">
            <text:p>277.932617</text:p>
          </table:table-cell>
          <table:table-cell office:value-type="float" office:value="0">
            <text:p>0</text:p>
          </table:table-cell>
          <table:table-cell office:value-type="float" office:value="-1.00317">
            <text:p>-1.00317</text:p>
          </table:table-cell>
          <table:table-cell table:formula="of:=([.K78]+0.02)/60" office:value-type="float" office:value="-0.0163861666666667">
            <text:p>-0.0163861667</text:p>
          </table:table-cell>
          <table:table-cell office:value-type="float" office:value="100">
            <text:p>100</text:p>
          </table:table-cell>
          <table:table-cell office:value-type="float" office:value="-0.03">
            <text:p>-0.03</text:p>
          </table:table-cell>
          <table:table-cell office:value-type="float" office:value="-0.11338">
            <text:p>-0.11338</text:p>
          </table:table-cell>
          <table:table-cell table:formula="of:=([.O78]-0.02)/5" office:value-type="float" office:value="-0.026676">
            <text:p>-0.026676</text:p>
          </table:table-cell>
          <table:table-cell office:value-type="float" office:value="277.932617">
            <text:p>277.932617</text:p>
          </table:table-cell>
          <table:table-cell office:value-type="float" office:value="1549">
            <text:p>1549</text:p>
          </table:table-cell>
          <table:table-cell office:value-type="float" office:value="-380">
            <text:p>-380</text:p>
          </table:table-cell>
          <table:table-cell office:value-type="float" office:value="1451904">
            <text:p>1451904</text:p>
          </table:table-cell>
          <table:table-cell office:value-type="float" office:value="690018">
            <text:p>690018</text:p>
          </table:table-cell>
          <table:table-cell office:value-type="float" office:value="1606293.625">
            <text:p>1606293.625</text:p>
          </table:table-cell>
          <table:table-cell office:value-type="float" office:value="-1.076114">
            <text:p>-1.076114</text:p>
          </table:table-cell>
          <table:table-cell office:value-type="float" office:value="-1.737069">
            <text:p>-1.737069</text:p>
          </table:table-cell>
          <table:table-cell office:value-type="float" office:value="61.420464">
            <text:p>61.420464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office:value-type="float" office:value="2992059">
            <text:p>2992059</text:p>
          </table:table-cell>
          <table:table-cell office:value-type="float" office:value="20">
            <text:p>20</text:p>
          </table:table-cell>
          <table:table-cell office:value-type="float" office:value="23231">
            <text:p>23231</text:p>
          </table:table-cell>
          <table:table-cell table:formula="of:=[.D79]-[.$D$2]" office:value-type="float" office:value="-757">
            <text:p>-757</text:p>
          </table:table-cell>
          <table:table-cell office:value-type="float" office:value="116054.773438">
            <text:p>116054.773438</text:p>
          </table:table-cell>
          <table:table-cell office:value-type="float" office:value="-0.04">
            <text:p>-0.04</text:p>
          </table:table-cell>
          <table:table-cell office:value-type="float" office:value="-0.129368">
            <text:p>-0.129368</text:p>
          </table:table-cell>
          <table:table-cell office:value-type="float" office:value="223.418839">
            <text:p>223.418839</text:p>
          </table:table-cell>
          <table:table-cell office:value-type="float" office:value="-0.004">
            <text:p>-0.004</text:p>
          </table:table-cell>
          <table:table-cell office:value-type="float" office:value="-0.184354">
            <text:p>-0.184354</text:p>
          </table:table-cell>
          <table:table-cell table:formula="of:=([.K79]+0.02)/60" office:value-type="float" office:value="-0.00273923333333333">
            <text:p>-0.0027392333</text:p>
          </table:table-cell>
          <table:table-cell office:value-type="float" office:value="4508.837402">
            <text:p>4508.837402</text:p>
          </table:table-cell>
          <table:table-cell office:value-type="float" office:value="-0.04">
            <text:p>-0.04</text:p>
          </table:table-cell>
          <table:table-cell office:value-type="float" office:value="-0.129368">
            <text:p>-0.129368</text:p>
          </table:table-cell>
          <table:table-cell table:formula="of:=([.O79]-0.02)/5" office:value-type="float" office:value="-0.0298736">
            <text:p>-0.0298736</text:p>
          </table:table-cell>
          <table:table-cell office:value-type="float" office:value="223.418839">
            <text:p>223.418839</text:p>
          </table:table-cell>
          <table:table-cell office:value-type="float" office:value="1558">
            <text:p>1558</text:p>
          </table:table-cell>
          <table:table-cell office:value-type="float" office:value="-398">
            <text:p>-398</text:p>
          </table:table-cell>
          <table:table-cell office:value-type="float" office:value="1448059">
            <text:p>1448059</text:p>
          </table:table-cell>
          <table:table-cell office:value-type="float" office:value="667107">
            <text:p>667107</text:p>
          </table:table-cell>
          <table:table-cell office:value-type="float" office:value="1593087.625">
            <text:p>1593087.625</text:p>
          </table:table-cell>
          <table:table-cell office:value-type="float" office:value="-1.116114">
            <text:p>-1.116114</text:p>
          </table:table-cell>
          <table:table-cell office:value-type="float" office:value="-1.866436">
            <text:p>-1.866436</text:p>
          </table:table-cell>
          <table:table-cell office:value-type="float" office:value="67.226273">
            <text:p>67.226273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office:value-type="float" office:value="2993059">
            <text:p>2993059</text:p>
          </table:table-cell>
          <table:table-cell office:value-type="float" office:value="18">
            <text:p>18</text:p>
          </table:table-cell>
          <table:table-cell office:value-type="float" office:value="23588">
            <text:p>23588</text:p>
          </table:table-cell>
          <table:table-cell table:formula="of:=[.D80]-[.$D$2]" office:value-type="float" office:value="-400">
            <text:p>-400</text:p>
          </table:table-cell>
          <table:table-cell office:value-type="float" office:value="130942.726563">
            <text:p>130942.726563</text:p>
          </table:table-cell>
          <table:table-cell office:value-type="float" office:value="-0.045">
            <text:p>-0.045</text:p>
          </table:table-cell>
          <table:table-cell office:value-type="float" office:value="-0.147221">
            <text:p>-0.147221</text:p>
          </table:table-cell>
          <table:table-cell office:value-type="float" office:value="227.156708">
            <text:p>227.156708</text:p>
          </table:table-cell>
          <table:table-cell office:value-type="float" office:value="-0.002">
            <text:p>-0.002</text:p>
          </table:table-cell>
          <table:table-cell office:value-type="float" office:value="0.356736">
            <text:p>0.356736</text:p>
          </table:table-cell>
          <table:table-cell table:formula="of:=([.K80]+0.02)/60" office:value-type="float" office:value="0.00627893333333333">
            <text:p>0.0062789333</text:p>
          </table:table-cell>
          <table:table-cell office:value-type="float" office:value="17936.800781">
            <text:p>17936.800781</text:p>
          </table:table-cell>
          <table:table-cell office:value-type="float" office:value="-0.045">
            <text:p>-0.045</text:p>
          </table:table-cell>
          <table:table-cell office:value-type="float" office:value="-0.147221">
            <text:p>-0.147221</text:p>
          </table:table-cell>
          <table:table-cell table:formula="of:=([.O80]-0.02)/5" office:value-type="float" office:value="-0.0334442">
            <text:p>-0.0334442</text:p>
          </table:table-cell>
          <table:table-cell office:value-type="float" office:value="227.156708">
            <text:p>227.156708</text:p>
          </table:table-cell>
          <table:table-cell office:value-type="float" office:value="1566">
            <text:p>1566</text:p>
          </table:table-cell>
          <table:table-cell office:value-type="float" office:value="-414">
            <text:p>-414</text:p>
          </table:table-cell>
          <table:table-cell office:value-type="float" office:value="1441187">
            <text:p>1441187</text:p>
          </table:table-cell>
          <table:table-cell office:value-type="float" office:value="644543">
            <text:p>644543</text:p>
          </table:table-cell>
          <table:table-cell office:value-type="float" office:value="1577491.125">
            <text:p>1577491.125</text:p>
          </table:table-cell>
          <table:table-cell office:value-type="float" office:value="-1.161114">
            <text:p>-1.161114</text:p>
          </table:table-cell>
          <table:table-cell office:value-type="float" office:value="-2.013657">
            <text:p>-2.013657</text:p>
          </table:table-cell>
          <table:table-cell office:value-type="float" office:value="73.42453">
            <text:p>73.42453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office:value-type="float" office:value="2994059">
            <text:p>2994059</text:p>
          </table:table-cell>
          <table:table-cell office:value-type="float" office:value="20">
            <text:p>20</text:p>
          </table:table-cell>
          <table:table-cell office:value-type="float" office:value="23748">
            <text:p>23748</text:p>
          </table:table-cell>
          <table:table-cell table:formula="of:=[.D81]-[.$D$2]" office:value-type="float" office:value="-240">
            <text:p>-240</text:p>
          </table:table-cell>
          <table:table-cell office:value-type="float" office:value="118640.5">
            <text:p>118640.5</text:p>
          </table:table-cell>
          <table:table-cell office:value-type="float" office:value="-0.04359">
            <text:p>-0.04359</text:p>
          </table:table-cell>
          <table:table-cell office:value-type="float" office:value="-0.14389">
            <text:p>-0.14389</text:p>
          </table:table-cell>
          <table:table-cell office:value-type="float" office:value="230.099991">
            <text:p>230.099991</text:p>
          </table:table-cell>
          <table:table-cell office:value-type="float" office:value="0.002">
            <text:p>0.002</text:p>
          </table:table-cell>
          <table:table-cell office:value-type="float" office:value="0.160412">
            <text:p>0.160412</text:p>
          </table:table-cell>
          <table:table-cell table:formula="of:=([.K81]+0.02)/60" office:value-type="float" office:value="0.00300686666666667">
            <text:p>0.0030068667</text:p>
          </table:table-cell>
          <table:table-cell office:value-type="float" office:value="7920.574219">
            <text:p>7920.574219</text:p>
          </table:table-cell>
          <table:table-cell office:value-type="float" office:value="-0.04359">
            <text:p>-0.04359</text:p>
          </table:table-cell>
          <table:table-cell office:value-type="float" office:value="-0.14389">
            <text:p>-0.14389</text:p>
          </table:table-cell>
          <table:table-cell table:formula="of:=([.O81]-0.02)/5" office:value-type="float" office:value="-0.032778">
            <text:p>-0.032778</text:p>
          </table:table-cell>
          <table:table-cell office:value-type="float" office:value="230.099991">
            <text:p>230.099991</text:p>
          </table:table-cell>
          <table:table-cell office:value-type="float" office:value="1574">
            <text:p>1574</text:p>
          </table:table-cell>
          <table:table-cell office:value-type="float" office:value="-432">
            <text:p>-432</text:p>
          </table:table-cell>
          <table:table-cell office:value-type="float" office:value="1431010">
            <text:p>1431010</text:p>
          </table:table-cell>
          <table:table-cell office:value-type="float" office:value="623086">
            <text:p>623086</text:p>
          </table:table-cell>
          <table:table-cell office:value-type="float" office:value="1559507">
            <text:p>1559507</text:p>
          </table:table-cell>
          <table:table-cell office:value-type="float" office:value="-1.204704">
            <text:p>-1.204704</text:p>
          </table:table-cell>
          <table:table-cell office:value-type="float" office:value="-2.157547">
            <text:p>-2.157547</text:p>
          </table:table-cell>
          <table:table-cell office:value-type="float" office:value="79.093513">
            <text:p>79.093513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office:value-type="float" office:value="2995059">
            <text:p>2995059</text:p>
          </table:table-cell>
          <table:table-cell office:value-type="float" office:value="23">
            <text:p>23</text:p>
          </table:table-cell>
          <table:table-cell office:value-type="float" office:value="24215">
            <text:p>24215</text:p>
          </table:table-cell>
          <table:table-cell table:formula="of:=[.D82]-[.$D$2]" office:value-type="float" office:value="227">
            <text:p>227</text:p>
          </table:table-cell>
          <table:table-cell office:value-type="float" office:value="105182.484375">
            <text:p>105182.484375</text:p>
          </table:table-cell>
          <table:table-cell office:value-type="float" office:value="-0.043444">
            <text:p>-0.043444</text:p>
          </table:table-cell>
          <table:table-cell office:value-type="float" office:value="-0.144289">
            <text:p>-0.144289</text:p>
          </table:table-cell>
          <table:table-cell office:value-type="float" office:value="232.123993">
            <text:p>232.123993</text:p>
          </table:table-cell>
          <table:table-cell office:value-type="float" office:value="0.003">
            <text:p>0.003</text:p>
          </table:table-cell>
          <table:table-cell office:value-type="float" office:value="0.466869">
            <text:p>0.466869</text:p>
          </table:table-cell>
          <table:table-cell table:formula="of:=([.K82]+0.02)/60" office:value-type="float" office:value="0.00811448333333333">
            <text:p>0.0081144833</text:p>
          </table:table-cell>
          <table:table-cell office:value-type="float" office:value="15462.30957">
            <text:p>15462.30957</text:p>
          </table:table-cell>
          <table:table-cell office:value-type="float" office:value="-0.043444">
            <text:p>-0.043444</text:p>
          </table:table-cell>
          <table:table-cell office:value-type="float" office:value="-0.144289">
            <text:p>-0.144289</text:p>
          </table:table-cell>
          <table:table-cell table:formula="of:=([.O82]-0.02)/5" office:value-type="float" office:value="-0.0328578">
            <text:p>-0.0328578</text:p>
          </table:table-cell>
          <table:table-cell office:value-type="float" office:value="232.123993">
            <text:p>232.123993</text:p>
          </table:table-cell>
          <table:table-cell office:value-type="float" office:value="1582">
            <text:p>1582</text:p>
          </table:table-cell>
          <table:table-cell office:value-type="float" office:value="-453">
            <text:p>-453</text:p>
          </table:table-cell>
          <table:table-cell office:value-type="float" office:value="1417603">
            <text:p>1417603</text:p>
          </table:table-cell>
          <table:table-cell office:value-type="float" office:value="602921">
            <text:p>602921</text:p>
          </table:table-cell>
          <table:table-cell office:value-type="float" office:value="1539212.625">
            <text:p>1539212.625</text:p>
          </table:table-cell>
          <table:table-cell office:value-type="float" office:value="-1.248148">
            <text:p>-1.248148</text:p>
          </table:table-cell>
          <table:table-cell office:value-type="float" office:value="-2.301836">
            <text:p>-2.301836</text:p>
          </table:table-cell>
          <table:table-cell office:value-type="float" office:value="84.420074">
            <text:p>84.420074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float" office:value="2996059">
            <text:p>2996059</text:p>
          </table:table-cell>
          <table:table-cell office:value-type="float" office:value="25">
            <text:p>25</text:p>
          </table:table-cell>
          <table:table-cell office:value-type="float" office:value="24356">
            <text:p>24356</text:p>
          </table:table-cell>
          <table:table-cell table:formula="of:=[.D83]-[.$D$2]" office:value-type="float" office:value="368">
            <text:p>368</text:p>
          </table:table-cell>
          <table:table-cell office:value-type="float" office:value="97324.921875">
            <text:p>97324.921875</text:p>
          </table:table-cell>
          <table:table-cell office:value-type="float" office:value="-0.033163">
            <text:p>-0.033163</text:p>
          </table:table-cell>
          <table:table-cell office:value-type="float" office:value="-0.075542">
            <text:p>-0.075542</text:p>
          </table:table-cell>
          <table:table-cell office:value-type="float" office:value="127.788506">
            <text:p>127.788506</text:p>
          </table:table-cell>
          <table:table-cell office:value-type="float" office:value="0.002">
            <text:p>0.002</text:p>
          </table:table-cell>
          <table:table-cell office:value-type="float" office:value="0.141258">
            <text:p>0.141258</text:p>
          </table:table-cell>
          <table:table-cell table:formula="of:=([.K83]+0.02)/60" office:value-type="float" office:value="0.00268763333333333">
            <text:p>0.0026876333</text:p>
          </table:table-cell>
          <table:table-cell office:value-type="float" office:value="6962.893555">
            <text:p>6962.893555</text:p>
          </table:table-cell>
          <table:table-cell office:value-type="float" office:value="-0.033163">
            <text:p>-0.033163</text:p>
          </table:table-cell>
          <table:table-cell office:value-type="float" office:value="-0.075542">
            <text:p>-0.075542</text:p>
          </table:table-cell>
          <table:table-cell table:formula="of:=([.O83]-0.02)/5" office:value-type="float" office:value="-0.0191084">
            <text:p>-0.0191084</text:p>
          </table:table-cell>
          <table:table-cell office:value-type="float" office:value="127.788506">
            <text:p>127.788506</text:p>
          </table:table-cell>
          <table:table-cell office:value-type="float" office:value="1590">
            <text:p>1590</text:p>
          </table:table-cell>
          <table:table-cell office:value-type="float" office:value="-477">
            <text:p>-477</text:p>
          </table:table-cell>
          <table:table-cell office:value-type="float" office:value="1401342">
            <text:p>1401342</text:p>
          </table:table-cell>
          <table:table-cell office:value-type="float" office:value="584788">
            <text:p>584788</text:p>
          </table:table-cell>
          <table:table-cell office:value-type="float" office:value="1517181.875">
            <text:p>1517181.875</text:p>
          </table:table-cell>
          <table:table-cell office:value-type="float" office:value="-1.281312">
            <text:p>-1.281312</text:p>
          </table:table-cell>
          <table:table-cell office:value-type="float" office:value="-2.377378">
            <text:p>-2.377378</text:p>
          </table:table-cell>
          <table:table-cell office:value-type="float" office:value="85.542549">
            <text:p>85.542549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office:value-type="float" office:value="2997059">
            <text:p>2997059</text:p>
          </table:table-cell>
          <table:table-cell office:value-type="float" office:value="23">
            <text:p>23</text:p>
          </table:table-cell>
          <table:table-cell office:value-type="float" office:value="24316">
            <text:p>24316</text:p>
          </table:table-cell>
          <table:table-cell table:formula="of:=[.D84]-[.$D$2]" office:value-type="float" office:value="328">
            <text:p>328</text:p>
          </table:table-cell>
          <table:table-cell office:value-type="float" office:value="105619.6875">
            <text:p>105619.6875</text:p>
          </table:table-cell>
          <table:table-cell office:value-type="float" office:value="-0.033222">
            <text:p>-0.033222</text:p>
          </table:table-cell>
          <table:table-cell office:value-type="float" office:value="-0.097525">
            <text:p>-0.097525</text:p>
          </table:table-cell>
          <table:table-cell office:value-type="float" office:value="193.554291">
            <text:p>193.554291</text:p>
          </table:table-cell>
          <table:table-cell office:value-type="float" office:value="-0.002">
            <text:p>-0.002</text:p>
          </table:table-cell>
          <table:table-cell office:value-type="float" office:value="-0.040701">
            <text:p>-0.040701</text:p>
          </table:table-cell>
          <table:table-cell table:formula="of:=([.K84]+0.02)/60" office:value-type="float" office:value="-0.000345016666666667">
            <text:p>-0.0003450167</text:p>
          </table:table-cell>
          <table:table-cell office:value-type="float" office:value="1935.070557">
            <text:p>1935.070557</text:p>
          </table:table-cell>
          <table:table-cell office:value-type="float" office:value="-0.033222">
            <text:p>-0.033222</text:p>
          </table:table-cell>
          <table:table-cell office:value-type="float" office:value="-0.097525">
            <text:p>-0.097525</text:p>
          </table:table-cell>
          <table:table-cell table:formula="of:=([.O84]-0.02)/5" office:value-type="float" office:value="-0.023505">
            <text:p>-0.023505</text:p>
          </table:table-cell>
          <table:table-cell office:value-type="float" office:value="193.554291">
            <text:p>193.554291</text:p>
          </table:table-cell>
          <table:table-cell office:value-type="float" office:value="1597">
            <text:p>1597</text:p>
          </table:table-cell>
          <table:table-cell office:value-type="float" office:value="-499">
            <text:p>-499</text:p>
          </table:table-cell>
          <table:table-cell office:value-type="float" office:value="1383788">
            <text:p>1383788</text:p>
          </table:table-cell>
          <table:table-cell office:value-type="float" office:value="567962">
            <text:p>567962</text:p>
          </table:table-cell>
          <table:table-cell office:value-type="float" office:value="1494523.375">
            <text:p>1494523.375</text:p>
          </table:table-cell>
          <table:table-cell office:value-type="float" office:value="-1.314534">
            <text:p>-1.314534</text:p>
          </table:table-cell>
          <table:table-cell office:value-type="float" office:value="-2.474904">
            <text:p>-2.474904</text:p>
          </table:table-cell>
          <table:table-cell office:value-type="float" office:value="88.272339">
            <text:p>88.272339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office:value-type="float" office:value="2998059">
            <text:p>2998059</text:p>
          </table:table-cell>
          <table:table-cell office:value-type="float" office:value="20">
            <text:p>20</text:p>
          </table:table-cell>
          <table:table-cell office:value-type="float" office:value="24248">
            <text:p>24248</text:p>
          </table:table-cell>
          <table:table-cell table:formula="of:=[.D85]-[.$D$2]" office:value-type="float" office:value="260">
            <text:p>260</text:p>
          </table:table-cell>
          <table:table-cell office:value-type="float" office:value="121142.453125">
            <text:p>121142.453125</text:p>
          </table:table-cell>
          <table:table-cell office:value-type="float" office:value="-0.028205">
            <text:p>-0.028205</text:p>
          </table:table-cell>
          <table:table-cell office:value-type="float" office:value="-0.099657">
            <text:p>-0.099657</text:p>
          </table:table-cell>
          <table:table-cell office:value-type="float" office:value="253.329254">
            <text:p>253.329254</text:p>
          </table:table-cell>
          <table:table-cell office:value-type="float" office:value="-0.003">
            <text:p>-0.003</text:p>
          </table:table-cell>
          <table:table-cell office:value-type="float" office:value="-0.067038">
            <text:p>-0.067038</text:p>
          </table:table-cell>
          <table:table-cell table:formula="of:=([.K85]+0.02)/60" office:value-type="float" office:value="-0.000783966666666667">
            <text:p>-0.0007839667</text:p>
          </table:table-cell>
          <table:table-cell office:value-type="float" office:value="2134.587646">
            <text:p>2134.587646</text:p>
          </table:table-cell>
          <table:table-cell office:value-type="float" office:value="-0.028205">
            <text:p>-0.028205</text:p>
          </table:table-cell>
          <table:table-cell office:value-type="float" office:value="-0.099657">
            <text:p>-0.099657</text:p>
          </table:table-cell>
          <table:table-cell table:formula="of:=([.O85]-0.02)/5" office:value-type="float" office:value="-0.0239314">
            <text:p>-0.0239314</text:p>
          </table:table-cell>
          <table:table-cell office:value-type="float" office:value="253.329254">
            <text:p>253.329254</text:p>
          </table:table-cell>
          <table:table-cell office:value-type="float" office:value="1602">
            <text:p>1602</text:p>
          </table:table-cell>
          <table:table-cell office:value-type="float" office:value="-518">
            <text:p>-518</text:p>
          </table:table-cell>
          <table:table-cell office:value-type="float" office:value="1364732">
            <text:p>1364732</text:p>
          </table:table-cell>
          <table:table-cell office:value-type="float" office:value="552967">
            <text:p>552967</text:p>
          </table:table-cell>
          <table:table-cell office:value-type="float" office:value="1471213.5">
            <text:p>1471213.5</text:p>
          </table:table-cell>
          <table:table-cell office:value-type="float" office:value="-1.342739">
            <text:p>-1.342739</text:p>
          </table:table-cell>
          <table:table-cell office:value-type="float" office:value="-2.574561">
            <text:p>-2.574561</text:p>
          </table:table-cell>
          <table:table-cell office:value-type="float" office:value="91.739471">
            <text:p>91.739471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office:value-type="float" office:value="2999059">
            <text:p>2999059</text:p>
          </table:table-cell>
          <table:table-cell office:value-type="float" office:value="21">
            <text:p>21</text:p>
          </table:table-cell>
          <table:table-cell office:value-type="float" office:value="24217">
            <text:p>24217</text:p>
          </table:table-cell>
          <table:table-cell table:formula="of:=[.D86]-[.$D$2]" office:value-type="float" office:value="229">
            <text:p>229</text:p>
          </table:table-cell>
          <table:table-cell office:value-type="float" office:value="115220.796875">
            <text:p>115220.796875</text:p>
          </table:table-cell>
          <table:table-cell office:value-type="float" office:value="-0.038415">
            <text:p>-0.038415</text:p>
          </table:table-cell>
          <table:table-cell office:value-type="float" office:value="-0.132032">
            <text:p>-0.132032</text:p>
          </table:table-cell>
          <table:table-cell office:value-type="float" office:value="243.702789">
            <text:p>243.702789</text:p>
          </table:table-cell>
          <table:table-cell office:value-type="float" office:value="0.001">
            <text:p>0.001</text:p>
          </table:table-cell>
          <table:table-cell office:value-type="float" office:value="-0.031125">
            <text:p>-0.031125</text:p>
          </table:table-cell>
          <table:table-cell table:formula="of:=([.K86]+0.02)/60" office:value-type="float" office:value="-0.000185416666666667">
            <text:p>-0.0001854167</text:p>
          </table:table-cell>
          <table:table-cell office:value-type="float" office:value="3212.461914">
            <text:p>3212.461914</text:p>
          </table:table-cell>
          <table:table-cell office:value-type="float" office:value="-0.038415">
            <text:p>-0.038415</text:p>
          </table:table-cell>
          <table:table-cell office:value-type="float" office:value="-0.132032">
            <text:p>-0.132032</text:p>
          </table:table-cell>
          <table:table-cell table:formula="of:=([.O86]-0.02)/5" office:value-type="float" office:value="-0.0304064">
            <text:p>-0.0304064</text:p>
          </table:table-cell>
          <table:table-cell office:value-type="float" office:value="243.702789">
            <text:p>243.702789</text:p>
          </table:table-cell>
          <table:table-cell office:value-type="float" office:value="1607">
            <text:p>1607</text:p>
          </table:table-cell>
          <table:table-cell office:value-type="float" office:value="-538">
            <text:p>-538</text:p>
          </table:table-cell>
          <table:table-cell office:value-type="float" office:value="1344305">
            <text:p>1344305</text:p>
          </table:table-cell>
          <table:table-cell office:value-type="float" office:value="539959">
            <text:p>539959</text:p>
          </table:table-cell>
          <table:table-cell office:value-type="float" office:value="1447402.75">
            <text:p>1447402.75</text:p>
          </table:table-cell>
          <table:table-cell office:value-type="float" office:value="-1.381154">
            <text:p>-1.381154</text:p>
          </table:table-cell>
          <table:table-cell office:value-type="float" office:value="-2.706593">
            <text:p>-2.706593</text:p>
          </table:table-cell>
          <table:table-cell office:value-type="float" office:value="95.966103">
            <text:p>95.966103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float" office:value="3000059">
            <text:p>3000059</text:p>
          </table:table-cell>
          <table:table-cell office:value-type="float" office:value="22">
            <text:p>22</text:p>
          </table:table-cell>
          <table:table-cell office:value-type="float" office:value="24349">
            <text:p>24349</text:p>
          </table:table-cell>
          <table:table-cell table:formula="of:=[.D87]-[.$D$2]" office:value-type="float" office:value="361">
            <text:p>361</text:p>
          </table:table-cell>
          <table:table-cell office:value-type="float" office:value="110577.492188">
            <text:p>110577.492188</text:p>
          </table:table-cell>
          <table:table-cell office:value-type="float" office:value="-0.038372">
            <text:p>-0.038372</text:p>
          </table:table-cell>
          <table:table-cell office:value-type="float" office:value="-0.129101">
            <text:p>-0.129101</text:p>
          </table:table-cell>
          <table:table-cell office:value-type="float" office:value="236.44516">
            <text:p>236.44516</text:p>
          </table:table-cell>
          <table:table-cell office:value-type="float" office:value="0.001">
            <text:p>0.001</text:p>
          </table:table-cell>
          <table:table-cell office:value-type="float" office:value="0.131681">
            <text:p>0.131681</text:p>
          </table:table-cell>
          <table:table-cell table:formula="of:=([.K87]+0.02)/60" office:value-type="float" office:value="0.00252801666666667">
            <text:p>0.0025280167</text:p>
          </table:table-cell>
          <table:table-cell office:value-type="float" office:value="13068.107422">
            <text:p>13068.107422</text:p>
          </table:table-cell>
          <table:table-cell office:value-type="float" office:value="-0.038372">
            <text:p>-0.038372</text:p>
          </table:table-cell>
          <table:table-cell office:value-type="float" office:value="-0.129101">
            <text:p>-0.129101</text:p>
          </table:table-cell>
          <table:table-cell table:formula="of:=([.O87]-0.02)/5" office:value-type="float" office:value="-0.0298202">
            <text:p>-0.0298202</text:p>
          </table:table-cell>
          <table:table-cell office:value-type="float" office:value="236.44516">
            <text:p>236.44516</text:p>
          </table:table-cell>
          <table:table-cell office:value-type="float" office:value="1611">
            <text:p>1611</text:p>
          </table:table-cell>
          <table:table-cell office:value-type="float" office:value="-560">
            <text:p>-560</text:p>
          </table:table-cell>
          <table:table-cell office:value-type="float" office:value="1322224">
            <text:p>1322224</text:p>
          </table:table-cell>
          <table:table-cell office:value-type="float" office:value="529698">
            <text:p>529698</text:p>
          </table:table-cell>
          <table:table-cell office:value-type="float" office:value="1423092.5">
            <text:p>1423092.5</text:p>
          </table:table-cell>
          <table:table-cell office:value-type="float" office:value="-1.419526">
            <text:p>-1.419526</text:p>
          </table:table-cell>
          <table:table-cell office:value-type="float" office:value="-2.835694">
            <text:p>-2.835694</text:p>
          </table:table-cell>
          <table:table-cell office:value-type="float" office:value="99.763481">
            <text:p>99.763481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office:value-type="float" office:value="3001059">
            <text:p>3001059</text:p>
          </table:table-cell>
          <table:table-cell office:value-type="float" office:value="22">
            <text:p>22</text:p>
          </table:table-cell>
          <table:table-cell office:value-type="float" office:value="24158">
            <text:p>24158</text:p>
          </table:table-cell>
          <table:table-cell table:formula="of:=[.D88]-[.$D$2]" office:value-type="float" office:value="170">
            <text:p>170</text:p>
          </table:table-cell>
          <table:table-cell office:value-type="float" office:value="109706.875">
            <text:p>109706.875</text:p>
          </table:table-cell>
          <table:table-cell office:value-type="float" office:value="-0.043488">
            <text:p>-0.043488</text:p>
          </table:table-cell>
          <table:table-cell office:value-type="float" office:value="-0.145755">
            <text:p>-0.145755</text:p>
          </table:table-cell>
          <table:table-cell office:value-type="float" office:value="235.158508">
            <text:p>235.158508</text:p>
          </table:table-cell>
          <table:table-cell office:value-type="float" office:value="0">
            <text:p>0</text:p>
          </table:table-cell>
          <table:table-cell office:value-type="float" office:value="-0.191536">
            <text:p>-0.191536</text:p>
          </table:table-cell>
          <table:table-cell table:formula="of:=([.K88]+0.02)/60" office:value-type="float" office:value="-0.00285893333333333">
            <text:p>-0.0028589333</text:p>
          </table:table-cell>
          <table:table-cell office:value-type="float" office:value="100">
            <text:p>100</text:p>
          </table:table-cell>
          <table:table-cell office:value-type="float" office:value="-0.043488">
            <text:p>-0.043488</text:p>
          </table:table-cell>
          <table:table-cell office:value-type="float" office:value="-0.145755">
            <text:p>-0.145755</text:p>
          </table:table-cell>
          <table:table-cell table:formula="of:=([.O88]-0.02)/5" office:value-type="float" office:value="-0.033151">
            <text:p>-0.033151</text:p>
          </table:table-cell>
          <table:table-cell office:value-type="float" office:value="235.158508">
            <text:p>235.158508</text:p>
          </table:table-cell>
          <table:table-cell office:value-type="float" office:value="1614">
            <text:p>1614</text:p>
          </table:table-cell>
          <table:table-cell office:value-type="float" office:value="-582">
            <text:p>-582</text:p>
          </table:table-cell>
          <table:table-cell office:value-type="float" office:value="1299188">
            <text:p>1299188</text:p>
          </table:table-cell>
          <table:table-cell office:value-type="float" office:value="522423">
            <text:p>522423</text:p>
          </table:table-cell>
          <table:table-cell office:value-type="float" office:value="1399011.25">
            <text:p>1399011.25</text:p>
          </table:table-cell>
          <table:table-cell office:value-type="float" office:value="-1.463014">
            <text:p>-1.463014</text:p>
          </table:table-cell>
          <table:table-cell office:value-type="float" office:value="-2.981449">
            <text:p>-2.981449</text:p>
          </table:table-cell>
          <table:table-cell office:value-type="float" office:value="103.788124">
            <text:p>103.788124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office:value-type="float" office:value="3002059">
            <text:p>3002059</text:p>
          </table:table-cell>
          <table:table-cell office:value-type="float" office:value="21">
            <text:p>21</text:p>
          </table:table-cell>
          <table:table-cell office:value-type="float" office:value="24404">
            <text:p>24404</text:p>
          </table:table-cell>
          <table:table-cell table:formula="of:=[.D89]-[.$D$2]" office:value-type="float" office:value="416">
            <text:p>416</text:p>
          </table:table-cell>
          <table:table-cell office:value-type="float" office:value="116110.070313">
            <text:p>116110.070313</text:p>
          </table:table-cell>
          <table:table-cell office:value-type="float" office:value="-0.04">
            <text:p>-0.04</text:p>
          </table:table-cell>
          <table:table-cell office:value-type="float" office:value="-0.160544">
            <text:p>-0.160544</text:p>
          </table:table-cell>
          <table:table-cell office:value-type="float" office:value="301.359131">
            <text:p>301.359131</text:p>
          </table:table-cell>
          <table:table-cell office:value-type="float" office:value="-0.001">
            <text:p>-0.001</text:p>
          </table:table-cell>
          <table:table-cell office:value-type="float" office:value="0.246603">
            <text:p>0.246603</text:p>
          </table:table-cell>
          <table:table-cell table:formula="of:=([.K89]+0.02)/60" office:value-type="float" office:value="0.00444338333333333">
            <text:p>0.0044433833</text:p>
          </table:table-cell>
          <table:table-cell office:value-type="float" office:value="24760.273438">
            <text:p>24760.273438</text:p>
          </table:table-cell>
          <table:table-cell office:value-type="float" office:value="-0.04">
            <text:p>-0.04</text:p>
          </table:table-cell>
          <table:table-cell office:value-type="float" office:value="-0.160544">
            <text:p>-0.160544</text:p>
          </table:table-cell>
          <table:table-cell table:formula="of:=([.O89]-0.02)/5" office:value-type="float" office:value="-0.0361088">
            <text:p>-0.0361088</text:p>
          </table:table-cell>
          <table:table-cell office:value-type="float" office:value="301.359131">
            <text:p>301.359131</text:p>
          </table:table-cell>
          <table:table-cell office:value-type="float" office:value="1616">
            <text:p>1616</text:p>
          </table:table-cell>
          <table:table-cell office:value-type="float" office:value="-603">
            <text:p>-603</text:p>
          </table:table-cell>
          <table:table-cell office:value-type="float" office:value="1275096">
            <text:p>1275096</text:p>
          </table:table-cell>
          <table:table-cell office:value-type="float" office:value="518532">
            <text:p>518532</text:p>
          </table:table-cell>
          <table:table-cell office:value-type="float" office:value="1375228.25">
            <text:p>1375228.25</text:p>
          </table:table-cell>
          <table:table-cell office:value-type="float" office:value="-1.503014">
            <text:p>-1.503014</text:p>
          </table:table-cell>
          <table:table-cell office:value-type="float" office:value="-3.141993">
            <text:p>-3.141993</text:p>
          </table:table-cell>
          <table:table-cell office:value-type="float" office:value="109.046135">
            <text:p>109.046135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office:value-type="float" office:value="3003059">
            <text:p>3003059</text:p>
          </table:table-cell>
          <table:table-cell office:value-type="float" office:value="20">
            <text:p>20</text:p>
          </table:table-cell>
          <table:table-cell office:value-type="float" office:value="24622">
            <text:p>24622</text:p>
          </table:table-cell>
          <table:table-cell table:formula="of:=[.D90]-[.$D$2]" office:value-type="float" office:value="634">
            <text:p>634</text:p>
          </table:table-cell>
          <table:table-cell office:value-type="float" office:value="123009.9375">
            <text:p>123009.9375</text:p>
          </table:table-cell>
          <table:table-cell office:value-type="float" office:value="-0.045">
            <text:p>-0.045</text:p>
          </table:table-cell>
          <table:table-cell office:value-type="float" office:value="-0.184126">
            <text:p>-0.184126</text:p>
          </table:table-cell>
          <table:table-cell office:value-type="float" office:value="309.167969">
            <text:p>309.167969</text:p>
          </table:table-cell>
          <table:table-cell office:value-type="float" office:value="-0.001">
            <text:p>-0.001</text:p>
          </table:table-cell>
          <table:table-cell office:value-type="float" office:value="0.217872">
            <text:p>0.217872</text:p>
          </table:table-cell>
          <table:table-cell table:formula="of:=([.K90]+0.02)/60" office:value-type="float" office:value="0.00396453333333333">
            <text:p>0.0039645333</text:p>
          </table:table-cell>
          <table:table-cell office:value-type="float" office:value="21887.230469">
            <text:p>21887.230469</text:p>
          </table:table-cell>
          <table:table-cell office:value-type="float" office:value="-0.045">
            <text:p>-0.045</text:p>
          </table:table-cell>
          <table:table-cell office:value-type="float" office:value="-0.184126">
            <text:p>-0.184126</text:p>
          </table:table-cell>
          <table:table-cell table:formula="of:=([.O90]-0.02)/5" office:value-type="float" office:value="-0.0408252">
            <text:p>-0.0408252</text:p>
          </table:table-cell>
          <table:table-cell office:value-type="float" office:value="309.167999">
            <text:p>309.167999</text:p>
          </table:table-cell>
          <table:table-cell office:value-type="float" office:value="1617">
            <text:p>1617</text:p>
          </table:table-cell>
          <table:table-cell office:value-type="float" office:value="-623">
            <text:p>-623</text:p>
          </table:table-cell>
          <table:table-cell office:value-type="float" office:value="1250474">
            <text:p>1250474</text:p>
          </table:table-cell>
          <table:table-cell office:value-type="float" office:value="518542">
            <text:p>518542</text:p>
          </table:table-cell>
          <table:table-cell office:value-type="float" office:value="1352470.375">
            <text:p>1352470.375</text:p>
          </table:table-cell>
          <table:table-cell office:value-type="float" office:value="-1.548014">
            <text:p>-1.548014</text:p>
          </table:table-cell>
          <table:table-cell office:value-type="float" office:value="-3.326118">
            <text:p>-3.326118</text:p>
          </table:table-cell>
          <table:table-cell office:value-type="float" office:value="114.863586">
            <text:p>114.863586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float" office:value="3004059">
            <text:p>3004059</text:p>
          </table:table-cell>
          <table:table-cell office:value-type="float" office:value="22">
            <text:p>22</text:p>
          </table:table-cell>
          <table:table-cell office:value-type="float" office:value="23999">
            <text:p>23999</text:p>
          </table:table-cell>
          <table:table-cell table:formula="of:=[.D91]-[.$D$2]" office:value-type="float" office:value="11">
            <text:p>11</text:p>
          </table:table-cell>
          <table:table-cell office:value-type="float" office:value="108988.625">
            <text:p>108988.625</text:p>
          </table:table-cell>
          <table:table-cell office:value-type="float" office:value="-0.045">
            <text:p>-0.045</text:p>
          </table:table-cell>
          <table:table-cell office:value-type="float" office:value="-0.126703">
            <text:p>-0.126703</text:p>
          </table:table-cell>
          <table:table-cell office:value-type="float" office:value="181.561996">
            <text:p>181.561996</text:p>
          </table:table-cell>
          <table:table-cell office:value-type="float" office:value="0.002">
            <text:p>0.002</text:p>
          </table:table-cell>
          <table:table-cell office:value-type="float" office:value="-0.622492">
            <text:p>-0.622492</text:p>
          </table:table-cell>
          <table:table-cell table:formula="of:=([.K91]+0.02)/60" office:value-type="float" office:value="-0.0100415333333333">
            <text:p>-0.0100415333</text:p>
          </table:table-cell>
          <table:table-cell office:value-type="float" office:value="31224.615234">
            <text:p>31224.615234</text:p>
          </table:table-cell>
          <table:table-cell office:value-type="float" office:value="-0.045">
            <text:p>-0.045</text:p>
          </table:table-cell>
          <table:table-cell office:value-type="float" office:value="-0.126703">
            <text:p>-0.126703</text:p>
          </table:table-cell>
          <table:table-cell table:formula="of:=([.O91]-0.02)/5" office:value-type="float" office:value="-0.0293406">
            <text:p>-0.0293406</text:p>
          </table:table-cell>
          <table:table-cell office:value-type="float" office:value="181.561996">
            <text:p>181.561996</text:p>
          </table:table-cell>
          <table:table-cell office:value-type="float" office:value="1618">
            <text:p>1618</text:p>
          </table:table-cell>
          <table:table-cell office:value-type="float" office:value="-645">
            <text:p>-645</text:p>
          </table:table-cell>
          <table:table-cell office:value-type="float" office:value="1226882">
            <text:p>1226882</text:p>
          </table:table-cell>
          <table:table-cell office:value-type="float" office:value="522945">
            <text:p>522945</text:p>
          </table:table-cell>
          <table:table-cell office:value-type="float" office:value="1332448.25">
            <text:p>1332448.25</text:p>
          </table:table-cell>
          <table:table-cell office:value-type="float" office:value="-1.593014">
            <text:p>-1.593014</text:p>
          </table:table-cell>
          <table:table-cell office:value-type="float" office:value="-3.452821">
            <text:p>-3.452821</text:p>
          </table:table-cell>
          <table:table-cell office:value-type="float" office:value="116.747704">
            <text:p>116.747704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office:value-type="float" office:value="3005059">
            <text:p>3005059</text:p>
          </table:table-cell>
          <table:table-cell office:value-type="float" office:value="22">
            <text:p>22</text:p>
          </table:table-cell>
          <table:table-cell office:value-type="float" office:value="23966">
            <text:p>23966</text:p>
          </table:table-cell>
          <table:table-cell table:formula="of:=[.D92]-[.$D$2]" office:value-type="float" office:value="-22">
            <text:p>-22</text:p>
          </table:table-cell>
          <table:table-cell office:value-type="float" office:value="108836.257813">
            <text:p>108836.257813</text:p>
          </table:table-cell>
          <table:table-cell office:value-type="float" office:value="-0.035">
            <text:p>-0.035</text:p>
          </table:table-cell>
          <table:table-cell office:value-type="float" office:value="-0.129234">
            <text:p>-0.129234</text:p>
          </table:table-cell>
          <table:table-cell office:value-type="float" office:value="269.240845">
            <text:p>269.240845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K92]+0.02)/60" office:value-type="float" office:value="-0.000225316666666667">
            <text:p>-0.0002253167</text:p>
          </table:table-cell>
          <table:table-cell office:value-type="float" office:value="100">
            <text:p>100</text:p>
          </table:table-cell>
          <table:table-cell office:value-type="float" office:value="-0.035">
            <text:p>-0.035</text:p>
          </table:table-cell>
          <table:table-cell office:value-type="float" office:value="-0.129234">
            <text:p>-0.129234</text:p>
          </table:table-cell>
          <table:table-cell table:formula="of:=([.O92]-0.02)/5" office:value-type="float" office:value="-0.0298468">
            <text:p>-0.0298468</text:p>
          </table:table-cell>
          <table:table-cell office:value-type="float" office:value="269.240845">
            <text:p>269.240845</text:p>
          </table:table-cell>
          <table:table-cell office:value-type="float" office:value="1618">
            <text:p>1618</text:p>
          </table:table-cell>
          <table:table-cell office:value-type="float" office:value="-667">
            <text:p>-667</text:p>
          </table:table-cell>
          <table:table-cell office:value-type="float" office:value="1204067">
            <text:p>1204067</text:p>
          </table:table-cell>
          <table:table-cell office:value-type="float" office:value="530284">
            <text:p>530284</text:p>
          </table:table-cell>
          <table:table-cell office:value-type="float" office:value="1314455.25">
            <text:p>1314455.25</text:p>
          </table:table-cell>
          <table:table-cell office:value-type="float" office:value="-1.628014">
            <text:p>-1.628014</text:p>
          </table:table-cell>
          <table:table-cell office:value-type="float" office:value="-3.582056">
            <text:p>-3.582056</text:p>
          </table:table-cell>
          <table:table-cell office:value-type="float" office:value="120.0261">
            <text:p>120.0261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office:value-type="float" office:value="3006059">
            <text:p>3006059</text:p>
          </table:table-cell>
          <table:table-cell office:value-type="float" office:value="22">
            <text:p>22</text:p>
          </table:table-cell>
          <table:table-cell office:value-type="float" office:value="24071">
            <text:p>24071</text:p>
          </table:table-cell>
          <table:table-cell table:formula="of:=[.D93]-[.$D$2]" office:value-type="float" office:value="83">
            <text:p>83</text:p>
          </table:table-cell>
          <table:table-cell office:value-type="float" office:value="109315.101563">
            <text:p>109315.101563</text:p>
          </table:table-cell>
          <table:table-cell office:value-type="float" office:value="-0.038372">
            <text:p>-0.038372</text:p>
          </table:table-cell>
          <table:table-cell office:value-type="float" office:value="-0.128435">
            <text:p>-0.128435</text:p>
          </table:table-cell>
          <table:table-cell office:value-type="float" office:value="234.709122">
            <text:p>234.709122</text:p>
          </table:table-cell>
          <table:table-cell office:value-type="float" office:value="0">
            <text:p>0</text:p>
          </table:table-cell>
          <table:table-cell office:value-type="float" office:value="0.105345">
            <text:p>0.105345</text:p>
          </table:table-cell>
          <table:table-cell table:formula="of:=([.K93]+0.02)/60" office:value-type="float" office:value="0.00208908333333333">
            <text:p>0.0020890833</text:p>
          </table:table-cell>
          <table:table-cell office:value-type="float" office:value="100">
            <text:p>100</text:p>
          </table:table-cell>
          <table:table-cell office:value-type="float" office:value="-0.038372">
            <text:p>-0.038372</text:p>
          </table:table-cell>
          <table:table-cell office:value-type="float" office:value="-0.128435">
            <text:p>-0.128435</text:p>
          </table:table-cell>
          <table:table-cell table:formula="of:=([.O93]-0.02)/5" office:value-type="float" office:value="-0.029687">
            <text:p>-0.029687</text:p>
          </table:table-cell>
          <table:table-cell office:value-type="float" office:value="234.709122">
            <text:p>234.709122</text:p>
          </table:table-cell>
          <table:table-cell office:value-type="float" office:value="1617">
            <text:p>1617</text:p>
          </table:table-cell>
          <table:table-cell office:value-type="float" office:value="-689">
            <text:p>-689</text:p>
          </table:table-cell>
          <table:table-cell office:value-type="float" office:value="1182293">
            <text:p>1182293</text:p>
          </table:table-cell>
          <table:table-cell office:value-type="float" office:value="540547">
            <text:p>540547</text:p>
          </table:table-cell>
          <table:table-cell office:value-type="float" office:value="1298819.625">
            <text:p>1298819.625</text:p>
          </table:table-cell>
          <table:table-cell office:value-type="float" office:value="-1.666386">
            <text:p>-1.666386</text:p>
          </table:table-cell>
          <table:table-cell office:value-type="float" office:value="-3.71049">
            <text:p>-3.71049</text:p>
          </table:table-cell>
          <table:table-cell office:value-type="float" office:value="122.666931">
            <text:p>122.666931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office:value-type="float" office:value="3007059">
            <text:p>3007059</text:p>
          </table:table-cell>
          <table:table-cell office:value-type="float" office:value="22">
            <text:p>22</text:p>
          </table:table-cell>
          <table:table-cell office:value-type="float" office:value="24380">
            <text:p>24380</text:p>
          </table:table-cell>
          <table:table-cell table:formula="of:=[.D94]-[.$D$2]" office:value-type="float" office:value="392">
            <text:p>392</text:p>
          </table:table-cell>
          <table:table-cell office:value-type="float" office:value="110718.960938">
            <text:p>110718.960938</text:p>
          </table:table-cell>
          <table:table-cell office:value-type="float" office:value="-0.038372">
            <text:p>-0.038372</text:p>
          </table:table-cell>
          <table:table-cell office:value-type="float" office:value="-0.119908">
            <text:p>-0.119908</text:p>
          </table:table-cell>
          <table:table-cell office:value-type="float" office:value="212.487823">
            <text:p>212.487823</text:p>
          </table:table-cell>
          <table:table-cell office:value-type="float" office:value="0">
            <text:p>0</text:p>
          </table:table-cell>
          <table:table-cell office:value-type="float" office:value="0.308852">
            <text:p>0.308852</text:p>
          </table:table-cell>
          <table:table-cell table:formula="of:=([.K94]+0.02)/60" office:value-type="float" office:value="0.00548086666666667">
            <text:p>0.0054808667</text:p>
          </table:table-cell>
          <table:table-cell office:value-type="float" office:value="100">
            <text:p>100</text:p>
          </table:table-cell>
          <table:table-cell office:value-type="float" office:value="-0.038372">
            <text:p>-0.038372</text:p>
          </table:table-cell>
          <table:table-cell office:value-type="float" office:value="-0.119908">
            <text:p>-0.119908</text:p>
          </table:table-cell>
          <table:table-cell table:formula="of:=([.O94]-0.02)/5" office:value-type="float" office:value="-0.0279816">
            <text:p>-0.0279816</text:p>
          </table:table-cell>
          <table:table-cell office:value-type="float" office:value="212.487823">
            <text:p>212.487823</text:p>
          </table:table-cell>
          <table:table-cell office:value-type="float" office:value="1615">
            <text:p>1615</text:p>
          </table:table-cell>
          <table:table-cell office:value-type="float" office:value="-711">
            <text:p>-711</text:p>
          </table:table-cell>
          <table:table-cell office:value-type="float" office:value="1161753">
            <text:p>1161753</text:p>
          </table:table-cell>
          <table:table-cell office:value-type="float" office:value="553681">
            <text:p>553681</text:p>
          </table:table-cell>
          <table:table-cell office:value-type="float" office:value="1285795.75">
            <text:p>1285795.75</text:p>
          </table:table-cell>
          <table:table-cell office:value-type="float" office:value="-1.704758">
            <text:p>-1.704758</text:p>
          </table:table-cell>
          <table:table-cell office:value-type="float" office:value="-3.830399">
            <text:p>-3.830399</text:p>
          </table:table-cell>
          <table:table-cell office:value-type="float" office:value="124.688683">
            <text:p>124.688683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float" office:value="3008059">
            <text:p>3008059</text:p>
          </table:table-cell>
          <table:table-cell office:value-type="float" office:value="24">
            <text:p>24</text:p>
          </table:table-cell>
          <table:table-cell office:value-type="float" office:value="24478">
            <text:p>24478</text:p>
          </table:table-cell>
          <table:table-cell table:formula="of:=[.D95]-[.$D$2]" office:value-type="float" office:value="490">
            <text:p>490</text:p>
          </table:table-cell>
          <table:table-cell office:value-type="float" office:value="101893.0625">
            <text:p>101893.0625</text:p>
          </table:table-cell>
          <table:table-cell office:value-type="float" office:value="-0.025">
            <text:p>-0.025</text:p>
          </table:table-cell>
          <table:table-cell office:value-type="float" office:value="-0.033175">
            <text:p>-0.033175</text:p>
          </table:table-cell>
          <table:table-cell office:value-type="float" office:value="32.698311">
            <text:p>32.698311</text:p>
          </table:table-cell>
          <table:table-cell office:value-type="float" office:value="0.002">
            <text:p>0.002</text:p>
          </table:table-cell>
          <table:table-cell office:value-type="float" office:value="0.098162">
            <text:p>0.098162</text:p>
          </table:table-cell>
          <table:table-cell table:formula="of:=([.K95]+0.02)/60" office:value-type="float" office:value="0.00196936666666667">
            <text:p>0.0019693667</text:p>
          </table:table-cell>
          <table:table-cell office:value-type="float" office:value="4808.113281">
            <text:p>4808.113281</text:p>
          </table:table-cell>
          <table:table-cell office:value-type="float" office:value="-0.025">
            <text:p>-0.025</text:p>
          </table:table-cell>
          <table:table-cell office:value-type="float" office:value="-0.033175">
            <text:p>-0.033175</text:p>
          </table:table-cell>
          <table:table-cell table:formula="of:=([.O95]-0.02)/5" office:value-type="float" office:value="-0.010635">
            <text:p>-0.010635</text:p>
          </table:table-cell>
          <table:table-cell office:value-type="float" office:value="32.698311">
            <text:p>32.698311</text:p>
          </table:table-cell>
          <table:table-cell office:value-type="float" office:value="1612">
            <text:p>1612</text:p>
          </table:table-cell>
          <table:table-cell office:value-type="float" office:value="-735">
            <text:p>-735</text:p>
          </table:table-cell>
          <table:table-cell office:value-type="float" office:value="1142856">
            <text:p>1142856</text:p>
          </table:table-cell>
          <table:table-cell office:value-type="float" office:value="569240">
            <text:p>569240</text:p>
          </table:table-cell>
          <table:table-cell office:value-type="float" office:value="1275660.375">
            <text:p>1275660.375</text:p>
          </table:table-cell>
          <table:table-cell office:value-type="float" office:value="-1.729758">
            <text:p>-1.729758</text:p>
          </table:table-cell>
          <table:table-cell office:value-type="float" office:value="-3.863573">
            <text:p>-3.863573</text:p>
          </table:table-cell>
          <table:table-cell office:value-type="float" office:value="123.359169">
            <text:p>123.359169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office:value-type="float" office:value="3009059">
            <text:p>3009059</text:p>
          </table:table-cell>
          <table:table-cell office:value-type="float" office:value="29">
            <text:p>29</text:p>
          </table:table-cell>
          <table:table-cell office:value-type="float" office:value="24404">
            <text:p>24404</text:p>
          </table:table-cell>
          <table:table-cell table:formula="of:=[.D96]-[.$D$2]" office:value-type="float" office:value="416">
            <text:p>416</text:p>
          </table:table-cell>
          <table:table-cell office:value-type="float" office:value="84052.109375">
            <text:p>84052.109375</text:p>
          </table:table-cell>
          <table:table-cell office:value-type="float" office:value="0">
            <text:p>0</text:p>
          </table:table-cell>
          <table:table-cell office:value-type="float" office:value="0.058222">
            <text:p>0.058222</text:p>
          </table:table-cell>
          <table:table-cell office:value-type="string">
            <text:p>Infinity</text:p>
          </table:table-cell>
          <table:table-cell office:value-type="float" office:value="0.005">
            <text:p>0.005</text:p>
          </table:table-cell>
          <table:table-cell office:value-type="float" office:value="-0.07422">
            <text:p>-0.07422</text:p>
          </table:table-cell>
          <table:table-cell table:formula="of:=([.K96]+0.02)/60" office:value-type="float" office:value="-0.000903666666666667">
            <text:p>-0.0009036667</text:p>
          </table:table-cell>
          <table:table-cell office:value-type="float" office:value="1584.405029">
            <text:p>1584.405029</text:p>
          </table:table-cell>
          <table:table-cell office:value-type="float" office:value="0">
            <text:p>0</text:p>
          </table:table-cell>
          <table:table-cell office:value-type="float" office:value="0.058222">
            <text:p>0.058222</text:p>
          </table:table-cell>
          <table:table-cell table:formula="of:=([.O96]-0.02)/5" office:value-type="float" office:value="0.0076444">
            <text:p>0.0076444</text:p>
          </table:table-cell>
          <table:table-cell office:value-type="float" office:value="100">
            <text:p>100</text:p>
          </table:table-cell>
          <table:table-cell office:value-type="float" office:value="1607">
            <text:p>1607</text:p>
          </table:table-cell>
          <table:table-cell office:value-type="float" office:value="-764">
            <text:p>-764</text:p>
          </table:table-cell>
          <table:table-cell office:value-type="float" office:value="1124541">
            <text:p>1124541</text:p>
          </table:table-cell>
          <table:table-cell office:value-type="float" office:value="585368">
            <text:p>585368</text:p>
          </table:table-cell>
          <table:table-cell office:value-type="float" office:value="1266701">
            <text:p>1266701</text:p>
          </table:table-cell>
          <table:table-cell office:value-type="float" office:value="-1.729758">
            <text:p>-1.729758</text:p>
          </table:table-cell>
          <table:table-cell office:value-type="float" office:value="-3.805351">
            <text:p>-3.805351</text:p>
          </table:table-cell>
          <table:table-cell office:value-type="float" office:value="119.993256">
            <text:p>119.993256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office:value-type="float" office:value="3010059">
            <text:p>3010059</text:p>
          </table:table-cell>
          <table:table-cell office:value-type="float" office:value="31">
            <text:p>31</text:p>
          </table:table-cell>
          <table:table-cell office:value-type="float" office:value="24146">
            <text:p>24146</text:p>
          </table:table-cell>
          <table:table-cell table:formula="of:=[.D97]-[.$D$2]" office:value-type="float" office:value="158">
            <text:p>158</text:p>
          </table:table-cell>
          <table:table-cell office:value-type="float" office:value="77788.84375">
            <text:p>77788.84375</text:p>
          </table:table-cell>
          <table:table-cell office:value-type="float" office:value="0.005">
            <text:p>0.005</text:p>
          </table:table-cell>
          <table:table-cell office:value-type="float" office:value="0.038237">
            <text:p>0.038237</text:p>
          </table:table-cell>
          <table:table-cell office:value-type="float" office:value="664.747375">
            <text:p>664.747375</text:p>
          </table:table-cell>
          <table:table-cell office:value-type="float" office:value="0.002">
            <text:p>0.002</text:p>
          </table:table-cell>
          <table:table-cell office:value-type="float" office:value="-0.258574">
            <text:p>-0.258574</text:p>
          </table:table-cell>
          <table:table-cell table:formula="of:=([.K97]+0.02)/60" office:value-type="float" office:value="-0.00397623333333333">
            <text:p>-0.0039762333</text:p>
          </table:table-cell>
          <table:table-cell office:value-type="float" office:value="13028.688477">
            <text:p>13028.688477</text:p>
          </table:table-cell>
          <table:table-cell office:value-type="float" office:value="0.005">
            <text:p>0.005</text:p>
          </table:table-cell>
          <table:table-cell office:value-type="float" office:value="0.038237">
            <text:p>0.038237</text:p>
          </table:table-cell>
          <table:table-cell table:formula="of:=([.O97]-0.02)/5" office:value-type="float" office:value="0.0036474">
            <text:p>0.0036474</text:p>
          </table:table-cell>
          <table:table-cell office:value-type="float" office:value="664.747375">
            <text:p>664.747375</text:p>
          </table:table-cell>
          <table:table-cell office:value-type="float" office:value="1602">
            <text:p>1602</text:p>
          </table:table-cell>
          <table:table-cell office:value-type="float" office:value="-795">
            <text:p>-795</text:p>
          </table:table-cell>
          <table:table-cell office:value-type="float" office:value="1105522">
            <text:p>1105522</text:p>
          </table:table-cell>
          <table:table-cell office:value-type="float" office:value="600244">
            <text:p>600244</text:p>
          </table:table-cell>
          <table:table-cell office:value-type="float" office:value="1256935.75">
            <text:p>1256935.75</text:p>
          </table:table-cell>
          <table:table-cell office:value-type="float" office:value="-1.724758">
            <text:p>-1.724758</text:p>
          </table:table-cell>
          <table:table-cell office:value-type="float" office:value="-3.767114">
            <text:p>-3.767114</text:p>
          </table:table-cell>
          <table:table-cell office:value-type="float" office:value="118.414032">
            <text:p>118.414032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office:value-type="float" office:value="3011059">
            <text:p>3011059</text:p>
          </table:table-cell>
          <table:table-cell office:value-type="float" office:value="30">
            <text:p>30</text:p>
          </table:table-cell>
          <table:table-cell office:value-type="float" office:value="24883">
            <text:p>24883</text:p>
          </table:table-cell>
          <table:table-cell table:formula="of:=[.D98]-[.$D$2]" office:value-type="float" office:value="895">
            <text:p>895</text:p>
          </table:table-cell>
          <table:table-cell office:value-type="float" office:value="82843.179688">
            <text:p>82843.179688</text:p>
          </table:table-cell>
          <table:table-cell office:value-type="float" office:value="0">
            <text:p>0</text:p>
          </table:table-cell>
          <table:table-cell office:value-type="float" office:value="0.028911">
            <text:p>0.028911</text:p>
          </table:table-cell>
          <table:table-cell office:value-type="string">
            <text:p>Infinity</text:p>
          </table:table-cell>
          <table:table-cell office:value-type="float" office:value="-0.001">
            <text:p>-0.001</text:p>
          </table:table-cell>
          <table:table-cell office:value-type="float" office:value="0.737414">
            <text:p>0.737414</text:p>
          </table:table-cell>
          <table:table-cell table:formula="of:=([.K98]+0.02)/60" office:value-type="float" office:value="0.0126235666666667">
            <text:p>0.0126235667</text:p>
          </table:table-cell>
          <table:table-cell office:value-type="float" office:value="73841.398438">
            <text:p>73841.398438</text:p>
          </table:table-cell>
          <table:table-cell office:value-type="float" office:value="0">
            <text:p>0</text:p>
          </table:table-cell>
          <table:table-cell office:value-type="float" office:value="0.028911">
            <text:p>0.028911</text:p>
          </table:table-cell>
          <table:table-cell table:formula="of:=([.O98]-0.02)/5" office:value-type="float" office:value="0.0017822">
            <text:p>0.0017822</text:p>
          </table:table-cell>
          <table:table-cell office:value-type="float" office:value="100">
            <text:p>100</text:p>
          </table:table-cell>
          <table:table-cell office:value-type="float" office:value="1597">
            <text:p>1597</text:p>
          </table:table-cell>
          <table:table-cell office:value-type="float" office:value="-825">
            <text:p>-825</text:p>
          </table:table-cell>
          <table:table-cell office:value-type="float" office:value="1085350">
            <text:p>1085350</text:p>
          </table:table-cell>
          <table:table-cell office:value-type="float" office:value="614813">
            <text:p>614813</text:p>
          </table:table-cell>
          <table:table-cell office:value-type="float" office:value="1246407.125">
            <text:p>1246407.125</text:p>
          </table:table-cell>
          <table:table-cell office:value-type="float" office:value="-1.724758">
            <text:p>-1.724758</text:p>
          </table:table-cell>
          <table:table-cell office:value-type="float" office:value="-3.738203">
            <text:p>-3.738203</text:p>
          </table:table-cell>
          <table:table-cell office:value-type="float" office:value="116.737793">
            <text:p>116.737793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float" office:value="3012059">
            <text:p>3012059</text:p>
          </table:table-cell>
          <table:table-cell office:value-type="float" office:value="29">
            <text:p>29</text:p>
          </table:table-cell>
          <table:table-cell office:value-type="float" office:value="25273">
            <text:p>25273</text:p>
          </table:table-cell>
          <table:table-cell table:formula="of:=[.D99]-[.$D$2]" office:value-type="float" office:value="1285">
            <text:p>1285</text:p>
          </table:table-cell>
          <table:table-cell office:value-type="float" office:value="87049">
            <text:p>87049</text:p>
          </table:table-cell>
          <table:table-cell office:value-type="float" office:value="-0.007632">
            <text:p>-0.007632</text:p>
          </table:table-cell>
          <table:table-cell office:value-type="float" office:value="0.017853">
            <text:p>0.017853</text:p>
          </table:table-cell>
          <table:table-cell office:value-type="float" office:value="333.935699">
            <text:p>333.935699</text:p>
          </table:table-cell>
          <table:table-cell office:value-type="float" office:value="-0.001">
            <text:p>-0.001</text:p>
          </table:table-cell>
          <table:table-cell office:value-type="float" office:value="0.390255">
            <text:p>0.390255</text:p>
          </table:table-cell>
          <table:table-cell table:formula="of:=([.K99]+0.02)/60" office:value-type="float" office:value="0.00683758333333333">
            <text:p>0.0068375833</text:p>
          </table:table-cell>
          <table:table-cell office:value-type="float" office:value="39125.480469">
            <text:p>39125.480469</text:p>
          </table:table-cell>
          <table:table-cell office:value-type="float" office:value="-0.007632">
            <text:p>-0.007632</text:p>
          </table:table-cell>
          <table:table-cell office:value-type="float" office:value="0.017853">
            <text:p>0.017853</text:p>
          </table:table-cell>
          <table:table-cell table:formula="of:=([.O99]-0.02)/5" office:value-type="float" office:value="-0.0004294">
            <text:p>-0.0004294</text:p>
          </table:table-cell>
          <table:table-cell office:value-type="float" office:value="333.935699">
            <text:p>333.935699</text:p>
          </table:table-cell>
          <table:table-cell office:value-type="float" office:value="1593">
            <text:p>1593</text:p>
          </table:table-cell>
          <table:table-cell office:value-type="float" office:value="-854">
            <text:p>-854</text:p>
          </table:table-cell>
          <table:table-cell office:value-type="float" office:value="1064443">
            <text:p>1064443</text:p>
          </table:table-cell>
          <table:table-cell office:value-type="float" office:value="629013">
            <text:p>629013</text:p>
          </table:table-cell>
          <table:table-cell office:value-type="float" office:value="1235468.5">
            <text:p>1235468.5</text:p>
          </table:table-cell>
          <table:table-cell office:value-type="float" office:value="-1.73239">
            <text:p>-1.73239</text:p>
          </table:table-cell>
          <table:table-cell office:value-type="float" office:value="-3.72035">
            <text:p>-3.72035</text:p>
          </table:table-cell>
          <table:table-cell office:value-type="float" office:value="114.752487">
            <text:p>114.752487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office:value-type="float" office:value="3013059">
            <text:p>3013059</text:p>
          </table:table-cell>
          <table:table-cell office:value-type="float" office:value="28">
            <text:p>28</text:p>
          </table:table-cell>
          <table:table-cell office:value-type="float" office:value="24641">
            <text:p>24641</text:p>
          </table:table-cell>
          <table:table-cell table:formula="of:=[.D100]-[.$D$2]" office:value-type="float" office:value="653">
            <text:p>653</text:p>
          </table:table-cell>
          <table:table-cell office:value-type="float" office:value="87904.070313">
            <text:p>87904.070313</text:p>
          </table:table-cell>
          <table:table-cell office:value-type="float" office:value="-0.005">
            <text:p>-0.005</text:p>
          </table:table-cell>
          <table:table-cell office:value-type="float" office:value="0.040636">
            <text:p>0.040636</text:p>
          </table:table-cell>
          <table:table-cell office:value-type="float" office:value="912.710571">
            <text:p>912.710571</text:p>
          </table:table-cell>
          <table:table-cell office:value-type="float" office:value="-0.001">
            <text:p>-0.001</text:p>
          </table:table-cell>
          <table:table-cell office:value-type="float" office:value="-0.632069">
            <text:p>-0.632069</text:p>
          </table:table-cell>
          <table:table-cell table:formula="of:=([.K100]+0.02)/60" office:value-type="float" office:value="-0.01020115">
            <text:p>-0.01020115</text:p>
          </table:table-cell>
          <table:table-cell office:value-type="float" office:value="63107.03125">
            <text:p>63107.03125</text:p>
          </table:table-cell>
          <table:table-cell office:value-type="float" office:value="-0.005">
            <text:p>-0.005</text:p>
          </table:table-cell>
          <table:table-cell office:value-type="float" office:value="0.040636">
            <text:p>0.040636</text:p>
          </table:table-cell>
          <table:table-cell table:formula="of:=([.O100]-0.02)/5" office:value-type="float" office:value="0.0041272">
            <text:p>0.0041272</text:p>
          </table:table-cell>
          <table:table-cell office:value-type="float" office:value="912.710571">
            <text:p>912.710571</text:p>
          </table:table-cell>
          <table:table-cell office:value-type="float" office:value="1588">
            <text:p>1588</text:p>
          </table:table-cell>
          <table:table-cell office:value-type="float" office:value="-882">
            <text:p>-882</text:p>
          </table:table-cell>
          <table:table-cell office:value-type="float" office:value="1043815">
            <text:p>1043815</text:p>
          </table:table-cell>
          <table:table-cell office:value-type="float" office:value="642491">
            <text:p>642491</text:p>
          </table:table-cell>
          <table:table-cell office:value-type="float" office:value="1224812.625">
            <text:p>1224812.625</text:p>
          </table:table-cell>
          <table:table-cell office:value-type="float" office:value="-1.73739">
            <text:p>-1.73739</text:p>
          </table:table-cell>
          <table:table-cell office:value-type="float" office:value="-3.679714">
            <text:p>-3.679714</text:p>
          </table:table-cell>
          <table:table-cell office:value-type="float" office:value="111.795555">
            <text:p>111.795555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float" office:value="3014059">
            <text:p>3014059</text:p>
          </table:table-cell>
          <table:table-cell office:value-type="float" office:value="26">
            <text:p>26</text:p>
          </table:table-cell>
          <table:table-cell office:value-type="float" office:value="24383">
            <text:p>24383</text:p>
          </table:table-cell>
          <table:table-cell table:formula="of:=[.D101]-[.$D$2]" office:value-type="float" office:value="395">
            <text:p>395</text:p>
          </table:table-cell>
          <table:table-cell office:value-type="float" office:value="93679.101563">
            <text:p>93679.101563</text:p>
          </table:table-cell>
          <table:table-cell office:value-type="float" office:value="0.005">
            <text:p>0.005</text:p>
          </table:table-cell>
          <table:table-cell office:value-type="float" office:value="0.030776">
            <text:p>0.030776</text:p>
          </table:table-cell>
          <table:table-cell office:value-type="float" office:value="515.52832">
            <text:p>515.52832</text:p>
          </table:table-cell>
          <table:table-cell office:value-type="float" office:value="-0.002">
            <text:p>-0.002</text:p>
          </table:table-cell>
          <table:table-cell office:value-type="float" office:value="-0.258574">
            <text:p>-0.258574</text:p>
          </table:table-cell>
          <table:table-cell table:formula="of:=([.K101]+0.02)/60" office:value-type="float" office:value="-0.00397623333333333">
            <text:p>-0.0039762333</text:p>
          </table:table-cell>
          <table:table-cell office:value-type="float" office:value="12828.688477">
            <text:p>12828.688477</text:p>
          </table:table-cell>
          <table:table-cell office:value-type="float" office:value="0.005">
            <text:p>0.005</text:p>
          </table:table-cell>
          <table:table-cell office:value-type="float" office:value="0.030776">
            <text:p>0.030776</text:p>
          </table:table-cell>
          <table:table-cell table:formula="of:=([.O101]-0.02)/5" office:value-type="float" office:value="0.0021552">
            <text:p>0.0021552</text:p>
          </table:table-cell>
          <table:table-cell office:value-type="float" office:value="515.52832">
            <text:p>515.52832</text:p>
          </table:table-cell>
          <table:table-cell office:value-type="float" office:value="1584">
            <text:p>1584</text:p>
          </table:table-cell>
          <table:table-cell office:value-type="float" office:value="-908">
            <text:p>-908</text:p>
          </table:table-cell>
          <table:table-cell office:value-type="float" office:value="1022878">
            <text:p>1022878</text:p>
          </table:table-cell>
          <table:table-cell office:value-type="float" office:value="654988">
            <text:p>654988</text:p>
          </table:table-cell>
          <table:table-cell office:value-type="float" office:value="1213771.375">
            <text:p>1213771.375</text:p>
          </table:table-cell>
          <table:table-cell office:value-type="float" office:value="-1.73239">
            <text:p>-1.73239</text:p>
          </table:table-cell>
          <table:table-cell office:value-type="float" office:value="-3.648937">
            <text:p>-3.648937</text:p>
          </table:table-cell>
          <table:table-cell office:value-type="float" office:value="110.63031">
            <text:p>110.63031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office:value-type="float" office:value="3015059">
            <text:p>3015059</text:p>
          </table:table-cell>
          <table:table-cell office:value-type="float" office:value="27">
            <text:p>27</text:p>
          </table:table-cell>
          <table:table-cell office:value-type="float" office:value="24414">
            <text:p>24414</text:p>
          </table:table-cell>
          <table:table-cell table:formula="of:=[.D102]-[.$D$2]" office:value-type="float" office:value="426">
            <text:p>426</text:p>
          </table:table-cell>
          <table:table-cell office:value-type="float" office:value="90321.078125">
            <text:p>90321.078125</text:p>
          </table:table-cell>
          <table:table-cell office:value-type="float" office:value="-0.005">
            <text:p>-0.005</text:p>
          </table:table-cell>
          <table:table-cell office:value-type="float" office:value="0.015988">
            <text:p>0.015988</text:p>
          </table:table-cell>
          <table:table-cell office:value-type="float" office:value="419.754974">
            <text:p>419.754974</text:p>
          </table:table-cell>
          <table:table-cell office:value-type="float" office:value="0.001">
            <text:p>0.001</text:p>
          </table:table-cell>
          <table:table-cell office:value-type="float" office:value="0.031125">
            <text:p>0.031125</text:p>
          </table:table-cell>
          <table:table-cell table:formula="of:=([.K102]+0.02)/60" office:value-type="float" office:value="0.000852083333333333">
            <text:p>0.0008520833</text:p>
          </table:table-cell>
          <table:table-cell office:value-type="float" office:value="3012.46167">
            <text:p>3012.46167</text:p>
          </table:table-cell>
          <table:table-cell office:value-type="float" office:value="-0.005">
            <text:p>-0.005</text:p>
          </table:table-cell>
          <table:table-cell office:value-type="float" office:value="0.015988">
            <text:p>0.015988</text:p>
          </table:table-cell>
          <table:table-cell table:formula="of:=([.O102]-0.02)/5" office:value-type="float" office:value="-0.0008024">
            <text:p>-0.0008024</text:p>
          </table:table-cell>
          <table:table-cell office:value-type="float" office:value="419.754974">
            <text:p>419.754974</text:p>
          </table:table-cell>
          <table:table-cell office:value-type="float" office:value="1580">
            <text:p>1580</text:p>
          </table:table-cell>
          <table:table-cell office:value-type="float" office:value="-935">
            <text:p>-935</text:p>
          </table:table-cell>
          <table:table-cell office:value-type="float" office:value="1001540">
            <text:p>1001540</text:p>
          </table:table-cell>
          <table:table-cell office:value-type="float" office:value="666850">
            <text:p>666850</text:p>
          </table:table-cell>
          <table:table-cell office:value-type="float" office:value="1202437.875">
            <text:p>1202437.875</text:p>
          </table:table-cell>
          <table:table-cell office:value-type="float" office:value="-1.73739">
            <text:p>-1.73739</text:p>
          </table:table-cell>
          <table:table-cell office:value-type="float" office:value="-3.63295">
            <text:p>-3.63295</text:p>
          </table:table-cell>
          <table:table-cell office:value-type="float" office:value="109.103928">
            <text:p>109.103928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float" office:value="3016059">
            <text:p>3016059</text:p>
          </table:table-cell>
          <table:table-cell office:value-type="float" office:value="30">
            <text:p>30</text:p>
          </table:table-cell>
          <table:table-cell office:value-type="float" office:value="24869">
            <text:p>24869</text:p>
          </table:table-cell>
          <table:table-cell table:formula="of:=[.D103]-[.$D$2]" office:value-type="float" office:value="881">
            <text:p>881</text:p>
          </table:table-cell>
          <table:table-cell office:value-type="float" office:value="82795.296875">
            <text:p>82795.296875</text:p>
          </table:table-cell>
          <table:table-cell office:value-type="float" office:value="-0.002542">
            <text:p>-0.002542</text:p>
          </table:table-cell>
          <table:table-cell office:value-type="float" office:value="0.023182">
            <text:p>0.023182</text:p>
          </table:table-cell>
          <table:table-cell office:value-type="float" office:value="1011.834595">
            <text:p>1011.834595</text:p>
          </table:table-cell>
          <table:table-cell office:value-type="float" office:value="0.003">
            <text:p>0.003</text:p>
          </table:table-cell>
          <table:table-cell office:value-type="float" office:value="0.454898">
            <text:p>0.454898</text:p>
          </table:table-cell>
          <table:table-cell table:formula="of:=([.K103]+0.02)/60" office:value-type="float" office:value="0.00791496666666667">
            <text:p>0.0079149667</text:p>
          </table:table-cell>
          <table:table-cell office:value-type="float" office:value="15063.28418">
            <text:p>15063.28418</text:p>
          </table:table-cell>
          <table:table-cell office:value-type="float" office:value="-0.002542">
            <text:p>-0.002542</text:p>
          </table:table-cell>
          <table:table-cell office:value-type="float" office:value="0.023182">
            <text:p>0.023182</text:p>
          </table:table-cell>
          <table:table-cell table:formula="of:=([.O103]-0.02)/5" office:value-type="float" office:value="0.000636399999999999">
            <text:p>0.0006364</text:p>
          </table:table-cell>
          <table:table-cell office:value-type="float" office:value="1011.834595">
            <text:p>1011.834595</text:p>
          </table:table-cell>
          <table:table-cell office:value-type="float" office:value="1575">
            <text:p>1575</text:p>
          </table:table-cell>
          <table:table-cell office:value-type="float" office:value="-965">
            <text:p>-965</text:p>
          </table:table-cell>
          <table:table-cell office:value-type="float" office:value="979614">
            <text:p>979614</text:p>
          </table:table-cell>
          <table:table-cell office:value-type="float" office:value="678584">
            <text:p>678584</text:p>
          </table:table-cell>
          <table:table-cell office:value-type="float" office:value="1190943.75">
            <text:p>1190943.75</text:p>
          </table:table-cell>
          <table:table-cell office:value-type="float" office:value="-1.739932">
            <text:p>-1.739932</text:p>
          </table:table-cell>
          <table:table-cell office:value-type="float" office:value="-3.609768">
            <text:p>-3.609768</text:p>
          </table:table-cell>
          <table:table-cell office:value-type="float" office:value="107.466034">
            <text:p>107.466034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office:value-type="float" office:value="3017059">
            <text:p>3017059</text:p>
          </table:table-cell>
          <table:table-cell office:value-type="float" office:value="30">
            <text:p>30</text:p>
          </table:table-cell>
          <table:table-cell office:value-type="float" office:value="24423">
            <text:p>24423</text:p>
          </table:table-cell>
          <table:table-cell table:formula="of:=[.D104]-[.$D$2]" office:value-type="float" office:value="435">
            <text:p>435</text:p>
          </table:table-cell>
          <table:table-cell office:value-type="float" office:value="81310.898438">
            <text:p>81310.898438</text:p>
          </table:table-cell>
          <table:table-cell office:value-type="float" office:value="-0.002542">
            <text:p>-0.002542</text:p>
          </table:table-cell>
          <table:table-cell office:value-type="float" office:value="-0.006662">
            <text:p>-0.006662</text:p>
          </table:table-cell>
          <table:table-cell office:value-type="float" office:value="162.021454">
            <text:p>162.021454</text:p>
          </table:table-cell>
          <table:table-cell office:value-type="float" office:value="0">
            <text:p>0</text:p>
          </table:table-cell>
          <table:table-cell office:value-type="float" office:value="-0.445322">
            <text:p>-0.445322</text:p>
          </table:table-cell>
          <table:table-cell table:formula="of:=([.K104]+0.02)/60" office:value-type="float" office:value="-0.0070887">
            <text:p>-0.0070887</text:p>
          </table:table-cell>
          <table:table-cell office:value-type="float" office:value="100">
            <text:p>100</text:p>
          </table:table-cell>
          <table:table-cell office:value-type="float" office:value="-0.002542">
            <text:p>-0.002542</text:p>
          </table:table-cell>
          <table:table-cell office:value-type="float" office:value="-0.006662">
            <text:p>-0.006662</text:p>
          </table:table-cell>
          <table:table-cell table:formula="of:=([.O104]-0.02)/5" office:value-type="float" office:value="-0.0053324">
            <text:p>-0.0053324</text:p>
          </table:table-cell>
          <table:table-cell office:value-type="float" office:value="162.021454">
            <text:p>162.021454</text:p>
          </table:table-cell>
          <table:table-cell office:value-type="float" office:value="1570">
            <text:p>1570</text:p>
          </table:table-cell>
          <table:table-cell office:value-type="float" office:value="-995">
            <text:p>-995</text:p>
          </table:table-cell>
          <table:table-cell office:value-type="float" office:value="957819">
            <text:p>957819</text:p>
          </table:table-cell>
          <table:table-cell office:value-type="float" office:value="689605">
            <text:p>689605</text:p>
          </table:table-cell>
          <table:table-cell office:value-type="float" office:value="1179551">
            <text:p>1179551</text:p>
          </table:table-cell>
          <table:table-cell office:value-type="float" office:value="-1.742474">
            <text:p>-1.742474</text:p>
          </table:table-cell>
          <table:table-cell office:value-type="float" office:value="-3.616429">
            <text:p>-3.616429</text:p>
          </table:table-cell>
          <table:table-cell office:value-type="float" office:value="107.545624">
            <text:p>107.545624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float" office:value="3018059">
            <text:p>3018059</text:p>
          </table:table-cell>
          <table:table-cell office:value-type="float" office:value="29">
            <text:p>29</text:p>
          </table:table-cell>
          <table:table-cell office:value-type="float" office:value="24119">
            <text:p>24119</text:p>
          </table:table-cell>
          <table:table-cell table:formula="of:=[.D105]-[.$D$2]" office:value-type="float" office:value="131">
            <text:p>131</text:p>
          </table:table-cell>
          <table:table-cell office:value-type="float" office:value="83069.664063">
            <text:p>83069.664063</text:p>
          </table:table-cell>
          <table:table-cell office:value-type="float" office:value="-0.007632">
            <text:p>-0.007632</text:p>
          </table:table-cell>
          <table:table-cell office:value-type="float" office:value="0.020384">
            <text:p>0.020384</text:p>
          </table:table-cell>
          <table:table-cell office:value-type="float" office:value="367.105682">
            <text:p>367.105682</text:p>
          </table:table-cell>
          <table:table-cell office:value-type="float" office:value="-0.001">
            <text:p>-0.001</text:p>
          </table:table-cell>
          <table:table-cell office:value-type="float" office:value="-0.304064">
            <text:p>-0.304064</text:p>
          </table:table-cell>
          <table:table-cell table:formula="of:=([.K105]+0.02)/60" office:value-type="float" office:value="-0.0047344">
            <text:p>-0.0047344</text:p>
          </table:table-cell>
          <table:table-cell office:value-type="float" office:value="30306.353516">
            <text:p>30306.353516</text:p>
          </table:table-cell>
          <table:table-cell office:value-type="float" office:value="-0.007632">
            <text:p>-0.007632</text:p>
          </table:table-cell>
          <table:table-cell office:value-type="float" office:value="0.020384">
            <text:p>0.020384</text:p>
          </table:table-cell>
          <table:table-cell table:formula="of:=([.O105]-0.02)/5" office:value-type="float" office:value="0.0000767999999999998">
            <text:p>0.0000768</text:p>
          </table:table-cell>
          <table:table-cell office:value-type="float" office:value="367.105682">
            <text:p>367.105682</text:p>
          </table:table-cell>
          <table:table-cell office:value-type="float" office:value="1565">
            <text:p>1565</text:p>
          </table:table-cell>
          <table:table-cell office:value-type="float" office:value="-1024">
            <text:p>-1024</text:p>
          </table:table-cell>
          <table:table-cell office:value-type="float" office:value="936368">
            <text:p>936368</text:p>
          </table:table-cell>
          <table:table-cell office:value-type="float" office:value="700632">
            <text:p>700632</text:p>
          </table:table-cell>
          <table:table-cell office:value-type="float" office:value="1168836.125">
            <text:p>1168836.125</text:p>
          </table:table-cell>
          <table:table-cell office:value-type="float" office:value="-1.750106">
            <text:p>-1.750106</text:p>
          </table:table-cell>
          <table:table-cell office:value-type="float" office:value="-3.596045">
            <text:p>-3.596045</text:p>
          </table:table-cell>
          <table:table-cell office:value-type="float" office:value="105.475853">
            <text:p>105.475853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float" office:value="3019059">
            <text:p>3019059</text:p>
          </table:table-cell>
          <table:table-cell office:value-type="float" office:value="23">
            <text:p>23</text:p>
          </table:table-cell>
          <table:table-cell office:value-type="float" office:value="24081">
            <text:p>24081</text:p>
          </table:table-cell>
          <table:table-cell table:formula="of:=[.D106]-[.$D$2]" office:value-type="float" office:value="93">
            <text:p>93</text:p>
          </table:table-cell>
          <table:table-cell office:value-type="float" office:value="104599.546875">
            <text:p>104599.546875</text:p>
          </table:table-cell>
          <table:table-cell office:value-type="float" office:value="-0.02">
            <text:p>-0.02</text:p>
          </table:table-cell>
          <table:table-cell office:value-type="float" office:value="-0.077674">
            <text:p>-0.077674</text:p>
          </table:table-cell>
          <table:table-cell office:value-type="float" office:value="288.36908">
            <text:p>288.36908</text:p>
          </table:table-cell>
          <table:table-cell office:value-type="float" office:value="-0.006">
            <text:p>-0.006</text:p>
          </table:table-cell>
          <table:table-cell office:value-type="float" office:value="-0.038307">
            <text:p>-0.038307</text:p>
          </table:table-cell>
          <table:table-cell table:formula="of:=([.K106]+0.02)/60" office:value-type="float" office:value="-0.000305116666666667">
            <text:p>-0.0003051167</text:p>
          </table:table-cell>
          <table:table-cell office:value-type="float" office:value="538.453796">
            <text:p>538.453796</text:p>
          </table:table-cell>
          <table:table-cell office:value-type="float" office:value="-0.02">
            <text:p>-0.02</text:p>
          </table:table-cell>
          <table:table-cell office:value-type="float" office:value="-0.077674">
            <text:p>-0.077674</text:p>
          </table:table-cell>
          <table:table-cell table:formula="of:=([.O106]-0.02)/5" office:value-type="float" office:value="-0.0195348">
            <text:p>-0.0195348</text:p>
          </table:table-cell>
          <table:table-cell office:value-type="float" office:value="288.36908">
            <text:p>288.36908</text:p>
          </table:table-cell>
          <table:table-cell office:value-type="float" office:value="1561">
            <text:p>1561</text:p>
          </table:table-cell>
          <table:table-cell office:value-type="float" office:value="-1047">
            <text:p>-1047</text:p>
          </table:table-cell>
          <table:table-cell office:value-type="float" office:value="914731">
            <text:p>914731</text:p>
          </table:table-cell>
          <table:table-cell office:value-type="float" office:value="711203">
            <text:p>711203</text:p>
          </table:table-cell>
          <table:table-cell office:value-type="float" office:value="1158093.125">
            <text:p>1158093.125</text:p>
          </table:table-cell>
          <table:table-cell office:value-type="float" office:value="-1.770106">
            <text:p>-1.770106</text:p>
          </table:table-cell>
          <table:table-cell office:value-type="float" office:value="-3.673719">
            <text:p>-3.673719</text:p>
          </table:table-cell>
          <table:table-cell office:value-type="float" office:value="107.542336">
            <text:p>107.542336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float" office:value="3020059">
            <text:p>3020059</text:p>
          </table:table-cell>
          <table:table-cell office:value-type="float" office:value="20">
            <text:p>20</text:p>
          </table:table-cell>
          <table:table-cell office:value-type="float" office:value="24715">
            <text:p>24715</text:p>
          </table:table-cell>
          <table:table-cell table:formula="of:=[.D107]-[.$D$2]" office:value-type="float" office:value="727">
            <text:p>727</text:p>
          </table:table-cell>
          <table:table-cell office:value-type="float" office:value="123476.804688">
            <text:p>123476.804688</text:p>
          </table:table-cell>
          <table:table-cell office:value-type="float" office:value="-0.038462">
            <text:p>-0.038462</text:p>
          </table:table-cell>
          <table:table-cell office:value-type="float" office:value="-0.130833">
            <text:p>-0.130833</text:p>
          </table:table-cell>
          <table:table-cell office:value-type="float" office:value="240.166">
            <text:p>240.166</text:p>
          </table:table-cell>
          <table:table-cell office:value-type="float" office:value="-0.003">
            <text:p>-0.003</text:p>
          </table:table-cell>
          <table:table-cell office:value-type="float" office:value="0.634463">
            <text:p>0.634463</text:p>
          </table:table-cell>
          <table:table-cell table:formula="of:=([.K107]+0.02)/60" office:value-type="float" office:value="0.0109077166666667">
            <text:p>0.0109077167</text:p>
          </table:table-cell>
          <table:table-cell office:value-type="float" office:value="21248.777344">
            <text:p>21248.777344</text:p>
          </table:table-cell>
          <table:table-cell office:value-type="float" office:value="-0.038462">
            <text:p>-0.038462</text:p>
          </table:table-cell>
          <table:table-cell office:value-type="float" office:value="-0.130833">
            <text:p>-0.130833</text:p>
          </table:table-cell>
          <table:table-cell table:formula="of:=([.O107]-0.02)/5" office:value-type="float" office:value="-0.0301666">
            <text:p>-0.0301666</text:p>
          </table:table-cell>
          <table:table-cell office:value-type="float" office:value="240.166">
            <text:p>240.166</text:p>
          </table:table-cell>
          <table:table-cell office:value-type="float" office:value="1557">
            <text:p>1557</text:p>
          </table:table-cell>
          <table:table-cell office:value-type="float" office:value="-1067">
            <text:p>-1067</text:p>
          </table:table-cell>
          <table:table-cell office:value-type="float" office:value="893433">
            <text:p>893433</text:p>
          </table:table-cell>
          <table:table-cell office:value-type="float" office:value="723743">
            <text:p>723743</text:p>
          </table:table-cell>
          <table:table-cell office:value-type="float" office:value="1149257.25">
            <text:p>1149257.25</text:p>
          </table:table-cell>
          <table:table-cell office:value-type="float" office:value="-1.808567">
            <text:p>-1.808567</text:p>
          </table:table-cell>
          <table:table-cell office:value-type="float" office:value="-3.804552">
            <text:p>-3.804552</text:p>
          </table:table-cell>
          <table:table-cell office:value-type="float" office:value="110.362747">
            <text:p>110.362747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float" office:value="3021059">
            <text:p>3021059</text:p>
          </table:table-cell>
          <table:table-cell office:value-type="float" office:value="14">
            <text:p>14</text:p>
          </table:table-cell>
          <table:table-cell office:value-type="float" office:value="24447">
            <text:p>24447</text:p>
          </table:table-cell>
          <table:table-cell table:formula="of:=[.D108]-[.$D$2]" office:value-type="float" office:value="459">
            <text:p>459</text:p>
          </table:table-cell>
          <table:table-cell office:value-type="float" office:value="174522.9375">
            <text:p>174522.9375</text:p>
          </table:table-cell>
          <table:table-cell office:value-type="float" office:value="-0.05963">
            <text:p>-0.05963</text:p>
          </table:table-cell>
          <table:table-cell office:value-type="float" office:value="-0.286714">
            <text:p>-0.286714</text:p>
          </table:table-cell>
          <table:table-cell office:value-type="float" office:value="380.824097">
            <text:p>380.824097</text:p>
          </table:table-cell>
          <table:table-cell office:value-type="float" office:value="-0.006">
            <text:p>-0.006</text:p>
          </table:table-cell>
          <table:table-cell office:value-type="float" office:value="-0.268151">
            <text:p>-0.268151</text:p>
          </table:table-cell>
          <table:table-cell table:formula="of:=([.K108]+0.02)/60" office:value-type="float" office:value="-0.00413585">
            <text:p>-0.00413585</text:p>
          </table:table-cell>
          <table:table-cell office:value-type="float" office:value="4369.177246">
            <text:p>4369.177246</text:p>
          </table:table-cell>
          <table:table-cell office:value-type="float" office:value="-0.05963">
            <text:p>-0.05963</text:p>
          </table:table-cell>
          <table:table-cell office:value-type="float" office:value="-0.286714">
            <text:p>-0.286714</text:p>
          </table:table-cell>
          <table:table-cell table:formula="of:=([.O108]-0.02)/5" office:value-type="float" office:value="-0.0613428">
            <text:p>-0.0613428</text:p>
          </table:table-cell>
          <table:table-cell office:value-type="float" office:value="380.824097">
            <text:p>380.824097</text:p>
          </table:table-cell>
          <table:table-cell office:value-type="float" office:value="1554">
            <text:p>1554</text:p>
          </table:table-cell>
          <table:table-cell office:value-type="float" office:value="-1081">
            <text:p>-1081</text:p>
          </table:table-cell>
          <table:table-cell office:value-type="float" office:value="874164">
            <text:p>874164</text:p>
          </table:table-cell>
          <table:table-cell office:value-type="float" office:value="738789">
            <text:p>738789</text:p>
          </table:table-cell>
          <table:table-cell office:value-type="float" office:value="1144052.375">
            <text:p>1144052.375</text:p>
          </table:table-cell>
          <table:table-cell office:value-type="float" office:value="-1.868197">
            <text:p>-1.868197</text:p>
          </table:table-cell>
          <table:table-cell office:value-type="float" office:value="-4.091266">
            <text:p>-4.091266</text:p>
          </table:table-cell>
          <table:table-cell office:value-type="float" office:value="118.995407">
            <text:p>118.995407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float" office:value="3022059">
            <text:p>3022059</text:p>
          </table:table-cell>
          <table:table-cell office:value-type="float" office:value="18">
            <text:p>18</text:p>
          </table:table-cell>
          <table:table-cell office:value-type="float" office:value="24569">
            <text:p>24569</text:p>
          </table:table-cell>
          <table:table-cell table:formula="of:=[.D109]-[.$D$2]" office:value-type="float" office:value="581">
            <text:p>581</text:p>
          </table:table-cell>
          <table:table-cell office:value-type="float" office:value="136396.1875">
            <text:p>136396.1875</text:p>
          </table:table-cell>
          <table:table-cell office:value-type="float" office:value="-0.069429">
            <text:p>-0.069429</text:p>
          </table:table-cell>
          <table:table-cell office:value-type="float" office:value="-0.145355">
            <text:p>-0.145355</text:p>
          </table:table-cell>
          <table:table-cell office:value-type="float" office:value="109.359444">
            <text:p>109.359444</text:p>
          </table:table-cell>
          <table:table-cell office:value-type="float" office:value="0.004">
            <text:p>0.004</text:p>
          </table:table-cell>
          <table:table-cell office:value-type="float" office:value="0.122104">
            <text:p>0.122104</text:p>
          </table:table-cell>
          <table:table-cell table:formula="of:=([.K109]+0.02)/60" office:value-type="float" office:value="0.0023684">
            <text:p>0.0023684</text:p>
          </table:table-cell>
          <table:table-cell office:value-type="float" office:value="2952.608154">
            <text:p>2952.608154</text:p>
          </table:table-cell>
          <table:table-cell office:value-type="float" office:value="-0.069429">
            <text:p>-0.069429</text:p>
          </table:table-cell>
          <table:table-cell office:value-type="float" office:value="-0.145355">
            <text:p>-0.145355</text:p>
          </table:table-cell>
          <table:table-cell table:formula="of:=([.O109]-0.02)/5" office:value-type="float" office:value="-0.033071">
            <text:p>-0.033071</text:p>
          </table:table-cell>
          <table:table-cell office:value-type="float" office:value="109.359444">
            <text:p>109.359444</text:p>
          </table:table-cell>
          <table:table-cell office:value-type="float" office:value="1549">
            <text:p>1549</text:p>
          </table:table-cell>
          <table:table-cell office:value-type="float" office:value="-1098">
            <text:p>-1098</text:p>
          </table:table-cell>
          <table:table-cell office:value-type="float" office:value="859866">
            <text:p>859866</text:p>
          </table:table-cell>
          <table:table-cell office:value-type="float" office:value="758769">
            <text:p>758769</text:p>
          </table:table-cell>
          <table:table-cell office:value-type="float" office:value="1146344.5">
            <text:p>1146344.5</text:p>
          </table:table-cell>
          <table:table-cell office:value-type="float" office:value="-1.937626">
            <text:p>-1.937626</text:p>
          </table:table-cell>
          <table:table-cell office:value-type="float" office:value="-4.236621">
            <text:p>-4.236621</text:p>
          </table:table-cell>
          <table:table-cell office:value-type="float" office:value="118.650124">
            <text:p>118.650124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float" office:value="3023059">
            <text:p>3023059</text:p>
          </table:table-cell>
          <table:table-cell office:value-type="float" office:value="26">
            <text:p>26</text:p>
          </table:table-cell>
          <table:table-cell office:value-type="float" office:value="24282">
            <text:p>24282</text:p>
          </table:table-cell>
          <table:table-cell table:formula="of:=[.D110]-[.$D$2]" office:value-type="float" office:value="294">
            <text:p>294</text:p>
          </table:table-cell>
          <table:table-cell office:value-type="float" office:value="93292.351563">
            <text:p>93292.351563</text:p>
          </table:table-cell>
          <table:table-cell office:value-type="float" office:value="-0.028039">
            <text:p>-0.028039</text:p>
          </table:table-cell>
          <table:table-cell office:value-type="float" office:value="-0.03957">
            <text:p>-0.03957</text:p>
          </table:table-cell>
          <table:table-cell office:value-type="float" office:value="41.122627">
            <text:p>41.122627</text:p>
          </table:table-cell>
          <table:table-cell office:value-type="float" office:value="0.008">
            <text:p>0.008</text:p>
          </table:table-cell>
          <table:table-cell office:value-type="float" office:value="-0.287304">
            <text:p>-0.287304</text:p>
          </table:table-cell>
          <table:table-cell table:formula="of:=([.K110]+0.02)/60" office:value-type="float" office:value="-0.00445506666666667">
            <text:p>-0.0044550667</text:p>
          </table:table-cell>
          <table:table-cell office:value-type="float" office:value="3691.301758">
            <text:p>3691.301758</text:p>
          </table:table-cell>
          <table:table-cell office:value-type="float" office:value="-0.028039">
            <text:p>-0.028039</text:p>
          </table:table-cell>
          <table:table-cell office:value-type="float" office:value="-0.03957">
            <text:p>-0.03957</text:p>
          </table:table-cell>
          <table:table-cell table:formula="of:=([.O110]-0.02)/5" office:value-type="float" office:value="-0.011914">
            <text:p>-0.011914</text:p>
          </table:table-cell>
          <table:table-cell office:value-type="float" office:value="41.122627">
            <text:p>41.122627</text:p>
          </table:table-cell>
          <table:table-cell office:value-type="float" office:value="1540">
            <text:p>1540</text:p>
          </table:table-cell>
          <table:table-cell office:value-type="float" office:value="-1122">
            <text:p>-1122</text:p>
          </table:table-cell>
          <table:table-cell office:value-type="float" office:value="848744">
            <text:p>848744</text:p>
          </table:table-cell>
          <table:table-cell office:value-type="float" office:value="780354">
            <text:p>780354</text:p>
          </table:table-cell>
          <table:table-cell office:value-type="float" office:value="1152588.125">
            <text:p>1152588.125</text:p>
          </table:table-cell>
          <table:table-cell office:value-type="float" office:value="-1.965665">
            <text:p>-1.965665</text:p>
          </table:table-cell>
          <table:table-cell office:value-type="float" office:value="-4.276191">
            <text:p>-4.276191</text:p>
          </table:table-cell>
          <table:table-cell office:value-type="float" office:value="117.544243">
            <text:p>117.544243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float" office:value="3024059">
            <text:p>3024059</text:p>
          </table:table-cell>
          <table:table-cell office:value-type="float" office:value="28">
            <text:p>28</text:p>
          </table:table-cell>
          <table:table-cell office:value-type="float" office:value="24679">
            <text:p>24679</text:p>
          </table:table-cell>
          <table:table-cell table:formula="of:=[.D111]-[.$D$2]" office:value-type="float" office:value="691">
            <text:p>691</text:p>
          </table:table-cell>
          <table:table-cell office:value-type="float" office:value="88040.890625">
            <text:p>88040.890625</text:p>
          </table:table-cell>
          <table:table-cell office:value-type="float" office:value="-0.015">
            <text:p>-0.015</text:p>
          </table:table-cell>
          <table:table-cell office:value-type="float" office:value="-0.005862">
            <text:p>-0.005862</text:p>
          </table:table-cell>
          <table:table-cell office:value-type="float" office:value="60.918839">
            <text:p>60.918839</text:p>
          </table:table-cell>
          <table:table-cell office:value-type="float" office:value="0.002">
            <text:p>0.002</text:p>
          </table:table-cell>
          <table:table-cell office:value-type="float" office:value="0.397437">
            <text:p>0.397437</text:p>
          </table:table-cell>
          <table:table-cell table:formula="of:=([.K111]+0.02)/60" office:value-type="float" office:value="0.00695728333333333">
            <text:p>0.0069572833</text:p>
          </table:table-cell>
          <table:table-cell office:value-type="float" office:value="19771.871094">
            <text:p>19771.871094</text:p>
          </table:table-cell>
          <table:table-cell office:value-type="float" office:value="-0.015">
            <text:p>-0.015</text:p>
          </table:table-cell>
          <table:table-cell office:value-type="float" office:value="-0.005862">
            <text:p>-0.005862</text:p>
          </table:table-cell>
          <table:table-cell table:formula="of:=([.O111]-0.02)/5" office:value-type="float" office:value="-0.0051724">
            <text:p>-0.0051724</text:p>
          </table:table-cell>
          <table:table-cell office:value-type="float" office:value="60.918839">
            <text:p>60.918839</text:p>
          </table:table-cell>
          <table:table-cell office:value-type="float" office:value="1529">
            <text:p>1529</text:p>
          </table:table-cell>
          <table:table-cell office:value-type="float" office:value="-1148">
            <text:p>-1148</text:p>
          </table:table-cell>
          <table:table-cell office:value-type="float" office:value="838317">
            <text:p>838317</text:p>
          </table:table-cell>
          <table:table-cell office:value-type="float" office:value="802723">
            <text:p>802723</text:p>
          </table:table-cell>
          <table:table-cell office:value-type="float" office:value="1160354.5">
            <text:p>1160354.5</text:p>
          </table:table-cell>
          <table:table-cell office:value-type="float" office:value="-1.980665">
            <text:p>-1.980665</text:p>
          </table:table-cell>
          <table:table-cell office:value-type="float" office:value="-4.282053">
            <text:p>-4.282053</text:p>
          </table:table-cell>
          <table:table-cell office:value-type="float" office:value="116.192711">
            <text:p>116.192711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float" office:value="3025059">
            <text:p>3025059</text:p>
          </table:table-cell>
          <table:table-cell office:value-type="float" office:value="25">
            <text:p>25</text:p>
          </table:table-cell>
          <table:table-cell office:value-type="float" office:value="25084">
            <text:p>25084</text:p>
          </table:table-cell>
          <table:table-cell table:formula="of:=[.D112]-[.$D$2]" office:value-type="float" office:value="1096">
            <text:p>1096</text:p>
          </table:table-cell>
          <table:table-cell office:value-type="float" office:value="100236.273438">
            <text:p>100236.273438</text:p>
          </table:table-cell>
          <table:table-cell office:value-type="float" office:value="-0.02">
            <text:p>-0.02</text:p>
          </table:table-cell>
          <table:table-cell office:value-type="float" office:value="-0.092329">
            <text:p>-0.092329</text:p>
          </table:table-cell>
          <table:table-cell office:value-type="float" office:value="361.646271">
            <text:p>361.646271</text:p>
          </table:table-cell>
          <table:table-cell office:value-type="float" office:value="-0.003">
            <text:p>-0.003</text:p>
          </table:table-cell>
          <table:table-cell office:value-type="float" office:value="0.40462">
            <text:p>0.40462</text:p>
          </table:table-cell>
          <table:table-cell table:formula="of:=([.K112]+0.02)/60" office:value-type="float" office:value="0.007077">
            <text:p>0.007077</text:p>
          </table:table-cell>
          <table:table-cell office:value-type="float" office:value="13587.333984">
            <text:p>13587.333984</text:p>
          </table:table-cell>
          <table:table-cell office:value-type="float" office:value="-0.02">
            <text:p>-0.02</text:p>
          </table:table-cell>
          <table:table-cell office:value-type="float" office:value="-0.092329">
            <text:p>-0.092329</text:p>
          </table:table-cell>
          <table:table-cell table:formula="of:=([.O112]-0.02)/5" office:value-type="float" office:value="-0.0224658">
            <text:p>-0.0224658</text:p>
          </table:table-cell>
          <table:table-cell office:value-type="float" office:value="361.646271">
            <text:p>361.646271</text:p>
          </table:table-cell>
          <table:table-cell office:value-type="float" office:value="1519">
            <text:p>1519</text:p>
          </table:table-cell>
          <table:table-cell office:value-type="float" office:value="-1171">
            <text:p>-1171</text:p>
          </table:table-cell>
          <table:table-cell office:value-type="float" office:value="827853">
            <text:p>827853</text:p>
          </table:table-cell>
          <table:table-cell office:value-type="float" office:value="825520">
            <text:p>825520</text:p>
          </table:table-cell>
          <table:table-cell office:value-type="float" office:value="1168865.25">
            <text:p>1168865.25</text:p>
          </table:table-cell>
          <table:table-cell office:value-type="float" office:value="-2.000665">
            <text:p>-2.000665</text:p>
          </table:table-cell>
          <table:table-cell office:value-type="float" office:value="-4.374382">
            <text:p>-4.374382</text:p>
          </table:table-cell>
          <table:table-cell office:value-type="float" office:value="118.646408">
            <text:p>118.646408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float" office:value="3026059">
            <text:p>3026059</text:p>
          </table:table-cell>
          <table:table-cell office:value-type="float" office:value="20">
            <text:p>20</text:p>
          </table:table-cell>
          <table:table-cell office:value-type="float" office:value="24656">
            <text:p>24656</text:p>
          </table:table-cell>
          <table:table-cell table:formula="of:=[.D113]-[.$D$2]" office:value-type="float" office:value="668">
            <text:p>668</text:p>
          </table:table-cell>
          <table:table-cell office:value-type="float" office:value="123177.523438">
            <text:p>123177.523438</text:p>
          </table:table-cell>
          <table:table-cell office:value-type="float" office:value="-0.045">
            <text:p>-0.045</text:p>
          </table:table-cell>
          <table:table-cell office:value-type="float" office:value="-0.20824">
            <text:p>-0.20824</text:p>
          </table:table-cell>
          <table:table-cell office:value-type="float" office:value="362.756531">
            <text:p>362.756531</text:p>
          </table:table-cell>
          <table:table-cell office:value-type="float" office:value="-0.005">
            <text:p>-0.005</text:p>
          </table:table-cell>
          <table:table-cell office:value-type="float" office:value="-0.428562">
            <text:p>-0.428562</text:p>
          </table:table-cell>
          <table:table-cell table:formula="of:=([.K113]+0.02)/60" office:value-type="float" office:value="-0.00680936666666667">
            <text:p>-0.0068093667</text:p>
          </table:table-cell>
          <table:table-cell office:value-type="float" office:value="8471.240234">
            <text:p>8471.240234</text:p>
          </table:table-cell>
          <table:table-cell office:value-type="float" office:value="-0.045">
            <text:p>-0.045</text:p>
          </table:table-cell>
          <table:table-cell office:value-type="float" office:value="-0.20824">
            <text:p>-0.20824</text:p>
          </table:table-cell>
          <table:table-cell table:formula="of:=([.O113]-0.02)/5" office:value-type="float" office:value="-0.045648">
            <text:p>-0.045648</text:p>
          </table:table-cell>
          <table:table-cell office:value-type="float" office:value="362.756561">
            <text:p>362.756561</text:p>
          </table:table-cell>
          <table:table-cell office:value-type="float" office:value="1511">
            <text:p>1511</text:p>
          </table:table-cell>
          <table:table-cell office:value-type="float" office:value="-1189">
            <text:p>-1189</text:p>
          </table:table-cell>
          <table:table-cell office:value-type="float" office:value="819677">
            <text:p>819677</text:p>
          </table:table-cell>
          <table:table-cell office:value-type="float" office:value="848780">
            <text:p>848780</text:p>
          </table:table-cell>
          <table:table-cell office:value-type="float" office:value="1179763.875">
            <text:p>1179763.875</text:p>
          </table:table-cell>
          <table:table-cell office:value-type="float" office:value="-2.045665">
            <text:p>-2.045665</text:p>
          </table:table-cell>
          <table:table-cell office:value-type="float" office:value="-4.582623">
            <text:p>-4.582623</text:p>
          </table:table-cell>
          <table:table-cell office:value-type="float" office:value="124.016273">
            <text:p>124.016273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float" office:value="3027059">
            <text:p>3027059</text:p>
          </table:table-cell>
          <table:table-cell office:value-type="float" office:value="17">
            <text:p>17</text:p>
          </table:table-cell>
          <table:table-cell office:value-type="float" office:value="24033">
            <text:p>24033</text:p>
          </table:table-cell>
          <table:table-cell table:formula="of:=[.D114]-[.$D$2]" office:value-type="float" office:value="45">
            <text:p>45</text:p>
          </table:table-cell>
          <table:table-cell office:value-type="float" office:value="141270.671875">
            <text:p>141270.671875</text:p>
          </table:table-cell>
          <table:table-cell office:value-type="float" office:value="-0.059242">
            <text:p>-0.059242</text:p>
          </table:table-cell>
          <table:table-cell office:value-type="float" office:value="-0.206508">
            <text:p>-0.206508</text:p>
          </table:table-cell>
          <table:table-cell office:value-type="float" office:value="248.581985">
            <text:p>248.581985</text:p>
          </table:table-cell>
          <table:table-cell office:value-type="float" office:value="-0.003">
            <text:p>-0.003</text:p>
          </table:table-cell>
          <table:table-cell office:value-type="float" office:value="-0.622492">
            <text:p>-0.622492</text:p>
          </table:table-cell>
          <table:table-cell table:formula="of:=([.K114]+0.02)/60" office:value-type="float" office:value="-0.0100415333333333">
            <text:p>-0.0100415333</text:p>
          </table:table-cell>
          <table:table-cell office:value-type="float" office:value="20649.755859">
            <text:p>20649.755859</text:p>
          </table:table-cell>
          <table:table-cell office:value-type="float" office:value="-0.059242">
            <text:p>-0.059242</text:p>
          </table:table-cell>
          <table:table-cell office:value-type="float" office:value="-0.206508">
            <text:p>-0.206508</text:p>
          </table:table-cell>
          <table:table-cell table:formula="of:=([.O114]-0.02)/5" office:value-type="float" office:value="-0.0453016">
            <text:p>-0.0453016</text:p>
          </table:table-cell>
          <table:table-cell office:value-type="float" office:value="248.581985">
            <text:p>248.581985</text:p>
          </table:table-cell>
          <table:table-cell office:value-type="float" office:value="1503">
            <text:p>1503</text:p>
          </table:table-cell>
          <table:table-cell office:value-type="float" office:value="-1204">
            <text:p>-1204</text:p>
          </table:table-cell>
          <table:table-cell office:value-type="float" office:value="816567">
            <text:p>816567</text:p>
          </table:table-cell>
          <table:table-cell office:value-type="float" office:value="872611">
            <text:p>872611</text:p>
          </table:table-cell>
          <table:table-cell office:value-type="float" office:value="1194940.125">
            <text:p>1194940.125</text:p>
          </table:table-cell>
          <table:table-cell office:value-type="float" office:value="-2.104908">
            <text:p>-2.104908</text:p>
          </table:table-cell>
          <table:table-cell office:value-type="float" office:value="-4.789131">
            <text:p>-4.789131</text:p>
          </table:table-cell>
          <table:table-cell office:value-type="float" office:value="127.522171">
            <text:p>127.522171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float" office:value="3028059">
            <text:p>3028059</text:p>
          </table:table-cell>
          <table:table-cell office:value-type="float" office:value="19">
            <text:p>19</text:p>
          </table:table-cell>
          <table:table-cell office:value-type="float" office:value="23985">
            <text:p>23985</text:p>
          </table:table-cell>
          <table:table-cell table:formula="of:=[.D115]-[.$D$2]" office:value-type="float" office:value="-3">
            <text:p>-3</text:p>
          </table:table-cell>
          <table:table-cell office:value-type="float" office:value="126137.539063">
            <text:p>126137.539063</text:p>
          </table:table-cell>
          <table:table-cell office:value-type="float" office:value="-0.053919">
            <text:p>-0.053919</text:p>
          </table:table-cell>
          <table:table-cell office:value-type="float" office:value="-0.170669">
            <text:p>-0.170669</text:p>
          </table:table-cell>
          <table:table-cell office:value-type="float" office:value="216.529373">
            <text:p>216.529373</text:p>
          </table:table-cell>
          <table:table-cell office:value-type="float" office:value="0.002">
            <text:p>0.002</text:p>
          </table:table-cell>
          <table:table-cell office:value-type="float" office:value="-0.047884">
            <text:p>-0.047884</text:p>
          </table:table-cell>
          <table:table-cell table:formula="of:=([.K115]+0.02)/60" office:value-type="float" office:value="-0.000464733333333333">
            <text:p>-0.0004647333</text:p>
          </table:table-cell>
          <table:table-cell office:value-type="float" office:value="2494.202637">
            <text:p>2494.202637</text:p>
          </table:table-cell>
          <table:table-cell office:value-type="float" office:value="-0.053919">
            <text:p>-0.053919</text:p>
          </table:table-cell>
          <table:table-cell office:value-type="float" office:value="-0.170669">
            <text:p>-0.170669</text:p>
          </table:table-cell>
          <table:table-cell table:formula="of:=([.O115]-0.02)/5" office:value-type="float" office:value="-0.0381338">
            <text:p>-0.0381338</text:p>
          </table:table-cell>
          <table:table-cell office:value-type="float" office:value="216.529373">
            <text:p>216.529373</text:p>
          </table:table-cell>
          <table:table-cell office:value-type="float" office:value="1493">
            <text:p>1493</text:p>
          </table:table-cell>
          <table:table-cell office:value-type="float" office:value="-1220">
            <text:p>-1220</text:p>
          </table:table-cell>
          <table:table-cell office:value-type="float" office:value="818406">
            <text:p>818406</text:p>
          </table:table-cell>
          <table:table-cell office:value-type="float" office:value="896526">
            <text:p>896526</text:p>
          </table:table-cell>
          <table:table-cell office:value-type="float" office:value="1213793.5">
            <text:p>1213793.5</text:p>
          </table:table-cell>
          <table:table-cell office:value-type="float" office:value="-2.158826">
            <text:p>-2.158826</text:p>
          </table:table-cell>
          <table:table-cell office:value-type="float" office:value="-4.9598">
            <text:p>-4.9598</text:p>
          </table:table-cell>
          <table:table-cell office:value-type="float" office:value="129.745209">
            <text:p>129.745209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float" office:value="3029059">
            <text:p>3029059</text:p>
          </table:table-cell>
          <table:table-cell office:value-type="float" office:value="23">
            <text:p>23</text:p>
          </table:table-cell>
          <table:table-cell office:value-type="float" office:value="24158">
            <text:p>24158</text:p>
          </table:table-cell>
          <table:table-cell table:formula="of:=[.D116]-[.$D$2]" office:value-type="float" office:value="170">
            <text:p>170</text:p>
          </table:table-cell>
          <table:table-cell office:value-type="float" office:value="104932.65625">
            <text:p>104932.65625</text:p>
          </table:table-cell>
          <table:table-cell office:value-type="float" office:value="-0.038333">
            <text:p>-0.038333</text:p>
          </table:table-cell>
          <table:table-cell office:value-type="float" office:value="-0.084069">
            <text:p>-0.084069</text:p>
          </table:table-cell>
          <table:table-cell office:value-type="float" office:value="119.310188">
            <text:p>119.310188</text:p>
          </table:table-cell>
          <table:table-cell office:value-type="float" office:value="0.004">
            <text:p>0.004</text:p>
          </table:table-cell>
          <table:table-cell office:value-type="float" office:value="0.172383">
            <text:p>0.172383</text:p>
          </table:table-cell>
          <table:table-cell table:formula="of:=([.K116]+0.02)/60" office:value-type="float" office:value="0.00320638333333333">
            <text:p>0.0032063833</text:p>
          </table:table-cell>
          <table:table-cell office:value-type="float" office:value="4209.5625">
            <text:p>4209.5625</text:p>
          </table:table-cell>
          <table:table-cell office:value-type="float" office:value="-0.038333">
            <text:p>-0.038333</text:p>
          </table:table-cell>
          <table:table-cell office:value-type="float" office:value="-0.084069">
            <text:p>-0.084069</text:p>
          </table:table-cell>
          <table:table-cell table:formula="of:=([.O116]-0.02)/5" office:value-type="float" office:value="-0.0208138">
            <text:p>-0.0208138</text:p>
          </table:table-cell>
          <table:table-cell office:value-type="float" office:value="119.310188">
            <text:p>119.310188</text:p>
          </table:table-cell>
          <table:table-cell office:value-type="float" office:value="1480">
            <text:p>1480</text:p>
          </table:table-cell>
          <table:table-cell office:value-type="float" office:value="-1239">
            <text:p>-1239</text:p>
          </table:table-cell>
          <table:table-cell office:value-type="float" office:value="824322">
            <text:p>824322</text:p>
          </table:table-cell>
          <table:table-cell office:value-type="float" office:value="919948">
            <text:p>919948</text:p>
          </table:table-cell>
          <table:table-cell office:value-type="float" office:value="1235173.875">
            <text:p>1235173.875</text:p>
          </table:table-cell>
          <table:table-cell office:value-type="float" office:value="-2.19716">
            <text:p>-2.19716</text:p>
          </table:table-cell>
          <table:table-cell office:value-type="float" office:value="-5.043869">
            <text:p>-5.043869</text:p>
          </table:table-cell>
          <table:table-cell office:value-type="float" office:value="129.563141">
            <text:p>129.563141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office:value-type="float" office:value="3030059">
            <text:p>3030059</text:p>
          </table:table-cell>
          <table:table-cell office:value-type="float" office:value="25">
            <text:p>25</text:p>
          </table:table-cell>
          <table:table-cell office:value-type="float" office:value="24064">
            <text:p>24064</text:p>
          </table:table-cell>
          <table:table-cell table:formula="of:=[.D117]-[.$D$2]" office:value-type="float" office:value="76">
            <text:p>76</text:p>
          </table:table-cell>
          <table:table-cell office:value-type="float" office:value="96156.554688">
            <text:p>96156.554688</text:p>
          </table:table-cell>
          <table:table-cell office:value-type="float" office:value="-0.025">
            <text:p>-0.025</text:p>
          </table:table-cell>
          <table:table-cell office:value-type="float" office:value="-0.059021">
            <text:p>-0.059021</text:p>
          </table:table-cell>
          <table:table-cell office:value-type="float" office:value="136.085754">
            <text:p>136.085754</text:p>
          </table:table-cell>
          <table:table-cell office:value-type="float" office:value="0.002">
            <text:p>0.002</text:p>
          </table:table-cell>
          <table:table-cell office:value-type="float" office:value="-0.093374">
            <text:p>-0.093374</text:p>
          </table:table-cell>
          <table:table-cell table:formula="of:=([.K117]+0.02)/60" office:value-type="float" office:value="-0.0012229">
            <text:p>-0.0012229</text:p>
          </table:table-cell>
          <table:table-cell office:value-type="float" office:value="4768.692871">
            <text:p>4768.692871</text:p>
          </table:table-cell>
          <table:table-cell office:value-type="float" office:value="-0.025">
            <text:p>-0.025</text:p>
          </table:table-cell>
          <table:table-cell office:value-type="float" office:value="-0.059021">
            <text:p>-0.059021</text:p>
          </table:table-cell>
          <table:table-cell table:formula="of:=([.O117]-0.02)/5" office:value-type="float" office:value="-0.0158042">
            <text:p>-0.0158042</text:p>
          </table:table-cell>
          <table:table-cell office:value-type="float" office:value="136.085754">
            <text:p>136.085754</text:p>
          </table:table-cell>
          <table:table-cell office:value-type="float" office:value="1465">
            <text:p>1465</text:p>
          </table:table-cell>
          <table:table-cell office:value-type="float" office:value="-1259">
            <text:p>-1259</text:p>
          </table:table-cell>
          <table:table-cell office:value-type="float" office:value="832154">
            <text:p>832154</text:p>
          </table:table-cell>
          <table:table-cell office:value-type="float" office:value="942702">
            <text:p>942702</text:p>
          </table:table-cell>
          <table:table-cell office:value-type="float" office:value="1257420.625">
            <text:p>1257420.625</text:p>
          </table:table-cell>
          <table:table-cell office:value-type="float" office:value="-2.22216">
            <text:p>-2.22216</text:p>
          </table:table-cell>
          <table:table-cell office:value-type="float" office:value="-5.10289">
            <text:p>-5.10289</text:p>
          </table:table-cell>
          <table:table-cell office:value-type="float" office:value="129.63652">
            <text:p>129.63652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float" office:value="3031059">
            <text:p>3031059</text:p>
          </table:table-cell>
          <table:table-cell office:value-type="float" office:value="24">
            <text:p>24</text:p>
          </table:table-cell>
          <table:table-cell office:value-type="float" office:value="23899">
            <text:p>23899</text:p>
          </table:table-cell>
          <table:table-cell table:formula="of:=[.D118]-[.$D$2]" office:value-type="float" office:value="-89">
            <text:p>-89</text:p>
          </table:table-cell>
          <table:table-cell office:value-type="float" office:value="99478.914063">
            <text:p>99478.914063</text:p>
          </table:table-cell>
          <table:table-cell office:value-type="float" office:value="-0.025">
            <text:p>-0.025</text:p>
          </table:table-cell>
          <table:table-cell office:value-type="float" office:value="-0.090064">
            <text:p>-0.090064</text:p>
          </table:table-cell>
          <table:table-cell office:value-type="float" office:value="260.257263">
            <text:p>260.257263</text:p>
          </table:table-cell>
          <table:table-cell office:value-type="float" office:value="-0.001">
            <text:p>-0.001</text:p>
          </table:table-cell>
          <table:table-cell office:value-type="float" office:value="-0.1652">
            <text:p>-0.1652</text:p>
          </table:table-cell>
          <table:table-cell table:formula="of:=([.K118]+0.02)/60" office:value-type="float" office:value="-0.00242">
            <text:p>-0.00242</text:p>
          </table:table-cell>
          <table:table-cell office:value-type="float" office:value="16419.988281">
            <text:p>16419.988281</text:p>
          </table:table-cell>
          <table:table-cell office:value-type="float" office:value="-0.025">
            <text:p>-0.025</text:p>
          </table:table-cell>
          <table:table-cell office:value-type="float" office:value="-0.090064">
            <text:p>-0.090064</text:p>
          </table:table-cell>
          <table:table-cell table:formula="of:=([.O118]-0.02)/5" office:value-type="float" office:value="-0.0220128">
            <text:p>-0.0220128</text:p>
          </table:table-cell>
          <table:table-cell office:value-type="float" office:value="260.257263">
            <text:p>260.257263</text:p>
          </table:table-cell>
          <table:table-cell office:value-type="float" office:value="1450">
            <text:p>1450</text:p>
          </table:table-cell>
          <table:table-cell office:value-type="float" office:value="-1278">
            <text:p>-1278</text:p>
          </table:table-cell>
          <table:table-cell office:value-type="float" office:value="841251">
            <text:p>841251</text:p>
          </table:table-cell>
          <table:table-cell office:value-type="float" office:value="964802">
            <text:p>964802</text:p>
          </table:table-cell>
          <table:table-cell office:value-type="float" office:value="1280068.875">
            <text:p>1280068.875</text:p>
          </table:table-cell>
          <table:table-cell office:value-type="float" office:value="-2.24716">
            <text:p>-2.24716</text:p>
          </table:table-cell>
          <table:table-cell office:value-type="float" office:value="-5.192955">
            <text:p>-5.192955</text:p>
          </table:table-cell>
          <table:table-cell office:value-type="float" office:value="131.089691">
            <text:p>131.089691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float" office:value="3032059">
            <text:p>3032059</text:p>
          </table:table-cell>
          <table:table-cell office:value-type="float" office:value="21">
            <text:p>21</text:p>
          </table:table-cell>
          <table:table-cell office:value-type="float" office:value="24129">
            <text:p>24129</text:p>
          </table:table-cell>
          <table:table-cell table:formula="of:=[.D119]-[.$D$2]" office:value-type="float" office:value="141">
            <text:p>141</text:p>
          </table:table-cell>
          <table:table-cell office:value-type="float" office:value="114798.960938">
            <text:p>114798.960938</text:p>
          </table:table-cell>
          <table:table-cell office:value-type="float" office:value="-0.035">
            <text:p>-0.035</text:p>
          </table:table-cell>
          <table:table-cell office:value-type="float" office:value="-0.119375">
            <text:p>-0.119375</text:p>
          </table:table-cell>
          <table:table-cell office:value-type="float" office:value="241.07196">
            <text:p>241.07196</text:p>
          </table:table-cell>
          <table:table-cell office:value-type="float" office:value="-0.003">
            <text:p>-0.003</text:p>
          </table:table-cell>
          <table:table-cell office:value-type="float" office:value="0.229843">
            <text:p>0.229843</text:p>
          </table:table-cell>
          <table:table-cell table:formula="of:=([.K119]+0.02)/60" office:value-type="float" office:value="0.00416405">
            <text:p>0.00416405</text:p>
          </table:table-cell>
          <table:table-cell office:value-type="float" office:value="7761.444336">
            <text:p>7761.444336</text:p>
          </table:table-cell>
          <table:table-cell office:value-type="float" office:value="-0.035">
            <text:p>-0.035</text:p>
          </table:table-cell>
          <table:table-cell office:value-type="float" office:value="-0.119375">
            <text:p>-0.119375</text:p>
          </table:table-cell>
          <table:table-cell table:formula="of:=([.O119]-0.02)/5" office:value-type="float" office:value="-0.027875">
            <text:p>-0.027875</text:p>
          </table:table-cell>
          <table:table-cell office:value-type="float" office:value="241.07196">
            <text:p>241.07196</text:p>
          </table:table-cell>
          <table:table-cell office:value-type="float" office:value="1437">
            <text:p>1437</text:p>
          </table:table-cell>
          <table:table-cell office:value-type="float" office:value="-1294">
            <text:p>-1294</text:p>
          </table:table-cell>
          <table:table-cell office:value-type="float" office:value="852405">
            <text:p>852405</text:p>
          </table:table-cell>
          <table:table-cell office:value-type="float" office:value="986198">
            <text:p>986198</text:p>
          </table:table-cell>
          <table:table-cell office:value-type="float" office:value="1303567">
            <text:p>1303567</text:p>
          </table:table-cell>
          <table:table-cell office:value-type="float" office:value="-2.28216">
            <text:p>-2.28216</text:p>
          </table:table-cell>
          <table:table-cell office:value-type="float" office:value="-5.31233">
            <text:p>-5.31233</text:p>
          </table:table-cell>
          <table:table-cell office:value-type="float" office:value="132.776413">
            <text:p>132.776413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float" office:value="3033059">
            <text:p>3033059</text:p>
          </table:table-cell>
          <table:table-cell office:value-type="float" office:value="21">
            <text:p>21</text:p>
          </table:table-cell>
          <table:table-cell office:value-type="float" office:value="24742">
            <text:p>24742</text:p>
          </table:table-cell>
          <table:table-cell table:formula="of:=[.D120]-[.$D$2]" office:value-type="float" office:value="754">
            <text:p>754</text:p>
          </table:table-cell>
          <table:table-cell office:value-type="float" office:value="117717.601563">
            <text:p>117717.601563</text:p>
          </table:table-cell>
          <table:table-cell office:value-type="float" office:value="-0.035">
            <text:p>-0.035</text:p>
          </table:table-cell>
          <table:table-cell office:value-type="float" office:value="-0.10885">
            <text:p>-0.10885</text:p>
          </table:table-cell>
          <table:table-cell office:value-type="float" office:value="210.999756">
            <text:p>210.999756</text:p>
          </table:table-cell>
          <table:table-cell office:value-type="float" office:value="0">
            <text:p>0</text:p>
          </table:table-cell>
          <table:table-cell office:value-type="float" office:value="0.612916">
            <text:p>0.612916</text:p>
          </table:table-cell>
          <table:table-cell table:formula="of:=([.K120]+0.02)/60" office:value-type="float" office:value="0.0105486">
            <text:p>0.0105486</text:p>
          </table:table-cell>
          <table:table-cell office:value-type="float" office:value="100">
            <text:p>100</text:p>
          </table:table-cell>
          <table:table-cell office:value-type="float" office:value="-0.035">
            <text:p>-0.035</text:p>
          </table:table-cell>
          <table:table-cell office:value-type="float" office:value="-0.10885">
            <text:p>-0.10885</text:p>
          </table:table-cell>
          <table:table-cell table:formula="of:=([.O120]-0.02)/5" office:value-type="float" office:value="-0.02577">
            <text:p>-0.02577</text:p>
          </table:table-cell>
          <table:table-cell office:value-type="float" office:value="210.999756">
            <text:p>210.999756</text:p>
          </table:table-cell>
          <table:table-cell office:value-type="float" office:value="1423">
            <text:p>1423</text:p>
          </table:table-cell>
          <table:table-cell office:value-type="float" office:value="-1310">
            <text:p>-1310</text:p>
          </table:table-cell>
          <table:table-cell office:value-type="float" office:value="866374">
            <text:p>866374</text:p>
          </table:table-cell>
          <table:table-cell office:value-type="float" office:value="1006619">
            <text:p>1006619</text:p>
          </table:table-cell>
          <table:table-cell office:value-type="float" office:value="1328179.625">
            <text:p>1328179.625</text:p>
          </table:table-cell>
          <table:table-cell office:value-type="float" office:value="-2.31716">
            <text:p>-2.31716</text:p>
          </table:table-cell>
          <table:table-cell office:value-type="float" office:value="-5.42118">
            <text:p>-5.42118</text:p>
          </table:table-cell>
          <table:table-cell office:value-type="float" office:value="133.957947">
            <text:p>133.957947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office:value-type="float" office:value="3034059">
            <text:p>3034059</text:p>
          </table:table-cell>
          <table:table-cell office:value-type="float" office:value="20">
            <text:p>20</text:p>
          </table:table-cell>
          <table:table-cell office:value-type="float" office:value="24703">
            <text:p>24703</text:p>
          </table:table-cell>
          <table:table-cell table:formula="of:=[.D121]-[.$D$2]" office:value-type="float" office:value="715">
            <text:p>715</text:p>
          </table:table-cell>
          <table:table-cell office:value-type="float" office:value="123416.953125">
            <text:p>123416.953125</text:p>
          </table:table-cell>
          <table:table-cell office:value-type="float" office:value="-0.04">
            <text:p>-0.04</text:p>
          </table:table-cell>
          <table:table-cell office:value-type="float" office:value="-0.205842">
            <text:p>-0.205842</text:p>
          </table:table-cell>
          <table:table-cell office:value-type="float" office:value="414.605652">
            <text:p>414.605652</text:p>
          </table:table-cell>
          <table:table-cell office:value-type="float" office:value="-0.001">
            <text:p>-0.001</text:p>
          </table:table-cell>
          <table:table-cell office:value-type="float" office:value="-0.038307">
            <text:p>-0.038307</text:p>
          </table:table-cell>
          <table:table-cell table:formula="of:=([.K121]+0.02)/60" office:value-type="float" office:value="-0.000305116666666667">
            <text:p>-0.0003051167</text:p>
          </table:table-cell>
          <table:table-cell office:value-type="float" office:value="3730.721191">
            <text:p>3730.721191</text:p>
          </table:table-cell>
          <table:table-cell office:value-type="float" office:value="-0.04">
            <text:p>-0.04</text:p>
          </table:table-cell>
          <table:table-cell office:value-type="float" office:value="-0.205842">
            <text:p>-0.205842</text:p>
          </table:table-cell>
          <table:table-cell table:formula="of:=([.O121]-0.02)/5" office:value-type="float" office:value="-0.0451684">
            <text:p>-0.0451684</text:p>
          </table:table-cell>
          <table:table-cell office:value-type="float" office:value="414.605652">
            <text:p>414.605652</text:p>
          </table:table-cell>
          <table:table-cell office:value-type="float" office:value="1409">
            <text:p>1409</text:p>
          </table:table-cell>
          <table:table-cell office:value-type="float" office:value="-1325">
            <text:p>-1325</text:p>
          </table:table-cell>
          <table:table-cell office:value-type="float" office:value="882454">
            <text:p>882454</text:p>
          </table:table-cell>
          <table:table-cell office:value-type="float" office:value="1025373">
            <text:p>1025373</text:p>
          </table:table-cell>
          <table:table-cell office:value-type="float" office:value="1352904">
            <text:p>1352904</text:p>
          </table:table-cell>
          <table:table-cell office:value-type="float" office:value="-2.35716">
            <text:p>-2.35716</text:p>
          </table:table-cell>
          <table:table-cell office:value-type="float" office:value="-5.627023">
            <text:p>-5.627023</text:p>
          </table:table-cell>
          <table:table-cell office:value-type="float" office:value="138.720428">
            <text:p>138.720428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float" office:value="3035059">
            <text:p>3035059</text:p>
          </table:table-cell>
          <table:table-cell office:value-type="float" office:value="21">
            <text:p>21</text:p>
          </table:table-cell>
          <table:table-cell office:value-type="float" office:value="24502">
            <text:p>24502</text:p>
          </table:table-cell>
          <table:table-cell table:formula="of:=[.D122]-[.$D$2]" office:value-type="float" office:value="514">
            <text:p>514</text:p>
          </table:table-cell>
          <table:table-cell office:value-type="float" office:value="116577.515625">
            <text:p>116577.515625</text:p>
          </table:table-cell>
          <table:table-cell office:value-type="float" office:value="-0.05378">
            <text:p>-0.05378</text:p>
          </table:table-cell>
          <table:table-cell office:value-type="float" office:value="-0.2181">
            <text:p>-0.2181</text:p>
          </table:table-cell>
          <table:table-cell office:value-type="float" office:value="305.53653">
            <text:p>305.53653</text:p>
          </table:table-cell>
          <table:table-cell office:value-type="float" office:value="0.001">
            <text:p>0.001</text:p>
          </table:table-cell>
          <table:table-cell office:value-type="float" office:value="-0.201113">
            <text:p>-0.201113</text:p>
          </table:table-cell>
          <table:table-cell table:formula="of:=([.K122]+0.02)/60" office:value-type="float" office:value="-0.00301855">
            <text:p>-0.00301855</text:p>
          </table:table-cell>
          <table:table-cell office:value-type="float" office:value="20211.289063">
            <text:p>20211.289063</text:p>
          </table:table-cell>
          <table:table-cell office:value-type="float" office:value="-0.05378">
            <text:p>-0.05378</text:p>
          </table:table-cell>
          <table:table-cell office:value-type="float" office:value="-0.2181">
            <text:p>-0.2181</text:p>
          </table:table-cell>
          <table:table-cell table:formula="of:=([.O122]-0.02)/5" office:value-type="float" office:value="-0.04762">
            <text:p>-0.04762</text:p>
          </table:table-cell>
          <table:table-cell office:value-type="float" office:value="305.53653">
            <text:p>305.53653</text:p>
          </table:table-cell>
          <table:table-cell office:value-type="float" office:value="1394">
            <text:p>1394</text:p>
          </table:table-cell>
          <table:table-cell office:value-type="float" office:value="-1340">
            <text:p>-1340</text:p>
          </table:table-cell>
          <table:table-cell office:value-type="float" office:value="901868">
            <text:p>901868</text:p>
          </table:table-cell>
          <table:table-cell office:value-type="float" office:value="1040321">
            <text:p>1040321</text:p>
          </table:table-cell>
          <table:table-cell office:value-type="float" office:value="1376920.875">
            <text:p>1376920.875</text:p>
          </table:table-cell>
          <table:table-cell office:value-type="float" office:value="-2.410941">
            <text:p>-2.410941</text:p>
          </table:table-cell>
          <table:table-cell office:value-type="float" office:value="-5.845122">
            <text:p>-5.845122</text:p>
          </table:table-cell>
          <table:table-cell office:value-type="float" office:value="142.441574">
            <text:p>142.441574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float" office:value="3036059">
            <text:p>3036059</text:p>
          </table:table-cell>
          <table:table-cell office:value-type="float" office:value="20">
            <text:p>20</text:p>
          </table:table-cell>
          <table:table-cell office:value-type="float" office:value="24414">
            <text:p>24414</text:p>
          </table:table-cell>
          <table:table-cell table:formula="of:=[.D123]-[.$D$2]" office:value-type="float" office:value="426">
            <text:p>426</text:p>
          </table:table-cell>
          <table:table-cell office:value-type="float" office:value="121968.46875">
            <text:p>121968.46875</text:p>
          </table:table-cell>
          <table:table-cell office:value-type="float" office:value="-0.045">
            <text:p>-0.045</text:p>
          </table:table-cell>
          <table:table-cell office:value-type="float" office:value="-0.12244">
            <text:p>-0.12244</text:p>
          </table:table-cell>
          <table:table-cell office:value-type="float" office:value="172.08783">
            <text:p>172.08783</text:p>
          </table:table-cell>
          <table:table-cell office:value-type="float" office:value="-0.001">
            <text:p>-0.001</text:p>
          </table:table-cell>
          <table:table-cell office:value-type="float" office:value="-0.088585">
            <text:p>-0.088585</text:p>
          </table:table-cell>
          <table:table-cell table:formula="of:=([.K123]+0.02)/60" office:value-type="float" office:value="-0.00114308333333333">
            <text:p>-0.0011430833</text:p>
          </table:table-cell>
          <table:table-cell office:value-type="float" office:value="8758.544922">
            <text:p>8758.544922</text:p>
          </table:table-cell>
          <table:table-cell office:value-type="float" office:value="-0.045">
            <text:p>-0.045</text:p>
          </table:table-cell>
          <table:table-cell office:value-type="float" office:value="-0.12244">
            <text:p>-0.12244</text:p>
          </table:table-cell>
          <table:table-cell table:formula="of:=([.O123]-0.02)/5" office:value-type="float" office:value="-0.028488">
            <text:p>-0.028488</text:p>
          </table:table-cell>
          <table:table-cell office:value-type="float" office:value="172.08783">
            <text:p>172.08783</text:p>
          </table:table-cell>
          <table:table-cell office:value-type="float" office:value="1379">
            <text:p>1379</text:p>
          </table:table-cell>
          <table:table-cell office:value-type="float" office:value="-1353">
            <text:p>-1353</text:p>
          </table:table-cell>
          <table:table-cell office:value-type="float" office:value="923976">
            <text:p>923976</text:p>
          </table:table-cell>
          <table:table-cell office:value-type="float" office:value="1050677">
            <text:p>1050677</text:p>
          </table:table-cell>
          <table:table-cell office:value-type="float" office:value="1399268.5">
            <text:p>1399268.5</text:p>
          </table:table-cell>
          <table:table-cell office:value-type="float" office:value="-2.455941">
            <text:p>-2.455941</text:p>
          </table:table-cell>
          <table:table-cell office:value-type="float" office:value="-5.967562">
            <text:p>-5.967562</text:p>
          </table:table-cell>
          <table:table-cell office:value-type="float" office:value="142.984756">
            <text:p>142.984756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office:value-type="float" office:value="3037059">
            <text:p>3037059</text:p>
          </table:table-cell>
          <table:table-cell office:value-type="float" office:value="6">
            <text:p>6</text:p>
          </table:table-cell>
          <table:table-cell office:value-type="float" office:value="24435">
            <text:p>24435</text:p>
          </table:table-cell>
          <table:table-cell table:formula="of:=[.D124]-[.$D$2]" office:value-type="float" office:value="447">
            <text:p>447</text:p>
          </table:table-cell>
          <table:table-cell office:value-type="float" office:value="407154">
            <text:p>407154</text:p>
          </table:table-cell>
          <table:table-cell office:value-type="float" office:value="-0.008182">
            <text:p>-0.008182</text:p>
          </table:table-cell>
          <table:table-cell office:value-type="float" office:value="0.02225">
            <text:p>0.02225</text:p>
          </table:table-cell>
          <table:table-cell office:value-type="float" office:value="371.939728">
            <text:p>371.939728</text:p>
          </table:table-cell>
          <table:table-cell office:value-type="float" office:value="-0.014">
            <text:p>-0.014</text:p>
          </table:table-cell>
          <table:table-cell office:value-type="float" office:value="0.021548">
            <text:p>0.021548</text:p>
          </table:table-cell>
          <table:table-cell table:formula="of:=([.K124]+0.02)/60" office:value-type="float" office:value="0.000692466666666667">
            <text:p>0.0006924667</text:p>
          </table:table-cell>
          <table:table-cell office:value-type="float" office:value="253.913025">
            <text:p>253.913025</text:p>
          </table:table-cell>
          <table:table-cell office:value-type="float" office:value="-0.008182">
            <text:p>-0.008182</text:p>
          </table:table-cell>
          <table:table-cell office:value-type="float" office:value="0.02225">
            <text:p>0.02225</text:p>
          </table:table-cell>
          <table:table-cell table:formula="of:=([.O124]-0.02)/5" office:value-type="float" office:value="0.00045">
            <text:p>0.00045</text:p>
          </table:table-cell>
          <table:table-cell office:value-type="float" office:value="371.939728">
            <text:p>371.939728</text:p>
          </table:table-cell>
          <table:table-cell office:value-type="float" office:value="1374">
            <text:p>1374</text:p>
          </table:table-cell>
          <table:table-cell office:value-type="float" office:value="-1357">
            <text:p>-1357</text:p>
          </table:table-cell>
          <table:table-cell office:value-type="float" office:value="947204">
            <text:p>947204</text:p>
          </table:table-cell>
          <table:table-cell office:value-type="float" office:value="1058262">
            <text:p>1058262</text:p>
          </table:table-cell>
          <table:table-cell office:value-type="float" office:value="1420347.375">
            <text:p>1420347.375</text:p>
          </table:table-cell>
          <table:table-cell office:value-type="float" office:value="-2.464123">
            <text:p>-2.464123</text:p>
          </table:table-cell>
          <table:table-cell office:value-type="float" office:value="-5.945312">
            <text:p>-5.945312</text:p>
          </table:table-cell>
          <table:table-cell office:value-type="float" office:value="141.275009">
            <text:p>141.275009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office:value-type="float" office:value="3038059">
            <text:p>3038059</text:p>
          </table:table-cell>
          <table:table-cell office:value-type="float" office:value="1">
            <text:p>1</text:p>
          </table:table-cell>
          <table:table-cell office:value-type="float" office:value="24442">
            <text:p>24442</text:p>
          </table:table-cell>
          <table:table-cell table:formula="of:=[.D125]-[.$D$2]" office:value-type="float" office:value="454">
            <text:p>454</text:p>
          </table:table-cell>
          <table:table-cell office:value-type="float" office:value="2444142.5">
            <text:p>2444142.5</text:p>
          </table:table-cell>
          <table:table-cell office:value-type="float" office:value="-0.005">
            <text:p>-0.005</text:p>
          </table:table-cell>
          <table:table-cell office:value-type="float" office:value="0.023049">
            <text:p>0.023049</text:p>
          </table:table-cell>
          <table:table-cell office:value-type="float" office:value="560.980103">
            <text:p>560.980103</text:p>
          </table:table-cell>
          <table:table-cell office:value-type="float" office:value="-0.005">
            <text:p>-0.005</text:p>
          </table:table-cell>
          <table:table-cell office:value-type="float" office:value="0.007183">
            <text:p>0.007183</text:p>
          </table:table-cell>
          <table:table-cell table:formula="of:=([.K125]+0.02)/60" office:value-type="float" office:value="0.00045305">
            <text:p>0.00045305</text:p>
          </table:table-cell>
          <table:table-cell office:value-type="float" office:value="243.651962">
            <text:p>243.651962</text:p>
          </table:table-cell>
          <table:table-cell office:value-type="float" office:value="-0.005">
            <text:p>-0.005</text:p>
          </table:table-cell>
          <table:table-cell office:value-type="float" office:value="0.023049">
            <text:p>0.023049</text:p>
          </table:table-cell>
          <table:table-cell table:formula="of:=([.O125]-0.02)/5" office:value-type="float" office:value="0.0006098">
            <text:p>0.0006098</text:p>
          </table:table-cell>
          <table:table-cell office:value-type="float" office:value="560.980103">
            <text:p>560.980103</text:p>
          </table:table-cell>
          <table:table-cell office:value-type="float" office:value="1373">
            <text:p>1373</text:p>
          </table:table-cell>
          <table:table-cell office:value-type="float" office:value="-1358">
            <text:p>-1358</text:p>
          </table:table-cell>
          <table:table-cell office:value-type="float" office:value="970264">
            <text:p>970264</text:p>
          </table:table-cell>
          <table:table-cell office:value-type="float" office:value="1066364">
            <text:p>1066364</text:p>
          </table:table-cell>
          <table:table-cell office:value-type="float" office:value="1441797.5">
            <text:p>1441797.5</text:p>
          </table:table-cell>
          <table:table-cell office:value-type="float" office:value="-2.469123">
            <text:p>-2.469123</text:p>
          </table:table-cell>
          <table:table-cell office:value-type="float" office:value="-5.922263">
            <text:p>-5.922263</text:p>
          </table:table-cell>
          <table:table-cell office:value-type="float" office:value="139.852936">
            <text:p>139.852936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float" office:value="3039059">
            <text:p>3039059</text:p>
          </table:table-cell>
          <table:table-cell office:value-type="float" office:value="0">
            <text:p>0</text:p>
          </table:table-cell>
          <table:table-cell office:value-type="float" office:value="24462">
            <text:p>24462</text:p>
          </table:table-cell>
          <table:table-cell table:formula="of:=[.D126]-[.$D$2]" office:value-type="float" office:value="474">
            <text:p>4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office:value-type="float" office:value="100">
            <text:p>100</text:p>
          </table:table-cell>
          <table:table-cell office:value-type="float" office:value="-0.001">
            <text:p>-0.001</text:p>
          </table:table-cell>
          <table:table-cell office:value-type="float" office:value="0.019154">
            <text:p>0.019154</text:p>
          </table:table-cell>
          <table:table-cell table:formula="of:=([.K126]+0.02)/60" office:value-type="float" office:value="0.000652566666666667">
            <text:p>0.0006525667</text:p>
          </table:table-cell>
          <table:table-cell office:value-type="float" office:value="2015.362305">
            <text:p>2015.362305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O126]-0.02)/5" office:value-type="float" office:value="0.0008496">
            <text:p>0.0008496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-1358">
            <text:p>-1358</text:p>
          </table:table-cell>
          <table:table-cell office:value-type="float" office:value="993150">
            <text:p>993150</text:p>
          </table:table-cell>
          <table:table-cell office:value-type="float" office:value="1075002">
            <text:p>1075002</text:p>
          </table:table-cell>
          <table:table-cell office:value-type="float" office:value="1463616.25">
            <text:p>1463616.25</text:p>
          </table:table-cell>
          <table:table-cell office:value-type="float" office:value="-2.469123">
            <text:p>-2.469123</text:p>
          </table:table-cell>
          <table:table-cell office:value-type="float" office:value="-5.898015">
            <text:p>-5.898015</text:p>
          </table:table-cell>
          <table:table-cell office:value-type="float" office:value="138.87088">
            <text:p>138.87088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float" office:value="3040059">
            <text:p>3040059</text:p>
          </table:table-cell>
          <table:table-cell office:value-type="float" office:value="0">
            <text:p>0</text:p>
          </table:table-cell>
          <table:table-cell office:value-type="float" office:value="24514">
            <text:p>24514</text:p>
          </table:table-cell>
          <table:table-cell table:formula="of:=[.D127]-[.$D$2]" office:value-type="float" office:value="526">
            <text:p>5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table:formula="of:=([.K127]+0.02)/60" office:value-type="float" office:value="0.0012112">
            <text:p>0.00121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127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-1358">
            <text:p>-1358</text:p>
          </table:table-cell>
          <table:table-cell office:value-type="float" office:value="1015868">
            <text:p>1015868</text:p>
          </table:table-cell>
          <table:table-cell office:value-type="float" office:value="1084212">
            <text:p>1084212</text:p>
          </table:table-cell>
          <table:table-cell office:value-type="float" office:value="1485820.375">
            <text:p>1485820.375</text:p>
          </table:table-cell>
          <table:table-cell office:value-type="float" office:value="-2.469123">
            <text:p>-2.469123</text:p>
          </table:table-cell>
          <table:table-cell office:value-type="float" office:value="-5.875499">
            <text:p>-5.875499</text:p>
          </table:table-cell>
          <table:table-cell office:value-type="float" office:value="137.958969">
            <text:p>137.958969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float" office:value="3041059">
            <text:p>3041059</text:p>
          </table:table-cell>
          <table:table-cell office:value-type="float" office:value="1">
            <text:p>1</text:p>
          </table:table-cell>
          <table:table-cell office:value-type="float" office:value="24758">
            <text:p>24758</text:p>
          </table:table-cell>
          <table:table-cell table:formula="of:=[.D128]-[.$D$2]" office:value-type="float" office:value="770">
            <text:p>770</text:p>
          </table:table-cell>
          <table:table-cell office:value-type="float" office:value="2475746">
            <text:p>2475746</text:p>
          </table:table-cell>
          <table:table-cell office:value-type="float" office:value="-0.005">
            <text:p>-0.005</text:p>
          </table:table-cell>
          <table:table-cell office:value-type="float" office:value="-0.005063">
            <text:p>-0.005063</text:p>
          </table:table-cell>
          <table:table-cell office:value-type="float" office:value="1.255749">
            <text:p>1.255749</text:p>
          </table:table-cell>
          <table:table-cell office:value-type="float" office:value="0.001">
            <text:p>0.001</text:p>
          </table:table-cell>
          <table:table-cell office:value-type="float" office:value="0.244209">
            <text:p>0.244209</text:p>
          </table:table-cell>
          <table:table-cell table:formula="of:=([.K128]+0.02)/60" office:value-type="float" office:value="0.00440348333333333">
            <text:p>0.0044034833</text:p>
          </table:table-cell>
          <table:table-cell office:value-type="float" office:value="24320.855469">
            <text:p>24320.855469</text:p>
          </table:table-cell>
          <table:table-cell office:value-type="float" office:value="-0.005">
            <text:p>-0.005</text:p>
          </table:table-cell>
          <table:table-cell office:value-type="float" office:value="-0.005063">
            <text:p>-0.005063</text:p>
          </table:table-cell>
          <table:table-cell table:formula="of:=([.O128]-0.02)/5" office:value-type="float" office:value="-0.0050126">
            <text:p>-0.0050126</text:p>
          </table:table-cell>
          <table:table-cell office:value-type="float" office:value="1.255749">
            <text:p>1.255749</text:p>
          </table:table-cell>
          <table:table-cell office:value-type="float" office:value="1372">
            <text:p>1372</text:p>
          </table:table-cell>
          <table:table-cell office:value-type="float" office:value="-1359">
            <text:p>-1359</text:p>
          </table:table-cell>
          <table:table-cell office:value-type="float" office:value="1038597">
            <text:p>1038597</text:p>
          </table:table-cell>
          <table:table-cell office:value-type="float" office:value="1094028">
            <text:p>1094028</text:p>
          </table:table-cell>
          <table:table-cell office:value-type="float" office:value="1508545.125">
            <text:p>1508545.125</text:p>
          </table:table-cell>
          <table:table-cell office:value-type="float" office:value="-2.474123">
            <text:p>-2.474123</text:p>
          </table:table-cell>
          <table:table-cell office:value-type="float" office:value="-5.880561">
            <text:p>-5.880561</text:p>
          </table:table-cell>
          <table:table-cell office:value-type="float" office:value="137.682693">
            <text:p>137.682693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float" office:value="3042059">
            <text:p>3042059</text:p>
          </table:table-cell>
          <table:table-cell office:value-type="float" office:value="4">
            <text:p>4</text:p>
          </table:table-cell>
          <table:table-cell office:value-type="float" office:value="24897">
            <text:p>24897</text:p>
          </table:table-cell>
          <table:table-cell table:formula="of:=[.D129]-[.$D$2]" office:value-type="float" office:value="909">
            <text:p>909</text:p>
          </table:table-cell>
          <table:table-cell office:value-type="float" office:value="622333.125">
            <text:p>622333.125</text:p>
          </table:table-cell>
          <table:table-cell office:value-type="float" office:value="-0.02">
            <text:p>-0.02</text:p>
          </table:table-cell>
          <table:table-cell office:value-type="float" office:value="-0.124704">
            <text:p>-0.124704</text:p>
          </table:table-cell>
          <table:table-cell office:value-type="float" office:value="523.522217">
            <text:p>523.522217</text:p>
          </table:table-cell>
          <table:table-cell office:value-type="float" office:value="0.003">
            <text:p>0.003</text:p>
          </table:table-cell>
          <table:table-cell office:value-type="float" office:value="0.138864">
            <text:p>0.138864</text:p>
          </table:table-cell>
          <table:table-cell table:formula="of:=([.K129]+0.02)/60" office:value-type="float" office:value="0.00264773333333333">
            <text:p>0.0026477333</text:p>
          </table:table-cell>
          <table:table-cell office:value-type="float" office:value="4528.789551">
            <text:p>4528.789551</text:p>
          </table:table-cell>
          <table:table-cell office:value-type="float" office:value="-0.02">
            <text:p>-0.02</text:p>
          </table:table-cell>
          <table:table-cell office:value-type="float" office:value="-0.124704">
            <text:p>-0.124704</text:p>
          </table:table-cell>
          <table:table-cell table:formula="of:=([.O129]-0.02)/5" office:value-type="float" office:value="-0.0289408">
            <text:p>-0.0289408</text:p>
          </table:table-cell>
          <table:table-cell office:value-type="float" office:value="523.522217">
            <text:p>523.522217</text:p>
          </table:table-cell>
          <table:table-cell office:value-type="float" office:value="1369">
            <text:p>1369</text:p>
          </table:table-cell>
          <table:table-cell office:value-type="float" office:value="-1361">
            <text:p>-1361</text:p>
          </table:table-cell>
          <table:table-cell office:value-type="float" office:value="1061503">
            <text:p>1061503</text:p>
          </table:table-cell>
          <table:table-cell office:value-type="float" office:value="1103784">
            <text:p>1103784</text:p>
          </table:table-cell>
          <table:table-cell office:value-type="float" office:value="1531414.125">
            <text:p>1531414.125</text:p>
          </table:table-cell>
          <table:table-cell office:value-type="float" office:value="-2.494123">
            <text:p>-2.494123</text:p>
          </table:table-cell>
          <table:table-cell office:value-type="float" office:value="-6.005266">
            <text:p>-6.005266</text:p>
          </table:table-cell>
          <table:table-cell office:value-type="float" office:value="140.776672">
            <text:p>140.776672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float" office:value="3043059">
            <text:p>3043059</text:p>
          </table:table-cell>
          <table:table-cell office:value-type="float" office:value="10">
            <text:p>10</text:p>
          </table:table-cell>
          <table:table-cell office:value-type="float" office:value="25096">
            <text:p>25096</text:p>
          </table:table-cell>
          <table:table-cell table:formula="of:=[.D130]-[.$D$2]" office:value-type="float" office:value="1108">
            <text:p>1108</text:p>
          </table:table-cell>
          <table:table-cell office:value-type="float" office:value="250860.421875">
            <text:p>250860.421875</text:p>
          </table:table-cell>
          <table:table-cell office:value-type="float" office:value="-0.05">
            <text:p>-0.05</text:p>
          </table:table-cell>
          <table:table-cell office:value-type="float" office:value="-0.367452">
            <text:p>-0.367452</text:p>
          </table:table-cell>
          <table:table-cell office:value-type="float" office:value="634.903503">
            <text:p>634.903503</text:p>
          </table:table-cell>
          <table:table-cell office:value-type="float" office:value="0.006">
            <text:p>0.006</text:p>
          </table:table-cell>
          <table:table-cell office:value-type="float" office:value="0.198719">
            <text:p>0.198719</text:p>
          </table:table-cell>
          <table:table-cell table:formula="of:=([.K130]+0.02)/60" office:value-type="float" office:value="0.00364531666666667">
            <text:p>0.0036453167</text:p>
          </table:table-cell>
          <table:table-cell office:value-type="float" office:value="3211.979248">
            <text:p>3211.979248</text:p>
          </table:table-cell>
          <table:table-cell office:value-type="float" office:value="-0.05">
            <text:p>-0.05</text:p>
          </table:table-cell>
          <table:table-cell office:value-type="float" office:value="-0.367452">
            <text:p>-0.367452</text:p>
          </table:table-cell>
          <table:table-cell table:formula="of:=([.O130]-0.02)/5" office:value-type="float" office:value="-0.0774904">
            <text:p>-0.0774904</text:p>
          </table:table-cell>
          <table:table-cell office:value-type="float" office:value="634.903503">
            <text:p>634.903503</text:p>
          </table:table-cell>
          <table:table-cell office:value-type="float" office:value="1361">
            <text:p>1361</text:p>
          </table:table-cell>
          <table:table-cell office:value-type="float" office:value="-1367">
            <text:p>-1367</text:p>
          </table:table-cell>
          <table:table-cell office:value-type="float" office:value="1085636">
            <text:p>1085636</text:p>
          </table:table-cell>
          <table:table-cell office:value-type="float" office:value="1110669">
            <text:p>1110669</text:p>
          </table:table-cell>
          <table:table-cell office:value-type="float" office:value="1553150.5">
            <text:p>1553150.5</text:p>
          </table:table-cell>
          <table:table-cell office:value-type="float" office:value="-2.544123">
            <text:p>-2.544123</text:p>
          </table:table-cell>
          <table:table-cell office:value-type="float" office:value="-0.089532">
            <text:p>-0.089532</text:p>
          </table:table-cell>
          <table:table-cell office:value-type="float" office:value="96.480835">
            <text:p>96.480835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float" office:value="3044059">
            <text:p>3044059</text:p>
          </table:table-cell>
          <table:table-cell office:value-type="float" office:value="7">
            <text:p>7</text:p>
          </table:table-cell>
          <table:table-cell office:value-type="float" office:value="25551">
            <text:p>25551</text:p>
          </table:table-cell>
          <table:table-cell table:formula="of:=[.D131]-[.$D$2]" office:value-type="float" office:value="1563">
            <text:p>1563</text:p>
          </table:table-cell>
          <table:table-cell office:value-type="float" office:value="364913.4375">
            <text:p>364913.4375</text:p>
          </table:table-cell>
          <table:table-cell office:value-type="float" office:value="-0.11">
            <text:p>-0.11</text:p>
          </table:table-cell>
          <table:table-cell office:value-type="float" office:value="-0.588216">
            <text:p>-0.588216</text:p>
          </table:table-cell>
          <table:table-cell office:value-type="float" office:value="434.741791">
            <text:p>434.741791</text:p>
          </table:table-cell>
          <table:table-cell office:value-type="float" office:value="-0.003">
            <text:p>-0.003</text:p>
          </table:table-cell>
          <table:table-cell office:value-type="float" office:value="0.454898">
            <text:p>0.454898</text:p>
          </table:table-cell>
          <table:table-cell table:formula="of:=([.K131]+0.02)/60" office:value-type="float" office:value="0.00791496666666667">
            <text:p>0.0079149667</text:p>
          </table:table-cell>
          <table:table-cell office:value-type="float" office:value="15263.279297">
            <text:p>15263.279297</text:p>
          </table:table-cell>
          <table:table-cell office:value-type="float" office:value="-0.11">
            <text:p>-0.11</text:p>
          </table:table-cell>
          <table:table-cell office:value-type="float" office:value="-0.588216">
            <text:p>-0.588216</text:p>
          </table:table-cell>
          <table:table-cell table:formula="of:=([.O131]-0.02)/5" office:value-type="float" office:value="-0.1216432">
            <text:p>-0.1216432</text:p>
          </table:table-cell>
          <table:table-cell office:value-type="float" office:value="434.741791">
            <text:p>434.741791</text:p>
          </table:table-cell>
          <table:table-cell office:value-type="float" office:value="1355">
            <text:p>1355</text:p>
          </table:table-cell>
          <table:table-cell office:value-type="float" office:value="-1371">
            <text:p>-1371</text:p>
          </table:table-cell>
          <table:table-cell office:value-type="float" office:value="1111085">
            <text:p>1111085</text:p>
          </table:table-cell>
          <table:table-cell office:value-type="float" office:value="1108384">
            <text:p>1108384</text:p>
          </table:table-cell>
          <table:table-cell office:value-type="float" office:value="1569412.875">
            <text:p>1569412.875</text:p>
          </table:table-cell>
          <table:table-cell office:value-type="float" office:value="-2.654123">
            <text:p>-2.654123</text:p>
          </table:table-cell>
          <table:table-cell office:value-type="float" office:value="-0.677748">
            <text:p>-0.677748</text:p>
          </table:table-cell>
          <table:table-cell office:value-type="float" office:value="74.464333">
            <text:p>74.464333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float" office:value="3045059">
            <text:p>3045059</text:p>
          </table:table-cell>
          <table:table-cell office:value-type="float" office:value="-2">
            <text:p>-2</text:p>
          </table:table-cell>
          <table:table-cell office:value-type="float" office:value="25616">
            <text:p>25616</text:p>
          </table:table-cell>
          <table:table-cell table:formula="of:=[.D132]-[.$D$2]" office:value-type="float" office:value="1628">
            <text:p>1628</text:p>
          </table:table-cell>
          <table:table-cell office:value-type="float" office:value="1280879.25">
            <text:p>1280879.25</text:p>
          </table:table-cell>
          <table:table-cell office:value-type="float" office:value="-0.122">
            <text:p>-0.122</text:p>
          </table:table-cell>
          <table:table-cell office:value-type="float" office:value="-0.659495">
            <text:p>-0.659495</text:p>
          </table:table-cell>
          <table:table-cell office:value-type="float" office:value="440.569397">
            <text:p>440.569397</text:p>
          </table:table-cell>
          <table:table-cell office:value-type="float" office:value="-0.009">
            <text:p>-0.009</text:p>
          </table:table-cell>
          <table:table-cell office:value-type="float" office:value="0.064643">
            <text:p>0.064643</text:p>
          </table:table-cell>
          <table:table-cell table:formula="of:=([.K132]+0.02)/60" office:value-type="float" office:value="0.00141071666666667">
            <text:p>0.0014107167</text:p>
          </table:table-cell>
          <table:table-cell office:value-type="float" office:value="818.260498">
            <text:p>818.260498</text:p>
          </table:table-cell>
          <table:table-cell office:value-type="float" office:value="-0.122">
            <text:p>-0.122</text:p>
          </table:table-cell>
          <table:table-cell office:value-type="float" office:value="-0.659495">
            <text:p>-0.659495</text:p>
          </table:table-cell>
          <table:table-cell table:formula="of:=([.O132]-0.02)/5" office:value-type="float" office:value="-0.135899">
            <text:p>-0.135899</text:p>
          </table:table-cell>
          <table:table-cell office:value-type="float" office:value="440.569397">
            <text:p>440.569397</text:p>
          </table:table-cell>
          <table:table-cell office:value-type="float" office:value="1357">
            <text:p>1357</text:p>
          </table:table-cell>
          <table:table-cell office:value-type="float" office:value="-1370">
            <text:p>-1370</text:p>
          </table:table-cell>
          <table:table-cell office:value-type="float" office:value="1131039">
            <text:p>1131039</text:p>
          </table:table-cell>
          <table:table-cell office:value-type="float" office:value="1092322">
            <text:p>1092322</text:p>
          </table:table-cell>
          <table:table-cell office:value-type="float" office:value="1572368.75">
            <text:p>1572368.75</text:p>
          </table:table-cell>
          <table:table-cell office:value-type="float" office:value="-2.776123">
            <text:p>-2.776123</text:p>
          </table:table-cell>
          <table:table-cell office:value-type="float" office:value="-1.337242">
            <text:p>-1.337242</text:p>
          </table:table-cell>
          <table:table-cell office:value-type="float" office:value="51.830566">
            <text:p>51.830566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float" office:value="3046059">
            <text:p>3046059</text:p>
          </table:table-cell>
          <table:table-cell office:value-type="float" office:value="-5">
            <text:p>-5</text:p>
          </table:table-cell>
          <table:table-cell office:value-type="float" office:value="25537">
            <text:p>25537</text:p>
          </table:table-cell>
          <table:table-cell table:formula="of:=[.D133]-[.$D$2]" office:value-type="float" office:value="1549">
            <text:p>1549</text:p>
          </table:table-cell>
          <table:table-cell office:value-type="float" office:value="510831.53125">
            <text:p>510831.53125</text:p>
          </table:table-cell>
          <table:table-cell office:value-type="float" office:value="-0.125">
            <text:p>-0.125</text:p>
          </table:table-cell>
          <table:table-cell office:value-type="float" office:value="-0.442461">
            <text:p>-0.442461</text:p>
          </table:table-cell>
          <table:table-cell office:value-type="float" office:value="253.968765">
            <text:p>253.968765</text:p>
          </table:table-cell>
          <table:table-cell office:value-type="float" office:value="-0.003">
            <text:p>-0.003</text:p>
          </table:table-cell>
          <table:table-cell office:value-type="float" office:value="-0.079009">
            <text:p>-0.079009</text:p>
          </table:table-cell>
          <table:table-cell table:formula="of:=([.K133]+0.02)/60" office:value-type="float" office:value="-0.000983483333333333">
            <text:p>-0.0009834833</text:p>
          </table:table-cell>
          <table:table-cell office:value-type="float" office:value="2533.621582">
            <text:p>2533.621582</text:p>
          </table:table-cell>
          <table:table-cell office:value-type="float" office:value="-0.125">
            <text:p>-0.125</text:p>
          </table:table-cell>
          <table:table-cell office:value-type="float" office:value="-0.442461">
            <text:p>-0.442461</text:p>
          </table:table-cell>
          <table:table-cell table:formula="of:=([.O133]-0.02)/5" office:value-type="float" office:value="-0.0924922">
            <text:p>-0.0924922</text:p>
          </table:table-cell>
          <table:table-cell office:value-type="float" office:value="253.968765">
            <text:p>253.968765</text:p>
          </table:table-cell>
          <table:table-cell office:value-type="float" office:value="1362">
            <text:p>1362</text:p>
          </table:table-cell>
          <table:table-cell office:value-type="float" office:value="-1368">
            <text:p>-1368</text:p>
          </table:table-cell>
          <table:table-cell office:value-type="float" office:value="1136949">
            <text:p>1136949</text:p>
          </table:table-cell>
          <table:table-cell office:value-type="float" office:value="1067479">
            <text:p>1067479</text:p>
          </table:table-cell>
          <table:table-cell office:value-type="float" office:value="1559484.375">
            <text:p>1559484.375</text:p>
          </table:table-cell>
          <table:table-cell office:value-type="float" office:value="-2.901123">
            <text:p>-2.901123</text:p>
          </table:table-cell>
          <table:table-cell office:value-type="float" office:value="-1.779703">
            <text:p>-1.779703</text:p>
          </table:table-cell>
          <table:table-cell office:value-type="float" office:value="38.654663">
            <text:p>38.654663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float" office:value="3047059">
            <text:p>3047059</text:p>
          </table:table-cell>
          <table:table-cell office:value-type="float" office:value="-7">
            <text:p>-7</text:p>
          </table:table-cell>
          <table:table-cell office:value-type="float" office:value="25472">
            <text:p>25472</text:p>
          </table:table-cell>
          <table:table-cell table:formula="of:=[.D134]-[.$D$2]" office:value-type="float" office:value="1484">
            <text:p>1484</text:p>
          </table:table-cell>
          <table:table-cell office:value-type="float" office:value="363984.75">
            <text:p>363984.75</text:p>
          </table:table-cell>
          <table:table-cell office:value-type="float" office:value="-0.085">
            <text:p>-0.085</text:p>
          </table:table-cell>
          <table:table-cell office:value-type="float" office:value="-0.275655">
            <text:p>-0.275655</text:p>
          </table:table-cell>
          <table:table-cell office:value-type="float" office:value="224.300507">
            <text:p>224.300507</text:p>
          </table:table-cell>
          <table:table-cell office:value-type="float" office:value="-0.002">
            <text:p>-0.002</text:p>
          </table:table-cell>
          <table:table-cell office:value-type="float" office:value="-0.064643">
            <text:p>-0.064643</text:p>
          </table:table-cell>
          <table:table-cell table:formula="of:=([.K134]+0.02)/60" office:value-type="float" office:value="-0.00074405">
            <text:p>-0.00074405</text:p>
          </table:table-cell>
          <table:table-cell office:value-type="float" office:value="3132.171387">
            <text:p>3132.171387</text:p>
          </table:table-cell>
          <table:table-cell office:value-type="float" office:value="-0.085">
            <text:p>-0.085</text:p>
          </table:table-cell>
          <table:table-cell office:value-type="float" office:value="-0.275655">
            <text:p>-0.275655</text:p>
          </table:table-cell>
          <table:table-cell table:formula="of:=([.O134]-0.02)/5" office:value-type="float" office:value="-0.059131">
            <text:p>-0.059131</text:p>
          </table:table-cell>
          <table:table-cell office:value-type="float" office:value="224.300507">
            <text:p>224.300507</text:p>
          </table:table-cell>
          <table:table-cell office:value-type="float" office:value="1369">
            <text:p>1369</text:p>
          </table:table-cell>
          <table:table-cell office:value-type="float" office:value="-1366">
            <text:p>-1366</text:p>
          </table:table-cell>
          <table:table-cell office:value-type="float" office:value="1131666">
            <text:p>1131666</text:p>
          </table:table-cell>
          <table:table-cell office:value-type="float" office:value="1042561">
            <text:p>1042561</text:p>
          </table:table-cell>
          <table:table-cell office:value-type="float" office:value="1538621.125">
            <text:p>1538621.125</text:p>
          </table:table-cell>
          <table:table-cell office:value-type="float" office:value="-2.986123">
            <text:p>-2.986123</text:p>
          </table:table-cell>
          <table:table-cell office:value-type="float" office:value="-2.055359">
            <text:p>-2.055359</text:p>
          </table:table-cell>
          <table:table-cell office:value-type="float" office:value="31.169641">
            <text:p>31.169641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float" office:value="3048059">
            <text:p>3048059</text:p>
          </table:table-cell>
          <table:table-cell office:value-type="float" office:value="-1">
            <text:p>-1</text:p>
          </table:table-cell>
          <table:table-cell office:value-type="float" office:value="25984">
            <text:p>25984</text:p>
          </table:table-cell>
          <table:table-cell table:formula="of:=[.D135]-[.$D$2]" office:value-type="float" office:value="1996">
            <text:p>1996</text:p>
          </table:table-cell>
          <table:table-cell office:value-type="float" office:value="2598529.25">
            <text:p>2598529.25</text:p>
          </table:table-cell>
          <table:table-cell office:value-type="float" office:value="-0.015">
            <text:p>-0.015</text:p>
          </table:table-cell>
          <table:table-cell office:value-type="float" office:value="0.026779">
            <text:p>0.026779</text:p>
          </table:table-cell>
          <table:table-cell office:value-type="float" office:value="278.529846">
            <text:p>278.529846</text:p>
          </table:table-cell>
          <table:table-cell office:value-type="float" office:value="0.006">
            <text:p>0.006</text:p>
          </table:table-cell>
          <table:table-cell office:value-type="float" office:value="0.512359">
            <text:p>0.512359</text:p>
          </table:table-cell>
          <table:table-cell table:formula="of:=([.K135]+0.02)/60" office:value-type="float" office:value="0.00887265">
            <text:p>0.00887265</text:p>
          </table:table-cell>
          <table:table-cell office:value-type="float" office:value="8439.319336">
            <text:p>8439.319336</text:p>
          </table:table-cell>
          <table:table-cell office:value-type="float" office:value="-0.015">
            <text:p>-0.015</text:p>
          </table:table-cell>
          <table:table-cell office:value-type="float" office:value="0.026779">
            <text:p>0.026779</text:p>
          </table:table-cell>
          <table:table-cell table:formula="of:=([.O135]-0.02)/5" office:value-type="float" office:value="0.0013558">
            <text:p>0.0013558</text:p>
          </table:table-cell>
          <table:table-cell office:value-type="float" office:value="278.529846">
            <text:p>278.529846</text:p>
          </table:table-cell>
          <table:table-cell office:value-type="float" office:value="1370">
            <text:p>1370</text:p>
          </table:table-cell>
          <table:table-cell office:value-type="float" office:value="-1366">
            <text:p>-1366</text:p>
          </table:table-cell>
          <table:table-cell office:value-type="float" office:value="1119562">
            <text:p>1119562</text:p>
          </table:table-cell>
          <table:table-cell office:value-type="float" office:value="1019568">
            <text:p>1019568</text:p>
          </table:table-cell>
          <table:table-cell office:value-type="float" office:value="1514153.125">
            <text:p>1514153.125</text:p>
          </table:table-cell>
          <table:table-cell office:value-type="float" office:value="-3.001123">
            <text:p>-3.001123</text:p>
          </table:table-cell>
          <table:table-cell office:value-type="float" office:value="-2.028579">
            <text:p>-2.028579</text:p>
          </table:table-cell>
          <table:table-cell office:value-type="float" office:value="32.405983">
            <text:p>32.405983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float" office:value="3049059">
            <text:p>3049059</text:p>
          </table:table-cell>
          <table:table-cell office:value-type="float" office:value="0">
            <text:p>0</text:p>
          </table:table-cell>
          <table:table-cell office:value-type="float" office:value="26035">
            <text:p>26035</text:p>
          </table:table-cell>
          <table:table-cell table:formula="of:=[.D136]-[.$D$2]" office:value-type="float" office:value="2047">
            <text:p>20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.050278">
            <text:p>0.050278</text:p>
          </table:table-cell>
          <table:table-cell table:formula="of:=([.K136]+0.02)/60" office:value-type="float" office:value="0.0011713">
            <text:p>0.0011713</text:p>
          </table:table-cell>
          <table:table-cell office:value-type="float" office:value="4927.824219">
            <text:p>4927.824219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table:formula="of:=([.O136]-0.02)/5" office:value-type="float" office:value="-0.000455999999999999">
            <text:p>-0.000456</text:p>
          </table:table-cell>
          <table:table-cell office:value-type="float" office:value="100">
            <text:p>100</text:p>
          </table:table-cell>
          <table:table-cell office:value-type="float" office:value="1370">
            <text:p>1370</text:p>
          </table:table-cell>
          <table:table-cell office:value-type="float" office:value="-1366">
            <text:p>-1366</text:p>
          </table:table-cell>
          <table:table-cell office:value-type="float" office:value="1108056">
            <text:p>1108056</text:p>
          </table:table-cell>
          <table:table-cell office:value-type="float" office:value="996214">
            <text:p>996214</text:p>
          </table:table-cell>
          <table:table-cell office:value-type="float" office:value="1489939.5">
            <text:p>1489939.5</text:p>
          </table:table-cell>
          <table:table-cell office:value-type="float" office:value="-3.001123">
            <text:p>-3.001123</text:p>
          </table:table-cell>
          <table:table-cell office:value-type="float" office:value="-2.01086">
            <text:p>-2.01086</text:p>
          </table:table-cell>
          <table:table-cell office:value-type="float" office:value="32.996418">
            <text:p>32.996418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float" office:value="3050059">
            <text:p>3050059</text:p>
          </table:table-cell>
          <table:table-cell office:value-type="float" office:value="0">
            <text:p>0</text:p>
          </table:table-cell>
          <table:table-cell office:value-type="float" office:value="26154">
            <text:p>26154</text:p>
          </table:table-cell>
          <table:table-cell table:formula="of:=[.D137]-[.$D$2]" office:value-type="float" office:value="2166">
            <text:p>21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1971">
            <text:p>0.11971</text:p>
          </table:table-cell>
          <table:table-cell table:formula="of:=([.K137]+0.02)/60" office:value-type="float" office:value="0.0023285">
            <text:p>0.00232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O137]-0.02)/5" office:value-type="float" office:value="0.000956199999999999">
            <text:p>0.0009562</text:p>
          </table:table-cell>
          <table:table-cell office:value-type="float" office:value="100">
            <text:p>100</text:p>
          </table:table-cell>
          <table:table-cell office:value-type="float" office:value="1370">
            <text:p>1370</text:p>
          </table:table-cell>
          <table:table-cell office:value-type="float" office:value="-1366">
            <text:p>-1366</text:p>
          </table:table-cell>
          <table:table-cell office:value-type="float" office:value="1096914">
            <text:p>1096914</text:p>
          </table:table-cell>
          <table:table-cell office:value-type="float" office:value="972552">
            <text:p>972552</text:p>
          </table:table-cell>
          <table:table-cell office:value-type="float" office:value="1465855.625">
            <text:p>1465855.625</text:p>
          </table:table-cell>
          <table:table-cell office:value-type="float" office:value="-3.001123">
            <text:p>-3.001123</text:p>
          </table:table-cell>
          <table:table-cell office:value-type="float" office:value="-1.986079">
            <text:p>-1.986079</text:p>
          </table:table-cell>
          <table:table-cell office:value-type="float" office:value="33.822144">
            <text:p>33.822144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float" office:value="3051059">
            <text:p>3051059</text:p>
          </table:table-cell>
          <table:table-cell office:value-type="float" office:value="0">
            <text:p>0</text:p>
          </table:table-cell>
          <table:table-cell office:value-type="float" office:value="26207">
            <text:p>26207</text:p>
          </table:table-cell>
          <table:table-cell table:formula="of:=[.D138]-[.$D$2]" office:value-type="float" office:value="2219">
            <text:p>22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table:formula="of:=([.K138]+0.02)/60" office:value-type="float" office:value="0.0012112">
            <text:p>0.00121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138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office:value-type="float" office:value="1370">
            <text:p>1370</text:p>
          </table:table-cell>
          <table:table-cell office:value-type="float" office:value="-1366">
            <text:p>-1366</text:p>
          </table:table-cell>
          <table:table-cell office:value-type="float" office:value="1086341">
            <text:p>1086341</text:p>
          </table:table-cell>
          <table:table-cell office:value-type="float" office:value="948573">
            <text:p>948573</text:p>
          </table:table-cell>
          <table:table-cell office:value-type="float" office:value="1442063.125">
            <text:p>1442063.125</text:p>
          </table:table-cell>
          <table:table-cell office:value-type="float" office:value="-3.001123">
            <text:p>-3.001123</text:p>
          </table:table-cell>
          <table:table-cell office:value-type="float" office:value="-1.96303">
            <text:p>-1.96303</text:p>
          </table:table-cell>
          <table:table-cell office:value-type="float" office:value="34.590157">
            <text:p>34.590157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float" office:value="3052059">
            <text:p>3052059</text:p>
          </table:table-cell>
          <table:table-cell office:value-type="float" office:value="2">
            <text:p>2</text:p>
          </table:table-cell>
          <table:table-cell office:value-type="float" office:value="25889">
            <text:p>25889</text:p>
          </table:table-cell>
          <table:table-cell table:formula="of:=[.D139]-[.$D$2]" office:value-type="float" office:value="1901">
            <text:p>1901</text:p>
          </table:table-cell>
          <table:table-cell office:value-type="float" office:value="1294326.375">
            <text:p>1294326.375</text:p>
          </table:table-cell>
          <table:table-cell office:value-type="float" office:value="-0.01">
            <text:p>-0.01</text:p>
          </table:table-cell>
          <table:table-cell office:value-type="float" office:value="-0.116444">
            <text:p>-0.116444</text:p>
          </table:table-cell>
          <table:table-cell office:value-type="float" office:value="1064.441162">
            <text:p>1064.441162</text:p>
          </table:table-cell>
          <table:table-cell office:value-type="float" office:value="0.002">
            <text:p>0.002</text:p>
          </table:table-cell>
          <table:table-cell office:value-type="float" office:value="-0.318429">
            <text:p>-0.318429</text:p>
          </table:table-cell>
          <table:table-cell table:formula="of:=([.K139]+0.02)/60" office:value-type="float" office:value="-0.00497381666666667">
            <text:p>-0.0049738167</text:p>
          </table:table-cell>
          <table:table-cell office:value-type="float" office:value="16021.441406">
            <text:p>16021.441406</text:p>
          </table:table-cell>
          <table:table-cell office:value-type="float" office:value="-0.01">
            <text:p>-0.01</text:p>
          </table:table-cell>
          <table:table-cell office:value-type="float" office:value="-0.116444">
            <text:p>-0.116444</text:p>
          </table:table-cell>
          <table:table-cell table:formula="of:=([.O139]-0.02)/5" office:value-type="float" office:value="-0.0272888">
            <text:p>-0.0272888</text:p>
          </table:table-cell>
          <table:table-cell office:value-type="float" office:value="1064.441162">
            <text:p>1064.441162</text:p>
          </table:table-cell>
          <table:table-cell office:value-type="float" office:value="1368">
            <text:p>1368</text:p>
          </table:table-cell>
          <table:table-cell office:value-type="float" office:value="-1366">
            <text:p>-1366</text:p>
          </table:table-cell>
          <table:table-cell office:value-type="float" office:value="1076445">
            <text:p>1076445</text:p>
          </table:table-cell>
          <table:table-cell office:value-type="float" office:value="924651">
            <text:p>924651</text:p>
          </table:table-cell>
          <table:table-cell office:value-type="float" office:value="1418907.375">
            <text:p>1418907.375</text:p>
          </table:table-cell>
          <table:table-cell office:value-type="float" office:value="-3.011123">
            <text:p>-3.011123</text:p>
          </table:table-cell>
          <table:table-cell office:value-type="float" office:value="-2.079474">
            <text:p>-2.079474</text:p>
          </table:table-cell>
          <table:table-cell office:value-type="float" office:value="30.940252">
            <text:p>30.940252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float" office:value="3053059">
            <text:p>3053059</text:p>
          </table:table-cell>
          <table:table-cell office:value-type="float" office:value="13">
            <text:p>13</text:p>
          </table:table-cell>
          <table:table-cell office:value-type="float" office:value="25458">
            <text:p>25458</text:p>
          </table:table-cell>
          <table:table-cell table:formula="of:=[.D140]-[.$D$2]" office:value-type="float" office:value="1470">
            <text:p>1470</text:p>
          </table:table-cell>
          <table:table-cell office:value-type="float" office:value="195727.46875">
            <text:p>195727.46875</text:p>
          </table:table-cell>
          <table:table-cell office:value-type="float" office:value="-0.0598">
            <text:p>-0.0598</text:p>
          </table:table-cell>
          <table:table-cell office:value-type="float" office:value="-0.09606">
            <text:p>-0.09606</text:p>
          </table:table-cell>
          <table:table-cell office:value-type="float" office:value="60.634995">
            <text:p>60.634995</text:p>
          </table:table-cell>
          <table:table-cell office:value-type="float" office:value="0.011">
            <text:p>0.011</text:p>
          </table:table-cell>
          <table:table-cell office:value-type="float" office:value="-0.430956">
            <text:p>-0.430956</text:p>
          </table:table-cell>
          <table:table-cell table:formula="of:=([.K140]+0.02)/60" office:value-type="float" office:value="-0.00684926666666667">
            <text:p>-0.0068492667</text:p>
          </table:table-cell>
          <table:table-cell office:value-type="float" office:value="4017.784424">
            <text:p>4017.784424</text:p>
          </table:table-cell>
          <table:table-cell office:value-type="float" office:value="-0.0598">
            <text:p>-0.0598</text:p>
          </table:table-cell>
          <table:table-cell office:value-type="float" office:value="-0.09606">
            <text:p>-0.09606</text:p>
          </table:table-cell>
          <table:table-cell table:formula="of:=([.O140]-0.02)/5" office:value-type="float" office:value="-0.023212">
            <text:p>-0.023212</text:p>
          </table:table-cell>
          <table:table-cell office:value-type="float" office:value="60.634995">
            <text:p>60.634995</text:p>
          </table:table-cell>
          <table:table-cell office:value-type="float" office:value="1355">
            <text:p>1355</text:p>
          </table:table-cell>
          <table:table-cell office:value-type="float" office:value="-1368">
            <text:p>-1368</text:p>
          </table:table-cell>
          <table:table-cell office:value-type="float" office:value="1064047">
            <text:p>1064047</text:p>
          </table:table-cell>
          <table:table-cell office:value-type="float" office:value="902417">
            <text:p>902417</text:p>
          </table:table-cell>
          <table:table-cell office:value-type="float" office:value="1395041.75">
            <text:p>1395041.75</text:p>
          </table:table-cell>
          <table:table-cell office:value-type="float" office:value="-3.070923">
            <text:p>-3.070923</text:p>
          </table:table-cell>
          <table:table-cell office:value-type="float" office:value="-2.175534">
            <text:p>-2.175534</text:p>
          </table:table-cell>
          <table:table-cell office:value-type="float" office:value="29.157007">
            <text:p>29.157007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float" office:value="3054059">
            <text:p>3054059</text:p>
          </table:table-cell>
          <table:table-cell office:value-type="float" office:value="31">
            <text:p>31</text:p>
          </table:table-cell>
          <table:table-cell office:value-type="float" office:value="24462">
            <text:p>24462</text:p>
          </table:table-cell>
          <table:table-cell table:formula="of:=[.D141]-[.$D$2]" office:value-type="float" office:value="474">
            <text:p>474</text:p>
          </table:table-cell>
          <table:table-cell office:value-type="float" office:value="78808.328125">
            <text:p>78808.328125</text:p>
          </table:table-cell>
          <table:table-cell office:value-type="float" office:value="-0.027951">
            <text:p>-0.027951</text:p>
          </table:table-cell>
          <table:table-cell office:value-type="float" office:value="-0.0441">
            <text:p>-0.0441</text:p>
          </table:table-cell>
          <table:table-cell office:value-type="float" office:value="57.775478">
            <text:p>57.775478</text:p>
          </table:table-cell>
          <table:table-cell office:value-type="float" office:value="0.018">
            <text:p>0.018</text:p>
          </table:table-cell>
          <table:table-cell office:value-type="float" office:value="-0.995988">
            <text:p>-0.995988</text:p>
          </table:table-cell>
          <table:table-cell table:formula="of:=([.K141]+0.02)/60" office:value-type="float" office:value="-0.0162664666666667">
            <text:p>-0.0162664667</text:p>
          </table:table-cell>
          <table:table-cell office:value-type="float" office:value="5633.266602">
            <text:p>5633.266602</text:p>
          </table:table-cell>
          <table:table-cell office:value-type="float" office:value="-0.027951">
            <text:p>-0.027951</text:p>
          </table:table-cell>
          <table:table-cell office:value-type="float" office:value="-0.0441">
            <text:p>-0.0441</text:p>
          </table:table-cell>
          <table:table-cell table:formula="of:=([.O141]-0.02)/5" office:value-type="float" office:value="-0.01282">
            <text:p>-0.01282</text:p>
          </table:table-cell>
          <table:table-cell office:value-type="float" office:value="57.775478">
            <text:p>57.775478</text:p>
          </table:table-cell>
          <table:table-cell office:value-type="float" office:value="1324">
            <text:p>1324</text:p>
          </table:table-cell>
          <table:table-cell office:value-type="float" office:value="-1370">
            <text:p>-1370</text:p>
          </table:table-cell>
          <table:table-cell office:value-type="float" office:value="1050139">
            <text:p>1050139</text:p>
          </table:table-cell>
          <table:table-cell office:value-type="float" office:value="882294">
            <text:p>882294</text:p>
          </table:table-cell>
          <table:table-cell office:value-type="float" office:value="1371450">
            <text:p>1371450</text:p>
          </table:table-cell>
          <table:table-cell office:value-type="float" office:value="-3.098873">
            <text:p>-3.098873</text:p>
          </table:table-cell>
          <table:table-cell office:value-type="float" office:value="-2.219633">
            <text:p>-2.219633</text:p>
          </table:table-cell>
          <table:table-cell office:value-type="float" office:value="28.372902">
            <text:p>28.372902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float" office:value="3055059">
            <text:p>3055059</text:p>
          </table:table-cell>
          <table:table-cell office:value-type="float" office:value="34">
            <text:p>34</text:p>
          </table:table-cell>
          <table:table-cell office:value-type="float" office:value="24476">
            <text:p>24476</text:p>
          </table:table-cell>
          <table:table-cell table:formula="of:=[.D142]-[.$D$2]" office:value-type="float" office:value="488">
            <text:p>488</text:p>
          </table:table-cell>
          <table:table-cell office:value-type="float" office:value="71888.085938">
            <text:p>71888.085938</text:p>
          </table:table-cell>
          <table:table-cell office:value-type="float" office:value="-0.025">
            <text:p>-0.025</text:p>
          </table:table-cell>
          <table:table-cell office:value-type="float" office:value="-0.081271">
            <text:p>-0.081271</text:p>
          </table:table-cell>
          <table:table-cell office:value-type="float" office:value="225.084229">
            <text:p>225.084229</text:p>
          </table:table-cell>
          <table:table-cell office:value-type="float" office:value="0.003">
            <text:p>0.003</text:p>
          </table:table-cell>
          <table:table-cell office:value-type="float" office:value="0.014365">
            <text:p>0.014365</text:p>
          </table:table-cell>
          <table:table-cell table:formula="of:=([.K142]+0.02)/60" office:value-type="float" office:value="0.00057275">
            <text:p>0.00057275</text:p>
          </table:table-cell>
          <table:table-cell office:value-type="float" office:value="378.840485">
            <text:p>378.840485</text:p>
          </table:table-cell>
          <table:table-cell office:value-type="float" office:value="-0.025">
            <text:p>-0.025</text:p>
          </table:table-cell>
          <table:table-cell office:value-type="float" office:value="-0.081271">
            <text:p>-0.081271</text:p>
          </table:table-cell>
          <table:table-cell table:formula="of:=([.O142]-0.02)/5" office:value-type="float" office:value="-0.0202542">
            <text:p>-0.0202542</text:p>
          </table:table-cell>
          <table:table-cell office:value-type="float" office:value="225.084229">
            <text:p>225.084229</text:p>
          </table:table-cell>
          <table:table-cell office:value-type="float" office:value="1290">
            <text:p>1290</text:p>
          </table:table-cell>
          <table:table-cell office:value-type="float" office:value="-1371">
            <text:p>-1371</text:p>
          </table:table-cell>
          <table:table-cell office:value-type="float" office:value="1035349">
            <text:p>1035349</text:p>
          </table:table-cell>
          <table:table-cell office:value-type="float" office:value="862792">
            <text:p>862792</text:p>
          </table:table-cell>
          <table:table-cell office:value-type="float" office:value="1347611.125">
            <text:p>1347611.125</text:p>
          </table:table-cell>
          <table:table-cell office:value-type="float" office:value="-3.123873">
            <text:p>-3.123873</text:p>
          </table:table-cell>
          <table:table-cell office:value-type="float" office:value="-2.300904">
            <text:p>-2.300904</text:p>
          </table:table-cell>
          <table:table-cell office:value-type="float" office:value="26.344511">
            <text:p>26.344511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float" office:value="3056059">
            <text:p>3056059</text:p>
          </table:table-cell>
          <table:table-cell office:value-type="float" office:value="31">
            <text:p>31</text:p>
          </table:table-cell>
          <table:table-cell office:value-type="float" office:value="24928">
            <text:p>24928</text:p>
          </table:table-cell>
          <table:table-cell table:formula="of:=[.D143]-[.$D$2]" office:value-type="float" office:value="940">
            <text:p>940</text:p>
          </table:table-cell>
          <table:table-cell office:value-type="float" office:value="80314.359375">
            <text:p>80314.359375</text:p>
          </table:table-cell>
          <table:table-cell office:value-type="float" office:value="-0.025">
            <text:p>-0.025</text:p>
          </table:table-cell>
          <table:table-cell office:value-type="float" office:value="-0.043567">
            <text:p>-0.043567</text:p>
          </table:table-cell>
          <table:table-cell office:value-type="float" office:value="74.266457">
            <text:p>74.266457</text:p>
          </table:table-cell>
          <table:table-cell office:value-type="float" office:value="-0.003">
            <text:p>-0.003</text:p>
          </table:table-cell>
          <table:table-cell office:value-type="float" office:value="0.452504">
            <text:p>0.452504</text:p>
          </table:table-cell>
          <table:table-cell table:formula="of:=([.K143]+0.02)/60" office:value-type="float" office:value="0.00787506666666667">
            <text:p>0.0078750667</text:p>
          </table:table-cell>
          <table:table-cell office:value-type="float" office:value="15183.458008">
            <text:p>15183.458008</text:p>
          </table:table-cell>
          <table:table-cell office:value-type="float" office:value="-0.025">
            <text:p>-0.025</text:p>
          </table:table-cell>
          <table:table-cell office:value-type="float" office:value="-0.043567">
            <text:p>-0.043567</text:p>
          </table:table-cell>
          <table:table-cell table:formula="of:=([.O143]-0.02)/5" office:value-type="float" office:value="-0.0127134">
            <text:p>-0.0127134</text:p>
          </table:table-cell>
          <table:table-cell office:value-type="float" office:value="74.266457">
            <text:p>74.266457</text:p>
          </table:table-cell>
          <table:table-cell office:value-type="float" office:value="1259">
            <text:p>1259</text:p>
          </table:table-cell>
          <table:table-cell office:value-type="float" office:value="-1372">
            <text:p>-1372</text:p>
          </table:table-cell>
          <table:table-cell office:value-type="float" office:value="1018723">
            <text:p>1018723</text:p>
          </table:table-cell>
          <table:table-cell office:value-type="float" office:value="844218">
            <text:p>844218</text:p>
          </table:table-cell>
          <table:table-cell office:value-type="float" office:value="1322972.25">
            <text:p>1322972.25</text:p>
          </table:table-cell>
          <table:table-cell office:value-type="float" office:value="-3.148874">
            <text:p>-3.148874</text:p>
          </table:table-cell>
          <table:table-cell office:value-type="float" office:value="-2.344471">
            <text:p>-2.344471</text:p>
          </table:table-cell>
          <table:table-cell office:value-type="float" office:value="25.545725">
            <text:p>25.545725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float" office:value="3057059">
            <text:p>3057059</text:p>
          </table:table-cell>
          <table:table-cell office:value-type="float" office:value="28">
            <text:p>28</text:p>
          </table:table-cell>
          <table:table-cell office:value-type="float" office:value="24737">
            <text:p>24737</text:p>
          </table:table-cell>
          <table:table-cell table:formula="of:=[.D144]-[.$D$2]" office:value-type="float" office:value="749">
            <text:p>749</text:p>
          </table:table-cell>
          <table:table-cell office:value-type="float" office:value="88246.132813">
            <text:p>88246.132813</text:p>
          </table:table-cell>
          <table:table-cell office:value-type="float" office:value="-0.015">
            <text:p>-0.015</text:p>
          </table:table-cell>
          <table:table-cell office:value-type="float" office:value="-0.003331">
            <text:p>-0.003331</text:p>
          </table:table-cell>
          <table:table-cell office:value-type="float" office:value="77.7948">
            <text:p>77.7948</text:p>
          </table:table-cell>
          <table:table-cell office:value-type="float" office:value="-0.003">
            <text:p>-0.003</text:p>
          </table:table-cell>
          <table:table-cell office:value-type="float" office:value="-0.191536">
            <text:p>-0.191536</text:p>
          </table:table-cell>
          <table:table-cell table:formula="of:=([.K144]+0.02)/60" office:value-type="float" office:value="-0.00285893333333333">
            <text:p>-0.0028589333</text:p>
          </table:table-cell>
          <table:table-cell office:value-type="float" office:value="6284.541016">
            <text:p>6284.541016</text:p>
          </table:table-cell>
          <table:table-cell office:value-type="float" office:value="-0.015">
            <text:p>-0.015</text:p>
          </table:table-cell>
          <table:table-cell office:value-type="float" office:value="-0.003331">
            <text:p>-0.003331</text:p>
          </table:table-cell>
          <table:table-cell table:formula="of:=([.O144]-0.02)/5" office:value-type="float" office:value="-0.0046662">
            <text:p>-0.0046662</text:p>
          </table:table-cell>
          <table:table-cell office:value-type="float" office:value="77.7948">
            <text:p>77.7948</text:p>
          </table:table-cell>
          <table:table-cell office:value-type="float" office:value="1231">
            <text:p>1231</text:p>
          </table:table-cell>
          <table:table-cell office:value-type="float" office:value="-1372">
            <text:p>-1372</text:p>
          </table:table-cell>
          <table:table-cell office:value-type="float" office:value="1001438">
            <text:p>1001438</text:p>
          </table:table-cell>
          <table:table-cell office:value-type="float" office:value="826523">
            <text:p>826523</text:p>
          </table:table-cell>
          <table:table-cell office:value-type="float" office:value="1298392.875">
            <text:p>1298392.875</text:p>
          </table:table-cell>
          <table:table-cell office:value-type="float" office:value="-3.163874">
            <text:p>-3.163874</text:p>
          </table:table-cell>
          <table:table-cell office:value-type="float" office:value="-2.347802">
            <text:p>-2.347802</text:p>
          </table:table-cell>
          <table:table-cell office:value-type="float" office:value="25.793446">
            <text:p>25.793446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float" office:value="3058059">
            <text:p>3058059</text:p>
          </table:table-cell>
          <table:table-cell office:value-type="float" office:value="25">
            <text:p>25</text:p>
          </table:table-cell>
          <table:table-cell office:value-type="float" office:value="24816">
            <text:p>24816</text:p>
          </table:table-cell>
          <table:table-cell table:formula="of:=[.D145]-[.$D$2]" office:value-type="float" office:value="828">
            <text:p>828</text:p>
          </table:table-cell>
          <table:table-cell office:value-type="float" office:value="99163.695313">
            <text:p>99163.695313</text:p>
          </table:table-cell>
          <table:table-cell office:value-type="float" office:value="-0.017857">
            <text:p>-0.017857</text:p>
          </table:table-cell>
          <table:table-cell office:value-type="float" office:value="-0.063551">
            <text:p>-0.063551</text:p>
          </table:table-cell>
          <table:table-cell office:value-type="float" office:value="255.887268">
            <text:p>255.887268</text:p>
          </table:table-cell>
          <table:table-cell office:value-type="float" office:value="-0.003">
            <text:p>-0.003</text:p>
          </table:table-cell>
          <table:table-cell office:value-type="float" office:value="0.079009">
            <text:p>0.079009</text:p>
          </table:table-cell>
          <table:table-cell table:formula="of:=([.K145]+0.02)/60" office:value-type="float" office:value="0.00165015">
            <text:p>0.00165015</text:p>
          </table:table-cell>
          <table:table-cell office:value-type="float" office:value="2733.621094">
            <text:p>2733.621094</text:p>
          </table:table-cell>
          <table:table-cell office:value-type="float" office:value="-0.017857">
            <text:p>-0.017857</text:p>
          </table:table-cell>
          <table:table-cell office:value-type="float" office:value="-0.063551">
            <text:p>-0.063551</text:p>
          </table:table-cell>
          <table:table-cell table:formula="of:=([.O145]-0.02)/5" office:value-type="float" office:value="-0.0167102">
            <text:p>-0.0167102</text:p>
          </table:table-cell>
          <table:table-cell office:value-type="float" office:value="255.887268">
            <text:p>255.887268</text:p>
          </table:table-cell>
          <table:table-cell office:value-type="float" office:value="1206">
            <text:p>1206</text:p>
          </table:table-cell>
          <table:table-cell office:value-type="float" office:value="-1371">
            <text:p>-1371</text:p>
          </table:table-cell>
          <table:table-cell office:value-type="float" office:value="984038">
            <text:p>984038</text:p>
          </table:table-cell>
          <table:table-cell office:value-type="float" office:value="808829">
            <text:p>808829</text:p>
          </table:table-cell>
          <table:table-cell office:value-type="float" office:value="1273727.875">
            <text:p>1273727.875</text:p>
          </table:table-cell>
          <table:table-cell office:value-type="float" office:value="-3.181731">
            <text:p>-3.181731</text:p>
          </table:table-cell>
          <table:table-cell office:value-type="float" office:value="-2.411353">
            <text:p>-2.411353</text:p>
          </table:table-cell>
          <table:table-cell office:value-type="float" office:value="24.212542">
            <text:p>24.212542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float" office:value="3059059">
            <text:p>3059059</text:p>
          </table:table-cell>
          <table:table-cell office:value-type="float" office:value="22">
            <text:p>22</text:p>
          </table:table-cell>
          <table:table-cell office:value-type="float" office:value="25192">
            <text:p>25192</text:p>
          </table:table-cell>
          <table:table-cell table:formula="of:=[.D146]-[.$D$2]" office:value-type="float" office:value="1204">
            <text:p>1204</text:p>
          </table:table-cell>
          <table:table-cell office:value-type="float" office:value="114408.242188">
            <text:p>114408.242188</text:p>
          </table:table-cell>
          <table:table-cell office:value-type="float" office:value="-0.033256">
            <text:p>-0.033256</text:p>
          </table:table-cell>
          <table:table-cell office:value-type="float" office:value="-0.128568">
            <text:p>-0.128568</text:p>
          </table:table-cell>
          <table:table-cell office:value-type="float" office:value="286.603485">
            <text:p>286.603485</text:p>
          </table:table-cell>
          <table:table-cell office:value-type="float" office:value="-0.003">
            <text:p>-0.003</text:p>
          </table:table-cell>
          <table:table-cell office:value-type="float" office:value="0.37589">
            <text:p>0.37589</text:p>
          </table:table-cell>
          <table:table-cell table:formula="of:=([.K146]+0.02)/60" office:value-type="float" office:value="0.00659816666666667">
            <text:p>0.0065981667</text:p>
          </table:table-cell>
          <table:table-cell office:value-type="float" office:value="12629.65332">
            <text:p>12629.65332</text:p>
          </table:table-cell>
          <table:table-cell office:value-type="float" office:value="-0.033256">
            <text:p>-0.033256</text:p>
          </table:table-cell>
          <table:table-cell office:value-type="float" office:value="-0.128568">
            <text:p>-0.128568</text:p>
          </table:table-cell>
          <table:table-cell table:formula="of:=([.O146]-0.02)/5" office:value-type="float" office:value="-0.0297136">
            <text:p>-0.0297136</text:p>
          </table:table-cell>
          <table:table-cell office:value-type="float" office:value="286.603516">
            <text:p>286.603516</text:p>
          </table:table-cell>
          <table:table-cell office:value-type="float" office:value="1184">
            <text:p>1184</text:p>
          </table:table-cell>
          <table:table-cell office:value-type="float" office:value="-1370">
            <text:p>-1370</text:p>
          </table:table-cell>
          <table:table-cell office:value-type="float" office:value="965270">
            <text:p>965270</text:p>
          </table:table-cell>
          <table:table-cell office:value-type="float" office:value="792025">
            <text:p>792025</text:p>
          </table:table-cell>
          <table:table-cell office:value-type="float" office:value="1248574.125">
            <text:p>1248574.125</text:p>
          </table:table-cell>
          <table:table-cell office:value-type="float" office:value="-3.214987">
            <text:p>-3.214987</text:p>
          </table:table-cell>
          <table:table-cell office:value-type="float" office:value="-2.539921">
            <text:p>-2.539921</text:p>
          </table:table-cell>
          <table:table-cell office:value-type="float" office:value="20.997459">
            <text:p>20.997459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float" office:value="3060059">
            <text:p>3060059</text:p>
          </table:table-cell>
          <table:table-cell office:value-type="float" office:value="20">
            <text:p>20</text:p>
          </table:table-cell>
          <table:table-cell office:value-type="float" office:value="25702">
            <text:p>25702</text:p>
          </table:table-cell>
          <table:table-cell table:formula="of:=[.D147]-[.$D$2]" office:value-type="float" office:value="1714">
            <text:p>1714</text:p>
          </table:table-cell>
          <table:table-cell office:value-type="float" office:value="128408.898438">
            <text:p>128408.898438</text:p>
          </table:table-cell>
          <table:table-cell office:value-type="float" office:value="-0.028205">
            <text:p>-0.028205</text:p>
          </table:table-cell>
          <table:table-cell office:value-type="float" office:value="-0.079006">
            <text:p>-0.079006</text:p>
          </table:table-cell>
          <table:table-cell office:value-type="float" office:value="180.11264">
            <text:p>180.11264</text:p>
          </table:table-cell>
          <table:table-cell office:value-type="float" office:value="-0.002">
            <text:p>-0.002</text:p>
          </table:table-cell>
          <table:table-cell office:value-type="float" office:value="0.509965">
            <text:p>0.509965</text:p>
          </table:table-cell>
          <table:table-cell table:formula="of:=([.K147]+0.02)/60" office:value-type="float" office:value="0.00883275">
            <text:p>0.00883275</text:p>
          </table:table-cell>
          <table:table-cell office:value-type="float" office:value="25598.242188">
            <text:p>25598.242188</text:p>
          </table:table-cell>
          <table:table-cell office:value-type="float" office:value="-0.028205">
            <text:p>-0.028205</text:p>
          </table:table-cell>
          <table:table-cell office:value-type="float" office:value="-0.079006">
            <text:p>-0.079006</text:p>
          </table:table-cell>
          <table:table-cell table:formula="of:=([.O147]-0.02)/5" office:value-type="float" office:value="-0.0198012">
            <text:p>-0.0198012</text:p>
          </table:table-cell>
          <table:table-cell office:value-type="float" office:value="180.11264">
            <text:p>180.11264</text:p>
          </table:table-cell>
          <table:table-cell office:value-type="float" office:value="1164">
            <text:p>1164</text:p>
          </table:table-cell>
          <table:table-cell office:value-type="float" office:value="-1369">
            <text:p>-1369</text:p>
          </table:table-cell>
          <table:table-cell office:value-type="float" office:value="944082">
            <text:p>944082</text:p>
          </table:table-cell>
          <table:table-cell office:value-type="float" office:value="777477">
            <text:p>777477</text:p>
          </table:table-cell>
          <table:table-cell office:value-type="float" office:value="1222986.25">
            <text:p>1222986.25</text:p>
          </table:table-cell>
          <table:table-cell office:value-type="float" office:value="-3.243192">
            <text:p>-3.243192</text:p>
          </table:table-cell>
          <table:table-cell office:value-type="float" office:value="-2.618927">
            <text:p>-2.618927</text:p>
          </table:table-cell>
          <table:table-cell office:value-type="float" office:value="19.248461">
            <text:p>19.248461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float" office:value="3061059">
            <text:p>3061059</text:p>
          </table:table-cell>
          <table:table-cell office:value-type="float" office:value="26">
            <text:p>26</text:p>
          </table:table-cell>
          <table:table-cell office:value-type="float" office:value="25271">
            <text:p>25271</text:p>
          </table:table-cell>
          <table:table-cell table:formula="of:=[.D148]-[.$D$2]" office:value-type="float" office:value="1283">
            <text:p>1283</text:p>
          </table:table-cell>
          <table:table-cell office:value-type="float" office:value="97095.46875">
            <text:p>97095.46875</text:p>
          </table:table-cell>
          <table:table-cell office:value-type="float" office:value="-0.015">
            <text:p>-0.015</text:p>
          </table:table-cell>
          <table:table-cell office:value-type="float" office:value="0.018919">
            <text:p>0.018919</text:p>
          </table:table-cell>
          <table:table-cell office:value-type="float" office:value="226.12558">
            <text:p>226.12558</text:p>
          </table:table-cell>
          <table:table-cell office:value-type="float" office:value="0.006">
            <text:p>0.006</text:p>
          </table:table-cell>
          <table:table-cell office:value-type="float" office:value="-0.430956">
            <text:p>-0.430956</text:p>
          </table:table-cell>
          <table:table-cell table:formula="of:=([.K148]+0.02)/60" office:value-type="float" office:value="-0.00684926666666667">
            <text:p>-0.0068492667</text:p>
          </table:table-cell>
          <table:table-cell office:value-type="float" office:value="7282.603516">
            <text:p>7282.603516</text:p>
          </table:table-cell>
          <table:table-cell office:value-type="float" office:value="-0.015">
            <text:p>-0.015</text:p>
          </table:table-cell>
          <table:table-cell office:value-type="float" office:value="0.018919">
            <text:p>0.018919</text:p>
          </table:table-cell>
          <table:table-cell table:formula="of:=([.O148]-0.02)/5" office:value-type="float" office:value="-0.0002162">
            <text:p>-0.0002162</text:p>
          </table:table-cell>
          <table:table-cell office:value-type="float" office:value="226.12558">
            <text:p>226.12558</text:p>
          </table:table-cell>
          <table:table-cell office:value-type="float" office:value="1138">
            <text:p>1138</text:p>
          </table:table-cell>
          <table:table-cell office:value-type="float" office:value="-1366">
            <text:p>-1366</text:p>
          </table:table-cell>
          <table:table-cell office:value-type="float" office:value="922185">
            <text:p>922185</text:p>
          </table:table-cell>
          <table:table-cell office:value-type="float" office:value="764862">
            <text:p>764862</text:p>
          </table:table-cell>
          <table:table-cell office:value-type="float" office:value="1198095.5">
            <text:p>1198095.5</text:p>
          </table:table-cell>
          <table:table-cell office:value-type="float" office:value="-3.258192">
            <text:p>-3.258192</text:p>
          </table:table-cell>
          <table:table-cell office:value-type="float" office:value="-2.600008">
            <text:p>-2.600008</text:p>
          </table:table-cell>
          <table:table-cell office:value-type="float" office:value="20.200876">
            <text:p>20.200876</text:p>
          </table:table-cell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float" office:value="3062059">
            <text:p>3062059</text:p>
          </table:table-cell>
          <table:table-cell office:value-type="float" office:value="29">
            <text:p>29</text:p>
          </table:table-cell>
          <table:table-cell office:value-type="float" office:value="25848">
            <text:p>25848</text:p>
          </table:table-cell>
          <table:table-cell table:formula="of:=[.D149]-[.$D$2]" office:value-type="float" office:value="1860">
            <text:p>1860</text:p>
          </table:table-cell>
          <table:table-cell office:value-type="float" office:value="89030.429688">
            <text:p>89030.429688</text:p>
          </table:table-cell>
          <table:table-cell office:value-type="float" office:value="-0.012719">
            <text:p>-0.012719</text:p>
          </table:table-cell>
          <table:table-cell office:value-type="float" office:value="-0.015988">
            <text:p>-0.015988</text:p>
          </table:table-cell>
          <table:table-cell office:value-type="float" office:value="25.696785">
            <text:p>25.696785</text:p>
          </table:table-cell>
          <table:table-cell office:value-type="float" office:value="0.003">
            <text:p>0.003</text:p>
          </table:table-cell>
          <table:table-cell office:value-type="float" office:value="0.577003">
            <text:p>0.577003</text:p>
          </table:table-cell>
          <table:table-cell table:formula="of:=([.K149]+0.02)/60" office:value-type="float" office:value="0.00995005">
            <text:p>0.00995005</text:p>
          </table:table-cell>
          <table:table-cell office:value-type="float" office:value="19133.429688">
            <text:p>19133.429688</text:p>
          </table:table-cell>
          <table:table-cell office:value-type="float" office:value="-0.012719">
            <text:p>-0.012719</text:p>
          </table:table-cell>
          <table:table-cell office:value-type="float" office:value="-0.015988">
            <text:p>-0.015988</text:p>
          </table:table-cell>
          <table:table-cell table:formula="of:=([.O149]-0.02)/5" office:value-type="float" office:value="-0.0071976">
            <text:p>-0.0071976</text:p>
          </table:table-cell>
          <table:table-cell office:value-type="float" office:value="25.696785">
            <text:p>25.696785</text:p>
          </table:table-cell>
          <table:table-cell office:value-type="float" office:value="1109">
            <text:p>1109</text:p>
          </table:table-cell>
          <table:table-cell office:value-type="float" office:value="-1363">
            <text:p>-1363</text:p>
          </table:table-cell>
          <table:table-cell office:value-type="float" office:value="900036">
            <text:p>900036</text:p>
          </table:table-cell>
          <table:table-cell office:value-type="float" office:value="751538">
            <text:p>751538</text:p>
          </table:table-cell>
          <table:table-cell office:value-type="float" office:value="1172574">
            <text:p>1172574</text:p>
          </table:table-cell>
          <table:table-cell office:value-type="float" office:value="-3.270911">
            <text:p>-3.270911</text:p>
          </table:table-cell>
          <table:table-cell office:value-type="float" office:value="-2.615996">
            <text:p>-2.615996</text:p>
          </table:table-cell>
          <table:table-cell office:value-type="float" office:value="20.022406">
            <text:p>20.022406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float" office:value="3063059">
            <text:p>3063059</text:p>
          </table:table-cell>
          <table:table-cell office:value-type="float" office:value="27">
            <text:p>27</text:p>
          </table:table-cell>
          <table:table-cell office:value-type="float" office:value="25546">
            <text:p>25546</text:p>
          </table:table-cell>
          <table:table-cell table:formula="of:=[.D150]-[.$D$2]" office:value-type="float" office:value="1558">
            <text:p>1558</text:p>
          </table:table-cell>
          <table:table-cell office:value-type="float" office:value="94515.390625">
            <text:p>94515.390625</text:p>
          </table:table-cell>
          <table:table-cell office:value-type="float" office:value="-0.022925">
            <text:p>-0.022925</text:p>
          </table:table-cell>
          <table:table-cell office:value-type="float" office:value="-0.118043">
            <text:p>-0.118043</text:p>
          </table:table-cell>
          <table:table-cell office:value-type="float" office:value="414.919556">
            <text:p>414.919556</text:p>
          </table:table-cell>
          <table:table-cell office:value-type="float" office:value="-0.002">
            <text:p>-0.002</text:p>
          </table:table-cell>
          <table:table-cell office:value-type="float" office:value="-0.301669">
            <text:p>-0.301669</text:p>
          </table:table-cell>
          <table:table-cell table:formula="of:=([.K150]+0.02)/60" office:value-type="float" office:value="-0.00469448333333333">
            <text:p>-0.0046944833</text:p>
          </table:table-cell>
          <table:table-cell office:value-type="float" office:value="14983.480469">
            <text:p>14983.480469</text:p>
          </table:table-cell>
          <table:table-cell office:value-type="float" office:value="-0.022925">
            <text:p>-0.022925</text:p>
          </table:table-cell>
          <table:table-cell office:value-type="float" office:value="-0.118043">
            <text:p>-0.118043</text:p>
          </table:table-cell>
          <table:table-cell table:formula="of:=([.O150]-0.02)/5" office:value-type="float" office:value="-0.0276086">
            <text:p>-0.0276086</text:p>
          </table:table-cell>
          <table:table-cell office:value-type="float" office:value="414.919556">
            <text:p>414.919556</text:p>
          </table:table-cell>
          <table:table-cell office:value-type="float" office:value="1082">
            <text:p>1082</text:p>
          </table:table-cell>
          <table:table-cell office:value-type="float" office:value="-1360">
            <text:p>-1360</text:p>
          </table:table-cell>
          <table:table-cell office:value-type="float" office:value="877938">
            <text:p>877938</text:p>
          </table:table-cell>
          <table:table-cell office:value-type="float" office:value="738721">
            <text:p>738721</text:p>
          </table:table-cell>
          <table:table-cell office:value-type="float" office:value="1147430.25">
            <text:p>1147430.25</text:p>
          </table:table-cell>
          <table:table-cell office:value-type="float" office:value="-3.293836">
            <text:p>-3.293836</text:p>
          </table:table-cell>
          <table:table-cell office:value-type="float" office:value="-2.734039">
            <text:p>-2.734039</text:p>
          </table:table-cell>
          <table:table-cell office:value-type="float" office:value="16.995279">
            <text:p>16.995279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float" office:value="3064059">
            <text:p>3064059</text:p>
          </table:table-cell>
          <table:table-cell office:value-type="float" office:value="23">
            <text:p>23</text:p>
          </table:table-cell>
          <table:table-cell office:value-type="float" office:value="25869">
            <text:p>25869</text:p>
          </table:table-cell>
          <table:table-cell table:formula="of:=[.D151]-[.$D$2]" office:value-type="float" office:value="1881">
            <text:p>1881</text:p>
          </table:table-cell>
          <table:table-cell office:value-type="float" office:value="112375.539063">
            <text:p>112375.539063</text:p>
          </table:table-cell>
          <table:table-cell office:value-type="float" office:value="-0.033222">
            <text:p>-0.033222</text:p>
          </table:table-cell>
          <table:table-cell office:value-type="float" office:value="-0.068214">
            <text:p>-0.068214</text:p>
          </table:table-cell>
          <table:table-cell office:value-type="float" office:value="105.327591">
            <text:p>105.327591</text:p>
          </table:table-cell>
          <table:table-cell office:value-type="float" office:value="-0.004">
            <text:p>-0.004</text:p>
          </table:table-cell>
          <table:table-cell office:value-type="float" office:value="0.323217">
            <text:p>0.323217</text:p>
          </table:table-cell>
          <table:table-cell table:formula="of:=([.K151]+0.02)/60" office:value-type="float" office:value="0.00572028333333333">
            <text:p>0.0057202833</text:p>
          </table:table-cell>
          <table:table-cell office:value-type="float" office:value="8180.429199">
            <text:p>8180.429199</text:p>
          </table:table-cell>
          <table:table-cell office:value-type="float" office:value="-0.033222">
            <text:p>-0.033222</text:p>
          </table:table-cell>
          <table:table-cell office:value-type="float" office:value="-0.068214">
            <text:p>-0.068214</text:p>
          </table:table-cell>
          <table:table-cell table:formula="of:=([.O151]-0.02)/5" office:value-type="float" office:value="-0.0176428">
            <text:p>-0.0176428</text:p>
          </table:table-cell>
          <table:table-cell office:value-type="float" office:value="105.327591">
            <text:p>105.327591</text:p>
          </table:table-cell>
          <table:table-cell office:value-type="float" office:value="1059">
            <text:p>1059</text:p>
          </table:table-cell>
          <table:table-cell office:value-type="float" office:value="-1357">
            <text:p>-1357</text:p>
          </table:table-cell>
          <table:table-cell office:value-type="float" office:value="854188">
            <text:p>854188</text:p>
          </table:table-cell>
          <table:table-cell office:value-type="float" office:value="728467">
            <text:p>728467</text:p>
          </table:table-cell>
          <table:table-cell office:value-type="float" office:value="1122707.5">
            <text:p>1122707.5</text:p>
          </table:table-cell>
          <table:table-cell office:value-type="float" office:value="-3.327058">
            <text:p>-3.327058</text:p>
          </table:table-cell>
          <table:table-cell office:value-type="float" office:value="-2.802253">
            <text:p>-2.802253</text:p>
          </table:table-cell>
          <table:table-cell office:value-type="float" office:value="15.773827">
            <text:p>15.773827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float" office:value="3065059">
            <text:p>3065059</text:p>
          </table:table-cell>
          <table:table-cell office:value-type="float" office:value="25">
            <text:p>25</text:p>
          </table:table-cell>
          <table:table-cell office:value-type="float" office:value="26070">
            <text:p>26070</text:p>
          </table:table-cell>
          <table:table-cell table:formula="of:=[.D152]-[.$D$2]" office:value-type="float" office:value="2082">
            <text:p>2082</text:p>
          </table:table-cell>
          <table:table-cell office:value-type="float" office:value="104181.945313">
            <text:p>104181.945313</text:p>
          </table:table-cell>
          <table:table-cell office:value-type="float" office:value="-0.01">
            <text:p>-0.01</text:p>
          </table:table-cell>
          <table:table-cell office:value-type="float" office:value="0.016121">
            <text:p>0.016121</text:p>
          </table:table-cell>
          <table:table-cell office:value-type="float" office:value="261.209808">
            <text:p>261.209808</text:p>
          </table:table-cell>
          <table:table-cell office:value-type="float" office:value="0.002">
            <text:p>0.002</text:p>
          </table:table-cell>
          <table:table-cell office:value-type="float" office:value="0.201113">
            <text:p>0.201113</text:p>
          </table:table-cell>
          <table:table-cell table:formula="of:=([.K152]+0.02)/60" office:value-type="float" office:value="0.00368521666666667">
            <text:p>0.0036852167</text:p>
          </table:table-cell>
          <table:table-cell office:value-type="float" office:value="9955.644531">
            <text:p>9955.644531</text:p>
          </table:table-cell>
          <table:table-cell office:value-type="float" office:value="-0.01">
            <text:p>-0.01</text:p>
          </table:table-cell>
          <table:table-cell office:value-type="float" office:value="0.016121">
            <text:p>0.016121</text:p>
          </table:table-cell>
          <table:table-cell table:formula="of:=([.O152]-0.02)/5" office:value-type="float" office:value="-0.0007758">
            <text:p>-0.0007758</text:p>
          </table:table-cell>
          <table:table-cell office:value-type="float" office:value="261.209808">
            <text:p>261.209808</text:p>
          </table:table-cell>
          <table:table-cell office:value-type="float" office:value="1034">
            <text:p>1034</text:p>
          </table:table-cell>
          <table:table-cell office:value-type="float" office:value="-1352">
            <text:p>-1352</text:p>
          </table:table-cell>
          <table:table-cell office:value-type="float" office:value="829604">
            <text:p>829604</text:p>
          </table:table-cell>
          <table:table-cell office:value-type="float" office:value="719789">
            <text:p>719789</text:p>
          </table:table-cell>
          <table:table-cell office:value-type="float" office:value="1098441">
            <text:p>1098441</text:p>
          </table:table-cell>
          <table:table-cell office:value-type="float" office:value="-3.337058">
            <text:p>-3.337058</text:p>
          </table:table-cell>
          <table:table-cell office:value-type="float" office:value="-2.786133">
            <text:p>-2.786133</text:p>
          </table:table-cell>
          <table:table-cell office:value-type="float" office:value="16.509312">
            <text:p>16.509312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float" office:value="3066059">
            <text:p>3066059</text:p>
          </table:table-cell>
          <table:table-cell office:value-type="float" office:value="26">
            <text:p>26</text:p>
          </table:table-cell>
          <table:table-cell office:value-type="float" office:value="25407">
            <text:p>25407</text:p>
          </table:table-cell>
          <table:table-cell table:formula="of:=[.D153]-[.$D$2]" office:value-type="float" office:value="1419">
            <text:p>1419</text:p>
          </table:table-cell>
          <table:table-cell office:value-type="float" office:value="97620.351563">
            <text:p>97620.351563</text:p>
          </table:table-cell>
          <table:table-cell office:value-type="float" office:value="0.007647">
            <text:p>0.007647</text:p>
          </table:table-cell>
          <table:table-cell office:value-type="float" office:value="0.105652">
            <text:p>0.105652</text:p>
          </table:table-cell>
          <table:table-cell office:value-type="float" office:value="1281.608032">
            <text:p>1281.608032</text:p>
          </table:table-cell>
          <table:table-cell office:value-type="float" office:value="0.001">
            <text:p>0.001</text:p>
          </table:table-cell>
          <table:table-cell office:value-type="float" office:value="-0.663194">
            <text:p>-0.663194</text:p>
          </table:table-cell>
          <table:table-cell table:formula="of:=([.K153]+0.02)/60" office:value-type="float" office:value="-0.0107199">
            <text:p>-0.0107199</text:p>
          </table:table-cell>
          <table:table-cell office:value-type="float" office:value="66419.375">
            <text:p>66419.375</text:p>
          </table:table-cell>
          <table:table-cell office:value-type="float" office:value="0.007647">
            <text:p>0.007647</text:p>
          </table:table-cell>
          <table:table-cell office:value-type="float" office:value="0.105652">
            <text:p>0.105652</text:p>
          </table:table-cell>
          <table:table-cell table:formula="of:=([.O153]-0.02)/5" office:value-type="float" office:value="0.0171304">
            <text:p>0.0171304</text:p>
          </table:table-cell>
          <table:table-cell office:value-type="float" office:value="1281.608032">
            <text:p>1281.608032</text:p>
          </table:table-cell>
          <table:table-cell office:value-type="float" office:value="1008">
            <text:p>1008</text:p>
          </table:table-cell>
          <table:table-cell office:value-type="float" office:value="-1347">
            <text:p>-1347</text:p>
          </table:table-cell>
          <table:table-cell office:value-type="float" office:value="805785">
            <text:p>805785</text:p>
          </table:table-cell>
          <table:table-cell office:value-type="float" office:value="710947">
            <text:p>710947</text:p>
          </table:table-cell>
          <table:table-cell office:value-type="float" office:value="1074722.625">
            <text:p>1074722.625</text:p>
          </table:table-cell>
          <table:table-cell office:value-type="float" office:value="-3.329411">
            <text:p>-3.329411</text:p>
          </table:table-cell>
          <table:table-cell office:value-type="float" office:value="-2.68048">
            <text:p>-2.68048</text:p>
          </table:table-cell>
          <table:table-cell office:value-type="float" office:value="19.490852">
            <text:p>19.490852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float" office:value="3067059">
            <text:p>3067059</text:p>
          </table:table-cell>
          <table:table-cell office:value-type="float" office:value="23">
            <text:p>23</text:p>
          </table:table-cell>
          <table:table-cell office:value-type="float" office:value="25074">
            <text:p>25074</text:p>
          </table:table-cell>
          <table:table-cell table:formula="of:=[.D154]-[.$D$2]" office:value-type="float" office:value="1086">
            <text:p>1086</text:p>
          </table:table-cell>
          <table:table-cell office:value-type="float" office:value="108919.554688">
            <text:p>108919.554688</text:p>
          </table:table-cell>
          <table:table-cell office:value-type="float" office:value="0.035">
            <text:p>0.035</text:p>
          </table:table-cell>
          <table:table-cell office:value-type="float" office:value="0.221697">
            <text:p>0.221697</text:p>
          </table:table-cell>
          <table:table-cell office:value-type="float" office:value="533.419373">
            <text:p>533.419373</text:p>
          </table:table-cell>
          <table:table-cell office:value-type="float" office:value="-0.003">
            <text:p>-0.003</text:p>
          </table:table-cell>
          <table:table-cell office:value-type="float" office:value="-0.332794">
            <text:p>-0.332794</text:p>
          </table:table-cell>
          <table:table-cell table:formula="of:=([.K154]+0.02)/60" office:value-type="float" office:value="-0.00521323333333333">
            <text:p>-0.0052132333</text:p>
          </table:table-cell>
          <table:table-cell office:value-type="float" office:value="10993.133789">
            <text:p>10993.133789</text:p>
          </table:table-cell>
          <table:table-cell office:value-type="float" office:value="0.035">
            <text:p>0.035</text:p>
          </table:table-cell>
          <table:table-cell office:value-type="float" office:value="0.221697">
            <text:p>0.221697</text:p>
          </table:table-cell>
          <table:table-cell table:formula="of:=([.O154]-0.02)/5" office:value-type="float" office:value="0.0403394">
            <text:p>0.0403394</text:p>
          </table:table-cell>
          <table:table-cell office:value-type="float" office:value="533.419373">
            <text:p>533.419373</text:p>
          </table:table-cell>
          <table:table-cell office:value-type="float" office:value="985">
            <text:p>985</text:p>
          </table:table-cell>
          <table:table-cell office:value-type="float" office:value="-1343">
            <text:p>-1343</text:p>
          </table:table-cell>
          <table:table-cell office:value-type="float" office:value="783329">
            <text:p>783329</text:p>
          </table:table-cell>
          <table:table-cell office:value-type="float" office:value="699790">
            <text:p>699790</text:p>
          </table:table-cell>
          <table:table-cell office:value-type="float" office:value="1050547.25">
            <text:p>1050547.25</text:p>
          </table:table-cell>
          <table:table-cell office:value-type="float" office:value="-3.294411">
            <text:p>-3.294411</text:p>
          </table:table-cell>
          <table:table-cell office:value-type="float" office:value="-2.458783">
            <text:p>-2.458783</text:p>
          </table:table-cell>
          <table:table-cell office:value-type="float" office:value="25.365002">
            <text:p>25.365002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float" office:value="3068059">
            <text:p>3068059</text:p>
          </table:table-cell>
          <table:table-cell office:value-type="float" office:value="20">
            <text:p>20</text:p>
          </table:table-cell>
          <table:table-cell office:value-type="float" office:value="25055">
            <text:p>25055</text:p>
          </table:table-cell>
          <table:table-cell table:formula="of:=[.D155]-[.$D$2]" office:value-type="float" office:value="1067">
            <text:p>1067</text:p>
          </table:table-cell>
          <table:table-cell office:value-type="float" office:value="125176.71875">
            <text:p>125176.71875</text:p>
          </table:table-cell>
          <table:table-cell office:value-type="float" office:value="0.038462">
            <text:p>0.038462</text:p>
          </table:table-cell>
          <table:table-cell office:value-type="float" office:value="0.208107">
            <text:p>0.208107</text:p>
          </table:table-cell>
          <table:table-cell office:value-type="float" office:value="441.078705">
            <text:p>441.078705</text:p>
          </table:table-cell>
          <table:table-cell office:value-type="float" office:value="-0.003">
            <text:p>-0.003</text:p>
          </table:table-cell>
          <table:table-cell office:value-type="float" office:value="-0.019154">
            <text:p>-0.019154</text:p>
          </table:table-cell>
          <table:table-cell table:formula="of:=([.K155]+0.02)/60" office:value-type="float" office:value="0.0000141">
            <text:p>0.0000141</text:p>
          </table:table-cell>
          <table:table-cell office:value-type="float" office:value="538.453064">
            <text:p>538.453064</text:p>
          </table:table-cell>
          <table:table-cell office:value-type="float" office:value="0.038462">
            <text:p>0.038462</text:p>
          </table:table-cell>
          <table:table-cell office:value-type="float" office:value="0.208107">
            <text:p>0.208107</text:p>
          </table:table-cell>
          <table:table-cell table:formula="of:=([.O155]-0.02)/5" office:value-type="float" office:value="0.0376214">
            <text:p>0.0376214</text:p>
          </table:table-cell>
          <table:table-cell office:value-type="float" office:value="441.078705">
            <text:p>441.078705</text:p>
          </table:table-cell>
          <table:table-cell office:value-type="float" office:value="965">
            <text:p>965</text:p>
          </table:table-cell>
          <table:table-cell office:value-type="float" office:value="-1340">
            <text:p>-1340</text:p>
          </table:table-cell>
          <table:table-cell office:value-type="float" office:value="763891">
            <text:p>763891</text:p>
          </table:table-cell>
          <table:table-cell office:value-type="float" office:value="683981">
            <text:p>683981</text:p>
          </table:table-cell>
          <table:table-cell office:value-type="float" office:value="1025534.4375">
            <text:p>1025534.4375</text:p>
          </table:table-cell>
          <table:table-cell office:value-type="float" office:value="-3.255949">
            <text:p>-3.255949</text:p>
          </table:table-cell>
          <table:table-cell office:value-type="float" office:value="-2.250676">
            <text:p>-2.250676</text:p>
          </table:table-cell>
          <table:table-cell office:value-type="float" office:value="30.874962">
            <text:p>30.874962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float" office:value="3069059">
            <text:p>3069059</text:p>
          </table:table-cell>
          <table:table-cell office:value-type="float" office:value="23">
            <text:p>23</text:p>
          </table:table-cell>
          <table:table-cell office:value-type="float" office:value="25582">
            <text:p>25582</text:p>
          </table:table-cell>
          <table:table-cell table:formula="of:=[.D156]-[.$D$2]" office:value-type="float" office:value="1594">
            <text:p>1594</text:p>
          </table:table-cell>
          <table:table-cell office:value-type="float" office:value="111126.382813">
            <text:p>111126.382813</text:p>
          </table:table-cell>
          <table:table-cell office:value-type="float" office:value="0.023">
            <text:p>0.023</text:p>
          </table:table-cell>
          <table:table-cell office:value-type="float" office:value="0.076741">
            <text:p>0.076741</text:p>
          </table:table-cell>
          <table:table-cell office:value-type="float" office:value="233.657364">
            <text:p>233.657364</text:p>
          </table:table-cell>
          <table:table-cell office:value-type="float" office:value="0.003">
            <text:p>0.003</text:p>
          </table:table-cell>
          <table:table-cell office:value-type="float" office:value="0.526724">
            <text:p>0.526724</text:p>
          </table:table-cell>
          <table:table-cell table:formula="of:=([.K156]+0.02)/60" office:value-type="float" office:value="0.00911206666666667">
            <text:p>0.0091120667</text:p>
          </table:table-cell>
          <table:table-cell office:value-type="float" office:value="17457.474609">
            <text:p>17457.474609</text:p>
          </table:table-cell>
          <table:table-cell office:value-type="float" office:value="0.023">
            <text:p>0.023</text:p>
          </table:table-cell>
          <table:table-cell office:value-type="float" office:value="0.076741">
            <text:p>0.076741</text:p>
          </table:table-cell>
          <table:table-cell table:formula="of:=([.O156]-0.02)/5" office:value-type="float" office:value="0.0113482">
            <text:p>0.0113482</text:p>
          </table:table-cell>
          <table:table-cell office:value-type="float" office:value="233.657364">
            <text:p>233.657364</text:p>
          </table:table-cell>
          <table:table-cell office:value-type="float" office:value="942">
            <text:p>942</text:p>
          </table:table-cell>
          <table:table-cell office:value-type="float" office:value="-1337">
            <text:p>-1337</text:p>
          </table:table-cell>
          <table:table-cell office:value-type="float" office:value="747808">
            <text:p>747808</text:p>
          </table:table-cell>
          <table:table-cell office:value-type="float" office:value="664087">
            <text:p>664087</text:p>
          </table:table-cell>
          <table:table-cell office:value-type="float" office:value="1000298.875">
            <text:p>1000298.875</text:p>
          </table:table-cell>
          <table:table-cell office:value-type="float" office:value="-3.232949">
            <text:p>-3.232949</text:p>
          </table:table-cell>
          <table:table-cell office:value-type="float" office:value="-2.173935">
            <text:p>-2.173935</text:p>
          </table:table-cell>
          <table:table-cell office:value-type="float" office:value="32.756912">
            <text:p>32.756912</text:p>
          </table:table-cell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float" office:value="3070059">
            <text:p>3070059</text:p>
          </table:table-cell>
          <table:table-cell office:value-type="float" office:value="30">
            <text:p>30</text:p>
          </table:table-cell>
          <table:table-cell office:value-type="float" office:value="25151">
            <text:p>25151</text:p>
          </table:table-cell>
          <table:table-cell table:formula="of:=[.D157]-[.$D$2]" office:value-type="float" office:value="1163">
            <text:p>1163</text:p>
          </table:table-cell>
          <table:table-cell office:value-type="float" office:value="83737.039063">
            <text:p>83737.039063</text:p>
          </table:table-cell>
          <table:table-cell office:value-type="float" office:value="0.002542">
            <text:p>0.002542</text:p>
          </table:table-cell>
          <table:table-cell office:value-type="float" office:value="0.031842">
            <text:p>0.031842</text:p>
          </table:table-cell>
          <table:table-cell office:value-type="float" office:value="1152.462524">
            <text:p>1152.462524</text:p>
          </table:table-cell>
          <table:table-cell office:value-type="float" office:value="0.007">
            <text:p>0.007</text:p>
          </table:table-cell>
          <table:table-cell office:value-type="float" office:value="-0.430956">
            <text:p>-0.430956</text:p>
          </table:table-cell>
          <table:table-cell table:formula="of:=([.K157]+0.02)/60" office:value-type="float" office:value="-0.00684926666666667">
            <text:p>-0.0068492667</text:p>
          </table:table-cell>
          <table:table-cell office:value-type="float" office:value="6256.519531">
            <text:p>6256.519531</text:p>
          </table:table-cell>
          <table:table-cell office:value-type="float" office:value="0.002542">
            <text:p>0.002542</text:p>
          </table:table-cell>
          <table:table-cell office:value-type="float" office:value="0.031842">
            <text:p>0.031842</text:p>
          </table:table-cell>
          <table:table-cell table:formula="of:=([.O157]-0.02)/5" office:value-type="float" office:value="0.0023684">
            <text:p>0.0023684</text:p>
          </table:table-cell>
          <table:table-cell office:value-type="float" office:value="1152.462524">
            <text:p>1152.462524</text:p>
          </table:table-cell>
          <table:table-cell office:value-type="float" office:value="912">
            <text:p>912</text:p>
          </table:table-cell>
          <table:table-cell office:value-type="float" office:value="-1334">
            <text:p>-1334</text:p>
          </table:table-cell>
          <table:table-cell office:value-type="float" office:value="733542">
            <text:p>733542</text:p>
          </table:table-cell>
          <table:table-cell office:value-type="float" office:value="643374">
            <text:p>643374</text:p>
          </table:table-cell>
          <table:table-cell office:value-type="float" office:value="975907.3125">
            <text:p>975907.3125</text:p>
          </table:table-cell>
          <table:table-cell office:value-type="float" office:value="-3.230407">
            <text:p>-3.230407</text:p>
          </table:table-cell>
          <table:table-cell office:value-type="float" office:value="-2.142093">
            <text:p>-2.142093</text:p>
          </table:table-cell>
          <table:table-cell office:value-type="float" office:value="33.689697">
            <text:p>33.689697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float" office:value="3071059">
            <text:p>3071059</text:p>
          </table:table-cell>
          <table:table-cell office:value-type="float" office:value="30">
            <text:p>30</text:p>
          </table:table-cell>
          <table:table-cell office:value-type="float" office:value="24890">
            <text:p>24890</text:p>
          </table:table-cell>
          <table:table-cell table:formula="of:=[.D158]-[.$D$2]" office:value-type="float" office:value="902">
            <text:p>902</text:p>
          </table:table-cell>
          <table:table-cell office:value-type="float" office:value="82867.148438">
            <text:p>82867.148438</text:p>
          </table:table-cell>
          <table:table-cell office:value-type="float" office:value="-0.002542">
            <text:p>-0.002542</text:p>
          </table:table-cell>
          <table:table-cell office:value-type="float" office:value="0.025314">
            <text:p>0.025314</text:p>
          </table:table-cell>
          <table:table-cell office:value-type="float" office:value="1095.681519">
            <text:p>1095.681519</text:p>
          </table:table-cell>
          <table:table-cell office:value-type="float" office:value="0">
            <text:p>0</text:p>
          </table:table-cell>
          <table:table-cell office:value-type="float" office:value="-0.260968">
            <text:p>-0.260968</text:p>
          </table:table-cell>
          <table:table-cell table:formula="of:=([.K158]+0.02)/60" office:value-type="float" office:value="-0.00401613333333333">
            <text:p>-0.0040161333</text:p>
          </table:table-cell>
          <table:table-cell office:value-type="float" office:value="100">
            <text:p>100</text:p>
          </table:table-cell>
          <table:table-cell office:value-type="float" office:value="-0.002542">
            <text:p>-0.002542</text:p>
          </table:table-cell>
          <table:table-cell office:value-type="float" office:value="0.025314">
            <text:p>0.025314</text:p>
          </table:table-cell>
          <table:table-cell table:formula="of:=([.O158]-0.02)/5" office:value-type="float" office:value="0.0010628">
            <text:p>0.0010628</text:p>
          </table:table-cell>
          <table:table-cell office:value-type="float" office:value="1095.681519">
            <text:p>1095.681519</text:p>
          </table:table-cell>
          <table:table-cell office:value-type="float" office:value="882">
            <text:p>882</text:p>
          </table:table-cell>
          <table:table-cell office:value-type="float" office:value="-1331">
            <text:p>-1331</text:p>
          </table:table-cell>
          <table:table-cell office:value-type="float" office:value="720083">
            <text:p>720083</text:p>
          </table:table-cell>
          <table:table-cell office:value-type="float" office:value="622436">
            <text:p>622436</text:p>
          </table:table-cell>
          <table:table-cell office:value-type="float" office:value="952016.4375">
            <text:p>952016.4375</text:p>
          </table:table-cell>
          <table:table-cell office:value-type="float" office:value="-3.232949">
            <text:p>-3.232949</text:p>
          </table:table-cell>
          <table:table-cell office:value-type="float" office:value="-2.116779">
            <text:p>-2.116779</text:p>
          </table:table-cell>
          <table:table-cell office:value-type="float" office:value="34.524834">
            <text:p>34.524834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float" office:value="3072059">
            <text:p>3072059</text:p>
          </table:table-cell>
          <table:table-cell office:value-type="float" office:value="28">
            <text:p>28</text:p>
          </table:table-cell>
          <table:table-cell office:value-type="float" office:value="25228">
            <text:p>25228</text:p>
          </table:table-cell>
          <table:table-cell table:formula="of:=[.D159]-[.$D$2]" office:value-type="float" office:value="1240">
            <text:p>1240</text:p>
          </table:table-cell>
          <table:table-cell office:value-type="float" office:value="89999.023438">
            <text:p>89999.023438</text:p>
          </table:table-cell>
          <table:table-cell office:value-type="float" office:value="-0.005">
            <text:p>-0.005</text:p>
          </table:table-cell>
          <table:table-cell office:value-type="float" office:value="-0.001865">
            <text:p>-0.001865</text:p>
          </table:table-cell>
          <table:table-cell office:value-type="float" office:value="62.695248">
            <text:p>62.695248</text:p>
          </table:table-cell>
          <table:table-cell office:value-type="float" office:value="-0.002">
            <text:p>-0.002</text:p>
          </table:table-cell>
          <table:table-cell office:value-type="float" office:value="0.337582">
            <text:p>0.337582</text:p>
          </table:table-cell>
          <table:table-cell table:formula="of:=([.K159]+0.02)/60" office:value-type="float" office:value="0.0059597">
            <text:p>0.0059597</text:p>
          </table:table-cell>
          <table:table-cell office:value-type="float" office:value="16979.134766">
            <text:p>16979.134766</text:p>
          </table:table-cell>
          <table:table-cell office:value-type="float" office:value="-0.005">
            <text:p>-0.005</text:p>
          </table:table-cell>
          <table:table-cell office:value-type="float" office:value="-0.001865">
            <text:p>-0.001865</text:p>
          </table:table-cell>
          <table:table-cell table:formula="of:=([.O159]-0.02)/5" office:value-type="float" office:value="-0.004373">
            <text:p>-0.004373</text:p>
          </table:table-cell>
          <table:table-cell office:value-type="float" office:value="62.695248">
            <text:p>62.695248</text:p>
          </table:table-cell>
          <table:table-cell office:value-type="float" office:value="854">
            <text:p>854</text:p>
          </table:table-cell>
          <table:table-cell office:value-type="float" office:value="-1328">
            <text:p>-1328</text:p>
          </table:table-cell>
          <table:table-cell office:value-type="float" office:value="706983">
            <text:p>706983</text:p>
          </table:table-cell>
          <table:table-cell office:value-type="float" office:value="600876">
            <text:p>600876</text:p>
          </table:table-cell>
          <table:table-cell office:value-type="float" office:value="928045.1875">
            <text:p>928045.1875</text:p>
          </table:table-cell>
          <table:table-cell office:value-type="float" office:value="-3.237949">
            <text:p>-3.237949</text:p>
          </table:table-cell>
          <table:table-cell office:value-type="float" office:value="-2.118644">
            <text:p>-2.118644</text:p>
          </table:table-cell>
          <table:table-cell office:value-type="float" office:value="34.56834">
            <text:p>34.56834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float" office:value="3073059">
            <text:p>3073059</text:p>
          </table:table-cell>
          <table:table-cell office:value-type="float" office:value="29">
            <text:p>29</text:p>
          </table:table-cell>
          <table:table-cell office:value-type="float" office:value="25527">
            <text:p>25527</text:p>
          </table:table-cell>
          <table:table-cell table:formula="of:=[.D160]-[.$D$2]" office:value-type="float" office:value="1539">
            <text:p>1539</text:p>
          </table:table-cell>
          <table:table-cell office:value-type="float" office:value="87924.140625">
            <text:p>87924.140625</text:p>
          </table:table-cell>
          <table:table-cell office:value-type="float" office:value="-0.007632">
            <text:p>-0.007632</text:p>
          </table:table-cell>
          <table:table-cell office:value-type="float" office:value="0.013456">
            <text:p>0.013456</text:p>
          </table:table-cell>
          <table:table-cell office:value-type="float" office:value="276.324646">
            <text:p>276.324646</text:p>
          </table:table-cell>
          <table:table-cell office:value-type="float" office:value="0.001">
            <text:p>0.001</text:p>
          </table:table-cell>
          <table:table-cell office:value-type="float" office:value="0.299275">
            <text:p>0.299275</text:p>
          </table:table-cell>
          <table:table-cell table:formula="of:=([.K160]+0.02)/60" office:value-type="float" office:value="0.00532125">
            <text:p>0.00532125</text:p>
          </table:table-cell>
          <table:table-cell office:value-type="float" office:value="29827.572266">
            <text:p>29827.572266</text:p>
          </table:table-cell>
          <table:table-cell office:value-type="float" office:value="-0.007632">
            <text:p>-0.007632</text:p>
          </table:table-cell>
          <table:table-cell office:value-type="float" office:value="0.013456">
            <text:p>0.013456</text:p>
          </table:table-cell>
          <table:table-cell table:formula="of:=([.O160]-0.02)/5" office:value-type="float" office:value="-0.0013088">
            <text:p>-0.0013088</text:p>
          </table:table-cell>
          <table:table-cell office:value-type="float" office:value="276.324646">
            <text:p>276.324646</text:p>
          </table:table-cell>
          <table:table-cell office:value-type="float" office:value="825">
            <text:p>825</text:p>
          </table:table-cell>
          <table:table-cell office:value-type="float" office:value="-1325">
            <text:p>-1325</text:p>
          </table:table-cell>
          <table:table-cell office:value-type="float" office:value="693687">
            <text:p>693687</text:p>
          </table:table-cell>
          <table:table-cell office:value-type="float" office:value="579085">
            <text:p>579085</text:p>
          </table:table-cell>
          <table:table-cell office:value-type="float" office:value="903843.75">
            <text:p>903843.75</text:p>
          </table:table-cell>
          <table:table-cell office:value-type="float" office:value="-3.245581">
            <text:p>-3.245581</text:p>
          </table:table-cell>
          <table:table-cell office:value-type="float" office:value="-2.105188">
            <text:p>-2.105188</text:p>
          </table:table-cell>
          <table:table-cell office:value-type="float" office:value="35.136799">
            <text:p>35.136799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float" office:value="3074059">
            <text:p>3074059</text:p>
          </table:table-cell>
          <table:table-cell office:value-type="float" office:value="31">
            <text:p>31</text:p>
          </table:table-cell>
          <table:table-cell office:value-type="float" office:value="25379">
            <text:p>25379</text:p>
          </table:table-cell>
          <table:table-cell table:formula="of:=[.D161]-[.$D$2]" office:value-type="float" office:value="1391">
            <text:p>1391</text:p>
          </table:table-cell>
          <table:table-cell office:value-type="float" office:value="81766.320313">
            <text:p>81766.320313</text:p>
          </table:table-cell>
          <table:table-cell office:value-type="float" office:value="-0.002541">
            <text:p>-0.002541</text:p>
          </table:table-cell>
          <table:table-cell office:value-type="float" office:value="0.022783">
            <text:p>0.022783</text:p>
          </table:table-cell>
          <table:table-cell office:value-type="float" office:value="996.603271">
            <text:p>996.603271</text:p>
          </table:table-cell>
          <table:table-cell office:value-type="float" office:value="0.002">
            <text:p>0.002</text:p>
          </table:table-cell>
          <table:table-cell office:value-type="float" office:value="-0.148441">
            <text:p>-0.148441</text:p>
          </table:table-cell>
          <table:table-cell table:formula="of:=([.K161]+0.02)/60" office:value-type="float" office:value="-0.00214068333333333">
            <text:p>-0.0021406833</text:p>
          </table:table-cell>
          <table:table-cell office:value-type="float" office:value="7522.024414">
            <text:p>7522.024414</text:p>
          </table:table-cell>
          <table:table-cell office:value-type="float" office:value="-0.002541">
            <text:p>-0.002541</text:p>
          </table:table-cell>
          <table:table-cell office:value-type="float" office:value="0.022783">
            <text:p>0.022783</text:p>
          </table:table-cell>
          <table:table-cell table:formula="of:=([.O161]-0.02)/5" office:value-type="float" office:value="0.000556599999999999">
            <text:p>0.0005566</text:p>
          </table:table-cell>
          <table:table-cell office:value-type="float" office:value="996.603271">
            <text:p>996.603271</text:p>
          </table:table-cell>
          <table:table-cell office:value-type="float" office:value="794">
            <text:p>794</text:p>
          </table:table-cell>
          <table:table-cell office:value-type="float" office:value="-1322">
            <text:p>-1322</text:p>
          </table:table-cell>
          <table:table-cell office:value-type="float" office:value="680761">
            <text:p>680761</text:p>
          </table:table-cell>
          <table:table-cell office:value-type="float" office:value="557245">
            <text:p>557245</text:p>
          </table:table-cell>
          <table:table-cell office:value-type="float" office:value="879972.875">
            <text:p>879972.875</text:p>
          </table:table-cell>
          <table:table-cell office:value-type="float" office:value="-3.248122">
            <text:p>-3.248122</text:p>
          </table:table-cell>
          <table:table-cell office:value-type="float" office:value="-2.082405">
            <text:p>-2.082405</text:p>
          </table:table-cell>
          <table:table-cell office:value-type="float" office:value="35.88895">
            <text:p>35.88895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float" office:value="3075059">
            <text:p>3075059</text:p>
          </table:table-cell>
          <table:table-cell office:value-type="float" office:value="31">
            <text:p>31</text:p>
          </table:table-cell>
          <table:table-cell office:value-type="float" office:value="25326">
            <text:p>25326</text:p>
          </table:table-cell>
          <table:table-cell table:formula="of:=[.D162]-[.$D$2]" office:value-type="float" office:value="1338">
            <text:p>1338</text:p>
          </table:table-cell>
          <table:table-cell office:value-type="float" office:value="81596.414063">
            <text:p>81596.414063</text:p>
          </table:table-cell>
          <table:table-cell office:value-type="float" office:value="0.002541">
            <text:p>0.002541</text:p>
          </table:table-cell>
          <table:table-cell office:value-type="float" office:value="0.026513">
            <text:p>0.026513</text:p>
          </table:table-cell>
          <table:table-cell office:value-type="float" office:value="943.415527">
            <text:p>943.415527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K162]+0.02)/60" office:value-type="float" office:value="-0.000544533333333333">
            <text:p>-0.0005445333</text:p>
          </table:table-cell>
          <table:table-cell office:value-type="float" office:value="100">
            <text:p>100</text:p>
          </table:table-cell>
          <table:table-cell office:value-type="float" office:value="0.002541">
            <text:p>0.002541</text:p>
          </table:table-cell>
          <table:table-cell office:value-type="float" office:value="0.026513">
            <text:p>0.026513</text:p>
          </table:table-cell>
          <table:table-cell table:formula="of:=([.O162]-0.02)/5" office:value-type="float" office:value="0.0013026">
            <text:p>0.0013026</text:p>
          </table:table-cell>
          <table:table-cell office:value-type="float" office:value="943.415527">
            <text:p>943.415527</text:p>
          </table:table-cell>
          <table:table-cell office:value-type="float" office:value="763">
            <text:p>763</text:p>
          </table:table-cell>
          <table:table-cell office:value-type="float" office:value="-1319">
            <text:p>-1319</text:p>
          </table:table-cell>
          <table:table-cell office:value-type="float" office:value="668362">
            <text:p>668362</text:p>
          </table:table-cell>
          <table:table-cell office:value-type="float" office:value="535162">
            <text:p>535162</text:p>
          </table:table-cell>
          <table:table-cell office:value-type="float" office:value="856446.3125">
            <text:p>856446.3125</text:p>
          </table:table-cell>
          <table:table-cell office:value-type="float" office:value="-3.245581">
            <text:p>-3.245581</text:p>
          </table:table-cell>
          <table:table-cell office:value-type="float" office:value="-2.055892">
            <text:p>-2.055892</text:p>
          </table:table-cell>
          <table:table-cell office:value-type="float" office:value="36.655655">
            <text:p>36.655655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float" office:value="3076059">
            <text:p>3076059</text:p>
          </table:table-cell>
          <table:table-cell office:value-type="float" office:value="28">
            <text:p>28</text:p>
          </table:table-cell>
          <table:table-cell office:value-type="float" office:value="25618">
            <text:p>25618</text:p>
          </table:table-cell>
          <table:table-cell table:formula="of:=[.D163]-[.$D$2]" office:value-type="float" office:value="1630">
            <text:p>1630</text:p>
          </table:table-cell>
          <table:table-cell office:value-type="float" office:value="91392.78125">
            <text:p>91392.78125</text:p>
          </table:table-cell>
          <table:table-cell office:value-type="float" office:value="-0.01">
            <text:p>-0.01</text:p>
          </table:table-cell>
          <table:table-cell office:value-type="float" office:value="0.005063">
            <text:p>0.005063</text:p>
          </table:table-cell>
          <table:table-cell office:value-type="float" office:value="150.627869">
            <text:p>150.627869</text:p>
          </table:table-cell>
          <table:table-cell office:value-type="float" office:value="-0.003">
            <text:p>-0.003</text:p>
          </table:table-cell>
          <table:table-cell office:value-type="float" office:value="0.292093">
            <text:p>0.292093</text:p>
          </table:table-cell>
          <table:table-cell table:formula="of:=([.K163]+0.02)/60" office:value-type="float" office:value="0.00520155">
            <text:p>0.00520155</text:p>
          </table:table-cell>
          <table:table-cell office:value-type="float" office:value="9836.424805">
            <text:p>9836.424805</text:p>
          </table:table-cell>
          <table:table-cell office:value-type="float" office:value="-0.01">
            <text:p>-0.01</text:p>
          </table:table-cell>
          <table:table-cell office:value-type="float" office:value="0.005063">
            <text:p>0.005063</text:p>
          </table:table-cell>
          <table:table-cell table:formula="of:=([.O163]-0.02)/5" office:value-type="float" office:value="-0.0029874">
            <text:p>-0.0029874</text:p>
          </table:table-cell>
          <table:table-cell office:value-type="float" office:value="150.627869">
            <text:p>150.627869</text:p>
          </table:table-cell>
          <table:table-cell office:value-type="float" office:value="735">
            <text:p>735</text:p>
          </table:table-cell>
          <table:table-cell office:value-type="float" office:value="-1316">
            <text:p>-1316</text:p>
          </table:table-cell>
          <table:table-cell office:value-type="float" office:value="656417">
            <text:p>656417</text:p>
          </table:table-cell>
          <table:table-cell office:value-type="float" office:value="512500">
            <text:p>512500</text:p>
          </table:table-cell>
          <table:table-cell office:value-type="float" office:value="833022.0625">
            <text:p>833022.0625</text:p>
          </table:table-cell>
          <table:table-cell office:value-type="float" office:value="-3.255581">
            <text:p>-3.255581</text:p>
          </table:table-cell>
          <table:table-cell office:value-type="float" office:value="-2.050829">
            <text:p>-2.050829</text:p>
          </table:table-cell>
          <table:table-cell office:value-type="float" office:value="37.005737">
            <text:p>37.005737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float" office:value="3077059">
            <text:p>3077059</text:p>
          </table:table-cell>
          <table:table-cell office:value-type="float" office:value="27">
            <text:p>27</text:p>
          </table:table-cell>
          <table:table-cell office:value-type="float" office:value="25814">
            <text:p>25814</text:p>
          </table:table-cell>
          <table:table-cell table:formula="of:=[.D164]-[.$D$2]" office:value-type="float" office:value="1826">
            <text:p>1826</text:p>
          </table:table-cell>
          <table:table-cell office:value-type="float" office:value="95508.539063">
            <text:p>95508.539063</text:p>
          </table:table-cell>
          <table:table-cell office:value-type="float" office:value="-0.002547">
            <text:p>-0.002547</text:p>
          </table:table-cell>
          <table:table-cell office:value-type="float" office:value="0.002398">
            <text:p>0.002398</text:p>
          </table:table-cell>
          <table:table-cell office:value-type="float" office:value="194.150085">
            <text:p>194.150085</text:p>
          </table:table-cell>
          <table:table-cell office:value-type="float" office:value="-0.001">
            <text:p>-0.001</text:p>
          </table:table-cell>
          <table:table-cell office:value-type="float" office:value="0.196325">
            <text:p>0.196325</text:p>
          </table:table-cell>
          <table:table-cell table:formula="of:=([.K164]+0.02)/60" office:value-type="float" office:value="0.00360541666666667">
            <text:p>0.0036054167</text:p>
          </table:table-cell>
          <table:table-cell office:value-type="float" office:value="19732.451172">
            <text:p>19732.451172</text:p>
          </table:table-cell>
          <table:table-cell office:value-type="float" office:value="-0.002547">
            <text:p>-0.002547</text:p>
          </table:table-cell>
          <table:table-cell office:value-type="float" office:value="0.002398">
            <text:p>0.002398</text:p>
          </table:table-cell>
          <table:table-cell table:formula="of:=([.O164]-0.02)/5" office:value-type="float" office:value="-0.0035204">
            <text:p>-0.0035204</text:p>
          </table:table-cell>
          <table:table-cell office:value-type="float" office:value="194.150101">
            <text:p>194.150101</text:p>
          </table:table-cell>
          <table:table-cell office:value-type="float" office:value="708">
            <text:p>708</text:p>
          </table:table-cell>
          <table:table-cell office:value-type="float" office:value="-1313">
            <text:p>-1313</text:p>
          </table:table-cell>
          <table:table-cell office:value-type="float" office:value="644496">
            <text:p>644496</text:p>
          </table:table-cell>
          <table:table-cell office:value-type="float" office:value="489603">
            <text:p>489603</text:p>
          </table:table-cell>
          <table:table-cell office:value-type="float" office:value="809605.75">
            <text:p>809605.75</text:p>
          </table:table-cell>
          <table:table-cell office:value-type="float" office:value="-3.258128">
            <text:p>-3.258128</text:p>
          </table:table-cell>
          <table:table-cell office:value-type="float" office:value="-2.048431">
            <text:p>-2.048431</text:p>
          </table:table-cell>
          <table:table-cell office:value-type="float" office:value="37.128597">
            <text:p>37.128597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float" office:value="3078059">
            <text:p>3078059</text:p>
          </table:table-cell>
          <table:table-cell office:value-type="float" office:value="26">
            <text:p>26</text:p>
          </table:table-cell>
          <table:table-cell office:value-type="float" office:value="26135">
            <text:p>26135</text:p>
          </table:table-cell>
          <table:table-cell table:formula="of:=[.D165]-[.$D$2]" office:value-type="float" office:value="2147">
            <text:p>2147</text:p>
          </table:table-cell>
          <table:table-cell office:value-type="float" office:value="100419.726563">
            <text:p>100419.726563</text:p>
          </table:table-cell>
          <table:table-cell office:value-type="float" office:value="-0.01">
            <text:p>-0.01</text:p>
          </table:table-cell>
          <table:table-cell office:value-type="float" office:value="-0.014522">
            <text:p>-0.014522</text:p>
          </table:table-cell>
          <table:table-cell office:value-type="float" office:value="45.222054">
            <text:p>45.222054</text:p>
          </table:table-cell>
          <table:table-cell office:value-type="float" office:value="-0.001">
            <text:p>-0.001</text:p>
          </table:table-cell>
          <table:table-cell office:value-type="float" office:value="0.320823">
            <text:p>0.320823</text:p>
          </table:table-cell>
          <table:table-cell table:formula="of:=([.K165]+0.02)/60" office:value-type="float" office:value="0.00568038333333333">
            <text:p>0.0056803833</text:p>
          </table:table-cell>
          <table:table-cell office:value-type="float" office:value="32182.292969">
            <text:p>32182.292969</text:p>
          </table:table-cell>
          <table:table-cell office:value-type="float" office:value="-0.01">
            <text:p>-0.01</text:p>
          </table:table-cell>
          <table:table-cell office:value-type="float" office:value="-0.014522">
            <text:p>-0.014522</text:p>
          </table:table-cell>
          <table:table-cell table:formula="of:=([.O165]-0.02)/5" office:value-type="float" office:value="-0.0069044">
            <text:p>-0.0069044</text:p>
          </table:table-cell>
          <table:table-cell office:value-type="float" office:value="45.222054">
            <text:p>45.222054</text:p>
          </table:table-cell>
          <table:table-cell office:value-type="float" office:value="682">
            <text:p>682</text:p>
          </table:table-cell>
          <table:table-cell office:value-type="float" office:value="-1310">
            <text:p>-1310</text:p>
          </table:table-cell>
          <table:table-cell office:value-type="float" office:value="632482">
            <text:p>632482</text:p>
          </table:table-cell>
          <table:table-cell office:value-type="float" office:value="466393">
            <text:p>466393</text:p>
          </table:table-cell>
          <table:table-cell office:value-type="float" office:value="786077.1875">
            <text:p>786077.1875</text:p>
          </table:table-cell>
          <table:table-cell office:value-type="float" office:value="-3.268128">
            <text:p>-3.268128</text:p>
          </table:table-cell>
          <table:table-cell office:value-type="float" office:value="-2.062953">
            <text:p>-2.062953</text:p>
          </table:table-cell>
          <table:table-cell office:value-type="float" office:value="36.876614">
            <text:p>36.876614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float" office:value="3079059">
            <text:p>3079059</text:p>
          </table:table-cell>
          <table:table-cell office:value-type="float" office:value="28">
            <text:p>28</text:p>
          </table:table-cell>
          <table:table-cell office:value-type="float" office:value="25886">
            <text:p>25886</text:p>
          </table:table-cell>
          <table:table-cell table:formula="of:=[.D166]-[.$D$2]" office:value-type="float" office:value="1898">
            <text:p>1898</text:p>
          </table:table-cell>
          <table:table-cell office:value-type="float" office:value="92350.46875">
            <text:p>92350.46875</text:p>
          </table:table-cell>
          <table:table-cell office:value-type="float" office:value="-0.005">
            <text:p>-0.005</text:p>
          </table:table-cell>
          <table:table-cell office:value-type="float" office:value="0.01279">
            <text:p>0.01279</text:p>
          </table:table-cell>
          <table:table-cell office:value-type="float" office:value="355.803955">
            <text:p>355.803955</text:p>
          </table:table-cell>
          <table:table-cell office:value-type="float" office:value="0.002">
            <text:p>0.002</text:p>
          </table:table-cell>
          <table:table-cell office:value-type="float" office:value="-0.248997">
            <text:p>-0.248997</text:p>
          </table:table-cell>
          <table:table-cell table:formula="of:=([.K166]+0.02)/60" office:value-type="float" office:value="-0.00381661666666667">
            <text:p>-0.0038166167</text:p>
          </table:table-cell>
          <table:table-cell office:value-type="float" office:value="12549.844727">
            <text:p>12549.844727</text:p>
          </table:table-cell>
          <table:table-cell office:value-type="float" office:value="-0.005">
            <text:p>-0.005</text:p>
          </table:table-cell>
          <table:table-cell office:value-type="float" office:value="0.01279">
            <text:p>0.01279</text:p>
          </table:table-cell>
          <table:table-cell table:formula="of:=([.O166]-0.02)/5" office:value-type="float" office:value="-0.001442">
            <text:p>-0.001442</text:p>
          </table:table-cell>
          <table:table-cell office:value-type="float" office:value="355.803955">
            <text:p>355.803955</text:p>
          </table:table-cell>
          <table:table-cell office:value-type="float" office:value="654">
            <text:p>654</text:p>
          </table:table-cell>
          <table:table-cell office:value-type="float" office:value="-1306">
            <text:p>-1306</text:p>
          </table:table-cell>
          <table:table-cell office:value-type="float" office:value="620250">
            <text:p>620250</text:p>
          </table:table-cell>
          <table:table-cell office:value-type="float" office:value="443579">
            <text:p>443579</text:p>
          </table:table-cell>
          <table:table-cell office:value-type="float" office:value="762772.5">
            <text:p>762772.5</text:p>
          </table:table-cell>
          <table:table-cell office:value-type="float" office:value="-3.273128">
            <text:p>-3.273128</text:p>
          </table:table-cell>
          <table:table-cell office:value-type="float" office:value="-2.050163">
            <text:p>-2.050163</text:p>
          </table:table-cell>
          <table:table-cell office:value-type="float" office:value="37.363804">
            <text:p>37.363804</text:p>
          </table:table-cell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float" office:value="3080059">
            <text:p>3080059</text:p>
          </table:table-cell>
          <table:table-cell office:value-type="float" office:value="30">
            <text:p>30</text:p>
          </table:table-cell>
          <table:table-cell office:value-type="float" office:value="25867">
            <text:p>25867</text:p>
          </table:table-cell>
          <table:table-cell table:formula="of:=[.D167]-[.$D$2]" office:value-type="float" office:value="1879">
            <text:p>1879</text:p>
          </table:table-cell>
          <table:table-cell office:value-type="float" office:value="86123.257813">
            <text:p>86123.257813</text:p>
          </table:table-cell>
          <table:table-cell office:value-type="float" office:value="-0.005">
            <text:p>-0.005</text:p>
          </table:table-cell>
          <table:table-cell office:value-type="float" office:value="0.029577">
            <text:p>0.029577</text:p>
          </table:table-cell>
          <table:table-cell office:value-type="float" office:value="691.546753">
            <text:p>691.546753</text:p>
          </table:table-cell>
          <table:table-cell office:value-type="float" office:value="0.002">
            <text:p>0.002</text:p>
          </table:table-cell>
          <table:table-cell office:value-type="float" office:value="-0.019154">
            <text:p>-0.019154</text:p>
          </table:table-cell>
          <table:table-cell table:formula="of:=([.K167]+0.02)/60" office:value-type="float" office:value="0.0000141">
            <text:p>0.0000141</text:p>
          </table:table-cell>
          <table:table-cell office:value-type="float" office:value="1057.680542">
            <text:p>1057.680542</text:p>
          </table:table-cell>
          <table:table-cell office:value-type="float" office:value="-0.005">
            <text:p>-0.005</text:p>
          </table:table-cell>
          <table:table-cell office:value-type="float" office:value="0.029577">
            <text:p>0.029577</text:p>
          </table:table-cell>
          <table:table-cell table:formula="of:=([.O167]-0.02)/5" office:value-type="float" office:value="0.0019154">
            <text:p>0.0019154</text:p>
          </table:table-cell>
          <table:table-cell office:value-type="float" office:value="691.546753">
            <text:p>691.546753</text:p>
          </table:table-cell>
          <table:table-cell office:value-type="float" office:value="624">
            <text:p>624</text:p>
          </table:table-cell>
          <table:table-cell office:value-type="float" office:value="-1302">
            <text:p>-1302</text:p>
          </table:table-cell>
          <table:table-cell office:value-type="float" office:value="608320">
            <text:p>608320</text:p>
          </table:table-cell>
          <table:table-cell office:value-type="float" office:value="420628">
            <text:p>420628</text:p>
          </table:table-cell>
          <table:table-cell office:value-type="float" office:value="739810.375">
            <text:p>739810.375</text:p>
          </table:table-cell>
          <table:table-cell office:value-type="float" office:value="-3.278128">
            <text:p>-3.278128</text:p>
          </table:table-cell>
          <table:table-cell office:value-type="float" office:value="-2.020586">
            <text:p>-2.020586</text:p>
          </table:table-cell>
          <table:table-cell office:value-type="float" office:value="38.361603">
            <text:p>38.361603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float" office:value="3085059">
            <text:p>3085059</text:p>
          </table:table-cell>
          <table:table-cell office:value-type="float" office:value="30">
            <text:p>30</text:p>
          </table:table-cell>
          <table:table-cell office:value-type="float" office:value="138433">
            <text:p>138433</text:p>
          </table:table-cell>
          <table:table-cell table:formula="of:=[.D168]-[.$D$2]" office:value-type="float" office:value="114445">
            <text:p>114445</text:p>
          </table:table-cell>
          <table:table-cell office:value-type="float" office:value="461342.875">
            <text:p>461342.875</text:p>
          </table:table-cell>
          <table:table-cell office:value-type="float" office:value="-0.002542">
            <text:p>-0.002542</text:p>
          </table:table-cell>
          <table:table-cell office:value-type="float" office:value="0.071279">
            <text:p>0.071279</text:p>
          </table:table-cell>
          <table:table-cell office:value-type="float" office:value="2903.629395">
            <text:p>2903.629395</text:p>
          </table:table-cell>
          <table:table-cell office:value-type="float" office:value="-0.0048">
            <text:p>-0.0048</text:p>
          </table:table-cell>
          <table:table-cell office:value-type="float" office:value="0.363919">
            <text:p>0.363919</text:p>
          </table:table-cell>
          <table:table-cell table:formula="of:=([.K168]+0.02)/60" office:value-type="float" office:value="0.00639865">
            <text:p>0.00639865</text:p>
          </table:table-cell>
          <table:table-cell office:value-type="float" office:value="7681.638184">
            <text:p>7681.638184</text:p>
          </table:table-cell>
          <table:table-cell office:value-type="float" office:value="-0.000508">
            <text:p>-0.000508</text:p>
          </table:table-cell>
          <table:table-cell office:value-type="float" office:value="0.014256">
            <text:p>0.014256</text:p>
          </table:table-cell>
          <table:table-cell table:formula="of:=([.O168]-0.02)/5" office:value-type="float" office:value="-0.0011488">
            <text:p>-0.0011488</text:p>
          </table:table-cell>
          <table:table-cell office:value-type="float" office:value="2903.629395">
            <text:p>2903.629395</text:p>
          </table:table-cell>
          <table:table-cell office:value-type="float" office:value="594">
            <text:p>594</text:p>
          </table:table-cell>
          <table:table-cell office:value-type="float" office:value="-1298">
            <text:p>-1298</text:p>
          </table:table-cell>
          <table:table-cell office:value-type="float" office:value="548133">
            <text:p>548133</text:p>
          </table:table-cell>
          <table:table-cell office:value-type="float" office:value="295964">
            <text:p>295964</text:p>
          </table:table-cell>
          <table:table-cell office:value-type="float" office:value="623027.8125">
            <text:p>623027.8125</text:p>
          </table:table-cell>
          <table:table-cell office:value-type="float" office:value="-3.280671">
            <text:p>-3.280671</text:p>
          </table:table-cell>
          <table:table-cell office:value-type="float" office:value="-1.949307">
            <text:p>-1.949307</text:p>
          </table:table-cell>
          <table:table-cell office:value-type="float" office:value="40.582054">
            <text:p>40.582054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float" office:value="3086059">
            <text:p>3086059</text:p>
          </table:table-cell>
          <table:table-cell office:value-type="float" office:value="30">
            <text:p>30</text:p>
          </table:table-cell>
          <table:table-cell office:value-type="float" office:value="27667">
            <text:p>27667</text:p>
          </table:table-cell>
          <table:table-cell table:formula="of:=[.D169]-[.$D$2]" office:value-type="float" office:value="3679">
            <text:p>3679</text:p>
          </table:table-cell>
          <table:table-cell office:value-type="float" office:value="92124.726563">
            <text:p>92124.726563</text:p>
          </table:table-cell>
          <table:table-cell office:value-type="float" office:value="-0.002542">
            <text:p>-0.002542</text:p>
          </table:table-cell>
          <table:table-cell office:value-type="float" office:value="0.001599">
            <text:p>0.001599</text:p>
          </table:table-cell>
          <table:table-cell office:value-type="float" office:value="162.885147">
            <text:p>162.885147</text:p>
          </table:table-cell>
          <table:table-cell office:value-type="float" office:value="0.024">
            <text:p>0.024</text:p>
          </table:table-cell>
          <table:table-cell office:value-type="float" office:value="-0.019154">
            <text:p>-0.019154</text:p>
          </table:table-cell>
          <table:table-cell table:formula="of:=([.K169]+0.02)/60" office:value-type="float" office:value="0.0000141">
            <text:p>0.0000141</text:p>
          </table:table-cell>
          <table:table-cell office:value-type="float" office:value="179.806656">
            <text:p>179.806656</text:p>
          </table:table-cell>
          <table:table-cell office:value-type="float" office:value="-0.002542">
            <text:p>-0.002542</text:p>
          </table:table-cell>
          <table:table-cell office:value-type="float" office:value="0.001599">
            <text:p>0.001599</text:p>
          </table:table-cell>
          <table:table-cell table:formula="of:=([.O169]-0.02)/5" office:value-type="float" office:value="-0.0036802">
            <text:p>-0.0036802</text:p>
          </table:table-cell>
          <table:table-cell office:value-type="float" office:value="162.885147">
            <text:p>162.885147</text:p>
          </table:table-cell>
          <table:table-cell office:value-type="float" office:value="564">
            <text:p>564</text:p>
          </table:table-cell>
          <table:table-cell office:value-type="float" office:value="-1294">
            <text:p>-1294</text:p>
          </table:table-cell>
          <table:table-cell office:value-type="float" office:value="537909">
            <text:p>537909</text:p>
          </table:table-cell>
          <table:table-cell office:value-type="float" office:value="270255">
            <text:p>270255</text:p>
          </table:table-cell>
          <table:table-cell office:value-type="float" office:value="602061.875">
            <text:p>602061.875</text:p>
          </table:table-cell>
          <table:table-cell office:value-type="float" office:value="-3.283213">
            <text:p>-3.283213</text:p>
          </table:table-cell>
          <table:table-cell office:value-type="float" office:value="-1.947708">
            <text:p>-1.947708</text:p>
          </table:table-cell>
          <table:table-cell office:value-type="float" office:value="40.676758">
            <text:p>40.676758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float" office:value="3087059">
            <text:p>3087059</text:p>
          </table:table-cell>
          <table:table-cell office:value-type="float" office:value="27">
            <text:p>27</text:p>
          </table:table-cell>
          <table:table-cell office:value-type="float" office:value="28577">
            <text:p>28577</text:p>
          </table:table-cell>
          <table:table-cell table:formula="of:=[.D170]-[.$D$2]" office:value-type="float" office:value="4589">
            <text:p>4589</text:p>
          </table:table-cell>
          <table:table-cell office:value-type="float" office:value="105741.53125">
            <text:p>105741.53125</text:p>
          </table:table-cell>
          <table:table-cell office:value-type="float" office:value="-0.005">
            <text:p>-0.005</text:p>
          </table:table-cell>
          <table:table-cell office:value-type="float" office:value="0.023315">
            <text:p>0.023315</text:p>
          </table:table-cell>
          <table:table-cell office:value-type="float" office:value="566.309326">
            <text:p>566.309326</text:p>
          </table:table-cell>
          <table:table-cell office:value-type="float" office:value="-0.003">
            <text:p>-0.003</text:p>
          </table:table-cell>
          <table:table-cell office:value-type="float" office:value="0.909797">
            <text:p>0.909797</text:p>
          </table:table-cell>
          <table:table-cell table:formula="of:=([.K170]+0.02)/60" office:value-type="float" office:value="0.0154966166666667">
            <text:p>0.0154966167</text:p>
          </table:table-cell>
          <table:table-cell office:value-type="float" office:value="30426.568359">
            <text:p>30426.568359</text:p>
          </table:table-cell>
          <table:table-cell office:value-type="float" office:value="-0.005">
            <text:p>-0.005</text:p>
          </table:table-cell>
          <table:table-cell office:value-type="float" office:value="0.023315">
            <text:p>0.023315</text:p>
          </table:table-cell>
          <table:table-cell table:formula="of:=([.O170]-0.02)/5" office:value-type="float" office:value="0.000663">
            <text:p>0.000663</text:p>
          </table:table-cell>
          <table:table-cell office:value-type="float" office:value="566.309326">
            <text:p>566.309326</text:p>
          </table:table-cell>
          <table:table-cell office:value-type="float" office:value="537">
            <text:p>537</text:p>
          </table:table-cell>
          <table:table-cell office:value-type="float" office:value="-1290">
            <text:p>-1290</text:p>
          </table:table-cell>
          <table:table-cell office:value-type="float" office:value="527391">
            <text:p>527391</text:p>
          </table:table-cell>
          <table:table-cell office:value-type="float" office:value="243684">
            <text:p>243684</text:p>
          </table:table-cell>
          <table:table-cell office:value-type="float" office:value="581022.75">
            <text:p>581022.75</text:p>
          </table:table-cell>
          <table:table-cell office:value-type="float" office:value="-3.288213">
            <text:p>-3.288213</text:p>
          </table:table-cell>
          <table:table-cell office:value-type="float" office:value="-1.924393">
            <text:p>-1.924393</text:p>
          </table:table-cell>
          <table:table-cell office:value-type="float" office:value="41.476025">
            <text:p>41.476025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float" office:value="3088059">
            <text:p>3088059</text:p>
          </table:table-cell>
          <table:table-cell office:value-type="float" office:value="28">
            <text:p>28</text:p>
          </table:table-cell>
          <table:table-cell office:value-type="float" office:value="28089">
            <text:p>28089</text:p>
          </table:table-cell>
          <table:table-cell table:formula="of:=[.D171]-[.$D$2]" office:value-type="float" office:value="4101">
            <text:p>4101</text:p>
          </table:table-cell>
          <table:table-cell office:value-type="float" office:value="100217.132813">
            <text:p>100217.132813</text:p>
          </table:table-cell>
          <table:table-cell office:value-type="float" office:value="-0.002545">
            <text:p>-0.002545</text:p>
          </table:table-cell>
          <table:table-cell office:value-type="float" office:value="0.028645">
            <text:p>0.028645</text:p>
          </table:table-cell>
          <table:table-cell office:value-type="float" office:value="1225.328125">
            <text:p>1225.328125</text:p>
          </table:table-cell>
          <table:table-cell office:value-type="float" office:value="0.001">
            <text:p>0.001</text:p>
          </table:table-cell>
          <table:table-cell office:value-type="float" office:value="-0.488417">
            <text:p>-0.488417</text:p>
          </table:table-cell>
          <table:table-cell table:formula="of:=([.K171]+0.02)/60" office:value-type="float" office:value="-0.00780695">
            <text:p>-0.00780695</text:p>
          </table:table-cell>
          <table:table-cell office:value-type="float" office:value="48941.703125">
            <text:p>48941.703125</text:p>
          </table:table-cell>
          <table:table-cell office:value-type="float" office:value="-0.002545">
            <text:p>-0.002545</text:p>
          </table:table-cell>
          <table:table-cell office:value-type="float" office:value="0.028645">
            <text:p>0.028645</text:p>
          </table:table-cell>
          <table:table-cell table:formula="of:=([.O171]-0.02)/5" office:value-type="float" office:value="0.001729">
            <text:p>0.001729</text:p>
          </table:table-cell>
          <table:table-cell office:value-type="float" office:value="1225.328125">
            <text:p>1225.328125</text:p>
          </table:table-cell>
          <table:table-cell office:value-type="float" office:value="509">
            <text:p>509</text:p>
          </table:table-cell>
          <table:table-cell office:value-type="float" office:value="-1286">
            <text:p>-1286</text:p>
          </table:table-cell>
          <table:table-cell office:value-type="float" office:value="517665">
            <text:p>517665</text:p>
          </table:table-cell>
          <table:table-cell office:value-type="float" office:value="217333">
            <text:p>217333</text:p>
          </table:table-cell>
          <table:table-cell office:value-type="float" office:value="561466.5">
            <text:p>561466.5</text:p>
          </table:table-cell>
          <table:table-cell office:value-type="float" office:value="-3.290758">
            <text:p>-3.290758</text:p>
          </table:table-cell>
          <table:table-cell office:value-type="float" office:value="-1.895748">
            <text:p>-1.895748</text:p>
          </table:table-cell>
          <table:table-cell office:value-type="float" office:value="42.39175">
            <text:p>42.39175</text:p>
          </table:table-cell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float" office:value="3089059">
            <text:p>3089059</text:p>
          </table:table-cell>
          <table:table-cell office:value-type="float" office:value="28">
            <text:p>28</text:p>
          </table:table-cell>
          <table:table-cell office:value-type="float" office:value="28383">
            <text:p>28383</text:p>
          </table:table-cell>
          <table:table-cell table:formula="of:=[.D172]-[.$D$2]" office:value-type="float" office:value="4395">
            <text:p>4395</text:p>
          </table:table-cell>
          <table:table-cell office:value-type="float" office:value="101268.867188">
            <text:p>101268.867188</text:p>
          </table:table-cell>
          <table:table-cell office:value-type="float" office:value="-0.007636">
            <text:p>-0.007636</text:p>
          </table:table-cell>
          <table:table-cell office:value-type="float" office:value="0.002531">
            <text:p>0.002531</text:p>
          </table:table-cell>
          <table:table-cell office:value-type="float" office:value="133.1492">
            <text:p>133.1492</text:p>
          </table:table-cell>
          <table:table-cell office:value-type="float" office:value="0">
            <text:p>0</text:p>
          </table:table-cell>
          <table:table-cell office:value-type="float" office:value="0.294487">
            <text:p>0.294487</text:p>
          </table:table-cell>
          <table:table-cell table:formula="of:=([.K172]+0.02)/60" office:value-type="float" office:value="0.00524145">
            <text:p>0.00524145</text:p>
          </table:table-cell>
          <table:table-cell office:value-type="float" office:value="100">
            <text:p>100</text:p>
          </table:table-cell>
          <table:table-cell office:value-type="float" office:value="-0.007636">
            <text:p>-0.007636</text:p>
          </table:table-cell>
          <table:table-cell office:value-type="float" office:value="0.002531">
            <text:p>0.002531</text:p>
          </table:table-cell>
          <table:table-cell table:formula="of:=([.O172]-0.02)/5" office:value-type="float" office:value="-0.0034938">
            <text:p>-0.0034938</text:p>
          </table:table-cell>
          <table:table-cell office:value-type="float" office:value="133.1492">
            <text:p>133.1492</text:p>
          </table:table-cell>
          <table:table-cell office:value-type="float" office:value="481">
            <text:p>481</text:p>
          </table:table-cell>
          <table:table-cell office:value-type="float" office:value="-1282">
            <text:p>-1282</text:p>
          </table:table-cell>
          <table:table-cell office:value-type="float" office:value="508603">
            <text:p>508603</text:p>
          </table:table-cell>
          <table:table-cell office:value-type="float" office:value="190435">
            <text:p>190435</text:p>
          </table:table-cell>
          <table:table-cell office:value-type="float" office:value="543086.9375">
            <text:p>543086.9375</text:p>
          </table:table-cell>
          <table:table-cell office:value-type="float" office:value="-3.298395">
            <text:p>-3.298395</text:p>
          </table:table-cell>
          <table:table-cell office:value-type="float" office:value="-1.893217">
            <text:p>-1.893217</text:p>
          </table:table-cell>
          <table:table-cell office:value-type="float" office:value="42.601871">
            <text:p>42.601871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float" office:value="3090059">
            <text:p>3090059</text:p>
          </table:table-cell>
          <table:table-cell office:value-type="float" office:value="28">
            <text:p>28</text:p>
          </table:table-cell>
          <table:table-cell office:value-type="float" office:value="28695">
            <text:p>28695</text:p>
          </table:table-cell>
          <table:table-cell table:formula="of:=[.D173]-[.$D$2]" office:value-type="float" office:value="4707">
            <text:p>4707</text:p>
          </table:table-cell>
          <table:table-cell office:value-type="float" office:value="102380.46875">
            <text:p>102380.46875</text:p>
          </table:table-cell>
          <table:table-cell office:value-type="float" office:value="-0.005">
            <text:p>-0.005</text:p>
          </table:table-cell>
          <table:table-cell office:value-type="float" office:value="0.029311">
            <text:p>0.029311</text:p>
          </table:table-cell>
          <table:table-cell office:value-type="float" office:value="686.217529">
            <text:p>686.217529</text:p>
          </table:table-cell>
          <table:table-cell office:value-type="float" office:value="0">
            <text:p>0</text:p>
          </table:table-cell>
          <table:table-cell office:value-type="float" office:value="0.311246">
            <text:p>0.311246</text:p>
          </table:table-cell>
          <table:table-cell table:formula="of:=([.K173]+0.02)/60" office:value-type="float" office:value="0.00552076666666667">
            <text:p>0.0055207667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29311">
            <text:p>0.029311</text:p>
          </table:table-cell>
          <table:table-cell table:formula="of:=([.O173]-0.02)/5" office:value-type="float" office:value="0.0018622">
            <text:p>0.0018622</text:p>
          </table:table-cell>
          <table:table-cell office:value-type="float" office:value="686.217529">
            <text:p>686.217529</text:p>
          </table:table-cell>
          <table:table-cell office:value-type="float" office:value="453">
            <text:p>453</text:p>
          </table:table-cell>
          <table:table-cell office:value-type="float" office:value="-1278">
            <text:p>-1278</text:p>
          </table:table-cell>
          <table:table-cell office:value-type="float" office:value="499511">
            <text:p>499511</text:p>
          </table:table-cell>
          <table:table-cell office:value-type="float" office:value="163219">
            <text:p>163219</text:p>
          </table:table-cell>
          <table:table-cell office:value-type="float" office:value="525469.4375">
            <text:p>525469.4375</text:p>
          </table:table-cell>
          <table:table-cell office:value-type="float" office:value="-3.303395">
            <text:p>-3.303395</text:p>
          </table:table-cell>
          <table:table-cell office:value-type="float" office:value="-1.863906">
            <text:p>-1.863906</text:p>
          </table:table-cell>
          <table:table-cell office:value-type="float" office:value="43.576042">
            <text:p>43.576042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float" office:value="3091059">
            <text:p>3091059</text:p>
          </table:table-cell>
          <table:table-cell office:value-type="float" office:value="28">
            <text:p>28</text:p>
          </table:table-cell>
          <table:table-cell office:value-type="float" office:value="29413">
            <text:p>29413</text:p>
          </table:table-cell>
          <table:table-cell table:formula="of:=[.D174]-[.$D$2]" office:value-type="float" office:value="5425">
            <text:p>5425</text:p>
          </table:table-cell>
          <table:table-cell office:value-type="float" office:value="104945.679688">
            <text:p>104945.679688</text:p>
          </table:table-cell>
          <table:table-cell office:value-type="float" office:value="-0.005">
            <text:p>-0.005</text:p>
          </table:table-cell>
          <table:table-cell office:value-type="float" office:value="0.002798">
            <text:p>0.002798</text:p>
          </table:table-cell>
          <table:table-cell office:value-type="float" office:value="155.957123">
            <text:p>155.957123</text:p>
          </table:table-cell>
          <table:table-cell office:value-type="float" office:value="0">
            <text:p>0</text:p>
          </table:table-cell>
          <table:table-cell office:value-type="float" office:value="0.718261">
            <text:p>0.718261</text:p>
          </table:table-cell>
          <table:table-cell table:formula="of:=([.K174]+0.02)/60" office:value-type="float" office:value="0.01230435">
            <text:p>0.01230435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02798">
            <text:p>0.002798</text:p>
          </table:table-cell>
          <table:table-cell table:formula="of:=([.O174]-0.02)/5" office:value-type="float" office:value="-0.0034404">
            <text:p>-0.0034404</text:p>
          </table:table-cell>
          <table:table-cell office:value-type="float" office:value="155.957123">
            <text:p>155.957123</text:p>
          </table:table-cell>
          <table:table-cell office:value-type="float" office:value="425">
            <text:p>425</text:p>
          </table:table-cell>
          <table:table-cell office:value-type="float" office:value="-1273">
            <text:p>-1273</text:p>
          </table:table-cell>
          <table:table-cell office:value-type="float" office:value="491013">
            <text:p>491013</text:p>
          </table:table-cell>
          <table:table-cell office:value-type="float" office:value="135061">
            <text:p>135061</text:p>
          </table:table-cell>
          <table:table-cell office:value-type="float" office:value="509179.28125">
            <text:p>509179.28125</text:p>
          </table:table-cell>
          <table:table-cell office:value-type="float" office:value="-3.308395">
            <text:p>-3.308395</text:p>
          </table:table-cell>
          <table:table-cell office:value-type="float" office:value="-1.861108">
            <text:p>-1.861108</text:p>
          </table:table-cell>
          <table:table-cell office:value-type="float" office:value="43.745888">
            <text:p>43.745888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float" office:value="3092059">
            <text:p>3092059</text:p>
          </table:table-cell>
          <table:table-cell office:value-type="float" office:value="30">
            <text:p>30</text:p>
          </table:table-cell>
          <table:table-cell office:value-type="float" office:value="29442">
            <text:p>29442</text:p>
          </table:table-cell>
          <table:table-cell table:formula="of:=[.D175]-[.$D$2]" office:value-type="float" office:value="5454">
            <text:p>5454</text:p>
          </table:table-cell>
          <table:table-cell office:value-type="float" office:value="98038.40625">
            <text:p>98038.40625</text:p>
          </table:table-cell>
          <table:table-cell office:value-type="float" office:value="-0.002542">
            <text:p>-0.002542</text:p>
          </table:table-cell>
          <table:table-cell office:value-type="float" office:value="0.041835">
            <text:p>0.041835</text:p>
          </table:table-cell>
          <table:table-cell office:value-type="float" office:value="1745.494629">
            <text:p>1745.494629</text:p>
          </table:table-cell>
          <table:table-cell office:value-type="float" office:value="0.002">
            <text:p>0.002</text:p>
          </table:table-cell>
          <table:table-cell office:value-type="float" office:value="0.02873">
            <text:p>0.02873</text:p>
          </table:table-cell>
          <table:table-cell table:formula="of:=([.K175]+0.02)/60" office:value-type="float" office:value="0.000812166666666667">
            <text:p>0.0008121667</text:p>
          </table:table-cell>
          <table:table-cell office:value-type="float" office:value="1336.522217">
            <text:p>1336.522217</text:p>
          </table:table-cell>
          <table:table-cell office:value-type="float" office:value="-0.002542">
            <text:p>-0.002542</text:p>
          </table:table-cell>
          <table:table-cell office:value-type="float" office:value="0.041835">
            <text:p>0.041835</text:p>
          </table:table-cell>
          <table:table-cell table:formula="of:=([.O175]-0.02)/5" office:value-type="float" office:value="0.004367">
            <text:p>0.004367</text:p>
          </table:table-cell>
          <table:table-cell office:value-type="float" office:value="1745.494629">
            <text:p>1745.494629</text:p>
          </table:table-cell>
          <table:table-cell office:value-type="float" office:value="395">
            <text:p>395</text:p>
          </table:table-cell>
          <table:table-cell office:value-type="float" office:value="-1268">
            <text:p>-1268</text:p>
          </table:table-cell>
          <table:table-cell office:value-type="float" office:value="482585">
            <text:p>482585</text:p>
          </table:table-cell>
          <table:table-cell office:value-type="float" office:value="106851">
            <text:p>106851</text:p>
          </table:table-cell>
          <table:table-cell office:value-type="float" office:value="494162.84375">
            <text:p>494162.84375</text:p>
          </table:table-cell>
          <table:table-cell office:value-type="float" office:value="-3.310937">
            <text:p>-3.310937</text:p>
          </table:table-cell>
          <table:table-cell office:value-type="float" office:value="-1.819274">
            <text:p>-1.819274</text:p>
          </table:table-cell>
          <table:table-cell office:value-type="float" office:value="45.052608">
            <text:p>45.052608</text:p>
          </table:table-cell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float" office:value="3093059">
            <text:p>3093059</text:p>
          </table:table-cell>
          <table:table-cell office:value-type="float" office:value="27">
            <text:p>27</text:p>
          </table:table-cell>
          <table:table-cell office:value-type="float" office:value="28987">
            <text:p>28987</text:p>
          </table:table-cell>
          <table:table-cell table:formula="of:=[.D176]-[.$D$2]" office:value-type="float" office:value="4999">
            <text:p>4999</text:p>
          </table:table-cell>
          <table:table-cell office:value-type="float" office:value="107257.859375">
            <text:p>107257.859375</text:p>
          </table:table-cell>
          <table:table-cell office:value-type="float" office:value="-0.005">
            <text:p>-0.005</text:p>
          </table:table-cell>
          <table:table-cell office:value-type="float" office:value="0.028778">
            <text:p>0.028778</text:p>
          </table:table-cell>
          <table:table-cell office:value-type="float" office:value="675.559021">
            <text:p>675.559021</text:p>
          </table:table-cell>
          <table:table-cell office:value-type="float" office:value="-0.003">
            <text:p>-0.003</text:p>
          </table:table-cell>
          <table:table-cell office:value-type="float" office:value="-0.454898">
            <text:p>-0.454898</text:p>
          </table:table-cell>
          <table:table-cell table:formula="of:=([.K176]+0.02)/60" office:value-type="float" office:value="-0.0072483">
            <text:p>-0.0072483</text:p>
          </table:table-cell>
          <table:table-cell office:value-type="float" office:value="15063.28418">
            <text:p>15063.28418</text:p>
          </table:table-cell>
          <table:table-cell office:value-type="float" office:value="-0.005">
            <text:p>-0.005</text:p>
          </table:table-cell>
          <table:table-cell office:value-type="float" office:value="0.028778">
            <text:p>0.028778</text:p>
          </table:table-cell>
          <table:table-cell table:formula="of:=([.O176]-0.02)/5" office:value-type="float" office:value="0.0017556">
            <text:p>0.0017556</text:p>
          </table:table-cell>
          <table:table-cell office:value-type="float" office:value="675.559021">
            <text:p>675.559021</text:p>
          </table:table-cell>
          <table:table-cell office:value-type="float" office:value="368">
            <text:p>368</text:p>
          </table:table-cell>
          <table:table-cell office:value-type="float" office:value="-1263">
            <text:p>-1263</text:p>
          </table:table-cell>
          <table:table-cell office:value-type="float" office:value="475456">
            <text:p>475456</text:p>
          </table:table-cell>
          <table:table-cell office:value-type="float" office:value="78755">
            <text:p>78755</text:p>
          </table:table-cell>
          <table:table-cell office:value-type="float" office:value="481779.5">
            <text:p>481779.5</text:p>
          </table:table-cell>
          <table:table-cell office:value-type="float" office:value="-3.315937">
            <text:p>-3.315937</text:p>
          </table:table-cell>
          <table:table-cell office:value-type="float" office:value="-1.790496">
            <text:p>-1.790496</text:p>
          </table:table-cell>
          <table:table-cell office:value-type="float" office:value="46.003334">
            <text:p>46.003334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float" office:value="3094059">
            <text:p>3094059</text:p>
          </table:table-cell>
          <table:table-cell office:value-type="float" office:value="28">
            <text:p>28</text:p>
          </table:table-cell>
          <table:table-cell office:value-type="float" office:value="29039">
            <text:p>29039</text:p>
          </table:table-cell>
          <table:table-cell table:formula="of:=[.D177]-[.$D$2]" office:value-type="float" office:value="5051">
            <text:p>5051</text:p>
          </table:table-cell>
          <table:table-cell office:value-type="float" office:value="103611.765625">
            <text:p>103611.765625</text:p>
          </table:table-cell>
          <table:table-cell office:value-type="float" office:value="-0.002545">
            <text:p>-0.002545</text:p>
          </table:table-cell>
          <table:table-cell office:value-type="float" office:value="0.014922">
            <text:p>0.014922</text:p>
          </table:table-cell>
          <table:table-cell office:value-type="float" office:value="686.217468">
            <text:p>686.217468</text:p>
          </table:table-cell>
          <table:table-cell office:value-type="float" office:value="0.001">
            <text:p>0.001</text:p>
          </table:table-cell>
          <table:table-cell office:value-type="float" office:value="0.052672">
            <text:p>0.052672</text:p>
          </table:table-cell>
          <table:table-cell table:formula="of:=([.K177]+0.02)/60" office:value-type="float" office:value="0.0012112">
            <text:p>0.0012112</text:p>
          </table:table-cell>
          <table:table-cell office:value-type="float" office:value="5167.243652">
            <text:p>5167.243652</text:p>
          </table:table-cell>
          <table:table-cell office:value-type="float" office:value="-0.002545">
            <text:p>-0.002545</text:p>
          </table:table-cell>
          <table:table-cell office:value-type="float" office:value="0.014922">
            <text:p>0.014922</text:p>
          </table:table-cell>
          <table:table-cell table:formula="of:=([.O177]-0.02)/5" office:value-type="float" office:value="-0.0010156">
            <text:p>-0.0010156</text:p>
          </table:table-cell>
          <table:table-cell office:value-type="float" office:value="686.217468">
            <text:p>686.217468</text:p>
          </table:table-cell>
          <table:table-cell office:value-type="float" office:value="340">
            <text:p>340</text:p>
          </table:table-cell>
          <table:table-cell office:value-type="float" office:value="-1258">
            <text:p>-1258</text:p>
          </table:table-cell>
          <table:table-cell office:value-type="float" office:value="469127">
            <text:p>469127</text:p>
          </table:table-cell>
          <table:table-cell office:value-type="float" office:value="50414">
            <text:p>50414</text:p>
          </table:table-cell>
          <table:table-cell office:value-type="float" office:value="471626.1875">
            <text:p>471626.1875</text:p>
          </table:table-cell>
          <table:table-cell office:value-type="float" office:value="-3.318483">
            <text:p>-3.318483</text:p>
          </table:table-cell>
          <table:table-cell office:value-type="float" office:value="-1.775574">
            <text:p>-1.775574</text:p>
          </table:table-cell>
          <table:table-cell office:value-type="float" office:value="46.494408">
            <text:p>46.494408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float" office:value="3095059">
            <text:p>3095059</text:p>
          </table:table-cell>
          <table:table-cell office:value-type="float" office:value="25">
            <text:p>25</text:p>
          </table:table-cell>
          <table:table-cell office:value-type="float" office:value="29207">
            <text:p>29207</text:p>
          </table:table-cell>
          <table:table-cell table:formula="of:=[.D178]-[.$D$2]" office:value-type="float" office:value="5219">
            <text:p>5219</text:p>
          </table:table-cell>
          <table:table-cell office:value-type="float" office:value="116727.5625">
            <text:p>116727.5625</text:p>
          </table:table-cell>
          <table:table-cell office:value-type="float" office:value="-0.015">
            <text:p>-0.015</text:p>
          </table:table-cell>
          <table:table-cell office:value-type="float" office:value="-0.069147">
            <text:p>-0.069147</text:p>
          </table:table-cell>
          <table:table-cell office:value-type="float" office:value="360.980072">
            <text:p>360.980072</text:p>
          </table:table-cell>
          <table:table-cell office:value-type="float" office:value="-0.003">
            <text:p>-0.003</text:p>
          </table:table-cell>
          <table:table-cell office:value-type="float" office:value="0.167594">
            <text:p>0.167594</text:p>
          </table:table-cell>
          <table:table-cell table:formula="of:=([.K178]+0.02)/60" office:value-type="float" office:value="0.00312656666666667">
            <text:p>0.0031265667</text:p>
          </table:table-cell>
          <table:table-cell office:value-type="float" office:value="5686.470215">
            <text:p>5686.470215</text:p>
          </table:table-cell>
          <table:table-cell office:value-type="float" office:value="-0.015">
            <text:p>-0.015</text:p>
          </table:table-cell>
          <table:table-cell office:value-type="float" office:value="-0.069147">
            <text:p>-0.069147</text:p>
          </table:table-cell>
          <table:table-cell table:formula="of:=([.O178]-0.02)/5" office:value-type="float" office:value="-0.0178294">
            <text:p>-0.0178294</text:p>
          </table:table-cell>
          <table:table-cell office:value-type="float" office:value="360.980072">
            <text:p>360.980072</text:p>
          </table:table-cell>
          <table:table-cell office:value-type="float" office:value="315">
            <text:p>315</text:p>
          </table:table-cell>
          <table:table-cell office:value-type="float" office:value="-1254">
            <text:p>-1254</text:p>
          </table:table-cell>
          <table:table-cell office:value-type="float" office:value="463188">
            <text:p>463188</text:p>
          </table:table-cell>
          <table:table-cell office:value-type="float" office:value="21817">
            <text:p>21817</text:p>
          </table:table-cell>
          <table:table-cell office:value-type="float" office:value="463447.625">
            <text:p>463447.625</text:p>
          </table:table-cell>
          <table:table-cell office:value-type="float" office:value="-3.333483">
            <text:p>-3.333483</text:p>
          </table:table-cell>
          <table:table-cell office:value-type="float" office:value="-1.844721">
            <text:p>-1.844721</text:p>
          </table:table-cell>
          <table:table-cell office:value-type="float" office:value="44.660862">
            <text:p>44.660862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float" office:value="3096059">
            <text:p>3096059</text:p>
          </table:table-cell>
          <table:table-cell office:value-type="float" office:value="21">
            <text:p>21</text:p>
          </table:table-cell>
          <table:table-cell office:value-type="float" office:value="29317">
            <text:p>29317</text:p>
          </table:table-cell>
          <table:table-cell table:formula="of:=[.D179]-[.$D$2]" office:value-type="float" office:value="5329">
            <text:p>5329</text:p>
          </table:table-cell>
          <table:table-cell office:value-type="float" office:value="139504.875">
            <text:p>139504.875</text:p>
          </table:table-cell>
          <table:table-cell office:value-type="float" office:value="-0.043537">
            <text:p>-0.043537</text:p>
          </table:table-cell>
          <table:table-cell office:value-type="float" office:value="-0.191453">
            <text:p>-0.191453</text:p>
          </table:table-cell>
          <table:table-cell office:value-type="float" office:value="339.752655">
            <text:p>339.752655</text:p>
          </table:table-cell>
          <table:table-cell office:value-type="float" office:value="-0.004">
            <text:p>-0.004</text:p>
          </table:table-cell>
          <table:table-cell office:value-type="float" office:value="0.110133">
            <text:p>0.110133</text:p>
          </table:table-cell>
          <table:table-cell table:formula="of:=([.K179]+0.02)/60" office:value-type="float" office:value="0.00216888333333333">
            <text:p>0.0021688833</text:p>
          </table:table-cell>
          <table:table-cell office:value-type="float" office:value="2853.331299">
            <text:p>2853.331299</text:p>
          </table:table-cell>
          <table:table-cell office:value-type="float" office:value="-0.043537">
            <text:p>-0.043537</text:p>
          </table:table-cell>
          <table:table-cell office:value-type="float" office:value="-0.191453">
            <text:p>-0.191453</text:p>
          </table:table-cell>
          <table:table-cell table:formula="of:=([.O179]-0.02)/5" office:value-type="float" office:value="-0.0422906">
            <text:p>-0.0422906</text:p>
          </table:table-cell>
          <table:table-cell office:value-type="float" office:value="339.752686">
            <text:p>339.752686</text:p>
          </table:table-cell>
          <table:table-cell office:value-type="float" office:value="294">
            <text:p>294</text:p>
          </table:table-cell>
          <table:table-cell office:value-type="float" office:value="-1250">
            <text:p>-1250</text:p>
          </table:table-cell>
          <table:table-cell office:value-type="float" office:value="455257">
            <text:p>455257</text:p>
          </table:table-cell>
          <table:table-cell office:value-type="float" office:value="-6407">
            <text:p>-6407</text:p>
          </table:table-cell>
          <table:table-cell office:value-type="float" office:value="454992.21875">
            <text:p>454992.21875</text:p>
          </table:table-cell>
          <table:table-cell office:value-type="float" office:value="-3.377019">
            <text:p>-3.377019</text:p>
          </table:table-cell>
          <table:table-cell office:value-type="float" office:value="-2.036174">
            <text:p>-2.036174</text:p>
          </table:table-cell>
          <table:table-cell office:value-type="float" office:value="39.704994">
            <text:p>39.704994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float" office:value="3097059">
            <text:p>3097059</text:p>
          </table:table-cell>
          <table:table-cell office:value-type="float" office:value="17">
            <text:p>17</text:p>
          </table:table-cell>
          <table:table-cell office:value-type="float" office:value="29125">
            <text:p>29125</text:p>
          </table:table-cell>
          <table:table-cell table:formula="of:=[.D180]-[.$D$2]" office:value-type="float" office:value="5137">
            <text:p>5137</text:p>
          </table:table-cell>
          <table:table-cell office:value-type="float" office:value="171226.40625">
            <text:p>171226.40625</text:p>
          </table:table-cell>
          <table:table-cell office:value-type="float" office:value="-0.064394">
            <text:p>-0.064394</text:p>
          </table:table-cell>
          <table:table-cell office:value-type="float" office:value="-0.173467">
            <text:p>-0.173467</text:p>
          </table:table-cell>
          <table:table-cell office:value-type="float" office:value="169.384155">
            <text:p>169.384155</text:p>
          </table:table-cell>
          <table:table-cell office:value-type="float" office:value="-0.004">
            <text:p>-0.004</text:p>
          </table:table-cell>
          <table:table-cell office:value-type="float" office:value="-0.191536">
            <text:p>-0.191536</text:p>
          </table:table-cell>
          <table:table-cell table:formula="of:=([.K180]+0.02)/60" office:value-type="float" office:value="-0.00285893333333333">
            <text:p>-0.0028589333</text:p>
          </table:table-cell>
          <table:table-cell office:value-type="float" office:value="4688.404785">
            <text:p>4688.404785</text:p>
          </table:table-cell>
          <table:table-cell office:value-type="float" office:value="-0.064394">
            <text:p>-0.064394</text:p>
          </table:table-cell>
          <table:table-cell office:value-type="float" office:value="-0.173467">
            <text:p>-0.173467</text:p>
          </table:table-cell>
          <table:table-cell table:formula="of:=([.O180]-0.02)/5" office:value-type="float" office:value="-0.0386934">
            <text:p>-0.0386934</text:p>
          </table:table-cell>
          <table:table-cell office:value-type="float" office:value="169.384155">
            <text:p>169.384155</text:p>
          </table:table-cell>
          <table:table-cell office:value-type="float" office:value="277">
            <text:p>277</text:p>
          </table:table-cell>
          <table:table-cell office:value-type="float" office:value="-1246">
            <text:p>-1246</text:p>
          </table:table-cell>
          <table:table-cell office:value-type="float" office:value="442187">
            <text:p>442187</text:p>
          </table:table-cell>
          <table:table-cell office:value-type="float" office:value="-32435">
            <text:p>-32435</text:p>
          </table:table-cell>
          <table:table-cell office:value-type="float" office:value="443009.25">
            <text:p>443009.25</text:p>
          </table:table-cell>
          <table:table-cell office:value-type="float" office:value="-3.441413">
            <text:p>-3.441413</text:p>
          </table:table-cell>
          <table:table-cell office:value-type="float" office:value="-2.209641">
            <text:p>-2.209641</text:p>
          </table:table-cell>
          <table:table-cell office:value-type="float" office:value="35.792625">
            <text:p>35.792625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float" office:value="3098059">
            <text:p>3098059</text:p>
          </table:table-cell>
          <table:table-cell office:value-type="float" office:value="20">
            <text:p>20</text:p>
          </table:table-cell>
          <table:table-cell office:value-type="float" office:value="28838">
            <text:p>28838</text:p>
          </table:table-cell>
          <table:table-cell table:formula="of:=[.D181]-[.$D$2]" office:value-type="float" office:value="4850">
            <text:p>4850</text:p>
          </table:table-cell>
          <table:table-cell office:value-type="float" office:value="144090.921875">
            <text:p>144090.921875</text:p>
          </table:table-cell>
          <table:table-cell office:value-type="float" office:value="-0.045">
            <text:p>-0.045</text:p>
          </table:table-cell>
          <table:table-cell office:value-type="float" office:value="-0.124971">
            <text:p>-0.124971</text:p>
          </table:table-cell>
          <table:table-cell office:value-type="float" office:value="177.71315">
            <text:p>177.71315</text:p>
          </table:table-cell>
          <table:table-cell office:value-type="float" office:value="0.003">
            <text:p>0.003</text:p>
          </table:table-cell>
          <table:table-cell office:value-type="float" office:value="-0.287304">
            <text:p>-0.287304</text:p>
          </table:table-cell>
          <table:table-cell table:formula="of:=([.K181]+0.02)/60" office:value-type="float" office:value="-0.00445506666666667">
            <text:p>-0.0044550667</text:p>
          </table:table-cell>
          <table:table-cell office:value-type="float" office:value="9676.810547">
            <text:p>9676.810547</text:p>
          </table:table-cell>
          <table:table-cell office:value-type="float" office:value="-0.045">
            <text:p>-0.045</text:p>
          </table:table-cell>
          <table:table-cell office:value-type="float" office:value="-0.124971">
            <text:p>-0.124971</text:p>
          </table:table-cell>
          <table:table-cell table:formula="of:=([.O181]-0.02)/5" office:value-type="float" office:value="-0.0289942">
            <text:p>-0.0289942</text:p>
          </table:table-cell>
          <table:table-cell office:value-type="float" office:value="177.71315">
            <text:p>177.71315</text:p>
          </table:table-cell>
          <table:table-cell office:value-type="float" office:value="258">
            <text:p>258</text:p>
          </table:table-cell>
          <table:table-cell office:value-type="float" office:value="-1240">
            <text:p>-1240</text:p>
          </table:table-cell>
          <table:table-cell office:value-type="float" office:value="424992">
            <text:p>424992</text:p>
          </table:table-cell>
          <table:table-cell office:value-type="float" office:value="-55586">
            <text:p>-55586</text:p>
          </table:table-cell>
          <table:table-cell office:value-type="float" office:value="428196.75">
            <text:p>428196.75</text:p>
          </table:table-cell>
          <table:table-cell office:value-type="float" office:value="-3.486413">
            <text:p>-3.486413</text:p>
          </table:table-cell>
          <table:table-cell office:value-type="float" office:value="-2.334612">
            <text:p>-2.334612</text:p>
          </table:table-cell>
          <table:table-cell office:value-type="float" office:value="33.036854">
            <text:p>33.036854</text:p>
          </table:table-cell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float" office:value="3099059">
            <text:p>3099059</text:p>
          </table:table-cell>
          <table:table-cell office:value-type="float" office:value="21">
            <text:p>21</text:p>
          </table:table-cell>
          <table:table-cell office:value-type="float" office:value="29197">
            <text:p>29197</text:p>
          </table:table-cell>
          <table:table-cell table:formula="of:=[.D182]-[.$D$2]" office:value-type="float" office:value="5209">
            <text:p>5209</text:p>
          </table:table-cell>
          <table:table-cell office:value-type="float" office:value="138934.828125">
            <text:p>138934.828125</text:p>
          </table:table-cell>
          <table:table-cell office:value-type="float" office:value="-0.033293">
            <text:p>-0.033293</text:p>
          </table:table-cell>
          <table:table-cell office:value-type="float" office:value="-0.107917">
            <text:p>-0.107917</text:p>
          </table:table-cell>
          <table:table-cell office:value-type="float" office:value="224.147171">
            <text:p>224.147171</text:p>
          </table:table-cell>
          <table:table-cell office:value-type="float" office:value="0.001">
            <text:p>0.001</text:p>
          </table:table-cell>
          <table:table-cell office:value-type="float" office:value="0.35913">
            <text:p>0.35913</text:p>
          </table:table-cell>
          <table:table-cell table:formula="of:=([.K182]+0.02)/60" office:value-type="float" office:value="0.00631883333333333">
            <text:p>0.0063188333</text:p>
          </table:table-cell>
          <table:table-cell office:value-type="float" office:value="35813.023438">
            <text:p>35813.023438</text:p>
          </table:table-cell>
          <table:table-cell office:value-type="float" office:value="-0.033293">
            <text:p>-0.033293</text:p>
          </table:table-cell>
          <table:table-cell office:value-type="float" office:value="-0.107917">
            <text:p>-0.107917</text:p>
          </table:table-cell>
          <table:table-cell table:formula="of:=([.O182]-0.02)/5" office:value-type="float" office:value="-0.0255834">
            <text:p>-0.0255834</text:p>
          </table:table-cell>
          <table:table-cell office:value-type="float" office:value="224.147171">
            <text:p>224.147171</text:p>
          </table:table-cell>
          <table:table-cell office:value-type="float" office:value="238">
            <text:p>238</text:p>
          </table:table-cell>
          <table:table-cell office:value-type="float" office:value="-1233">
            <text:p>-1233</text:p>
          </table:table-cell>
          <table:table-cell office:value-type="float" office:value="404797">
            <text:p>404797</text:p>
          </table:table-cell>
          <table:table-cell office:value-type="float" office:value="-76672">
            <text:p>-76672</text:p>
          </table:table-cell>
          <table:table-cell office:value-type="float" office:value="411532.53125">
            <text:p>411532.53125</text:p>
          </table:table-cell>
          <table:table-cell office:value-type="float" office:value="-3.519706">
            <text:p>-3.519706</text:p>
          </table:table-cell>
          <table:table-cell office:value-type="float" office:value="-2.442529">
            <text:p>-2.442529</text:p>
          </table:table-cell>
          <table:table-cell office:value-type="float" office:value="30.604168">
            <text:p>30.604168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float" office:value="3100059">
            <text:p>3100059</text:p>
          </table:table-cell>
          <table:table-cell office:value-type="float" office:value="22">
            <text:p>22</text:p>
          </table:table-cell>
          <table:table-cell office:value-type="float" office:value="29643">
            <text:p>29643</text:p>
          </table:table-cell>
          <table:table-cell table:formula="of:=[.D183]-[.$D$2]" office:value-type="float" office:value="5655">
            <text:p>5655</text:p>
          </table:table-cell>
          <table:table-cell office:value-type="float" office:value="134639.25">
            <text:p>134639.25</text:p>
          </table:table-cell>
          <table:table-cell office:value-type="float" office:value="-0.035">
            <text:p>-0.035</text:p>
          </table:table-cell>
          <table:table-cell office:value-type="float" office:value="-0.139893">
            <text:p>-0.139893</text:p>
          </table:table-cell>
          <table:table-cell office:value-type="float" office:value="299.693726">
            <text:p>299.693726</text:p>
          </table:table-cell>
          <table:table-cell office:value-type="float" office:value="0.001">
            <text:p>0.001</text:p>
          </table:table-cell>
          <table:table-cell office:value-type="float" office:value="0.445322">
            <text:p>0.445322</text:p>
          </table:table-cell>
          <table:table-cell table:formula="of:=([.K183]+0.02)/60" office:value-type="float" office:value="0.00775536666666667">
            <text:p>0.0077553667</text:p>
          </table:table-cell>
          <table:table-cell office:value-type="float" office:value="44432.144531">
            <text:p>44432.144531</text:p>
          </table:table-cell>
          <table:table-cell office:value-type="float" office:value="-0.035">
            <text:p>-0.035</text:p>
          </table:table-cell>
          <table:table-cell office:value-type="float" office:value="-0.139893">
            <text:p>-0.139893</text:p>
          </table:table-cell>
          <table:table-cell table:formula="of:=([.O183]-0.02)/5" office:value-type="float" office:value="-0.0319786">
            <text:p>-0.0319786</text:p>
          </table:table-cell>
          <table:table-cell office:value-type="float" office:value="299.693726">
            <text:p>299.693726</text:p>
          </table:table-cell>
          <table:table-cell office:value-type="float" office:value="218">
            <text:p>218</text:p>
          </table:table-cell>
          <table:table-cell office:value-type="float" office:value="-1225">
            <text:p>-1225</text:p>
          </table:table-cell>
          <table:table-cell office:value-type="float" office:value="382107">
            <text:p>382107</text:p>
          </table:table-cell>
          <table:table-cell office:value-type="float" office:value="-95747">
            <text:p>-95747</text:p>
          </table:table-cell>
          <table:table-cell office:value-type="float" office:value="393412.78125">
            <text:p>393412.78125</text:p>
          </table:table-cell>
          <table:table-cell office:value-type="float" office:value="-3.554706">
            <text:p>-3.554706</text:p>
          </table:table-cell>
          <table:table-cell office:value-type="float" office:value="-2.582422">
            <text:p>-2.582422</text:p>
          </table:table-cell>
          <table:table-cell office:value-type="float" office:value="27.352024">
            <text:p>27.352024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float" office:value="3101059">
            <text:p>3101059</text:p>
          </table:table-cell>
          <table:table-cell office:value-type="float" office:value="23">
            <text:p>23</text:p>
          </table:table-cell>
          <table:table-cell office:value-type="float" office:value="29272">
            <text:p>29272</text:p>
          </table:table-cell>
          <table:table-cell table:formula="of:=[.D184]-[.$D$2]" office:value-type="float" office:value="5284">
            <text:p>5284</text:p>
          </table:table-cell>
          <table:table-cell office:value-type="float" office:value="127167.539063">
            <text:p>127167.539063</text:p>
          </table:table-cell>
          <table:table-cell office:value-type="float" office:value="-0.038333">
            <text:p>-0.038333</text:p>
          </table:table-cell>
          <table:table-cell office:value-type="float" office:value="-0.105519">
            <text:p>-0.105519</text:p>
          </table:table-cell>
          <table:table-cell office:value-type="float" office:value="175.267334">
            <text:p>175.267334</text:p>
          </table:table-cell>
          <table:table-cell office:value-type="float" office:value="0.001">
            <text:p>0.001</text:p>
          </table:table-cell>
          <table:table-cell office:value-type="float" office:value="-0.371101">
            <text:p>-0.371101</text:p>
          </table:table-cell>
          <table:table-cell table:formula="of:=([.K184]+0.02)/60" office:value-type="float" office:value="-0.00585168333333333">
            <text:p>-0.0058516833</text:p>
          </table:table-cell>
          <table:table-cell office:value-type="float" office:value="37210.117188">
            <text:p>37210.117188</text:p>
          </table:table-cell>
          <table:table-cell office:value-type="float" office:value="-0.038333">
            <text:p>-0.038333</text:p>
          </table:table-cell>
          <table:table-cell office:value-type="float" office:value="-0.105519">
            <text:p>-0.105519</text:p>
          </table:table-cell>
          <table:table-cell table:formula="of:=([.O184]-0.02)/5" office:value-type="float" office:value="-0.0251038">
            <text:p>-0.0251038</text:p>
          </table:table-cell>
          <table:table-cell office:value-type="float" office:value="175.267334">
            <text:p>175.267334</text:p>
          </table:table-cell>
          <table:table-cell office:value-type="float" office:value="197">
            <text:p>197</text:p>
          </table:table-cell>
          <table:table-cell office:value-type="float" office:value="-1216">
            <text:p>-1216</text:p>
          </table:table-cell>
          <table:table-cell office:value-type="float" office:value="357294">
            <text:p>357294</text:p>
          </table:table-cell>
          <table:table-cell office:value-type="float" office:value="-111275">
            <text:p>-111275</text:p>
          </table:table-cell>
          <table:table-cell office:value-type="float" office:value="373672.65625">
            <text:p>373672.65625</text:p>
          </table:table-cell>
          <table:table-cell office:value-type="float" office:value="-3.59304">
            <text:p>-3.59304</text:p>
          </table:table-cell>
          <table:table-cell office:value-type="float" office:value="-2.687941">
            <text:p>-2.687941</text:p>
          </table:table-cell>
          <table:table-cell office:value-type="float" office:value="25.190327">
            <text:p>25.190327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float" office:value="3102059">
            <text:p>3102059</text:p>
          </table:table-cell>
          <table:table-cell office:value-type="float" office:value="15">
            <text:p>15</text:p>
          </table:table-cell>
          <table:table-cell office:value-type="float" office:value="28970">
            <text:p>28970</text:p>
          </table:table-cell>
          <table:table-cell table:formula="of:=[.D185]-[.$D$2]" office:value-type="float" office:value="4982">
            <text:p>4982</text:p>
          </table:table-cell>
          <table:table-cell office:value-type="float" office:value="193032.4375">
            <text:p>193032.4375</text:p>
          </table:table-cell>
          <table:table-cell office:value-type="float" office:value="-0.05431">
            <text:p>-0.05431</text:p>
          </table:table-cell>
          <table:table-cell office:value-type="float" office:value="-0.201845">
            <text:p>-0.201845</text:p>
          </table:table-cell>
          <table:table-cell office:value-type="float" office:value="271.651764">
            <text:p>271.651764</text:p>
          </table:table-cell>
          <table:table-cell office:value-type="float" office:value="-0.008">
            <text:p>-0.008</text:p>
          </table:table-cell>
          <table:table-cell office:value-type="float" office:value="-0.301669">
            <text:p>-0.301669</text:p>
          </table:table-cell>
          <table:table-cell table:formula="of:=([.K185]+0.02)/60" office:value-type="float" office:value="-0.00469448333333333">
            <text:p>-0.0046944833</text:p>
          </table:table-cell>
          <table:table-cell office:value-type="float" office:value="3670.867432">
            <text:p>3670.867432</text:p>
          </table:table-cell>
          <table:table-cell office:value-type="float" office:value="-0.05431">
            <text:p>-0.05431</text:p>
          </table:table-cell>
          <table:table-cell office:value-type="float" office:value="-0.201845">
            <text:p>-0.201845</text:p>
          </table:table-cell>
          <table:table-cell table:formula="of:=([.O185]-0.02)/5" office:value-type="float" office:value="-0.044369">
            <text:p>-0.044369</text:p>
          </table:table-cell>
          <table:table-cell office:value-type="float" office:value="271.651764">
            <text:p>271.651764</text:p>
          </table:table-cell>
          <table:table-cell office:value-type="float" office:value="184">
            <text:p>184</text:p>
          </table:table-cell>
          <table:table-cell office:value-type="float" office:value="-1209">
            <text:p>-1209</text:p>
          </table:table-cell>
          <table:table-cell office:value-type="float" office:value="331254">
            <text:p>331254</text:p>
          </table:table-cell>
          <table:table-cell office:value-type="float" office:value="-123971">
            <text:p>-123971</text:p>
          </table:table-cell>
          <table:table-cell office:value-type="float" office:value="353097.53125">
            <text:p>353097.53125</text:p>
          </table:table-cell>
          <table:table-cell office:value-type="float" office:value="-3.64735">
            <text:p>-3.64735</text:p>
          </table:table-cell>
          <table:table-cell office:value-type="float" office:value="-2.889787">
            <text:p>-2.889787</text:p>
          </table:table-cell>
          <table:table-cell office:value-type="float" office:value="20.770241">
            <text:p>20.770241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float" office:value="3103059">
            <text:p>3103059</text:p>
          </table:table-cell>
          <table:table-cell office:value-type="float" office:value="9">
            <text:p>9</text:p>
          </table:table-cell>
          <table:table-cell office:value-type="float" office:value="29391">
            <text:p>29391</text:p>
          </table:table-cell>
          <table:table-cell table:formula="of:=[.D186]-[.$D$2]" office:value-type="float" office:value="5403">
            <text:p>5403</text:p>
          </table:table-cell>
          <table:table-cell office:value-type="float" office:value="326469.375">
            <text:p>326469.375</text:p>
          </table:table-cell>
          <table:table-cell office:value-type="float" office:value="-0.034412">
            <text:p>-0.034412</text:p>
          </table:table-cell>
          <table:table-cell office:value-type="float" office:value="-0.075276">
            <text:p>-0.075276</text:p>
          </table:table-cell>
          <table:table-cell office:value-type="float" office:value="118.749748">
            <text:p>118.749748</text:p>
          </table:table-cell>
          <table:table-cell office:value-type="float" office:value="-0.006">
            <text:p>-0.006</text:p>
          </table:table-cell>
          <table:table-cell office:value-type="float" office:value="0.42138">
            <text:p>0.42138</text:p>
          </table:table-cell>
          <table:table-cell table:formula="of:=([.K186]+0.02)/60" office:value-type="float" office:value="0.00735633333333333">
            <text:p>0.0073563333</text:p>
          </table:table-cell>
          <table:table-cell office:value-type="float" office:value="7122.992188">
            <text:p>7122.992188</text:p>
          </table:table-cell>
          <table:table-cell office:value-type="float" office:value="-0.034412">
            <text:p>-0.034412</text:p>
          </table:table-cell>
          <table:table-cell office:value-type="float" office:value="-0.075276">
            <text:p>-0.075276</text:p>
          </table:table-cell>
          <table:table-cell table:formula="of:=([.O186]-0.02)/5" office:value-type="float" office:value="-0.0190552">
            <text:p>-0.0190552</text:p>
          </table:table-cell>
          <table:table-cell office:value-type="float" office:value="118.749748">
            <text:p>118.749748</text:p>
          </table:table-cell>
          <table:table-cell office:value-type="float" office:value="176">
            <text:p>176</text:p>
          </table:table-cell>
          <table:table-cell office:value-type="float" office:value="-1205">
            <text:p>-1205</text:p>
          </table:table-cell>
          <table:table-cell office:value-type="float" office:value="302790">
            <text:p>302790</text:p>
          </table:table-cell>
          <table:table-cell office:value-type="float" office:value="-131294">
            <text:p>-131294</text:p>
          </table:table-cell>
          <table:table-cell office:value-type="float" office:value="329390.90625">
            <text:p>329390.90625</text:p>
          </table:table-cell>
          <table:table-cell office:value-type="float" office:value="-3.681762">
            <text:p>-3.681762</text:p>
          </table:table-cell>
          <table:table-cell office:value-type="float" office:value="-2.965062">
            <text:p>-2.965062</text:p>
          </table:table-cell>
          <table:table-cell office:value-type="float" office:value="19.466206">
            <text:p>19.466206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float" office:value="3104059">
            <text:p>3104059</text:p>
          </table:table-cell>
          <table:table-cell office:value-type="float" office:value="2">
            <text:p>2</text:p>
          </table:table-cell>
          <table:table-cell office:value-type="float" office:value="29607">
            <text:p>29607</text:p>
          </table:table-cell>
          <table:table-cell table:formula="of:=[.D187]-[.$D$2]" office:value-type="float" office:value="5619">
            <text:p>5619</text:p>
          </table:table-cell>
          <table:table-cell office:value-type="float" office:value="1480236.25">
            <text:p>1480236.25</text:p>
          </table:table-cell>
          <table:table-cell office:value-type="float" office:value="-0.005">
            <text:p>-0.005</text:p>
          </table:table-cell>
          <table:table-cell office:value-type="float" office:value="0.024515">
            <text:p>0.024515</text:p>
          </table:table-cell>
          <table:table-cell office:value-type="float" office:value="590.290955">
            <text:p>590.290955</text:p>
          </table:table-cell>
          <table:table-cell office:value-type="float" office:value="-0.007">
            <text:p>-0.007</text:p>
          </table:table-cell>
          <table:table-cell office:value-type="float" office:value="0.215478">
            <text:p>0.215478</text:p>
          </table:table-cell>
          <table:table-cell table:formula="of:=([.K187]+0.02)/60" office:value-type="float" office:value="0.00392463333333333">
            <text:p>0.0039246333</text:p>
          </table:table-cell>
          <table:table-cell office:value-type="float" office:value="3178.259766">
            <text:p>3178.259766</text:p>
          </table:table-cell>
          <table:table-cell office:value-type="float" office:value="-0.005">
            <text:p>-0.005</text:p>
          </table:table-cell>
          <table:table-cell office:value-type="float" office:value="0.024515">
            <text:p>0.024515</text:p>
          </table:table-cell>
          <table:table-cell table:formula="of:=([.O187]-0.02)/5" office:value-type="float" office:value="0.000903">
            <text:p>0.000903</text:p>
          </table:table-cell>
          <table:table-cell office:value-type="float" office:value="590.290955">
            <text:p>590.290955</text:p>
          </table:table-cell>
          <table:table-cell office:value-type="float" office:value="174">
            <text:p>174</text:p>
          </table:table-cell>
          <table:table-cell office:value-type="float" office:value="-1204">
            <text:p>-1204</text:p>
          </table:table-cell>
          <table:table-cell office:value-type="float" office:value="273643">
            <text:p>273643</text:p>
          </table:table-cell>
          <table:table-cell office:value-type="float" office:value="-136493">
            <text:p>-136493</text:p>
          </table:table-cell>
          <table:table-cell office:value-type="float" office:value="305103.9375">
            <text:p>305103.9375</text:p>
          </table:table-cell>
          <table:table-cell office:value-type="float" office:value="-3.686762">
            <text:p>-3.686762</text:p>
          </table:table-cell>
          <table:table-cell office:value-type="float" office:value="-2.940548">
            <text:p>-2.940548</text:p>
          </table:table-cell>
          <table:table-cell office:value-type="float" office:value="20.24036">
            <text:p>20.24036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float" office:value="3105059">
            <text:p>3105059</text:p>
          </table:table-cell>
          <table:table-cell office:value-type="float" office:value="0">
            <text:p>0</text:p>
          </table:table-cell>
          <table:table-cell office:value-type="float" office:value="29657">
            <text:p>29657</text:p>
          </table:table-cell>
          <table:table-cell table:formula="of:=[.D188]-[.$D$2]" office:value-type="float" office:value="5669">
            <text:p>56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-0.002">
            <text:p>-0.002</text:p>
          </table:table-cell>
          <table:table-cell office:value-type="float" office:value="0.050278">
            <text:p>0.050278</text:p>
          </table:table-cell>
          <table:table-cell table:formula="of:=([.K188]+0.02)/60" office:value-type="float" office:value="0.0011713">
            <text:p>0.0011713</text:p>
          </table:table-cell>
          <table:table-cell office:value-type="float" office:value="2613.912109">
            <text:p>2613.912109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188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174">
            <text:p>174</text:p>
          </table:table-cell>
          <table:table-cell office:value-type="float" office:value="-1204">
            <text:p>-1204</text:p>
          </table:table-cell>
          <table:table-cell office:value-type="float" office:value="244583">
            <text:p>244583</text:p>
          </table:table-cell>
          <table:table-cell office:value-type="float" office:value="-142415">
            <text:p>-142415</text:p>
          </table:table-cell>
          <table:table-cell office:value-type="float" office:value="282269.9375">
            <text:p>282269.9375</text:p>
          </table:table-cell>
          <table:table-cell office:value-type="float" office:value="-3.686762">
            <text:p>-3.686762</text:p>
          </table:table-cell>
          <table:table-cell office:value-type="float" office:value="-2.918432">
            <text:p>-2.918432</text:p>
          </table:table-cell>
          <table:table-cell office:value-type="float" office:value="20.840248">
            <text:p>20.840248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float" office:value="3106059">
            <text:p>3106059</text:p>
          </table:table-cell>
          <table:table-cell office:value-type="float" office:value="5">
            <text:p>5</text:p>
          </table:table-cell>
          <table:table-cell office:value-type="float" office:value="29039">
            <text:p>29039</text:p>
          </table:table-cell>
          <table:table-cell table:formula="of:=[.D189]-[.$D$2]" office:value-type="float" office:value="5051">
            <text:p>5051</text:p>
          </table:table-cell>
          <table:table-cell office:value-type="float" office:value="580685.9375">
            <text:p>580685.9375</text:p>
          </table:table-cell>
          <table:table-cell office:value-type="float" office:value="0.019444">
            <text:p>0.019444</text:p>
          </table:table-cell>
          <table:table-cell office:value-type="float" office:value="-0.104986">
            <text:p>-0.104986</text:p>
          </table:table-cell>
          <table:table-cell office:value-type="float" office:value="639.929077">
            <text:p>639.929077</text:p>
          </table:table-cell>
          <table:table-cell office:value-type="float" office:value="0.005">
            <text:p>0.005</text:p>
          </table:table-cell>
          <table:table-cell office:value-type="float" office:value="-0.617704">
            <text:p>-0.617704</text:p>
          </table:table-cell>
          <table:table-cell table:formula="of:=([.K189]+0.02)/60" office:value-type="float" office:value="-0.00996173333333333">
            <text:p>-0.0099617333</text:p>
          </table:table-cell>
          <table:table-cell office:value-type="float" office:value="12454.081055">
            <text:p>12454.081055</text:p>
          </table:table-cell>
          <table:table-cell office:value-type="float" office:value="0.019444">
            <text:p>0.019444</text:p>
          </table:table-cell>
          <table:table-cell office:value-type="float" office:value="-0.104986">
            <text:p>-0.104986</text:p>
          </table:table-cell>
          <table:table-cell table:formula="of:=([.O189]-0.02)/5" office:value-type="float" office:value="-0.0249972">
            <text:p>-0.0249972</text:p>
          </table:table-cell>
          <table:table-cell office:value-type="float" office:value="639.929077">
            <text:p>639.929077</text:p>
          </table:table-cell>
          <table:table-cell office:value-type="float" office:value="170">
            <text:p>170</text:p>
          </table:table-cell>
          <table:table-cell office:value-type="float" office:value="-1201">
            <text:p>-1201</text:p>
          </table:table-cell>
          <table:table-cell office:value-type="float" office:value="216264">
            <text:p>216264</text:p>
          </table:table-cell>
          <table:table-cell office:value-type="float" office:value="-148842">
            <text:p>-148842</text:p>
          </table:table-cell>
          <table:table-cell office:value-type="float" office:value="261714.5">
            <text:p>261714.5</text:p>
          </table:table-cell>
          <table:table-cell office:value-type="float" office:value="-3.667317">
            <text:p>-3.667317</text:p>
          </table:table-cell>
          <table:table-cell office:value-type="float" office:value="-3.023418">
            <text:p>-3.023418</text:p>
          </table:table-cell>
          <table:table-cell office:value-type="float" office:value="17.557785">
            <text:p>17.557785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float" office:value="3107059">
            <text:p>3107059</text:p>
          </table:table-cell>
          <table:table-cell office:value-type="float" office:value="-5">
            <text:p>-5</text:p>
          </table:table-cell>
          <table:table-cell office:value-type="float" office:value="28058">
            <text:p>28058</text:p>
          </table:table-cell>
          <table:table-cell table:formula="of:=[.D190]-[.$D$2]" office:value-type="float" office:value="4070">
            <text:p>4070</text:p>
          </table:table-cell>
          <table:table-cell office:value-type="float" office:value="561253.4375">
            <text:p>561253.4375</text:p>
          </table:table-cell>
          <table:table-cell office:value-type="float" office:value="-0.061364">
            <text:p>-0.061364</text:p>
          </table:table-cell>
          <table:table-cell office:value-type="float" office:value="-0.520534">
            <text:p>-0.520534</text:p>
          </table:table-cell>
          <table:table-cell office:value-type="float" office:value="748.278381">
            <text:p>748.278381</text:p>
          </table:table-cell>
          <table:table-cell office:value-type="float" office:value="-0.01">
            <text:p>-0.01</text:p>
          </table:table-cell>
          <table:table-cell office:value-type="float" office:value="-0.981623">
            <text:p>-0.981623</text:p>
          </table:table-cell>
          <table:table-cell table:formula="of:=([.K190]+0.02)/60" office:value-type="float" office:value="-0.01602705">
            <text:p>-0.01602705</text:p>
          </table:table-cell>
          <table:table-cell office:value-type="float" office:value="9716.226563">
            <text:p>9716.226563</text:p>
          </table:table-cell>
          <table:table-cell office:value-type="float" office:value="-0.061364">
            <text:p>-0.061364</text:p>
          </table:table-cell>
          <table:table-cell office:value-type="float" office:value="-0.520534">
            <text:p>-0.520534</text:p>
          </table:table-cell>
          <table:table-cell table:formula="of:=([.O190]-0.02)/5" office:value-type="float" office:value="-0.1081068">
            <text:p>-0.1081068</text:p>
          </table:table-cell>
          <table:table-cell office:value-type="float" office:value="748.278381">
            <text:p>748.278381</text:p>
          </table:table-cell>
          <table:table-cell office:value-type="float" office:value="174">
            <text:p>174</text:p>
          </table:table-cell>
          <table:table-cell office:value-type="float" office:value="-1204">
            <text:p>-1204</text:p>
          </table:table-cell>
          <table:table-cell office:value-type="float" office:value="188402">
            <text:p>188402</text:p>
          </table:table-cell>
          <table:table-cell office:value-type="float" office:value="-152150">
            <text:p>-152150</text:p>
          </table:table-cell>
          <table:table-cell office:value-type="float" office:value="241276.75">
            <text:p>241276.75</text:p>
          </table:table-cell>
          <table:table-cell office:value-type="float" office:value="-3.728681">
            <text:p>-3.728681</text:p>
          </table:table-cell>
          <table:table-cell office:value-type="float" office:value="-3.543952">
            <text:p>-3.543952</text:p>
          </table:table-cell>
          <table:table-cell office:value-type="float" office:value="4.954268">
            <text:p>4.954268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float" office:value="3108059">
            <text:p>3108059</text:p>
          </table:table-cell>
          <table:table-cell office:value-type="float" office:value="-9">
            <text:p>-9</text:p>
          </table:table-cell>
          <table:table-cell office:value-type="float" office:value="29228">
            <text:p>29228</text:p>
          </table:table-cell>
          <table:table-cell table:formula="of:=[.D191]-[.$D$2]" office:value-type="float" office:value="5240">
            <text:p>5240</text:p>
          </table:table-cell>
          <table:table-cell office:value-type="float" office:value="324860.4375">
            <text:p>324860.4375</text:p>
          </table:table-cell>
          <table:table-cell office:value-type="float" office:value="-0.153947">
            <text:p>-0.153947</text:p>
          </table:table-cell>
          <table:table-cell office:value-type="float" office:value="-0.760617">
            <text:p>-0.760617</text:p>
          </table:table-cell>
          <table:table-cell office:value-type="float" office:value="394.076111">
            <text:p>394.076111</text:p>
          </table:table-cell>
          <table:table-cell office:value-type="float" office:value="-0.004">
            <text:p>-0.004</text:p>
          </table:table-cell>
          <table:table-cell office:value-type="float" office:value="1.170765">
            <text:p>1.170765</text:p>
          </table:table-cell>
          <table:table-cell table:formula="of:=([.K191]+0.02)/60" office:value-type="float" office:value="0.0198460833333333">
            <text:p>0.0198460833</text:p>
          </table:table-cell>
          <table:table-cell office:value-type="float" office:value="29369.117188">
            <text:p>29369.117188</text:p>
          </table:table-cell>
          <table:table-cell office:value-type="float" office:value="-0.153947">
            <text:p>-0.153947</text:p>
          </table:table-cell>
          <table:table-cell office:value-type="float" office:value="-0.760617">
            <text:p>-0.760617</text:p>
          </table:table-cell>
          <table:table-cell table:formula="of:=([.O191]-0.02)/5" office:value-type="float" office:value="-0.1561234">
            <text:p>-0.1561234</text:p>
          </table:table-cell>
          <table:table-cell office:value-type="float" office:value="394.076111">
            <text:p>394.076111</text:p>
          </table:table-cell>
          <table:table-cell office:value-type="float" office:value="181">
            <text:p>181</text:p>
          </table:table-cell>
          <table:table-cell office:value-type="float" office:value="-1209">
            <text:p>-1209</text:p>
          </table:table-cell>
          <table:table-cell office:value-type="float" office:value="161508">
            <text:p>161508</text:p>
          </table:table-cell>
          <table:table-cell office:value-type="float" office:value="-140704">
            <text:p>-140704</text:p>
          </table:table-cell>
          <table:table-cell office:value-type="float" office:value="213272.734375">
            <text:p>213272.734375</text:p>
          </table:table-cell>
          <table:table-cell office:value-type="float" office:value="-3.882628">
            <text:p>-3.882628</text:p>
          </table:table-cell>
          <table:table-cell office:value-type="float" office:value="-4.304569">
            <text:p>-4.304569</text:p>
          </table:table-cell>
          <table:table-cell office:value-type="float" office:value="10.867401">
            <text:p>10.867401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float" office:value="3109059">
            <text:p>3109059</text:p>
          </table:table-cell>
          <table:table-cell office:value-type="float" office:value="-3">
            <text:p>-3</text:p>
          </table:table-cell>
          <table:table-cell office:value-type="float" office:value="29485">
            <text:p>29485</text:p>
          </table:table-cell>
          <table:table-cell table:formula="of:=[.D192]-[.$D$2]" office:value-type="float" office:value="5497">
            <text:p>5497</text:p>
          </table:table-cell>
          <table:table-cell office:value-type="float" office:value="982920.625">
            <text:p>982920.625</text:p>
          </table:table-cell>
          <table:table-cell office:value-type="float" office:value="-0.139286">
            <text:p>-0.139286</text:p>
          </table:table-cell>
          <table:table-cell office:value-type="float" office:value="-0.596743">
            <text:p>-0.596743</text:p>
          </table:table-cell>
          <table:table-cell office:value-type="float" office:value="328.430695">
            <text:p>328.430695</text:p>
          </table:table-cell>
          <table:table-cell office:value-type="float" office:value="0.006">
            <text:p>0.006</text:p>
          </table:table-cell>
          <table:table-cell office:value-type="float" office:value="0.25618">
            <text:p>0.25618</text:p>
          </table:table-cell>
          <table:table-cell table:formula="of:=([.K192]+0.02)/60" office:value-type="float" office:value="0.004603">
            <text:p>0.004603</text:p>
          </table:table-cell>
          <table:table-cell office:value-type="float" office:value="4169.65918">
            <text:p>4169.65918</text:p>
          </table:table-cell>
          <table:table-cell office:value-type="float" office:value="-0.139286">
            <text:p>-0.139286</text:p>
          </table:table-cell>
          <table:table-cell office:value-type="float" office:value="-0.596743">
            <text:p>-0.596743</text:p>
          </table:table-cell>
          <table:table-cell table:formula="of:=([.O192]-0.02)/5" office:value-type="float" office:value="-0.1233486">
            <text:p>-0.1233486</text:p>
          </table:table-cell>
          <table:table-cell office:value-type="float" office:value="328.430695">
            <text:p>328.430695</text:p>
          </table:table-cell>
          <table:table-cell office:value-type="float" office:value="183">
            <text:p>183</text:p>
          </table:table-cell>
          <table:table-cell office:value-type="float" office:value="-1211">
            <text:p>-1211</text:p>
          </table:table-cell>
          <table:table-cell office:value-type="float" office:value="149814">
            <text:p>149814</text:p>
          </table:table-cell>
          <table:table-cell office:value-type="float" office:value="-113637">
            <text:p>-113637</text:p>
          </table:table-cell>
          <table:table-cell office:value-type="float" office:value="187160.46875">
            <text:p>187160.46875</text:p>
          </table:table-cell>
          <table:table-cell office:value-type="float" office:value="-4.021914">
            <text:p>-4.021914</text:p>
          </table:table-cell>
          <table:table-cell office:value-type="float" office:value="-4.901312">
            <text:p>-4.901312</text:p>
          </table:table-cell>
          <table:table-cell office:value-type="float" office:value="21.865158">
            <text:p>21.865158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float" office:value="3110059">
            <text:p>3110059</text:p>
          </table:table-cell>
          <table:table-cell office:value-type="float" office:value="-1">
            <text:p>-1</text:p>
          </table:table-cell>
          <table:table-cell office:value-type="float" office:value="30189">
            <text:p>30189</text:p>
          </table:table-cell>
          <table:table-cell table:formula="of:=[.D193]-[.$D$2]" office:value-type="float" office:value="6201">
            <text:p>6201</text:p>
          </table:table-cell>
          <table:table-cell office:value-type="float" office:value="3018951.5">
            <text:p>3018951.5</text:p>
          </table:table-cell>
          <table:table-cell office:value-type="float" office:value="-0.04">
            <text:p>-0.04</text:p>
          </table:table-cell>
          <table:table-cell office:value-type="float" office:value="0.017587">
            <text:p>0.017587</text:p>
          </table:table-cell>
          <table:table-cell office:value-type="float" office:value="143.966309">
            <text:p>143.966309</text:p>
          </table:table-cell>
          <table:table-cell office:value-type="float" office:value="0.002">
            <text:p>0.002</text:p>
          </table:table-cell>
          <table:table-cell office:value-type="float" office:value="0.703895">
            <text:p>0.703895</text:p>
          </table:table-cell>
          <table:table-cell table:formula="of:=([.K193]+0.02)/60" office:value-type="float" office:value="0.0120649166666667">
            <text:p>0.0120649167</text:p>
          </table:table-cell>
          <table:table-cell office:value-type="float" office:value="35094.769531">
            <text:p>35094.769531</text:p>
          </table:table-cell>
          <table:table-cell office:value-type="float" office:value="-0.04">
            <text:p>-0.04</text:p>
          </table:table-cell>
          <table:table-cell office:value-type="float" office:value="0.017587">
            <text:p>0.017587</text:p>
          </table:table-cell>
          <table:table-cell table:formula="of:=([.O193]-0.02)/5" office:value-type="float" office:value="-0.0004826">
            <text:p>-0.0004826</text:p>
          </table:table-cell>
          <table:table-cell office:value-type="float" office:value="143.966309">
            <text:p>143.966309</text:p>
          </table:table-cell>
          <table:table-cell office:value-type="float" office:value="184">
            <text:p>184</text:p>
          </table:table-cell>
          <table:table-cell office:value-type="float" office:value="-1212">
            <text:p>-1212</text:p>
          </table:table-cell>
          <table:table-cell office:value-type="float" office:value="155483">
            <text:p>155483</text:p>
          </table:table-cell>
          <table:table-cell office:value-type="float" office:value="-83986">
            <text:p>-83986</text:p>
          </table:table-cell>
          <table:table-cell office:value-type="float" office:value="175981">
            <text:p>175981</text:p>
          </table:table-cell>
          <table:table-cell office:value-type="float" office:value="-4.061914">
            <text:p>-4.061914</text:p>
          </table:table-cell>
          <table:table-cell office:value-type="float" office:value="-4.883725">
            <text:p>-4.883725</text:p>
          </table:table-cell>
          <table:table-cell office:value-type="float" office:value="20.232117">
            <text:p>20.232117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float" office:value="3111059">
            <text:p>3111059</text:p>
          </table:table-cell>
          <table:table-cell office:value-type="float" office:value="0">
            <text:p>0</text:p>
          </table:table-cell>
          <table:table-cell office:value-type="float" office:value="30318">
            <text:p>30318</text:p>
          </table:table-cell>
          <table:table-cell table:formula="of:=[.D194]-[.$D$2]" office:value-type="float" office:value="6330">
            <text:p>63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.129287">
            <text:p>0.129287</text:p>
          </table:table-cell>
          <table:table-cell table:formula="of:=([.K194]+0.02)/60" office:value-type="float" office:value="0.00248811666666667">
            <text:p>0.0024881167</text:p>
          </table:table-cell>
          <table:table-cell office:value-type="float" office:value="12828.689453">
            <text:p>12828.689453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([.O194]-0.02)/5" office:value-type="float" office:value="0.0009296">
            <text:p>0.0009296</text:p>
          </table:table-cell>
          <table:table-cell office:value-type="float" office:value="100">
            <text:p>100</text:p>
          </table:table-cell>
          <table:table-cell office:value-type="float" office:value="184">
            <text:p>184</text:p>
          </table:table-cell>
          <table:table-cell office:value-type="float" office:value="-1212">
            <text:p>-1212</text:p>
          </table:table-cell>
          <table:table-cell office:value-type="float" office:value="160652">
            <text:p>160652</text:p>
          </table:table-cell>
          <table:table-cell office:value-type="float" office:value="-54112">
            <text:p>-54112</text:p>
          </table:table-cell>
          <table:table-cell office:value-type="float" office:value="168962.6875">
            <text:p>168962.6875</text:p>
          </table:table-cell>
          <table:table-cell office:value-type="float" office:value="-4.061914">
            <text:p>-4.061914</text:p>
          </table:table-cell>
          <table:table-cell office:value-type="float" office:value="-4.859077">
            <text:p>-4.859077</text:p>
          </table:table-cell>
          <table:table-cell office:value-type="float" office:value="19.625317">
            <text:p>19.625317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float" office:value="3112059">
            <text:p>3112059</text:p>
          </table:table-cell>
          <table:table-cell office:value-type="float" office:value="3">
            <text:p>3</text:p>
          </table:table-cell>
          <table:table-cell office:value-type="float" office:value="31273">
            <text:p>31273</text:p>
          </table:table-cell>
          <table:table-cell table:formula="of:=[.D195]-[.$D$2]" office:value-type="float" office:value="7285">
            <text:p>7285</text:p>
          </table:table-cell>
          <table:table-cell office:value-type="float" office:value="1042336.25">
            <text:p>1042336.25</text:p>
          </table:table-cell>
          <table:table-cell office:value-type="float" office:value="-0.015">
            <text:p>-0.015</text:p>
          </table:table-cell>
          <table:table-cell office:value-type="float" office:value="-0.085002">
            <text:p>-0.085002</text:p>
          </table:table-cell>
          <table:table-cell office:value-type="float" office:value="466.676849">
            <text:p>466.676849</text:p>
          </table:table-cell>
          <table:table-cell office:value-type="float" office:value="0.003">
            <text:p>0.003</text:p>
          </table:table-cell>
          <table:table-cell office:value-type="float" office:value="0.955287">
            <text:p>0.955287</text:p>
          </table:table-cell>
          <table:table-cell table:formula="of:=([.K195]+0.02)/60" office:value-type="float" office:value="0.0162547833333333">
            <text:p>0.0162547833</text:p>
          </table:table-cell>
          <table:table-cell office:value-type="float" office:value="31742.882813">
            <text:p>31742.882813</text:p>
          </table:table-cell>
          <table:table-cell office:value-type="float" office:value="-0.015">
            <text:p>-0.015</text:p>
          </table:table-cell>
          <table:table-cell office:value-type="float" office:value="-0.085002">
            <text:p>-0.085002</text:p>
          </table:table-cell>
          <table:table-cell table:formula="of:=([.O195]-0.02)/5" office:value-type="float" office:value="-0.0210004">
            <text:p>-0.0210004</text:p>
          </table:table-cell>
          <table:table-cell office:value-type="float" office:value="466.676849">
            <text:p>466.676849</text:p>
          </table:table-cell>
          <table:table-cell office:value-type="float" office:value="182">
            <text:p>182</text:p>
          </table:table-cell>
          <table:table-cell office:value-type="float" office:value="-1210">
            <text:p>-1210</text:p>
          </table:table-cell>
          <table:table-cell office:value-type="float" office:value="165223">
            <text:p>165223</text:p>
          </table:table-cell>
          <table:table-cell office:value-type="float" office:value="-23175">
            <text:p>-23175</text:p>
          </table:table-cell>
          <table:table-cell office:value-type="float" office:value="166496.21875">
            <text:p>166496.21875</text:p>
          </table:table-cell>
          <table:table-cell office:value-type="float" office:value="-4.076914">
            <text:p>-4.076914</text:p>
          </table:table-cell>
          <table:table-cell office:value-type="float" office:value="-4.944079">
            <text:p>-4.944079</text:p>
          </table:table-cell>
          <table:table-cell office:value-type="float" office:value="21.270136">
            <text:p>21.270136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float" office:value="3113059">
            <text:p>3113059</text:p>
          </table:table-cell>
          <table:table-cell office:value-type="float" office:value="12">
            <text:p>12</text:p>
          </table:table-cell>
          <table:table-cell office:value-type="float" office:value="31639">
            <text:p>31639</text:p>
          </table:table-cell>
          <table:table-cell table:formula="of:=[.D196]-[.$D$2]" office:value-type="float" office:value="7651">
            <text:p>7651</text:p>
          </table:table-cell>
          <table:table-cell office:value-type="float" office:value="263561.65625">
            <text:p>263561.65625</text:p>
          </table:table-cell>
          <table:table-cell office:value-type="float" office:value="-0.049565">
            <text:p>-0.049565</text:p>
          </table:table-cell>
          <table:table-cell office:value-type="float" office:value="-0.121374">
            <text:p>-0.121374</text:p>
          </table:table-cell>
          <table:table-cell office:value-type="float" office:value="144.876694">
            <text:p>144.876694</text:p>
          </table:table-cell>
          <table:table-cell office:value-type="float" office:value="0.009">
            <text:p>0.009</text:p>
          </table:table-cell>
          <table:table-cell office:value-type="float" office:value="0.366313">
            <text:p>0.366313</text:p>
          </table:table-cell>
          <table:table-cell table:formula="of:=([.K196]+0.02)/60" office:value-type="float" office:value="0.00643855">
            <text:p>0.00643855</text:p>
          </table:table-cell>
          <table:table-cell office:value-type="float" office:value="3970.143066">
            <text:p>3970.143066</text:p>
          </table:table-cell>
          <table:table-cell office:value-type="float" office:value="-0.049565">
            <text:p>-0.049565</text:p>
          </table:table-cell>
          <table:table-cell office:value-type="float" office:value="-0.121374">
            <text:p>-0.121374</text:p>
          </table:table-cell>
          <table:table-cell table:formula="of:=([.O196]-0.02)/5" office:value-type="float" office:value="-0.0282748">
            <text:p>-0.0282748</text:p>
          </table:table-cell>
          <table:table-cell office:value-type="float" office:value="144.876694">
            <text:p>144.876694</text:p>
          </table:table-cell>
          <table:table-cell office:value-type="float" office:value="175">
            <text:p>175</text:p>
          </table:table-cell>
          <table:table-cell office:value-type="float" office:value="-1200">
            <text:p>-1200</text:p>
          </table:table-cell>
          <table:table-cell office:value-type="float" office:value="172488">
            <text:p>172488</text:p>
          </table:table-cell>
          <table:table-cell office:value-type="float" office:value="7619">
            <text:p>7619</text:p>
          </table:table-cell>
          <table:table-cell office:value-type="float" office:value="172538.53125">
            <text:p>172538.53125</text:p>
          </table:table-cell>
          <table:table-cell office:value-type="float" office:value="-4.126479">
            <text:p>-4.126479</text:p>
          </table:table-cell>
          <table:table-cell office:value-type="float" office:value="-5.065453">
            <text:p>-5.065453</text:p>
          </table:table-cell>
          <table:table-cell office:value-type="float" office:value="22.754833">
            <text:p>22.754833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float" office:value="3114059">
            <text:p>3114059</text:p>
          </table:table-cell>
          <table:table-cell office:value-type="float" office:value="35">
            <text:p>35</text:p>
          </table:table-cell>
          <table:table-cell office:value-type="float" office:value="31062">
            <text:p>31062</text:p>
          </table:table-cell>
          <table:table-cell table:formula="of:=[.D197]-[.$D$2]" office:value-type="float" office:value="7074">
            <text:p>7074</text:p>
          </table:table-cell>
          <table:table-cell office:value-type="float" office:value="88649.703125">
            <text:p>88649.703125</text:p>
          </table:table-cell>
          <table:table-cell office:value-type="float" office:value="-0.012681">
            <text:p>-0.012681</text:p>
          </table:table-cell>
          <table:table-cell office:value-type="float" office:value="-0.002798">
            <text:p>-0.002798</text:p>
          </table:table-cell>
          <table:table-cell office:value-type="float" office:value="77.936905">
            <text:p>77.936905</text:p>
          </table:table-cell>
          <table:table-cell office:value-type="float" office:value="0.023">
            <text:p>0.023</text:p>
          </table:table-cell>
          <table:table-cell office:value-type="float" office:value="-0.577003">
            <text:p>-0.577003</text:p>
          </table:table-cell>
          <table:table-cell table:formula="of:=([.K197]+0.02)/60" office:value-type="float" office:value="-0.00928338333333333">
            <text:p>-0.0092833833</text:p>
          </table:table-cell>
          <table:table-cell office:value-type="float" office:value="2608.707275">
            <text:p>2608.707275</text:p>
          </table:table-cell>
          <table:table-cell office:value-type="float" office:value="-0.012681">
            <text:p>-0.012681</text:p>
          </table:table-cell>
          <table:table-cell office:value-type="float" office:value="-0.002798">
            <text:p>-0.002798</text:p>
          </table:table-cell>
          <table:table-cell table:formula="of:=([.O197]-0.02)/5" office:value-type="float" office:value="-0.0045596">
            <text:p>-0.0045596</text:p>
          </table:table-cell>
          <table:table-cell office:value-type="float" office:value="77.936905">
            <text:p>77.936905</text:p>
          </table:table-cell>
          <table:table-cell office:value-type="float" office:value="156">
            <text:p>156</text:p>
          </table:table-cell>
          <table:table-cell office:value-type="float" office:value="-1171">
            <text:p>-1171</text:p>
          </table:table-cell>
          <table:table-cell office:value-type="float" office:value="183229">
            <text:p>183229</text:p>
          </table:table-cell>
          <table:table-cell office:value-type="float" office:value="36765">
            <text:p>36765</text:p>
          </table:table-cell>
          <table:table-cell office:value-type="float" office:value="186962.203125">
            <text:p>186962.203125</text:p>
          </table:table-cell>
          <table:table-cell office:value-type="float" office:value="-4.13916">
            <text:p>-4.13916</text:p>
          </table:table-cell>
          <table:table-cell office:value-type="float" office:value="-5.068251">
            <text:p>-5.068251</text:p>
          </table:table-cell>
          <table:table-cell office:value-type="float" office:value="22.446354">
            <text:p>22.446354</text:p>
          </table:table-cell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float" office:value="3115059">
            <text:p>3115059</text:p>
          </table:table-cell>
          <table:table-cell office:value-type="float" office:value="39">
            <text:p>39</text:p>
          </table:table-cell>
          <table:table-cell office:value-type="float" office:value="30701">
            <text:p>30701</text:p>
          </table:table-cell>
          <table:table-cell table:formula="of:=[.D198]-[.$D$2]" office:value-type="float" office:value="6713">
            <text:p>6713</text:p>
          </table:table-cell>
          <table:table-cell office:value-type="float" office:value="78620.1875">
            <text:p>78620.1875</text:p>
          </table:table-cell>
          <table:table-cell office:value-type="float" office:value="-0.005">
            <text:p>-0.005</text:p>
          </table:table-cell>
          <table:table-cell office:value-type="float" office:value="0.01319">
            <text:p>0.01319</text:p>
          </table:table-cell>
          <table:table-cell office:value-type="float" office:value="363.797852">
            <text:p>363.797852</text:p>
          </table:table-cell>
          <table:table-cell office:value-type="float" office:value="0.004">
            <text:p>0.004</text:p>
          </table:table-cell>
          <table:table-cell office:value-type="float" office:value="-0.361524">
            <text:p>-0.361524</text:p>
          </table:table-cell>
          <table:table-cell table:formula="of:=([.K198]+0.02)/60" office:value-type="float" office:value="-0.00569206666666667">
            <text:p>-0.0056920667</text:p>
          </table:table-cell>
          <table:table-cell office:value-type="float" office:value="9138.109375">
            <text:p>9138.109375</text:p>
          </table:table-cell>
          <table:table-cell office:value-type="float" office:value="-0.005">
            <text:p>-0.005</text:p>
          </table:table-cell>
          <table:table-cell office:value-type="float" office:value="0.01319">
            <text:p>0.01319</text:p>
          </table:table-cell>
          <table:table-cell table:formula="of:=([.O198]-0.02)/5" office:value-type="float" office:value="-0.001362">
            <text:p>-0.001362</text:p>
          </table:table-cell>
          <table:table-cell office:value-type="float" office:value="363.797852">
            <text:p>363.797852</text:p>
          </table:table-cell>
          <table:table-cell office:value-type="float" office:value="135">
            <text:p>135</text:p>
          </table:table-cell>
          <table:table-cell office:value-type="float" office:value="-1138">
            <text:p>-1138</text:p>
          </table:table-cell>
          <table:table-cell office:value-type="float" office:value="193925">
            <text:p>193925</text:p>
          </table:table-cell>
          <table:table-cell office:value-type="float" office:value="65542">
            <text:p>65542</text:p>
          </table:table-cell>
          <table:table-cell office:value-type="float" office:value="204940.9375">
            <text:p>204940.9375</text:p>
          </table:table-cell>
          <table:table-cell office:value-type="float" office:value="-4.14416">
            <text:p>-4.14416</text:p>
          </table:table-cell>
          <table:table-cell office:value-type="float" office:value="-5.055061">
            <text:p>-5.055061</text:p>
          </table:table-cell>
          <table:table-cell office:value-type="float" office:value="21.980343">
            <text:p>21.980343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float" office:value="3116059">
            <text:p>3116059</text:p>
          </table:table-cell>
          <table:table-cell office:value-type="float" office:value="33">
            <text:p>33</text:p>
          </table:table-cell>
          <table:table-cell office:value-type="float" office:value="30852">
            <text:p>30852</text:p>
          </table:table-cell>
          <table:table-cell table:formula="of:=[.D199]-[.$D$2]" office:value-type="float" office:value="6864">
            <text:p>6864</text:p>
          </table:table-cell>
          <table:table-cell office:value-type="float" office:value="93390.023438">
            <text:p>93390.023438</text:p>
          </table:table-cell>
          <table:table-cell office:value-type="float" office:value="-0.015">
            <text:p>-0.015</text:p>
          </table:table-cell>
          <table:table-cell office:value-type="float" office:value="-0.032242">
            <text:p>-0.032242</text:p>
          </table:table-cell>
          <table:table-cell office:value-type="float" office:value="114.946388">
            <text:p>114.946388</text:p>
          </table:table-cell>
          <table:table-cell office:value-type="float" office:value="-0.006">
            <text:p>-0.006</text:p>
          </table:table-cell>
          <table:table-cell office:value-type="float" office:value="0.150835">
            <text:p>0.150835</text:p>
          </table:table-cell>
          <table:table-cell table:formula="of:=([.K199]+0.02)/60" office:value-type="float" office:value="0.00284725">
            <text:p>0.00284725</text:p>
          </table:table-cell>
          <table:table-cell office:value-type="float" office:value="2613.911377">
            <text:p>2613.911377</text:p>
          </table:table-cell>
          <table:table-cell office:value-type="float" office:value="-0.015">
            <text:p>-0.015</text:p>
          </table:table-cell>
          <table:table-cell office:value-type="float" office:value="-0.032242">
            <text:p>-0.032242</text:p>
          </table:table-cell>
          <table:table-cell table:formula="of:=([.O199]-0.02)/5" office:value-type="float" office:value="-0.0104484">
            <text:p>-0.0104484</text:p>
          </table:table-cell>
          <table:table-cell office:value-type="float" office:value="114.946388">
            <text:p>114.946388</text:p>
          </table:table-cell>
          <table:table-cell office:value-type="float" office:value="117">
            <text:p>117</text:p>
          </table:table-cell>
          <table:table-cell office:value-type="float" office:value="-1110">
            <text:p>-1110</text:p>
          </table:table-cell>
          <table:table-cell office:value-type="float" office:value="204291">
            <text:p>204291</text:p>
          </table:table-cell>
          <table:table-cell office:value-type="float" office:value="94600">
            <text:p>94600</text:p>
          </table:table-cell>
          <table:table-cell office:value-type="float" office:value="225493.75">
            <text:p>225493.75</text:p>
          </table:table-cell>
          <table:table-cell office:value-type="float" office:value="-4.15916">
            <text:p>-4.15916</text:p>
          </table:table-cell>
          <table:table-cell office:value-type="float" office:value="-5.087303">
            <text:p>-5.087303</text:p>
          </table:table-cell>
          <table:table-cell office:value-type="float" office:value="22.315624">
            <text:p>22.315624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float" office:value="3117059">
            <text:p>3117059</text:p>
          </table:table-cell>
          <table:table-cell office:value-type="float" office:value="24">
            <text:p>24</text:p>
          </table:table-cell>
          <table:table-cell office:value-type="float" office:value="31199">
            <text:p>31199</text:p>
          </table:table-cell>
          <table:table-cell table:formula="of:=[.D200]-[.$D$2]" office:value-type="float" office:value="7211">
            <text:p>7211</text:p>
          </table:table-cell>
          <table:table-cell office:value-type="float" office:value="129895.273438">
            <text:p>129895.273438</text:p>
          </table:table-cell>
          <table:table-cell office:value-type="float" office:value="-0.025">
            <text:p>-0.025</text:p>
          </table:table-cell>
          <table:table-cell office:value-type="float" office:value="-0.10885">
            <text:p>-0.10885</text:p>
          </table:table-cell>
          <table:table-cell office:value-type="float" office:value="335.399689">
            <text:p>335.399689</text:p>
          </table:table-cell>
          <table:table-cell office:value-type="float" office:value="-0.009">
            <text:p>-0.009</text:p>
          </table:table-cell>
          <table:table-cell office:value-type="float" office:value="0.347159">
            <text:p>0.347159</text:p>
          </table:table-cell>
          <table:table-cell table:formula="of:=([.K200]+0.02)/60" office:value-type="float" office:value="0.00611931666666667">
            <text:p>0.0061193167</text:p>
          </table:table-cell>
          <table:table-cell office:value-type="float" office:value="3957.324951">
            <text:p>3957.324951</text:p>
          </table:table-cell>
          <table:table-cell office:value-type="float" office:value="-0.025">
            <text:p>-0.025</text:p>
          </table:table-cell>
          <table:table-cell office:value-type="float" office:value="-0.10885">
            <text:p>-0.10885</text:p>
          </table:table-cell>
          <table:table-cell table:formula="of:=([.O200]-0.02)/5" office:value-type="float" office:value="-0.02577">
            <text:p>-0.02577</text:p>
          </table:table-cell>
          <table:table-cell office:value-type="float" office:value="335.399689">
            <text:p>335.399689</text:p>
          </table:table-cell>
          <table:table-cell office:value-type="float" office:value="104">
            <text:p>104</text:p>
          </table:table-cell>
          <table:table-cell office:value-type="float" office:value="-1090">
            <text:p>-1090</text:p>
          </table:table-cell>
          <table:table-cell office:value-type="float" office:value="215716">
            <text:p>215716</text:p>
          </table:table-cell>
          <table:table-cell office:value-type="float" office:value="123632">
            <text:p>123632</text:p>
          </table:table-cell>
          <table:table-cell office:value-type="float" office:value="249086.546875">
            <text:p>249086.546875</text:p>
          </table:table-cell>
          <table:table-cell office:value-type="float" office:value="-4.18416">
            <text:p>-4.18416</text:p>
          </table:table-cell>
          <table:table-cell office:value-type="float" office:value="-5.196153">
            <text:p>-5.196153</text:p>
          </table:table-cell>
          <table:table-cell office:value-type="float" office:value="24.186274">
            <text:p>24.186274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float" office:value="3118059">
            <text:p>3118059</text:p>
          </table:table-cell>
          <table:table-cell office:value-type="float" office:value="18">
            <text:p>18</text:p>
          </table:table-cell>
          <table:table-cell office:value-type="float" office:value="31321">
            <text:p>31321</text:p>
          </table:table-cell>
          <table:table-cell table:formula="of:=[.D201]-[.$D$2]" office:value-type="float" office:value="7333">
            <text:p>7333</text:p>
          </table:table-cell>
          <table:table-cell office:value-type="float" office:value="173905.390625">
            <text:p>173905.390625</text:p>
          </table:table-cell>
          <table:table-cell office:value-type="float" office:value="-0.045">
            <text:p>-0.045</text:p>
          </table:table-cell>
          <table:table-cell office:value-type="float" office:value="-0.181861">
            <text:p>-0.181861</text:p>
          </table:table-cell>
          <table:table-cell office:value-type="float" office:value="304.134766">
            <text:p>304.134766</text:p>
          </table:table-cell>
          <table:table-cell office:value-type="float" office:value="-0.006">
            <text:p>-0.006</text:p>
          </table:table-cell>
          <table:table-cell office:value-type="float" office:value="0.122104">
            <text:p>0.122104</text:p>
          </table:table-cell>
          <table:table-cell table:formula="of:=([.K201]+0.02)/60" office:value-type="float" office:value="0.0023684">
            <text:p>0.0023684</text:p>
          </table:table-cell>
          <table:table-cell office:value-type="float" office:value="2135.071045">
            <text:p>2135.071045</text:p>
          </table:table-cell>
          <table:table-cell office:value-type="float" office:value="-0.045">
            <text:p>-0.045</text:p>
          </table:table-cell>
          <table:table-cell office:value-type="float" office:value="-0.181861">
            <text:p>-0.181861</text:p>
          </table:table-cell>
          <table:table-cell table:formula="of:=([.O201]-0.02)/5" office:value-type="float" office:value="-0.0403722">
            <text:p>-0.0403722</text:p>
          </table:table-cell>
          <table:table-cell office:value-type="float" office:value="304.134766">
            <text:p>304.134766</text:p>
          </table:table-cell>
          <table:table-cell office:value-type="float" office:value="95">
            <text:p>95</text:p>
          </table:table-cell>
          <table:table-cell office:value-type="float" office:value="-1074">
            <text:p>-1074</text:p>
          </table:table-cell>
          <table:table-cell office:value-type="float" office:value="230284">
            <text:p>230284</text:p>
          </table:table-cell>
          <table:table-cell office:value-type="float" office:value="151359">
            <text:p>151359</text:p>
          </table:table-cell>
          <table:table-cell office:value-type="float" office:value="276084.75">
            <text:p>276084.75</text:p>
          </table:table-cell>
          <table:table-cell office:value-type="float" office:value="-4.22916">
            <text:p>-4.22916</text:p>
          </table:table-cell>
          <table:table-cell office:value-type="float" office:value="-5.378013">
            <text:p>-5.378013</text:p>
          </table:table-cell>
          <table:table-cell office:value-type="float" office:value="27.165035">
            <text:p>27.165035</text:p>
          </table:table-cell>
        </table:table-row>
        <table:table-row table:style-name="ro1">
          <table:table-cell table:formula="of:=[.A201]+1" office:value-type="float" office:value="201">
            <text:p>201</text:p>
          </table:table-cell>
          <table:table-cell office:value-type="float" office:value="3119059">
            <text:p>3119059</text:p>
          </table:table-cell>
          <table:table-cell office:value-type="float" office:value="13">
            <text:p>13</text:p>
          </table:table-cell>
          <table:table-cell office:value-type="float" office:value="31505">
            <text:p>31505</text:p>
          </table:table-cell>
          <table:table-cell table:formula="of:=[.D202]-[.$D$2]" office:value-type="float" office:value="7517">
            <text:p>7517</text:p>
          </table:table-cell>
          <table:table-cell office:value-type="float" office:value="242248.65625">
            <text:p>242248.65625</text:p>
          </table:table-cell>
          <table:table-cell office:value-type="float" office:value="-0.05">
            <text:p>-0.05</text:p>
          </table:table-cell>
          <table:table-cell office:value-type="float" office:value="-0.154681">
            <text:p>-0.154681</text:p>
          </table:table-cell>
          <table:table-cell office:value-type="float" office:value="209.362961">
            <text:p>209.362961</text:p>
          </table:table-cell>
          <table:table-cell office:value-type="float" office:value="-0.005">
            <text:p>-0.005</text:p>
          </table:table-cell>
          <table:table-cell office:value-type="float" office:value="0.184354">
            <text:p>0.184354</text:p>
          </table:table-cell>
          <table:table-cell table:formula="of:=([.K202]+0.02)/60" office:value-type="float" office:value="0.0034059">
            <text:p>0.0034059</text:p>
          </table:table-cell>
          <table:table-cell office:value-type="float" office:value="3787.071289">
            <text:p>3787.071289</text:p>
          </table:table-cell>
          <table:table-cell office:value-type="float" office:value="-0.05">
            <text:p>-0.05</text:p>
          </table:table-cell>
          <table:table-cell office:value-type="float" office:value="-0.154681">
            <text:p>-0.154681</text:p>
          </table:table-cell>
          <table:table-cell table:formula="of:=([.O202]-0.02)/5" office:value-type="float" office:value="-0.0349362">
            <text:p>-0.0349362</text:p>
          </table:table-cell>
          <table:table-cell office:value-type="float" office:value="209.362961">
            <text:p>209.362961</text:p>
          </table:table-cell>
          <table:table-cell office:value-type="float" office:value="89">
            <text:p>89</text:p>
          </table:table-cell>
          <table:table-cell office:value-type="float" office:value="-1062">
            <text:p>-1062</text:p>
          </table:table-cell>
          <table:table-cell office:value-type="float" office:value="249740">
            <text:p>249740</text:p>
          </table:table-cell>
          <table:table-cell office:value-type="float" office:value="176139">
            <text:p>176139</text:p>
          </table:table-cell>
          <table:table-cell office:value-type="float" office:value="306146.71875">
            <text:p>306146.71875</text:p>
          </table:table-cell>
          <table:table-cell office:value-type="float" office:value="-4.27916">
            <text:p>-4.27916</text:p>
          </table:table-cell>
          <table:table-cell office:value-type="float" office:value="-5.532695">
            <text:p>-5.532695</text:p>
          </table:table-cell>
          <table:table-cell office:value-type="float" office:value="29.29393">
            <text:p>29.29393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float" office:value="3120059">
            <text:p>3120059</text:p>
          </table:table-cell>
          <table:table-cell office:value-type="float" office:value="19">
            <text:p>19</text:p>
          </table:table-cell>
          <table:table-cell office:value-type="float" office:value="31340">
            <text:p>31340</text:p>
          </table:table-cell>
          <table:table-cell table:formula="of:=[.D203]-[.$D$2]" office:value-type="float" office:value="7352">
            <text:p>7352</text:p>
          </table:table-cell>
          <table:table-cell office:value-type="float" office:value="164848.015625">
            <text:p>164848.015625</text:p>
          </table:table-cell>
          <table:table-cell office:value-type="float" office:value="-0.048784">
            <text:p>-0.048784</text:p>
          </table:table-cell>
          <table:table-cell office:value-type="float" office:value="-0.174933">
            <text:p>-0.174933</text:p>
          </table:table-cell>
          <table:table-cell office:value-type="float" office:value="258.587646">
            <text:p>258.587646</text:p>
          </table:table-cell>
          <table:table-cell office:value-type="float" office:value="0.006">
            <text:p>0.006</text:p>
          </table:table-cell>
          <table:table-cell office:value-type="float" office:value="-0.1652">
            <text:p>-0.1652</text:p>
          </table:table-cell>
          <table:table-cell table:formula="of:=([.K203]+0.02)/60" office:value-type="float" office:value="-0.00242">
            <text:p>-0.00242</text:p>
          </table:table-cell>
          <table:table-cell office:value-type="float" office:value="2853.332031">
            <text:p>2853.332031</text:p>
          </table:table-cell>
          <table:table-cell office:value-type="float" office:value="-0.048784">
            <text:p>-0.048784</text:p>
          </table:table-cell>
          <table:table-cell office:value-type="float" office:value="-0.174933">
            <text:p>-0.174933</text:p>
          </table:table-cell>
          <table:table-cell table:formula="of:=([.O203]-0.02)/5" office:value-type="float" office:value="-0.0389866">
            <text:p>-0.0389866</text:p>
          </table:table-cell>
          <table:table-cell office:value-type="float" office:value="258.587646">
            <text:p>258.587646</text:p>
          </table:table-cell>
          <table:table-cell office:value-type="float" office:value="81">
            <text:p>81</text:p>
          </table:table-cell>
          <table:table-cell office:value-type="float" office:value="-1045">
            <text:p>-1045</text:p>
          </table:table-cell>
          <table:table-cell office:value-type="float" office:value="272661">
            <text:p>272661</text:p>
          </table:table-cell>
          <table:table-cell office:value-type="float" office:value="197513">
            <text:p>197513</text:p>
          </table:table-cell>
          <table:table-cell office:value-type="float" office:value="337231.5625">
            <text:p>337231.5625</text:p>
          </table:table-cell>
          <table:table-cell office:value-type="float" office:value="-4.327944">
            <text:p>-4.327944</text:p>
          </table:table-cell>
          <table:table-cell office:value-type="float" office:value="-5.707627">
            <text:p>-5.707627</text:p>
          </table:table-cell>
          <table:table-cell office:value-type="float" office:value="31.878483">
            <text:p>31.878483</text:p>
          </table:table-cell>
        </table:table-row>
        <table:table-row table:style-name="ro1">
          <table:table-cell table:formula="of:=[.A203]+1" office:value-type="float" office:value="203">
            <text:p>203</text:p>
          </table:table-cell>
          <table:table-cell office:value-type="float" office:value="3121059">
            <text:p>3121059</text:p>
          </table:table-cell>
          <table:table-cell office:value-type="float" office:value="22">
            <text:p>22</text:p>
          </table:table-cell>
          <table:table-cell office:value-type="float" office:value="31718">
            <text:p>31718</text:p>
          </table:table-cell>
          <table:table-cell table:formula="of:=[.D204]-[.$D$2]" office:value-type="float" office:value="7730">
            <text:p>7730</text:p>
          </table:table-cell>
          <table:table-cell office:value-type="float" office:value="144074.578125">
            <text:p>144074.578125</text:p>
          </table:table-cell>
          <table:table-cell office:value-type="float" office:value="-0.048605">
            <text:p>-0.048605</text:p>
          </table:table-cell>
          <table:table-cell office:value-type="float" office:value="-0.141758">
            <text:p>-0.141758</text:p>
          </table:table-cell>
          <table:table-cell office:value-type="float" office:value="191.655304">
            <text:p>191.655304</text:p>
          </table:table-cell>
          <table:table-cell office:value-type="float" office:value="0.003">
            <text:p>0.003</text:p>
          </table:table-cell>
          <table:table-cell office:value-type="float" office:value="0.378284">
            <text:p>0.378284</text:p>
          </table:table-cell>
          <table:table-cell table:formula="of:=([.K204]+0.02)/60" office:value-type="float" office:value="0.00663806666666667">
            <text:p>0.0066380667</text:p>
          </table:table-cell>
          <table:table-cell office:value-type="float" office:value="12509.460938">
            <text:p>12509.460938</text:p>
          </table:table-cell>
          <table:table-cell office:value-type="float" office:value="-0.048605">
            <text:p>-0.048605</text:p>
          </table:table-cell>
          <table:table-cell office:value-type="float" office:value="-0.141758">
            <text:p>-0.141758</text:p>
          </table:table-cell>
          <table:table-cell table:formula="of:=([.O204]-0.02)/5" office:value-type="float" office:value="-0.0323516">
            <text:p>-0.0323516</text:p>
          </table:table-cell>
          <table:table-cell office:value-type="float" office:value="191.655304">
            <text:p>191.655304</text:p>
          </table:table-cell>
          <table:table-cell office:value-type="float" office:value="73">
            <text:p>73</text:p>
          </table:table-cell>
          <table:table-cell office:value-type="float" office:value="-1025">
            <text:p>-1025</text:p>
          </table:table-cell>
          <table:table-cell office:value-type="float" office:value="299269">
            <text:p>299269</text:p>
          </table:table-cell>
          <table:table-cell office:value-type="float" office:value="214777">
            <text:p>214777</text:p>
          </table:table-cell>
          <table:table-cell office:value-type="float" office:value="368902.09375">
            <text:p>368902.09375</text:p>
          </table:table-cell>
          <table:table-cell office:value-type="float" office:value="-4.376549">
            <text:p>-4.376549</text:p>
          </table:table-cell>
          <table:table-cell office:value-type="float" office:value="-5.849385">
            <text:p>-5.849385</text:p>
          </table:table-cell>
          <table:table-cell office:value-type="float" office:value="33.65292">
            <text:p>33.65292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float" office:value="3122059">
            <text:p>3122059</text:p>
          </table:table-cell>
          <table:table-cell office:value-type="float" office:value="24">
            <text:p>24</text:p>
          </table:table-cell>
          <table:table-cell office:value-type="float" office:value="31841">
            <text:p>31841</text:p>
          </table:table-cell>
          <table:table-cell table:formula="of:=[.D205]-[.$D$2]" office:value-type="float" office:value="7853">
            <text:p>7853</text:p>
          </table:table-cell>
          <table:table-cell office:value-type="float" office:value="132568.8125">
            <text:p>132568.8125</text:p>
          </table:table-cell>
          <table:table-cell office:value-type="float" office:value="-0.03">
            <text:p>-0.03</text:p>
          </table:table-cell>
          <table:table-cell office:value-type="float" office:value="-0.086734">
            <text:p>-0.086734</text:p>
          </table:table-cell>
          <table:table-cell office:value-type="float" office:value="189.111786">
            <text:p>189.111786</text:p>
          </table:table-cell>
          <table:table-cell office:value-type="float" office:value="0.002">
            <text:p>0.002</text:p>
          </table:table-cell>
          <table:table-cell office:value-type="float" office:value="0.122104">
            <text:p>0.122104</text:p>
          </table:table-cell>
          <table:table-cell table:formula="of:=([.K205]+0.02)/60" office:value-type="float" office:value="0.0023684">
            <text:p>0.0023684</text:p>
          </table:table-cell>
          <table:table-cell office:value-type="float" office:value="6005.213379">
            <text:p>6005.213379</text:p>
          </table:table-cell>
          <table:table-cell office:value-type="float" office:value="-0.03">
            <text:p>-0.03</text:p>
          </table:table-cell>
          <table:table-cell office:value-type="float" office:value="-0.086734">
            <text:p>-0.086734</text:p>
          </table:table-cell>
          <table:table-cell table:formula="of:=([.O205]-0.02)/5" office:value-type="float" office:value="-0.0213468">
            <text:p>-0.0213468</text:p>
          </table:table-cell>
          <table:table-cell office:value-type="float" office:value="189.111786">
            <text:p>189.111786</text:p>
          </table:table-cell>
          <table:table-cell office:value-type="float" office:value="65">
            <text:p>65</text:p>
          </table:table-cell>
          <table:table-cell office:value-type="float" office:value="-1002">
            <text:p>-1002</text:p>
          </table:table-cell>
          <table:table-cell office:value-type="float" office:value="328160">
            <text:p>328160</text:p>
          </table:table-cell>
          <table:table-cell office:value-type="float" office:value="228160">
            <text:p>228160</text:p>
          </table:table-cell>
          <table:table-cell office:value-type="float" office:value="400201.875">
            <text:p>400201.875</text:p>
          </table:table-cell>
          <table:table-cell office:value-type="float" office:value="-4.406549">
            <text:p>-4.406549</text:p>
          </table:table-cell>
          <table:table-cell office:value-type="float" office:value="-5.936119">
            <text:p>-5.936119</text:p>
          </table:table-cell>
          <table:table-cell office:value-type="float" office:value="34.711281">
            <text:p>34.711281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float" office:value="3123059">
            <text:p>3123059</text:p>
          </table:table-cell>
          <table:table-cell office:value-type="float" office:value="24">
            <text:p>24</text:p>
          </table:table-cell>
          <table:table-cell office:value-type="float" office:value="31951">
            <text:p>31951</text:p>
          </table:table-cell>
          <table:table-cell table:formula="of:=[.D206]-[.$D$2]" office:value-type="float" office:value="7963">
            <text:p>7963</text:p>
          </table:table-cell>
          <table:table-cell office:value-type="float" office:value="133027.703125">
            <text:p>133027.703125</text:p>
          </table:table-cell>
          <table:table-cell office:value-type="float" office:value="-0.028085">
            <text:p>-0.028085</text:p>
          </table:table-cell>
          <table:table-cell office:value-type="float" office:value="-0.083536">
            <text:p>-0.083536</text:p>
          </table:table-cell>
          <table:table-cell office:value-type="float" office:value="197.438736">
            <text:p>197.438736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formula="of:=([.K206]+0.02)/60" office:value-type="float" office:value="0.00216888333333333">
            <text:p>0.0021688833</text:p>
          </table:table-cell>
          <table:table-cell office:value-type="float" office:value="100">
            <text:p>100</text:p>
          </table:table-cell>
          <table:table-cell office:value-type="float" office:value="-0.028085">
            <text:p>-0.028085</text:p>
          </table:table-cell>
          <table:table-cell office:value-type="float" office:value="-0.083536">
            <text:p>-0.083536</text:p>
          </table:table-cell>
          <table:table-cell table:formula="of:=([.O206]-0.02)/5" office:value-type="float" office:value="-0.0207072">
            <text:p>-0.0207072</text:p>
          </table:table-cell>
          <table:table-cell office:value-type="float" office:value="197.438736">
            <text:p>197.438736</text:p>
          </table:table-cell>
          <table:table-cell office:value-type="float" office:value="58">
            <text:p>58</text:p>
          </table:table-cell>
          <table:table-cell office:value-type="float" office:value="-979">
            <text:p>-979</text:p>
          </table:table-cell>
          <table:table-cell office:value-type="float" office:value="358206">
            <text:p>358206</text:p>
          </table:table-cell>
          <table:table-cell office:value-type="float" office:value="239028">
            <text:p>239028</text:p>
          </table:table-cell>
          <table:table-cell office:value-type="float" office:value="431130.3125">
            <text:p>431130.3125</text:p>
          </table:table-cell>
          <table:table-cell office:value-type="float" office:value="-4.434634">
            <text:p>-4.434634</text:p>
          </table:table-cell>
          <table:table-cell office:value-type="float" office:value="-6.019655">
            <text:p>-6.019655</text:p>
          </table:table-cell>
          <table:table-cell office:value-type="float" office:value="35.741856">
            <text:p>35.741856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float" office:value="3124059">
            <text:p>3124059</text:p>
          </table:table-cell>
          <table:table-cell office:value-type="float" office:value="22">
            <text:p>22</text:p>
          </table:table-cell>
          <table:table-cell office:value-type="float" office:value="31244">
            <text:p>31244</text:p>
          </table:table-cell>
          <table:table-cell table:formula="of:=[.D207]-[.$D$2]" office:value-type="float" office:value="7256">
            <text:p>7256</text:p>
          </table:table-cell>
          <table:table-cell office:value-type="float" office:value="141919.8125">
            <text:p>141919.8125</text:p>
          </table:table-cell>
          <table:table-cell office:value-type="float" office:value="-0.035">
            <text:p>-0.035</text:p>
          </table:table-cell>
          <table:table-cell office:value-type="float" office:value="-0.115378">
            <text:p>-0.115378</text:p>
          </table:table-cell>
          <table:table-cell office:value-type="float" office:value="229.652145">
            <text:p>229.652145</text:p>
          </table:table-cell>
          <table:table-cell office:value-type="float" office:value="-0.002">
            <text:p>-0.002</text:p>
          </table:table-cell>
          <table:table-cell office:value-type="float" office:value="-0.70629">
            <text:p>-0.70629</text:p>
          </table:table-cell>
          <table:table-cell table:formula="of:=([.K207]+0.02)/60" office:value-type="float" office:value="-0.0114381666666667">
            <text:p>-0.0114381667</text:p>
          </table:table-cell>
          <table:table-cell office:value-type="float" office:value="35214.472656">
            <text:p>35214.472656</text:p>
          </table:table-cell>
          <table:table-cell office:value-type="float" office:value="-0.035">
            <text:p>-0.035</text:p>
          </table:table-cell>
          <table:table-cell office:value-type="float" office:value="-0.115378">
            <text:p>-0.115378</text:p>
          </table:table-cell>
          <table:table-cell table:formula="of:=([.O207]-0.02)/5" office:value-type="float" office:value="-0.0270756">
            <text:p>-0.0270756</text:p>
          </table:table-cell>
          <table:table-cell office:value-type="float" office:value="229.652145">
            <text:p>229.652145</text:p>
          </table:table-cell>
          <table:table-cell office:value-type="float" office:value="52">
            <text:p>52</text:p>
          </table:table-cell>
          <table:table-cell office:value-type="float" office:value="-958">
            <text:p>-958</text:p>
          </table:table-cell>
          <table:table-cell office:value-type="float" office:value="388372">
            <text:p>388372</text:p>
          </table:table-cell>
          <table:table-cell office:value-type="float" office:value="247167">
            <text:p>247167</text:p>
          </table:table-cell>
          <table:table-cell office:value-type="float" office:value="460823.65625">
            <text:p>460823.65625</text:p>
          </table:table-cell>
          <table:table-cell office:value-type="float" office:value="-4.469634">
            <text:p>-4.469634</text:p>
          </table:table-cell>
          <table:table-cell office:value-type="float" office:value="-6.135033">
            <text:p>-6.135033</text:p>
          </table:table-cell>
          <table:table-cell office:value-type="float" office:value="37.2603">
            <text:p>37.2603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float" office:value="3125059">
            <text:p>3125059</text:p>
          </table:table-cell>
          <table:table-cell office:value-type="float" office:value="22">
            <text:p>22</text:p>
          </table:table-cell>
          <table:table-cell office:value-type="float" office:value="31079">
            <text:p>31079</text:p>
          </table:table-cell>
          <table:table-cell table:formula="of:=[.D208]-[.$D$2]" office:value-type="float" office:value="7091">
            <text:p>7091</text:p>
          </table:table-cell>
          <table:table-cell office:value-type="float" office:value="141168.890625">
            <text:p>141168.890625</text:p>
          </table:table-cell>
          <table:table-cell office:value-type="float" office:value="-0.038372">
            <text:p>-0.038372</text:p>
          </table:table-cell>
          <table:table-cell office:value-type="float" office:value="-0.102322">
            <text:p>-0.102322</text:p>
          </table:table-cell>
          <table:table-cell office:value-type="float" office:value="166.65625">
            <text:p>166.65625</text:p>
          </table:table-cell>
          <table:table-cell office:value-type="float" office:value="0">
            <text:p>0</text:p>
          </table:table-cell>
          <table:table-cell office:value-type="float" office:value="-0.1652">
            <text:p>-0.1652</text:p>
          </table:table-cell>
          <table:table-cell table:formula="of:=([.K208]+0.02)/60" office:value-type="float" office:value="-0.00242">
            <text:p>-0.00242</text:p>
          </table:table-cell>
          <table:table-cell office:value-type="float" office:value="100">
            <text:p>100</text:p>
          </table:table-cell>
          <table:table-cell office:value-type="float" office:value="-0.038372">
            <text:p>-0.038372</text:p>
          </table:table-cell>
          <table:table-cell office:value-type="float" office:value="-0.102322">
            <text:p>-0.102322</text:p>
          </table:table-cell>
          <table:table-cell table:formula="of:=([.O208]-0.02)/5" office:value-type="float" office:value="-0.0244644">
            <text:p>-0.0244644</text:p>
          </table:table-cell>
          <table:table-cell office:value-type="float" office:value="166.65625">
            <text:p>166.65625</text:p>
          </table:table-cell>
          <table:table-cell office:value-type="float" office:value="47">
            <text:p>47</text:p>
          </table:table-cell>
          <table:table-cell office:value-type="float" office:value="-937">
            <text:p>-937</text:p>
          </table:table-cell>
          <table:table-cell office:value-type="float" office:value="419111">
            <text:p>419111</text:p>
          </table:table-cell>
          <table:table-cell office:value-type="float" office:value="251755">
            <text:p>251755</text:p>
          </table:table-cell>
          <table:table-cell office:value-type="float" office:value="489354.5625">
            <text:p>489354.5625</text:p>
          </table:table-cell>
          <table:table-cell office:value-type="float" office:value="-4.508006">
            <text:p>-4.508006</text:p>
          </table:table-cell>
          <table:table-cell office:value-type="float" office:value="-6.237355">
            <text:p>-6.237355</text:p>
          </table:table-cell>
          <table:table-cell office:value-type="float" office:value="38.361721">
            <text:p>38.361721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float" office:value="3126059">
            <text:p>3126059</text:p>
          </table:table-cell>
          <table:table-cell office:value-type="float" office:value="21">
            <text:p>21</text:p>
          </table:table-cell>
          <table:table-cell office:value-type="float" office:value="31309">
            <text:p>31309</text:p>
          </table:table-cell>
          <table:table-cell table:formula="of:=[.D209]-[.$D$2]" office:value-type="float" office:value="7321">
            <text:p>7321</text:p>
          </table:table-cell>
          <table:table-cell office:value-type="float" office:value="148990.484375">
            <text:p>148990.484375</text:p>
          </table:table-cell>
          <table:table-cell office:value-type="float" office:value="-0.035">
            <text:p>-0.035</text:p>
          </table:table-cell>
          <table:table-cell office:value-type="float" office:value="-0.101522">
            <text:p>-0.101522</text:p>
          </table:table-cell>
          <table:table-cell office:value-type="float" office:value="190.063461">
            <text:p>190.063461</text:p>
          </table:table-cell>
          <table:table-cell office:value-type="float" office:value="-0.001">
            <text:p>-0.001</text:p>
          </table:table-cell>
          <table:table-cell office:value-type="float" office:value="0.229843">
            <text:p>0.229843</text:p>
          </table:table-cell>
          <table:table-cell table:formula="of:=([.K209]+0.02)/60" office:value-type="float" office:value="0.00416405">
            <text:p>0.00416405</text:p>
          </table:table-cell>
          <table:table-cell office:value-type="float" office:value="23084.332031">
            <text:p>23084.332031</text:p>
          </table:table-cell>
          <table:table-cell office:value-type="float" office:value="-0.035">
            <text:p>-0.035</text:p>
          </table:table-cell>
          <table:table-cell office:value-type="float" office:value="-0.101522">
            <text:p>-0.101522</text:p>
          </table:table-cell>
          <table:table-cell table:formula="of:=([.O209]-0.02)/5" office:value-type="float" office:value="-0.0243044">
            <text:p>-0.0243044</text:p>
          </table:table-cell>
          <table:table-cell office:value-type="float" office:value="190.063461">
            <text:p>190.063461</text:p>
          </table:table-cell>
          <table:table-cell office:value-type="float" office:value="43">
            <text:p>43</text:p>
          </table:table-cell>
          <table:table-cell office:value-type="float" office:value="-916">
            <text:p>-916</text:p>
          </table:table-cell>
          <table:table-cell office:value-type="float" office:value="450387">
            <text:p>450387</text:p>
          </table:table-cell>
          <table:table-cell office:value-type="float" office:value="253189">
            <text:p>253189</text:p>
          </table:table-cell>
          <table:table-cell office:value-type="float" office:value="517087.125">
            <text:p>517087.125</text:p>
          </table:table-cell>
          <table:table-cell office:value-type="float" office:value="-4.543006">
            <text:p>-4.543006</text:p>
          </table:table-cell>
          <table:table-cell office:value-type="float" office:value="-0.055691">
            <text:p>-0.055691</text:p>
          </table:table-cell>
          <table:table-cell office:value-type="float" office:value="98.774132">
            <text:p>98.774132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float" office:value="3127059">
            <text:p>3127059</text:p>
          </table:table-cell>
          <table:table-cell office:value-type="float" office:value="21">
            <text:p>21</text:p>
          </table:table-cell>
          <table:table-cell office:value-type="float" office:value="31417">
            <text:p>31417</text:p>
          </table:table-cell>
          <table:table-cell table:formula="of:=[.D210]-[.$D$2]" office:value-type="float" office:value="7429">
            <text:p>7429</text:p>
          </table:table-cell>
          <table:table-cell office:value-type="float" office:value="149503.53125">
            <text:p>149503.53125</text:p>
          </table:table-cell>
          <table:table-cell office:value-type="float" office:value="-0.038415">
            <text:p>-0.038415</text:p>
          </table:table-cell>
          <table:table-cell office:value-type="float" office:value="-0.10472">
            <text:p>-0.10472</text:p>
          </table:table-cell>
          <table:table-cell office:value-type="float" office:value="172.603851">
            <text:p>172.603851</text:p>
          </table:table-cell>
          <table:table-cell office:value-type="float" office:value="0">
            <text:p>0</text:p>
          </table:table-cell>
          <table:table-cell office:value-type="float" office:value="0.107739">
            <text:p>0.107739</text:p>
          </table:table-cell>
          <table:table-cell table:formula="of:=([.K210]+0.02)/60" office:value-type="float" office:value="0.00212898333333333">
            <text:p>0.0021289833</text:p>
          </table:table-cell>
          <table:table-cell office:value-type="float" office:value="100">
            <text:p>100</text:p>
          </table:table-cell>
          <table:table-cell office:value-type="float" office:value="-0.038415">
            <text:p>-0.038415</text:p>
          </table:table-cell>
          <table:table-cell office:value-type="float" office:value="-0.10472">
            <text:p>-0.10472</text:p>
          </table:table-cell>
          <table:table-cell table:formula="of:=([.O210]-0.02)/5" office:value-type="float" office:value="-0.024944">
            <text:p>-0.024944</text:p>
          </table:table-cell>
          <table:table-cell office:value-type="float" office:value="172.603851">
            <text:p>172.603851</text:p>
          </table:table-cell>
          <table:table-cell office:value-type="float" office:value="39">
            <text:p>39</text:p>
          </table:table-cell>
          <table:table-cell office:value-type="float" office:value="-895">
            <text:p>-895</text:p>
          </table:table-cell>
          <table:table-cell office:value-type="float" office:value="481755">
            <text:p>481755</text:p>
          </table:table-cell>
          <table:table-cell office:value-type="float" office:value="251440">
            <text:p>251440</text:p>
          </table:table-cell>
          <table:table-cell office:value-type="float" office:value="543804.4375">
            <text:p>543804.4375</text:p>
          </table:table-cell>
          <table:table-cell office:value-type="float" office:value="-4.58142">
            <text:p>-4.58142</text:p>
          </table:table-cell>
          <table:table-cell office:value-type="float" office:value="-0.160411">
            <text:p>-0.160411</text:p>
          </table:table-cell>
          <table:table-cell office:value-type="float" office:value="96.498665">
            <text:p>96.498665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float" office:value="3128059">
            <text:p>3128059</text:p>
          </table:table-cell>
          <table:table-cell office:value-type="float" office:value="20">
            <text:p>20</text:p>
          </table:table-cell>
          <table:table-cell office:value-type="float" office:value="31201">
            <text:p>31201</text:p>
          </table:table-cell>
          <table:table-cell table:formula="of:=[.D211]-[.$D$2]" office:value-type="float" office:value="7213">
            <text:p>7213</text:p>
          </table:table-cell>
          <table:table-cell office:value-type="float" office:value="155906.3125">
            <text:p>155906.3125</text:p>
          </table:table-cell>
          <table:table-cell office:value-type="float" office:value="-0.035">
            <text:p>-0.035</text:p>
          </table:table-cell>
          <table:table-cell office:value-type="float" office:value="-0.124438">
            <text:p>-0.124438</text:p>
          </table:table-cell>
          <table:table-cell office:value-type="float" office:value="255.537079">
            <text:p>255.537079</text:p>
          </table:table-cell>
          <table:table-cell office:value-type="float" office:value="-0.001">
            <text:p>-0.001</text:p>
          </table:table-cell>
          <table:table-cell office:value-type="float" office:value="-0.215478">
            <text:p>-0.215478</text:p>
          </table:table-cell>
          <table:table-cell table:formula="of:=([.K211]+0.02)/60" office:value-type="float" office:value="-0.00325796666666667">
            <text:p>-0.0032579667</text:p>
          </table:table-cell>
          <table:table-cell office:value-type="float" office:value="21447.8125">
            <text:p>21447.8125</text:p>
          </table:table-cell>
          <table:table-cell office:value-type="float" office:value="-0.035">
            <text:p>-0.035</text:p>
          </table:table-cell>
          <table:table-cell office:value-type="float" office:value="-0.124438">
            <text:p>-0.124438</text:p>
          </table:table-cell>
          <table:table-cell table:formula="of:=([.O211]-0.02)/5" office:value-type="float" office:value="-0.0288876">
            <text:p>-0.0288876</text:p>
          </table:table-cell>
          <table:table-cell office:value-type="float" office:value="255.537079">
            <text:p>255.537079</text:p>
          </table:table-cell>
          <table:table-cell office:value-type="float" office:value="36">
            <text:p>36</text:p>
          </table:table-cell>
          <table:table-cell office:value-type="float" office:value="-875">
            <text:p>-875</text:p>
          </table:table-cell>
          <table:table-cell office:value-type="float" office:value="512556">
            <text:p>512556</text:p>
          </table:table-cell>
          <table:table-cell office:value-type="float" office:value="246456">
            <text:p>246456</text:p>
          </table:table-cell>
          <table:table-cell office:value-type="float" office:value="569077.6875">
            <text:p>569077.6875</text:p>
          </table:table-cell>
          <table:table-cell office:value-type="float" office:value="-4.61642">
            <text:p>-4.61642</text:p>
          </table:table-cell>
          <table:table-cell office:value-type="float" office:value="-0.284849">
            <text:p>-0.284849</text:p>
          </table:table-cell>
          <table:table-cell office:value-type="float" office:value="93.829651">
            <text:p>93.829651</text:p>
          </table:table-cell>
        </table:table-row>
        <table:table-row table:style-name="ro1">
          <table:table-cell table:formula="of:=[.A211]+1" office:value-type="float" office:value="211">
            <text:p>211</text:p>
          </table:table-cell>
          <table:table-cell office:value-type="float" office:value="3129059">
            <text:p>3129059</text:p>
          </table:table-cell>
          <table:table-cell office:value-type="float" office:value="21">
            <text:p>21</text:p>
          </table:table-cell>
          <table:table-cell office:value-type="float" office:value="30938">
            <text:p>30938</text:p>
          </table:table-cell>
          <table:table-cell table:formula="of:=[.D212]-[.$D$2]" office:value-type="float" office:value="6950">
            <text:p>6950</text:p>
          </table:table-cell>
          <table:table-cell office:value-type="float" office:value="147223.328125">
            <text:p>147223.328125</text:p>
          </table:table-cell>
          <table:table-cell office:value-type="float" office:value="-0.045">
            <text:p>-0.045</text:p>
          </table:table-cell>
          <table:table-cell office:value-type="float" office:value="-0.149485">
            <text:p>-0.149485</text:p>
          </table:table-cell>
          <table:table-cell office:value-type="float" office:value="232.189896">
            <text:p>232.189896</text:p>
          </table:table-cell>
          <table:table-cell office:value-type="float" office:value="0.001">
            <text:p>0.001</text:p>
          </table:table-cell>
          <table:table-cell office:value-type="float" office:value="-0.263362">
            <text:p>-0.263362</text:p>
          </table:table-cell>
          <table:table-cell table:formula="of:=([.K212]+0.02)/60" office:value-type="float" office:value="-0.00405603333333333">
            <text:p>-0.0040560333</text:p>
          </table:table-cell>
          <table:table-cell office:value-type="float" office:value="26436.214844">
            <text:p>26436.214844</text:p>
          </table:table-cell>
          <table:table-cell office:value-type="float" office:value="-0.045">
            <text:p>-0.045</text:p>
          </table:table-cell>
          <table:table-cell office:value-type="float" office:value="-0.149485">
            <text:p>-0.149485</text:p>
          </table:table-cell>
          <table:table-cell table:formula="of:=([.O212]-0.02)/5" office:value-type="float" office:value="-0.033897">
            <text:p>-0.033897</text:p>
          </table:table-cell>
          <table:table-cell office:value-type="float" office:value="232.189896">
            <text:p>232.189896</text:p>
          </table:table-cell>
          <table:table-cell office:value-type="float" office:value="34">
            <text:p>34</text:p>
          </table:table-cell>
          <table:table-cell office:value-type="float" office:value="-854">
            <text:p>-854</text:p>
          </table:table-cell>
          <table:table-cell office:value-type="float" office:value="542247">
            <text:p>542247</text:p>
          </table:table-cell>
          <table:table-cell office:value-type="float" office:value="237762">
            <text:p>237762</text:p>
          </table:table-cell>
          <table:table-cell office:value-type="float" office:value="592395.5625">
            <text:p>592395.5625</text:p>
          </table:table-cell>
          <table:table-cell office:value-type="float" office:value="-4.66142">
            <text:p>-4.66142</text:p>
          </table:table-cell>
          <table:table-cell office:value-type="float" office:value="-0.434334">
            <text:p>-0.434334</text:p>
          </table:table-cell>
          <table:table-cell office:value-type="float" office:value="90.682365">
            <text:p>90.682365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float" office:value="3130059">
            <text:p>3130059</text:p>
          </table:table-cell>
          <table:table-cell office:value-type="float" office:value="21">
            <text:p>21</text:p>
          </table:table-cell>
          <table:table-cell office:value-type="float" office:value="31369">
            <text:p>31369</text:p>
          </table:table-cell>
          <table:table-cell table:formula="of:=[.D213]-[.$D$2]" office:value-type="float" office:value="7381">
            <text:p>7381</text:p>
          </table:table-cell>
          <table:table-cell office:value-type="float" office:value="149275.5">
            <text:p>149275.5</text:p>
          </table:table-cell>
          <table:table-cell office:value-type="float" office:value="-0.045">
            <text:p>-0.045</text:p>
          </table:table-cell>
          <table:table-cell office:value-type="float" office:value="-0.164807">
            <text:p>-0.164807</text:p>
          </table:table-cell>
          <table:table-cell office:value-type="float" office:value="266.237885">
            <text:p>266.237885</text:p>
          </table:table-cell>
          <table:table-cell office:value-type="float" office:value="0">
            <text:p>0</text:p>
          </table:table-cell>
          <table:table-cell office:value-type="float" office:value="0.430956">
            <text:p>0.430956</text:p>
          </table:table-cell>
          <table:table-cell table:formula="of:=([.K213]+0.02)/60" office:value-type="float" office:value="0.00751593333333333">
            <text:p>0.0075159333</text:p>
          </table:table-cell>
          <table:table-cell office:value-type="float" office:value="100">
            <text:p>100</text:p>
          </table:table-cell>
          <table:table-cell office:value-type="float" office:value="-0.045">
            <text:p>-0.045</text:p>
          </table:table-cell>
          <table:table-cell office:value-type="float" office:value="-0.164807">
            <text:p>-0.164807</text:p>
          </table:table-cell>
          <table:table-cell table:formula="of:=([.O213]-0.02)/5" office:value-type="float" office:value="-0.0369614">
            <text:p>-0.0369614</text:p>
          </table:table-cell>
          <table:table-cell office:value-type="float" office:value="266.237885">
            <text:p>266.237885</text:p>
          </table:table-cell>
          <table:table-cell office:value-type="float" office:value="33">
            <text:p>33</text:p>
          </table:table-cell>
          <table:table-cell office:value-type="float" office:value="-833">
            <text:p>-833</text:p>
          </table:table-cell>
          <table:table-cell office:value-type="float" office:value="570703">
            <text:p>570703</text:p>
          </table:table-cell>
          <table:table-cell office:value-type="float" office:value="224562">
            <text:p>224562</text:p>
          </table:table-cell>
          <table:table-cell office:value-type="float" office:value="613569.1875">
            <text:p>613569.1875</text:p>
          </table:table-cell>
          <table:table-cell office:value-type="float" office:value="-4.70642">
            <text:p>-4.70642</text:p>
          </table:table-cell>
          <table:table-cell office:value-type="float" office:value="-0.599141">
            <text:p>-0.599141</text:p>
          </table:table-cell>
          <table:table-cell office:value-type="float" office:value="87.269699">
            <text:p>87.269699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float" office:value="3131059">
            <text:p>3131059</text:p>
          </table:table-cell>
          <table:table-cell office:value-type="float" office:value="21">
            <text:p>21</text:p>
          </table:table-cell>
          <table:table-cell office:value-type="float" office:value="32056">
            <text:p>32056</text:p>
          </table:table-cell>
          <table:table-cell table:formula="of:=[.D214]-[.$D$2]" office:value-type="float" office:value="8068">
            <text:p>8068</text:p>
          </table:table-cell>
          <table:table-cell office:value-type="float" office:value="152547.578125">
            <text:p>152547.578125</text:p>
          </table:table-cell>
          <table:table-cell office:value-type="float" office:value="-0.04">
            <text:p>-0.04</text:p>
          </table:table-cell>
          <table:table-cell office:value-type="float" office:value="-0.117377">
            <text:p>-0.117377</text:p>
          </table:table-cell>
          <table:table-cell office:value-type="float" office:value="193.441803">
            <text:p>193.441803</text:p>
          </table:table-cell>
          <table:table-cell office:value-type="float" office:value="0">
            <text:p>0</text:p>
          </table:table-cell>
          <table:table-cell office:value-type="float" office:value="0.687136">
            <text:p>0.687136</text:p>
          </table:table-cell>
          <table:table-cell table:formula="of:=([.K214]+0.02)/60" office:value-type="float" office:value="0.0117856">
            <text:p>0.0117856</text:p>
          </table:table-cell>
          <table:table-cell office:value-type="float" office:value="100">
            <text:p>100</text:p>
          </table:table-cell>
          <table:table-cell office:value-type="float" office:value="-0.04">
            <text:p>-0.04</text:p>
          </table:table-cell>
          <table:table-cell office:value-type="float" office:value="-0.117377">
            <text:p>-0.117377</text:p>
          </table:table-cell>
          <table:table-cell table:formula="of:=([.O214]-0.02)/5" office:value-type="float" office:value="-0.0274754">
            <text:p>-0.0274754</text:p>
          </table:table-cell>
          <table:table-cell office:value-type="float" office:value="193.441803">
            <text:p>193.441803</text:p>
          </table:table-cell>
          <table:table-cell office:value-type="float" office:value="33">
            <text:p>33</text:p>
          </table:table-cell>
          <table:table-cell office:value-type="float" office:value="-812">
            <text:p>-812</text:p>
          </table:table-cell>
          <table:table-cell office:value-type="float" office:value="597175">
            <text:p>597175</text:p>
          </table:table-cell>
          <table:table-cell office:value-type="float" office:value="206485">
            <text:p>206485</text:p>
          </table:table-cell>
          <table:table-cell office:value-type="float" office:value="632100.1875">
            <text:p>632100.1875</text:p>
          </table:table-cell>
          <table:table-cell office:value-type="float" office:value="-4.74642">
            <text:p>-4.74642</text:p>
          </table:table-cell>
          <table:table-cell office:value-type="float" office:value="-0.716518">
            <text:p>-0.716518</text:p>
          </table:table-cell>
          <table:table-cell office:value-type="float" office:value="84.90403">
            <text:p>84.90403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float" office:value="3132059">
            <text:p>3132059</text:p>
          </table:table-cell>
          <table:table-cell office:value-type="float" office:value="25">
            <text:p>25</text:p>
          </table:table-cell>
          <table:table-cell office:value-type="float" office:value="31802">
            <text:p>31802</text:p>
          </table:table-cell>
          <table:table-cell table:formula="of:=[.D215]-[.$D$2]" office:value-type="float" office:value="7814">
            <text:p>7814</text:p>
          </table:table-cell>
          <table:table-cell office:value-type="float" office:value="127108.828125">
            <text:p>127108.828125</text:p>
          </table:table-cell>
          <table:table-cell office:value-type="float" office:value="-0.02">
            <text:p>-0.02</text:p>
          </table:table-cell>
          <table:table-cell office:value-type="float" office:value="-0.007727">
            <text:p>-0.007727</text:p>
          </table:table-cell>
          <table:table-cell office:value-type="float" office:value="61.362934">
            <text:p>61.362934</text:p>
          </table:table-cell>
          <table:table-cell office:value-type="float" office:value="0.004">
            <text:p>0.004</text:p>
          </table:table-cell>
          <table:table-cell office:value-type="float" office:value="-0.253785">
            <text:p>-0.253785</text:p>
          </table:table-cell>
          <table:table-cell table:formula="of:=([.K215]+0.02)/60" office:value-type="float" office:value="-0.00389641666666667">
            <text:p>-0.0038964167</text:p>
          </table:table-cell>
          <table:table-cell office:value-type="float" office:value="6444.632813">
            <text:p>6444.632813</text:p>
          </table:table-cell>
          <table:table-cell office:value-type="float" office:value="-0.02">
            <text:p>-0.02</text:p>
          </table:table-cell>
          <table:table-cell office:value-type="float" office:value="-0.007727">
            <text:p>-0.007727</text:p>
          </table:table-cell>
          <table:table-cell table:formula="of:=([.O215]-0.02)/5" office:value-type="float" office:value="-0.0055454">
            <text:p>-0.0055454</text:p>
          </table:table-cell>
          <table:table-cell office:value-type="float" office:value="61.362934">
            <text:p>61.362934</text:p>
          </table:table-cell>
          <table:table-cell office:value-type="float" office:value="34">
            <text:p>34</text:p>
          </table:table-cell>
          <table:table-cell office:value-type="float" office:value="-787">
            <text:p>-787</text:p>
          </table:table-cell>
          <table:table-cell office:value-type="float" office:value="621157">
            <text:p>621157</text:p>
          </table:table-cell>
          <table:table-cell office:value-type="float" office:value="185598">
            <text:p>185598</text:p>
          </table:table-cell>
          <table:table-cell office:value-type="float" office:value="648485.25">
            <text:p>648485.25</text:p>
          </table:table-cell>
          <table:table-cell office:value-type="float" office:value="-4.76642">
            <text:p>-4.76642</text:p>
          </table:table-cell>
          <table:table-cell office:value-type="float" office:value="-0.724246">
            <text:p>-0.724246</text:p>
          </table:table-cell>
          <table:table-cell office:value-type="float" office:value="84.805252">
            <text:p>84.805252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float" office:value="3133059">
            <text:p>3133059</text:p>
          </table:table-cell>
          <table:table-cell office:value-type="float" office:value="28">
            <text:p>28</text:p>
          </table:table-cell>
          <table:table-cell office:value-type="float" office:value="31196">
            <text:p>31196</text:p>
          </table:table-cell>
          <table:table-cell table:formula="of:=[.D216]-[.$D$2]" office:value-type="float" office:value="7208">
            <text:p>7208</text:p>
          </table:table-cell>
          <table:table-cell office:value-type="float" office:value="111315.976563">
            <text:p>111315.976563</text:p>
          </table:table-cell>
          <table:table-cell office:value-type="float" office:value="-0.005">
            <text:p>-0.005</text:p>
          </table:table-cell>
          <table:table-cell office:value-type="float" office:value="0.01319">
            <text:p>0.01319</text:p>
          </table:table-cell>
          <table:table-cell office:value-type="float" office:value="363.797852">
            <text:p>363.797852</text:p>
          </table:table-cell>
          <table:table-cell office:value-type="float" office:value="0.003">
            <text:p>0.003</text:p>
          </table:table-cell>
          <table:table-cell office:value-type="float" office:value="-0.605733">
            <text:p>-0.605733</text:p>
          </table:table-cell>
          <table:table-cell table:formula="of:=([.K216]+0.02)/60" office:value-type="float" office:value="-0.00976221666666667">
            <text:p>-0.0097622167</text:p>
          </table:table-cell>
          <table:table-cell office:value-type="float" office:value="20291.097656">
            <text:p>20291.097656</text:p>
          </table:table-cell>
          <table:table-cell office:value-type="float" office:value="-0.005">
            <text:p>-0.005</text:p>
          </table:table-cell>
          <table:table-cell office:value-type="float" office:value="0.01319">
            <text:p>0.01319</text:p>
          </table:table-cell>
          <table:table-cell table:formula="of:=([.O216]-0.02)/5" office:value-type="float" office:value="-0.001362">
            <text:p>-0.001362</text:p>
          </table:table-cell>
          <table:table-cell office:value-type="float" office:value="363.797852">
            <text:p>363.797852</text:p>
          </table:table-cell>
          <table:table-cell office:value-type="float" office:value="36">
            <text:p>36</text:p>
          </table:table-cell>
          <table:table-cell office:value-type="float" office:value="-759">
            <text:p>-759</text:p>
          </table:table-cell>
          <table:table-cell office:value-type="float" office:value="644523">
            <text:p>644523</text:p>
          </table:table-cell>
          <table:table-cell office:value-type="float" office:value="164928">
            <text:p>164928</text:p>
          </table:table-cell>
          <table:table-cell office:value-type="float" office:value="665444">
            <text:p>665444</text:p>
          </table:table-cell>
          <table:table-cell office:value-type="float" office:value="-4.77142">
            <text:p>-4.77142</text:p>
          </table:table-cell>
          <table:table-cell office:value-type="float" office:value="-0.711056">
            <text:p>-0.711056</text:p>
          </table:table-cell>
          <table:table-cell office:value-type="float" office:value="85.09761">
            <text:p>85.09761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float" office:value="3134059">
            <text:p>3134059</text:p>
          </table:table-cell>
          <table:table-cell office:value-type="float" office:value="31">
            <text:p>31</text:p>
          </table:table-cell>
          <table:table-cell office:value-type="float" office:value="31252">
            <text:p>31252</text:p>
          </table:table-cell>
          <table:table-cell table:formula="of:=[.D217]-[.$D$2]" office:value-type="float" office:value="7264">
            <text:p>7264</text:p>
          </table:table-cell>
          <table:table-cell office:value-type="float" office:value="100711.414063">
            <text:p>100711.414063</text:p>
          </table:table-cell>
          <table:table-cell office:value-type="float" office:value="-0.002541">
            <text:p>-0.002541</text:p>
          </table:table-cell>
          <table:table-cell office:value-type="float" office:value="0.026779">
            <text:p>0.026779</text:p>
          </table:table-cell>
          <table:table-cell office:value-type="float" office:value="1153.9021">
            <text:p>1153.9021</text:p>
          </table:table-cell>
          <table:table-cell office:value-type="float" office:value="0.003">
            <text:p>0.003</text:p>
          </table:table-cell>
          <table:table-cell office:value-type="float" office:value="0.055067">
            <text:p>0.055067</text:p>
          </table:table-cell>
          <table:table-cell table:formula="of:=([.K217]+0.02)/60" office:value-type="float" office:value="0.00125111666666667">
            <text:p>0.0012511167</text:p>
          </table:table-cell>
          <table:table-cell office:value-type="float" office:value="1735.555664">
            <text:p>1735.555664</text:p>
          </table:table-cell>
          <table:table-cell office:value-type="float" office:value="-0.002541">
            <text:p>-0.002541</text:p>
          </table:table-cell>
          <table:table-cell office:value-type="float" office:value="0.026779">
            <text:p>0.026779</text:p>
          </table:table-cell>
          <table:table-cell table:formula="of:=([.O217]-0.02)/5" office:value-type="float" office:value="0.0013558">
            <text:p>0.0013558</text:p>
          </table:table-cell>
          <table:table-cell office:value-type="float" office:value="1153.9021">
            <text:p>1153.9021</text:p>
          </table:table-cell>
          <table:table-cell office:value-type="float" office:value="38">
            <text:p>38</text:p>
          </table:table-cell>
          <table:table-cell office:value-type="float" office:value="-728">
            <text:p>-728</text:p>
          </table:table-cell>
          <table:table-cell office:value-type="float" office:value="668201">
            <text:p>668201</text:p>
          </table:table-cell>
          <table:table-cell office:value-type="float" office:value="144532">
            <text:p>144532</text:p>
          </table:table-cell>
          <table:table-cell office:value-type="float" office:value="683770.625">
            <text:p>683770.625</text:p>
          </table:table-cell>
          <table:table-cell office:value-type="float" office:value="-4.773962">
            <text:p>-4.773962</text:p>
          </table:table-cell>
          <table:table-cell office:value-type="float" office:value="-0.684276">
            <text:p>-0.684276</text:p>
          </table:table-cell>
          <table:table-cell office:value-type="float" office:value="85.666496">
            <text:p>85.666496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float" office:value="3135059">
            <text:p>3135059</text:p>
          </table:table-cell>
          <table:table-cell office:value-type="float" office:value="30">
            <text:p>30</text:p>
          </table:table-cell>
          <table:table-cell office:value-type="float" office:value="32118">
            <text:p>32118</text:p>
          </table:table-cell>
          <table:table-cell table:formula="of:=[.D218]-[.$D$2]" office:value-type="float" office:value="8130">
            <text:p>8130</text:p>
          </table:table-cell>
          <table:table-cell office:value-type="float" office:value="106960.804688">
            <text:p>106960.804688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 office:value-type="string">
            <text:p>Infinity</text:p>
          </table:table-cell>
          <table:table-cell office:value-type="float" office:value="-0.001">
            <text:p>-0.001</text:p>
          </table:table-cell>
          <table:table-cell office:value-type="float" office:value="0.866701">
            <text:p>0.866701</text:p>
          </table:table-cell>
          <table:table-cell table:formula="of:=([.K218]+0.02)/60" office:value-type="float" office:value="0.01477835">
            <text:p>0.01477835</text:p>
          </table:table-cell>
          <table:table-cell office:value-type="float" office:value="86770.085938">
            <text:p>86770.085938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 table:formula="of:=([.O218]-0.02)/5" office:value-type="float" office:value="-0.0001896">
            <text:p>-0.0001896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-698">
            <text:p>-698</text:p>
          </table:table-cell>
          <table:table-cell office:value-type="float" office:value="693089">
            <text:p>693089</text:p>
          </table:table-cell>
          <table:table-cell office:value-type="float" office:value="124230">
            <text:p>124230</text:p>
          </table:table-cell>
          <table:table-cell office:value-type="float" office:value="704218.6875">
            <text:p>704218.6875</text:p>
          </table:table-cell>
          <table:table-cell office:value-type="float" office:value="-4.773962">
            <text:p>-4.773962</text:p>
          </table:table-cell>
          <table:table-cell office:value-type="float" office:value="-0.665224">
            <text:p>-0.665224</text:p>
          </table:table-cell>
          <table:table-cell office:value-type="float" office:value="86.065575">
            <text:p>86.065575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float" office:value="3136059">
            <text:p>3136059</text:p>
          </table:table-cell>
          <table:table-cell office:value-type="float" office:value="29">
            <text:p>29</text:p>
          </table:table-cell>
          <table:table-cell office:value-type="float" office:value="32386">
            <text:p>32386</text:p>
          </table:table-cell>
          <table:table-cell table:formula="of:=[.D219]-[.$D$2]" office:value-type="float" office:value="8398">
            <text:p>8398</text:p>
          </table:table-cell>
          <table:table-cell office:value-type="float" office:value="111577.210938">
            <text:p>111577.210938</text:p>
          </table:table-cell>
          <table:table-cell office:value-type="float" office:value="-0.007632">
            <text:p>-0.007632</text:p>
          </table:table-cell>
          <table:table-cell office:value-type="float" office:value="0.012524">
            <text:p>0.012524</text:p>
          </table:table-cell>
          <table:table-cell office:value-type="float" office:value="264.104156">
            <text:p>264.104156</text:p>
          </table:table-cell>
          <table:table-cell office:value-type="float" office:value="-0.001">
            <text:p>-0.001</text:p>
          </table:table-cell>
          <table:table-cell office:value-type="float" office:value="0.268151">
            <text:p>0.268151</text:p>
          </table:table-cell>
          <table:table-cell table:formula="of:=([.K219]+0.02)/60" office:value-type="float" office:value="0.00480251666666667">
            <text:p>0.0048025167</text:p>
          </table:table-cell>
          <table:table-cell office:value-type="float" office:value="26915.054688">
            <text:p>26915.054688</text:p>
          </table:table-cell>
          <table:table-cell office:value-type="float" office:value="-0.007632">
            <text:p>-0.007632</text:p>
          </table:table-cell>
          <table:table-cell office:value-type="float" office:value="0.012524">
            <text:p>0.012524</text:p>
          </table:table-cell>
          <table:table-cell table:formula="of:=([.O219]-0.02)/5" office:value-type="float" office:value="-0.0014952">
            <text:p>-0.0014952</text:p>
          </table:table-cell>
          <table:table-cell office:value-type="float" office:value="264.104156">
            <text:p>264.104156</text:p>
          </table:table-cell>
          <table:table-cell office:value-type="float" office:value="42">
            <text:p>42</text:p>
          </table:table-cell>
          <table:table-cell office:value-type="float" office:value="-669">
            <text:p>-669</text:p>
          </table:table-cell>
          <table:table-cell office:value-type="float" office:value="718570">
            <text:p>718570</text:p>
          </table:table-cell>
          <table:table-cell office:value-type="float" office:value="104240">
            <text:p>104240</text:p>
          </table:table-cell>
          <table:table-cell office:value-type="float" office:value="726146.25">
            <text:p>726146.25</text:p>
          </table:table-cell>
          <table:table-cell office:value-type="float" office:value="-4.781593">
            <text:p>-4.781593</text:p>
          </table:table-cell>
          <table:table-cell office:value-type="float" office:value="-0.6527">
            <text:p>-0.6527</text:p>
          </table:table-cell>
          <table:table-cell office:value-type="float" office:value="86.349731">
            <text:p>86.349731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float" office:value="3137059">
            <text:p>3137059</text:p>
          </table:table-cell>
          <table:table-cell office:value-type="float" office:value="28">
            <text:p>28</text:p>
          </table:table-cell>
          <table:table-cell office:value-type="float" office:value="31857">
            <text:p>31857</text:p>
          </table:table-cell>
          <table:table-cell table:formula="of:=[.D220]-[.$D$2]" office:value-type="float" office:value="7869">
            <text:p>7869</text:p>
          </table:table-cell>
          <table:table-cell office:value-type="float" office:value="113675.976563">
            <text:p>113675.976563</text:p>
          </table:table-cell>
          <table:table-cell office:value-type="float" office:value="-0.005">
            <text:p>-0.005</text:p>
          </table:table-cell>
          <table:table-cell office:value-type="float" office:value="0.023582">
            <text:p>0.023582</text:p>
          </table:table-cell>
          <table:table-cell office:value-type="float" office:value="571.638611">
            <text:p>571.638611</text:p>
          </table:table-cell>
          <table:table-cell office:value-type="float" office:value="-0.001">
            <text:p>-0.001</text:p>
          </table:table-cell>
          <table:table-cell office:value-type="float" office:value="-0.529119">
            <text:p>-0.529119</text:p>
          </table:table-cell>
          <table:table-cell table:formula="of:=([.K220]+0.02)/60" office:value-type="float" office:value="-0.00848531666666667">
            <text:p>-0.0084853167</text:p>
          </table:table-cell>
          <table:table-cell office:value-type="float" office:value="52811.945313">
            <text:p>52811.945313</text:p>
          </table:table-cell>
          <table:table-cell office:value-type="float" office:value="-0.005">
            <text:p>-0.005</text:p>
          </table:table-cell>
          <table:table-cell office:value-type="float" office:value="0.023582">
            <text:p>0.023582</text:p>
          </table:table-cell>
          <table:table-cell table:formula="of:=([.O220]-0.02)/5" office:value-type="float" office:value="0.0007164">
            <text:p>0.0007164</text:p>
          </table:table-cell>
          <table:table-cell office:value-type="float" office:value="571.638611">
            <text:p>571.638611</text:p>
          </table:table-cell>
          <table:table-cell office:value-type="float" office:value="44">
            <text:p>44</text:p>
          </table:table-cell>
          <table:table-cell office:value-type="float" office:value="-641">
            <text:p>-641</text:p>
          </table:table-cell>
          <table:table-cell office:value-type="float" office:value="743879">
            <text:p>743879</text:p>
          </table:table-cell>
          <table:table-cell office:value-type="float" office:value="84892">
            <text:p>84892</text:p>
          </table:table-cell>
          <table:table-cell office:value-type="float" office:value="748736.5625">
            <text:p>748736.5625</text:p>
          </table:table-cell>
          <table:table-cell office:value-type="float" office:value="-4.786593">
            <text:p>-4.786593</text:p>
          </table:table-cell>
          <table:table-cell office:value-type="float" office:value="-0.629119">
            <text:p>-0.629119</text:p>
          </table:table-cell>
          <table:table-cell office:value-type="float" office:value="86.856659">
            <text:p>86.856659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float" office:value="3138059">
            <text:p>3138059</text:p>
          </table:table-cell>
          <table:table-cell office:value-type="float" office:value="29">
            <text:p>29</text:p>
          </table:table-cell>
          <table:table-cell office:value-type="float" office:value="31924">
            <text:p>31924</text:p>
          </table:table-cell>
          <table:table-cell table:formula="of:=[.D221]-[.$D$2]" office:value-type="float" office:value="7936">
            <text:p>7936</text:p>
          </table:table-cell>
          <table:table-cell office:value-type="float" office:value="109983.828125">
            <text:p>109983.828125</text:p>
          </table:table-cell>
          <table:table-cell office:value-type="float" office:value="-0.007632">
            <text:p>-0.007632</text:p>
          </table:table-cell>
          <table:table-cell office:value-type="float" office:value="0.032508">
            <text:p>0.032508</text:p>
          </table:table-cell>
          <table:table-cell office:value-type="float" office:value="525.972412">
            <text:p>525.972412</text:p>
          </table:table-cell>
          <table:table-cell office:value-type="float" office:value="0.001">
            <text:p>0.001</text:p>
          </table:table-cell>
          <table:table-cell office:value-type="float" office:value="0.067038">
            <text:p>0.067038</text:p>
          </table:table-cell>
          <table:table-cell table:formula="of:=([.K221]+0.02)/60" office:value-type="float" office:value="0.00145063333333333">
            <text:p>0.0014506333</text:p>
          </table:table-cell>
          <table:table-cell office:value-type="float" office:value="6603.776367">
            <text:p>6603.776367</text:p>
          </table:table-cell>
          <table:table-cell office:value-type="float" office:value="-0.007632">
            <text:p>-0.007632</text:p>
          </table:table-cell>
          <table:table-cell office:value-type="float" office:value="0.032508">
            <text:p>0.032508</text:p>
          </table:table-cell>
          <table:table-cell table:formula="of:=([.O221]-0.02)/5" office:value-type="float" office:value="0.0025016">
            <text:p>0.0025016</text:p>
          </table:table-cell>
          <table:table-cell office:value-type="float" office:value="525.972412">
            <text:p>525.972412</text:p>
          </table:table-cell>
          <table:table-cell office:value-type="float" office:value="46">
            <text:p>46</text:p>
          </table:table-cell>
          <table:table-cell office:value-type="float" office:value="-612">
            <text:p>-612</text:p>
          </table:table-cell>
          <table:table-cell office:value-type="float" office:value="769691">
            <text:p>769691</text:p>
          </table:table-cell>
          <table:table-cell office:value-type="float" office:value="66107">
            <text:p>66107</text:p>
          </table:table-cell>
          <table:table-cell office:value-type="float" office:value="772531.4375">
            <text:p>772531.4375</text:p>
          </table:table-cell>
          <table:table-cell office:value-type="float" office:value="-4.794225">
            <text:p>-4.794225</text:p>
          </table:table-cell>
          <table:table-cell office:value-type="float" office:value="-0.59661">
            <text:p>-0.59661</text:p>
          </table:table-cell>
          <table:table-cell office:value-type="float" office:value="87.555656">
            <text:p>87.555656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float" office:value="3139059">
            <text:p>3139059</text:p>
          </table:table-cell>
          <table:table-cell office:value-type="float" office:value="28">
            <text:p>28</text:p>
          </table:table-cell>
          <table:table-cell office:value-type="float" office:value="32327">
            <text:p>32327</text:p>
          </table:table-cell>
          <table:table-cell table:formula="of:=[.D222]-[.$D$2]" office:value-type="float" office:value="8339">
            <text:p>8339</text:p>
          </table:table-cell>
          <table:table-cell office:value-type="float" office:value="115351.929688">
            <text:p>115351.929688</text:p>
          </table:table-cell>
          <table:table-cell office:value-type="float" office:value="-0.002545">
            <text:p>-0.002545</text:p>
          </table:table-cell>
          <table:table-cell office:value-type="float" office:value="0.018386">
            <text:p>0.018386</text:p>
          </table:table-cell>
          <table:table-cell office:value-type="float" office:value="822.30365">
            <text:p>822.30365</text:p>
          </table:table-cell>
          <table:table-cell office:value-type="float" office:value="-0.001">
            <text:p>-0.001</text:p>
          </table:table-cell>
          <table:table-cell office:value-type="float" office:value="0.402226">
            <text:p>0.402226</text:p>
          </table:table-cell>
          <table:table-cell table:formula="of:=([.K222]+0.02)/60" office:value-type="float" office:value="0.0070371">
            <text:p>0.0070371</text:p>
          </table:table-cell>
          <table:table-cell office:value-type="float" office:value="40322.65625">
            <text:p>40322.65625</text:p>
          </table:table-cell>
          <table:table-cell office:value-type="float" office:value="-0.002545">
            <text:p>-0.002545</text:p>
          </table:table-cell>
          <table:table-cell office:value-type="float" office:value="0.018386">
            <text:p>0.018386</text:p>
          </table:table-cell>
          <table:table-cell table:formula="of:=([.O222]-0.02)/5" office:value-type="float" office:value="-0.0003228">
            <text:p>-0.0003228</text:p>
          </table:table-cell>
          <table:table-cell office:value-type="float" office:value="822.30365">
            <text:p>822.30365</text:p>
          </table:table-cell>
          <table:table-cell office:value-type="float" office:value="48">
            <text:p>48</text:p>
          </table:table-cell>
          <table:table-cell office:value-type="float" office:value="-584">
            <text:p>-584</text:p>
          </table:table-cell>
          <table:table-cell office:value-type="float" office:value="796433">
            <text:p>796433</text:p>
          </table:table-cell>
          <table:table-cell office:value-type="float" office:value="47945">
            <text:p>47945</text:p>
          </table:table-cell>
          <table:table-cell office:value-type="float" office:value="797862.25">
            <text:p>797862.25</text:p>
          </table:table-cell>
          <table:table-cell office:value-type="float" office:value="-4.796771">
            <text:p>-4.796771</text:p>
          </table:table-cell>
          <table:table-cell office:value-type="float" office:value="-0.578224">
            <text:p>-0.578224</text:p>
          </table:table-cell>
          <table:table-cell office:value-type="float" office:value="87.945549">
            <text:p>87.945549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float" office:value="3140059">
            <text:p>3140059</text:p>
          </table:table-cell>
          <table:table-cell office:value-type="float" office:value="28">
            <text:p>28</text:p>
          </table:table-cell>
          <table:table-cell office:value-type="float" office:value="32456">
            <text:p>32456</text:p>
          </table:table-cell>
          <table:table-cell table:formula="of:=[.D223]-[.$D$2]" office:value-type="float" office:value="8468">
            <text:p>8468</text:p>
          </table:table-cell>
          <table:table-cell office:value-type="float" office:value="115813.65625">
            <text:p>115813.65625</text:p>
          </table:table-cell>
          <table:table-cell office:value-type="float" office:value="-0.007636">
            <text:p>-0.007636</text:p>
          </table:table-cell>
          <table:table-cell office:value-type="float" office:value="0.037038">
            <text:p>0.037038</text:p>
          </table:table-cell>
          <table:table-cell office:value-type="float" office:value="585.025146">
            <text:p>585.025146</text:p>
          </table:table-cell>
          <table:table-cell office:value-type="float" office:value="0">
            <text:p>0</text:p>
          </table:table-cell>
          <table:table-cell office:value-type="float" office:value="0.129287">
            <text:p>0.129287</text:p>
          </table:table-cell>
          <table:table-cell table:formula="of:=([.K223]+0.02)/60" office:value-type="float" office:value="0.00248811666666667">
            <text:p>0.0024881167</text:p>
          </table:table-cell>
          <table:table-cell office:value-type="float" office:value="100">
            <text:p>100</text:p>
          </table:table-cell>
          <table:table-cell office:value-type="float" office:value="-0.007636">
            <text:p>-0.007636</text:p>
          </table:table-cell>
          <table:table-cell office:value-type="float" office:value="0.037038">
            <text:p>0.037038</text:p>
          </table:table-cell>
          <table:table-cell table:formula="of:=([.O223]-0.02)/5" office:value-type="float" office:value="0.0034076">
            <text:p>0.0034076</text:p>
          </table:table-cell>
          <table:table-cell office:value-type="float" office:value="585.025146">
            <text:p>585.025146</text:p>
          </table:table-cell>
          <table:table-cell office:value-type="float" office:value="50">
            <text:p>50</text:p>
          </table:table-cell>
          <table:table-cell office:value-type="float" office:value="-556">
            <text:p>-556</text:p>
          </table:table-cell>
          <table:table-cell office:value-type="float" office:value="823613">
            <text:p>823613</text:p>
          </table:table-cell>
          <table:table-cell office:value-type="float" office:value="30207">
            <text:p>30207</text:p>
          </table:table-cell>
          <table:table-cell office:value-type="float" office:value="824137.3125">
            <text:p>824137.3125</text:p>
          </table:table-cell>
          <table:table-cell office:value-type="float" office:value="-4.804407">
            <text:p>-4.804407</text:p>
          </table:table-cell>
          <table:table-cell office:value-type="float" office:value="-0.541186">
            <text:p>-0.541186</text:p>
          </table:table-cell>
          <table:table-cell office:value-type="float" office:value="88.735634">
            <text:p>88.735634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float" office:value="3141059">
            <text:p>3141059</text:p>
          </table:table-cell>
          <table:table-cell office:value-type="float" office:value="28">
            <text:p>28</text:p>
          </table:table-cell>
          <table:table-cell office:value-type="float" office:value="31979">
            <text:p>31979</text:p>
          </table:table-cell>
          <table:table-cell table:formula="of:=[.D224]-[.$D$2]" office:value-type="float" office:value="7991">
            <text:p>7991</text:p>
          </table:table-cell>
          <table:table-cell office:value-type="float" office:value="114112.070313">
            <text:p>114112.070313</text:p>
          </table:table-cell>
          <table:table-cell office:value-type="float" office:value="-0.005">
            <text:p>-0.005</text:p>
          </table:table-cell>
          <table:table-cell office:value-type="float" office:value="0.035306">
            <text:p>0.035306</text:p>
          </table:table-cell>
          <table:table-cell office:value-type="float" office:value="806.125549">
            <text:p>806.125549</text:p>
          </table:table-cell>
          <table:table-cell office:value-type="float" office:value="0">
            <text:p>0</text:p>
          </table:table-cell>
          <table:table-cell office:value-type="float" office:value="-0.476446">
            <text:p>-0.476446</text:p>
          </table:table-cell>
          <table:table-cell table:formula="of:=([.K224]+0.02)/60" office:value-type="float" office:value="-0.00760743333333333">
            <text:p>-0.0076074333</text:p>
          </table:table-cell>
          <table:table-cell office:value-type="float" office:value="100">
            <text:p>100</text:p>
          </table:table-cell>
          <table:table-cell office:value-type="float" office:value="-0.005">
            <text:p>-0.005</text:p>
          </table:table-cell>
          <table:table-cell office:value-type="float" office:value="0.035306">
            <text:p>0.035306</text:p>
          </table:table-cell>
          <table:table-cell table:formula="of:=([.O224]-0.02)/5" office:value-type="float" office:value="0.0030612">
            <text:p>0.0030612</text:p>
          </table:table-cell>
          <table:table-cell office:value-type="float" office:value="806.125549">
            <text:p>806.125549</text:p>
          </table:table-cell>
          <table:table-cell office:value-type="float" office:value="53">
            <text:p>53</text:p>
          </table:table-cell>
          <table:table-cell office:value-type="float" office:value="-528">
            <text:p>-528</text:p>
          </table:table-cell>
          <table:table-cell office:value-type="float" office:value="851022">
            <text:p>851022</text:p>
          </table:table-cell>
          <table:table-cell office:value-type="float" office:value="13733">
            <text:p>13733</text:p>
          </table:table-cell>
          <table:table-cell office:value-type="float" office:value="851088.5">
            <text:p>851088.5</text:p>
          </table:table-cell>
          <table:table-cell office:value-type="float" office:value="-4.809407">
            <text:p>-4.809407</text:p>
          </table:table-cell>
          <table:table-cell office:value-type="float" office:value="-0.50588">
            <text:p>-0.50588</text:p>
          </table:table-cell>
          <table:table-cell office:value-type="float" office:value="89.481461">
            <text:p>89.481461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float" office:value="3142059">
            <text:p>3142059</text:p>
          </table:table-cell>
          <table:table-cell office:value-type="float" office:value="30">
            <text:p>30</text:p>
          </table:table-cell>
          <table:table-cell office:value-type="float" office:value="32578">
            <text:p>32578</text:p>
          </table:table-cell>
          <table:table-cell table:formula="of:=[.D225]-[.$D$2]" office:value-type="float" office:value="8590">
            <text:p>8590</text:p>
          </table:table-cell>
          <table:table-cell office:value-type="float" office:value="108493.101563">
            <text:p>108493.101563</text:p>
          </table:table-cell>
          <table:table-cell office:value-type="float" office:value="-0.002542">
            <text:p>-0.002542</text:p>
          </table:table-cell>
          <table:table-cell office:value-type="float" office:value="0.036106">
            <text:p>0.036106</text:p>
          </table:table-cell>
          <table:table-cell office:value-type="float" office:value="1520.15625">
            <text:p>1520.15625</text:p>
          </table:table-cell>
          <table:table-cell office:value-type="float" office:value="0.002">
            <text:p>0.002</text:p>
          </table:table-cell>
          <table:table-cell office:value-type="float" office:value="0.59855">
            <text:p>0.59855</text:p>
          </table:table-cell>
          <table:table-cell table:formula="of:=([.K225]+0.02)/60" office:value-type="float" office:value="0.0103091666666667">
            <text:p>0.0103091667</text:p>
          </table:table-cell>
          <table:table-cell office:value-type="float" office:value="29827.544922">
            <text:p>29827.544922</text:p>
          </table:table-cell>
          <table:table-cell office:value-type="float" office:value="-0.002542">
            <text:p>-0.002542</text:p>
          </table:table-cell>
          <table:table-cell office:value-type="float" office:value="0.036106">
            <text:p>0.036106</text:p>
          </table:table-cell>
          <table:table-cell table:formula="of:=([.O225]-0.02)/5" office:value-type="float" office:value="0.0032212">
            <text:p>0.0032212</text:p>
          </table:table-cell>
          <table:table-cell office:value-type="float" office:value="1520.15625">
            <text:p>1520.15625</text:p>
          </table:table-cell>
          <table:table-cell office:value-type="float" office:value="56">
            <text:p>56</text:p>
          </table:table-cell>
          <table:table-cell office:value-type="float" office:value="-498">
            <text:p>-498</text:p>
          </table:table-cell>
          <table:table-cell office:value-type="float" office:value="879519">
            <text:p>879519</text:p>
          </table:table-cell>
          <table:table-cell office:value-type="float" office:value="-2054">
            <text:p>-2054</text:p>
          </table:table-cell>
          <table:table-cell office:value-type="float" office:value="879464.375">
            <text:p>879464.375</text:p>
          </table:table-cell>
          <table:table-cell office:value-type="float" office:value="-4.81195">
            <text:p>-4.81195</text:p>
          </table:table-cell>
          <table:table-cell office:value-type="float" office:value="-0.469774">
            <text:p>-0.469774</text:p>
          </table:table-cell>
          <table:table-cell office:value-type="float" office:value="90.23735">
            <text:p>90.23735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float" office:value="3143059">
            <text:p>3143059</text:p>
          </table:table-cell>
          <table:table-cell office:value-type="float" office:value="29">
            <text:p>29</text:p>
          </table:table-cell>
          <table:table-cell office:value-type="float" office:value="33416">
            <text:p>33416</text:p>
          </table:table-cell>
          <table:table-cell table:formula="of:=[.D226]-[.$D$2]" office:value-type="float" office:value="9428">
            <text:p>9428</text:p>
          </table:table-cell>
          <table:table-cell office:value-type="float" office:value="115127.25">
            <text:p>115127.25</text:p>
          </table:table-cell>
          <table:table-cell office:value-type="float" office:value="0.002544">
            <text:p>0.002544</text:p>
          </table:table-cell>
          <table:table-cell office:value-type="float" office:value="0.030776">
            <text:p>0.030776</text:p>
          </table:table-cell>
          <table:table-cell office:value-type="float" office:value="1109.831665">
            <text:p>1109.831665</text:p>
          </table:table-cell>
          <table:table-cell office:value-type="float" office:value="-0.001">
            <text:p>-0.001</text:p>
          </table:table-cell>
          <table:table-cell office:value-type="float" office:value="0.837971">
            <text:p>0.837971</text:p>
          </table:table-cell>
          <table:table-cell table:formula="of:=([.K226]+0.02)/60" office:value-type="float" office:value="0.0142995166666667">
            <text:p>0.0142995167</text:p>
          </table:table-cell>
          <table:table-cell office:value-type="float" office:value="83897.046875">
            <text:p>83897.046875</text:p>
          </table:table-cell>
          <table:table-cell office:value-type="float" office:value="0.002544">
            <text:p>0.002544</text:p>
          </table:table-cell>
          <table:table-cell office:value-type="float" office:value="0.030776">
            <text:p>0.030776</text:p>
          </table:table-cell>
          <table:table-cell table:formula="of:=([.O226]-0.02)/5" office:value-type="float" office:value="0.0021552">
            <text:p>0.0021552</text:p>
          </table:table-cell>
          <table:table-cell office:value-type="float" office:value="1109.831665">
            <text:p>1109.831665</text:p>
          </table:table-cell>
          <table:table-cell office:value-type="float" office:value="59">
            <text:p>59</text:p>
          </table:table-cell>
          <table:table-cell office:value-type="float" office:value="-469">
            <text:p>-469</text:p>
          </table:table-cell>
          <table:table-cell office:value-type="float" office:value="909315">
            <text:p>909315</text:p>
          </table:table-cell>
          <table:table-cell office:value-type="float" office:value="-17181">
            <text:p>-17181</text:p>
          </table:table-cell>
          <table:table-cell office:value-type="float" office:value="909409.5625">
            <text:p>909409.5625</text:p>
          </table:table-cell>
          <table:table-cell office:value-type="float" office:value="-4.809406">
            <text:p>-4.809406</text:p>
          </table:table-cell>
          <table:table-cell office:value-type="float" office:value="-0.438998">
            <text:p>-0.438998</text:p>
          </table:table-cell>
          <table:table-cell office:value-type="float" office:value="90.872101">
            <text:p>90.872101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float" office:value="3144059">
            <text:p>3144059</text:p>
          </table:table-cell>
          <table:table-cell office:value-type="float" office:value="28">
            <text:p>28</text:p>
          </table:table-cell>
          <table:table-cell office:value-type="float" office:value="33404">
            <text:p>33404</text:p>
          </table:table-cell>
          <table:table-cell table:formula="of:=[.D227]-[.$D$2]" office:value-type="float" office:value="9416">
            <text:p>9416</text:p>
          </table:table-cell>
          <table:table-cell office:value-type="float" office:value="119199.742188">
            <text:p>119199.742188</text:p>
          </table:table-cell>
          <table:table-cell office:value-type="float" office:value="-0.002545">
            <text:p>-0.002545</text:p>
          </table:table-cell>
          <table:table-cell office:value-type="float" office:value="0.043567">
            <text:p>0.043567</text:p>
          </table:table-cell>
          <table:table-cell office:value-type="float" office:value="1811.545532">
            <text:p>1811.545532</text:p>
          </table:table-cell>
          <table:table-cell office:value-type="float" office:value="-0.001">
            <text:p>-0.001</text:p>
          </table:table-cell>
          <table:table-cell office:value-type="float" office:value="-0.011971">
            <text:p>-0.011971</text:p>
          </table:table-cell>
          <table:table-cell table:formula="of:=([.K227]+0.02)/60" office:value-type="float" office:value="0.000133816666666667">
            <text:p>0.0001338167</text:p>
          </table:table-cell>
          <table:table-cell office:value-type="float" office:value="1097.101685">
            <text:p>1097.101685</text:p>
          </table:table-cell>
          <table:table-cell office:value-type="float" office:value="-0.002545">
            <text:p>-0.002545</text:p>
          </table:table-cell>
          <table:table-cell office:value-type="float" office:value="0.043567">
            <text:p>0.043567</text:p>
          </table:table-cell>
          <table:table-cell table:formula="of:=([.O227]-0.02)/5" office:value-type="float" office:value="0.0047134">
            <text:p>0.0047134</text:p>
          </table:table-cell>
          <table:table-cell office:value-type="float" office:value="1811.545532">
            <text:p>1811.545532</text:p>
          </table:table-cell>
          <table:table-cell office:value-type="float" office:value="62">
            <text:p>62</text:p>
          </table:table-cell>
          <table:table-cell office:value-type="float" office:value="-441">
            <text:p>-441</text:p>
          </table:table-cell>
          <table:table-cell office:value-type="float" office:value="939552">
            <text:p>939552</text:p>
          </table:table-cell>
          <table:table-cell office:value-type="float" office:value="-31379">
            <text:p>-31379</text:p>
          </table:table-cell>
          <table:table-cell office:value-type="float" office:value="939999.25">
            <text:p>939999.25</text:p>
          </table:table-cell>
          <table:table-cell office:value-type="float" office:value="-4.811951">
            <text:p>-4.811951</text:p>
          </table:table-cell>
          <table:table-cell office:value-type="float" office:value="-0.395431">
            <text:p>-0.395431</text:p>
          </table:table-cell>
          <table:table-cell office:value-type="float" office:value="91.78231">
            <text:p>91.78231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float" office:value="3145059">
            <text:p>3145059</text:p>
          </table:table-cell>
          <table:table-cell office:value-type="float" office:value="28">
            <text:p>28</text:p>
          </table:table-cell>
          <table:table-cell office:value-type="float" office:value="33057">
            <text:p>33057</text:p>
          </table:table-cell>
          <table:table-cell table:formula="of:=[.D228]-[.$D$2]" office:value-type="float" office:value="9069">
            <text:p>9069</text:p>
          </table:table-cell>
          <table:table-cell office:value-type="float" office:value="117959.890625">
            <text:p>117959.890625</text:p>
          </table:table-cell>
          <table:table-cell office:value-type="float" office:value="-0.007636">
            <text:p>-0.007636</text:p>
          </table:table-cell>
          <table:table-cell office:value-type="float" office:value="0.022516">
            <text:p>0.022516</text:p>
          </table:table-cell>
          <table:table-cell office:value-type="float" office:value="394.853424">
            <text:p>394.853424</text:p>
          </table:table-cell>
          <table:table-cell office:value-type="float" office:value="0">
            <text:p>0</text:p>
          </table:table-cell>
          <table:table-cell office:value-type="float" office:value="-0.347159">
            <text:p>-0.347159</text:p>
          </table:table-cell>
          <table:table-cell table:formula="of:=([.K228]+0.02)/60" office:value-type="float" office:value="-0.00545265">
            <text:p>-0.00545265</text:p>
          </table:table-cell>
          <table:table-cell office:value-type="float" office:value="100">
            <text:p>100</text:p>
          </table:table-cell>
          <table:table-cell office:value-type="float" office:value="-0.007636">
            <text:p>-0.007636</text:p>
          </table:table-cell>
          <table:table-cell office:value-type="float" office:value="0.022516">
            <text:p>0.022516</text:p>
          </table:table-cell>
          <table:table-cell table:formula="of:=([.O228]-0.02)/5" office:value-type="float" office:value="0.000503199999999999">
            <text:p>0.0005032</text:p>
          </table:table-cell>
          <table:table-cell office:value-type="float" office:value="394.853424">
            <text:p>394.853424</text:p>
          </table:table-cell>
          <table:table-cell office:value-type="float" office:value="65">
            <text:p>65</text:p>
          </table:table-cell>
          <table:table-cell office:value-type="float" office:value="-413">
            <text:p>-413</text:p>
          </table:table-cell>
          <table:table-cell office:value-type="float" office:value="970058">
            <text:p>970058</text:p>
          </table:table-cell>
          <table:table-cell office:value-type="float" office:value="-44113">
            <text:p>-44113</text:p>
          </table:table-cell>
          <table:table-cell office:value-type="float" office:value="970976.875">
            <text:p>970976.875</text:p>
          </table:table-cell>
          <table:table-cell office:value-type="float" office:value="-4.819588">
            <text:p>-4.819588</text:p>
          </table:table-cell>
          <table:table-cell office:value-type="float" office:value="-0.372915">
            <text:p>-0.372915</text:p>
          </table:table-cell>
          <table:table-cell office:value-type="float" office:value="92.26252">
            <text:p>92.26252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float" office:value="3146059">
            <text:p>3146059</text:p>
          </table:table-cell>
          <table:table-cell office:value-type="float" office:value="29">
            <text:p>29</text:p>
          </table:table-cell>
          <table:table-cell office:value-type="float" office:value="32336">
            <text:p>32336</text:p>
          </table:table-cell>
          <table:table-cell table:formula="of:=[.D229]-[.$D$2]" office:value-type="float" office:value="8348">
            <text:p>8348</text:p>
          </table:table-cell>
          <table:table-cell office:value-type="float" office:value="111403.859375">
            <text:p>111403.859375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string">
            <text:p>Infinity</text:p>
          </table:table-cell>
          <table:table-cell office:value-type="float" office:value="0.001">
            <text:p>0.001</text:p>
          </table:table-cell>
          <table:table-cell office:value-type="float" office:value="-0.720655">
            <text:p>-0.720655</text:p>
          </table:table-cell>
          <table:table-cell table:formula="of:=([.K229]+0.02)/60" office:value-type="float" office:value="-0.0116775833333333">
            <text:p>-0.0116775833</text:p>
          </table:table-cell>
          <table:table-cell office:value-type="float" office:value="72165.59375">
            <text:p>72165.59375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O229]-0.02)/5" office:value-type="float" office:value="0.00037">
            <text:p>0.0003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-384">
            <text:p>-384</text:p>
          </table:table-cell>
          <table:table-cell office:value-type="float" office:value="1000172">
            <text:p>1000172</text:p>
          </table:table-cell>
          <table:table-cell office:value-type="float" office:value="-55894">
            <text:p>-55894</text:p>
          </table:table-cell>
          <table:table-cell office:value-type="float" office:value="1001643.3125">
            <text:p>1001643.3125</text:p>
          </table:table-cell>
          <table:table-cell office:value-type="float" office:value="-4.819588">
            <text:p>-4.819588</text:p>
          </table:table-cell>
          <table:table-cell office:value-type="float" office:value="-0.351065">
            <text:p>-0.351065</text:p>
          </table:table-cell>
          <table:table-cell office:value-type="float" office:value="92.715866">
            <text:p>92.715866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float" office:value="3147059">
            <text:p>3147059</text:p>
          </table:table-cell>
          <table:table-cell office:value-type="float" office:value="31">
            <text:p>31</text:p>
          </table:table-cell>
          <table:table-cell office:value-type="float" office:value="31999">
            <text:p>31999</text:p>
          </table:table-cell>
          <table:table-cell table:formula="of:=[.D230]-[.$D$2]" office:value-type="float" office:value="8011">
            <text:p>8011</text:p>
          </table:table-cell>
          <table:table-cell office:value-type="float" office:value="103121.078125">
            <text:p>103121.078125</text:p>
          </table:table-cell>
          <table:table-cell office:value-type="float" office:value="-0.002541">
            <text:p>-0.002541</text:p>
          </table:table-cell>
          <table:table-cell office:value-type="float" office:value="0.019185">
            <text:p>0.019185</text:p>
          </table:table-cell>
          <table:table-cell office:value-type="float" office:value="855.034363">
            <text:p>855.034363</text:p>
          </table:table-cell>
          <table:table-cell office:value-type="float" office:value="0.002">
            <text:p>0.002</text:p>
          </table:table-cell>
          <table:table-cell office:value-type="float" office:value="-0.337582">
            <text:p>-0.337582</text:p>
          </table:table-cell>
          <table:table-cell table:formula="of:=([.K230]+0.02)/60" office:value-type="float" office:value="-0.00529303333333333">
            <text:p>-0.0052930333</text:p>
          </table:table-cell>
          <table:table-cell office:value-type="float" office:value="16979.119141">
            <text:p>16979.119141</text:p>
          </table:table-cell>
          <table:table-cell office:value-type="float" office:value="-0.002541">
            <text:p>-0.002541</text:p>
          </table:table-cell>
          <table:table-cell office:value-type="float" office:value="0.019185">
            <text:p>0.019185</text:p>
          </table:table-cell>
          <table:table-cell table:formula="of:=([.O230]-0.02)/5" office:value-type="float" office:value="-0.000163">
            <text:p>-0.000163</text:p>
          </table:table-cell>
          <table:table-cell office:value-type="float" office:value="855.034363">
            <text:p>855.034363</text:p>
          </table:table-cell>
          <table:table-cell office:value-type="float" office:value="71">
            <text:p>71</text:p>
          </table:table-cell>
          <table:table-cell office:value-type="float" office:value="-353">
            <text:p>-353</text:p>
          </table:table-cell>
          <table:table-cell office:value-type="float" office:value="1030219">
            <text:p>1030219</text:p>
          </table:table-cell>
          <table:table-cell office:value-type="float" office:value="-66898">
            <text:p>-66898</text:p>
          </table:table-cell>
          <table:table-cell office:value-type="float" office:value="1032295.125">
            <text:p>1032295.125</text:p>
          </table:table-cell>
          <table:table-cell office:value-type="float" office:value="-4.822129">
            <text:p>-4.822129</text:p>
          </table:table-cell>
          <table:table-cell office:value-type="float" office:value="-0.33188">
            <text:p>-0.33188</text:p>
          </table:table-cell>
          <table:table-cell office:value-type="float" office:value="93.117569">
            <text:p>93.117569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float" office:value="3148059">
            <text:p>3148059</text:p>
          </table:table-cell>
          <table:table-cell office:value-type="float" office:value="28">
            <text:p>28</text:p>
          </table:table-cell>
          <table:table-cell office:value-type="float" office:value="32207">
            <text:p>32207</text:p>
          </table:table-cell>
          <table:table-cell table:formula="of:=[.D231]-[.$D$2]" office:value-type="float" office:value="8219">
            <text:p>8219</text:p>
          </table:table-cell>
          <table:table-cell office:value-type="float" office:value="114924.390625">
            <text:p>114924.390625</text:p>
          </table:table-cell>
          <table:table-cell office:value-type="float" office:value="-0.002545">
            <text:p>-0.002545</text:p>
          </table:table-cell>
          <table:table-cell office:value-type="float" office:value="0.01772">
            <text:p>0.01772</text:p>
          </table:table-cell>
          <table:table-cell office:value-type="float" office:value="796.133301">
            <text:p>796.133301</text:p>
          </table:table-cell>
          <table:table-cell office:value-type="float" office:value="-0.003">
            <text:p>-0.003</text:p>
          </table:table-cell>
          <table:table-cell office:value-type="float" office:value="0.208296">
            <text:p>0.208296</text:p>
          </table:table-cell>
          <table:table-cell table:formula="of:=([.K231]+0.02)/60" office:value-type="float" office:value="0.00380493333333333">
            <text:p>0.0038049333</text:p>
          </table:table-cell>
          <table:table-cell office:value-type="float" office:value="7043.1875">
            <text:p>7043.1875</text:p>
          </table:table-cell>
          <table:table-cell office:value-type="float" office:value="-0.002545">
            <text:p>-0.002545</text:p>
          </table:table-cell>
          <table:table-cell office:value-type="float" office:value="0.01772">
            <text:p>0.01772</text:p>
          </table:table-cell>
          <table:table-cell table:formula="of:=([.O231]-0.02)/5" office:value-type="float" office:value="-0.000455999999999999">
            <text:p>-0.000456</text:p>
          </table:table-cell>
          <table:table-cell office:value-type="float" office:value="796.133301">
            <text:p>796.133301</text:p>
          </table:table-cell>
          <table:table-cell office:value-type="float" office:value="74">
            <text:p>74</text:p>
          </table:table-cell>
          <table:table-cell office:value-type="float" office:value="-325">
            <text:p>-325</text:p>
          </table:table-cell>
          <table:table-cell office:value-type="float" office:value="1060668">
            <text:p>1060668</text:p>
          </table:table-cell>
          <table:table-cell office:value-type="float" office:value="-77392">
            <text:p>-77392</text:p>
          </table:table-cell>
          <table:table-cell office:value-type="float" office:value="1063390.25">
            <text:p>1063390.25</text:p>
          </table:table-cell>
          <table:table-cell office:value-type="float" office:value="-4.824674">
            <text:p>-4.824674</text:p>
          </table:table-cell>
          <table:table-cell office:value-type="float" office:value="-0.31416">
            <text:p>-0.31416</text:p>
          </table:table-cell>
          <table:table-cell office:value-type="float" office:value="93.488472">
            <text:p>93.488472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float" office:value="3149059">
            <text:p>3149059</text:p>
          </table:table-cell>
          <table:table-cell office:value-type="float" office:value="26">
            <text:p>26</text:p>
          </table:table-cell>
          <table:table-cell office:value-type="float" office:value="32365">
            <text:p>32365</text:p>
          </table:table-cell>
          <table:table-cell table:formula="of:=[.D232]-[.$D$2]" office:value-type="float" office:value="8377">
            <text:p>8377</text:p>
          </table:table-cell>
          <table:table-cell office:value-type="float" office:value="124380.171875">
            <text:p>124380.171875</text:p>
          </table:table-cell>
          <table:table-cell office:value-type="float" office:value="0.002549">
            <text:p>0.002549</text:p>
          </table:table-cell>
          <table:table-cell office:value-type="float" office:value="0.0429">
            <text:p>0.0429</text:p>
          </table:table-cell>
          <table:table-cell office:value-type="float" office:value="1583.018066">
            <text:p>1583.018066</text:p>
          </table:table-cell>
          <table:table-cell office:value-type="float" office:value="-0.002">
            <text:p>-0.002</text:p>
          </table:table-cell>
          <table:table-cell office:value-type="float" office:value="0.158017">
            <text:p>0.158017</text:p>
          </table:table-cell>
          <table:table-cell table:formula="of:=([.K232]+0.02)/60" office:value-type="float" office:value="0.00296695">
            <text:p>0.00296695</text:p>
          </table:table-cell>
          <table:table-cell office:value-type="float" office:value="8000.864258">
            <text:p>8000.864258</text:p>
          </table:table-cell>
          <table:table-cell office:value-type="float" office:value="0.002549">
            <text:p>0.002549</text:p>
          </table:table-cell>
          <table:table-cell office:value-type="float" office:value="0.0429">
            <text:p>0.0429</text:p>
          </table:table-cell>
          <table:table-cell table:formula="of:=([.O232]-0.02)/5" office:value-type="float" office:value="0.00458">
            <text:p>0.00458</text:p>
          </table:table-cell>
          <table:table-cell office:value-type="float" office:value="1583.018066">
            <text:p>1583.018066</text:p>
          </table:table-cell>
          <table:table-cell office:value-type="float" office:value="77">
            <text:p>77</text:p>
          </table:table-cell>
          <table:table-cell office:value-type="float" office:value="-299">
            <text:p>-299</text:p>
          </table:table-cell>
          <table:table-cell office:value-type="float" office:value="1091449">
            <text:p>1091449</text:p>
          </table:table-cell>
          <table:table-cell office:value-type="float" office:value="-87393">
            <text:p>-87393</text:p>
          </table:table-cell>
          <table:table-cell office:value-type="float" office:value="1094841.625">
            <text:p>1094841.625</text:p>
          </table:table-cell>
          <table:table-cell office:value-type="float" office:value="-4.822125">
            <text:p>-4.822125</text:p>
          </table:table-cell>
          <table:table-cell office:value-type="float" office:value="-0.271259">
            <text:p>-0.271259</text:p>
          </table:table-cell>
          <table:table-cell office:value-type="float" office:value="94.374695">
            <text:p>94.374695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float" office:value="3150059">
            <text:p>3150059</text:p>
          </table:table-cell>
          <table:table-cell office:value-type="float" office:value="27">
            <text:p>27</text:p>
          </table:table-cell>
          <table:table-cell office:value-type="float" office:value="32293">
            <text:p>32293</text:p>
          </table:table-cell>
          <table:table-cell table:formula="of:=[.D233]-[.$D$2]" office:value-type="float" office:value="8305">
            <text:p>8305</text:p>
          </table:table-cell>
          <table:table-cell office:value-type="float" office:value="119503.773438">
            <text:p>119503.773438</text:p>
          </table:table-cell>
          <table:table-cell office:value-type="float" office:value="-0.005">
            <text:p>-0.005</text:p>
          </table:table-cell>
          <table:table-cell office:value-type="float" office:value="0.02225">
            <text:p>0.02225</text:p>
          </table:table-cell>
          <table:table-cell office:value-type="float" office:value="544.99231">
            <text:p>544.99231</text:p>
          </table:table-cell>
          <table:table-cell office:value-type="float" office:value="0.001">
            <text:p>0.001</text:p>
          </table:table-cell>
          <table:table-cell office:value-type="float" office:value="-0.071826">
            <text:p>-0.071826</text:p>
          </table:table-cell>
          <table:table-cell table:formula="of:=([.K233]+0.02)/60" office:value-type="float" office:value="-0.000863766666666667">
            <text:p>-0.0008637667</text:p>
          </table:table-cell>
          <table:table-cell office:value-type="float" office:value="7282.603516">
            <text:p>7282.603516</text:p>
          </table:table-cell>
          <table:table-cell office:value-type="float" office:value="-0.005">
            <text:p>-0.005</text:p>
          </table:table-cell>
          <table:table-cell office:value-type="float" office:value="0.02225">
            <text:p>0.02225</text:p>
          </table:table-cell>
          <table:table-cell table:formula="of:=([.O233]-0.02)/5" office:value-type="float" office:value="0.00045">
            <text:p>0.00045</text:p>
          </table:table-cell>
          <table:table-cell office:value-type="float" office:value="544.99231">
            <text:p>544.99231</text:p>
          </table:table-cell>
          <table:table-cell office:value-type="float" office:value="80">
            <text:p>80</text:p>
          </table:table-cell>
          <table:table-cell office:value-type="float" office:value="-272">
            <text:p>-272</text:p>
          </table:table-cell>
          <table:table-cell office:value-type="float" office:value="1122561">
            <text:p>1122561</text:p>
          </table:table-cell>
          <table:table-cell office:value-type="float" office:value="-96046">
            <text:p>-96046</text:p>
          </table:table-cell>
          <table:table-cell office:value-type="float" office:value="1126559.5">
            <text:p>1126559.5</text:p>
          </table:table-cell>
          <table:table-cell office:value-type="float" office:value="-4.827125">
            <text:p>-4.827125</text:p>
          </table:table-cell>
          <table:table-cell office:value-type="float" office:value="-0.24901">
            <text:p>-0.24901</text:p>
          </table:table-cell>
          <table:table-cell office:value-type="float" office:value="94.841454">
            <text:p>94.841454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float" office:value="3151059">
            <text:p>3151059</text:p>
          </table:table-cell>
          <table:table-cell office:value-type="float" office:value="31">
            <text:p>31</text:p>
          </table:table-cell>
          <table:table-cell office:value-type="float" office:value="32829">
            <text:p>32829</text:p>
          </table:table-cell>
          <table:table-cell table:formula="of:=[.D234]-[.$D$2]" office:value-type="float" office:value="8841">
            <text:p>8841</text:p>
          </table:table-cell>
          <table:table-cell office:value-type="float" office:value="105801.039063">
            <text:p>105801.039063</text:p>
          </table:table-cell>
          <table:table-cell office:value-type="float" office:value="-0.002541">
            <text:p>-0.002541</text:p>
          </table:table-cell>
          <table:table-cell office:value-type="float" office:value="0.011191">
            <text:p>0.011191</text:p>
          </table:table-cell>
          <table:table-cell office:value-type="float" office:value="540.436707">
            <text:p>540.436707</text:p>
          </table:table-cell>
          <table:table-cell office:value-type="float" office:value="0.004">
            <text:p>0.004</text:p>
          </table:table-cell>
          <table:table-cell office:value-type="float" office:value="0.536301">
            <text:p>0.536301</text:p>
          </table:table-cell>
          <table:table-cell table:formula="of:=([.K234]+0.02)/60" office:value-type="float" office:value="0.00927168333333333">
            <text:p>0.0092716833</text:p>
          </table:table-cell>
          <table:table-cell office:value-type="float" office:value="13307.53125">
            <text:p>13307.53125</text:p>
          </table:table-cell>
          <table:table-cell office:value-type="float" office:value="-0.002541">
            <text:p>-0.002541</text:p>
          </table:table-cell>
          <table:table-cell office:value-type="float" office:value="0.011191">
            <text:p>0.011191</text:p>
          </table:table-cell>
          <table:table-cell table:formula="of:=([.O234]-0.02)/5" office:value-type="float" office:value="-0.0017618">
            <text:p>-0.0017618</text:p>
          </table:table-cell>
          <table:table-cell office:value-type="float" office:value="540.436707">
            <text:p>540.436707</text:p>
          </table:table-cell>
          <table:table-cell office:value-type="float" office:value="84">
            <text:p>84</text:p>
          </table:table-cell>
          <table:table-cell office:value-type="float" office:value="-241">
            <text:p>-241</text:p>
          </table:table-cell>
          <table:table-cell office:value-type="float" office:value="1154378">
            <text:p>1154378</text:p>
          </table:table-cell>
          <table:table-cell office:value-type="float" office:value="-104137">
            <text:p>-104137</text:p>
          </table:table-cell>
          <table:table-cell office:value-type="float" office:value="1158960.375">
            <text:p>1158960.375</text:p>
          </table:table-cell>
          <table:table-cell office:value-type="float" office:value="-4.829666">
            <text:p>-4.829666</text:p>
          </table:table-cell>
          <table:table-cell office:value-type="float" office:value="-0.237818">
            <text:p>-0.237818</text:p>
          </table:table-cell>
          <table:table-cell office:value-type="float" office:value="95.07589">
            <text:p>95.07589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float" office:value="3152059">
            <text:p>3152059</text:p>
          </table:table-cell>
          <table:table-cell office:value-type="float" office:value="30">
            <text:p>30</text:p>
          </table:table-cell>
          <table:table-cell office:value-type="float" office:value="33368">
            <text:p>33368</text:p>
          </table:table-cell>
          <table:table-cell table:formula="of:=[.D235]-[.$D$2]" office:value-type="float" office:value="9380">
            <text:p>9380</text:p>
          </table:table-cell>
          <table:table-cell office:value-type="float" office:value="111126.71875">
            <text:p>111126.71875</text:p>
          </table:table-cell>
          <table:table-cell office:value-type="float" office:value="-0.002542">
            <text:p>-0.002542</text:p>
          </table:table-cell>
          <table:table-cell office:value-type="float" office:value="-0.005063">
            <text:p>-0.005063</text:p>
          </table:table-cell>
          <table:table-cell office:value-type="float" office:value="99.136314">
            <text:p>99.136314</text:p>
          </table:table-cell>
          <table:table-cell office:value-type="float" office:value="-0.001">
            <text:p>-0.001</text:p>
          </table:table-cell>
          <table:table-cell office:value-type="float" office:value="0.538695">
            <text:p>0.538695</text:p>
          </table:table-cell>
          <table:table-cell table:formula="of:=([.K235]+0.02)/60" office:value-type="float" office:value="0.00931158333333333">
            <text:p>0.0093115833</text:p>
          </table:table-cell>
          <table:table-cell office:value-type="float" office:value="53969.523438">
            <text:p>53969.523438</text:p>
          </table:table-cell>
          <table:table-cell office:value-type="float" office:value="-0.002542">
            <text:p>-0.002542</text:p>
          </table:table-cell>
          <table:table-cell office:value-type="float" office:value="-0.005063">
            <text:p>-0.005063</text:p>
          </table:table-cell>
          <table:table-cell table:formula="of:=([.O235]-0.02)/5" office:value-type="float" office:value="-0.0050126">
            <text:p>-0.0050126</text:p>
          </table:table-cell>
          <table:table-cell office:value-type="float" office:value="99.136314">
            <text:p>99.136314</text:p>
          </table:table-cell>
          <table:table-cell office:value-type="float" office:value="88">
            <text:p>88</text:p>
          </table:table-cell>
          <table:table-cell office:value-type="float" office:value="-211">
            <text:p>-211</text:p>
          </table:table-cell>
          <table:table-cell office:value-type="float" office:value="1186807">
            <text:p>1186807</text:p>
          </table:table-cell>
          <table:table-cell office:value-type="float" office:value="-111998">
            <text:p>-111998</text:p>
          </table:table-cell>
          <table:table-cell office:value-type="float" office:value="1191972.375">
            <text:p>1191972.375</text:p>
          </table:table-cell>
          <table:table-cell office:value-type="float" office:value="-4.832209">
            <text:p>-4.832209</text:p>
          </table:table-cell>
          <table:table-cell office:value-type="float" office:value="-0.242881">
            <text:p>-0.242881</text:p>
          </table:table-cell>
          <table:table-cell office:value-type="float" office:value="94.973701">
            <text:p>94.973701</text:p>
          </table:table-cell>
        </table:table-row>
        <table:table-row table:style-name="ro1">
          <table:table-cell table:formula="of:=[.A235]+1" office:value-type="float" office:value="235">
            <text:p>235</text:p>
          </table:table-cell>
          <table:table-cell office:value-type="float" office:value="3153059">
            <text:p>3153059</text:p>
          </table:table-cell>
          <table:table-cell office:value-type="float" office:value="27">
            <text:p>27</text:p>
          </table:table-cell>
          <table:table-cell office:value-type="float" office:value="34041">
            <text:p>34041</text:p>
          </table:table-cell>
          <table:table-cell table:formula="of:=[.D236]-[.$D$2]" office:value-type="float" office:value="10053">
            <text:p>10053</text:p>
          </table:table-cell>
          <table:table-cell office:value-type="float" office:value="125976.976563">
            <text:p>125976.976563</text:p>
          </table:table-cell>
          <table:table-cell office:value-type="float" office:value="-0.022925">
            <text:p>-0.022925</text:p>
          </table:table-cell>
          <table:table-cell office:value-type="float" office:value="-0.06555">
            <text:p>-0.06555</text:p>
          </table:table-cell>
          <table:table-cell office:value-type="float" office:value="185.937271">
            <text:p>185.937271</text:p>
          </table:table-cell>
          <table:table-cell office:value-type="float" office:value="-0.003">
            <text:p>-0.003</text:p>
          </table:table-cell>
          <table:table-cell office:value-type="float" office:value="0.672771">
            <text:p>0.672771</text:p>
          </table:table-cell>
          <table:table-cell table:formula="of:=([.K236]+0.02)/60" office:value-type="float" office:value="0.0115461833333333">
            <text:p>0.0115461833</text:p>
          </table:table-cell>
          <table:table-cell office:value-type="float" office:value="22525.701172">
            <text:p>22525.701172</text:p>
          </table:table-cell>
          <table:table-cell office:value-type="float" office:value="-0.022925">
            <text:p>-0.022925</text:p>
          </table:table-cell>
          <table:table-cell office:value-type="float" office:value="-0.06555">
            <text:p>-0.06555</text:p>
          </table:table-cell>
          <table:table-cell table:formula="of:=([.O236]-0.02)/5" office:value-type="float" office:value="-0.01711">
            <text:p>-0.01711</text:p>
          </table:table-cell>
          <table:table-cell office:value-type="float" office:value="185.937271">
            <text:p>185.937271</text:p>
          </table:table-cell>
          <table:table-cell office:value-type="float" office:value="91">
            <text:p>91</text:p>
          </table:table-cell>
          <table:table-cell office:value-type="float" office:value="-184">
            <text:p>-184</text:p>
          </table:table-cell>
          <table:table-cell office:value-type="float" office:value="1219849">
            <text:p>1219849</text:p>
          </table:table-cell>
          <table:table-cell office:value-type="float" office:value="-120185">
            <text:p>-120185</text:p>
          </table:table-cell>
          <table:table-cell office:value-type="float" office:value="1225646.625">
            <text:p>1225646.625</text:p>
          </table:table-cell>
          <table:table-cell office:value-type="float" office:value="-4.855133">
            <text:p>-4.855133</text:p>
          </table:table-cell>
          <table:table-cell office:value-type="float" office:value="-0.308431">
            <text:p>-0.308431</text:p>
          </table:table-cell>
          <table:table-cell office:value-type="float" office:value="93.647316">
            <text:p>93.647316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float" office:value="3154059">
            <text:p>3154059</text:p>
          </table:table-cell>
          <table:table-cell office:value-type="float" office:value="22">
            <text:p>22</text:p>
          </table:table-cell>
          <table:table-cell office:value-type="float" office:value="33655">
            <text:p>33655</text:p>
          </table:table-cell>
          <table:table-cell table:formula="of:=[.D237]-[.$D$2]" office:value-type="float" office:value="9667">
            <text:p>9667</text:p>
          </table:table-cell>
          <table:table-cell office:value-type="float" office:value="152878.71875">
            <text:p>152878.71875</text:p>
          </table:table-cell>
          <table:table-cell office:value-type="float" office:value="-0.03">
            <text:p>-0.03</text:p>
          </table:table-cell>
          <table:table-cell office:value-type="float" office:value="-0.121773">
            <text:p>-0.121773</text:p>
          </table:table-cell>
          <table:table-cell office:value-type="float" office:value="305.911163">
            <text:p>305.911163</text:p>
          </table:table-cell>
          <table:table-cell office:value-type="float" office:value="-0.005">
            <text:p>-0.005</text:p>
          </table:table-cell>
          <table:table-cell office:value-type="float" office:value="-0.385466">
            <text:p>-0.385466</text:p>
          </table:table-cell>
          <table:table-cell table:formula="of:=([.K237]+0.02)/60" office:value-type="float" office:value="-0.0060911">
            <text:p>-0.0060911</text:p>
          </table:table-cell>
          <table:table-cell office:value-type="float" office:value="7609.328613">
            <text:p>7609.328613</text:p>
          </table:table-cell>
          <table:table-cell office:value-type="float" office:value="-0.03">
            <text:p>-0.03</text:p>
          </table:table-cell>
          <table:table-cell office:value-type="float" office:value="-0.121773">
            <text:p>-0.121773</text:p>
          </table:table-cell>
          <table:table-cell table:formula="of:=([.O237]-0.02)/5" office:value-type="float" office:value="-0.0283546">
            <text:p>-0.0283546</text:p>
          </table:table-cell>
          <table:table-cell office:value-type="float" office:value="305.911163">
            <text:p>305.911163</text:p>
          </table:table-cell>
          <table:table-cell office:value-type="float" office:value="94">
            <text:p>94</text:p>
          </table:table-cell>
          <table:table-cell office:value-type="float" office:value="-162">
            <text:p>-162</text:p>
          </table:table-cell>
          <table:table-cell office:value-type="float" office:value="1251916">
            <text:p>1251916</text:p>
          </table:table-cell>
          <table:table-cell office:value-type="float" office:value="-130402">
            <text:p>-130402</text:p>
          </table:table-cell>
          <table:table-cell office:value-type="float" office:value="1258578.875">
            <text:p>1258578.875</text:p>
          </table:table-cell>
          <table:table-cell office:value-type="float" office:value="-4.885133">
            <text:p>-4.885133</text:p>
          </table:table-cell>
          <table:table-cell office:value-type="float" office:value="-0.430204">
            <text:p>-0.430204</text:p>
          </table:table-cell>
          <table:table-cell office:value-type="float" office:value="91.193596">
            <text:p>91.193596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float" office:value="3155059">
            <text:p>3155059</text:p>
          </table:table-cell>
          <table:table-cell office:value-type="float" office:value="19">
            <text:p>19</text:p>
          </table:table-cell>
          <table:table-cell office:value-type="float" office:value="34764">
            <text:p>34764</text:p>
          </table:table-cell>
          <table:table-cell table:formula="of:=[.D238]-[.$D$2]" office:value-type="float" office:value="10776">
            <text:p>10776</text:p>
          </table:table-cell>
          <table:table-cell office:value-type="float" office:value="182867.546875">
            <text:p>182867.546875</text:p>
          </table:table-cell>
          <table:table-cell office:value-type="float" office:value="-0.048784">
            <text:p>-0.048784</text:p>
          </table:table-cell>
          <table:table-cell office:value-type="float" office:value="-0.198648">
            <text:p>-0.198648</text:p>
          </table:table-cell>
          <table:table-cell office:value-type="float" office:value="307.20047">
            <text:p>307.20047</text:p>
          </table:table-cell>
          <table:table-cell office:value-type="float" office:value="-0.003">
            <text:p>-0.003</text:p>
          </table:table-cell>
          <table:table-cell office:value-type="float" office:value="1.108515">
            <text:p>1.108515</text:p>
          </table:table-cell>
          <table:table-cell table:formula="of:=([.K238]+0.02)/60" office:value-type="float" office:value="0.0188085833333333">
            <text:p>0.0188085833</text:p>
          </table:table-cell>
          <table:table-cell office:value-type="float" office:value="37050.507813">
            <text:p>37050.507813</text:p>
          </table:table-cell>
          <table:table-cell office:value-type="float" office:value="-0.048784">
            <text:p>-0.048784</text:p>
          </table:table-cell>
          <table:table-cell office:value-type="float" office:value="-0.198648">
            <text:p>-0.198648</text:p>
          </table:table-cell>
          <table:table-cell table:formula="of:=([.O238]-0.02)/5" office:value-type="float" office:value="-0.0437296">
            <text:p>-0.0437296</text:p>
          </table:table-cell>
          <table:table-cell office:value-type="float" office:value="307.20047">
            <text:p>307.20047</text:p>
          </table:table-cell>
          <table:table-cell office:value-type="float" office:value="97">
            <text:p>97</text:p>
          </table:table-cell>
          <table:table-cell office:value-type="float" office:value="-143">
            <text:p>-143</text:p>
          </table:table-cell>
          <table:table-cell office:value-type="float" office:value="1283512">
            <text:p>1283512</text:p>
          </table:table-cell>
          <table:table-cell office:value-type="float" office:value="-144900">
            <text:p>-144900</text:p>
          </table:table-cell>
          <table:table-cell office:value-type="float" office:value="1291552.75">
            <text:p>1291552.75</text:p>
          </table:table-cell>
          <table:table-cell office:value-type="float" office:value="-4.933917">
            <text:p>-4.933917</text:p>
          </table:table-cell>
          <table:table-cell office:value-type="float" office:value="-0.628852">
            <text:p>-0.628852</text:p>
          </table:table-cell>
          <table:table-cell office:value-type="float" office:value="87.254509">
            <text:p>87.254509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float" office:value="3156059">
            <text:p>3156059</text:p>
          </table:table-cell>
          <table:table-cell office:value-type="float" office:value="19">
            <text:p>19</text:p>
          </table:table-cell>
          <table:table-cell office:value-type="float" office:value="35403">
            <text:p>35403</text:p>
          </table:table-cell>
          <table:table-cell table:formula="of:=[.D239]-[.$D$2]" office:value-type="float" office:value="11415">
            <text:p>11415</text:p>
          </table:table-cell>
          <table:table-cell office:value-type="float" office:value="186232.03125">
            <text:p>186232.03125</text:p>
          </table:table-cell>
          <table:table-cell office:value-type="float" office:value="-0.053919">
            <text:p>-0.053919</text:p>
          </table:table-cell>
          <table:table-cell office:value-type="float" office:value="-0.187323">
            <text:p>-0.187323</text:p>
          </table:table-cell>
          <table:table-cell office:value-type="float" office:value="247.416306">
            <text:p>247.416306</text:p>
          </table:table-cell>
          <table:table-cell office:value-type="float" office:value="0">
            <text:p>0</text:p>
          </table:table-cell>
          <table:table-cell office:value-type="float" office:value="0.639252">
            <text:p>0.639252</text:p>
          </table:table-cell>
          <table:table-cell table:formula="of:=([.K239]+0.02)/60" office:value-type="float" office:value="0.0109875333333333">
            <text:p>0.0109875333</text:p>
          </table:table-cell>
          <table:table-cell office:value-type="float" office:value="100">
            <text:p>100</text:p>
          </table:table-cell>
          <table:table-cell office:value-type="float" office:value="-0.053919">
            <text:p>-0.053919</text:p>
          </table:table-cell>
          <table:table-cell office:value-type="float" office:value="-0.187323">
            <text:p>-0.187323</text:p>
          </table:table-cell>
          <table:table-cell table:formula="of:=([.O239]-0.02)/5" office:value-type="float" office:value="-0.0414646">
            <text:p>-0.0414646</text:p>
          </table:table-cell>
          <table:table-cell office:value-type="float" office:value="247.416306">
            <text:p>247.416306</text:p>
          </table:table-cell>
          <table:table-cell office:value-type="float" office:value="101">
            <text:p>101</text:p>
          </table:table-cell>
          <table:table-cell office:value-type="float" office:value="-124">
            <text:p>-124</text:p>
          </table:table-cell>
          <table:table-cell office:value-type="float" office:value="1312143">
            <text:p>1312143</text:p>
          </table:table-cell>
          <table:table-cell office:value-type="float" office:value="-165725">
            <text:p>-165725</text:p>
          </table:table-cell>
          <table:table-cell office:value-type="float" office:value="1322451.5">
            <text:p>1322451.5</text:p>
          </table:table-cell>
          <table:table-cell office:value-type="float" office:value="-4.987836">
            <text:p>-4.987836</text:p>
          </table:table-cell>
          <table:table-cell office:value-type="float" office:value="-0.816175">
            <text:p>-0.816175</text:p>
          </table:table-cell>
          <table:table-cell office:value-type="float" office:value="83.636681">
            <text:p>83.636681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float" office:value="3157059">
            <text:p>3157059</text:p>
          </table:table-cell>
          <table:table-cell office:value-type="float" office:value="20">
            <text:p>20</text:p>
          </table:table-cell>
          <table:table-cell office:value-type="float" office:value="35839">
            <text:p>35839</text:p>
          </table:table-cell>
          <table:table-cell table:formula="of:=[.D240]-[.$D$2]" office:value-type="float" office:value="11851">
            <text:p>11851</text:p>
          </table:table-cell>
          <table:table-cell office:value-type="float" office:value="179094.171875">
            <text:p>179094.171875</text:p>
          </table:table-cell>
          <table:table-cell office:value-type="float" office:value="-0.045">
            <text:p>-0.045</text:p>
          </table:table-cell>
          <table:table-cell office:value-type="float" office:value="-0.15215">
            <text:p>-0.15215</text:p>
          </table:table-cell>
          <table:table-cell office:value-type="float" office:value="238.111298">
            <text:p>238.111298</text:p>
          </table:table-cell>
          <table:table-cell office:value-type="float" office:value="0.001">
            <text:p>0.001</text:p>
          </table:table-cell>
          <table:table-cell office:value-type="float" office:value="0.435745">
            <text:p>0.435745</text:p>
          </table:table-cell>
          <table:table-cell table:formula="of:=([.K240]+0.02)/60" office:value-type="float" office:value="0.00759575">
            <text:p>0.00759575</text:p>
          </table:table-cell>
          <table:table-cell office:value-type="float" office:value="43474.464844">
            <text:p>43474.464844</text:p>
          </table:table-cell>
          <table:table-cell office:value-type="float" office:value="-0.045">
            <text:p>-0.045</text:p>
          </table:table-cell>
          <table:table-cell office:value-type="float" office:value="-0.15215">
            <text:p>-0.15215</text:p>
          </table:table-cell>
          <table:table-cell table:formula="of:=([.O240]-0.02)/5" office:value-type="float" office:value="-0.03443">
            <text:p>-0.03443</text:p>
          </table:table-cell>
          <table:table-cell office:value-type="float" office:value="238.111328">
            <text:p>238.111328</text:p>
          </table:table-cell>
          <table:table-cell office:value-type="float" office:value="106">
            <text:p>106</text:p>
          </table:table-cell>
          <table:table-cell office:value-type="float" office:value="-105">
            <text:p>-105</text:p>
          </table:table-cell>
          <table:table-cell office:value-type="float" office:value="1336693">
            <text:p>1336693</text:p>
          </table:table-cell>
          <table:table-cell office:value-type="float" office:value="-191835">
            <text:p>-191835</text:p>
          </table:table-cell>
          <table:table-cell office:value-type="float" office:value="1350268.625">
            <text:p>1350268.625</text:p>
          </table:table-cell>
          <table:table-cell office:value-type="float" office:value="-5.032836">
            <text:p>-5.032836</text:p>
          </table:table-cell>
          <table:table-cell office:value-type="float" office:value="-0.968325">
            <text:p>-0.968325</text:p>
          </table:table-cell>
          <table:table-cell office:value-type="float" office:value="80.75985">
            <text:p>80.75985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float" office:value="3158059">
            <text:p>3158059</text:p>
          </table:table-cell>
          <table:table-cell office:value-type="float" office:value="22">
            <text:p>22</text:p>
          </table:table-cell>
          <table:table-cell office:value-type="float" office:value="35698">
            <text:p>35698</text:p>
          </table:table-cell>
          <table:table-cell table:formula="of:=[.D241]-[.$D$2]" office:value-type="float" office:value="11710">
            <text:p>11710</text:p>
          </table:table-cell>
          <table:table-cell office:value-type="float" office:value="162161.703125">
            <text:p>162161.703125</text:p>
          </table:table-cell>
          <table:table-cell office:value-type="float" office:value="-0.04">
            <text:p>-0.04</text:p>
          </table:table-cell>
          <table:table-cell office:value-type="float" office:value="-0.134697">
            <text:p>-0.134697</text:p>
          </table:table-cell>
          <table:table-cell office:value-type="float" office:value="236.741974">
            <text:p>236.741974</text:p>
          </table:table-cell>
          <table:table-cell office:value-type="float" office:value="0.002">
            <text:p>0.002</text:p>
          </table:table-cell>
          <table:table-cell office:value-type="float" office:value="-0.141258">
            <text:p>-0.141258</text:p>
          </table:table-cell>
          <table:table-cell table:formula="of:=([.K241]+0.02)/60" office:value-type="float" office:value="-0.00202096666666667">
            <text:p>-0.0020209667</text:p>
          </table:table-cell>
          <table:table-cell office:value-type="float" office:value="7162.893066">
            <text:p>7162.893066</text:p>
          </table:table-cell>
          <table:table-cell office:value-type="float" office:value="-0.04">
            <text:p>-0.04</text:p>
          </table:table-cell>
          <table:table-cell office:value-type="float" office:value="-0.134697">
            <text:p>-0.134697</text:p>
          </table:table-cell>
          <table:table-cell table:formula="of:=([.O241]-0.02)/5" office:value-type="float" office:value="-0.0309394">
            <text:p>-0.0309394</text:p>
          </table:table-cell>
          <table:table-cell office:value-type="float" office:value="236.741974">
            <text:p>236.741974</text:p>
          </table:table-cell>
          <table:table-cell office:value-type="float" office:value="113">
            <text:p>113</text:p>
          </table:table-cell>
          <table:table-cell office:value-type="float" office:value="-84">
            <text:p>-84</text:p>
          </table:table-cell>
          <table:table-cell office:value-type="float" office:value="1356922">
            <text:p>1356922</text:p>
          </table:table-cell>
          <table:table-cell office:value-type="float" office:value="-221248">
            <text:p>-221248</text:p>
          </table:table-cell>
          <table:table-cell office:value-type="float" office:value="1374716">
            <text:p>1374716</text:p>
          </table:table-cell>
          <table:table-cell office:value-type="float" office:value="-5.072836">
            <text:p>-5.072836</text:p>
          </table:table-cell>
          <table:table-cell office:value-type="float" office:value="-1.103022">
            <text:p>-1.103022</text:p>
          </table:table-cell>
          <table:table-cell office:value-type="float" office:value="78.256302">
            <text:p>78.256302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float" office:value="3159059">
            <text:p>3159059</text:p>
          </table:table-cell>
          <table:table-cell office:value-type="float" office:value="22">
            <text:p>22</text:p>
          </table:table-cell>
          <table:table-cell office:value-type="float" office:value="35564">
            <text:p>35564</text:p>
          </table:table-cell>
          <table:table-cell table:formula="of:=[.D242]-[.$D$2]" office:value-type="float" office:value="11576">
            <text:p>11576</text:p>
          </table:table-cell>
          <table:table-cell office:value-type="float" office:value="161552.265625">
            <text:p>161552.265625</text:p>
          </table:table-cell>
          <table:table-cell office:value-type="float" office:value="-0.035">
            <text:p>-0.035</text:p>
          </table:table-cell>
          <table:table-cell office:value-type="float" office:value="-0.111115">
            <text:p>-0.111115</text:p>
          </table:table-cell>
          <table:table-cell office:value-type="float" office:value="217.471008">
            <text:p>217.471008</text:p>
          </table:table-cell>
          <table:table-cell office:value-type="float" office:value="0">
            <text:p>0</text:p>
          </table:table-cell>
          <table:table-cell office:value-type="float" office:value="-0.134075">
            <text:p>-0.134075</text:p>
          </table:table-cell>
          <table:table-cell table:formula="of:=([.K242]+0.02)/60" office:value-type="float" office:value="-0.00190125">
            <text:p>-0.00190125</text:p>
          </table:table-cell>
          <table:table-cell office:value-type="float" office:value="100">
            <text:p>100</text:p>
          </table:table-cell>
          <table:table-cell office:value-type="float" office:value="-0.035">
            <text:p>-0.035</text:p>
          </table:table-cell>
          <table:table-cell office:value-type="float" office:value="-0.111115">
            <text:p>-0.111115</text:p>
          </table:table-cell>
          <table:table-cell table:formula="of:=([.O242]-0.02)/5" office:value-type="float" office:value="-0.026223">
            <text:p>-0.026223</text:p>
          </table:table-cell>
          <table:table-cell office:value-type="float" office:value="217.471008">
            <text:p>217.471008</text:p>
          </table:table-cell>
          <table:table-cell office:value-type="float" office:value="121">
            <text:p>121</text:p>
          </table:table-cell>
          <table:table-cell office:value-type="float" office:value="-63">
            <text:p>-63</text:p>
          </table:table-cell>
          <table:table-cell office:value-type="float" office:value="1372958">
            <text:p>1372958</text:p>
          </table:table-cell>
          <table:table-cell office:value-type="float" office:value="-252991">
            <text:p>-252991</text:p>
          </table:table-cell>
          <table:table-cell office:value-type="float" office:value="1395942">
            <text:p>1395942</text:p>
          </table:table-cell>
          <table:table-cell office:value-type="float" office:value="-5.107836">
            <text:p>-5.107836</text:p>
          </table:table-cell>
          <table:table-cell office:value-type="float" office:value="-1.214137">
            <text:p>-1.214137</text:p>
          </table:table-cell>
          <table:table-cell office:value-type="float" office:value="76.229912">
            <text:p>76.229912</text:p>
          </table:table-cell>
        </table:table-row>
        <table:table-row table:style-name="ro1">
          <table:table-cell table:formula="of:=[.A242]+1" office:value-type="float" office:value="242">
            <text:p>242</text:p>
          </table:table-cell>
          <table:table-cell office:value-type="float" office:value="3160059">
            <text:p>3160059</text:p>
          </table:table-cell>
          <table:table-cell office:value-type="float" office:value="22">
            <text:p>22</text:p>
          </table:table-cell>
          <table:table-cell office:value-type="float" office:value="36823">
            <text:p>36823</text:p>
          </table:table-cell>
          <table:table-cell table:formula="of:=[.D243]-[.$D$2]" office:value-type="float" office:value="12835">
            <text:p>12835</text:p>
          </table:table-cell>
          <table:table-cell office:value-type="float" office:value="167276.578125">
            <text:p>167276.578125</text:p>
          </table:table-cell>
          <table:table-cell office:value-type="float" office:value="-0.035">
            <text:p>-0.035</text:p>
          </table:table-cell>
          <table:table-cell office:value-type="float" office:value="-0.113513">
            <text:p>-0.113513</text:p>
          </table:table-cell>
          <table:table-cell office:value-type="float" office:value="224.322891">
            <text:p>224.322891</text:p>
          </table:table-cell>
          <table:table-cell office:value-type="float" office:value="0">
            <text:p>0</text:p>
          </table:table-cell>
          <table:table-cell office:value-type="float" office:value="1.25935">
            <text:p>1.25935</text:p>
          </table:table-cell>
          <table:table-cell table:formula="of:=([.K243]+0.02)/60" office:value-type="float" office:value="0.0213225">
            <text:p>0.0213225</text:p>
          </table:table-cell>
          <table:table-cell office:value-type="float" office:value="100">
            <text:p>100</text:p>
          </table:table-cell>
          <table:table-cell office:value-type="float" office:value="-0.035">
            <text:p>-0.035</text:p>
          </table:table-cell>
          <table:table-cell office:value-type="float" office:value="-0.113513">
            <text:p>-0.113513</text:p>
          </table:table-cell>
          <table:table-cell table:formula="of:=([.O243]-0.02)/5" office:value-type="float" office:value="-0.0267026">
            <text:p>-0.0267026</text:p>
          </table:table-cell>
          <table:table-cell office:value-type="float" office:value="224.322891">
            <text:p>224.322891</text:p>
          </table:table-cell>
          <table:table-cell office:value-type="float" office:value="129">
            <text:p>129</text:p>
          </table:table-cell>
          <table:table-cell office:value-type="float" office:value="-43">
            <text:p>-43</text:p>
          </table:table-cell>
          <table:table-cell office:value-type="float" office:value="1385815">
            <text:p>1385815</text:p>
          </table:table-cell>
          <table:table-cell office:value-type="float" office:value="-287497">
            <text:p>-287497</text:p>
          </table:table-cell>
          <table:table-cell office:value-type="float" office:value="1415187.375">
            <text:p>1415187.375</text:p>
          </table:table-cell>
          <table:table-cell office:value-type="float" office:value="-5.142836">
            <text:p>-5.142836</text:p>
          </table:table-cell>
          <table:table-cell office:value-type="float" office:value="-1.32765">
            <text:p>-1.32765</text:p>
          </table:table-cell>
          <table:table-cell office:value-type="float" office:value="74.184471">
            <text:p>74.184471</text:p>
          </table:table-cell>
        </table:table-row>
        <table:table-row table:style-name="ro1">
          <table:table-cell table:formula="of:=[.A243]+1" office:value-type="float" office:value="243">
            <text:p>243</text:p>
          </table:table-cell>
          <table:table-cell office:value-type="float" office:value="3161059">
            <text:p>3161059</text:p>
          </table:table-cell>
          <table:table-cell office:value-type="float" office:value="21">
            <text:p>21</text:p>
          </table:table-cell>
          <table:table-cell office:value-type="float" office:value="37048">
            <text:p>37048</text:p>
          </table:table-cell>
          <table:table-cell table:formula="of:=[.D244]-[.$D$2]" office:value-type="float" office:value="13060">
            <text:p>13060</text:p>
          </table:table-cell>
          <table:table-cell office:value-type="float" office:value="176318.609375">
            <text:p>176318.609375</text:p>
          </table:table-cell>
          <table:table-cell office:value-type="float" office:value="-0.035">
            <text:p>-0.035</text:p>
          </table:table-cell>
          <table:table-cell office:value-type="float" office:value="-0.105253">
            <text:p>-0.105253</text:p>
          </table:table-cell>
          <table:table-cell office:value-type="float" office:value="200.721954">
            <text:p>200.721954</text:p>
          </table:table-cell>
          <table:table-cell office:value-type="float" office:value="-0.001">
            <text:p>-0.001</text:p>
          </table:table-cell>
          <table:table-cell office:value-type="float" office:value="0.225055">
            <text:p>0.225055</text:p>
          </table:table-cell>
          <table:table-cell table:formula="of:=([.K244]+0.02)/60" office:value-type="float" office:value="0.00408425">
            <text:p>0.00408425</text:p>
          </table:table-cell>
          <table:table-cell office:value-type="float" office:value="22605.492188">
            <text:p>22605.492188</text:p>
          </table:table-cell>
          <table:table-cell office:value-type="float" office:value="-0.035">
            <text:p>-0.035</text:p>
          </table:table-cell>
          <table:table-cell office:value-type="float" office:value="-0.105253">
            <text:p>-0.105253</text:p>
          </table:table-cell>
          <table:table-cell table:formula="of:=([.O244]-0.02)/5" office:value-type="float" office:value="-0.0250506">
            <text:p>-0.0250506</text:p>
          </table:table-cell>
          <table:table-cell office:value-type="float" office:value="200.721954">
            <text:p>200.721954</text:p>
          </table:table-cell>
          <table:table-cell office:value-type="float" office:value="138">
            <text:p>138</text:p>
          </table:table-cell>
          <table:table-cell office:value-type="float" office:value="-24">
            <text:p>-24</text:p>
          </table:table-cell>
          <table:table-cell office:value-type="float" office:value="1394735">
            <text:p>1394735</text:p>
          </table:table-cell>
          <table:table-cell office:value-type="float" office:value="-323455">
            <text:p>-323455</text:p>
          </table:table-cell>
          <table:table-cell office:value-type="float" office:value="1431610.375">
            <text:p>1431610.375</text:p>
          </table:table-cell>
          <table:table-cell office:value-type="float" office:value="-5.177835">
            <text:p>-5.177835</text:p>
          </table:table-cell>
          <table:table-cell office:value-type="float" office:value="-1.432903">
            <text:p>-1.432903</text:p>
          </table:table-cell>
          <table:table-cell office:value-type="float" office:value="72.326225">
            <text:p>72.326225</text:p>
          </table:table-cell>
        </table:table-row>
        <table:table-row table:style-name="ro1">
          <table:table-cell table:formula="of:=[.A244]+1" office:value-type="float" office:value="244">
            <text:p>244</text:p>
          </table:table-cell>
          <table:table-cell office:value-type="float" office:value="3162059">
            <text:p>3162059</text:p>
          </table:table-cell>
          <table:table-cell office:value-type="float" office:value="22">
            <text:p>22</text:p>
          </table:table-cell>
          <table:table-cell office:value-type="float" office:value="37199">
            <text:p>37199</text:p>
          </table:table-cell>
          <table:table-cell table:formula="of:=[.D245]-[.$D$2]" office:value-type="float" office:value="13211">
            <text:p>13211</text:p>
          </table:table-cell>
          <table:table-cell office:value-type="float" office:value="168985.171875">
            <text:p>168985.171875</text:p>
          </table:table-cell>
          <table:table-cell office:value-type="float" office:value="-0.038372">
            <text:p>-0.038372</text:p>
          </table:table-cell>
          <table:table-cell office:value-type="float" office:value="-0.108051">
            <text:p>-0.108051</text:p>
          </table:table-cell>
          <table:table-cell office:value-type="float" office:value="181.586227">
            <text:p>181.586227</text:p>
          </table:table-cell>
          <table:table-cell office:value-type="float" office:value="0.001">
            <text:p>0.001</text:p>
          </table:table-cell>
          <table:table-cell office:value-type="float" office:value="0.150835">
            <text:p>0.150835</text:p>
          </table:table-cell>
          <table:table-cell table:formula="of:=([.K245]+0.02)/60" office:value-type="float" office:value="0.00284725">
            <text:p>0.00284725</text:p>
          </table:table-cell>
          <table:table-cell office:value-type="float" office:value="14983.46875">
            <text:p>14983.46875</text:p>
          </table:table-cell>
          <table:table-cell office:value-type="float" office:value="-0.038372">
            <text:p>-0.038372</text:p>
          </table:table-cell>
          <table:table-cell office:value-type="float" office:value="-0.108051">
            <text:p>-0.108051</text:p>
          </table:table-cell>
          <table:table-cell table:formula="of:=([.O245]-0.02)/5" office:value-type="float" office:value="-0.0256102">
            <text:p>-0.0256102</text:p>
          </table:table-cell>
          <table:table-cell office:value-type="float" office:value="181.586227">
            <text:p>181.586227</text:p>
          </table:table-cell>
          <table:table-cell office:value-type="float" office:value="148">
            <text:p>148</text:p>
          </table:table-cell>
          <table:table-cell office:value-type="float" office:value="-4">
            <text:p>-4</text:p>
          </table:table-cell>
          <table:table-cell office:value-type="float" office:value="1399848">
            <text:p>1399848</text:p>
          </table:table-cell>
          <table:table-cell office:value-type="float" office:value="-360301">
            <text:p>-360301</text:p>
          </table:table-cell>
          <table:table-cell office:value-type="float" office:value="1445328.375">
            <text:p>1445328.375</text:p>
          </table:table-cell>
          <table:table-cell office:value-type="float" office:value="-5.216208">
            <text:p>-5.216208</text:p>
          </table:table-cell>
          <table:table-cell office:value-type="float" office:value="-1.540953">
            <text:p>-1.540953</text:p>
          </table:table-cell>
          <table:table-cell office:value-type="float" office:value="70.458366">
            <text:p>70.458366</text:p>
          </table:table-cell>
        </table:table-row>
        <table:table-row table:style-name="ro1">
          <table:table-cell table:formula="of:=[.A245]+1" office:value-type="float" office:value="245">
            <text:p>245</text:p>
          </table:table-cell>
          <table:table-cell office:value-type="float" office:value="3163059">
            <text:p>3163059</text:p>
          </table:table-cell>
          <table:table-cell office:value-type="float" office:value="22">
            <text:p>22</text:p>
          </table:table-cell>
          <table:table-cell office:value-type="float" office:value="37309">
            <text:p>37309</text:p>
          </table:table-cell>
          <table:table-cell table:formula="of:=[.D246]-[.$D$2]" office:value-type="float" office:value="13321">
            <text:p>13321</text:p>
          </table:table-cell>
          <table:table-cell office:value-type="float" office:value="169485.78125">
            <text:p>169485.78125</text:p>
          </table:table-cell>
          <table:table-cell office:value-type="float" office:value="-0.033256">
            <text:p>-0.033256</text:p>
          </table:table-cell>
          <table:table-cell office:value-type="float" office:value="-0.116977">
            <text:p>-0.116977</text:p>
          </table:table-cell>
          <table:table-cell office:value-type="float" office:value="251.749084">
            <text:p>251.749084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formula="of:=([.K246]+0.02)/60" office:value-type="float" office:value="0.00216888333333333">
            <text:p>0.0021688833</text:p>
          </table:table-cell>
          <table:table-cell office:value-type="float" office:value="100">
            <text:p>100</text:p>
          </table:table-cell>
          <table:table-cell office:value-type="float" office:value="-0.033256">
            <text:p>-0.033256</text:p>
          </table:table-cell>
          <table:table-cell office:value-type="float" office:value="-0.116977">
            <text:p>-0.116977</text:p>
          </table:table-cell>
          <table:table-cell table:formula="of:=([.O246]-0.02)/5" office:value-type="float" office:value="-0.0273954">
            <text:p>-0.0273954</text:p>
          </table:table-cell>
          <table:table-cell office:value-type="float" office:value="251.74913">
            <text:p>251.74913</text:p>
          </table:table-cell>
          <table:table-cell office:value-type="float" office:value="159">
            <text:p>159</text:p>
          </table:table-cell>
          <table:table-cell office:value-type="float" office:value="15">
            <text:p>15</text:p>
          </table:table-cell>
          <table:table-cell office:value-type="float" office:value="1400961">
            <text:p>1400961</text:p>
          </table:table-cell>
          <table:table-cell office:value-type="float" office:value="-397593">
            <text:p>-397593</text:p>
          </table:table-cell>
          <table:table-cell office:value-type="float" office:value="1456138.125">
            <text:p>1456138.125</text:p>
          </table:table-cell>
          <table:table-cell office:value-type="float" office:value="-5.249463">
            <text:p>-5.249463</text:p>
          </table:table-cell>
          <table:table-cell office:value-type="float" office:value="-1.65793">
            <text:p>-1.65793</text:p>
          </table:table-cell>
          <table:table-cell office:value-type="float" office:value="68.417152">
            <text:p>68.417152</text:p>
          </table:table-cell>
        </table:table-row>
        <table:table-row table:style-name="ro1">
          <table:table-cell table:formula="of:=[.A246]+1" office:value-type="float" office:value="246">
            <text:p>246</text:p>
          </table:table-cell>
          <table:table-cell office:value-type="float" office:value="3164059">
            <text:p>3164059</text:p>
          </table:table-cell>
          <table:table-cell office:value-type="float" office:value="6">
            <text:p>6</text:p>
          </table:table-cell>
          <table:table-cell office:value-type="float" office:value="37467">
            <text:p>37467</text:p>
          </table:table-cell>
          <table:table-cell table:formula="of:=[.D247]-[.$D$2]" office:value-type="float" office:value="13479">
            <text:p>13479</text:p>
          </table:table-cell>
          <table:table-cell office:value-type="float" office:value="624348.125">
            <text:p>624348.125</text:p>
          </table:table-cell>
          <table:table-cell office:value-type="float" office:value="-0.008182">
            <text:p>-0.008182</text:p>
          </table:table-cell>
          <table:table-cell office:value-type="float" office:value="0.030643">
            <text:p>0.030643</text:p>
          </table:table-cell>
          <table:table-cell office:value-type="float" office:value="474.52774">
            <text:p>474.52774</text:p>
          </table:table-cell>
          <table:table-cell office:value-type="float" office:value="-0.016">
            <text:p>-0.016</text:p>
          </table:table-cell>
          <table:table-cell office:value-type="float" office:value="0.158017">
            <text:p>0.158017</text:p>
          </table:table-cell>
          <table:table-cell table:formula="of:=([.K247]+0.02)/60" office:value-type="float" office:value="0.00296695">
            <text:p>0.00296695</text:p>
          </table:table-cell>
          <table:table-cell office:value-type="float" office:value="1087.608276">
            <text:p>1087.608276</text:p>
          </table:table-cell>
          <table:table-cell office:value-type="float" office:value="-0.008182">
            <text:p>-0.008182</text:p>
          </table:table-cell>
          <table:table-cell office:value-type="float" office:value="0.030643">
            <text:p>0.030643</text:p>
          </table:table-cell>
          <table:table-cell table:formula="of:=([.O247]-0.02)/5" office:value-type="float" office:value="0.0021286">
            <text:p>0.0021286</text:p>
          </table:table-cell>
          <table:table-cell office:value-type="float" office:value="474.527802">
            <text:p>474.527802</text:p>
          </table:table-cell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office:value-type="float" office:value="1397700">
            <text:p>1397700</text:p>
          </table:table-cell>
          <table:table-cell office:value-type="float" office:value="-434918">
            <text:p>-434918</text:p>
          </table:table-cell>
          <table:table-cell office:value-type="float" office:value="1463654.25">
            <text:p>1463654.25</text:p>
          </table:table-cell>
          <table:table-cell office:value-type="float" office:value="-5.257645">
            <text:p>-5.257645</text:p>
          </table:table-cell>
          <table:table-cell office:value-type="float" office:value="-1.627287">
            <text:p>-1.627287</text:p>
          </table:table-cell>
          <table:table-cell office:value-type="float" office:value="69.049133">
            <text:p>69.049133</text:p>
          </table:table-cell>
        </table:table-row>
        <table:table-row table:style-name="ro1">
          <table:table-cell table:formula="of:=[.A247]+1" office:value-type="float" office:value="247">
            <text:p>247</text:p>
          </table:table-cell>
          <table:table-cell office:value-type="float" office:value="3165059">
            <text:p>3165059</text:p>
          </table:table-cell>
          <table:table-cell office:value-type="float" office:value="1">
            <text:p>1</text:p>
          </table:table-cell>
          <table:table-cell office:value-type="float" office:value="37544">
            <text:p>37544</text:p>
          </table:table-cell>
          <table:table-cell table:formula="of:=[.D248]-[.$D$2]" office:value-type="float" office:value="13556">
            <text:p>13556</text:p>
          </table:table-cell>
          <table:table-cell office:value-type="float" office:value="3754250.5">
            <text:p>3754250.5</text:p>
          </table:table-cell>
          <table:table-cell office:value-type="float" office:value="0.005">
            <text:p>0.005</text:p>
          </table:table-cell>
          <table:table-cell office:value-type="float" office:value="0.022383">
            <text:p>0.022383</text:p>
          </table:table-cell>
          <table:table-cell office:value-type="float" office:value="347.656982">
            <text:p>347.656982</text:p>
          </table:table-cell>
          <table:table-cell office:value-type="float" office:value="-0.005">
            <text:p>-0.005</text:p>
          </table:table-cell>
          <table:table-cell office:value-type="float" office:value="0.076614">
            <text:p>0.076614</text:p>
          </table:table-cell>
          <table:table-cell table:formula="of:=([.K248]+0.02)/60" office:value-type="float" office:value="0.00161023333333333">
            <text:p>0.0016102333</text:p>
          </table:table-cell>
          <table:table-cell office:value-type="float" office:value="1632.289063">
            <text:p>1632.289063</text:p>
          </table:table-cell>
          <table:table-cell office:value-type="float" office:value="0.005">
            <text:p>0.005</text:p>
          </table:table-cell>
          <table:table-cell office:value-type="float" office:value="0.022383">
            <text:p>0.022383</text:p>
          </table:table-cell>
          <table:table-cell table:formula="of:=([.O248]-0.02)/5" office:value-type="float" office:value="0.0004766">
            <text:p>0.0004766</text:p>
          </table:table-cell>
          <table:table-cell office:value-type="float" office:value="347.656982">
            <text:p>347.656982</text:p>
          </table:table-cell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office:value-type="float" office:value="1395580">
            <text:p>1395580</text:p>
          </table:table-cell>
          <table:table-cell office:value-type="float" office:value="-472402">
            <text:p>-472402</text:p>
          </table:table-cell>
          <table:table-cell office:value-type="float" office:value="1473218.25">
            <text:p>1473218.25</text:p>
          </table:table-cell>
          <table:table-cell office:value-type="float" office:value="-5.252645">
            <text:p>-5.252645</text:p>
          </table:table-cell>
          <table:table-cell office:value-type="float" office:value="-1.604904">
            <text:p>-1.604904</text:p>
          </table:table-cell>
          <table:table-cell office:value-type="float" office:value="69.445786">
            <text:p>69.445786</text:p>
          </table:table-cell>
        </table:table-row>
        <table:table-row table:style-name="ro1">
          <table:table-cell table:formula="of:=[.A248]+1" office:value-type="float" office:value="248">
            <text:p>248</text:p>
          </table:table-cell>
          <table:table-cell office:value-type="float" office:value="3166059">
            <text:p>3166059</text:p>
          </table:table-cell>
          <table:table-cell office:value-type="float" office:value="0">
            <text:p>0</text:p>
          </table:table-cell>
          <table:table-cell office:value-type="float" office:value="37661">
            <text:p>37661</text:p>
          </table:table-cell>
          <table:table-cell table:formula="of:=[.D249]-[.$D$2]" office:value-type="float" office:value="13673">
            <text:p>136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office:value-type="float" office:value="100">
            <text:p>100</text:p>
          </table:table-cell>
          <table:table-cell office:value-type="float" office:value="-0.001">
            <text:p>-0.001</text:p>
          </table:table-cell>
          <table:table-cell office:value-type="float" office:value="0.117316">
            <text:p>0.117316</text:p>
          </table:table-cell>
          <table:table-cell table:formula="of:=([.K249]+0.02)/60" office:value-type="float" office:value="0.0022886">
            <text:p>0.0022886</text:p>
          </table:table-cell>
          <table:table-cell office:value-type="float" office:value="11831.588867">
            <text:p>11831.588867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([.O249]-0.02)/5" office:value-type="float" office:value="0.0002102">
            <text:p>0.0002102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office:value-type="float" office:value="1394296">
            <text:p>1394296</text:p>
          </table:table-cell>
          <table:table-cell office:value-type="float" office:value="-510041">
            <text:p>-510041</text:p>
          </table:table-cell>
          <table:table-cell office:value-type="float" office:value="1484510.125">
            <text:p>1484510.125</text:p>
          </table:table-cell>
          <table:table-cell office:value-type="float" office:value="-5.252645">
            <text:p>-5.252645</text:p>
          </table:table-cell>
          <table:table-cell office:value-type="float" office:value="-1.583853">
            <text:p>-1.583853</text:p>
          </table:table-cell>
          <table:table-cell office:value-type="float" office:value="69.84655">
            <text:p>69.84655</text:p>
          </table:table-cell>
        </table:table-row>
        <table:table-row table:style-name="ro1">
          <table:table-cell table:formula="of:=[.A249]+1" office:value-type="float" office:value="249">
            <text:p>249</text:p>
          </table:table-cell>
          <table:table-cell office:value-type="float" office:value="3167059">
            <text:p>3167059</text:p>
          </table:table-cell>
          <table:table-cell office:value-type="float" office:value="0">
            <text:p>0</text:p>
          </table:table-cell>
          <table:table-cell office:value-type="float" office:value="37761">
            <text:p>37761</text:p>
          </table:table-cell>
          <table:table-cell table:formula="of:=[.D250]-[.$D$2]" office:value-type="float" office:value="13773">
            <text:p>137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00556">
            <text:p>0.100556</text:p>
          </table:table-cell>
          <table:table-cell table:formula="of:=([.K250]+0.02)/60" office:value-type="float" office:value="0.00200926666666667">
            <text:p>0.0020092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250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office:value-type="float" office:value="1393803">
            <text:p>1393803</text:p>
          </table:table-cell>
          <table:table-cell office:value-type="float" office:value="-547799">
            <text:p>-547799</text:p>
          </table:table-cell>
          <table:table-cell office:value-type="float" office:value="1497444.25">
            <text:p>1497444.25</text:p>
          </table:table-cell>
          <table:table-cell office:value-type="float" office:value="-5.252645">
            <text:p>-5.252645</text:p>
          </table:table-cell>
          <table:table-cell office:value-type="float" office:value="-1.56187">
            <text:p>-1.56187</text:p>
          </table:table-cell>
          <table:table-cell office:value-type="float" office:value="70.265076">
            <text:p>70.265076</text:p>
          </table:table-cell>
        </table:table-row>
        <table:table-row table:style-name="ro1">
          <table:table-cell table:formula="of:=[.A250]+1" office:value-type="float" office:value="250">
            <text:p>250</text:p>
          </table:table-cell>
          <table:table-cell office:value-type="float" office:value="3168059">
            <text:p>3168059</text:p>
          </table:table-cell>
          <table:table-cell office:value-type="float" office:value="0">
            <text:p>0</text:p>
          </table:table-cell>
          <table:table-cell office:value-type="float" office:value="37816">
            <text:p>37816</text:p>
          </table:table-cell>
          <table:table-cell table:formula="of:=[.D251]-[.$D$2]" office:value-type="float" office:value="13828">
            <text:p>138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5067">
            <text:p>0.055067</text:p>
          </table:table-cell>
          <table:table-cell table:formula="of:=([.K251]+0.02)/60" office:value-type="float" office:value="0.00125111666666667">
            <text:p>0.001251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([.O251]-0.02)/5" office:value-type="float" office:value="0.0000236">
            <text:p>0.0000236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office:value-type="float" office:value="1394141">
            <text:p>1394141</text:p>
          </table:table-cell>
          <table:table-cell office:value-type="float" office:value="-585614">
            <text:p>-585614</text:p>
          </table:table-cell>
          <table:table-cell office:value-type="float" office:value="1511999.75">
            <text:p>1511999.75</text:p>
          </table:table-cell>
          <table:table-cell office:value-type="float" office:value="-5.252645">
            <text:p>-5.252645</text:p>
          </table:table-cell>
          <table:table-cell office:value-type="float" office:value="-1.541752">
            <text:p>-1.541752</text:p>
          </table:table-cell>
          <table:table-cell office:value-type="float" office:value="70.648071">
            <text:p>70.648071</text:p>
          </table:table-cell>
        </table:table-row>
        <table:table-row table:style-name="ro1">
          <table:table-cell table:formula="of:=[.A251]+1" office:value-type="float" office:value="251">
            <text:p>251</text:p>
          </table:table-cell>
          <table:table-cell office:value-type="float" office:value="3169059">
            <text:p>3169059</text:p>
          </table:table-cell>
          <table:table-cell office:value-type="float" office:value="1">
            <text:p>1</text:p>
          </table:table-cell>
          <table:table-cell office:value-type="float" office:value="37737">
            <text:p>37737</text:p>
          </table:table-cell>
          <table:table-cell table:formula="of:=[.D252]-[.$D$2]" office:value-type="float" office:value="13749">
            <text:p>13749</text:p>
          </table:table-cell>
          <table:table-cell office:value-type="float" office:value="3773643">
            <text:p>3773643</text:p>
          </table:table-cell>
          <table:table-cell office:value-type="float" office:value="-0.005">
            <text:p>-0.005</text:p>
          </table:table-cell>
          <table:table-cell office:value-type="float" office:value="-0.027446">
            <text:p>-0.027446</text:p>
          </table:table-cell>
          <table:table-cell office:value-type="float" office:value="448.912659">
            <text:p>448.912659</text:p>
          </table:table-cell>
          <table:table-cell office:value-type="float" office:value="0.001">
            <text:p>0.001</text:p>
          </table:table-cell>
          <table:table-cell office:value-type="float" office:value="-0.079009">
            <text:p>-0.079009</text:p>
          </table:table-cell>
          <table:table-cell table:formula="of:=([.K252]+0.02)/60" office:value-type="float" office:value="-0.000983483333333333">
            <text:p>-0.0009834833</text:p>
          </table:table-cell>
          <table:table-cell office:value-type="float" office:value="8000.86377">
            <text:p>8000.86377</text:p>
          </table:table-cell>
          <table:table-cell office:value-type="float" office:value="-0.005">
            <text:p>-0.005</text:p>
          </table:table-cell>
          <table:table-cell office:value-type="float" office:value="-0.027446">
            <text:p>-0.027446</text:p>
          </table:table-cell>
          <table:table-cell table:formula="of:=([.O252]-0.02)/5" office:value-type="float" office:value="-0.0094892">
            <text:p>-0.0094892</text:p>
          </table:table-cell>
          <table:table-cell office:value-type="float" office:value="448.912659">
            <text:p>448.912659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1395237">
            <text:p>1395237</text:p>
          </table:table-cell>
          <table:table-cell office:value-type="float" office:value="-623336">
            <text:p>-623336</text:p>
          </table:table-cell>
          <table:table-cell office:value-type="float" office:value="1528006.5">
            <text:p>1528006.5</text:p>
          </table:table-cell>
          <table:table-cell office:value-type="float" office:value="-5.257645">
            <text:p>-5.257645</text:p>
          </table:table-cell>
          <table:table-cell office:value-type="float" office:value="-1.569198">
            <text:p>-1.569198</text:p>
          </table:table-cell>
          <table:table-cell office:value-type="float" office:value="70.153976">
            <text:p>70.153976</text:p>
          </table:table-cell>
        </table:table-row>
        <table:table-row table:style-name="ro1">
          <table:table-cell table:formula="of:=[.A252]+1" office:value-type="float" office:value="252">
            <text:p>252</text:p>
          </table:table-cell>
          <table:table-cell office:value-type="float" office:value="3170059">
            <text:p>3170059</text:p>
          </table:table-cell>
          <table:table-cell office:value-type="float" office:value="5">
            <text:p>5</text:p>
          </table:table-cell>
          <table:table-cell office:value-type="float" office:value="37848">
            <text:p>37848</text:p>
          </table:table-cell>
          <table:table-cell table:formula="of:=[.D253]-[.$D$2]" office:value-type="float" office:value="13860">
            <text:p>13860</text:p>
          </table:table-cell>
          <table:table-cell office:value-type="float" office:value="756851.3125">
            <text:p>756851.3125</text:p>
          </table:table-cell>
          <table:table-cell office:value-type="float" office:value="-0.025">
            <text:p>-0.025</text:p>
          </table:table-cell>
          <table:table-cell office:value-type="float" office:value="-0.144956">
            <text:p>-0.144956</text:p>
          </table:table-cell>
          <table:table-cell office:value-type="float" office:value="479.822357">
            <text:p>479.822357</text:p>
          </table:table-cell>
          <table:table-cell office:value-type="float" office:value="0.004">
            <text:p>0.004</text:p>
          </table:table-cell>
          <table:table-cell office:value-type="float" office:value="0.110133">
            <text:p>0.110133</text:p>
          </table:table-cell>
          <table:table-cell table:formula="of:=([.K253]+0.02)/60" office:value-type="float" office:value="0.00216888333333333">
            <text:p>0.0021688833</text:p>
          </table:table-cell>
          <table:table-cell office:value-type="float" office:value="2653.332031">
            <text:p>2653.332031</text:p>
          </table:table-cell>
          <table:table-cell office:value-type="float" office:value="-0.025">
            <text:p>-0.025</text:p>
          </table:table-cell>
          <table:table-cell office:value-type="float" office:value="-0.144956">
            <text:p>-0.144956</text:p>
          </table:table-cell>
          <table:table-cell table:formula="of:=([.O253]-0.02)/5" office:value-type="float" office:value="-0.0329912">
            <text:p>-0.0329912</text:p>
          </table:table-cell>
          <table:table-cell office:value-type="float" office:value="479.822357">
            <text:p>479.822357</text:p>
          </table:table-cell>
          <table:table-cell office:value-type="float" office:value="167">
            <text:p>167</text:p>
          </table:table-cell>
          <table:table-cell office:value-type="float" office:value="26">
            <text:p>26</text:p>
          </table:table-cell>
          <table:table-cell office:value-type="float" office:value="1395297">
            <text:p>1395297</text:p>
          </table:table-cell>
          <table:table-cell office:value-type="float" office:value="-661184">
            <text:p>-661184</text:p>
          </table:table-cell>
          <table:table-cell office:value-type="float" office:value="1543886.75">
            <text:p>1543886.75</text:p>
          </table:table-cell>
          <table:table-cell office:value-type="float" office:value="-5.282645">
            <text:p>-5.282645</text:p>
          </table:table-cell>
          <table:table-cell office:value-type="float" office:value="-1.714154">
            <text:p>-1.714154</text:p>
          </table:table-cell>
          <table:table-cell office:value-type="float" office:value="67.551224">
            <text:p>67.551224</text:p>
          </table:table-cell>
        </table:table-row>
        <table:table-row table:style-name="ro1">
          <table:table-cell table:formula="of:=[.A253]+1" office:value-type="float" office:value="253">
            <text:p>253</text:p>
          </table:table-cell>
          <table:table-cell office:value-type="float" office:value="3171059">
            <text:p>3171059</text:p>
          </table:table-cell>
          <table:table-cell office:value-type="float" office:value="12">
            <text:p>12</text:p>
          </table:table-cell>
          <table:table-cell office:value-type="float" office:value="37646">
            <text:p>37646</text:p>
          </table:table-cell>
          <table:table-cell table:formula="of:=[.D254]-[.$D$2]" office:value-type="float" office:value="13658">
            <text:p>13658</text:p>
          </table:table-cell>
          <table:table-cell office:value-type="float" office:value="313620.40625">
            <text:p>313620.40625</text:p>
          </table:table-cell>
          <table:table-cell office:value-type="float" office:value="-0.06">
            <text:p>-0.06</text:p>
          </table:table-cell>
          <table:table-cell office:value-type="float" office:value="-0.437931">
            <text:p>-0.437931</text:p>
          </table:table-cell>
          <table:table-cell office:value-type="float" office:value="629.885132">
            <text:p>629.885132</text:p>
          </table:table-cell>
          <table:table-cell office:value-type="float" office:value="0.007">
            <text:p>0.007</text:p>
          </table:table-cell>
          <table:table-cell office:value-type="float" office:value="-0.201113">
            <text:p>-0.201113</text:p>
          </table:table-cell>
          <table:table-cell table:formula="of:=([.K254]+0.02)/60" office:value-type="float" office:value="-0.00301855">
            <text:p>-0.00301855</text:p>
          </table:table-cell>
          <table:table-cell office:value-type="float" office:value="2973.041748">
            <text:p>2973.041748</text:p>
          </table:table-cell>
          <table:table-cell office:value-type="float" office:value="-0.06">
            <text:p>-0.06</text:p>
          </table:table-cell>
          <table:table-cell office:value-type="float" office:value="-0.437931">
            <text:p>-0.437931</text:p>
          </table:table-cell>
          <table:table-cell table:formula="of:=([.O254]-0.02)/5" office:value-type="float" office:value="-0.0915862">
            <text:p>-0.0915862</text:p>
          </table:table-cell>
          <table:table-cell office:value-type="float" office:value="629.885132">
            <text:p>629.885132</text:p>
          </table:table-cell>
          <table:table-cell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1389919">
            <text:p>1389919</text:p>
          </table:table-cell>
          <table:table-cell office:value-type="float" office:value="-698444">
            <text:p>-698444</text:p>
          </table:table-cell>
          <table:table-cell office:value-type="float" office:value="1555399.75">
            <text:p>1555399.75</text:p>
          </table:table-cell>
          <table:table-cell office:value-type="float" office:value="-5.342645">
            <text:p>-5.342645</text:p>
          </table:table-cell>
          <table:table-cell office:value-type="float" office:value="-2.152085">
            <text:p>-2.152085</text:p>
          </table:table-cell>
          <table:table-cell office:value-type="float" office:value="59.718739">
            <text:p>59.718739</text:p>
          </table:table-cell>
        </table:table-row>
        <table:table-row table:style-name="ro1">
          <table:table-cell table:formula="of:=[.A254]+1" office:value-type="float" office:value="254">
            <text:p>254</text:p>
          </table:table-cell>
          <table:table-cell office:value-type="float" office:value="3172059">
            <text:p>3172059</text:p>
          </table:table-cell>
          <table:table-cell office:value-type="float" office:value="4">
            <text:p>4</text:p>
          </table:table-cell>
          <table:table-cell office:value-type="float" office:value="37381">
            <text:p>37381</text:p>
          </table:table-cell>
          <table:table-cell table:formula="of:=[.D255]-[.$D$2]" office:value-type="float" office:value="13393">
            <text:p>13393</text:p>
          </table:table-cell>
          <table:table-cell office:value-type="float" office:value="934417.375">
            <text:p>934417.375</text:p>
          </table:table-cell>
          <table:table-cell office:value-type="float" office:value="-0.125">
            <text:p>-0.125</text:p>
          </table:table-cell>
          <table:table-cell office:value-type="float" office:value="-0.625121">
            <text:p>-0.625121</text:p>
          </table:table-cell>
          <table:table-cell office:value-type="float" office:value="400.096802">
            <text:p>400.096802</text:p>
          </table:table-cell>
          <table:table-cell office:value-type="float" office:value="-0.008">
            <text:p>-0.008</text:p>
          </table:table-cell>
          <table:table-cell office:value-type="float" office:value="-0.265756">
            <text:p>-0.265756</text:p>
          </table:table-cell>
          <table:table-cell table:formula="of:=([.K255]+0.02)/60" office:value-type="float" office:value="-0.00409593333333333">
            <text:p>-0.0040959333</text:p>
          </table:table-cell>
          <table:table-cell office:value-type="float" office:value="3221.955566">
            <text:p>3221.955566</text:p>
          </table:table-cell>
          <table:table-cell office:value-type="float" office:value="-0.125">
            <text:p>-0.125</text:p>
          </table:table-cell>
          <table:table-cell office:value-type="float" office:value="-0.625121">
            <text:p>-0.625121</text:p>
          </table:table-cell>
          <table:table-cell table:formula="of:=([.O255]-0.02)/5" office:value-type="float" office:value="-0.1290242">
            <text:p>-0.1290242</text:p>
          </table:table-cell>
          <table:table-cell office:value-type="float" office:value="400.096802">
            <text:p>400.096802</text:p>
          </table:table-cell>
          <table:table-cell office:value-type="float" office:value="175">
            <text:p>175</text:p>
          </table:table-cell>
          <table:table-cell office:value-type="float" office:value="39">
            <text:p>39</text:p>
          </table:table-cell>
          <table:table-cell office:value-type="float" office:value="1369393">
            <text:p>1369393</text:p>
          </table:table-cell>
          <table:table-cell office:value-type="float" office:value="-729685">
            <text:p>-729685</text:p>
          </table:table-cell>
          <table:table-cell office:value-type="float" office:value="1551533.125">
            <text:p>1551533.125</text:p>
          </table:table-cell>
          <table:table-cell office:value-type="float" office:value="-5.467645">
            <text:p>-5.467645</text:p>
          </table:table-cell>
          <table:table-cell office:value-type="float" office:value="-2.777206">
            <text:p>-2.777206</text:p>
          </table:table-cell>
          <table:table-cell office:value-type="float" office:value="49.206543">
            <text:p>49.206543</text:p>
          </table:table-cell>
        </table:table-row>
        <table:table-row table:style-name="ro1">
          <table:table-cell table:formula="of:=[.A255]+1" office:value-type="float" office:value="255">
            <text:p>255</text:p>
          </table:table-cell>
          <table:table-cell office:value-type="float" office:value="3173059">
            <text:p>3173059</text:p>
          </table:table-cell>
          <table:table-cell office:value-type="float" office:value="-6">
            <text:p>-6</text:p>
          </table:table-cell>
          <table:table-cell office:value-type="float" office:value="37359">
            <text:p>37359</text:p>
          </table:table-cell>
          <table:table-cell table:formula="of:=[.D256]-[.$D$2]" office:value-type="float" office:value="13371">
            <text:p>13371</text:p>
          </table:table-cell>
          <table:table-cell office:value-type="float" office:value="622752.375">
            <text:p>622752.375</text:p>
          </table:table-cell>
          <table:table-cell office:value-type="float" office:value="-0.136154">
            <text:p>-0.136154</text:p>
          </table:table-cell>
          <table:table-cell office:value-type="float" office:value="-0.58715">
            <text:p>-0.58715</text:p>
          </table:table-cell>
          <table:table-cell office:value-type="float" office:value="331.240173">
            <text:p>331.240173</text:p>
          </table:table-cell>
          <table:table-cell office:value-type="float" office:value="-0.01">
            <text:p>-0.01</text:p>
          </table:table-cell>
          <table:table-cell office:value-type="float" office:value="-0.021548">
            <text:p>-0.021548</text:p>
          </table:table-cell>
          <table:table-cell table:formula="of:=([.K256]+0.02)/60" office:value-type="float" office:value="-0.0000258">
            <text:p>-0.0000258</text:p>
          </table:table-cell>
          <table:table-cell office:value-type="float" office:value="115.478241">
            <text:p>115.478241</text:p>
          </table:table-cell>
          <table:table-cell office:value-type="float" office:value="-0.136154">
            <text:p>-0.136154</text:p>
          </table:table-cell>
          <table:table-cell office:value-type="float" office:value="-0.58715">
            <text:p>-0.58715</text:p>
          </table:table-cell>
          <table:table-cell table:formula="of:=([.O256]-0.02)/5" office:value-type="float" office:value="-0.12143">
            <text:p>-0.12143</text:p>
          </table:table-cell>
          <table:table-cell office:value-type="float" office:value="331.240173">
            <text:p>331.240173</text:p>
          </table:table-cell>
          <table:table-cell office:value-type="float" office:value="171">
            <text:p>171</text:p>
          </table:table-cell>
          <table:table-cell office:value-type="float" office:value="35">
            <text:p>35</text:p>
          </table:table-cell>
          <table:table-cell office:value-type="float" office:value="1334487">
            <text:p>1334487</text:p>
          </table:table-cell>
          <table:table-cell office:value-type="float" office:value="-742999">
            <text:p>-742999</text:p>
          </table:table-cell>
          <table:table-cell office:value-type="float" office:value="1527252">
            <text:p>1527252</text:p>
          </table:table-cell>
          <table:table-cell office:value-type="float" office:value="-5.603799">
            <text:p>-5.603799</text:p>
          </table:table-cell>
          <table:table-cell office:value-type="float" office:value="-3.364356">
            <text:p>-3.364356</text:p>
          </table:table-cell>
          <table:table-cell office:value-type="float" office:value="39.96294">
            <text:p>39.96294</text:p>
          </table:table-cell>
        </table:table-row>
        <table:table-row table:style-name="ro1">
          <table:table-cell table:formula="of:=[.A256]+1" office:value-type="float" office:value="256">
            <text:p>256</text:p>
          </table:table-cell>
          <table:table-cell office:value-type="float" office:value="3174059">
            <text:p>3174059</text:p>
          </table:table-cell>
          <table:table-cell office:value-type="float" office:value="-8">
            <text:p>-8</text:p>
          </table:table-cell>
          <table:table-cell office:value-type="float" office:value="37412">
            <text:p>37412</text:p>
          </table:table-cell>
          <table:table-cell table:formula="of:=[.D257]-[.$D$2]" office:value-type="float" office:value="13424">
            <text:p>13424</text:p>
          </table:table-cell>
          <table:table-cell office:value-type="float" office:value="467747.75">
            <text:p>467747.75</text:p>
          </table:table-cell>
          <table:table-cell office:value-type="float" office:value="-0.12">
            <text:p>-0.12</text:p>
          </table:table-cell>
          <table:table-cell office:value-type="float" office:value="-0.442994">
            <text:p>-0.442994</text:p>
          </table:table-cell>
          <table:table-cell office:value-type="float" office:value="269.16156">
            <text:p>269.16156</text:p>
          </table:table-cell>
          <table:table-cell office:value-type="float" office:value="-0.002">
            <text:p>-0.002</text:p>
          </table:table-cell>
          <table:table-cell office:value-type="float" office:value="0.052672">
            <text:p>0.052672</text:p>
          </table:table-cell>
          <table:table-cell table:formula="of:=([.K257]+0.02)/60" office:value-type="float" office:value="0.0012112">
            <text:p>0.0012112</text:p>
          </table:table-cell>
          <table:table-cell office:value-type="float" office:value="2733.621826">
            <text:p>2733.621826</text:p>
          </table:table-cell>
          <table:table-cell office:value-type="float" office:value="-0.12">
            <text:p>-0.12</text:p>
          </table:table-cell>
          <table:table-cell office:value-type="float" office:value="-0.442994">
            <text:p>-0.442994</text:p>
          </table:table-cell>
          <table:table-cell table:formula="of:=([.O257]-0.02)/5" office:value-type="float" office:value="-0.0925988">
            <text:p>-0.0925988</text:p>
          </table:table-cell>
          <table:table-cell office:value-type="float" office:value="269.16156">
            <text:p>269.16156</text:p>
          </table:table-cell>
          <table:table-cell office:value-type="float" office:value="165">
            <text:p>165</text:p>
          </table:table-cell>
          <table:table-cell office:value-type="float" office:value="30">
            <text:p>30</text:p>
          </table:table-cell>
          <table:table-cell office:value-type="float" office:value="1298000">
            <text:p>1298000</text:p>
          </table:table-cell>
          <table:table-cell office:value-type="float" office:value="-734734">
            <text:p>-734734</text:p>
          </table:table-cell>
          <table:table-cell office:value-type="float" office:value="1491393.25">
            <text:p>1491393.25</text:p>
          </table:table-cell>
          <table:table-cell office:value-type="float" office:value="-5.723799">
            <text:p>-5.723799</text:p>
          </table:table-cell>
          <table:table-cell office:value-type="float" office:value="-3.80735">
            <text:p>-3.80735</text:p>
          </table:table-cell>
          <table:table-cell office:value-type="float" office:value="33.482113">
            <text:p>33.482113</text:p>
          </table:table-cell>
        </table:table-row>
        <table:table-row table:style-name="ro1">
          <table:table-cell table:formula="of:=[.A257]+1" office:value-type="float" office:value="257">
            <text:p>257</text:p>
          </table:table-cell>
          <table:table-cell office:value-type="float" office:value="3175059">
            <text:p>3175059</text:p>
          </table:table-cell>
          <table:table-cell office:value-type="float" office:value="-4">
            <text:p>-4</text:p>
          </table:table-cell>
          <table:table-cell office:value-type="float" office:value="37472">
            <text:p>37472</text:p>
          </table:table-cell>
          <table:table-cell table:formula="of:=[.D258]-[.$D$2]" office:value-type="float" office:value="13484">
            <text:p>13484</text:p>
          </table:table-cell>
          <table:table-cell office:value-type="float" office:value="936891.875">
            <text:p>936891.875</text:p>
          </table:table-cell>
          <table:table-cell office:value-type="float" office:value="-0.082222">
            <text:p>-0.082222</text:p>
          </table:table-cell>
          <table:table-cell office:value-type="float" office:value="-0.283916">
            <text:p>-0.283916</text:p>
          </table:table-cell>
          <table:table-cell office:value-type="float" office:value="245.302994">
            <text:p>245.302994</text:p>
          </table:table-cell>
          <table:table-cell office:value-type="float" office:value="0.004">
            <text:p>0.004</text:p>
          </table:table-cell>
          <table:table-cell office:value-type="float" office:value="0.059855">
            <text:p>0.059855</text:p>
          </table:table-cell>
          <table:table-cell table:formula="of:=([.K258]+0.02)/60" office:value-type="float" office:value="0.00133091666666667">
            <text:p>0.0013309167</text:p>
          </table:table-cell>
          <table:table-cell office:value-type="float" office:value="1396.375977">
            <text:p>1396.375977</text:p>
          </table:table-cell>
          <table:table-cell office:value-type="float" office:value="-0.082222">
            <text:p>-0.082222</text:p>
          </table:table-cell>
          <table:table-cell office:value-type="float" office:value="-0.283916">
            <text:p>-0.283916</text:p>
          </table:table-cell>
          <table:table-cell table:formula="of:=([.O258]-0.02)/5" office:value-type="float" office:value="-0.0607832">
            <text:p>-0.0607832</text:p>
          </table:table-cell>
          <table:table-cell office:value-type="float" office:value="245.302994">
            <text:p>245.302994</text:p>
          </table:table-cell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office:value-type="float" office:value="1268530">
            <text:p>1268530</text:p>
          </table:table-cell>
          <table:table-cell office:value-type="float" office:value="-711589">
            <text:p>-711589</text:p>
          </table:table-cell>
          <table:table-cell office:value-type="float" office:value="1454357.625">
            <text:p>1454357.625</text:p>
          </table:table-cell>
          <table:table-cell office:value-type="float" office:value="-5.806021">
            <text:p>-5.806021</text:p>
          </table:table-cell>
          <table:table-cell office:value-type="float" office:value="-4.091266">
            <text:p>-4.091266</text:p>
          </table:table-cell>
          <table:table-cell office:value-type="float" office:value="29.534084">
            <text:p>29.534084</text:p>
          </table:table-cell>
        </table:table-row>
        <table:table-row table:style-name="ro1">
          <table:table-cell table:formula="of:=[.A258]+1" office:value-type="float" office:value="258">
            <text:p>258</text:p>
          </table:table-cell>
          <table:table-cell office:value-type="float" office:value="3176059">
            <text:p>3176059</text:p>
          </table:table-cell>
          <table:table-cell office:value-type="float" office:value="-1">
            <text:p>-1</text:p>
          </table:table-cell>
          <table:table-cell office:value-type="float" office:value="38626">
            <text:p>38626</text:p>
          </table:table-cell>
          <table:table-cell table:formula="of:=[.D259]-[.$D$2]" office:value-type="float" office:value="14638">
            <text:p>14638</text:p>
          </table:table-cell>
          <table:table-cell office:value-type="float" office:value="3862668.25">
            <text:p>3862668.25</text:p>
          </table:table-cell>
          <table:table-cell office:value-type="float" office:value="-0.065">
            <text:p>-0.065</text:p>
          </table:table-cell>
          <table:table-cell office:value-type="float" office:value="-0.243147">
            <text:p>-0.243147</text:p>
          </table:table-cell>
          <table:table-cell office:value-type="float" office:value="274.072327">
            <text:p>274.072327</text:p>
          </table:table-cell>
          <table:table-cell office:value-type="float" office:value="0.003">
            <text:p>0.003</text:p>
          </table:table-cell>
          <table:table-cell office:value-type="float" office:value="1.154005">
            <text:p>1.154005</text:p>
          </table:table-cell>
          <table:table-cell table:formula="of:=([.K259]+0.02)/60" office:value-type="float" office:value="0.01956675">
            <text:p>0.01956675</text:p>
          </table:table-cell>
          <table:table-cell office:value-type="float" office:value="38366.835938">
            <text:p>38366.835938</text:p>
          </table:table-cell>
          <table:table-cell office:value-type="float" office:value="-0.065">
            <text:p>-0.065</text:p>
          </table:table-cell>
          <table:table-cell office:value-type="float" office:value="-0.243147">
            <text:p>-0.243147</text:p>
          </table:table-cell>
          <table:table-cell table:formula="of:=([.O259]-0.02)/5" office:value-type="float" office:value="-0.0526294">
            <text:p>-0.0526294</text:p>
          </table:table-cell>
          <table:table-cell office:value-type="float" office:value="274.072327">
            <text:p>274.072327</text:p>
          </table:table-cell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 office:value-type="float" office:value="1246052">
            <text:p>1246052</text:p>
          </table:table-cell>
          <table:table-cell office:value-type="float" office:value="-680178">
            <text:p>-680178</text:p>
          </table:table-cell>
          <table:table-cell office:value-type="float" office:value="1419480.375">
            <text:p>1419480.375</text:p>
          </table:table-cell>
          <table:table-cell office:value-type="float" office:value="-5.871021">
            <text:p>-5.871021</text:p>
          </table:table-cell>
          <table:table-cell office:value-type="float" office:value="-4.334413">
            <text:p>-4.334413</text:p>
          </table:table-cell>
          <table:table-cell office:value-type="float" office:value="26.17276">
            <text:p>26.17276</text:p>
          </table:table-cell>
        </table:table-row>
        <table:table-row table:style-name="ro1">
          <table:table-cell table:formula="of:=[.A259]+1" office:value-type="float" office:value="259">
            <text:p>259</text:p>
          </table:table-cell>
          <table:table-cell office:value-type="float" office:value="3177059">
            <text:p>3177059</text:p>
          </table:table-cell>
          <table:table-cell office:value-type="float" office:value="3">
            <text:p>3</text:p>
          </table:table-cell>
          <table:table-cell office:value-type="float" office:value="39143">
            <text:p>39143</text:p>
          </table:table-cell>
          <table:table-cell table:formula="of:=[.D260]-[.$D$2]" office:value-type="float" office:value="15155">
            <text:p>15155</text:p>
          </table:table-cell>
          <table:table-cell office:value-type="float" office:value="1304661">
            <text:p>1304661</text:p>
          </table:table-cell>
          <table:table-cell office:value-type="float" office:value="-0.081">
            <text:p>-0.081</text:p>
          </table:table-cell>
          <table:table-cell office:value-type="float" office:value="-0.351198">
            <text:p>-0.351198</text:p>
          </table:table-cell>
          <table:table-cell office:value-type="float" office:value="333.577209">
            <text:p>333.577209</text:p>
          </table:table-cell>
          <table:table-cell office:value-type="float" office:value="0.004">
            <text:p>0.004</text:p>
          </table:table-cell>
          <table:table-cell office:value-type="float" office:value="0.517148">
            <text:p>0.517148</text:p>
          </table:table-cell>
          <table:table-cell table:formula="of:=([.K260]+0.02)/60" office:value-type="float" office:value="0.00895246666666667">
            <text:p>0.0089524667</text:p>
          </table:table-cell>
          <table:table-cell office:value-type="float" office:value="12828.688477">
            <text:p>12828.688477</text:p>
          </table:table-cell>
          <table:table-cell office:value-type="float" office:value="-0.081">
            <text:p>-0.081</text:p>
          </table:table-cell>
          <table:table-cell office:value-type="float" office:value="-0.351198">
            <text:p>-0.351198</text:p>
          </table:table-cell>
          <table:table-cell table:formula="of:=([.O260]-0.02)/5" office:value-type="float" office:value="-0.0742396">
            <text:p>-0.0742396</text:p>
          </table:table-cell>
          <table:table-cell office:value-type="float" office:value="333.577209">
            <text:p>333.577209</text:p>
          </table:table-cell>
          <table:table-cell office:value-type="float" office:value="164">
            <text:p>164</text:p>
          </table:table-cell>
          <table:table-cell office:value-type="float" office:value="29">
            <text:p>29</text:p>
          </table:table-cell>
          <table:table-cell office:value-type="float" office:value="1231607">
            <text:p>1231607</text:p>
          </table:table-cell>
          <table:table-cell office:value-type="float" office:value="-643798">
            <text:p>-643798</text:p>
          </table:table-cell>
          <table:table-cell office:value-type="float" office:value="1389591.75">
            <text:p>1389591.75</text:p>
          </table:table-cell>
          <table:table-cell office:value-type="float" office:value="-5.952021">
            <text:p>-5.952021</text:p>
          </table:table-cell>
          <table:table-cell office:value-type="float" office:value="-4.68561">
            <text:p>-4.68561</text:p>
          </table:table-cell>
          <table:table-cell office:value-type="float" office:value="21.276981">
            <text:p>21.276981</text:p>
          </table:table-cell>
        </table:table-row>
        <table:table-row table:style-name="ro1">
          <table:table-cell table:formula="of:=[.A260]+1" office:value-type="float" office:value="260">
            <text:p>260</text:p>
          </table:table-cell>
          <table:table-cell office:value-type="float" office:value="3178059">
            <text:p>3178059</text:p>
          </table:table-cell>
          <table:table-cell office:value-type="float" office:value="3">
            <text:p>3</text:p>
          </table:table-cell>
          <table:table-cell office:value-type="float" office:value="39014">
            <text:p>39014</text:p>
          </table:table-cell>
          <table:table-cell table:formula="of:=[.D261]-[.$D$2]" office:value-type="float" office:value="15026">
            <text:p>15026</text:p>
          </table:table-cell>
          <table:table-cell office:value-type="float" office:value="1300351.5">
            <text:p>1300351.5</text:p>
          </table:table-cell>
          <table:table-cell office:value-type="float" office:value="-0.123">
            <text:p>-0.123</text:p>
          </table:table-cell>
          <table:table-cell office:value-type="float" office:value="-0.467775">
            <text:p>-0.467775</text:p>
          </table:table-cell>
          <table:table-cell office:value-type="float" office:value="280.304779">
            <text:p>280.304779</text:p>
          </table:table-cell>
          <table:table-cell office:value-type="float" office:value="0">
            <text:p>0</text:p>
          </table:table-cell>
          <table:table-cell office:value-type="float" office:value="-0.129287">
            <text:p>-0.129287</text:p>
          </table:table-cell>
          <table:table-cell table:formula="of:=([.K261]+0.02)/60" office:value-type="float" office:value="-0.00182145">
            <text:p>-0.00182145</text:p>
          </table:table-cell>
          <table:table-cell office:value-type="float" office:value="100">
            <text:p>100</text:p>
          </table:table-cell>
          <table:table-cell office:value-type="float" office:value="-0.123">
            <text:p>-0.123</text:p>
          </table:table-cell>
          <table:table-cell office:value-type="float" office:value="-0.467775">
            <text:p>-0.467775</text:p>
          </table:table-cell>
          <table:table-cell table:formula="of:=([.O261]-0.02)/5" office:value-type="float" office:value="-0.097555">
            <text:p>-0.097555</text:p>
          </table:table-cell>
          <table:table-cell office:value-type="float" office:value="280.304779">
            <text:p>280.304779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 office:value-type="float" office:value="1230562">
            <text:p>1230562</text:p>
          </table:table-cell>
          <table:table-cell office:value-type="float" office:value="-604798">
            <text:p>-604798</text:p>
          </table:table-cell>
          <table:table-cell office:value-type="float" office:value="1371017.5">
            <text:p>1371017.5</text:p>
          </table:table-cell>
          <table:table-cell office:value-type="float" office:value="-6.075021">
            <text:p>-6.075021</text:p>
          </table:table-cell>
          <table:table-cell office:value-type="float" office:value="-5.153385">
            <text:p>-5.153385</text:p>
          </table:table-cell>
          <table:table-cell office:value-type="float" office:value="15.170905">
            <text:p>15.170905</text:p>
          </table:table-cell>
        </table:table-row>
        <table:table-row table:style-name="ro1">
          <table:table-cell table:formula="of:=[.A261]+1" office:value-type="float" office:value="261">
            <text:p>261</text:p>
          </table:table-cell>
          <table:table-cell office:value-type="float" office:value="3179059">
            <text:p>3179059</text:p>
          </table:table-cell>
          <table:table-cell office:value-type="float" office:value="-1">
            <text:p>-1</text:p>
          </table:table-cell>
          <table:table-cell office:value-type="float" office:value="38781">
            <text:p>38781</text:p>
          </table:table-cell>
          <table:table-cell table:formula="of:=[.D262]-[.$D$2]" office:value-type="float" office:value="14793">
            <text:p>14793</text:p>
          </table:table-cell>
          <table:table-cell office:value-type="float" office:value="3878230.5">
            <text:p>3878230.5</text:p>
          </table:table-cell>
          <table:table-cell office:value-type="float" office:value="-0.075">
            <text:p>-0.075</text:p>
          </table:table-cell>
          <table:table-cell office:value-type="float" office:value="-0.433801">
            <text:p>-0.433801</text:p>
          </table:table-cell>
          <table:table-cell office:value-type="float" office:value="478.401184">
            <text:p>478.401184</text:p>
          </table:table-cell>
          <table:table-cell office:value-type="float" office:value="-0.004">
            <text:p>-0.004</text:p>
          </table:table-cell>
          <table:table-cell office:value-type="float" office:value="-0.232238">
            <text:p>-0.232238</text:p>
          </table:table-cell>
          <table:table-cell table:formula="of:=([.K262]+0.02)/60" office:value-type="float" office:value="-0.0035373">
            <text:p>-0.0035373</text:p>
          </table:table-cell>
          <table:table-cell office:value-type="float" office:value="5705.938477">
            <text:p>5705.938477</text:p>
          </table:table-cell>
          <table:table-cell office:value-type="float" office:value="-0.075">
            <text:p>-0.075</text:p>
          </table:table-cell>
          <table:table-cell office:value-type="float" office:value="-0.433801">
            <text:p>-0.433801</text:p>
          </table:table-cell>
          <table:table-cell table:formula="of:=([.O262]-0.02)/5" office:value-type="float" office:value="-0.0907602">
            <text:p>-0.0907602</text:p>
          </table:table-cell>
          <table:table-cell office:value-type="float" office:value="478.401184">
            <text:p>478.401184</text:p>
          </table:table-cell>
          <table:table-cell office:value-type="float" office:value="166">
            <text:p>166</text:p>
          </table:table-cell>
          <table:table-cell office:value-type="float" office:value="30">
            <text:p>30</text:p>
          </table:table-cell>
          <table:table-cell office:value-type="float" office:value="1247115">
            <text:p>1247115</text:p>
          </table:table-cell>
          <table:table-cell office:value-type="float" office:value="-569727">
            <text:p>-569727</text:p>
          </table:table-cell>
          <table:table-cell office:value-type="float" office:value="1370950.375">
            <text:p>1370950.375</text:p>
          </table:table-cell>
          <table:table-cell office:value-type="float" office:value="-6.150021">
            <text:p>-6.150021</text:p>
          </table:table-cell>
          <table:table-cell office:value-type="float" office:value="-5.587186">
            <text:p>-5.587186</text:p>
          </table:table-cell>
          <table:table-cell office:value-type="float" office:value="9.151753">
            <text:p>9.151753</text:p>
          </table:table-cell>
        </table:table-row>
        <table:table-row table:style-name="ro1">
          <table:table-cell table:formula="of:=[.A262]+1" office:value-type="float" office:value="262">
            <text:p>262</text:p>
          </table:table-cell>
          <table:table-cell office:value-type="float" office:value="3180059">
            <text:p>3180059</text:p>
          </table:table-cell>
          <table:table-cell office:value-type="float" office:value="-4">
            <text:p>-4</text:p>
          </table:table-cell>
          <table:table-cell office:value-type="float" office:value="38908">
            <text:p>38908</text:p>
          </table:table-cell>
          <table:table-cell table:formula="of:=[.D263]-[.$D$2]" office:value-type="float" office:value="14920">
            <text:p>14920</text:p>
          </table:table-cell>
          <table:table-cell office:value-type="float" office:value="972804.875">
            <text:p>972804.875</text:p>
          </table:table-cell>
          <table:table-cell office:value-type="float" office:value="-0.095">
            <text:p>-0.095</text:p>
          </table:table-cell>
          <table:table-cell office:value-type="float" office:value="-0.364654">
            <text:p>-0.364654</text:p>
          </table:table-cell>
          <table:table-cell office:value-type="float" office:value="283.846222">
            <text:p>283.846222</text:p>
          </table:table-cell>
          <table:table-cell office:value-type="float" office:value="-0.003">
            <text:p>-0.003</text:p>
          </table:table-cell>
          <table:table-cell office:value-type="float" office:value="0.126893">
            <text:p>0.126893</text:p>
          </table:table-cell>
          <table:table-cell table:formula="of:=([.K263]+0.02)/60" office:value-type="float" office:value="0.00244821666666667">
            <text:p>0.0024482167</text:p>
          </table:table-cell>
          <table:table-cell office:value-type="float" office:value="4329.756348">
            <text:p>4329.756348</text:p>
          </table:table-cell>
          <table:table-cell office:value-type="float" office:value="-0.095">
            <text:p>-0.095</text:p>
          </table:table-cell>
          <table:table-cell office:value-type="float" office:value="-0.364654">
            <text:p>-0.364654</text:p>
          </table:table-cell>
          <table:table-cell table:formula="of:=([.O263]-0.02)/5" office:value-type="float" office:value="-0.0769308">
            <text:p>-0.0769308</text:p>
          </table:table-cell>
          <table:table-cell office:value-type="float" office:value="283.846222">
            <text:p>283.846222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1276974">
            <text:p>1276974</text:p>
          </table:table-cell>
          <table:table-cell office:value-type="float" office:value="-544781">
            <text:p>-544781</text:p>
          </table:table-cell>
          <table:table-cell office:value-type="float" office:value="1388188.375">
            <text:p>1388188.375</text:p>
          </table:table-cell>
          <table:table-cell office:value-type="float" office:value="-6.24502">
            <text:p>-6.24502</text:p>
          </table:table-cell>
          <table:table-cell office:value-type="float" office:value="-5.95184">
            <text:p>-5.95184</text:p>
          </table:table-cell>
          <table:table-cell office:value-type="float" office:value="4.694628">
            <text:p>4.694628</text:p>
          </table:table-cell>
        </table:table-row>
        <table:table-row table:style-name="ro1">
          <table:table-cell table:formula="of:=[.A263]+1" office:value-type="float" office:value="263">
            <text:p>263</text:p>
          </table:table-cell>
          <table:table-cell office:value-type="float" office:value="3181059">
            <text:p>3181059</text:p>
          </table:table-cell>
          <table:table-cell office:value-type="float" office:value="0">
            <text:p>0</text:p>
          </table:table-cell>
          <table:table-cell office:value-type="float" office:value="39174">
            <text:p>39174</text:p>
          </table:table-cell>
          <table:table-cell table:formula="of:=[.D264]-[.$D$2]" office:value-type="float" office:value="15186">
            <text:p>151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office:value-type="float" office:value="100">
            <text:p>100</text:p>
          </table:table-cell>
          <table:table-cell office:value-type="float" office:value="0.004">
            <text:p>0.004</text:p>
          </table:table-cell>
          <table:table-cell office:value-type="float" office:value="0.265756">
            <text:p>0.265756</text:p>
          </table:table-cell>
          <table:table-cell table:formula="of:=([.K264]+0.02)/60" office:value-type="float" office:value="0.0047626">
            <text:p>0.0047626</text:p>
          </table:table-cell>
          <table:table-cell office:value-type="float" office:value="6543.909668">
            <text:p>6543.909668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([.O264]-0.02)/5" office:value-type="float" office:value="0.0012226">
            <text:p>0.0012226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1314017">
            <text:p>1314017</text:p>
          </table:table-cell>
          <table:table-cell office:value-type="float" office:value="-532037">
            <text:p>-532037</text:p>
          </table:table-cell>
          <table:table-cell office:value-type="float" office:value="1417501">
            <text:p>1417501</text:p>
          </table:table-cell>
          <table:table-cell office:value-type="float" office:value="-6.24502">
            <text:p>-6.24502</text:p>
          </table:table-cell>
          <table:table-cell office:value-type="float" office:value="-5.925726">
            <text:p>-5.925726</text:p>
          </table:table-cell>
          <table:table-cell office:value-type="float" office:value="5.112777">
            <text:p>5.112777</text:p>
          </table:table-cell>
        </table:table-row>
        <table:table-row table:style-name="ro1">
          <table:table-cell table:formula="of:=[.A264]+1" office:value-type="float" office:value="264">
            <text:p>264</text:p>
          </table:table-cell>
          <table:table-cell office:value-type="float" office:value="3182059">
            <text:p>3182059</text:p>
          </table:table-cell>
          <table:table-cell office:value-type="float" office:value="0">
            <text:p>0</text:p>
          </table:table-cell>
          <table:table-cell office:value-type="float" office:value="39097">
            <text:p>39097</text:p>
          </table:table-cell>
          <table:table-cell table:formula="of:=[.D265]-[.$D$2]" office:value-type="float" office:value="15109">
            <text:p>151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6614">
            <text:p>-0.076614</text:p>
          </table:table-cell>
          <table:table-cell table:formula="of:=([.K265]+0.02)/60" office:value-type="float" office:value="-0.000943566666666667">
            <text:p>-0.0009435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O265]-0.02)/5" office:value-type="float" office:value="0.000236799999999999">
            <text:p>0.0002368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1350643">
            <text:p>1350643</text:p>
          </table:table-cell>
          <table:table-cell office:value-type="float" office:value="-518357">
            <text:p>-518357</text:p>
          </table:table-cell>
          <table:table-cell office:value-type="float" office:value="1446555.625">
            <text:p>1446555.625</text:p>
          </table:table-cell>
          <table:table-cell office:value-type="float" office:value="-6.24502">
            <text:p>-6.24502</text:p>
          </table:table-cell>
          <table:table-cell office:value-type="float" office:value="-5.904542">
            <text:p>-5.904542</text:p>
          </table:table-cell>
          <table:table-cell office:value-type="float" office:value="5.451991">
            <text:p>5.451991</text:p>
          </table:table-cell>
        </table:table-row>
        <table:table-row table:style-name="ro1">
          <table:table-cell table:formula="of:=[.A265]+1" office:value-type="float" office:value="265">
            <text:p>265</text:p>
          </table:table-cell>
          <table:table-cell office:value-type="float" office:value="3183059">
            <text:p>3183059</text:p>
          </table:table-cell>
          <table:table-cell office:value-type="float" office:value="0">
            <text:p>0</text:p>
          </table:table-cell>
          <table:table-cell office:value-type="float" office:value="39097">
            <text:p>39097</text:p>
          </table:table-cell>
          <table:table-cell table:formula="of:=[.D266]-[.$D$2]" office:value-type="float" office:value="15109">
            <text:p>151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266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([.O266]-0.02)/5" office:value-type="float" office:value="0.0005832">
            <text:p>0.0005832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1386971">
            <text:p>1386971</text:p>
          </table:table-cell>
          <table:table-cell office:value-type="float" office:value="-503904">
            <text:p>-503904</text:p>
          </table:table-cell>
          <table:table-cell office:value-type="float" office:value="1475529.625">
            <text:p>1475529.625</text:p>
          </table:table-cell>
          <table:table-cell office:value-type="float" office:value="-6.24502">
            <text:p>-6.24502</text:p>
          </table:table-cell>
          <table:table-cell office:value-type="float" office:value="-5.881627">
            <text:p>-5.881627</text:p>
          </table:table-cell>
          <table:table-cell office:value-type="float" office:value="5.818937">
            <text:p>5.818937</text:p>
          </table:table-cell>
        </table:table-row>
        <table:table-row table:style-name="ro1">
          <table:table-cell table:formula="of:=[.A266]+1" office:value-type="float" office:value="266">
            <text:p>266</text:p>
          </table:table-cell>
          <table:table-cell office:value-type="float" office:value="3184059">
            <text:p>3184059</text:p>
          </table:table-cell>
          <table:table-cell office:value-type="float" office:value="0">
            <text:p>0</text:p>
          </table:table-cell>
          <table:table-cell office:value-type="float" office:value="39083">
            <text:p>39083</text:p>
          </table:table-cell>
          <table:table-cell table:formula="of:=[.D267]-[.$D$2]" office:value-type="float" office:value="15095">
            <text:p>150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K267]+0.02)/60" office:value-type="float" office:value="0.0000939166666666667">
            <text:p>9.39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([.O267]-0.02)/5" office:value-type="float" office:value="0.00029">
            <text:p>0.000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1422945">
            <text:p>1422945</text:p>
          </table:table-cell>
          <table:table-cell office:value-type="float" office:value="-488628">
            <text:p>-488628</text:p>
          </table:table-cell>
          <table:table-cell office:value-type="float" office:value="1504359.375">
            <text:p>1504359.375</text:p>
          </table:table-cell>
          <table:table-cell office:value-type="float" office:value="-6.24502">
            <text:p>-6.24502</text:p>
          </table:table-cell>
          <table:table-cell office:value-type="float" office:value="-5.860177">
            <text:p>-5.860177</text:p>
          </table:table-cell>
          <table:table-cell office:value-type="float" office:value="6.162411">
            <text:p>6.162411</text:p>
          </table:table-cell>
        </table:table-row>
        <table:table-row table:style-name="ro1">
          <table:table-cell table:formula="of:=[.A267]+1" office:value-type="float" office:value="267">
            <text:p>267</text:p>
          </table:table-cell>
          <table:table-cell office:value-type="float" office:value="3185059">
            <text:p>3185059</text:p>
          </table:table-cell>
          <table:table-cell office:value-type="float" office:value="3">
            <text:p>3</text:p>
          </table:table-cell>
          <table:table-cell office:value-type="float" office:value="39114">
            <text:p>39114</text:p>
          </table:table-cell>
          <table:table-cell table:formula="of:=[.D268]-[.$D$2]" office:value-type="float" office:value="15126">
            <text:p>15126</text:p>
          </table:table-cell>
          <table:table-cell office:value-type="float" office:value="1303703.125">
            <text:p>1303703.125</text:p>
          </table:table-cell>
          <table:table-cell office:value-type="float" office:value="-0.015">
            <text:p>-0.015</text:p>
          </table:table-cell>
          <table:table-cell office:value-type="float" office:value="-0.081404">
            <text:p>-0.081404</text:p>
          </table:table-cell>
          <table:table-cell office:value-type="float" office:value="442.695282">
            <text:p>442.695282</text:p>
          </table:table-cell>
          <table:table-cell office:value-type="float" office:value="0.003">
            <text:p>0.003</text:p>
          </table:table-cell>
          <table:table-cell office:value-type="float" office:value="0.031125">
            <text:p>0.031125</text:p>
          </table:table-cell>
          <table:table-cell table:formula="of:=([.K268]+0.02)/60" office:value-type="float" office:value="0.000852083333333333">
            <text:p>0.0008520833</text:p>
          </table:table-cell>
          <table:table-cell office:value-type="float" office:value="937.487305">
            <text:p>937.487305</text:p>
          </table:table-cell>
          <table:table-cell office:value-type="float" office:value="-0.015">
            <text:p>-0.015</text:p>
          </table:table-cell>
          <table:table-cell office:value-type="float" office:value="-0.081404">
            <text:p>-0.081404</text:p>
          </table:table-cell>
          <table:table-cell table:formula="of:=([.O268]-0.02)/5" office:value-type="float" office:value="-0.0202808">
            <text:p>-0.0202808</text:p>
          </table:table-cell>
          <table:table-cell office:value-type="float" office:value="442.695282">
            <text:p>442.695282</text:p>
          </table:table-cell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 office:value-type="float" office:value="1458611">
            <text:p>1458611</text:p>
          </table:table-cell>
          <table:table-cell office:value-type="float" office:value="-472571">
            <text:p>-472571</text:p>
          </table:table-cell>
          <table:table-cell office:value-type="float" office:value="1533106.5">
            <text:p>1533106.5</text:p>
          </table:table-cell>
          <table:table-cell office:value-type="float" office:value="-6.26002">
            <text:p>-6.26002</text:p>
          </table:table-cell>
          <table:table-cell office:value-type="float" office:value="-5.941581">
            <text:p>-5.941581</text:p>
          </table:table-cell>
          <table:table-cell office:value-type="float" office:value="5.086876">
            <text:p>5.086876</text:p>
          </table:table-cell>
        </table:table-row>
        <table:table-row table:style-name="ro1">
          <table:table-cell table:formula="of:=[.A268]+1" office:value-type="float" office:value="268">
            <text:p>268</text:p>
          </table:table-cell>
          <table:table-cell office:value-type="float" office:value="3186059">
            <text:p>3186059</text:p>
          </table:table-cell>
          <table:table-cell office:value-type="float" office:value="11">
            <text:p>11</text:p>
          </table:table-cell>
          <table:table-cell office:value-type="float" office:value="38595">
            <text:p>38595</text:p>
          </table:table-cell>
          <table:table-cell table:formula="of:=[.D269]-[.$D$2]" office:value-type="float" office:value="14607">
            <text:p>14607</text:p>
          </table:table-cell>
          <table:table-cell office:value-type="float" office:value="350759.53125">
            <text:p>350759.53125</text:p>
          </table:table-cell>
          <table:table-cell office:value-type="float" office:value="-0.055">
            <text:p>-0.055</text:p>
          </table:table-cell>
          <table:table-cell office:value-type="float" office:value="-0.126037">
            <text:p>-0.126037</text:p>
          </table:table-cell>
          <table:table-cell office:value-type="float" office:value="129.157715">
            <text:p>129.157715</text:p>
          </table:table-cell>
          <table:table-cell office:value-type="float" office:value="0.008">
            <text:p>0.008</text:p>
          </table:table-cell>
          <table:table-cell office:value-type="float" office:value="-0.519542">
            <text:p>-0.519542</text:p>
          </table:table-cell>
          <table:table-cell table:formula="of:=([.K269]+0.02)/60" office:value-type="float" office:value="-0.0083257">
            <text:p>-0.0083257</text:p>
          </table:table-cell>
          <table:table-cell office:value-type="float" office:value="6594.272461">
            <text:p>6594.272461</text:p>
          </table:table-cell>
          <table:table-cell office:value-type="float" office:value="-0.055">
            <text:p>-0.055</text:p>
          </table:table-cell>
          <table:table-cell office:value-type="float" office:value="-0.126037">
            <text:p>-0.126037</text:p>
          </table:table-cell>
          <table:table-cell table:formula="of:=([.O269]-0.02)/5" office:value-type="float" office:value="-0.0292074">
            <text:p>-0.0292074</text:p>
          </table:table-cell>
          <table:table-cell office:value-type="float" office:value="129.157715">
            <text:p>129.157715</text:p>
          </table:table-cell>
          <table:table-cell office:value-type="float" office:value="176">
            <text:p>176</text:p>
          </table:table-cell>
          <table:table-cell office:value-type="float" office:value="29">
            <text:p>29</text:p>
          </table:table-cell>
          <table:table-cell office:value-type="float" office:value="1494975">
            <text:p>1494975</text:p>
          </table:table-cell>
          <table:table-cell office:value-type="float" office:value="-459642">
            <text:p>-459642</text:p>
          </table:table-cell>
          <table:table-cell office:value-type="float" office:value="1563880.25">
            <text:p>1563880.25</text:p>
          </table:table-cell>
          <table:table-cell office:value-type="float" office:value="-0.031835">
            <text:p>-0.031835</text:p>
          </table:table-cell>
          <table:table-cell office:value-type="float" office:value="-6.067617">
            <text:p>-6.067617</text:p>
          </table:table-cell>
          <table:table-cell office:value-type="float" office:value="18959.818359">
            <text:p>18959.818359</text:p>
          </table:table-cell>
        </table:table-row>
        <table:table-row table:style-name="ro1">
          <table:table-cell table:formula="of:=[.A269]+1" office:value-type="float" office:value="269">
            <text:p>269</text:p>
          </table:table-cell>
          <table:table-cell office:value-type="float" office:value="3187059">
            <text:p>3187059</text:p>
          </table:table-cell>
          <table:table-cell office:value-type="float" office:value="29">
            <text:p>29</text:p>
          </table:table-cell>
          <table:table-cell office:value-type="float" office:value="38812">
            <text:p>38812</text:p>
          </table:table-cell>
          <table:table-cell table:formula="of:=[.D270]-[.$D$2]" office:value-type="float" office:value="14824">
            <text:p>14824</text:p>
          </table:table-cell>
          <table:table-cell office:value-type="float" office:value="133735.9375">
            <text:p>133735.9375</text:p>
          </table:table-cell>
          <table:table-cell office:value-type="float" office:value="-0.043246">
            <text:p>-0.043246</text:p>
          </table:table-cell>
          <table:table-cell office:value-type="float" office:value="-0.125104">
            <text:p>-0.125104</text:p>
          </table:table-cell>
          <table:table-cell office:value-type="float" office:value="189.287445">
            <text:p>189.287445</text:p>
          </table:table-cell>
          <table:table-cell office:value-type="float" office:value="0.018">
            <text:p>0.018</text:p>
          </table:table-cell>
          <table:table-cell office:value-type="float" office:value="0.217872">
            <text:p>0.217872</text:p>
          </table:table-cell>
          <table:table-cell table:formula="of:=([.K270]+0.02)/60" office:value-type="float" office:value="0.00396453333333333">
            <text:p>0.0039645333</text:p>
          </table:table-cell>
          <table:table-cell office:value-type="float" office:value="1110.401855">
            <text:p>1110.401855</text:p>
          </table:table-cell>
          <table:table-cell office:value-type="float" office:value="-0.043246">
            <text:p>-0.043246</text:p>
          </table:table-cell>
          <table:table-cell office:value-type="float" office:value="-0.125104">
            <text:p>-0.125104</text:p>
          </table:table-cell>
          <table:table-cell table:formula="of:=([.O270]-0.02)/5" office:value-type="float" office:value="-0.0290208">
            <text:p>-0.0290208</text:p>
          </table:table-cell>
          <table:table-cell office:value-type="float" office:value="189.287445">
            <text:p>189.287445</text:p>
          </table:table-cell>
          <table:table-cell office:value-type="float" office:value="205">
            <text:p>205</text:p>
          </table:table-cell>
          <table:table-cell office:value-type="float" office:value="28">
            <text:p>28</text:p>
          </table:table-cell>
          <table:table-cell office:value-type="float" office:value="1532889">
            <text:p>1532889</text:p>
          </table:table-cell>
          <table:table-cell office:value-type="float" office:value="-451340">
            <text:p>-451340</text:p>
          </table:table-cell>
          <table:table-cell office:value-type="float" office:value="1597765.125">
            <text:p>1597765.125</text:p>
          </table:table-cell>
          <table:table-cell office:value-type="float" office:value="-0.07508">
            <text:p>-0.07508</text:p>
          </table:table-cell>
          <table:table-cell office:value-type="float" office:value="-6.192721">
            <text:p>-6.192721</text:p>
          </table:table-cell>
          <table:table-cell office:value-type="float" office:value="8148.140137">
            <text:p>8148.140137</text:p>
          </table:table-cell>
        </table:table-row>
        <table:table-row table:style-name="ro1">
          <table:table-cell table:formula="of:=[.A270]+1" office:value-type="float" office:value="270">
            <text:p>270</text:p>
          </table:table-cell>
          <table:table-cell office:value-type="float" office:value="3188059">
            <text:p>3188059</text:p>
          </table:table-cell>
          <table:table-cell office:value-type="float" office:value="33">
            <text:p>33</text:p>
          </table:table-cell>
          <table:table-cell office:value-type="float" office:value="39107">
            <text:p>39107</text:p>
          </table:table-cell>
          <table:table-cell table:formula="of:=[.D271]-[.$D$2]" office:value-type="float" office:value="15119">
            <text:p>15119</text:p>
          </table:table-cell>
          <table:table-cell office:value-type="float" office:value="118405.789063">
            <text:p>118405.789063</text:p>
          </table:table-cell>
          <table:table-cell office:value-type="float" office:value="-0.035">
            <text:p>-0.035</text:p>
          </table:table-cell>
          <table:table-cell office:value-type="float" office:value="-0.118576">
            <text:p>-0.118576</text:p>
          </table:table-cell>
          <table:table-cell office:value-type="float" office:value="238.78801">
            <text:p>238.78801</text:p>
          </table:table-cell>
          <table:table-cell office:value-type="float" office:value="0.004">
            <text:p>0.004</text:p>
          </table:table-cell>
          <table:table-cell office:value-type="float" office:value="0.294487">
            <text:p>0.294487</text:p>
          </table:table-cell>
          <table:table-cell table:formula="of:=([.K271]+0.02)/60" office:value-type="float" office:value="0.00524145">
            <text:p>0.00524145</text:p>
          </table:table-cell>
          <table:table-cell office:value-type="float" office:value="7262.168945">
            <text:p>7262.168945</text:p>
          </table:table-cell>
          <table:table-cell office:value-type="float" office:value="-0.035">
            <text:p>-0.035</text:p>
          </table:table-cell>
          <table:table-cell office:value-type="float" office:value="-0.118576">
            <text:p>-0.118576</text:p>
          </table:table-cell>
          <table:table-cell table:formula="of:=([.O271]-0.02)/5" office:value-type="float" office:value="-0.0277152">
            <text:p>-0.0277152</text:p>
          </table:table-cell>
          <table:table-cell office:value-type="float" office:value="238.78801">
            <text:p>238.78801</text:p>
          </table:table-cell>
          <table:table-cell office:value-type="float" office:value="238">
            <text:p>238</text:p>
          </table:table-cell>
          <table:table-cell office:value-type="float" office:value="26">
            <text:p>26</text:p>
          </table:table-cell>
          <table:table-cell office:value-type="float" office:value="1571836">
            <text:p>1571836</text:p>
          </table:table-cell>
          <table:table-cell office:value-type="float" office:value="-447807">
            <text:p>-447807</text:p>
          </table:table-cell>
          <table:table-cell office:value-type="float" office:value="1634158.625">
            <text:p>1634158.625</text:p>
          </table:table-cell>
          <table:table-cell office:value-type="float" office:value="-0.11008">
            <text:p>-0.11008</text:p>
          </table:table-cell>
          <table:table-cell office:value-type="float" office:value="-0.028111">
            <text:p>-0.028111</text:p>
          </table:table-cell>
          <table:table-cell office:value-type="float" office:value="74.462753">
            <text:p>74.462753</text:p>
          </table:table-cell>
        </table:table-row>
        <table:table-row table:style-name="ro1">
          <table:table-cell table:formula="of:=[.A271]+1" office:value-type="float" office:value="271">
            <text:p>271</text:p>
          </table:table-cell>
          <table:table-cell office:value-type="float" office:value="3189059">
            <text:p>3189059</text:p>
          </table:table-cell>
          <table:table-cell office:value-type="float" office:value="8">
            <text:p>8</text:p>
          </table:table-cell>
          <table:table-cell office:value-type="float" office:value="38647">
            <text:p>38647</text:p>
          </table:table-cell>
          <table:table-cell table:formula="of:=[.D272]-[.$D$2]" office:value-type="float" office:value="14659">
            <text:p>14659</text:p>
          </table:table-cell>
          <table:table-cell office:value-type="float" office:value="482990.28125">
            <text:p>482990.28125</text:p>
          </table:table-cell>
          <table:table-cell office:value-type="float" office:value="-0.002667">
            <text:p>-0.002667</text:p>
          </table:table-cell>
          <table:table-cell office:value-type="float" office:value="0.03504">
            <text:p>0.03504</text:p>
          </table:table-cell>
          <table:table-cell office:value-type="float" office:value="1413.993164">
            <text:p>1413.993164</text:p>
          </table:table-cell>
          <table:table-cell office:value-type="float" office:value="-0.025">
            <text:p>-0.025</text:p>
          </table:table-cell>
          <table:table-cell office:value-type="float" office:value="-0.459687">
            <text:p>-0.459687</text:p>
          </table:table-cell>
          <table:table-cell table:formula="of:=([.K272]+0.02)/60" office:value-type="float" office:value="-0.00732811666666667">
            <text:p>-0.0073281167</text:p>
          </table:table-cell>
          <table:table-cell office:value-type="float" office:value="1738.74707">
            <text:p>1738.74707</text:p>
          </table:table-cell>
          <table:table-cell office:value-type="float" office:value="-0.002667">
            <text:p>-0.002667</text:p>
          </table:table-cell>
          <table:table-cell office:value-type="float" office:value="0.03504">
            <text:p>0.03504</text:p>
          </table:table-cell>
          <table:table-cell table:formula="of:=([.O272]-0.02)/5" office:value-type="float" office:value="0.003008">
            <text:p>0.003008</text:p>
          </table:table-cell>
          <table:table-cell office:value-type="float" office:value="1413.993164">
            <text:p>1413.993164</text:p>
          </table:table-cell>
          <table:table-cell office:value-type="float" office:value="246">
            <text:p>246</text:p>
          </table:table-cell>
          <table:table-cell office:value-type="float" office:value="25">
            <text:p>25</text:p>
          </table:table-cell>
          <table:table-cell office:value-type="float" office:value="1610468">
            <text:p>1610468</text:p>
          </table:table-cell>
          <table:table-cell office:value-type="float" office:value="-448893">
            <text:p>-448893</text:p>
          </table:table-cell>
          <table:table-cell office:value-type="float" office:value="1671628.625">
            <text:p>1671628.625</text:p>
          </table:table-cell>
          <table:table-cell office:value-type="float" office:value="-0.112747">
            <text:p>-0.112747</text:p>
          </table:table-cell>
          <table:table-cell office:value-type="float" office:value="0.006928">
            <text:p>0.006928</text:p>
          </table:table-cell>
          <table:table-cell office:value-type="float" office:value="106.14505">
            <text:p>106.14505</text:p>
          </table:table-cell>
        </table:table-row>
        <table:table-row table:style-name="ro1">
          <table:table-cell table:formula="of:=[.A272]+1" office:value-type="float" office:value="272">
            <text:p>272</text:p>
          </table:table-cell>
          <table:table-cell office:value-type="float" office:value="3190059">
            <text:p>3190059</text:p>
          </table:table-cell>
          <table:table-cell office:value-type="float" office:value="1">
            <text:p>1</text:p>
          </table:table-cell>
          <table:table-cell office:value-type="float" office:value="38757">
            <text:p>38757</text:p>
          </table:table-cell>
          <table:table-cell table:formula="of:=[.D273]-[.$D$2]" office:value-type="float" office:value="14769">
            <text:p>14769</text:p>
          </table:table-cell>
          <table:table-cell office:value-type="float" office:value="3875636">
            <text:p>3875636</text:p>
          </table:table-cell>
          <table:table-cell office:value-type="float" office:value="-0.005">
            <text:p>-0.005</text:p>
          </table:table-cell>
          <table:table-cell office:value-type="float" office:value="0.025714">
            <text:p>0.025714</text:p>
          </table:table-cell>
          <table:table-cell office:value-type="float" office:value="614.272583">
            <text:p>614.272583</text:p>
          </table:table-cell>
          <table:table-cell office:value-type="float" office:value="-0.007">
            <text:p>-0.007</text:p>
          </table:table-cell>
          <table:table-cell office:value-type="float" office:value="0.110133">
            <text:p>0.110133</text:p>
          </table:table-cell>
          <table:table-cell table:formula="of:=([.K273]+0.02)/60" office:value-type="float" office:value="0.00216888333333333">
            <text:p>0.0021688833</text:p>
          </table:table-cell>
          <table:table-cell office:value-type="float" office:value="1673.332397">
            <text:p>1673.332397</text:p>
          </table:table-cell>
          <table:table-cell office:value-type="float" office:value="-0.005">
            <text:p>-0.005</text:p>
          </table:table-cell>
          <table:table-cell office:value-type="float" office:value="0.025714">
            <text:p>0.025714</text:p>
          </table:table-cell>
          <table:table-cell table:formula="of:=([.O273]-0.02)/5" office:value-type="float" office:value="0.0011428">
            <text:p>0.0011428</text:p>
          </table:table-cell>
          <table:table-cell office:value-type="float" office:value="614.272583">
            <text:p>614.272583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649224">
            <text:p>1649224</text:p>
          </table:table-cell>
          <table:table-cell office:value-type="float" office:value="-448624">
            <text:p>-448624</text:p>
          </table:table-cell>
          <table:table-cell office:value-type="float" office:value="1708921">
            <text:p>1708921</text:p>
          </table:table-cell>
          <table:table-cell office:value-type="float" office:value="-0.117747">
            <text:p>-0.117747</text:p>
          </table:table-cell>
          <table:table-cell office:value-type="float" office:value="0.032642">
            <text:p>0.032642</text:p>
          </table:table-cell>
          <table:table-cell office:value-type="float" office:value="127.722168">
            <text:p>127.722168</text:p>
          </table:table-cell>
        </table:table-row>
        <table:table-row table:style-name="ro1">
          <table:table-cell table:formula="of:=[.A273]+1" office:value-type="float" office:value="273">
            <text:p>273</text:p>
          </table:table-cell>
          <table:table-cell office:value-type="float" office:value="3191059">
            <text:p>3191059</text:p>
          </table:table-cell>
          <table:table-cell office:value-type="float" office:value="0">
            <text:p>0</text:p>
          </table:table-cell>
          <table:table-cell office:value-type="float" office:value="38743">
            <text:p>38743</text:p>
          </table:table-cell>
          <table:table-cell table:formula="of:=[.D274]-[.$D$2]" office:value-type="float" office:value="14755">
            <text:p>147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office:value-type="float" office:value="100">
            <text:p>100</text:p>
          </table:table-cell>
          <table:table-cell office:value-type="float" office:value="-0.001">
            <text:p>-0.001</text:p>
          </table:table-cell>
          <table:table-cell office:value-type="float" office:value="-0.014365">
            <text:p>-0.014365</text:p>
          </table:table-cell>
          <table:table-cell table:formula="of:=([.K274]+0.02)/60" office:value-type="float" office:value="0.0000939166666666667">
            <text:p>9.39166666666667E-005</text:p>
          </table:table-cell>
          <table:table-cell office:value-type="float" office:value="1336.519531">
            <text:p>1336.519531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([.O274]-0.02)/5" office:value-type="float" office:value="-0.0002162">
            <text:p>-0.0002162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687946">
            <text:p>1687946</text:p>
          </table:table-cell>
          <table:table-cell office:value-type="float" office:value="-447360">
            <text:p>-447360</text:p>
          </table:table-cell>
          <table:table-cell office:value-type="float" office:value="1745990">
            <text:p>1745990</text:p>
          </table:table-cell>
          <table:table-cell office:value-type="float" office:value="-0.117747">
            <text:p>-0.117747</text:p>
          </table:table-cell>
          <table:table-cell office:value-type="float" office:value="0.051561">
            <text:p>0.051561</text:p>
          </table:table-cell>
          <table:table-cell office:value-type="float" office:value="143.789536">
            <text:p>143.789536</text:p>
          </table:table-cell>
        </table:table-row>
        <table:table-row table:style-name="ro1">
          <table:table-cell table:formula="of:=[.A274]+1" office:value-type="float" office:value="274">
            <text:p>274</text:p>
          </table:table-cell>
          <table:table-cell office:value-type="float" office:value="3192059">
            <text:p>3192059</text:p>
          </table:table-cell>
          <table:table-cell office:value-type="float" office:value="0">
            <text:p>0</text:p>
          </table:table-cell>
          <table:table-cell office:value-type="float" office:value="38705">
            <text:p>38705</text:p>
          </table:table-cell>
          <table:table-cell table:formula="of:=[.D275]-[.$D$2]" office:value-type="float" office:value="14717">
            <text:p>147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K275]+0.02)/60" office:value-type="float" office:value="-0.000305116666666667">
            <text:p>-0.000305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275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726599">
            <text:p>1726599</text:p>
          </table:table-cell>
          <table:table-cell office:value-type="float" office:value="-445365">
            <text:p>-445365</text:p>
          </table:table-cell>
          <table:table-cell office:value-type="float" office:value="1782880.625">
            <text:p>1782880.625</text:p>
          </table:table-cell>
          <table:table-cell office:value-type="float" office:value="-0.117747">
            <text:p>-0.117747</text:p>
          </table:table-cell>
          <table:table-cell office:value-type="float" office:value="0.074876">
            <text:p>0.074876</text:p>
          </table:table-cell>
          <table:table-cell office:value-type="float" office:value="163.590881">
            <text:p>163.590881</text:p>
          </table:table-cell>
        </table:table-row>
        <table:table-row table:style-name="ro1">
          <table:table-cell table:formula="of:=[.A275]+1" office:value-type="float" office:value="275">
            <text:p>275</text:p>
          </table:table-cell>
          <table:table-cell office:value-type="float" office:value="3193059">
            <text:p>3193059</text:p>
          </table:table-cell>
          <table:table-cell office:value-type="float" office:value="0">
            <text:p>0</text:p>
          </table:table-cell>
          <table:table-cell office:value-type="float" office:value="38721">
            <text:p>38721</text:p>
          </table:table-cell>
          <table:table-cell table:formula="of:=[.D276]-[.$D$2]" office:value-type="float" office:value="14733">
            <text:p>147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([.K276]+0.02)/60" office:value-type="float" office:value="0.00061265">
            <text:p>0.000612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O276]-0.02)/5" office:value-type="float" office:value="0.0008496">
            <text:p>0.0008496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765212">
            <text:p>1765212</text:p>
          </table:table-cell>
          <table:table-cell office:value-type="float" office:value="-442468">
            <text:p>-442468</text:p>
          </table:table-cell>
          <table:table-cell office:value-type="float" office:value="1819588.25">
            <text:p>1819588.25</text:p>
          </table:table-cell>
          <table:table-cell office:value-type="float" office:value="-0.117747">
            <text:p>-0.117747</text:p>
          </table:table-cell>
          <table:table-cell office:value-type="float" office:value="0.099124">
            <text:p>0.099124</text:p>
          </table:table-cell>
          <table:table-cell office:value-type="float" office:value="184.184296">
            <text:p>184.184296</text:p>
          </table:table-cell>
        </table:table-row>
        <table:table-row table:style-name="ro1">
          <table:table-cell table:formula="of:=[.A276]+1" office:value-type="float" office:value="276">
            <text:p>276</text:p>
          </table:table-cell>
          <table:table-cell office:value-type="float" office:value="3194059">
            <text:p>3194059</text:p>
          </table:table-cell>
          <table:table-cell office:value-type="float" office:value="0">
            <text:p>0</text:p>
          </table:table-cell>
          <table:table-cell office:value-type="float" office:value="38714">
            <text:p>38714</text:p>
          </table:table-cell>
          <table:table-cell table:formula="of:=[.D277]-[.$D$2]" office:value-type="float" office:value="14726">
            <text:p>147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([.K277]+0.02)/60" office:value-type="float" office:value="0.000213616666666667">
            <text:p>0.0002136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277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803736">
            <text:p>1803736</text:p>
          </table:table-cell>
          <table:table-cell office:value-type="float" office:value="-438637">
            <text:p>-438637</text:p>
          </table:table-cell>
          <table:table-cell office:value-type="float" office:value="1856070.375">
            <text:p>1856070.375</text:p>
          </table:table-cell>
          <table:table-cell office:value-type="float" office:value="-0.117747">
            <text:p>-0.117747</text:p>
          </table:table-cell>
          <table:table-cell office:value-type="float" office:value="0.12244">
            <text:p>0.12244</text:p>
          </table:table-cell>
          <table:table-cell office:value-type="float" office:value="203.985641">
            <text:p>203.985641</text:p>
          </table:table-cell>
        </table:table-row>
        <table:table-row table:style-name="ro1">
          <table:table-cell table:formula="of:=[.A277]+1" office:value-type="float" office:value="277">
            <text:p>277</text:p>
          </table:table-cell>
          <table:table-cell office:value-type="float" office:value="3195059">
            <text:p>3195059</text:p>
          </table:table-cell>
          <table:table-cell office:value-type="float" office:value="0">
            <text:p>0</text:p>
          </table:table-cell>
          <table:table-cell office:value-type="float" office:value="38709">
            <text:p>38709</text:p>
          </table:table-cell>
          <table:table-cell table:formula="of:=[.D278]-[.$D$2]" office:value-type="float" office:value="14721">
            <text:p>147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K278]+0.02)/60" office:value-type="float" office:value="0.000253533333333333">
            <text:p>0.000253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278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842156">
            <text:p>1842156</text:p>
          </table:table-cell>
          <table:table-cell office:value-type="float" office:value="-433909">
            <text:p>-433909</text:p>
          </table:table-cell>
          <table:table-cell office:value-type="float" office:value="1892333.875">
            <text:p>1892333.875</text:p>
          </table:table-cell>
          <table:table-cell office:value-type="float" office:value="-0.117747">
            <text:p>-0.117747</text:p>
          </table:table-cell>
          <table:table-cell office:value-type="float" office:value="0.144956">
            <text:p>0.144956</text:p>
          </table:table-cell>
          <table:table-cell office:value-type="float" office:value="223.108093">
            <text:p>223.108093</text:p>
          </table:table-cell>
        </table:table-row>
        <table:table-row table:style-name="ro1">
          <table:table-cell table:formula="of:=[.A278]+1" office:value-type="float" office:value="278">
            <text:p>278</text:p>
          </table:table-cell>
          <table:table-cell office:value-type="float" office:value="3196059">
            <text:p>3196059</text:p>
          </table:table-cell>
          <table:table-cell office:value-type="float" office:value="0">
            <text:p>0</text:p>
          </table:table-cell>
          <table:table-cell office:value-type="float" office:value="38693">
            <text:p>38693</text:p>
          </table:table-cell>
          <table:table-cell table:formula="of:=[.D279]-[.$D$2]" office:value-type="float" office:value="14705">
            <text:p>147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([.K279]+0.02)/60" office:value-type="float" office:value="0.0000540166666666667">
            <text:p>5.40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279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880443">
            <text:p>1880443</text:p>
          </table:table-cell>
          <table:table-cell office:value-type="float" office:value="-428320">
            <text:p>-428320</text:p>
          </table:table-cell>
          <table:table-cell office:value-type="float" office:value="1928371.5">
            <text:p>1928371.5</text:p>
          </table:table-cell>
          <table:table-cell office:value-type="float" office:value="-0.117747">
            <text:p>-0.117747</text:p>
          </table:table-cell>
          <table:table-cell office:value-type="float" office:value="0.167339">
            <text:p>0.167339</text:p>
          </table:table-cell>
          <table:table-cell office:value-type="float" office:value="242.117386">
            <text:p>242.117386</text:p>
          </table:table-cell>
        </table:table-row>
        <table:table-row table:style-name="ro1">
          <table:table-cell table:formula="of:=[.A279]+1" office:value-type="float" office:value="279">
            <text:p>279</text:p>
          </table:table-cell>
          <table:table-cell office:value-type="float" office:value="3197059">
            <text:p>3197059</text:p>
          </table:table-cell>
          <table:table-cell office:value-type="float" office:value="0">
            <text:p>0</text:p>
          </table:table-cell>
          <table:table-cell office:value-type="float" office:value="38726">
            <text:p>38726</text:p>
          </table:table-cell>
          <table:table-cell table:formula="of:=[.D280]-[.$D$2]" office:value-type="float" office:value="14738">
            <text:p>147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K280]+0.02)/60" office:value-type="float" office:value="0.000891983333333333">
            <text:p>0.0008919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([.O280]-0.02)/5" office:value-type="float" office:value="0.00029">
            <text:p>0.00029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918628">
            <text:p>1918628</text:p>
          </table:table-cell>
          <table:table-cell office:value-type="float" office:value="-421870">
            <text:p>-421870</text:p>
          </table:table-cell>
          <table:table-cell office:value-type="float" office:value="1964225.375">
            <text:p>1964225.375</text:p>
          </table:table-cell>
          <table:table-cell office:value-type="float" office:value="-0.117747">
            <text:p>-0.117747</text:p>
          </table:table-cell>
          <table:table-cell office:value-type="float" office:value="0.188789">
            <text:p>0.188789</text:p>
          </table:table-cell>
          <table:table-cell office:value-type="float" office:value="260.334625">
            <text:p>260.334625</text:p>
          </table:table-cell>
        </table:table-row>
        <table:table-row table:style-name="ro1">
          <table:table-cell table:formula="of:=[.A280]+1" office:value-type="float" office:value="280">
            <text:p>280</text:p>
          </table:table-cell>
          <table:table-cell office:value-type="float" office:value="3198059">
            <text:p>3198059</text:p>
          </table:table-cell>
          <table:table-cell office:value-type="float" office:value="0">
            <text:p>0</text:p>
          </table:table-cell>
          <table:table-cell office:value-type="float" office:value="38698">
            <text:p>38698</text:p>
          </table:table-cell>
          <table:table-cell table:formula="of:=[.D281]-[.$D$2]" office:value-type="float" office:value="14710">
            <text:p>147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([.K281]+0.02)/60" office:value-type="float" office:value="-0.0001455">
            <text:p>-0.0001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O281]-0.02)/5" office:value-type="float" office:value="0.0007164">
            <text:p>0.0007164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956638">
            <text:p>1956638</text:p>
          </table:table-cell>
          <table:table-cell office:value-type="float" office:value="-414608">
            <text:p>-414608</text:p>
          </table:table-cell>
          <table:table-cell office:value-type="float" office:value="1999846.625">
            <text:p>1999846.625</text:p>
          </table:table-cell>
          <table:table-cell office:value-type="float" office:value="-0.117747">
            <text:p>-0.117747</text:p>
          </table:table-cell>
          <table:table-cell office:value-type="float" office:value="0.212371">
            <text:p>0.212371</text:p>
          </table:table-cell>
          <table:table-cell office:value-type="float" office:value="280.362274">
            <text:p>280.362274</text:p>
          </table:table-cell>
        </table:table-row>
        <table:table-row table:style-name="ro1">
          <table:table-cell table:formula="of:=[.A281]+1" office:value-type="float" office:value="281">
            <text:p>281</text:p>
          </table:table-cell>
          <table:table-cell office:value-type="float" office:value="3199059">
            <text:p>3199059</text:p>
          </table:table-cell>
          <table:table-cell office:value-type="float" office:value="0">
            <text:p>0</text:p>
          </table:table-cell>
          <table:table-cell office:value-type="float" office:value="38731">
            <text:p>38731</text:p>
          </table:table-cell>
          <table:table-cell table:formula="of:=[.D282]-[.$D$2]" office:value-type="float" office:value="14743">
            <text:p>147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K282]+0.02)/60" office:value-type="float" office:value="0.000891983333333333">
            <text:p>0.0008919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([.O282]-0.02)/5" office:value-type="float" office:value="-0.0000830000000000004">
            <text:p>-0.000083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1994499">
            <text:p>1994499</text:p>
          </table:table-cell>
          <table:table-cell office:value-type="float" office:value="-406444">
            <text:p>-406444</text:p>
          </table:table-cell>
          <table:table-cell office:value-type="float" office:value="2035253.875">
            <text:p>2035253.875</text:p>
          </table:table-cell>
          <table:table-cell office:value-type="float" office:value="-0.117747">
            <text:p>-0.117747</text:p>
          </table:table-cell>
          <table:table-cell office:value-type="float" office:value="0.231956">
            <text:p>0.231956</text:p>
          </table:table-cell>
          <table:table-cell office:value-type="float" office:value="296.995392">
            <text:p>296.995392</text:p>
          </table:table-cell>
        </table:table-row>
        <table:table-row table:style-name="ro1">
          <table:table-cell table:formula="of:=[.A282]+1" office:value-type="float" office:value="282">
            <text:p>282</text:p>
          </table:table-cell>
          <table:table-cell office:value-type="float" office:value="3200059">
            <text:p>3200059</text:p>
          </table:table-cell>
          <table:table-cell office:value-type="float" office:value="0">
            <text:p>0</text:p>
          </table:table-cell>
          <table:table-cell office:value-type="float" office:value="38736">
            <text:p>38736</text:p>
          </table:table-cell>
          <table:table-cell table:formula="of:=[.D283]-[.$D$2]" office:value-type="float" office:value="14748">
            <text:p>147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([.K283]+0.02)/60" office:value-type="float" office:value="0.000413133333333333">
            <text:p>0.0004131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283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25">
            <text:p>25</text:p>
          </table:table-cell>
          <table:table-cell office:value-type="float" office:value="2032197">
            <text:p>2032197</text:p>
          </table:table-cell>
          <table:table-cell office:value-type="float" office:value="-397539">
            <text:p>-397539</text:p>
          </table:table-cell>
          <table:table-cell office:value-type="float" office:value="2070477.625">
            <text:p>2070477.625</text:p>
          </table:table-cell>
          <table:table-cell office:value-type="float" office:value="-0.117747">
            <text:p>-0.117747</text:p>
          </table:table-cell>
          <table:table-cell office:value-type="float" office:value="0.255271">
            <text:p>0.255271</text:p>
          </table:table-cell>
          <table:table-cell office:value-type="float" office:value="316.796753">
            <text:p>316.796753</text:p>
          </table:table-cell>
        </table:table-row>
        <table:table-row table:style-name="ro1">
          <table:table-cell table:formula="of:=[.A283]+1" office:value-type="float" office:value="283">
            <text:p>283</text:p>
          </table:table-cell>
          <table:table-cell office:value-type="float" office:value="3201059">
            <text:p>3201059</text:p>
          </table:table-cell>
          <table:table-cell office:value-type="float" office:value="1">
            <text:p>1</text:p>
          </table:table-cell>
          <table:table-cell office:value-type="float" office:value="38753">
            <text:p>38753</text:p>
          </table:table-cell>
          <table:table-cell table:formula="of:=[.D284]-[.$D$2]" office:value-type="float" office:value="14765">
            <text:p>14765</text:p>
          </table:table-cell>
          <table:table-cell office:value-type="float" office:value="3875156.75">
            <text:p>3875156.75</text:p>
          </table:table-cell>
          <table:table-cell office:value-type="float" office:value="-0.005">
            <text:p>-0.005</text:p>
          </table:table-cell>
          <table:table-cell office:value-type="float" office:value="0.021717">
            <text:p>0.021717</text:p>
          </table:table-cell>
          <table:table-cell office:value-type="float" office:value="534.333801">
            <text:p>534.333801</text:p>
          </table:table-cell>
          <table:table-cell office:value-type="float" office:value="0.001">
            <text:p>0.001</text:p>
          </table:table-cell>
          <table:table-cell office:value-type="float" office:value="0.016759">
            <text:p>0.016759</text:p>
          </table:table-cell>
          <table:table-cell table:formula="of:=([.K284]+0.02)/60" office:value-type="float" office:value="0.00061265">
            <text:p>0.00061265</text:p>
          </table:table-cell>
          <table:table-cell office:value-type="float" office:value="1575.942383">
            <text:p>1575.942383</text:p>
          </table:table-cell>
          <table:table-cell office:value-type="float" office:value="-0.005">
            <text:p>-0.005</text:p>
          </table:table-cell>
          <table:table-cell office:value-type="float" office:value="0.021717">
            <text:p>0.021717</text:p>
          </table:table-cell>
          <table:table-cell table:formula="of:=([.O284]-0.02)/5" office:value-type="float" office:value="0.0003434">
            <text:p>0.0003434</text:p>
          </table:table-cell>
          <table:table-cell office:value-type="float" office:value="534.333801">
            <text:p>534.333801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069694">
            <text:p>2069694</text:p>
          </table:table-cell>
          <table:table-cell office:value-type="float" office:value="-387754">
            <text:p>-387754</text:p>
          </table:table-cell>
          <table:table-cell office:value-type="float" office:value="2105464.25">
            <text:p>2105464.25</text:p>
          </table:table-cell>
          <table:table-cell office:value-type="float" office:value="-0.122747">
            <text:p>-0.122747</text:p>
          </table:table-cell>
          <table:table-cell office:value-type="float" office:value="0.276988">
            <text:p>0.276988</text:p>
          </table:table-cell>
          <table:table-cell office:value-type="float" office:value="325.657928">
            <text:p>325.657928</text:p>
          </table:table-cell>
        </table:table-row>
        <table:table-row table:style-name="ro1">
          <table:table-cell table:formula="of:=[.A284]+1" office:value-type="float" office:value="284">
            <text:p>284</text:p>
          </table:table-cell>
          <table:table-cell office:value-type="float" office:value="3202059">
            <text:p>3202059</text:p>
          </table:table-cell>
          <table:table-cell office:value-type="float" office:value="0">
            <text:p>0</text:p>
          </table:table-cell>
          <table:table-cell office:value-type="float" office:value="38721">
            <text:p>38721</text:p>
          </table:table-cell>
          <table:table-cell table:formula="of:=[.D285]-[.$D$2]" office:value-type="float" office:value="14733">
            <text:p>147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office:value-type="float" office:value="100">
            <text:p>100</text:p>
          </table:table-cell>
          <table:table-cell office:value-type="float" office:value="-0.001">
            <text:p>-0.001</text:p>
          </table:table-cell>
          <table:table-cell office:value-type="float" office:value="-0.031125">
            <text:p>-0.031125</text:p>
          </table:table-cell>
          <table:table-cell table:formula="of:=([.K285]+0.02)/60" office:value-type="float" office:value="-0.000185416666666667">
            <text:p>-0.0001854167</text:p>
          </table:table-cell>
          <table:table-cell office:value-type="float" office:value="3012.462158">
            <text:p>3012.462158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([.O285]-0.02)/5" office:value-type="float" office:value="0.0008762">
            <text:p>0.0008762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106940">
            <text:p>2106940</text:p>
          </table:table-cell>
          <table:table-cell office:value-type="float" office:value="-377165">
            <text:p>-377165</text:p>
          </table:table-cell>
          <table:table-cell office:value-type="float" office:value="2140192.5">
            <text:p>2140192.5</text:p>
          </table:table-cell>
          <table:table-cell office:value-type="float" office:value="-0.122747">
            <text:p>-0.122747</text:p>
          </table:table-cell>
          <table:table-cell office:value-type="float" office:value="0.301369">
            <text:p>0.301369</text:p>
          </table:table-cell>
          <table:table-cell office:value-type="float" office:value="345.521027">
            <text:p>345.521027</text:p>
          </table:table-cell>
        </table:table-row>
        <table:table-row table:style-name="ro1">
          <table:table-cell table:formula="of:=[.A285]+1" office:value-type="float" office:value="285">
            <text:p>285</text:p>
          </table:table-cell>
          <table:table-cell office:value-type="float" office:value="3203059">
            <text:p>3203059</text:p>
          </table:table-cell>
          <table:table-cell office:value-type="float" office:value="0">
            <text:p>0</text:p>
          </table:table-cell>
          <table:table-cell office:value-type="float" office:value="38700">
            <text:p>38700</text:p>
          </table:table-cell>
          <table:table-cell table:formula="of:=[.D286]-[.$D$2]" office:value-type="float" office:value="14712">
            <text:p>147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K286]+0.02)/60" office:value-type="float" office:value="-0.0000258">
            <text:p>-0.0000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([.O286]-0.02)/5" office:value-type="float" office:value="0.0001036">
            <text:p>0.0001036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143896">
            <text:p>2143896</text:p>
          </table:table-cell>
          <table:table-cell office:value-type="float" office:value="-365678">
            <text:p>-365678</text:p>
          </table:table-cell>
          <table:table-cell office:value-type="float" office:value="2174618.25">
            <text:p>2174618.25</text:p>
          </table:table-cell>
          <table:table-cell office:value-type="float" office:value="-0.122747">
            <text:p>-0.122747</text:p>
          </table:table-cell>
          <table:table-cell office:value-type="float" office:value="0.321887">
            <text:p>0.321887</text:p>
          </table:table-cell>
          <table:table-cell office:value-type="float" office:value="362.236389">
            <text:p>362.236389</text:p>
          </table:table-cell>
        </table:table-row>
        <table:table-row table:style-name="ro1">
          <table:table-cell table:formula="of:=[.A286]+1" office:value-type="float" office:value="286">
            <text:p>286</text:p>
          </table:table-cell>
          <table:table-cell office:value-type="float" office:value="3204059">
            <text:p>3204059</text:p>
          </table:table-cell>
          <table:table-cell office:value-type="float" office:value="0">
            <text:p>0</text:p>
          </table:table-cell>
          <table:table-cell office:value-type="float" office:value="38688">
            <text:p>38688</text:p>
          </table:table-cell>
          <table:table-cell table:formula="of:=[.D287]-[.$D$2]" office:value-type="float" office:value="14700">
            <text:p>147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K287]+0.02)/60" office:value-type="float" office:value="0.000133816666666667">
            <text:p>0.0001338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([.O287]-0.02)/5" office:value-type="float" office:value="0.0000236">
            <text:p>0.0000236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180597">
            <text:p>2180597</text:p>
          </table:table-cell>
          <table:table-cell office:value-type="float" office:value="-353439">
            <text:p>-353439</text:p>
          </table:table-cell>
          <table:table-cell office:value-type="float" office:value="2208813.75">
            <text:p>2208813.75</text:p>
          </table:table-cell>
          <table:table-cell office:value-type="float" office:value="-0.122747">
            <text:p>-0.122747</text:p>
          </table:table-cell>
          <table:table-cell office:value-type="float" office:value="0.342005">
            <text:p>0.342005</text:p>
          </table:table-cell>
          <table:table-cell office:value-type="float" office:value="378.62616">
            <text:p>378.62616</text:p>
          </table:table-cell>
        </table:table-row>
        <table:table-row table:style-name="ro1">
          <table:table-cell table:formula="of:=[.A287]+1" office:value-type="float" office:value="287">
            <text:p>287</text:p>
          </table:table-cell>
          <table:table-cell office:value-type="float" office:value="3205059">
            <text:p>3205059</text:p>
          </table:table-cell>
          <table:table-cell office:value-type="float" office:value="0">
            <text:p>0</text:p>
          </table:table-cell>
          <table:table-cell office:value-type="float" office:value="38714">
            <text:p>38714</text:p>
          </table:table-cell>
          <table:table-cell table:formula="of:=[.D288]-[.$D$2]" office:value-type="float" office:value="14726">
            <text:p>147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([.K288]+0.02)/60" office:value-type="float" office:value="0.000772266666666667">
            <text:p>0.0007722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([.O288]-0.02)/5" office:value-type="float" office:value="0.0000501999999999996">
            <text:p>0.0000502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217069">
            <text:p>2217069</text:p>
          </table:table-cell>
          <table:table-cell office:value-type="float" office:value="-340455">
            <text:p>-340455</text:p>
          </table:table-cell>
          <table:table-cell office:value-type="float" office:value="2242815.75">
            <text:p>2242815.75</text:p>
          </table:table-cell>
          <table:table-cell office:value-type="float" office:value="-0.122747">
            <text:p>-0.122747</text:p>
          </table:table-cell>
          <table:table-cell office:value-type="float" office:value="0.362256">
            <text:p>0.362256</text:p>
          </table:table-cell>
          <table:table-cell office:value-type="float" office:value="395.124451">
            <text:p>395.124451</text:p>
          </table:table-cell>
        </table:table-row>
        <table:table-row table:style-name="ro1">
          <table:table-cell table:formula="of:=[.A288]+1" office:value-type="float" office:value="288">
            <text:p>288</text:p>
          </table:table-cell>
          <table:table-cell office:value-type="float" office:value="3206059">
            <text:p>3206059</text:p>
          </table:table-cell>
          <table:table-cell office:value-type="float" office:value="0">
            <text:p>0</text:p>
          </table:table-cell>
          <table:table-cell office:value-type="float" office:value="38702">
            <text:p>38702</text:p>
          </table:table-cell>
          <table:table-cell table:formula="of:=[.D289]-[.$D$2]" office:value-type="float" office:value="14714">
            <text:p>147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K289]+0.02)/60" office:value-type="float" office:value="0.000133816666666667">
            <text:p>0.0001338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([.O289]-0.02)/5" office:value-type="float" office:value="0.0002634">
            <text:p>0.0002634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253259">
            <text:p>2253259</text:p>
          </table:table-cell>
          <table:table-cell office:value-type="float" office:value="-326739">
            <text:p>-326739</text:p>
          </table:table-cell>
          <table:table-cell office:value-type="float" office:value="2276583.75">
            <text:p>2276583.75</text:p>
          </table:table-cell>
          <table:table-cell office:value-type="float" office:value="-0.122747">
            <text:p>-0.122747</text:p>
          </table:table-cell>
          <table:table-cell office:value-type="float" office:value="0.383573">
            <text:p>0.383573</text:p>
          </table:table-cell>
          <table:table-cell office:value-type="float" office:value="412.491119">
            <text:p>412.491119</text:p>
          </table:table-cell>
        </table:table-row>
        <table:table-row table:style-name="ro1">
          <table:table-cell table:formula="of:=[.A289]+1" office:value-type="float" office:value="289">
            <text:p>289</text:p>
          </table:table-cell>
          <table:table-cell office:value-type="float" office:value="3207059">
            <text:p>3207059</text:p>
          </table:table-cell>
          <table:table-cell office:value-type="float" office:value="0">
            <text:p>0</text:p>
          </table:table-cell>
          <table:table-cell office:value-type="float" office:value="38791">
            <text:p>38791</text:p>
          </table:table-cell>
          <table:table-cell table:formula="of:=[.D290]-[.$D$2]" office:value-type="float" office:value="14803">
            <text:p>148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8585">
            <text:p>0.088585</text:p>
          </table:table-cell>
          <table:table-cell table:formula="of:=([.K290]+0.02)/60" office:value-type="float" office:value="0.00180975">
            <text:p>0.001809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([.O290]-0.02)/5" office:value-type="float" office:value="0.0008762">
            <text:p>0.0008762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289231">
            <text:p>2289231</text:p>
          </table:table-cell>
          <table:table-cell office:value-type="float" office:value="-312222">
            <text:p>-312222</text:p>
          </table:table-cell>
          <table:table-cell office:value-type="float" office:value="2310182.25">
            <text:p>2310182.25</text:p>
          </table:table-cell>
          <table:table-cell office:value-type="float" office:value="-0.122747">
            <text:p>-0.122747</text:p>
          </table:table-cell>
          <table:table-cell office:value-type="float" office:value="0.407954">
            <text:p>0.407954</text:p>
          </table:table-cell>
          <table:table-cell office:value-type="float" office:value="432.354156">
            <text:p>432.354156</text:p>
          </table:table-cell>
        </table:table-row>
        <table:table-row table:style-name="ro1">
          <table:table-cell table:formula="of:=[.A290]+1" office:value-type="float" office:value="290">
            <text:p>290</text:p>
          </table:table-cell>
          <table:table-cell office:value-type="float" office:value="3208059">
            <text:p>3208059</text:p>
          </table:table-cell>
          <table:table-cell office:value-type="float" office:value="0">
            <text:p>0</text:p>
          </table:table-cell>
          <table:table-cell office:value-type="float" office:value="38451">
            <text:p>38451</text:p>
          </table:table-cell>
          <table:table-cell table:formula="of:=[.D291]-[.$D$2]" office:value-type="float" office:value="14463">
            <text:p>144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4868">
            <text:p>-0.0848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339977">
            <text:p>-0.339977</text:p>
          </table:table-cell>
          <table:table-cell table:formula="of:=([.K291]+0.02)/60" office:value-type="float" office:value="-0.00533295">
            <text:p>-0.005332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4868">
            <text:p>-0.084868</text:p>
          </table:table-cell>
          <table:table-cell table:formula="of:=([.O291]-0.02)/5" office:value-type="float" office:value="-0.0209736">
            <text:p>-0.0209736</text:p>
          </table:table-cell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5">
            <text:p>25</text:p>
          </table:table-cell>
          <table:table-cell office:value-type="float" office:value="2324526">
            <text:p>2324526</text:p>
          </table:table-cell>
          <table:table-cell office:value-type="float" office:value="-296967">
            <text:p>-296967</text:p>
          </table:table-cell>
          <table:table-cell office:value-type="float" office:value="2343175.75">
            <text:p>2343175.75</text:p>
          </table:table-cell>
          <table:table-cell office:value-type="float" office:value="-0.122747">
            <text:p>-0.122747</text:p>
          </table:table-cell>
          <table:table-cell office:value-type="float" office:value="0.323086">
            <text:p>0.323086</text:p>
          </table:table-cell>
          <table:table-cell office:value-type="float" office:value="363.213257">
            <text:p>363.213257</text:p>
          </table:table-cell>
        </table:table-row>
        <table:table-row table:style-name="ro1">
          <table:table-cell table:formula="of:=[.A291]+1" office:value-type="float" office:value="291">
            <text:p>291</text:p>
          </table:table-cell>
          <table:table-cell office:value-type="float" office:value="3209059">
            <text:p>3209059</text:p>
          </table:table-cell>
          <table:table-cell office:value-type="float" office:value="-10">
            <text:p>-10</text:p>
          </table:table-cell>
          <table:table-cell office:value-type="float" office:value="37941">
            <text:p>37941</text:p>
          </table:table-cell>
          <table:table-cell table:formula="of:=[.D292]-[.$D$2]" office:value-type="float" office:value="13953">
            <text:p>13953</text:p>
          </table:table-cell>
          <table:table-cell office:value-type="float" office:value="379509.3125">
            <text:p>379509.3125</text:p>
          </table:table-cell>
          <table:table-cell office:value-type="float" office:value="-0.05">
            <text:p>-0.05</text:p>
          </table:table-cell>
          <table:table-cell office:value-type="float" office:value="-0.260867">
            <text:p>-0.260867</text:p>
          </table:table-cell>
          <table:table-cell office:value-type="float" office:value="421.733521">
            <text:p>421.733521</text:p>
          </table:table-cell>
          <table:table-cell office:value-type="float" office:value="-0.01">
            <text:p>-0.01</text:p>
          </table:table-cell>
          <table:table-cell office:value-type="float" office:value="-0.509965">
            <text:p>-0.509965</text:p>
          </table:table-cell>
          <table:table-cell table:formula="of:=([.K292]+0.02)/60" office:value-type="float" office:value="-0.00816608333333333">
            <text:p>-0.0081660833</text:p>
          </table:table-cell>
          <table:table-cell office:value-type="float" office:value="4999.649902">
            <text:p>4999.649902</text:p>
          </table:table-cell>
          <table:table-cell office:value-type="float" office:value="-0.05">
            <text:p>-0.05</text:p>
          </table:table-cell>
          <table:table-cell office:value-type="float" office:value="-0.260867">
            <text:p>-0.260867</text:p>
          </table:table-cell>
          <table:table-cell table:formula="of:=([.O292]-0.02)/5" office:value-type="float" office:value="-0.0561734">
            <text:p>-0.0561734</text:p>
          </table:table-cell>
          <table:table-cell office:value-type="float" office:value="421.733521">
            <text:p>421.733521</text:p>
          </table:table-cell>
          <table:table-cell office:value-type="float" office:value="238">
            <text:p>238</text:p>
          </table:table-cell>
          <table:table-cell office:value-type="float" office:value="26">
            <text:p>26</text:p>
          </table:table-cell>
          <table:table-cell office:value-type="float" office:value="2360504">
            <text:p>2360504</text:p>
          </table:table-cell>
          <table:table-cell office:value-type="float" office:value="-284921">
            <text:p>-284921</text:p>
          </table:table-cell>
          <table:table-cell office:value-type="float" office:value="2377404.25">
            <text:p>2377404.25</text:p>
          </table:table-cell>
          <table:table-cell office:value-type="float" office:value="-0.172747">
            <text:p>-0.172747</text:p>
          </table:table-cell>
          <table:table-cell office:value-type="float" office:value="0.062219">
            <text:p>0.062219</text:p>
          </table:table-cell>
          <table:table-cell office:value-type="float" office:value="136.017624">
            <text:p>136.017624</text:p>
          </table:table-cell>
        </table:table-row>
        <table:table-row table:style-name="ro1">
          <table:table-cell table:formula="of:=[.A292]+1" office:value-type="float" office:value="292">
            <text:p>292</text:p>
          </table:table-cell>
          <table:table-cell office:value-type="float" office:value="3210059">
            <text:p>3210059</text:p>
          </table:table-cell>
          <table:table-cell office:value-type="float" office:value="-4">
            <text:p>-4</text:p>
          </table:table-cell>
          <table:table-cell office:value-type="float" office:value="38372">
            <text:p>38372</text:p>
          </table:table-cell>
          <table:table-cell table:formula="of:=[.D293]-[.$D$2]" office:value-type="float" office:value="14384">
            <text:p>14384</text:p>
          </table:table-cell>
          <table:table-cell office:value-type="float" office:value="959397.25">
            <text:p>959397.25</text:p>
          </table:table-cell>
          <table:table-cell office:value-type="float" office:value="-0.02">
            <text:p>-0.02</text:p>
          </table:table-cell>
          <table:table-cell office:value-type="float" office:value="0.013856">
            <text:p>0.013856</text:p>
          </table:table-cell>
          <table:table-cell office:value-type="float" office:value="169.280258">
            <text:p>169.280258</text:p>
          </table:table-cell>
          <table:table-cell office:value-type="float" office:value="0.006">
            <text:p>0.006</text:p>
          </table:table-cell>
          <table:table-cell office:value-type="float" office:value="0.430956">
            <text:p>0.430956</text:p>
          </table:table-cell>
          <table:table-cell table:formula="of:=([.K293]+0.02)/60" office:value-type="float" office:value="0.00751593333333333">
            <text:p>0.0075159333</text:p>
          </table:table-cell>
          <table:table-cell office:value-type="float" office:value="7082.60498">
            <text:p>7082.60498</text:p>
          </table:table-cell>
          <table:table-cell office:value-type="float" office:value="-0.02">
            <text:p>-0.02</text:p>
          </table:table-cell>
          <table:table-cell office:value-type="float" office:value="0.013856">
            <text:p>0.013856</text:p>
          </table:table-cell>
          <table:table-cell table:formula="of:=([.O293]-0.02)/5" office:value-type="float" office:value="-0.0012288">
            <text:p>-0.0012288</text:p>
          </table:table-cell>
          <table:table-cell office:value-type="float" office:value="169.280258">
            <text:p>169.280258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398802">
            <text:p>2398802</text:p>
          </table:table-cell>
          <table:table-cell office:value-type="float" office:value="-282535">
            <text:p>-282535</text:p>
          </table:table-cell>
          <table:table-cell office:value-type="float" office:value="2415154.25">
            <text:p>2415154.25</text:p>
          </table:table-cell>
          <table:table-cell office:value-type="float" office:value="-0.192747">
            <text:p>-0.192747</text:p>
          </table:table-cell>
          <table:table-cell office:value-type="float" office:value="0.076075">
            <text:p>0.076075</text:p>
          </table:table-cell>
          <table:table-cell office:value-type="float" office:value="139.469055">
            <text:p>139.469055</text:p>
          </table:table-cell>
        </table:table-row>
        <table:table-row table:style-name="ro1">
          <table:table-cell table:formula="of:=[.A293]+1" office:value-type="float" office:value="293">
            <text:p>293</text:p>
          </table:table-cell>
          <table:table-cell office:value-type="float" office:value="3211059">
            <text:p>3211059</text:p>
          </table:table-cell>
          <table:table-cell office:value-type="float" office:value="0">
            <text:p>0</text:p>
          </table:table-cell>
          <table:table-cell office:value-type="float" office:value="38334">
            <text:p>38334</text:p>
          </table:table-cell>
          <table:table-cell table:formula="of:=[.D294]-[.$D$2]" office:value-type="float" office:value="14346">
            <text:p>143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.004">
            <text:p>0.004</text:p>
          </table:table-cell>
          <table:table-cell office:value-type="float" office:value="-0.038307">
            <text:p>-0.038307</text:p>
          </table:table-cell>
          <table:table-cell table:formula="of:=([.K294]+0.02)/60" office:value-type="float" office:value="-0.000305116666666667">
            <text:p>-0.0003051167</text:p>
          </table:table-cell>
          <table:table-cell office:value-type="float" office:value="1057.68042">
            <text:p>1057.68042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294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437025">
            <text:p>2437025</text:p>
          </table:table-cell>
          <table:table-cell office:value-type="float" office:value="-279622">
            <text:p>-279622</text:p>
          </table:table-cell>
          <table:table-cell office:value-type="float" office:value="2452785">
            <text:p>2452785</text:p>
          </table:table-cell>
          <table:table-cell office:value-type="float" office:value="-0.192747">
            <text:p>-0.192747</text:p>
          </table:table-cell>
          <table:table-cell office:value-type="float" office:value="0.10019">
            <text:p>0.10019</text:p>
          </table:table-cell>
          <table:table-cell office:value-type="float" office:value="151.980209">
            <text:p>151.980209</text:p>
          </table:table-cell>
        </table:table-row>
        <table:table-row table:style-name="ro1">
          <table:table-cell table:formula="of:=[.A294]+1" office:value-type="float" office:value="294">
            <text:p>294</text:p>
          </table:table-cell>
          <table:table-cell office:value-type="float" office:value="3212059">
            <text:p>3212059</text:p>
          </table:table-cell>
          <table:table-cell office:value-type="float" office:value="0">
            <text:p>0</text:p>
          </table:table-cell>
          <table:table-cell office:value-type="float" office:value="38331">
            <text:p>38331</text:p>
          </table:table-cell>
          <table:table-cell table:formula="of:=[.D295]-[.$D$2]" office:value-type="float" office:value="14343">
            <text:p>143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914">
            <text:p>0.0249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295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914">
            <text:p>0.024914</text:p>
          </table:table-cell>
          <table:table-cell table:formula="of:=([.O295]-0.02)/5" office:value-type="float" office:value="0.0009828">
            <text:p>0.0009828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475164">
            <text:p>2475164</text:p>
          </table:table-cell>
          <table:table-cell office:value-type="float" office:value="-275788">
            <text:p>-275788</text:p>
          </table:table-cell>
          <table:table-cell office:value-type="float" office:value="2490251.5">
            <text:p>2490251.5</text:p>
          </table:table-cell>
          <table:table-cell office:value-type="float" office:value="-0.192747">
            <text:p>-0.192747</text:p>
          </table:table-cell>
          <table:table-cell office:value-type="float" office:value="0.125104">
            <text:p>0.125104</text:p>
          </table:table-cell>
          <table:table-cell office:value-type="float" office:value="164.906082">
            <text:p>164.906082</text:p>
          </table:table-cell>
        </table:table-row>
        <table:table-row table:style-name="ro1">
          <table:table-cell table:formula="of:=[.A295]+1" office:value-type="float" office:value="295">
            <text:p>295</text:p>
          </table:table-cell>
          <table:table-cell office:value-type="float" office:value="3213059">
            <text:p>3213059</text:p>
          </table:table-cell>
          <table:table-cell office:value-type="float" office:value="0">
            <text:p>0</text:p>
          </table:table-cell>
          <table:table-cell office:value-type="float" office:value="38298">
            <text:p>38298</text:p>
          </table:table-cell>
          <table:table-cell table:formula="of:=[.D296]-[.$D$2]" office:value-type="float" office:value="14310">
            <text:p>143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K296]+0.02)/60" office:value-type="float" office:value="-0.000225316666666667">
            <text:p>-0.0002253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296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513162">
            <text:p>2513162</text:p>
          </table:table-cell>
          <table:table-cell office:value-type="float" office:value="-271009">
            <text:p>-271009</text:p>
          </table:table-cell>
          <table:table-cell office:value-type="float" office:value="2527502.25">
            <text:p>2527502.25</text:p>
          </table:table-cell>
          <table:table-cell office:value-type="float" office:value="-0.192747">
            <text:p>-0.192747</text:p>
          </table:table-cell>
          <table:table-cell office:value-type="float" office:value="0.147621">
            <text:p>0.147621</text:p>
          </table:table-cell>
          <table:table-cell office:value-type="float" office:value="176.587769">
            <text:p>176.587769</text:p>
          </table:table-cell>
        </table:table-row>
        <table:table-row table:style-name="ro1">
          <table:table-cell table:formula="of:=[.A296]+1" office:value-type="float" office:value="296">
            <text:p>296</text:p>
          </table:table-cell>
          <table:table-cell office:value-type="float" office:value="3214059">
            <text:p>3214059</text:p>
          </table:table-cell>
          <table:table-cell office:value-type="float" office:value="0">
            <text:p>0</text:p>
          </table:table-cell>
          <table:table-cell office:value-type="float" office:value="38326">
            <text:p>38326</text:p>
          </table:table-cell>
          <table:table-cell table:formula="of:=[.D297]-[.$D$2]" office:value-type="float" office:value="14338">
            <text:p>143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([.K297]+0.02)/60" office:value-type="float" office:value="0.000812166666666667">
            <text:p>0.0008121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O297]-0.02)/5" office:value-type="float" office:value="0.000956199999999999">
            <text:p>0.0009562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551072">
            <text:p>2551072</text:p>
          </table:table-cell>
          <table:table-cell office:value-type="float" office:value="-265372">
            <text:p>-265372</text:p>
          </table:table-cell>
          <table:table-cell office:value-type="float" office:value="2564607.25">
            <text:p>2564607.25</text:p>
          </table:table-cell>
          <table:table-cell office:value-type="float" office:value="-0.192747">
            <text:p>-0.192747</text:p>
          </table:table-cell>
          <table:table-cell office:value-type="float" office:value="0.172402">
            <text:p>0.172402</text:p>
          </table:table-cell>
          <table:table-cell office:value-type="float" office:value="189.444534">
            <text:p>189.444534</text:p>
          </table:table-cell>
        </table:table-row>
        <table:table-row table:style-name="ro1">
          <table:table-cell table:formula="of:=[.A297]+1" office:value-type="float" office:value="297">
            <text:p>297</text:p>
          </table:table-cell>
          <table:table-cell office:value-type="float" office:value="3215059">
            <text:p>3215059</text:p>
          </table:table-cell>
          <table:table-cell office:value-type="float" office:value="0">
            <text:p>0</text:p>
          </table:table-cell>
          <table:table-cell office:value-type="float" office:value="38259">
            <text:p>38259</text:p>
          </table:table-cell>
          <table:table-cell table:formula="of:=[.D298]-[.$D$2]" office:value-type="float" office:value="14271">
            <text:p>142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([.K298]+0.02)/60" office:value-type="float" office:value="-0.000783966666666667">
            <text:p>-0.0007839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O298]-0.02)/5" office:value-type="float" office:value="0.00037">
            <text:p>0.00037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588764">
            <text:p>2588764</text:p>
          </table:table-cell>
          <table:table-cell office:value-type="float" office:value="-258809">
            <text:p>-258809</text:p>
          </table:table-cell>
          <table:table-cell office:value-type="float" office:value="2601438.75">
            <text:p>2601438.75</text:p>
          </table:table-cell>
          <table:table-cell office:value-type="float" office:value="-0.192747">
            <text:p>-0.192747</text:p>
          </table:table-cell>
          <table:table-cell office:value-type="float" office:value="0.194251">
            <text:p>0.194251</text:p>
          </table:table-cell>
          <table:table-cell office:value-type="float" office:value="200.780609">
            <text:p>200.780609</text:p>
          </table:table-cell>
        </table:table-row>
        <table:table-row table:style-name="ro1">
          <table:table-cell table:formula="of:=[.A298]+1" office:value-type="float" office:value="298">
            <text:p>298</text:p>
          </table:table-cell>
          <table:table-cell office:value-type="float" office:value="3216059">
            <text:p>3216059</text:p>
          </table:table-cell>
          <table:table-cell office:value-type="float" office:value="0">
            <text:p>0</text:p>
          </table:table-cell>
          <table:table-cell office:value-type="float" office:value="38207">
            <text:p>38207</text:p>
          </table:table-cell>
          <table:table-cell table:formula="of:=[.D299]-[.$D$2]" office:value-type="float" office:value="14219">
            <text:p>142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K299]+0.02)/60" office:value-type="float" office:value="-0.000544533333333333">
            <text:p>-0.000544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([.O299]-0.02)/5" office:value-type="float" office:value="0.0001302">
            <text:p>0.0001302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626252">
            <text:p>2626252</text:p>
          </table:table-cell>
          <table:table-cell office:value-type="float" office:value="-251434">
            <text:p>-251434</text:p>
          </table:table-cell>
          <table:table-cell office:value-type="float" office:value="2638030.25">
            <text:p>2638030.25</text:p>
          </table:table-cell>
          <table:table-cell office:value-type="float" office:value="-0.192747">
            <text:p>-0.192747</text:p>
          </table:table-cell>
          <table:table-cell office:value-type="float" office:value="0.214902">
            <text:p>0.214902</text:p>
          </table:table-cell>
          <table:table-cell office:value-type="float" office:value="211.494583">
            <text:p>211.494583</text:p>
          </table:table-cell>
        </table:table-row>
        <table:table-row table:style-name="ro1">
          <table:table-cell table:formula="of:=[.A299]+1" office:value-type="float" office:value="299">
            <text:p>299</text:p>
          </table:table-cell>
          <table:table-cell office:value-type="float" office:value="3217059">
            <text:p>3217059</text:p>
          </table:table-cell>
          <table:table-cell office:value-type="float" office:value="0">
            <text:p>0</text:p>
          </table:table-cell>
          <table:table-cell office:value-type="float" office:value="38240">
            <text:p>38240</text:p>
          </table:table-cell>
          <table:table-cell table:formula="of:=[.D300]-[.$D$2]" office:value-type="float" office:value="14252">
            <text:p>142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K300]+0.02)/60" office:value-type="float" office:value="0.000891983333333333">
            <text:p>0.0008919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300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7">
            <text:p>27</text:p>
          </table:table-cell>
          <table:table-cell office:value-type="float" office:value="2663613">
            <text:p>2663613</text:p>
          </table:table-cell>
          <table:table-cell office:value-type="float" office:value="-243279">
            <text:p>-243279</text:p>
          </table:table-cell>
          <table:table-cell office:value-type="float" office:value="2674469.25">
            <text:p>2674469.25</text:p>
          </table:table-cell>
          <table:table-cell office:value-type="float" office:value="-0.192747">
            <text:p>-0.192747</text:p>
          </table:table-cell>
          <table:table-cell office:value-type="float" office:value="0.239017">
            <text:p>0.239017</text:p>
          </table:table-cell>
          <table:table-cell office:value-type="float" office:value="224.005753">
            <text:p>224.005753</text:p>
          </table:table-cell>
        </table:table-row>
        <table:table-row table:style-name="ro1">
          <table:table-cell table:formula="of:=[.A300]+1" office:value-type="float" office:value="300">
            <text:p>300</text:p>
          </table:table-cell>
          <table:table-cell office:value-type="float" office:value="3218059">
            <text:p>3218059</text:p>
          </table:table-cell>
          <table:table-cell office:value-type="float" office:value="-7">
            <text:p>-7</text:p>
          </table:table-cell>
          <table:table-cell office:value-type="float" office:value="38130">
            <text:p>38130</text:p>
          </table:table-cell>
          <table:table-cell table:formula="of:=[.D301]-[.$D$2]" office:value-type="float" office:value="14142">
            <text:p>14142</text:p>
          </table:table-cell>
          <table:table-cell office:value-type="float" office:value="544815.3125">
            <text:p>544815.3125</text:p>
          </table:table-cell>
          <table:table-cell office:value-type="float" office:value="-0.025667">
            <text:p>-0.025667</text:p>
          </table:table-cell>
          <table:table-cell office:value-type="float" office:value="0.016121">
            <text:p>0.016121</text:p>
          </table:table-cell>
          <table:table-cell office:value-type="float" office:value="162.809021">
            <text:p>162.809021</text:p>
          </table:table-cell>
          <table:table-cell office:value-type="float" office:value="-0.007">
            <text:p>-0.007</text:p>
          </table:table-cell>
          <table:table-cell office:value-type="float" office:value="-0.110133">
            <text:p>-0.110133</text:p>
          </table:table-cell>
          <table:table-cell table:formula="of:=([.K301]+0.02)/60" office:value-type="float" office:value="-0.00150221666666667">
            <text:p>-0.0015022167</text:p>
          </table:table-cell>
          <table:table-cell office:value-type="float" office:value="1473.332275">
            <text:p>1473.332275</text:p>
          </table:table-cell>
          <table:table-cell office:value-type="float" office:value="-0.025667">
            <text:p>-0.025667</text:p>
          </table:table-cell>
          <table:table-cell office:value-type="float" office:value="0.016121">
            <text:p>0.016121</text:p>
          </table:table-cell>
          <table:table-cell table:formula="of:=([.O301]-0.02)/5" office:value-type="float" office:value="-0.0007758">
            <text:p>-0.0007758</text:p>
          </table:table-cell>
          <table:table-cell office:value-type="float" office:value="162.809021">
            <text:p>162.809021</text:p>
          </table:table-cell>
          <table:table-cell office:value-type="float" office:value="227">
            <text:p>227</text:p>
          </table:table-cell>
          <table:table-cell office:value-type="float" office:value="28">
            <text:p>28</text:p>
          </table:table-cell>
          <table:table-cell office:value-type="float" office:value="2700659">
            <text:p>2700659</text:p>
          </table:table-cell>
          <table:table-cell office:value-type="float" office:value="-234252">
            <text:p>-234252</text:p>
          </table:table-cell>
          <table:table-cell office:value-type="float" office:value="2710575.5">
            <text:p>2710575.5</text:p>
          </table:table-cell>
          <table:table-cell office:value-type="float" office:value="-0.218414">
            <text:p>-0.218414</text:p>
          </table:table-cell>
          <table:table-cell office:value-type="float" office:value="0.255138">
            <text:p>0.255138</text:p>
          </table:table-cell>
          <table:table-cell office:value-type="float" office:value="216.814255">
            <text:p>216.814255</text:p>
          </table:table-cell>
        </table:table-row>
        <table:table-row table:style-name="ro1">
          <table:table-cell table:formula="of:=[.A301]+1" office:value-type="float" office:value="301">
            <text:p>301</text:p>
          </table:table-cell>
          <table:table-cell office:value-type="float" office:value="3219059">
            <text:p>3219059</text:p>
          </table:table-cell>
          <table:table-cell office:value-type="float" office:value="-6">
            <text:p>-6</text:p>
          </table:table-cell>
          <table:table-cell office:value-type="float" office:value="38463">
            <text:p>38463</text:p>
          </table:table-cell>
          <table:table-cell table:formula="of:=[.D302]-[.$D$2]" office:value-type="float" office:value="14475">
            <text:p>14475</text:p>
          </table:table-cell>
          <table:table-cell office:value-type="float" office:value="641147.8125">
            <text:p>641147.8125</text:p>
          </table:table-cell>
          <table:table-cell office:value-type="float" office:value="0.005">
            <text:p>0.005</text:p>
          </table:table-cell>
          <table:table-cell office:value-type="float" office:value="0.003864">
            <text:p>0.003864</text:p>
          </table:table-cell>
          <table:table-cell office:value-type="float" office:value="22.725878">
            <text:p>22.725878</text:p>
          </table:table-cell>
          <table:table-cell office:value-type="float" office:value="0.001">
            <text:p>0.001</text:p>
          </table:table-cell>
          <table:table-cell office:value-type="float" office:value="0.332794">
            <text:p>0.332794</text:p>
          </table:table-cell>
          <table:table-cell table:formula="of:=([.K302]+0.02)/60" office:value-type="float" office:value="0.0058799">
            <text:p>0.0058799</text:p>
          </table:table-cell>
          <table:table-cell office:value-type="float" office:value="33179.402344">
            <text:p>33179.402344</text:p>
          </table:table-cell>
          <table:table-cell office:value-type="float" office:value="0.005">
            <text:p>0.005</text:p>
          </table:table-cell>
          <table:table-cell office:value-type="float" office:value="0.003864">
            <text:p>0.003864</text:p>
          </table:table-cell>
          <table:table-cell table:formula="of:=([.O302]-0.02)/5" office:value-type="float" office:value="-0.0032272">
            <text:p>-0.0032272</text:p>
          </table:table-cell>
          <table:table-cell office:value-type="float" office:value="22.725878">
            <text:p>22.725878</text:p>
          </table:table-cell>
          <table:table-cell office:value-type="float" office:value="221">
            <text:p>221</text:p>
          </table:table-cell>
          <table:table-cell office:value-type="float" office:value="29">
            <text:p>29</text:p>
          </table:table-cell>
          <table:table-cell office:value-type="float" office:value="2737877">
            <text:p>2737877</text:p>
          </table:table-cell>
          <table:table-cell office:value-type="float" office:value="-224545">
            <text:p>-224545</text:p>
          </table:table-cell>
          <table:table-cell office:value-type="float" office:value="2746851.5">
            <text:p>2746851.5</text:p>
          </table:table-cell>
          <table:table-cell office:value-type="float" office:value="-0.213414">
            <text:p>-0.213414</text:p>
          </table:table-cell>
          <table:table-cell office:value-type="float" office:value="0.259002">
            <text:p>0.259002</text:p>
          </table:table-cell>
          <table:table-cell office:value-type="float" office:value="221.361465">
            <text:p>221.361465</text:p>
          </table:table-cell>
        </table:table-row>
        <table:table-row table:style-name="ro1">
          <table:table-cell table:formula="of:=[.A302]+1" office:value-type="float" office:value="302">
            <text:p>302</text:p>
          </table:table-cell>
          <table:table-cell office:value-type="float" office:value="3220059">
            <text:p>3220059</text:p>
          </table:table-cell>
          <table:table-cell office:value-type="float" office:value="0">
            <text:p>0</text:p>
          </table:table-cell>
          <table:table-cell office:value-type="float" office:value="38549">
            <text:p>38549</text:p>
          </table:table-cell>
          <table:table-cell table:formula="of:=[.D303]-[.$D$2]" office:value-type="float" office:value="14561">
            <text:p>145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0.006">
            <text:p>0.006</text:p>
          </table:table-cell>
          <table:table-cell office:value-type="float" office:value="0.086191">
            <text:p>0.086191</text:p>
          </table:table-cell>
          <table:table-cell table:formula="of:=([.K303]+0.02)/60" office:value-type="float" office:value="0.00176985">
            <text:p>0.00176985</text:p>
          </table:table-cell>
          <table:table-cell office:value-type="float" office:value="1336.521118">
            <text:p>1336.521118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303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221">
            <text:p>221</text:p>
          </table:table-cell>
          <table:table-cell office:value-type="float" office:value="29">
            <text:p>29</text:p>
          </table:table-cell>
          <table:table-cell office:value-type="float" office:value="2775140">
            <text:p>2775140</text:p>
          </table:table-cell>
          <table:table-cell office:value-type="float" office:value="-214672">
            <text:p>-214672</text:p>
          </table:table-cell>
          <table:table-cell office:value-type="float" office:value="2783212.5">
            <text:p>2783212.5</text:p>
          </table:table-cell>
          <table:table-cell office:value-type="float" office:value="-0.213414">
            <text:p>-0.213414</text:p>
          </table:table-cell>
          <table:table-cell office:value-type="float" office:value="0.280985">
            <text:p>0.280985</text:p>
          </table:table-cell>
          <table:table-cell office:value-type="float" office:value="231.662201">
            <text:p>231.662201</text:p>
          </table:table-cell>
        </table:table-row>
        <table:table-row table:style-name="ro1">
          <table:table-cell table:formula="of:=[.A303]+1" office:value-type="float" office:value="303">
            <text:p>303</text:p>
          </table:table-cell>
          <table:table-cell office:value-type="float" office:value="3221059">
            <text:p>3221059</text:p>
          </table:table-cell>
          <table:table-cell office:value-type="float" office:value="0">
            <text:p>0</text:p>
          </table:table-cell>
          <table:table-cell office:value-type="float" office:value="38573">
            <text:p>38573</text:p>
          </table:table-cell>
          <table:table-cell table:formula="of:=[.D304]-[.$D$2]" office:value-type="float" office:value="14585">
            <text:p>145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([.K304]+0.02)/60" office:value-type="float" office:value="0.000732366666666667">
            <text:p>0.0007323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304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221">
            <text:p>221</text:p>
          </table:table-cell>
          <table:table-cell office:value-type="float" office:value="29">
            <text:p>29</text:p>
          </table:table-cell>
          <table:table-cell office:value-type="float" office:value="2812200">
            <text:p>2812200</text:p>
          </table:table-cell>
          <table:table-cell office:value-type="float" office:value="-203976">
            <text:p>-203976</text:p>
          </table:table-cell>
          <table:table-cell office:value-type="float" office:value="2819369.5">
            <text:p>2819369.5</text:p>
          </table:table-cell>
          <table:table-cell office:value-type="float" office:value="-0.213414">
            <text:p>-0.213414</text:p>
          </table:table-cell>
          <table:table-cell office:value-type="float" office:value="0.303501">
            <text:p>0.303501</text:p>
          </table:table-cell>
          <table:table-cell office:value-type="float" office:value="242.212646">
            <text:p>242.212646</text:p>
          </table:table-cell>
        </table:table-row>
        <table:table-row table:style-name="ro1">
          <table:table-cell table:formula="of:=[.A304]+1" office:value-type="float" office:value="304">
            <text:p>304</text:p>
          </table:table-cell>
          <table:table-cell office:value-type="float" office:value="3222059">
            <text:p>3222059</text:p>
          </table:table-cell>
          <table:table-cell office:value-type="float" office:value="0">
            <text:p>0</text:p>
          </table:table-cell>
          <table:table-cell office:value-type="float" office:value="38587">
            <text:p>38587</text:p>
          </table:table-cell>
          <table:table-cell table:formula="of:=[.D305]-[.$D$2]" office:value-type="float" office:value="14599">
            <text:p>145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K305]+0.02)/60" office:value-type="float" office:value="0.00057275">
            <text:p>0.00057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([.O305]-0.02)/5" office:value-type="float" office:value="0.001116">
            <text:p>0.001116</text:p>
          </table:table-cell>
          <table:table-cell office:value-type="float" office:value="100">
            <text:p>100</text:p>
          </table:table-cell>
          <table:table-cell office:value-type="float" office:value="221">
            <text:p>221</text:p>
          </table:table-cell>
          <table:table-cell office:value-type="float" office:value="29">
            <text:p>29</text:p>
          </table:table-cell>
          <table:table-cell office:value-type="float" office:value="2849024">
            <text:p>2849024</text:p>
          </table:table-cell>
          <table:table-cell office:value-type="float" office:value="-192444">
            <text:p>-192444</text:p>
          </table:table-cell>
          <table:table-cell office:value-type="float" office:value="2855297.5">
            <text:p>2855297.5</text:p>
          </table:table-cell>
          <table:table-cell office:value-type="float" office:value="-0.213414">
            <text:p>-0.213414</text:p>
          </table:table-cell>
          <table:table-cell office:value-type="float" office:value="0.329081">
            <text:p>0.329081</text:p>
          </table:table-cell>
          <table:table-cell office:value-type="float" office:value="254.198959">
            <text:p>254.198959</text:p>
          </table:table-cell>
        </table:table-row>
        <table:table-row table:style-name="ro1">
          <table:table-cell table:formula="of:=[.A305]+1" office:value-type="float" office:value="305">
            <text:p>305</text:p>
          </table:table-cell>
          <table:table-cell office:value-type="float" office:value="3223059">
            <text:p>3223059</text:p>
          </table:table-cell>
          <table:table-cell office:value-type="float" office:value="-15">
            <text:p>-15</text:p>
          </table:table-cell>
          <table:table-cell office:value-type="float" office:value="37948">
            <text:p>37948</text:p>
          </table:table-cell>
          <table:table-cell table:formula="of:=[.D306]-[.$D$2]" office:value-type="float" office:value="13960">
            <text:p>13960</text:p>
          </table:table-cell>
          <table:table-cell office:value-type="float" office:value="253087.453125">
            <text:p>253087.453125</text:p>
          </table:table-cell>
          <table:table-cell office:value-type="float" office:value="0">
            <text:p>0</text:p>
          </table:table-cell>
          <table:table-cell office:value-type="float" office:value="0.031176">
            <text:p>0.031176</text:p>
          </table:table-cell>
          <table:table-cell office:value-type="string">
            <text:p>Infinity</text:p>
          </table:table-cell>
          <table:table-cell office:value-type="float" office:value="-0.015">
            <text:p>-0.015</text:p>
          </table:table-cell>
          <table:table-cell office:value-type="float" office:value="-0.639252">
            <text:p>-0.639252</text:p>
          </table:table-cell>
          <table:table-cell table:formula="of:=([.K306]+0.02)/60" office:value-type="float" office:value="-0.0103208666666667">
            <text:p>-0.0103208667</text:p>
          </table:table-cell>
          <table:table-cell office:value-type="float" office:value="4161.679199">
            <text:p>4161.679199</text:p>
          </table:table-cell>
          <table:table-cell office:value-type="float" office:value="0">
            <text:p>0</text:p>
          </table:table-cell>
          <table:table-cell office:value-type="float" office:value="0.031176">
            <text:p>0.031176</text:p>
          </table:table-cell>
          <table:table-cell table:formula="of:=([.O306]-0.02)/5" office:value-type="float" office:value="0.0022352">
            <text:p>0.0022352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float" office:value="32">
            <text:p>32</text:p>
          </table:table-cell>
          <table:table-cell office:value-type="float" office:value="2884936">
            <text:p>2884936</text:p>
          </table:table-cell>
          <table:table-cell office:value-type="float" office:value="-180180">
            <text:p>-180180</text:p>
          </table:table-cell>
          <table:table-cell office:value-type="float" office:value="2890353.5">
            <text:p>2890353.5</text:p>
          </table:table-cell>
          <table:table-cell office:value-type="float" office:value="-0.213414">
            <text:p>-0.213414</text:p>
          </table:table-cell>
          <table:table-cell office:value-type="float" office:value="0.360258">
            <text:p>0.360258</text:p>
          </table:table-cell>
          <table:table-cell office:value-type="float" office:value="268.807281">
            <text:p>268.807281</text:p>
          </table:table-cell>
        </table:table-row>
        <table:table-row table:style-name="ro1">
          <table:table-cell table:formula="of:=[.A306]+1" office:value-type="float" office:value="306">
            <text:p>306</text:p>
          </table:table-cell>
          <table:table-cell office:value-type="float" office:value="3224059">
            <text:p>3224059</text:p>
          </table:table-cell>
          <table:table-cell office:value-type="float" office:value="-39">
            <text:p>-39</text:p>
          </table:table-cell>
          <table:table-cell office:value-type="float" office:value="37781">
            <text:p>37781</text:p>
          </table:table-cell>
          <table:table-cell table:formula="of:=[.D307]-[.$D$2]" office:value-type="float" office:value="13793">
            <text:p>13793</text:p>
          </table:table-cell>
          <table:table-cell office:value-type="float" office:value="96973.125">
            <text:p>96973.125</text:p>
          </table:table-cell>
          <table:table-cell office:value-type="float" office:value="-0.012342">
            <text:p>-0.012342</text:p>
          </table:table-cell>
          <table:table-cell office:value-type="float" office:value="-0.040103">
            <text:p>-0.040103</text:p>
          </table:table-cell>
          <table:table-cell office:value-type="float" office:value="224.933929">
            <text:p>224.933929</text:p>
          </table:table-cell>
          <table:table-cell office:value-type="float" office:value="-0.024">
            <text:p>-0.024</text:p>
          </table:table-cell>
          <table:table-cell office:value-type="float" office:value="-0.167594">
            <text:p>-0.167594</text:p>
          </table:table-cell>
          <table:table-cell table:formula="of:=([.K307]+0.02)/60" office:value-type="float" office:value="-0.0024599">
            <text:p>-0.0024599</text:p>
          </table:table-cell>
          <table:table-cell office:value-type="float" office:value="598.308777">
            <text:p>598.308777</text:p>
          </table:table-cell>
          <table:table-cell office:value-type="float" office:value="-0.012342">
            <text:p>-0.012342</text:p>
          </table:table-cell>
          <table:table-cell office:value-type="float" office:value="-0.040103">
            <text:p>-0.040103</text:p>
          </table:table-cell>
          <table:table-cell table:formula="of:=([.O307]-0.02)/5" office:value-type="float" office:value="-0.0120206">
            <text:p>-0.0120206</text:p>
          </table:table-cell>
          <table:table-cell office:value-type="float" office:value="224.933929">
            <text:p>224.933929</text:p>
          </table:table-cell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2920291">
            <text:p>2920291</text:p>
          </table:table-cell>
          <table:table-cell office:value-type="float" office:value="-166862">
            <text:p>-166862</text:p>
          </table:table-cell>
          <table:table-cell office:value-type="float" office:value="2924888.75">
            <text:p>2924888.75</text:p>
          </table:table-cell>
          <table:table-cell office:value-type="float" office:value="-0.225755">
            <text:p>-0.225755</text:p>
          </table:table-cell>
          <table:table-cell office:value-type="float" office:value="0.320155">
            <text:p>0.320155</text:p>
          </table:table-cell>
          <table:table-cell office:value-type="float" office:value="241.815048">
            <text:p>241.815048</text:p>
          </table:table-cell>
        </table:table-row>
        <table:table-row table:style-name="ro1">
          <table:table-cell table:formula="of:=[.A307]+1" office:value-type="float" office:value="307">
            <text:p>307</text:p>
          </table:table-cell>
          <table:table-cell office:value-type="float" office:value="3225059">
            <text:p>3225059</text:p>
          </table:table-cell>
          <table:table-cell office:value-type="float" office:value="-10">
            <text:p>-10</text:p>
          </table:table-cell>
          <table:table-cell office:value-type="float" office:value="38417">
            <text:p>38417</text:p>
          </table:table-cell>
          <table:table-cell table:formula="of:=[.D308]-[.$D$2]" office:value-type="float" office:value="14429">
            <text:p>14429</text:p>
          </table:table-cell>
          <table:table-cell office:value-type="float" office:value="384273.78125">
            <text:p>384273.78125</text:p>
          </table:table-cell>
          <table:table-cell office:value-type="float" office:value="0">
            <text:p>0</text:p>
          </table:table-cell>
          <table:table-cell office:value-type="float" office:value="0.015055">
            <text:p>0.015055</text:p>
          </table:table-cell>
          <table:table-cell office:value-type="string">
            <text:p>Infinity</text:p>
          </table:table-cell>
          <table:table-cell office:value-type="float" office:value="0.029">
            <text:p>0.029</text:p>
          </table:table-cell>
          <table:table-cell office:value-type="float" office:value="0.636858">
            <text:p>0.636858</text:p>
          </table:table-cell>
          <table:table-cell table:formula="of:=([.K308]+0.02)/60" office:value-type="float" office:value="0.0109476333333333">
            <text:p>0.0109476333</text:p>
          </table:table-cell>
          <table:table-cell office:value-type="float" office:value="2096.060791">
            <text:p>2096.060791</text:p>
          </table:table-cell>
          <table:table-cell office:value-type="float" office:value="0">
            <text:p>0</text:p>
          </table:table-cell>
          <table:table-cell office:value-type="float" office:value="0.015055">
            <text:p>0.015055</text:p>
          </table:table-cell>
          <table:table-cell table:formula="of:=([.O308]-0.02)/5" office:value-type="float" office:value="-0.000989">
            <text:p>-0.000989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2956756">
            <text:p>2956756</text:p>
          </table:table-cell>
          <table:table-cell office:value-type="float" office:value="-154772">
            <text:p>-154772</text:p>
          </table:table-cell>
          <table:table-cell office:value-type="float" office:value="2960648.5">
            <text:p>2960648.5</text:p>
          </table:table-cell>
          <table:table-cell office:value-type="float" office:value="-0.225755">
            <text:p>-0.225755</text:p>
          </table:table-cell>
          <table:table-cell office:value-type="float" office:value="0.33521">
            <text:p>0.33521</text:p>
          </table:table-cell>
          <table:table-cell office:value-type="float" office:value="248.483795">
            <text:p>248.483795</text:p>
          </table:table-cell>
        </table:table-row>
        <table:table-row table:style-name="ro1">
          <table:table-cell table:formula="of:=[.A308]+1" office:value-type="float" office:value="308">
            <text:p>308</text:p>
          </table:table-cell>
          <table:table-cell office:value-type="float" office:value="3226059">
            <text:p>3226059</text:p>
          </table:table-cell>
          <table:table-cell office:value-type="float" office:value="0">
            <text:p>0</text:p>
          </table:table-cell>
          <table:table-cell office:value-type="float" office:value="38439">
            <text:p>38439</text:p>
          </table:table-cell>
          <table:table-cell table:formula="of:=[.D309]-[.$D$2]" office:value-type="float" office:value="14451">
            <text:p>14451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19718">
            <text:p>0.019718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0.021548">
            <text:p>0.021548</text:p>
          </table:table-cell>
          <table:table-cell table:formula="of:=([.K309]+0.02)/60" office:value-type="float" office:value="0.000692466666666667">
            <text:p>0.0006924667</text:p>
          </table:table-cell>
          <table:table-cell office:value-type="float" office:value="115.478241">
            <text:p>115.478241</text:p>
          </table:table-cell>
          <table:table-cell office:value-type="float" office:value="-0">
            <text:p>0</text:p>
          </table:table-cell>
          <table:table-cell office:value-type="float" office:value="0.019718">
            <text:p>0.019718</text:p>
          </table:table-cell>
          <table:table-cell table:formula="of:=([.O309]-0.02)/5" office:value-type="float" office:value="-0.0000564000000000002">
            <text:p>-0.0000564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2993055">
            <text:p>2993055</text:p>
          </table:table-cell>
          <table:table-cell office:value-type="float" office:value="-142127">
            <text:p>-142127</text:p>
          </table:table-cell>
          <table:table-cell office:value-type="float" office:value="2996271.75">
            <text:p>2996271.75</text:p>
          </table:table-cell>
          <table:table-cell office:value-type="float" office:value="-0.225755">
            <text:p>-0.225755</text:p>
          </table:table-cell>
          <table:table-cell office:value-type="float" office:value="0.354928">
            <text:p>0.354928</text:p>
          </table:table-cell>
          <table:table-cell office:value-type="float" office:value="257.21814">
            <text:p>257.21814</text:p>
          </table:table-cell>
        </table:table-row>
        <table:table-row table:style-name="ro1">
          <table:table-cell table:formula="of:=[.A309]+1" office:value-type="float" office:value="309">
            <text:p>309</text:p>
          </table:table-cell>
          <table:table-cell office:value-type="float" office:value="3227059">
            <text:p>3227059</text:p>
          </table:table-cell>
          <table:table-cell office:value-type="float" office:value="0">
            <text:p>0</text:p>
          </table:table-cell>
          <table:table-cell office:value-type="float" office:value="38386">
            <text:p>38386</text:p>
          </table:table-cell>
          <table:table-cell table:formula="of:=[.D310]-[.$D$2]" office:value-type="float" office:value="14398">
            <text:p>143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K310]+0.02)/60" office:value-type="float" office:value="-0.000544533333333333">
            <text:p>-0.000544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O310]-0.02)/5" office:value-type="float" office:value="-0.00000300000000000022">
            <text:p>-0.000003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3029049">
            <text:p>3029049</text:p>
          </table:table-cell>
          <table:table-cell office:value-type="float" office:value="-128787">
            <text:p>-128787</text:p>
          </table:table-cell>
          <table:table-cell office:value-type="float" office:value="3031629.5">
            <text:p>3031629.5</text:p>
          </table:table-cell>
          <table:table-cell office:value-type="float" office:value="-0.225755">
            <text:p>-0.225755</text:p>
          </table:table-cell>
          <table:table-cell office:value-type="float" office:value="0.374913">
            <text:p>0.374913</text:p>
          </table:table-cell>
          <table:table-cell office:value-type="float" office:value="266.070526">
            <text:p>266.070526</text:p>
          </table:table-cell>
        </table:table-row>
        <table:table-row table:style-name="ro1">
          <table:table-cell table:formula="of:=[.A310]+1" office:value-type="float" office:value="310">
            <text:p>310</text:p>
          </table:table-cell>
          <table:table-cell office:value-type="float" office:value="3228059">
            <text:p>3228059</text:p>
          </table:table-cell>
          <table:table-cell office:value-type="float" office:value="0">
            <text:p>0</text:p>
          </table:table-cell>
          <table:table-cell office:value-type="float" office:value="38401">
            <text:p>38401</text:p>
          </table:table-cell>
          <table:table-cell table:formula="of:=[.D311]-[.$D$2]" office:value-type="float" office:value="14413">
            <text:p>144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K311]+0.02)/60" office:value-type="float" office:value="0.00057275">
            <text:p>0.00057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311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3064782">
            <text:p>3064782</text:p>
          </table:table-cell>
          <table:table-cell office:value-type="float" office:value="-114725">
            <text:p>-114725</text:p>
          </table:table-cell>
          <table:table-cell office:value-type="float" office:value="3066772.25">
            <text:p>3066772.25</text:p>
          </table:table-cell>
          <table:table-cell office:value-type="float" office:value="-0.225755">
            <text:p>-0.225755</text:p>
          </table:table-cell>
          <table:table-cell office:value-type="float" office:value="0.397429">
            <text:p>0.397429</text:p>
          </table:table-cell>
          <table:table-cell office:value-type="float" office:value="276.044189">
            <text:p>276.044189</text:p>
          </table:table-cell>
        </table:table-row>
        <table:table-row table:style-name="ro1">
          <table:table-cell table:formula="of:=[.A311]+1" office:value-type="float" office:value="311">
            <text:p>311</text:p>
          </table:table-cell>
          <table:table-cell office:value-type="float" office:value="3229059">
            <text:p>3229059</text:p>
          </table:table-cell>
          <table:table-cell office:value-type="float" office:value="0">
            <text:p>0</text:p>
          </table:table-cell>
          <table:table-cell office:value-type="float" office:value="38396">
            <text:p>38396</text:p>
          </table:table-cell>
          <table:table-cell table:formula="of:=[.D312]-[.$D$2]" office:value-type="float" office:value="14408">
            <text:p>144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K312]+0.02)/60" office:value-type="float" office:value="0.000253533333333333">
            <text:p>0.000253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O312]-0.02)/5" office:value-type="float" office:value="0.000556599999999999">
            <text:p>0.0005566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3100185">
            <text:p>3100185</text:p>
          </table:table-cell>
          <table:table-cell office:value-type="float" office:value="-99864">
            <text:p>-99864</text:p>
          </table:table-cell>
          <table:table-cell office:value-type="float" office:value="3101636.5">
            <text:p>3101636.5</text:p>
          </table:table-cell>
          <table:table-cell office:value-type="float" office:value="-0.225755">
            <text:p>-0.225755</text:p>
          </table:table-cell>
          <table:table-cell office:value-type="float" office:value="0.420212">
            <text:p>0.420212</text:p>
          </table:table-cell>
          <table:table-cell office:value-type="float" office:value="286.135864">
            <text:p>286.135864</text:p>
          </table:table-cell>
        </table:table-row>
        <table:table-row table:style-name="ro1">
          <table:table-cell table:formula="of:=[.A312]+1" office:value-type="float" office:value="312">
            <text:p>312</text:p>
          </table:table-cell>
          <table:table-cell office:value-type="float" office:value="3230059">
            <text:p>3230059</text:p>
          </table:table-cell>
          <table:table-cell office:value-type="float" office:value="0">
            <text:p>0</text:p>
          </table:table-cell>
          <table:table-cell office:value-type="float" office:value="38408">
            <text:p>38408</text:p>
          </table:table-cell>
          <table:table-cell table:formula="of:=[.D313]-[.$D$2]" office:value-type="float" office:value="14420">
            <text:p>144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844">
            <text:p>0.0298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([.K313]+0.02)/60" office:value-type="float" office:value="0.00053285">
            <text:p>0.000532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844">
            <text:p>0.029844</text:p>
          </table:table-cell>
          <table:table-cell table:formula="of:=([.O313]-0.02)/5" office:value-type="float" office:value="0.0019688">
            <text:p>0.0019688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3135251">
            <text:p>3135251</text:p>
          </table:table-cell>
          <table:table-cell office:value-type="float" office:value="-84195">
            <text:p>-84195</text:p>
          </table:table-cell>
          <table:table-cell office:value-type="float" office:value="3136224.5">
            <text:p>3136224.5</text:p>
          </table:table-cell>
          <table:table-cell office:value-type="float" office:value="-0.225755">
            <text:p>-0.225755</text:p>
          </table:table-cell>
          <table:table-cell office:value-type="float" office:value="0.450055">
            <text:p>0.450055</text:p>
          </table:table-cell>
          <table:table-cell office:value-type="float" office:value="299.355408">
            <text:p>299.355408</text:p>
          </table:table-cell>
        </table:table-row>
        <table:table-row table:style-name="ro1">
          <table:table-cell table:formula="of:=[.A313]+1" office:value-type="float" office:value="313">
            <text:p>313</text:p>
          </table:table-cell>
          <table:table-cell office:value-type="float" office:value="3231059">
            <text:p>3231059</text:p>
          </table:table-cell>
          <table:table-cell office:value-type="float" office:value="0">
            <text:p>0</text:p>
          </table:table-cell>
          <table:table-cell office:value-type="float" office:value="38336">
            <text:p>38336</text:p>
          </table:table-cell>
          <table:table-cell table:formula="of:=[.D314]-[.$D$2]" office:value-type="float" office:value="14348">
            <text:p>14348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34374">
            <text:p>0.0343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K314]+0.02)/60" office:value-type="float" office:value="-0.000863766666666667">
            <text:p>-0.0008637667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34374">
            <text:p>0.034374</text:p>
          </table:table-cell>
          <table:table-cell table:formula="of:=([.O314]-0.02)/5" office:value-type="float" office:value="0.0028748">
            <text:p>0.0028748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 office:value-type="float" office:value="3169770">
            <text:p>3169770</text:p>
          </table:table-cell>
          <table:table-cell office:value-type="float" office:value="-67518">
            <text:p>-67518</text:p>
          </table:table-cell>
          <table:table-cell office:value-type="float" office:value="3170332">
            <text:p>3170332</text:p>
          </table:table-cell>
          <table:table-cell office:value-type="float" office:value="-0.225755">
            <text:p>-0.225755</text:p>
          </table:table-cell>
          <table:table-cell office:value-type="float" office:value="0.484429">
            <text:p>0.484429</text:p>
          </table:table-cell>
          <table:table-cell office:value-type="float" office:value="314.581482">
            <text:p>314.581482</text:p>
          </table:table-cell>
        </table:table-row>
        <table:table-row table:style-name="ro1">
          <table:table-cell table:formula="of:=[.A314]+1" office:value-type="float" office:value="314">
            <text:p>314</text:p>
          </table:table-cell>
          <table:table-cell office:value-type="float" office:value="3232059">
            <text:p>3232059</text:p>
          </table:table-cell>
          <table:table-cell office:value-type="float" office:value="5">
            <text:p>5</text:p>
          </table:table-cell>
          <table:table-cell office:value-type="float" office:value="38654">
            <text:p>38654</text:p>
          </table:table-cell>
          <table:table-cell table:formula="of:=[.D315]-[.$D$2]" office:value-type="float" office:value="14666">
            <text:p>14666</text:p>
          </table:table-cell>
          <table:table-cell office:value-type="float" office:value="772988.0625">
            <text:p>772988.0625</text:p>
          </table:table-cell>
          <table:table-cell office:value-type="float" office:value="0.025">
            <text:p>0.025</text:p>
          </table:table-cell>
          <table:table-cell office:value-type="float" office:value="0.247144">
            <text:p>0.247144</text:p>
          </table:table-cell>
          <table:table-cell office:value-type="float" office:value="888.575745">
            <text:p>888.575745</text:p>
          </table:table-cell>
          <table:table-cell office:value-type="float" office:value="0.005">
            <text:p>0.005</text:p>
          </table:table-cell>
          <table:table-cell office:value-type="float" office:value="0.318429">
            <text:p>0.318429</text:p>
          </table:table-cell>
          <table:table-cell table:formula="of:=([.K315]+0.02)/60" office:value-type="float" office:value="0.00564048333333333">
            <text:p>0.0056404833</text:p>
          </table:table-cell>
          <table:table-cell office:value-type="float" office:value="6268.57666">
            <text:p>6268.57666</text:p>
          </table:table-cell>
          <table:table-cell office:value-type="float" office:value="0.025">
            <text:p>0.025</text:p>
          </table:table-cell>
          <table:table-cell office:value-type="float" office:value="0.247144">
            <text:p>0.247144</text:p>
          </table:table-cell>
          <table:table-cell table:formula="of:=([.O315]-0.02)/5" office:value-type="float" office:value="0.0454288">
            <text:p>0.0454288</text:p>
          </table:table-cell>
          <table:table-cell office:value-type="float" office:value="888.575745">
            <text:p>888.575745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3203977">
            <text:p>3203977</text:p>
          </table:table-cell>
          <table:table-cell office:value-type="float" office:value="-49517">
            <text:p>-49517</text:p>
          </table:table-cell>
          <table:table-cell office:value-type="float" office:value="3204197.25">
            <text:p>3204197.25</text:p>
          </table:table-cell>
          <table:table-cell office:value-type="float" office:value="-0.200755">
            <text:p>-0.200755</text:p>
          </table:table-cell>
          <table:table-cell office:value-type="float" office:value="0.731573">
            <text:p>0.731573</text:p>
          </table:table-cell>
          <table:table-cell office:value-type="float" office:value="464.410309">
            <text:p>464.410309</text:p>
          </table:table-cell>
        </table:table-row>
        <table:table-row table:style-name="ro1">
          <table:table-cell table:formula="of:=[.A315]+1" office:value-type="float" office:value="315">
            <text:p>315</text:p>
          </table:table-cell>
          <table:table-cell office:value-type="float" office:value="3233059">
            <text:p>3233059</text:p>
          </table:table-cell>
          <table:table-cell office:value-type="float" office:value="17">
            <text:p>17</text:p>
          </table:table-cell>
          <table:table-cell office:value-type="float" office:value="38401">
            <text:p>38401</text:p>
          </table:table-cell>
          <table:table-cell table:formula="of:=[.D316]-[.$D$2]" office:value-type="float" office:value="14413">
            <text:p>14413</text:p>
          </table:table-cell>
          <table:table-cell office:value-type="float" office:value="225786.015625">
            <text:p>225786.015625</text:p>
          </table:table-cell>
          <table:table-cell office:value-type="float" office:value="0.085">
            <text:p>0.085</text:p>
          </table:table-cell>
          <table:table-cell office:value-type="float" office:value="0.433002">
            <text:p>0.433002</text:p>
          </table:table-cell>
          <table:table-cell office:value-type="float" office:value="409.413513">
            <text:p>409.413513</text:p>
          </table:table-cell>
          <table:table-cell office:value-type="float" office:value="0.012">
            <text:p>0.012</text:p>
          </table:table-cell>
          <table:table-cell office:value-type="float" office:value="-0.253785">
            <text:p>-0.253785</text:p>
          </table:table-cell>
          <table:table-cell table:formula="of:=([.K316]+0.02)/60" office:value-type="float" office:value="-0.00389641666666667">
            <text:p>-0.0038964167</text:p>
          </table:table-cell>
          <table:table-cell office:value-type="float" office:value="2214.877686">
            <text:p>2214.877686</text:p>
          </table:table-cell>
          <table:table-cell office:value-type="float" office:value="0.085">
            <text:p>0.085</text:p>
          </table:table-cell>
          <table:table-cell office:value-type="float" office:value="0.433002">
            <text:p>0.433002</text:p>
          </table:table-cell>
          <table:table-cell table:formula="of:=([.O316]-0.02)/5" office:value-type="float" office:value="0.0826004">
            <text:p>0.0826004</text:p>
          </table:table-cell>
          <table:table-cell office:value-type="float" office:value="409.413513">
            <text:p>409.413513</text:p>
          </table:table-cell>
          <table:table-cell office:value-type="float" office:value="180">
            <text:p>180</text:p>
          </table:table-cell>
          <table:table-cell office:value-type="float" office:value="38">
            <text:p>38</text:p>
          </table:table-cell>
          <table:table-cell office:value-type="float" office:value="3232552">
            <text:p>3232552</text:p>
          </table:table-cell>
          <table:table-cell office:value-type="float" office:value="-23864">
            <text:p>-23864</text:p>
          </table:table-cell>
          <table:table-cell office:value-type="float" office:value="3232460.25">
            <text:p>3232460.25</text:p>
          </table:table-cell>
          <table:table-cell office:value-type="float" office:value="-0.115755">
            <text:p>-0.115755</text:p>
          </table:table-cell>
          <table:table-cell office:value-type="float" office:value="1.164575">
            <text:p>1.164575</text:p>
          </table:table-cell>
          <table:table-cell office:value-type="float" office:value="1106.065796">
            <text:p>1106.065796</text:p>
          </table:table-cell>
        </table:table-row>
        <table:table-row table:style-name="ro1">
          <table:table-cell table:formula="of:=[.A316]+1" office:value-type="float" office:value="316">
            <text:p>316</text:p>
          </table:table-cell>
          <table:table-cell office:value-type="float" office:value="3234059">
            <text:p>3234059</text:p>
          </table:table-cell>
          <table:table-cell office:value-type="float" office:value="21">
            <text:p>21</text:p>
          </table:table-cell>
          <table:table-cell office:value-type="float" office:value="38290">
            <text:p>38290</text:p>
          </table:table-cell>
          <table:table-cell table:formula="of:=[.D317]-[.$D$2]" office:value-type="float" office:value="14302">
            <text:p>14302</text:p>
          </table:table-cell>
          <table:table-cell office:value-type="float" office:value="182235.640625">
            <text:p>182235.640625</text:p>
          </table:table-cell>
          <table:table-cell office:value-type="float" office:value="0.095">
            <text:p>0.095</text:p>
          </table:table-cell>
          <table:table-cell office:value-type="float" office:value="0.197982">
            <text:p>0.197982</text:p>
          </table:table-cell>
          <table:table-cell office:value-type="float" office:value="108.401718">
            <text:p>108.401718</text:p>
          </table:table-cell>
          <table:table-cell office:value-type="float" office:value="0.004">
            <text:p>0.004</text:p>
          </table:table-cell>
          <table:table-cell office:value-type="float" office:value="-0.110133">
            <text:p>-0.110133</text:p>
          </table:table-cell>
          <table:table-cell table:formula="of:=([.K317]+0.02)/60" office:value-type="float" office:value="-0.00150221666666667">
            <text:p>-0.0015022167</text:p>
          </table:table-cell>
          <table:table-cell office:value-type="float" office:value="2853.332275">
            <text:p>2853.332275</text:p>
          </table:table-cell>
          <table:table-cell office:value-type="float" office:value="0.095">
            <text:p>0.095</text:p>
          </table:table-cell>
          <table:table-cell office:value-type="float" office:value="0.197982">
            <text:p>0.197982</text:p>
          </table:table-cell>
          <table:table-cell table:formula="of:=([.O317]-0.02)/5" office:value-type="float" office:value="0.0355964">
            <text:p>0.0355964</text:p>
          </table:table-cell>
          <table:table-cell office:value-type="float" office:value="108.401718">
            <text:p>108.401718</text:p>
          </table:table-cell>
          <table:table-cell office:value-type="float" office:value="201">
            <text:p>201</text:p>
          </table:table-cell>
          <table:table-cell office:value-type="float" office:value="36">
            <text:p>36</text:p>
          </table:table-cell>
          <table:table-cell office:value-type="float" office:value="3247682">
            <text:p>3247682</text:p>
          </table:table-cell>
          <table:table-cell office:value-type="float" office:value="11310">
            <text:p>11310</text:p>
          </table:table-cell>
          <table:table-cell office:value-type="float" office:value="3247500.5">
            <text:p>3247500.5</text:p>
          </table:table-cell>
          <table:table-cell office:value-type="float" office:value="-0.020755">
            <text:p>-0.020755</text:p>
          </table:table-cell>
          <table:table-cell office:value-type="float" office:value="1.362556">
            <text:p>1.362556</text:p>
          </table:table-cell>
          <table:table-cell office:value-type="float" office:value="6664.85498">
            <text:p>6664.85498</text:p>
          </table:table-cell>
        </table:table-row>
        <table:table-row table:style-name="ro1">
          <table:table-cell table:formula="of:=[.A317]+1" office:value-type="float" office:value="317">
            <text:p>317</text:p>
          </table:table-cell>
          <table:table-cell office:value-type="float" office:value="3235059">
            <text:p>3235059</text:p>
          </table:table-cell>
          <table:table-cell office:value-type="float" office:value="36">
            <text:p>36</text:p>
          </table:table-cell>
          <table:table-cell office:value-type="float" office:value="39073">
            <text:p>39073</text:p>
          </table:table-cell>
          <table:table-cell table:formula="of:=[.D318]-[.$D$2]" office:value-type="float" office:value="15085">
            <text:p>15085</text:p>
          </table:table-cell>
          <table:table-cell office:value-type="float" office:value="108437.195313">
            <text:p>108437.195313</text:p>
          </table:table-cell>
          <table:table-cell office:value-type="float" office:value="-0.007606">
            <text:p>-0.007606</text:p>
          </table:table-cell>
          <table:table-cell office:value-type="float" office:value="-0.080205">
            <text:p>-0.080205</text:p>
          </table:table-cell>
          <table:table-cell office:value-type="float" office:value="954.549988">
            <text:p>954.549988</text:p>
          </table:table-cell>
          <table:table-cell office:value-type="float" office:value="0.015">
            <text:p>0.015</text:p>
          </table:table-cell>
          <table:table-cell office:value-type="float" office:value="0.782904">
            <text:p>0.782904</text:p>
          </table:table-cell>
          <table:table-cell table:formula="of:=([.K318]+0.02)/60" office:value-type="float" office:value="0.0133817333333333">
            <text:p>0.0133817333</text:p>
          </table:table-cell>
          <table:table-cell office:value-type="float" office:value="5119.359863">
            <text:p>5119.359863</text:p>
          </table:table-cell>
          <table:table-cell office:value-type="float" office:value="-0.007606">
            <text:p>-0.007606</text:p>
          </table:table-cell>
          <table:table-cell office:value-type="float" office:value="-0.080205">
            <text:p>-0.080205</text:p>
          </table:table-cell>
          <table:table-cell table:formula="of:=([.O318]-0.02)/5" office:value-type="float" office:value="-0.020041">
            <text:p>-0.020041</text:p>
          </table:table-cell>
          <table:table-cell office:value-type="float" office:value="954.549988">
            <text:p>954.549988</text:p>
          </table:table-cell>
          <table:table-cell office:value-type="float" office:value="237">
            <text:p>237</text:p>
          </table:table-cell>
          <table:table-cell office:value-type="float" office:value="35">
            <text:p>35</text:p>
          </table:table-cell>
          <table:table-cell office:value-type="float" office:value="3255760">
            <text:p>3255760</text:p>
          </table:table-cell>
          <table:table-cell office:value-type="float" office:value="49539">
            <text:p>49539</text:p>
          </table:table-cell>
          <table:table-cell office:value-type="float" office:value="3255899.25">
            <text:p>3255899.25</text:p>
          </table:table-cell>
          <table:table-cell office:value-type="float" office:value="-0.028361">
            <text:p>-0.028361</text:p>
          </table:table-cell>
          <table:table-cell office:value-type="float" office:value="1.282351">
            <text:p>1.282351</text:p>
          </table:table-cell>
          <table:table-cell office:value-type="float" office:value="4621.538086">
            <text:p>4621.538086</text:p>
          </table:table-cell>
        </table:table-row>
        <table:table-row table:style-name="ro1">
          <table:table-cell table:formula="of:=[.A318]+1" office:value-type="float" office:value="318">
            <text:p>318</text:p>
          </table:table-cell>
          <table:table-cell office:value-type="float" office:value="3236059">
            <text:p>3236059</text:p>
          </table:table-cell>
          <table:table-cell office:value-type="float" office:value="10">
            <text:p>10</text:p>
          </table:table-cell>
          <table:table-cell office:value-type="float" office:value="39136">
            <text:p>39136</text:p>
          </table:table-cell>
          <table:table-cell table:formula="of:=[.D319]-[.$D$2]" office:value-type="float" office:value="15148">
            <text:p>15148</text:p>
          </table:table-cell>
          <table:table-cell office:value-type="float" office:value="391256.40625">
            <text:p>391256.40625</text:p>
          </table:table-cell>
          <table:table-cell office:value-type="float" office:value="0">
            <text:p>0</text:p>
          </table:table-cell>
          <table:table-cell office:value-type="float" office:value="0.027712">
            <text:p>0.027712</text:p>
          </table:table-cell>
          <table:table-cell office:value-type="string">
            <text:p>Infinity</text:p>
          </table:table-cell>
          <table:table-cell office:value-type="float" office:value="-0.026">
            <text:p>-0.026</text:p>
          </table:table-cell>
          <table:table-cell office:value-type="float" office:value="0.062249">
            <text:p>0.062249</text:p>
          </table:table-cell>
          <table:table-cell table:formula="of:=([.K319]+0.02)/60" office:value-type="float" office:value="0.00137081666666667">
            <text:p>0.0013708167</text:p>
          </table:table-cell>
          <table:table-cell office:value-type="float" office:value="339.420166">
            <text:p>339.420166</text:p>
          </table:table-cell>
          <table:table-cell office:value-type="float" office:value="0">
            <text:p>0</text:p>
          </table:table-cell>
          <table:table-cell office:value-type="float" office:value="0.027712">
            <text:p>0.027712</text:p>
          </table:table-cell>
          <table:table-cell table:formula="of:=([.O319]-0.02)/5" office:value-type="float" office:value="0.0015424">
            <text:p>0.0015424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3266893">
            <text:p>3266893</text:p>
          </table:table-cell>
          <table:table-cell office:value-type="float" office:value="87058">
            <text:p>87058</text:p>
          </table:table-cell>
          <table:table-cell office:value-type="float" office:value="3267805">
            <text:p>3267805</text:p>
          </table:table-cell>
          <table:table-cell office:value-type="float" office:value="-0.028361">
            <text:p>-0.028361</text:p>
          </table:table-cell>
          <table:table-cell office:value-type="float" office:value="1.310063">
            <text:p>1.310063</text:p>
          </table:table-cell>
          <table:table-cell office:value-type="float" office:value="4719.25">
            <text:p>4719.25</text:p>
          </table:table-cell>
        </table:table-row>
        <table:table-row table:style-name="ro1">
          <table:table-cell table:formula="of:=[.A319]+1" office:value-type="float" office:value="319">
            <text:p>319</text:p>
          </table:table-cell>
          <table:table-cell office:value-type="float" office:value="3237059">
            <text:p>3237059</text:p>
          </table:table-cell>
          <table:table-cell office:value-type="float" office:value="0">
            <text:p>0</text:p>
          </table:table-cell>
          <table:table-cell office:value-type="float" office:value="39215">
            <text:p>39215</text:p>
          </table:table-cell>
          <table:table-cell table:formula="of:=[.D320]-[.$D$2]" office:value-type="float" office:value="15227">
            <text:p>152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-0.01">
            <text:p>-0.01</text:p>
          </table:table-cell>
          <table:table-cell office:value-type="float" office:value="0.079009">
            <text:p>0.079009</text:p>
          </table:table-cell>
          <table:table-cell table:formula="of:=([.K320]+0.02)/60" office:value-type="float" office:value="0.00165015">
            <text:p>0.00165015</text:p>
          </table:table-cell>
          <table:table-cell office:value-type="float" office:value="890.086548">
            <text:p>890.086548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O320]-0.02)/5" office:value-type="float" office:value="0.000689799999999999">
            <text:p>0.0006898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3277002">
            <text:p>3277002</text:p>
          </table:table-cell>
          <table:table-cell office:value-type="float" office:value="124947">
            <text:p>124947</text:p>
          </table:table-cell>
          <table:table-cell office:value-type="float" office:value="3279135">
            <text:p>3279135</text:p>
          </table:table-cell>
          <table:table-cell office:value-type="float" office:value="-0.028361">
            <text:p>-0.028361</text:p>
          </table:table-cell>
          <table:table-cell office:value-type="float" office:value="1.333512">
            <text:p>1.333512</text:p>
          </table:table-cell>
          <table:table-cell office:value-type="float" office:value="4801.929688">
            <text:p>4801.929688</text:p>
          </table:table-cell>
        </table:table-row>
        <table:table-row table:style-name="ro1">
          <table:table-cell table:formula="of:=[.A320]+1" office:value-type="float" office:value="320">
            <text:p>320</text:p>
          </table:table-cell>
          <table:table-cell office:value-type="float" office:value="3238059">
            <text:p>3238059</text:p>
          </table:table-cell>
          <table:table-cell office:value-type="float" office:value="0">
            <text:p>0</text:p>
          </table:table-cell>
          <table:table-cell office:value-type="float" office:value="39198">
            <text:p>39198</text:p>
          </table:table-cell>
          <table:table-cell table:formula="of:=[.D321]-[.$D$2]" office:value-type="float" office:value="15210">
            <text:p>15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([.K321]+0.02)/60" office:value-type="float" office:value="0.0000540166666666667">
            <text:p>5.40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321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3286216">
            <text:p>3286216</text:p>
          </table:table-cell>
          <table:table-cell office:value-type="float" office:value="163047">
            <text:p>163047</text:p>
          </table:table-cell>
          <table:table-cell office:value-type="float" office:value="3290009.75">
            <text:p>3290009.75</text:p>
          </table:table-cell>
          <table:table-cell office:value-type="float" office:value="-0.028361">
            <text:p>-0.028361</text:p>
          </table:table-cell>
          <table:table-cell office:value-type="float" office:value="1.355628">
            <text:p>1.355628</text:p>
          </table:table-cell>
          <table:table-cell office:value-type="float" office:value="4879.911621">
            <text:p>4879.911621</text:p>
          </table:table-cell>
        </table:table-row>
        <table:table-row table:style-name="ro1">
          <table:table-cell table:formula="of:=[.A321]+1" office:value-type="float" office:value="321">
            <text:p>321</text:p>
          </table:table-cell>
          <table:table-cell office:value-type="float" office:value="3239059">
            <text:p>3239059</text:p>
          </table:table-cell>
          <table:table-cell office:value-type="float" office:value="0">
            <text:p>0</text:p>
          </table:table-cell>
          <table:table-cell office:value-type="float" office:value="39284">
            <text:p>39284</text:p>
          </table:table-cell>
          <table:table-cell table:formula="of:=[.D322]-[.$D$2]" office:value-type="float" office:value="15296">
            <text:p>152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6191">
            <text:p>0.086191</text:p>
          </table:table-cell>
          <table:table-cell table:formula="of:=([.K322]+0.02)/60" office:value-type="float" office:value="0.00176985">
            <text:p>0.00176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322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3294604">
            <text:p>3294604</text:p>
          </table:table-cell>
          <table:table-cell office:value-type="float" office:value="201425">
            <text:p>201425</text:p>
          </table:table-cell>
          <table:table-cell office:value-type="float" office:value="3300507">
            <text:p>3300507</text:p>
          </table:table-cell>
          <table:table-cell office:value-type="float" office:value="-0.028361">
            <text:p>-0.028361</text:p>
          </table:table-cell>
          <table:table-cell office:value-type="float" office:value="1.377611">
            <text:p>1.377611</text:p>
          </table:table-cell>
          <table:table-cell office:value-type="float" office:value="4957.423828">
            <text:p>4957.423828</text:p>
          </table:table-cell>
        </table:table-row>
        <table:table-row table:style-name="ro1">
          <table:table-cell table:formula="of:=[.A322]+1" office:value-type="float" office:value="322">
            <text:p>322</text:p>
          </table:table-cell>
          <table:table-cell office:value-type="float" office:value="3240059">
            <text:p>3240059</text:p>
          </table:table-cell>
          <table:table-cell office:value-type="float" office:value="4">
            <text:p>4</text:p>
          </table:table-cell>
          <table:table-cell office:value-type="float" office:value="39076">
            <text:p>39076</text:p>
          </table:table-cell>
          <table:table-cell table:formula="of:=[.D323]-[.$D$2]" office:value-type="float" office:value="15088">
            <text:p>15088</text:p>
          </table:table-cell>
          <table:table-cell office:value-type="float" office:value="976794.75">
            <text:p>976794.75</text:p>
          </table:table-cell>
          <table:table-cell office:value-type="float" office:value="0.02">
            <text:p>0.02</text:p>
          </table:table-cell>
          <table:table-cell office:value-type="float" office:value="-0.128435">
            <text:p>-0.128435</text:p>
          </table:table-cell>
          <table:table-cell office:value-type="float" office:value="742.174561">
            <text:p>742.174561</text:p>
          </table:table-cell>
          <table:table-cell office:value-type="float" office:value="0.004">
            <text:p>0.004</text:p>
          </table:table-cell>
          <table:table-cell office:value-type="float" office:value="-0.208296">
            <text:p>-0.208296</text:p>
          </table:table-cell>
          <table:table-cell table:formula="of:=([.K323]+0.02)/60" office:value-type="float" office:value="-0.00313826666666667">
            <text:p>-0.0031382667</text:p>
          </table:table-cell>
          <table:table-cell office:value-type="float" office:value="5307.388184">
            <text:p>5307.388184</text:p>
          </table:table-cell>
          <table:table-cell office:value-type="float" office:value="0.02">
            <text:p>0.02</text:p>
          </table:table-cell>
          <table:table-cell office:value-type="float" office:value="-0.128435">
            <text:p>-0.128435</text:p>
          </table:table-cell>
          <table:table-cell table:formula="of:=([.O323]-0.02)/5" office:value-type="float" office:value="-0.029687">
            <text:p>-0.029687</text:p>
          </table:table-cell>
          <table:table-cell office:value-type="float" office:value="742.174561">
            <text:p>742.174561</text:p>
          </table:table-cell>
          <table:table-cell office:value-type="float" office:value="251">
            <text:p>251</text:p>
          </table:table-cell>
          <table:table-cell office:value-type="float" office:value="35">
            <text:p>35</text:p>
          </table:table-cell>
          <table:table-cell office:value-type="float" office:value="3302106">
            <text:p>3302106</text:p>
          </table:table-cell>
          <table:table-cell office:value-type="float" office:value="239774">
            <text:p>239774</text:p>
          </table:table-cell>
          <table:table-cell office:value-type="float" office:value="3310546.75">
            <text:p>3310546.75</text:p>
          </table:table-cell>
          <table:table-cell office:value-type="float" office:value="-0.008361">
            <text:p>-0.008361</text:p>
          </table:table-cell>
          <table:table-cell office:value-type="float" office:value="1.249177">
            <text:p>1.249177</text:p>
          </table:table-cell>
          <table:table-cell office:value-type="float" office:value="15040.608398">
            <text:p>15040.608398</text:p>
          </table:table-cell>
        </table:table-row>
        <table:table-row table:style-name="ro1">
          <table:table-cell table:formula="of:=[.A323]+1" office:value-type="float" office:value="323">
            <text:p>323</text:p>
          </table:table-cell>
          <table:table-cell office:value-type="float" office:value="3241059">
            <text:p>3241059</text:p>
          </table:table-cell>
          <table:table-cell office:value-type="float" office:value="-14">
            <text:p>-14</text:p>
          </table:table-cell>
          <table:table-cell office:value-type="float" office:value="39538">
            <text:p>39538</text:p>
          </table:table-cell>
          <table:table-cell table:formula="of:=[.D324]-[.$D$2]" office:value-type="float" office:value="15550">
            <text:p>15550</text:p>
          </table:table-cell>
          <table:table-cell office:value-type="float" office:value="282513.34375">
            <text:p>282513.34375</text:p>
          </table:table-cell>
          <table:table-cell office:value-type="float" office:value="-0.07">
            <text:p>-0.07</text:p>
          </table:table-cell>
          <table:table-cell office:value-type="float" office:value="-0.369717">
            <text:p>-0.369717</text:p>
          </table:table-cell>
          <table:table-cell office:value-type="float" office:value="428.166718">
            <text:p>428.166718</text:p>
          </table:table-cell>
          <table:table-cell office:value-type="float" office:value="-0.018">
            <text:p>-0.018</text:p>
          </table:table-cell>
          <table:table-cell office:value-type="float" office:value="0.462081">
            <text:p>0.462081</text:p>
          </table:table-cell>
          <table:table-cell table:formula="of:=([.K324]+0.02)/60" office:value-type="float" office:value="0.00803468333333333">
            <text:p>0.0080346833</text:p>
          </table:table-cell>
          <table:table-cell office:value-type="float" office:value="2667.116211">
            <text:p>2667.116211</text:p>
          </table:table-cell>
          <table:table-cell office:value-type="float" office:value="-0.07">
            <text:p>-0.07</text:p>
          </table:table-cell>
          <table:table-cell office:value-type="float" office:value="-0.369717">
            <text:p>-0.369717</text:p>
          </table:table-cell>
          <table:table-cell table:formula="of:=([.O324]-0.02)/5" office:value-type="float" office:value="-0.0779434">
            <text:p>-0.0779434</text:p>
          </table:table-cell>
          <table:table-cell office:value-type="float" office:value="428.166718">
            <text:p>428.166718</text:p>
          </table:table-cell>
          <table:table-cell office:value-type="float" office:value="237">
            <text:p>237</text:p>
          </table:table-cell>
          <table:table-cell office:value-type="float" office:value="35">
            <text:p>35</text:p>
          </table:table-cell>
          <table:table-cell office:value-type="float" office:value="3314604">
            <text:p>3314604</text:p>
          </table:table-cell>
          <table:table-cell office:value-type="float" office:value="277285">
            <text:p>277285</text:p>
          </table:table-cell>
          <table:table-cell office:value-type="float" office:value="3325943">
            <text:p>3325943</text:p>
          </table:table-cell>
          <table:table-cell office:value-type="float" office:value="-0.078361">
            <text:p>-0.078361</text:p>
          </table:table-cell>
          <table:table-cell office:value-type="float" office:value="0.87946">
            <text:p>0.87946</text:p>
          </table:table-cell>
          <table:table-cell office:value-type="float" office:value="1222.319092">
            <text:p>1222.319092</text:p>
          </table:table-cell>
        </table:table-row>
        <table:table-row table:style-name="ro1">
          <table:table-cell table:formula="of:=[.A324]+1" office:value-type="float" office:value="324">
            <text:p>324</text:p>
          </table:table-cell>
          <table:table-cell office:value-type="float" office:value="3242059">
            <text:p>3242059</text:p>
          </table:table-cell>
          <table:table-cell office:value-type="float" office:value="-22">
            <text:p>-22</text:p>
          </table:table-cell>
          <table:table-cell office:value-type="float" office:value="40175">
            <text:p>40175</text:p>
          </table:table-cell>
          <table:table-cell table:formula="of:=[.D325]-[.$D$2]" office:value-type="float" office:value="16187">
            <text:p>16187</text:p>
          </table:table-cell>
          <table:table-cell office:value-type="float" office:value="182712.390625">
            <text:p>182712.390625</text:p>
          </table:table-cell>
          <table:table-cell office:value-type="float" office:value="-0.105">
            <text:p>-0.105</text:p>
          </table:table-cell>
          <table:table-cell office:value-type="float" office:value="-0.288712">
            <text:p>-0.288712</text:p>
          </table:table-cell>
          <table:table-cell office:value-type="float" office:value="174.963882">
            <text:p>174.963882</text:p>
          </table:table-cell>
          <table:table-cell office:value-type="float" office:value="-0.008">
            <text:p>-0.008</text:p>
          </table:table-cell>
          <table:table-cell office:value-type="float" office:value="0.636858">
            <text:p>0.636858</text:p>
          </table:table-cell>
          <table:table-cell table:formula="of:=([.K325]+0.02)/60" office:value-type="float" office:value="0.0109476333333333">
            <text:p>0.0109476333</text:p>
          </table:table-cell>
          <table:table-cell office:value-type="float" office:value="8060.720703">
            <text:p>8060.720703</text:p>
          </table:table-cell>
          <table:table-cell office:value-type="float" office:value="-0.105">
            <text:p>-0.105</text:p>
          </table:table-cell>
          <table:table-cell office:value-type="float" office:value="-0.288712">
            <text:p>-0.288712</text:p>
          </table:table-cell>
          <table:table-cell table:formula="of:=([.O325]-0.02)/5" office:value-type="float" office:value="-0.0617424">
            <text:p>-0.0617424</text:p>
          </table:table-cell>
          <table:table-cell office:value-type="float" office:value="174.963882">
            <text:p>174.963882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3340218">
            <text:p>3340218</text:p>
          </table:table-cell>
          <table:table-cell office:value-type="float" office:value="308235">
            <text:p>308235</text:p>
          </table:table-cell>
          <table:table-cell office:value-type="float" office:value="3354192.25">
            <text:p>3354192.25</text:p>
          </table:table-cell>
          <table:table-cell office:value-type="float" office:value="-0.183361">
            <text:p>-0.183361</text:p>
          </table:table-cell>
          <table:table-cell office:value-type="float" office:value="0.590748">
            <text:p>0.590748</text:p>
          </table:table-cell>
          <table:table-cell office:value-type="float" office:value="422.17749">
            <text:p>422.17749</text:p>
          </table:table-cell>
        </table:table-row>
        <table:table-row table:style-name="ro1">
          <table:table-cell table:formula="of:=[.A325]+1" office:value-type="float" office:value="325">
            <text:p>325</text:p>
          </table:table-cell>
          <table:table-cell office:value-type="float" office:value="3243059">
            <text:p>3243059</text:p>
          </table:table-cell>
          <table:table-cell office:value-type="float" office:value="-34">
            <text:p>-34</text:p>
          </table:table-cell>
          <table:table-cell office:value-type="float" office:value="40330">
            <text:p>40330</text:p>
          </table:table-cell>
          <table:table-cell table:formula="of:=[.D326]-[.$D$2]" office:value-type="float" office:value="16342">
            <text:p>16342</text:p>
          </table:table-cell>
          <table:table-cell office:value-type="float" office:value="118718.679688">
            <text:p>118718.679688</text:p>
          </table:table-cell>
          <table:table-cell office:value-type="float" office:value="-0.035">
            <text:p>-0.035</text:p>
          </table:table-cell>
          <table:table-cell office:value-type="float" office:value="0.004796">
            <text:p>0.004796</text:p>
          </table:table-cell>
          <table:table-cell office:value-type="float" office:value="113.703789">
            <text:p>113.703789</text:p>
          </table:table-cell>
          <table:table-cell office:value-type="float" office:value="-0.012">
            <text:p>-0.012</text:p>
          </table:table-cell>
          <table:table-cell office:value-type="float" office:value="0.155623">
            <text:p>0.155623</text:p>
          </table:table-cell>
          <table:table-cell table:formula="of:=([.K326]+0.02)/60" office:value-type="float" office:value="0.00292705">
            <text:p>0.00292705</text:p>
          </table:table-cell>
          <table:table-cell office:value-type="float" office:value="1396.859009">
            <text:p>1396.859009</text:p>
          </table:table-cell>
          <table:table-cell office:value-type="float" office:value="-0.035">
            <text:p>-0.035</text:p>
          </table:table-cell>
          <table:table-cell office:value-type="float" office:value="0.004796">
            <text:p>0.004796</text:p>
          </table:table-cell>
          <table:table-cell table:formula="of:=([.O326]-0.02)/5" office:value-type="float" office:value="-0.0030408">
            <text:p>-0.0030408</text:p>
          </table:table-cell>
          <table:table-cell office:value-type="float" office:value="113.703789">
            <text:p>113.703789</text:p>
          </table:table-cell>
          <table:table-cell office:value-type="float" office:value="182">
            <text:p>182</text:p>
          </table:table-cell>
          <table:table-cell office:value-type="float" office:value="43">
            <text:p>43</text:p>
          </table:table-cell>
          <table:table-cell office:value-type="float" office:value="3373713">
            <text:p>3373713</text:p>
          </table:table-cell>
          <table:table-cell office:value-type="float" office:value="330698">
            <text:p>330698</text:p>
          </table:table-cell>
          <table:table-cell office:value-type="float" office:value="3389696.75">
            <text:p>3389696.75</text:p>
          </table:table-cell>
          <table:table-cell office:value-type="float" office:value="-0.218361">
            <text:p>-0.218361</text:p>
          </table:table-cell>
          <table:table-cell office:value-type="float" office:value="0.595544">
            <text:p>0.595544</text:p>
          </table:table-cell>
          <table:table-cell office:value-type="float" office:value="372.733795">
            <text:p>372.733795</text:p>
          </table:table-cell>
        </table:table-row>
        <table:table-row table:style-name="ro1">
          <table:table-cell table:formula="of:=[.A326]+1" office:value-type="float" office:value="326">
            <text:p>326</text:p>
          </table:table-cell>
          <table:table-cell office:value-type="float" office:value="3244059">
            <text:p>3244059</text:p>
          </table:table-cell>
          <table:table-cell office:value-type="float" office:value="-40">
            <text:p>-40</text:p>
          </table:table-cell>
          <table:table-cell office:value-type="float" office:value="40333">
            <text:p>40333</text:p>
          </table:table-cell>
          <table:table-cell table:formula="of:=[.D327]-[.$D$2]" office:value-type="float" office:value="16345">
            <text:p>16345</text:p>
          </table:table-cell>
          <table:table-cell office:value-type="float" office:value="100931.875">
            <text:p>100931.875</text:p>
          </table:table-cell>
          <table:table-cell office:value-type="float" office:value="0.025">
            <text:p>0.025</text:p>
          </table:table-cell>
          <table:table-cell office:value-type="float" office:value="0.140426">
            <text:p>0.140426</text:p>
          </table:table-cell>
          <table:table-cell office:value-type="float" office:value="461.702911">
            <text:p>461.702911</text:p>
          </table:table-cell>
          <table:table-cell office:value-type="float" office:value="-0.006">
            <text:p>-0.006</text:p>
          </table:table-cell>
          <table:table-cell office:value-type="float" office:value="0.002394">
            <text:p>0.002394</text:p>
          </table:table-cell>
          <table:table-cell table:formula="of:=([.K327]+0.02)/60" office:value-type="float" office:value="0.000373233333333333">
            <text:p>0.0003732333</text:p>
          </table:table-cell>
          <table:table-cell office:value-type="float" office:value="139.903336">
            <text:p>139.903336</text:p>
          </table:table-cell>
          <table:table-cell office:value-type="float" office:value="0.025">
            <text:p>0.025</text:p>
          </table:table-cell>
          <table:table-cell office:value-type="float" office:value="0.140426">
            <text:p>0.140426</text:p>
          </table:table-cell>
          <table:table-cell table:formula="of:=([.O327]-0.02)/5" office:value-type="float" office:value="0.0240852">
            <text:p>0.0240852</text:p>
          </table:table-cell>
          <table:table-cell office:value-type="float" office:value="461.702911">
            <text:p>461.702911</text:p>
          </table:table-cell>
          <table:table-cell office:value-type="float" office:value="143">
            <text:p>143</text:p>
          </table:table-cell>
          <table:table-cell office:value-type="float" office:value="52">
            <text:p>52</text:p>
          </table:table-cell>
          <table:table-cell office:value-type="float" office:value="3407102">
            <text:p>3407102</text:p>
          </table:table-cell>
          <table:table-cell office:value-type="float" office:value="353323">
            <text:p>353323</text:p>
          </table:table-cell>
          <table:table-cell office:value-type="float" office:value="3425225.5">
            <text:p>3425225.5</text:p>
          </table:table-cell>
          <table:table-cell office:value-type="float" office:value="-0.193361">
            <text:p>-0.193361</text:p>
          </table:table-cell>
          <table:table-cell office:value-type="float" office:value="0.73597">
            <text:p>0.73597</text:p>
          </table:table-cell>
          <table:table-cell office:value-type="float" office:value="480.619659">
            <text:p>480.619659</text:p>
          </table:table-cell>
        </table:table-row>
        <table:table-row table:style-name="ro1">
          <table:table-cell table:formula="of:=[.A327]+1" office:value-type="float" office:value="327">
            <text:p>327</text:p>
          </table:table-cell>
          <table:table-cell office:value-type="float" office:value="3245059">
            <text:p>3245059</text:p>
          </table:table-cell>
          <table:table-cell office:value-type="float" office:value="-8">
            <text:p>-8</text:p>
          </table:table-cell>
          <table:table-cell office:value-type="float" office:value="40242">
            <text:p>40242</text:p>
          </table:table-cell>
          <table:table-cell table:formula="of:=[.D328]-[.$D$2]" office:value-type="float" office:value="16254">
            <text:p>16254</text:p>
          </table:table-cell>
          <table:table-cell office:value-type="float" office:value="503122.125">
            <text:p>503122.125</text:p>
          </table:table-cell>
          <table:table-cell office:value-type="float" office:value="0.002353">
            <text:p>0.002353</text:p>
          </table:table-cell>
          <table:table-cell office:value-type="float" office:value="0.012524">
            <text:p>0.012524</text:p>
          </table:table-cell>
          <table:table-cell office:value-type="float" office:value="432.25885">
            <text:p>432.25885</text:p>
          </table:table-cell>
          <table:table-cell office:value-type="float" office:value="0.032">
            <text:p>0.032</text:p>
          </table:table-cell>
          <table:table-cell office:value-type="float" office:value="-0.09098">
            <text:p>-0.09098</text:p>
          </table:table-cell>
          <table:table-cell table:formula="of:=([.K328]+0.02)/60" office:value-type="float" office:value="-0.001183">
            <text:p>-0.001183</text:p>
          </table:table-cell>
          <table:table-cell office:value-type="float" office:value="384.311493">
            <text:p>384.311493</text:p>
          </table:table-cell>
          <table:table-cell office:value-type="float" office:value="0.002353">
            <text:p>0.002353</text:p>
          </table:table-cell>
          <table:table-cell office:value-type="float" office:value="0.012524">
            <text:p>0.012524</text:p>
          </table:table-cell>
          <table:table-cell table:formula="of:=([.O328]-0.02)/5" office:value-type="float" office:value="-0.0014952">
            <text:p>-0.0014952</text:p>
          </table:table-cell>
          <table:table-cell office:value-type="float" office:value="432.25885">
            <text:p>432.25885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436928">
            <text:p>3436928</text:p>
          </table:table-cell>
          <table:table-cell office:value-type="float" office:value="380338">
            <text:p>380338</text:p>
          </table:table-cell>
          <table:table-cell office:value-type="float" office:value="3457768.25">
            <text:p>3457768.25</text:p>
          </table:table-cell>
          <table:table-cell office:value-type="float" office:value="-0.191008">
            <text:p>-0.191008</text:p>
          </table:table-cell>
          <table:table-cell office:value-type="float" office:value="0.748493">
            <text:p>0.748493</text:p>
          </table:table-cell>
          <table:table-cell office:value-type="float" office:value="491.865021">
            <text:p>491.865021</text:p>
          </table:table-cell>
        </table:table-row>
        <table:table-row table:style-name="ro1">
          <table:table-cell table:formula="of:=[.A328]+1" office:value-type="float" office:value="328">
            <text:p>328</text:p>
          </table:table-cell>
          <table:table-cell office:value-type="float" office:value="3246059">
            <text:p>3246059</text:p>
          </table:table-cell>
          <table:table-cell office:value-type="float" office:value="0">
            <text:p>0</text:p>
          </table:table-cell>
          <table:table-cell office:value-type="float" office:value="40309">
            <text:p>40309</text:p>
          </table:table-cell>
          <table:table-cell table:formula="of:=[.D329]-[.$D$2]" office:value-type="float" office:value="16321">
            <text:p>163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 office:value-type="float" office:value="100">
            <text:p>100</text:p>
          </table:table-cell>
          <table:table-cell office:value-type="float" office:value="0.008">
            <text:p>0.008</text:p>
          </table:table-cell>
          <table:table-cell office:value-type="float" office:value="0.067038">
            <text:p>0.067038</text:p>
          </table:table-cell>
          <table:table-cell table:formula="of:=([.K329]+0.02)/60" office:value-type="float" office:value="0.00145063333333333">
            <text:p>0.0014506333</text:p>
          </table:table-cell>
          <table:table-cell office:value-type="float" office:value="737.970642">
            <text:p>737.970642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 table:formula="of:=([.O329]-0.02)/5" office:value-type="float" office:value="0.0007964">
            <text:p>0.00079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466463">
            <text:p>3466463</text:p>
          </table:table-cell>
          <table:table-cell office:value-type="float" office:value="407770">
            <text:p>407770</text:p>
          </table:table-cell>
          <table:table-cell office:value-type="float" office:value="3490224">
            <text:p>3490224</text:p>
          </table:table-cell>
          <table:table-cell office:value-type="float" office:value="-0.191008">
            <text:p>-0.191008</text:p>
          </table:table-cell>
          <table:table-cell office:value-type="float" office:value="0.772475">
            <text:p>0.772475</text:p>
          </table:table-cell>
          <table:table-cell office:value-type="float" office:value="504.420288">
            <text:p>504.420288</text:p>
          </table:table-cell>
        </table:table-row>
        <table:table-row table:style-name="ro1">
          <table:table-cell table:formula="of:=[.A329]+1" office:value-type="float" office:value="329">
            <text:p>329</text:p>
          </table:table-cell>
          <table:table-cell office:value-type="float" office:value="3247059">
            <text:p>3247059</text:p>
          </table:table-cell>
          <table:table-cell office:value-type="float" office:value="1">
            <text:p>1</text:p>
          </table:table-cell>
          <table:table-cell office:value-type="float" office:value="40194">
            <text:p>40194</text:p>
          </table:table-cell>
          <table:table-cell table:formula="of:=[.D330]-[.$D$2]" office:value-type="float" office:value="16206">
            <text:p>16206</text:p>
          </table:table-cell>
          <table:table-cell office:value-type="float" office:value="4019288.75">
            <text:p>4019288.75</text:p>
          </table:table-cell>
          <table:table-cell office:value-type="float" office:value="0.005">
            <text:p>0.005</text:p>
          </table:table-cell>
          <table:table-cell office:value-type="float" office:value="0.032775">
            <text:p>0.032775</text:p>
          </table:table-cell>
          <table:table-cell office:value-type="float" office:value="555.497742">
            <text:p>555.497742</text:p>
          </table:table-cell>
          <table:table-cell office:value-type="float" office:value="0.001">
            <text:p>0.001</text:p>
          </table:table-cell>
          <table:table-cell office:value-type="float" office:value="-0.114922">
            <text:p>-0.114922</text:p>
          </table:table-cell>
          <table:table-cell table:formula="of:=([.K330]+0.02)/60" office:value-type="float" office:value="-0.00158203333333333">
            <text:p>-0.0015820333</text:p>
          </table:table-cell>
          <table:table-cell office:value-type="float" office:value="11592.167969">
            <text:p>11592.167969</text:p>
          </table:table-cell>
          <table:table-cell office:value-type="float" office:value="0.005">
            <text:p>0.005</text:p>
          </table:table-cell>
          <table:table-cell office:value-type="float" office:value="0.032775">
            <text:p>0.032775</text:p>
          </table:table-cell>
          <table:table-cell table:formula="of:=([.O330]-0.02)/5" office:value-type="float" office:value="0.002555">
            <text:p>0.002555</text:p>
          </table:table-cell>
          <table:table-cell office:value-type="float" office:value="555.497742">
            <text:p>555.497742</text:p>
          </table:table-cell>
          <table:table-cell office:value-type="float" office:value="136">
            <text:p>136</text:p>
          </table:table-cell>
          <table:table-cell office:value-type="float" office:value="54">
            <text:p>54</text:p>
          </table:table-cell>
          <table:table-cell office:value-type="float" office:value="3495249">
            <text:p>3495249</text:p>
          </table:table-cell>
          <table:table-cell office:value-type="float" office:value="435822">
            <text:p>435822</text:p>
          </table:table-cell>
          <table:table-cell office:value-type="float" office:value="3522174">
            <text:p>3522174</text:p>
          </table:table-cell>
          <table:table-cell office:value-type="float" office:value="-0.186008">
            <text:p>-0.186008</text:p>
          </table:table-cell>
          <table:table-cell office:value-type="float" office:value="0.80525">
            <text:p>0.80525</text:p>
          </table:table-cell>
          <table:table-cell office:value-type="float" office:value="532.911499">
            <text:p>532.911499</text:p>
          </table:table-cell>
        </table:table-row>
        <table:table-row table:style-name="ro1">
          <table:table-cell table:formula="of:=[.A330]+1" office:value-type="float" office:value="330">
            <text:p>330</text:p>
          </table:table-cell>
          <table:table-cell office:value-type="float" office:value="3248059">
            <text:p>3248059</text:p>
          </table:table-cell>
          <table:table-cell office:value-type="float" office:value="-1">
            <text:p>-1</text:p>
          </table:table-cell>
          <table:table-cell office:value-type="float" office:value="40144">
            <text:p>40144</text:p>
          </table:table-cell>
          <table:table-cell table:formula="of:=[.D331]-[.$D$2]" office:value-type="float" office:value="16156">
            <text:p>16156</text:p>
          </table:table-cell>
          <table:table-cell office:value-type="float" office:value="4014461">
            <text:p>4014461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office:value-type="string">
            <text:p>Infinity</text:p>
          </table:table-cell>
          <table:table-cell office:value-type="float" office:value="-0.002">
            <text:p>-0.002</text:p>
          </table:table-cell>
          <table:table-cell office:value-type="float" office:value="-0.050278">
            <text:p>-0.050278</text:p>
          </table:table-cell>
          <table:table-cell table:formula="of:=([.K331]+0.02)/60" office:value-type="float" office:value="-0.000504633333333333">
            <text:p>-0.0005046333</text:p>
          </table:table-cell>
          <table:table-cell office:value-type="float" office:value="2413.910645">
            <text:p>2413.910645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table:formula="of:=([.O331]-0.02)/5" office:value-type="float" office:value="-0.0000298">
            <text:p>-0.00002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23066">
            <text:p>3523066</text:p>
          </table:table-cell>
          <table:table-cell office:value-type="float" office:value="464766">
            <text:p>464766</text:p>
          </table:table-cell>
          <table:table-cell office:value-type="float" office:value="3553449">
            <text:p>3553449</text:p>
          </table:table-cell>
          <table:table-cell office:value-type="float" office:value="-0.186008">
            <text:p>-0.186008</text:p>
          </table:table-cell>
          <table:table-cell office:value-type="float" office:value="0.825101">
            <text:p>0.825101</text:p>
          </table:table-cell>
          <table:table-cell office:value-type="float" office:value="543.583801">
            <text:p>543.583801</text:p>
          </table:table-cell>
        </table:table-row>
        <table:table-row table:style-name="ro1">
          <table:table-cell table:formula="of:=[.A331]+1" office:value-type="float" office:value="331">
            <text:p>331</text:p>
          </table:table-cell>
          <table:table-cell office:value-type="float" office:value="3249059">
            <text:p>3249059</text:p>
          </table:table-cell>
          <table:table-cell office:value-type="float" office:value="0">
            <text:p>0</text:p>
          </table:table-cell>
          <table:table-cell office:value-type="float" office:value="40141">
            <text:p>40141</text:p>
          </table:table-cell>
          <table:table-cell table:formula="of:=[.D332]-[.$D$2]" office:value-type="float" office:value="16153">
            <text:p>161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-0.002394">
            <text:p>-0.002394</text:p>
          </table:table-cell>
          <table:table-cell table:formula="of:=([.K332]+0.02)/60" office:value-type="float" office:value="0.000293433333333333">
            <text:p>0.0002934333</text:p>
          </table:table-cell>
          <table:table-cell office:value-type="float" office:value="339.419922">
            <text:p>339.419922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O332]-0.02)/5" office:value-type="float" office:value="0.0001834">
            <text:p>0.00018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50301">
            <text:p>3550301</text:p>
          </table:table-cell>
          <table:table-cell office:value-type="float" office:value="494254">
            <text:p>494254</text:p>
          </table:table-cell>
          <table:table-cell office:value-type="float" office:value="3584398.5">
            <text:p>3584398.5</text:p>
          </table:table-cell>
          <table:table-cell office:value-type="float" office:value="-0.186008">
            <text:p>-0.186008</text:p>
          </table:table-cell>
          <table:table-cell office:value-type="float" office:value="0.846019">
            <text:p>0.846019</text:p>
          </table:table-cell>
          <table:table-cell office:value-type="float" office:value="554.829224">
            <text:p>554.829224</text:p>
          </table:table-cell>
        </table:table-row>
        <table:table-row table:style-name="ro1">
          <table:table-cell table:formula="of:=[.A332]+1" office:value-type="float" office:value="332">
            <text:p>332</text:p>
          </table:table-cell>
          <table:table-cell office:value-type="float" office:value="3250059">
            <text:p>3250059</text:p>
          </table:table-cell>
          <table:table-cell office:value-type="float" office:value="0">
            <text:p>0</text:p>
          </table:table-cell>
          <table:table-cell office:value-type="float" office:value="40122">
            <text:p>40122</text:p>
          </table:table-cell>
          <table:table-cell table:formula="of:=[.D333]-[.$D$2]" office:value-type="float" office:value="16134">
            <text:p>161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K333]+0.02)/60" office:value-type="float" office:value="0.0000141">
            <text:p>0.00001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O333]-0.02)/5" office:value-type="float" office:value="0.000689799999999999">
            <text:p>0.00068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76901">
            <text:p>3576901</text:p>
          </table:table-cell>
          <table:table-cell office:value-type="float" office:value="524291">
            <text:p>524291</text:p>
          </table:table-cell>
          <table:table-cell office:value-type="float" office:value="3614980">
            <text:p>3614980</text:p>
          </table:table-cell>
          <table:table-cell office:value-type="float" office:value="-0.186008">
            <text:p>-0.186008</text:p>
          </table:table-cell>
          <table:table-cell office:value-type="float" office:value="0.869467">
            <text:p>0.869467</text:p>
          </table:table-cell>
          <table:table-cell office:value-type="float" office:value="567.435486">
            <text:p>567.435486</text:p>
          </table:table-cell>
        </table:table-row>
        <table:table-row table:style-name="ro1">
          <table:table-cell table:formula="of:=[.A333]+1" office:value-type="float" office:value="333">
            <text:p>333</text:p>
          </table:table-cell>
          <table:table-cell office:value-type="float" office:value="3251059">
            <text:p>3251059</text:p>
          </table:table-cell>
          <table:table-cell office:value-type="float" office:value="0">
            <text:p>0</text:p>
          </table:table-cell>
          <table:table-cell office:value-type="float" office:value="40084">
            <text:p>40084</text:p>
          </table:table-cell>
          <table:table-cell table:formula="of:=[.D334]-[.$D$2]" office:value-type="float" office:value="16096">
            <text:p>160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K334]+0.02)/60" office:value-type="float" office:value="-0.000305116666666667">
            <text:p>-0.000305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334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02764">
            <text:p>3602764</text:p>
          </table:table-cell>
          <table:table-cell office:value-type="float" office:value="554914">
            <text:p>554914</text:p>
          </table:table-cell>
          <table:table-cell office:value-type="float" office:value="3645107">
            <text:p>3645107</text:p>
          </table:table-cell>
          <table:table-cell office:value-type="float" office:value="-0.186008">
            <text:p>-0.186008</text:p>
          </table:table-cell>
          <table:table-cell office:value-type="float" office:value="0.892783">
            <text:p>0.892783</text:p>
          </table:table-cell>
          <table:table-cell office:value-type="float" office:value="579.970093">
            <text:p>579.970093</text:p>
          </table:table-cell>
        </table:table-row>
        <table:table-row table:style-name="ro1">
          <table:table-cell table:formula="of:=[.A334]+1" office:value-type="float" office:value="334">
            <text:p>334</text:p>
          </table:table-cell>
          <table:table-cell office:value-type="float" office:value="3252059">
            <text:p>3252059</text:p>
          </table:table-cell>
          <table:table-cell office:value-type="float" office:value="0">
            <text:p>0</text:p>
          </table:table-cell>
          <table:table-cell office:value-type="float" office:value="40017">
            <text:p>40017</text:p>
          </table:table-cell>
          <table:table-cell table:formula="of:=[.D335]-[.$D$2]" office:value-type="float" office:value="16029">
            <text:p>160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([.K335]+0.02)/60" office:value-type="float" office:value="-0.000783966666666667">
            <text:p>-0.0007839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O335]-0.02)/5" office:value-type="float" office:value="-0.00000300000000000022">
            <text:p>-0.00000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27864">
            <text:p>3627864</text:p>
          </table:table-cell>
          <table:table-cell office:value-type="float" office:value="586080">
            <text:p>586080</text:p>
          </table:table-cell>
          <table:table-cell office:value-type="float" office:value="3674757.75">
            <text:p>3674757.75</text:p>
          </table:table-cell>
          <table:table-cell office:value-type="float" office:value="-0.186008">
            <text:p>-0.186008</text:p>
          </table:table-cell>
          <table:table-cell office:value-type="float" office:value="0.912768">
            <text:p>0.912768</text:p>
          </table:table-cell>
          <table:table-cell office:value-type="float" office:value="590.714172">
            <text:p>590.714172</text:p>
          </table:table-cell>
        </table:table-row>
        <table:table-row table:style-name="ro1">
          <table:table-cell table:formula="of:=[.A335]+1" office:value-type="float" office:value="335">
            <text:p>335</text:p>
          </table:table-cell>
          <table:table-cell office:value-type="float" office:value="3253059">
            <text:p>3253059</text:p>
          </table:table-cell>
          <table:table-cell office:value-type="float" office:value="0">
            <text:p>0</text:p>
          </table:table-cell>
          <table:table-cell office:value-type="float" office:value="40017">
            <text:p>40017</text:p>
          </table:table-cell>
          <table:table-cell table:formula="of:=[.D336]-[.$D$2]" office:value-type="float" office:value="16029">
            <text:p>160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336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O336]-0.02)/5" office:value-type="float" office:value="0.000636399999999999">
            <text:p>0.00063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52337">
            <text:p>3652337</text:p>
          </table:table-cell>
          <table:table-cell office:value-type="float" office:value="617741">
            <text:p>617741</text:p>
          </table:table-cell>
          <table:table-cell office:value-type="float" office:value="3704067.5">
            <text:p>3704067.5</text:p>
          </table:table-cell>
          <table:table-cell office:value-type="float" office:value="-0.186008">
            <text:p>-0.186008</text:p>
          </table:table-cell>
          <table:table-cell office:value-type="float" office:value="0.93595">
            <text:p>0.93595</text:p>
          </table:table-cell>
          <table:table-cell office:value-type="float" office:value="603.177185">
            <text:p>603.177185</text:p>
          </table:table-cell>
        </table:table-row>
        <table:table-row table:style-name="ro1">
          <table:table-cell table:formula="of:=[.A336]+1" office:value-type="float" office:value="336">
            <text:p>336</text:p>
          </table:table-cell>
          <table:table-cell office:value-type="float" office:value="3254059">
            <text:p>3254059</text:p>
          </table:table-cell>
          <table:table-cell office:value-type="float" office:value="0">
            <text:p>0</text:p>
          </table:table-cell>
          <table:table-cell office:value-type="float" office:value="40060">
            <text:p>40060</text:p>
          </table:table-cell>
          <table:table-cell table:formula="of:=[.D337]-[.$D$2]" office:value-type="float" office:value="16072">
            <text:p>160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([.K337]+0.02)/60" office:value-type="float" office:value="0.0010516">
            <text:p>0.0010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337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76095">
            <text:p>3676095</text:p>
          </table:table-cell>
          <table:table-cell office:value-type="float" office:value="649996">
            <text:p>649996</text:p>
          </table:table-cell>
          <table:table-cell office:value-type="float" office:value="3732975.75">
            <text:p>3732975.75</text:p>
          </table:table-cell>
          <table:table-cell office:value-type="float" office:value="-0.186008">
            <text:p>-0.186008</text:p>
          </table:table-cell>
          <table:table-cell office:value-type="float" office:value="0.958066">
            <text:p>0.958066</text:p>
          </table:table-cell>
          <table:table-cell office:value-type="float" office:value="615.0672">
            <text:p>615.0672</text:p>
          </table:table-cell>
        </table:table-row>
        <table:table-row table:style-name="ro1">
          <table:table-cell table:formula="of:=[.A337]+1" office:value-type="float" office:value="337">
            <text:p>337</text:p>
          </table:table-cell>
          <table:table-cell office:value-type="float" office:value="3255059">
            <text:p>3255059</text:p>
          </table:table-cell>
          <table:table-cell office:value-type="float" office:value="0">
            <text:p>0</text:p>
          </table:table-cell>
          <table:table-cell office:value-type="float" office:value="40050">
            <text:p>40050</text:p>
          </table:table-cell>
          <table:table-cell table:formula="of:=[.D338]-[.$D$2]" office:value-type="float" office:value="16062">
            <text:p>160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([.K338]+0.02)/60" office:value-type="float" office:value="0.000173716666666667">
            <text:p>0.0001737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O338]-0.02)/5" office:value-type="float" office:value="0.000689799999999999">
            <text:p>0.00068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99128">
            <text:p>3699128</text:p>
          </table:table-cell>
          <table:table-cell office:value-type="float" office:value="682760">
            <text:p>682760</text:p>
          </table:table-cell>
          <table:table-cell office:value-type="float" office:value="3761467.5">
            <text:p>3761467.5</text:p>
          </table:table-cell>
          <table:table-cell office:value-type="float" office:value="-0.186008">
            <text:p>-0.186008</text:p>
          </table:table-cell>
          <table:table-cell office:value-type="float" office:value="0.981515">
            <text:p>0.981515</text:p>
          </table:table-cell>
          <table:table-cell office:value-type="float" office:value="627.673462">
            <text:p>627.673462</text:p>
          </table:table-cell>
        </table:table-row>
        <table:table-row table:style-name="ro1">
          <table:table-cell table:formula="of:=[.A338]+1" office:value-type="float" office:value="338">
            <text:p>338</text:p>
          </table:table-cell>
          <table:table-cell office:value-type="float" office:value="3256059">
            <text:p>3256059</text:p>
          </table:table-cell>
          <table:table-cell office:value-type="float" office:value="0">
            <text:p>0</text:p>
          </table:table-cell>
          <table:table-cell office:value-type="float" office:value="40024">
            <text:p>40024</text:p>
          </table:table-cell>
          <table:table-cell table:formula="of:=[.D339]-[.$D$2]" office:value-type="float" office:value="16036">
            <text:p>160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([.K339]+0.02)/60" office:value-type="float" office:value="-0.0001056">
            <text:p>-0.00010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([.O339]-0.02)/5" office:value-type="float" office:value="-0.0002962">
            <text:p>-0.00029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21372">
            <text:p>3721372</text:p>
          </table:table-cell>
          <table:table-cell office:value-type="float" office:value="716033">
            <text:p>716033</text:p>
          </table:table-cell>
          <table:table-cell office:value-type="float" office:value="3789489.5">
            <text:p>3789489.5</text:p>
          </table:table-cell>
          <table:table-cell office:value-type="float" office:value="-0.186008">
            <text:p>-0.186008</text:p>
          </table:table-cell>
          <table:table-cell office:value-type="float" office:value="1.000034">
            <text:p>1.000034</text:p>
          </table:table-cell>
          <table:table-cell office:value-type="float" office:value="637.629517">
            <text:p>637.629517</text:p>
          </table:table-cell>
        </table:table-row>
        <table:table-row table:style-name="ro1">
          <table:table-cell table:formula="of:=[.A339]+1" office:value-type="float" office:value="339">
            <text:p>339</text:p>
          </table:table-cell>
          <table:table-cell office:value-type="float" office:value="3257059">
            <text:p>3257059</text:p>
          </table:table-cell>
          <table:table-cell office:value-type="float" office:value="0">
            <text:p>0</text:p>
          </table:table-cell>
          <table:table-cell office:value-type="float" office:value="40045">
            <text:p>40045</text:p>
          </table:table-cell>
          <table:table-cell table:formula="of:=[.D340]-[.$D$2]" office:value-type="float" office:value="16057">
            <text:p>16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([.K340]+0.02)/60" office:value-type="float" office:value="0.000692466666666667">
            <text:p>0.0006924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O340]-0.02)/5" office:value-type="float" office:value="0.000636399999999999">
            <text:p>0.00063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43008">
            <text:p>3743008</text:p>
          </table:table-cell>
          <table:table-cell office:value-type="float" office:value="749731">
            <text:p>749731</text:p>
          </table:table-cell>
          <table:table-cell office:value-type="float" office:value="3817212.75">
            <text:p>3817212.75</text:p>
          </table:table-cell>
          <table:table-cell office:value-type="float" office:value="-0.186008">
            <text:p>-0.186008</text:p>
          </table:table-cell>
          <table:table-cell office:value-type="float" office:value="1.023216">
            <text:p>1.023216</text:p>
          </table:table-cell>
          <table:table-cell office:value-type="float" office:value="650.092529">
            <text:p>650.092529</text:p>
          </table:table-cell>
        </table:table-row>
        <table:table-row table:style-name="ro1">
          <table:table-cell table:formula="of:=[.A340]+1" office:value-type="float" office:value="340">
            <text:p>340</text:p>
          </table:table-cell>
          <table:table-cell office:value-type="float" office:value="3258059">
            <text:p>3258059</text:p>
          </table:table-cell>
          <table:table-cell office:value-type="float" office:value="0">
            <text:p>0</text:p>
          </table:table-cell>
          <table:table-cell office:value-type="float" office:value="40065">
            <text:p>40065</text:p>
          </table:table-cell>
          <table:table-cell table:formula="of:=[.D341]-[.$D$2]" office:value-type="float" office:value="16077">
            <text:p>16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8">
            <text:p>0.026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([.K341]+0.02)/60" office:value-type="float" office:value="0.000652566666666667">
            <text:p>0.0006525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8">
            <text:p>0.02638</text:p>
          </table:table-cell>
          <table:table-cell table:formula="of:=([.O341]-0.02)/5" office:value-type="float" office:value="0.001276">
            <text:p>0.00127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63867">
            <text:p>3763867</text:p>
          </table:table-cell>
          <table:table-cell office:value-type="float" office:value="783938">
            <text:p>783938</text:p>
          </table:table-cell>
          <table:table-cell office:value-type="float" office:value="3844496.5">
            <text:p>3844496.5</text:p>
          </table:table-cell>
          <table:table-cell office:value-type="float" office:value="-0.186008">
            <text:p>-0.186008</text:p>
          </table:table-cell>
          <table:table-cell office:value-type="float" office:value="1.049596">
            <text:p>1.049596</text:p>
          </table:table-cell>
          <table:table-cell office:value-type="float" office:value="664.274658">
            <text:p>664.274658</text:p>
          </table:table-cell>
        </table:table-row>
        <table:table-row table:style-name="ro1">
          <table:table-cell table:formula="of:=[.A341]+1" office:value-type="float" office:value="341">
            <text:p>341</text:p>
          </table:table-cell>
          <table:table-cell office:value-type="float" office:value="3259059">
            <text:p>3259059</text:p>
          </table:table-cell>
          <table:table-cell office:value-type="float" office:value="0">
            <text:p>0</text:p>
          </table:table-cell>
          <table:table-cell office:value-type="float" office:value="40029">
            <text:p>40029</text:p>
          </table:table-cell>
          <table:table-cell table:formula="of:=[.D342]-[.$D$2]" office:value-type="float" office:value="16041">
            <text:p>160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K342]+0.02)/60" office:value-type="float" office:value="-0.000265216666666667">
            <text:p>-0.0002652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table:formula="of:=([.O342]-0.02)/5" office:value-type="float" office:value="0.000743">
            <text:p>0.00074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83798">
            <text:p>3783798</text:p>
          </table:table-cell>
          <table:table-cell office:value-type="float" office:value="818652">
            <text:p>818652</text:p>
          </table:table-cell>
          <table:table-cell office:value-type="float" office:value="3871202.5">
            <text:p>3871202.5</text:p>
          </table:table-cell>
          <table:table-cell office:value-type="float" office:value="-0.186008">
            <text:p>-0.186008</text:p>
          </table:table-cell>
          <table:table-cell office:value-type="float" office:value="1.073311">
            <text:p>1.073311</text:p>
          </table:table-cell>
          <table:table-cell office:value-type="float" office:value="677.02417">
            <text:p>677.02417</text:p>
          </table:table-cell>
        </table:table-row>
        <table:table-row table:style-name="ro1">
          <table:table-cell table:formula="of:=[.A342]+1" office:value-type="float" office:value="342">
            <text:p>342</text:p>
          </table:table-cell>
          <table:table-cell office:value-type="float" office:value="3260059">
            <text:p>3260059</text:p>
          </table:table-cell>
          <table:table-cell office:value-type="float" office:value="0">
            <text:p>0</text:p>
          </table:table-cell>
          <table:table-cell office:value-type="float" office:value="39974">
            <text:p>39974</text:p>
          </table:table-cell>
          <table:table-cell table:formula="of:=[.D343]-[.$D$2]" office:value-type="float" office:value="15986">
            <text:p>159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5067">
            <text:p>-0.055067</text:p>
          </table:table-cell>
          <table:table-cell table:formula="of:=([.K343]+0.02)/60" office:value-type="float" office:value="-0.00058445">
            <text:p>-0.000584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343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02874">
            <text:p>3802874</text:p>
          </table:table-cell>
          <table:table-cell office:value-type="float" office:value="853780">
            <text:p>853780</text:p>
          </table:table-cell>
          <table:table-cell office:value-type="float" office:value="3897393">
            <text:p>3897393</text:p>
          </table:table-cell>
          <table:table-cell office:value-type="float" office:value="-0.186008">
            <text:p>-0.186008</text:p>
          </table:table-cell>
          <table:table-cell office:value-type="float" office:value="1.095694">
            <text:p>1.095694</text:p>
          </table:table-cell>
          <table:table-cell office:value-type="float" office:value="689.057434">
            <text:p>689.057434</text:p>
          </table:table-cell>
        </table:table-row>
        <table:table-row table:style-name="ro1">
          <table:table-cell table:formula="of:=[.A343]+1" office:value-type="float" office:value="343">
            <text:p>343</text:p>
          </table:table-cell>
          <table:table-cell office:value-type="float" office:value="3261059">
            <text:p>3261059</text:p>
          </table:table-cell>
          <table:table-cell office:value-type="float" office:value="0">
            <text:p>0</text:p>
          </table:table-cell>
          <table:table-cell office:value-type="float" office:value="39950">
            <text:p>39950</text:p>
          </table:table-cell>
          <table:table-cell table:formula="of:=[.D344]-[.$D$2]" office:value-type="float" office:value="15962">
            <text:p>159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K344]+0.02)/60" office:value-type="float" office:value="-0.0000657">
            <text:p>-0.0000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O344]-0.02)/5" office:value-type="float" office:value="0.00037">
            <text:p>0.00037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21148">
            <text:p>3821148</text:p>
          </table:table-cell>
          <table:table-cell office:value-type="float" office:value="889305">
            <text:p>889305</text:p>
          </table:table-cell>
          <table:table-cell office:value-type="float" office:value="3923124.75">
            <text:p>3923124.75</text:p>
          </table:table-cell>
          <table:table-cell office:value-type="float" office:value="-0.186008">
            <text:p>-0.186008</text:p>
          </table:table-cell>
          <table:table-cell office:value-type="float" office:value="1.117544">
            <text:p>1.117544</text:p>
          </table:table-cell>
          <table:table-cell office:value-type="float" office:value="700.804199">
            <text:p>700.804199</text:p>
          </table:table-cell>
        </table:table-row>
        <table:table-row table:style-name="ro1">
          <table:table-cell table:formula="of:=[.A344]+1" office:value-type="float" office:value="344">
            <text:p>344</text:p>
          </table:table-cell>
          <table:table-cell office:value-type="float" office:value="3262059">
            <text:p>3262059</text:p>
          </table:table-cell>
          <table:table-cell office:value-type="float" office:value="0">
            <text:p>0</text:p>
          </table:table-cell>
          <table:table-cell office:value-type="float" office:value="39885">
            <text:p>39885</text:p>
          </table:table-cell>
          <table:table-cell table:formula="of:=[.D345]-[.$D$2]" office:value-type="float" office:value="15897">
            <text:p>158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4643">
            <text:p>-0.064643</text:p>
          </table:table-cell>
          <table:table-cell table:formula="of:=([.K345]+0.02)/60" office:value-type="float" office:value="-0.00074405">
            <text:p>-0.000744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O345]-0.02)/5" office:value-type="float" office:value="0.00037">
            <text:p>0.00037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38613">
            <text:p>3838613</text:p>
          </table:table-cell>
          <table:table-cell office:value-type="float" office:value="925163">
            <text:p>925163</text:p>
          </table:table-cell>
          <table:table-cell office:value-type="float" office:value="3948384.5">
            <text:p>3948384.5</text:p>
          </table:table-cell>
          <table:table-cell office:value-type="float" office:value="-0.186008">
            <text:p>-0.186008</text:p>
          </table:table-cell>
          <table:table-cell office:value-type="float" office:value="1.139394">
            <text:p>1.139394</text:p>
          </table:table-cell>
          <table:table-cell office:value-type="float" office:value="712.550903">
            <text:p>712.550903</text:p>
          </table:table-cell>
        </table:table-row>
        <table:table-row table:style-name="ro1">
          <table:table-cell table:formula="of:=[.A345]+1" office:value-type="float" office:value="345">
            <text:p>345</text:p>
          </table:table-cell>
          <table:table-cell office:value-type="float" office:value="3263059">
            <text:p>3263059</text:p>
          </table:table-cell>
          <table:table-cell office:value-type="float" office:value="0">
            <text:p>0</text:p>
          </table:table-cell>
          <table:table-cell office:value-type="float" office:value="39861">
            <text:p>39861</text:p>
          </table:table-cell>
          <table:table-cell table:formula="of:=[.D346]-[.$D$2]" office:value-type="float" office:value="15873">
            <text:p>158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K346]+0.02)/60" office:value-type="float" office:value="-0.0000657">
            <text:p>-0.0000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346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55281">
            <text:p>3855281</text:p>
          </table:table-cell>
          <table:table-cell office:value-type="float" office:value="961372">
            <text:p>961372</text:p>
          </table:table-cell>
          <table:table-cell office:value-type="float" office:value="3973195.5">
            <text:p>3973195.5</text:p>
          </table:table-cell>
          <table:table-cell office:value-type="float" office:value="-0.186008">
            <text:p>-0.186008</text:p>
          </table:table-cell>
          <table:table-cell office:value-type="float" office:value="1.162709">
            <text:p>1.162709</text:p>
          </table:table-cell>
          <table:table-cell office:value-type="float" office:value="725.085571">
            <text:p>725.085571</text:p>
          </table:table-cell>
        </table:table-row>
        <table:table-row table:style-name="ro1">
          <table:table-cell table:formula="of:=[.A346]+1" office:value-type="float" office:value="346">
            <text:p>346</text:p>
          </table:table-cell>
          <table:table-cell office:value-type="float" office:value="3264059">
            <text:p>3264059</text:p>
          </table:table-cell>
          <table:table-cell office:value-type="float" office:value="0">
            <text:p>0</text:p>
          </table:table-cell>
          <table:table-cell office:value-type="float" office:value="39813">
            <text:p>39813</text:p>
          </table:table-cell>
          <table:table-cell table:formula="of:=[.D347]-[.$D$2]" office:value-type="float" office:value="15825">
            <text:p>15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7884">
            <text:p>-0.047884</text:p>
          </table:table-cell>
          <table:table-cell table:formula="of:=([.K347]+0.02)/60" office:value-type="float" office:value="-0.000464733333333333">
            <text:p>-0.0004647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O347]-0.02)/5" office:value-type="float" office:value="0.0008496">
            <text:p>0.000849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71081">
            <text:p>3871081</text:p>
          </table:table-cell>
          <table:table-cell office:value-type="float" office:value="997916">
            <text:p>997916</text:p>
          </table:table-cell>
          <table:table-cell office:value-type="float" office:value="3997493.25">
            <text:p>3997493.25</text:p>
          </table:table-cell>
          <table:table-cell office:value-type="float" office:value="-0.186008">
            <text:p>-0.186008</text:p>
          </table:table-cell>
          <table:table-cell office:value-type="float" office:value="1.186957">
            <text:p>1.186957</text:p>
          </table:table-cell>
          <table:table-cell office:value-type="float" office:value="738.121643">
            <text:p>738.121643</text:p>
          </table:table-cell>
        </table:table-row>
        <table:table-row table:style-name="ro1">
          <table:table-cell table:formula="of:=[.A347]+1" office:value-type="float" office:value="347">
            <text:p>347</text:p>
          </table:table-cell>
          <table:table-cell office:value-type="float" office:value="3265059">
            <text:p>3265059</text:p>
          </table:table-cell>
          <table:table-cell office:value-type="float" office:value="0">
            <text:p>0</text:p>
          </table:table-cell>
          <table:table-cell office:value-type="float" office:value="39825">
            <text:p>39825</text:p>
          </table:table-cell>
          <table:table-cell table:formula="of:=[.D348]-[.$D$2]" office:value-type="float" office:value="15837">
            <text:p>158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([.K348]+0.02)/60" office:value-type="float" office:value="0.00053285">
            <text:p>0.000532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([.O348]-0.02)/5" office:value-type="float" office:value="0.0009296">
            <text:p>0.000929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85995">
            <text:p>3885995</text:p>
          </table:table-cell>
          <table:table-cell office:value-type="float" office:value="1034843">
            <text:p>1034843</text:p>
          </table:table-cell>
          <table:table-cell office:value-type="float" office:value="4021280.25">
            <text:p>4021280.25</text:p>
          </table:table-cell>
          <table:table-cell office:value-type="float" office:value="-0.186008">
            <text:p>-0.186008</text:p>
          </table:table-cell>
          <table:table-cell office:value-type="float" office:value="1.211605">
            <text:p>1.211605</text:p>
          </table:table-cell>
          <table:table-cell office:value-type="float" office:value="751.372559">
            <text:p>751.372559</text:p>
          </table:table-cell>
        </table:table-row>
        <table:table-row table:style-name="ro1">
          <table:table-cell table:formula="of:=[.A348]+1" office:value-type="float" office:value="348">
            <text:p>348</text:p>
          </table:table-cell>
          <table:table-cell office:value-type="float" office:value="3266059">
            <text:p>3266059</text:p>
          </table:table-cell>
          <table:table-cell office:value-type="float" office:value="0">
            <text:p>0</text:p>
          </table:table-cell>
          <table:table-cell office:value-type="float" office:value="39849">
            <text:p>39849</text:p>
          </table:table-cell>
          <table:table-cell table:formula="of:=[.D349]-[.$D$2]" office:value-type="float" office:value="15861">
            <text:p>158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([.K349]+0.02)/60" office:value-type="float" office:value="0.000732366666666667">
            <text:p>0.0007323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table:formula="of:=([.O349]-0.02)/5" office:value-type="float" office:value="0.0001568">
            <text:p>0.000156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00003">
            <text:p>3900003</text:p>
          </table:table-cell>
          <table:table-cell office:value-type="float" office:value="1072149">
            <text:p>1072149</text:p>
          </table:table-cell>
          <table:table-cell office:value-type="float" office:value="4044546.75">
            <text:p>4044546.75</text:p>
          </table:table-cell>
          <table:table-cell office:value-type="float" office:value="-0.186008">
            <text:p>-0.186008</text:p>
          </table:table-cell>
          <table:table-cell office:value-type="float" office:value="1.232389">
            <text:p>1.232389</text:p>
          </table:table-cell>
          <table:table-cell office:value-type="float" office:value="762.546326">
            <text:p>762.546326</text:p>
          </table:table-cell>
        </table:table-row>
        <table:table-row table:style-name="ro1">
          <table:table-cell table:formula="of:=[.A349]+1" office:value-type="float" office:value="349">
            <text:p>349</text:p>
          </table:table-cell>
          <table:table-cell office:value-type="float" office:value="3267059">
            <text:p>3267059</text:p>
          </table:table-cell>
          <table:table-cell office:value-type="float" office:value="0">
            <text:p>0</text:p>
          </table:table-cell>
          <table:table-cell office:value-type="float" office:value="39825">
            <text:p>39825</text:p>
          </table:table-cell>
          <table:table-cell table:formula="of:=[.D350]-[.$D$2]" office:value-type="float" office:value="15837">
            <text:p>158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K350]+0.02)/60" office:value-type="float" office:value="-0.0000657">
            <text:p>-0.0000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O350]-0.02)/5" office:value-type="float" office:value="0.000956199999999999">
            <text:p>0.00095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13224">
            <text:p>3913224</text:p>
          </table:table-cell>
          <table:table-cell office:value-type="float" office:value="1109715">
            <text:p>1109715</text:p>
          </table:table-cell>
          <table:table-cell office:value-type="float" office:value="4067384">
            <text:p>4067384</text:p>
          </table:table-cell>
          <table:table-cell office:value-type="float" office:value="-0.186008">
            <text:p>-0.186008</text:p>
          </table:table-cell>
          <table:table-cell office:value-type="float" office:value="1.25717">
            <text:p>1.25717</text:p>
          </table:table-cell>
          <table:table-cell office:value-type="float" office:value="775.868835">
            <text:p>775.868835</text:p>
          </table:table-cell>
        </table:table-row>
        <table:table-row table:style-name="ro1">
          <table:table-cell table:formula="of:=[.A350]+1" office:value-type="float" office:value="350">
            <text:p>350</text:p>
          </table:table-cell>
          <table:table-cell office:value-type="float" office:value="3268059">
            <text:p>3268059</text:p>
          </table:table-cell>
          <table:table-cell office:value-type="float" office:value="0">
            <text:p>0</text:p>
          </table:table-cell>
          <table:table-cell office:value-type="float" office:value="39823">
            <text:p>39823</text:p>
          </table:table-cell>
          <table:table-cell table:formula="of:=[.D351]-[.$D$2]" office:value-type="float" office:value="15835">
            <text:p>158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351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O351]-0.02)/5" office:value-type="float" office:value="0.000769599999999999">
            <text:p>0.000769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25510">
            <text:p>3925510</text:p>
          </table:table-cell>
          <table:table-cell office:value-type="float" office:value="1147595">
            <text:p>1147595</text:p>
          </table:table-cell>
          <table:table-cell office:value-type="float" office:value="4089672.25">
            <text:p>4089672.25</text:p>
          </table:table-cell>
          <table:table-cell office:value-type="float" office:value="-0.186008">
            <text:p>-0.186008</text:p>
          </table:table-cell>
          <table:table-cell office:value-type="float" office:value="1.281019">
            <text:p>1.281019</text:p>
          </table:table-cell>
          <table:table-cell office:value-type="float" office:value="788.690063">
            <text:p>788.690063</text:p>
          </table:table-cell>
        </table:table-row>
        <table:table-row table:style-name="ro1">
          <table:table-cell table:formula="of:=[.A351]+1" office:value-type="float" office:value="351">
            <text:p>351</text:p>
          </table:table-cell>
          <table:table-cell office:value-type="float" office:value="3269059">
            <text:p>3269059</text:p>
          </table:table-cell>
          <table:table-cell office:value-type="float" office:value="0">
            <text:p>0</text:p>
          </table:table-cell>
          <table:table-cell office:value-type="float" office:value="39770">
            <text:p>39770</text:p>
          </table:table-cell>
          <table:table-cell table:formula="of:=[.D352]-[.$D$2]" office:value-type="float" office:value="15782">
            <text:p>157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K352]+0.02)/60" office:value-type="float" office:value="-0.000544533333333333">
            <text:p>-0.000544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formula="of:=([.O352]-0.02)/5" office:value-type="float" office:value="0.0010628">
            <text:p>0.001062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36874">
            <text:p>3936874</text:p>
          </table:table-cell>
          <table:table-cell office:value-type="float" office:value="1185707">
            <text:p>1185707</text:p>
          </table:table-cell>
          <table:table-cell office:value-type="float" office:value="4111409.25">
            <text:p>4111409.25</text:p>
          </table:table-cell>
          <table:table-cell office:value-type="float" office:value="-0.186008">
            <text:p>-0.186008</text:p>
          </table:table-cell>
          <table:table-cell office:value-type="float" office:value="1.306333">
            <text:p>1.306333</text:p>
          </table:table-cell>
          <table:table-cell office:value-type="float" office:value="802.299133">
            <text:p>802.299133</text:p>
          </table:table-cell>
        </table:table-row>
        <table:table-row table:style-name="ro1">
          <table:table-cell table:formula="of:=[.A352]+1" office:value-type="float" office:value="352">
            <text:p>352</text:p>
          </table:table-cell>
          <table:table-cell office:value-type="float" office:value="3270059">
            <text:p>3270059</text:p>
          </table:table-cell>
          <table:table-cell office:value-type="float" office:value="0">
            <text:p>0</text:p>
          </table:table-cell>
          <table:table-cell office:value-type="float" office:value="39811">
            <text:p>39811</text:p>
          </table:table-cell>
          <table:table-cell table:formula="of:=[.D353]-[.$D$2]" office:value-type="float" office:value="15823">
            <text:p>158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([.K353]+0.02)/60" office:value-type="float" office:value="0.00101168333333333">
            <text:p>0.0010116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353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47280">
            <text:p>3947280</text:p>
          </table:table-cell>
          <table:table-cell office:value-type="float" office:value="1224134">
            <text:p>1224134</text:p>
          </table:table-cell>
          <table:table-cell office:value-type="float" office:value="4132593.25">
            <text:p>4132593.25</text:p>
          </table:table-cell>
          <table:table-cell office:value-type="float" office:value="-0.186008">
            <text:p>-0.186008</text:p>
          </table:table-cell>
          <table:table-cell office:value-type="float" office:value="1.328449">
            <text:p>1.328449</text:p>
          </table:table-cell>
          <table:table-cell office:value-type="float" office:value="814.189148">
            <text:p>814.189148</text:p>
          </table:table-cell>
        </table:table-row>
        <table:table-row table:style-name="ro1">
          <table:table-cell table:formula="of:=[.A353]+1" office:value-type="float" office:value="353">
            <text:p>353</text:p>
          </table:table-cell>
          <table:table-cell office:value-type="float" office:value="3271059">
            <text:p>3271059</text:p>
          </table:table-cell>
          <table:table-cell office:value-type="float" office:value="0">
            <text:p>0</text:p>
          </table:table-cell>
          <table:table-cell office:value-type="float" office:value="39775">
            <text:p>39775</text:p>
          </table:table-cell>
          <table:table-cell table:formula="of:=[.D354]-[.$D$2]" office:value-type="float" office:value="15787">
            <text:p>157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K354]+0.02)/60" office:value-type="float" office:value="-0.000265216666666667">
            <text:p>-0.0002652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354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56825">
            <text:p>3956825</text:p>
          </table:table-cell>
          <table:table-cell office:value-type="float" office:value="1262747">
            <text:p>1262747</text:p>
          </table:table-cell>
          <table:table-cell office:value-type="float" office:value="4153286.5">
            <text:p>4153286.5</text:p>
          </table:table-cell>
          <table:table-cell office:value-type="float" office:value="-0.186008">
            <text:p>-0.186008</text:p>
          </table:table-cell>
          <table:table-cell office:value-type="float" office:value="1.350965">
            <text:p>1.350965</text:p>
          </table:table-cell>
          <table:table-cell office:value-type="float" office:value="826.294067">
            <text:p>826.294067</text:p>
          </table:table-cell>
        </table:table-row>
        <table:table-row table:style-name="ro1">
          <table:table-cell table:formula="of:=[.A354]+1" office:value-type="float" office:value="354">
            <text:p>354</text:p>
          </table:table-cell>
          <table:table-cell office:value-type="float" office:value="3272059">
            <text:p>3272059</text:p>
          </table:table-cell>
          <table:table-cell office:value-type="float" office:value="0">
            <text:p>0</text:p>
          </table:table-cell>
          <table:table-cell office:value-type="float" office:value="39765">
            <text:p>39765</text:p>
          </table:table-cell>
          <table:table-cell table:formula="of:=[.D355]-[.$D$2]" office:value-type="float" office:value="15777">
            <text:p>157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([.K355]+0.02)/60" office:value-type="float" office:value="0.000173716666666667">
            <text:p>0.0001737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355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65496">
            <text:p>3965496</text:p>
          </table:table-cell>
          <table:table-cell office:value-type="float" office:value="1301555">
            <text:p>1301555</text:p>
          </table:table-cell>
          <table:table-cell office:value-type="float" office:value="4173486.75">
            <text:p>4173486.75</text:p>
          </table:table-cell>
          <table:table-cell office:value-type="float" office:value="-0.186008">
            <text:p>-0.186008</text:p>
          </table:table-cell>
          <table:table-cell office:value-type="float" office:value="1.373348">
            <text:p>1.373348</text:p>
          </table:table-cell>
          <table:table-cell office:value-type="float" office:value="838.327332">
            <text:p>838.327332</text:p>
          </table:table-cell>
        </table:table-row>
        <table:table-row table:style-name="ro1">
          <table:table-cell table:formula="of:=[.A355]+1" office:value-type="float" office:value="355">
            <text:p>355</text:p>
          </table:table-cell>
          <table:table-cell office:value-type="float" office:value="3273059">
            <text:p>3273059</text:p>
          </table:table-cell>
          <table:table-cell office:value-type="float" office:value="0">
            <text:p>0</text:p>
          </table:table-cell>
          <table:table-cell office:value-type="float" office:value="39744">
            <text:p>39744</text:p>
          </table:table-cell>
          <table:table-cell table:formula="of:=[.D356]-[.$D$2]" office:value-type="float" office:value="15756">
            <text:p>157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K356]+0.02)/60" office:value-type="float" office:value="-0.0000258">
            <text:p>-0.0000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([.O356]-0.02)/5" office:value-type="float" office:value="0.0001302">
            <text:p>0.000130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73292">
            <text:p>3973292</text:p>
          </table:table-cell>
          <table:table-cell office:value-type="float" office:value="1340527">
            <text:p>1340527</text:p>
          </table:table-cell>
          <table:table-cell office:value-type="float" office:value="4193190.25">
            <text:p>4193190.25</text:p>
          </table:table-cell>
          <table:table-cell office:value-type="float" office:value="-0.186008">
            <text:p>-0.186008</text:p>
          </table:table-cell>
          <table:table-cell office:value-type="float" office:value="1.393999">
            <text:p>1.393999</text:p>
          </table:table-cell>
          <table:table-cell office:value-type="float" office:value="849.429504">
            <text:p>849.429504</text:p>
          </table:table-cell>
        </table:table-row>
        <table:table-row table:style-name="ro1">
          <table:table-cell table:formula="of:=[.A356]+1" office:value-type="float" office:value="356">
            <text:p>356</text:p>
          </table:table-cell>
          <table:table-cell office:value-type="float" office:value="3274059">
            <text:p>3274059</text:p>
          </table:table-cell>
          <table:table-cell office:value-type="float" office:value="0">
            <text:p>0</text:p>
          </table:table-cell>
          <table:table-cell office:value-type="float" office:value="39617">
            <text:p>39617</text:p>
          </table:table-cell>
          <table:table-cell table:formula="of:=[.D357]-[.$D$2]" office:value-type="float" office:value="15629">
            <text:p>156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26893">
            <text:p>-0.126893</text:p>
          </table:table-cell>
          <table:table-cell table:formula="of:=([.K357]+0.02)/60" office:value-type="float" office:value="-0.00178155">
            <text:p>-0.001781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([.O357]-0.02)/5" office:value-type="float" office:value="0.0002634">
            <text:p>0.00026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80260">
            <text:p>3980260</text:p>
          </table:table-cell>
          <table:table-cell office:value-type="float" office:value="1379526">
            <text:p>1379526</text:p>
          </table:table-cell>
          <table:table-cell office:value-type="float" office:value="4212403">
            <text:p>4212403</text:p>
          </table:table-cell>
          <table:table-cell office:value-type="float" office:value="-0.186008">
            <text:p>-0.186008</text:p>
          </table:table-cell>
          <table:table-cell office:value-type="float" office:value="1.415316">
            <text:p>1.415316</text:p>
          </table:table-cell>
          <table:table-cell office:value-type="float" office:value="860.889709">
            <text:p>860.889709</text:p>
          </table:table-cell>
        </table:table-row>
        <table:table-row table:style-name="ro1">
          <table:table-cell table:formula="of:=[.A357]+1" office:value-type="float" office:value="357">
            <text:p>357</text:p>
          </table:table-cell>
          <table:table-cell office:value-type="float" office:value="3275059">
            <text:p>3275059</text:p>
          </table:table-cell>
          <table:table-cell office:value-type="float" office:value="0">
            <text:p>0</text:p>
          </table:table-cell>
          <table:table-cell office:value-type="float" office:value="39579">
            <text:p>39579</text:p>
          </table:table-cell>
          <table:table-cell table:formula="of:=[.D358]-[.$D$2]" office:value-type="float" office:value="15591">
            <text:p>15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K358]+0.02)/60" office:value-type="float" office:value="-0.000305116666666667">
            <text:p>-0.000305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([.O358]-0.02)/5" office:value-type="float" office:value="0.0008762">
            <text:p>0.00087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86389">
            <text:p>3986389</text:p>
          </table:table-cell>
          <table:table-cell office:value-type="float" office:value="1418627">
            <text:p>1418627</text:p>
          </table:table-cell>
          <table:table-cell office:value-type="float" office:value="4231143">
            <text:p>4231143</text:p>
          </table:table-cell>
          <table:table-cell office:value-type="float" office:value="-0.186008">
            <text:p>-0.186008</text:p>
          </table:table-cell>
          <table:table-cell office:value-type="float" office:value="1.439697">
            <text:p>1.439697</text:p>
          </table:table-cell>
          <table:table-cell office:value-type="float" office:value="873.997375">
            <text:p>873.997375</text:p>
          </table:table-cell>
        </table:table-row>
        <table:table-row table:style-name="ro1">
          <table:table-cell table:formula="of:=[.A358]+1" office:value-type="float" office:value="358">
            <text:p>358</text:p>
          </table:table-cell>
          <table:table-cell office:value-type="float" office:value="3276059">
            <text:p>3276059</text:p>
          </table:table-cell>
          <table:table-cell office:value-type="float" office:value="0">
            <text:p>0</text:p>
          </table:table-cell>
          <table:table-cell office:value-type="float" office:value="39631">
            <text:p>39631</text:p>
          </table:table-cell>
          <table:table-cell table:formula="of:=[.D359]-[.$D$2]" office:value-type="float" office:value="15643">
            <text:p>156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table:formula="of:=([.K359]+0.02)/60" office:value-type="float" office:value="0.0012112">
            <text:p>0.00121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([.O359]-0.02)/5" office:value-type="float" office:value="0.0000236">
            <text:p>0.000023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91570">
            <text:p>3991570</text:p>
          </table:table-cell>
          <table:table-cell office:value-type="float" office:value="1457918">
            <text:p>1457918</text:p>
          </table:table-cell>
          <table:table-cell office:value-type="float" office:value="4249343.5">
            <text:p>4249343.5</text:p>
          </table:table-cell>
          <table:table-cell office:value-type="float" office:value="-0.186008">
            <text:p>-0.186008</text:p>
          </table:table-cell>
          <table:table-cell office:value-type="float" office:value="1.459815">
            <text:p>1.459815</text:p>
          </table:table-cell>
          <table:table-cell office:value-type="float" office:value="884.813049">
            <text:p>884.813049</text:p>
          </table:table-cell>
        </table:table-row>
        <table:table-row table:style-name="ro1">
          <table:table-cell table:formula="of:=[.A359]+1" office:value-type="float" office:value="359">
            <text:p>359</text:p>
          </table:table-cell>
          <table:table-cell office:value-type="float" office:value="3277059">
            <text:p>3277059</text:p>
          </table:table-cell>
          <table:table-cell office:value-type="float" office:value="0">
            <text:p>0</text:p>
          </table:table-cell>
          <table:table-cell office:value-type="float" office:value="39603">
            <text:p>39603</text:p>
          </table:table-cell>
          <table:table-cell table:formula="of:=[.D360]-[.$D$2]" office:value-type="float" office:value="15615">
            <text:p>1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([.K360]+0.02)/60" office:value-type="float" office:value="-0.0001455">
            <text:p>-0.0001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([.O360]-0.02)/5" office:value-type="float" office:value="0.0010362">
            <text:p>0.00103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95956">
            <text:p>3995956</text:p>
          </table:table-cell>
          <table:table-cell office:value-type="float" office:value="1497277">
            <text:p>1497277</text:p>
          </table:table-cell>
          <table:table-cell office:value-type="float" office:value="4267114">
            <text:p>4267114</text:p>
          </table:table-cell>
          <table:table-cell office:value-type="float" office:value="-0.186008">
            <text:p>-0.186008</text:p>
          </table:table-cell>
          <table:table-cell office:value-type="float" office:value="1.484996">
            <text:p>1.484996</text:p>
          </table:table-cell>
          <table:table-cell office:value-type="float" office:value="898.350403">
            <text:p>898.350403</text:p>
          </table:table-cell>
        </table:table-row>
        <table:table-row table:style-name="ro1">
          <table:table-cell table:formula="of:=[.A360]+1" office:value-type="float" office:value="360">
            <text:p>360</text:p>
          </table:table-cell>
          <table:table-cell office:value-type="float" office:value="3278059">
            <text:p>3278059</text:p>
          </table:table-cell>
          <table:table-cell office:value-type="float" office:value="0">
            <text:p>0</text:p>
          </table:table-cell>
          <table:table-cell office:value-type="float" office:value="39559">
            <text:p>39559</text:p>
          </table:table-cell>
          <table:table-cell table:formula="of:=[.D361]-[.$D$2]" office:value-type="float" office:value="15571">
            <text:p>155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K361]+0.02)/60" office:value-type="float" office:value="-0.000384933333333333">
            <text:p>-0.0003849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O361]-0.02)/5" office:value-type="float" office:value="-0.00000300000000000022">
            <text:p>-0.00000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99346">
            <text:p>3999346</text:p>
          </table:table-cell>
          <table:table-cell office:value-type="float" office:value="1536691">
            <text:p>1536691</text:p>
          </table:table-cell>
          <table:table-cell office:value-type="float" office:value="4284266.5">
            <text:p>4284266.5</text:p>
          </table:table-cell>
          <table:table-cell office:value-type="float" office:value="-0.186008">
            <text:p>-0.186008</text:p>
          </table:table-cell>
          <table:table-cell office:value-type="float" office:value="1.50498">
            <text:p>1.50498</text:p>
          </table:table-cell>
          <table:table-cell office:value-type="float" office:value="909.094421">
            <text:p>909.094421</text:p>
          </table:table-cell>
        </table:table-row>
        <table:table-row table:style-name="ro1">
          <table:table-cell table:formula="of:=[.A361]+1" office:value-type="float" office:value="361">
            <text:p>361</text:p>
          </table:table-cell>
          <table:table-cell office:value-type="float" office:value="3279059">
            <text:p>3279059</text:p>
          </table:table-cell>
          <table:table-cell office:value-type="float" office:value="0">
            <text:p>0</text:p>
          </table:table-cell>
          <table:table-cell office:value-type="float" office:value="39610">
            <text:p>39610</text:p>
          </table:table-cell>
          <table:table-cell table:formula="of:=[.D362]-[.$D$2]" office:value-type="float" office:value="15622">
            <text:p>156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0278">
            <text:p>0.050278</text:p>
          </table:table-cell>
          <table:table-cell table:formula="of:=([.K362]+0.02)/60" office:value-type="float" office:value="0.0011713">
            <text:p>0.00117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O362]-0.02)/5" office:value-type="float" office:value="0.000636399999999999">
            <text:p>0.00063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4001951">
            <text:p>4001951</text:p>
          </table:table-cell>
          <table:table-cell office:value-type="float" office:value="1576215">
            <text:p>1576215</text:p>
          </table:table-cell>
          <table:table-cell office:value-type="float" office:value="4301025">
            <text:p>4301025</text:p>
          </table:table-cell>
          <table:table-cell office:value-type="float" office:value="-0.186008">
            <text:p>-0.186008</text:p>
          </table:table-cell>
          <table:table-cell office:value-type="float" office:value="1.528163">
            <text:p>1.528163</text:p>
          </table:table-cell>
          <table:table-cell office:value-type="float" office:value="921.557495">
            <text:p>921.557495</text:p>
          </table:table-cell>
        </table:table-row>
        <table:table-row table:style-name="ro1">
          <table:table-cell table:formula="of:=[.A362]+1" office:value-type="float" office:value="362">
            <text:p>362</text:p>
          </table:table-cell>
          <table:table-cell office:value-type="float" office:value="3280059">
            <text:p>3280059</text:p>
          </table:table-cell>
          <table:table-cell office:value-type="float" office:value="0">
            <text:p>0</text:p>
          </table:table-cell>
          <table:table-cell office:value-type="float" office:value="39571">
            <text:p>39571</text:p>
          </table:table-cell>
          <table:table-cell table:formula="of:=[.D363]-[.$D$2]" office:value-type="float" office:value="15583">
            <text:p>15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384">
            <text:p>0.0203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K363]+0.02)/60" office:value-type="float" office:value="-0.000305116666666667">
            <text:p>-0.000305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384">
            <text:p>0.020384</text:p>
          </table:table-cell>
          <table:table-cell table:formula="of:=([.O363]-0.02)/5" office:value-type="float" office:value="0.0000767999999999998">
            <text:p>0.000076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4003638">
            <text:p>4003638</text:p>
          </table:table-cell>
          <table:table-cell office:value-type="float" office:value="1615750">
            <text:p>1615750</text:p>
          </table:table-cell>
          <table:table-cell office:value-type="float" office:value="4317234">
            <text:p>4317234</text:p>
          </table:table-cell>
          <table:table-cell office:value-type="float" office:value="-0.186008">
            <text:p>-0.186008</text:p>
          </table:table-cell>
          <table:table-cell office:value-type="float" office:value="1.548547">
            <text:p>1.548547</text:p>
          </table:table-cell>
          <table:table-cell office:value-type="float" office:value="932.516357">
            <text:p>932.516357</text:p>
          </table:table-cell>
        </table:table-row>
        <table:table-row table:style-name="ro1">
          <table:table-cell table:formula="of:=[.A363]+1" office:value-type="float" office:value="363">
            <text:p>363</text:p>
          </table:table-cell>
          <table:table-cell office:value-type="float" office:value="3281059">
            <text:p>3281059</text:p>
          </table:table-cell>
          <table:table-cell office:value-type="float" office:value="0">
            <text:p>0</text:p>
          </table:table-cell>
          <table:table-cell office:value-type="float" office:value="39571">
            <text:p>39571</text:p>
          </table:table-cell>
          <table:table-cell table:formula="of:=[.D364]-[.$D$2]" office:value-type="float" office:value="15583">
            <text:p>15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364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364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4004518">
            <text:p>4004518</text:p>
          </table:table-cell>
          <table:table-cell office:value-type="float" office:value="1655312">
            <text:p>1655312</text:p>
          </table:table-cell>
          <table:table-cell office:value-type="float" office:value="4333008.5">
            <text:p>4333008.5</text:p>
          </table:table-cell>
          <table:table-cell office:value-type="float" office:value="-0.186008">
            <text:p>-0.186008</text:p>
          </table:table-cell>
          <table:table-cell office:value-type="float" office:value="1.57053">
            <text:p>1.57053</text:p>
          </table:table-cell>
          <table:table-cell office:value-type="float" office:value="944.334778">
            <text:p>944.334778</text:p>
          </table:table-cell>
        </table:table-row>
        <table:table-row table:style-name="ro1">
          <table:table-cell table:formula="of:=[.A364]+1" office:value-type="float" office:value="364">
            <text:p>364</text:p>
          </table:table-cell>
          <table:table-cell office:value-type="float" office:value="3282059">
            <text:p>3282059</text:p>
          </table:table-cell>
          <table:table-cell office:value-type="float" office:value="0">
            <text:p>0</text:p>
          </table:table-cell>
          <table:table-cell office:value-type="float" office:value="39519">
            <text:p>39519</text:p>
          </table:table-cell>
          <table:table-cell table:formula="of:=[.D365]-[.$D$2]" office:value-type="float" office:value="15531">
            <text:p>155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K365]+0.02)/60" office:value-type="float" office:value="-0.000544533333333333">
            <text:p>-0.000544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formula="of:=([.O365]-0.02)/5" office:value-type="float" office:value="0.0011428">
            <text:p>0.001142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4004529">
            <text:p>4004529</text:p>
          </table:table-cell>
          <table:table-cell office:value-type="float" office:value="1694831">
            <text:p>1694831</text:p>
          </table:table-cell>
          <table:table-cell office:value-type="float" office:value="4348268.5">
            <text:p>4348268.5</text:p>
          </table:table-cell>
          <table:table-cell office:value-type="float" office:value="-0.186008">
            <text:p>-0.186008</text:p>
          </table:table-cell>
          <table:table-cell office:value-type="float" office:value="1.596244">
            <text:p>1.596244</text:p>
          </table:table-cell>
          <table:table-cell office:value-type="float" office:value="958.158752">
            <text:p>958.158752</text:p>
          </table:table-cell>
        </table:table-row>
        <table:table-row table:style-name="ro1">
          <table:table-cell table:formula="of:=[.A365]+1" office:value-type="float" office:value="365">
            <text:p>365</text:p>
          </table:table-cell>
          <table:table-cell office:value-type="float" office:value="3283059">
            <text:p>3283059</text:p>
          </table:table-cell>
          <table:table-cell office:value-type="float" office:value="0">
            <text:p>0</text:p>
          </table:table-cell>
          <table:table-cell office:value-type="float" office:value="39526">
            <text:p>39526</text:p>
          </table:table-cell>
          <table:table-cell table:formula="of:=[.D366]-[.$D$2]" office:value-type="float" office:value="15538">
            <text:p>155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366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366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4003523">
            <text:p>4003523</text:p>
          </table:table-cell>
          <table:table-cell office:value-type="float" office:value="1734344">
            <text:p>1734344</text:p>
          </table:table-cell>
          <table:table-cell office:value-type="float" office:value="4362898">
            <text:p>4362898</text:p>
          </table:table-cell>
          <table:table-cell office:value-type="float" office:value="-0.186008">
            <text:p>-0.186008</text:p>
          </table:table-cell>
          <table:table-cell office:value-type="float" office:value="1.619293">
            <text:p>1.619293</text:p>
          </table:table-cell>
          <table:table-cell office:value-type="float" office:value="970.550171">
            <text:p>970.550171</text:p>
          </table:table-cell>
        </table:table-row>
        <table:table-row table:style-name="ro1">
          <table:table-cell table:formula="of:=[.A366]+1" office:value-type="float" office:value="366">
            <text:p>366</text:p>
          </table:table-cell>
          <table:table-cell office:value-type="float" office:value="3284059">
            <text:p>3284059</text:p>
          </table:table-cell>
          <table:table-cell office:value-type="float" office:value="0">
            <text:p>0</text:p>
          </table:table-cell>
          <table:table-cell office:value-type="float" office:value="39507">
            <text:p>39507</text:p>
          </table:table-cell>
          <table:table-cell table:formula="of:=[.D367]-[.$D$2]" office:value-type="float" office:value="15519">
            <text:p>15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K367]+0.02)/60" office:value-type="float" office:value="0.0000141">
            <text:p>0.00001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367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4001608">
            <text:p>4001608</text:p>
          </table:table-cell>
          <table:table-cell office:value-type="float" office:value="1773804">
            <text:p>1773804</text:p>
          </table:table-cell>
          <table:table-cell office:value-type="float" office:value="4376982.5">
            <text:p>4376982.5</text:p>
          </table:table-cell>
          <table:table-cell office:value-type="float" office:value="-0.186008">
            <text:p>-0.186008</text:p>
          </table:table-cell>
          <table:table-cell office:value-type="float" office:value="1.642342">
            <text:p>1.642342</text:p>
          </table:table-cell>
          <table:table-cell office:value-type="float" office:value="982.941528">
            <text:p>982.941528</text:p>
          </table:table-cell>
        </table:table-row>
        <table:table-row table:style-name="ro1">
          <table:table-cell table:formula="of:=[.A367]+1" office:value-type="float" office:value="367">
            <text:p>367</text:p>
          </table:table-cell>
          <table:table-cell office:value-type="float" office:value="3285059">
            <text:p>3285059</text:p>
          </table:table-cell>
          <table:table-cell office:value-type="float" office:value="0">
            <text:p>0</text:p>
          </table:table-cell>
          <table:table-cell office:value-type="float" office:value="39425">
            <text:p>39425</text:p>
          </table:table-cell>
          <table:table-cell table:formula="of:=[.D368]-[.$D$2]" office:value-type="float" office:value="15437">
            <text:p>154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1403">
            <text:p>-0.081403</text:p>
          </table:table-cell>
          <table:table-cell table:formula="of:=([.K368]+0.02)/60" office:value-type="float" office:value="-0.00102338333333333">
            <text:p>-0.0010233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O368]-0.02)/5" office:value-type="float" office:value="0.000636399999999999">
            <text:p>0.00063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98790">
            <text:p>3998790</text:p>
          </table:table-cell>
          <table:table-cell office:value-type="float" office:value="1813128">
            <text:p>1813128</text:p>
          </table:table-cell>
          <table:table-cell office:value-type="float" office:value="4390498.5">
            <text:p>4390498.5</text:p>
          </table:table-cell>
          <table:table-cell office:value-type="float" office:value="-0.186008">
            <text:p>-0.186008</text:p>
          </table:table-cell>
          <table:table-cell office:value-type="float" office:value="1.665524">
            <text:p>1.665524</text:p>
          </table:table-cell>
          <table:table-cell office:value-type="float" office:value="995.404602">
            <text:p>995.404602</text:p>
          </table:table-cell>
        </table:table-row>
        <table:table-row table:style-name="ro1">
          <table:table-cell table:formula="of:=[.A368]+1" office:value-type="float" office:value="368">
            <text:p>368</text:p>
          </table:table-cell>
          <table:table-cell office:value-type="float" office:value="3286059">
            <text:p>3286059</text:p>
          </table:table-cell>
          <table:table-cell office:value-type="float" office:value="0">
            <text:p>0</text:p>
          </table:table-cell>
          <table:table-cell office:value-type="float" office:value="39397">
            <text:p>39397</text:p>
          </table:table-cell>
          <table:table-cell table:formula="of:=[.D369]-[.$D$2]" office:value-type="float" office:value="15409">
            <text:p>154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([.K369]+0.02)/60" office:value-type="float" office:value="-0.0001455">
            <text:p>-0.0001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369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95064">
            <text:p>3995064</text:p>
          </table:table-cell>
          <table:table-cell office:value-type="float" office:value="1852348">
            <text:p>1852348</text:p>
          </table:table-cell>
          <table:table-cell office:value-type="float" office:value="4403459">
            <text:p>4403459</text:p>
          </table:table-cell>
          <table:table-cell office:value-type="float" office:value="-0.186008">
            <text:p>-0.186008</text:p>
          </table:table-cell>
          <table:table-cell office:value-type="float" office:value="1.687507">
            <text:p>1.687507</text:p>
          </table:table-cell>
          <table:table-cell office:value-type="float" office:value="1007.222961">
            <text:p>1007.222961</text:p>
          </table:table-cell>
        </table:table-row>
        <table:table-row table:style-name="ro1">
          <table:table-cell table:formula="of:=[.A369]+1" office:value-type="float" office:value="369">
            <text:p>369</text:p>
          </table:table-cell>
          <table:table-cell office:value-type="float" office:value="3287059">
            <text:p>3287059</text:p>
          </table:table-cell>
          <table:table-cell office:value-type="float" office:value="0">
            <text:p>0</text:p>
          </table:table-cell>
          <table:table-cell office:value-type="float" office:value="39385">
            <text:p>39385</text:p>
          </table:table-cell>
          <table:table-cell table:formula="of:=[.D370]-[.$D$2]" office:value-type="float" office:value="15397">
            <text:p>153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K370]+0.02)/60" office:value-type="float" office:value="0.000133816666666667">
            <text:p>0.0001338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370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90478">
            <text:p>3990478</text:p>
          </table:table-cell>
          <table:table-cell office:value-type="float" office:value="1891465">
            <text:p>1891465</text:p>
          </table:table-cell>
          <table:table-cell office:value-type="float" office:value="4415911.5">
            <text:p>4415911.5</text:p>
          </table:table-cell>
          <table:table-cell office:value-type="float" office:value="-0.186008">
            <text:p>-0.186008</text:p>
          </table:table-cell>
          <table:table-cell office:value-type="float" office:value="1.70989">
            <text:p>1.70989</text:p>
          </table:table-cell>
          <table:table-cell office:value-type="float" office:value="1019.256226">
            <text:p>1019.256226</text:p>
          </table:table-cell>
        </table:table-row>
        <table:table-row table:style-name="ro1">
          <table:table-cell table:formula="of:=[.A370]+1" office:value-type="float" office:value="370">
            <text:p>370</text:p>
          </table:table-cell>
          <table:table-cell office:value-type="float" office:value="3288059">
            <text:p>3288059</text:p>
          </table:table-cell>
          <table:table-cell office:value-type="float" office:value="0">
            <text:p>0</text:p>
          </table:table-cell>
          <table:table-cell office:value-type="float" office:value="39382">
            <text:p>39382</text:p>
          </table:table-cell>
          <table:table-cell table:formula="of:=[.D371]-[.$D$2]" office:value-type="float" office:value="15394">
            <text:p>153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371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371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85018">
            <text:p>3985018</text:p>
          </table:table-cell>
          <table:table-cell office:value-type="float" office:value="1930467">
            <text:p>1930467</text:p>
          </table:table-cell>
          <table:table-cell office:value-type="float" office:value="4427842.5">
            <text:p>4427842.5</text:p>
          </table:table-cell>
          <table:table-cell office:value-type="float" office:value="-0.186008">
            <text:p>-0.186008</text:p>
          </table:table-cell>
          <table:table-cell office:value-type="float" office:value="1.732406">
            <text:p>1.732406</text:p>
          </table:table-cell>
          <table:table-cell office:value-type="float" office:value="1031.361206">
            <text:p>1031.361206</text:p>
          </table:table-cell>
        </table:table-row>
        <table:table-row table:style-name="ro1">
          <table:table-cell table:formula="of:=[.A371]+1" office:value-type="float" office:value="371">
            <text:p>371</text:p>
          </table:table-cell>
          <table:table-cell office:value-type="float" office:value="3289059">
            <text:p>3289059</text:p>
          </table:table-cell>
          <table:table-cell office:value-type="float" office:value="0">
            <text:p>0</text:p>
          </table:table-cell>
          <table:table-cell office:value-type="float" office:value="39425">
            <text:p>39425</text:p>
          </table:table-cell>
          <table:table-cell table:formula="of:=[.D372]-[.$D$2]" office:value-type="float" office:value="15437">
            <text:p>154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([.K372]+0.02)/60" office:value-type="float" office:value="0.0010516">
            <text:p>0.0010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O372]-0.02)/5" office:value-type="float" office:value="0.000503199999999999">
            <text:p>0.00050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78674">
            <text:p>3978674</text:p>
          </table:table-cell>
          <table:table-cell office:value-type="float" office:value="1969379">
            <text:p>1969379</text:p>
          </table:table-cell>
          <table:table-cell office:value-type="float" office:value="4439258">
            <text:p>4439258</text:p>
          </table:table-cell>
          <table:table-cell office:value-type="float" office:value="-0.186008">
            <text:p>-0.186008</text:p>
          </table:table-cell>
          <table:table-cell office:value-type="float" office:value="1.754923">
            <text:p>1.754923</text:p>
          </table:table-cell>
          <table:table-cell office:value-type="float" office:value="1043.466064">
            <text:p>1043.466064</text:p>
          </table:table-cell>
        </table:table-row>
        <table:table-row table:style-name="ro1">
          <table:table-cell table:formula="of:=[.A372]+1" office:value-type="float" office:value="372">
            <text:p>372</text:p>
          </table:table-cell>
          <table:table-cell office:value-type="float" office:value="3290059">
            <text:p>3290059</text:p>
          </table:table-cell>
          <table:table-cell office:value-type="float" office:value="0">
            <text:p>0</text:p>
          </table:table-cell>
          <table:table-cell office:value-type="float" office:value="39358">
            <text:p>39358</text:p>
          </table:table-cell>
          <table:table-cell table:formula="of:=[.D373]-[.$D$2]" office:value-type="float" office:value="15370">
            <text:p>153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([.K373]+0.02)/60" office:value-type="float" office:value="-0.000783966666666667">
            <text:p>-0.0007839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O373]-0.02)/5" office:value-type="float" office:value="0.000769599999999999">
            <text:p>0.000769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71468">
            <text:p>3971468</text:p>
          </table:table-cell>
          <table:table-cell office:value-type="float" office:value="2008072">
            <text:p>2008072</text:p>
          </table:table-cell>
          <table:table-cell office:value-type="float" office:value="4450126">
            <text:p>4450126</text:p>
          </table:table-cell>
          <table:table-cell office:value-type="float" office:value="-0.186008">
            <text:p>-0.186008</text:p>
          </table:table-cell>
          <table:table-cell office:value-type="float" office:value="1.778771">
            <text:p>1.778771</text:p>
          </table:table-cell>
          <table:table-cell office:value-type="float" office:value="1056.287231">
            <text:p>1056.287231</text:p>
          </table:table-cell>
        </table:table-row>
        <table:table-row table:style-name="ro1">
          <table:table-cell table:formula="of:=[.A373]+1" office:value-type="float" office:value="373">
            <text:p>373</text:p>
          </table:table-cell>
          <table:table-cell office:value-type="float" office:value="3291059">
            <text:p>3291059</text:p>
          </table:table-cell>
          <table:table-cell office:value-type="float" office:value="0">
            <text:p>0</text:p>
          </table:table-cell>
          <table:table-cell office:value-type="float" office:value="39377">
            <text:p>39377</text:p>
          </table:table-cell>
          <table:table-cell table:formula="of:=[.D374]-[.$D$2]" office:value-type="float" office:value="15389">
            <text:p>153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([.K374]+0.02)/60" office:value-type="float" office:value="0.000652566666666667">
            <text:p>0.0006525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O374]-0.02)/5" office:value-type="float" office:value="0.000769599999999999">
            <text:p>0.000769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63337">
            <text:p>3963337</text:p>
          </table:table-cell>
          <table:table-cell office:value-type="float" office:value="2046601">
            <text:p>2046601</text:p>
          </table:table-cell>
          <table:table-cell office:value-type="float" office:value="4460417.5">
            <text:p>4460417.5</text:p>
          </table:table-cell>
          <table:table-cell office:value-type="float" office:value="-0.186008">
            <text:p>-0.186008</text:p>
          </table:table-cell>
          <table:table-cell office:value-type="float" office:value="1.802619">
            <text:p>1.802619</text:p>
          </table:table-cell>
          <table:table-cell office:value-type="float" office:value="1069.108521">
            <text:p>1069.108521</text:p>
          </table:table-cell>
        </table:table-row>
        <table:table-row table:style-name="ro1">
          <table:table-cell table:formula="of:=[.A374]+1" office:value-type="float" office:value="374">
            <text:p>374</text:p>
          </table:table-cell>
          <table:table-cell office:value-type="float" office:value="3292059">
            <text:p>3292059</text:p>
          </table:table-cell>
          <table:table-cell office:value-type="float" office:value="0">
            <text:p>0</text:p>
          </table:table-cell>
          <table:table-cell office:value-type="float" office:value="39385">
            <text:p>39385</text:p>
          </table:table-cell>
          <table:table-cell table:formula="of:=[.D375]-[.$D$2]" office:value-type="float" office:value="15397">
            <text:p>153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375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([.O375]-0.02)/5" office:value-type="float" office:value="0.00045">
            <text:p>0.0004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54288">
            <text:p>3954288</text:p>
          </table:table-cell>
          <table:table-cell office:value-type="float" office:value="2084932">
            <text:p>2084932</text:p>
          </table:table-cell>
          <table:table-cell office:value-type="float" office:value="4470127.5">
            <text:p>4470127.5</text:p>
          </table:table-cell>
          <table:table-cell office:value-type="float" office:value="-0.186008">
            <text:p>-0.186008</text:p>
          </table:table-cell>
          <table:table-cell office:value-type="float" office:value="1.824869">
            <text:p>1.824869</text:p>
          </table:table-cell>
          <table:table-cell office:value-type="float" office:value="1081.070068">
            <text:p>1081.070068</text:p>
          </table:table-cell>
        </table:table-row>
        <table:table-row table:style-name="ro1">
          <table:table-cell table:formula="of:=[.A375]+1" office:value-type="float" office:value="375">
            <text:p>375</text:p>
          </table:table-cell>
          <table:table-cell office:value-type="float" office:value="3293059">
            <text:p>3293059</text:p>
          </table:table-cell>
          <table:table-cell office:value-type="float" office:value="0">
            <text:p>0</text:p>
          </table:table-cell>
          <table:table-cell office:value-type="float" office:value="39334">
            <text:p>39334</text:p>
          </table:table-cell>
          <table:table-cell table:formula="of:=[.D376]-[.$D$2]" office:value-type="float" office:value="15346">
            <text:p>153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K376]+0.02)/60" office:value-type="float" office:value="-0.000504633333333333">
            <text:p>-0.0005046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([.O376]-0.02)/5" office:value-type="float" office:value="-0.0000564000000000002">
            <text:p>-0.00005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44401">
            <text:p>3944401</text:p>
          </table:table-cell>
          <table:table-cell office:value-type="float" office:value="2123004">
            <text:p>2123004</text:p>
          </table:table-cell>
          <table:table-cell office:value-type="float" office:value="4479302.5">
            <text:p>4479302.5</text:p>
          </table:table-cell>
          <table:table-cell office:value-type="float" office:value="-0.186008">
            <text:p>-0.186008</text:p>
          </table:table-cell>
          <table:table-cell office:value-type="float" office:value="1.844587">
            <text:p>1.844587</text:p>
          </table:table-cell>
          <table:table-cell office:value-type="float" office:value="1091.670776">
            <text:p>1091.670776</text:p>
          </table:table-cell>
        </table:table-row>
        <table:table-row table:style-name="ro1">
          <table:table-cell table:formula="of:=[.A376]+1" office:value-type="float" office:value="376">
            <text:p>376</text:p>
          </table:table-cell>
          <table:table-cell office:value-type="float" office:value="3294059">
            <text:p>3294059</text:p>
          </table:table-cell>
          <table:table-cell office:value-type="float" office:value="0">
            <text:p>0</text:p>
          </table:table-cell>
          <table:table-cell office:value-type="float" office:value="39332">
            <text:p>39332</text:p>
          </table:table-cell>
          <table:table-cell table:formula="of:=[.D377]-[.$D$2]" office:value-type="float" office:value="15344">
            <text:p>153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377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O377]-0.02)/5" office:value-type="float" office:value="0.0001834">
            <text:p>0.00018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33766">
            <text:p>3933766</text:p>
          </table:table-cell>
          <table:table-cell office:value-type="float" office:value="2160871">
            <text:p>2160871</text:p>
          </table:table-cell>
          <table:table-cell office:value-type="float" office:value="4488049">
            <text:p>4488049</text:p>
          </table:table-cell>
          <table:table-cell office:value-type="float" office:value="-0.186008">
            <text:p>-0.186008</text:p>
          </table:table-cell>
          <table:table-cell office:value-type="float" office:value="1.865504">
            <text:p>1.865504</text:p>
          </table:table-cell>
          <table:table-cell office:value-type="float" office:value="1102.91626">
            <text:p>1102.91626</text:p>
          </table:table-cell>
        </table:table-row>
        <table:table-row table:style-name="ro1">
          <table:table-cell table:formula="of:=[.A377]+1" office:value-type="float" office:value="377">
            <text:p>377</text:p>
          </table:table-cell>
          <table:table-cell office:value-type="float" office:value="3295059">
            <text:p>3295059</text:p>
          </table:table-cell>
          <table:table-cell office:value-type="float" office:value="0">
            <text:p>0</text:p>
          </table:table-cell>
          <table:table-cell office:value-type="float" office:value="39251">
            <text:p>39251</text:p>
          </table:table-cell>
          <table:table-cell table:formula="of:=[.D378]-[.$D$2]" office:value-type="float" office:value="15263">
            <text:p>152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1403">
            <text:p>-0.081403</text:p>
          </table:table-cell>
          <table:table-cell table:formula="of:=([.K378]+0.02)/60" office:value-type="float" office:value="-0.00102338333333333">
            <text:p>-0.0010233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formula="of:=([.O378]-0.02)/5" office:value-type="float" office:value="-0.0003228">
            <text:p>-0.000322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22365">
            <text:p>3922365</text:p>
          </table:table-cell>
          <table:table-cell office:value-type="float" office:value="2198429">
            <text:p>2198429</text:p>
          </table:table-cell>
          <table:table-cell office:value-type="float" office:value="4496303">
            <text:p>4496303</text:p>
          </table:table-cell>
          <table:table-cell office:value-type="float" office:value="-0.186008">
            <text:p>-0.186008</text:p>
          </table:table-cell>
          <table:table-cell office:value-type="float" office:value="1.88389">
            <text:p>1.88389</text:p>
          </table:table-cell>
          <table:table-cell office:value-type="float" office:value="1112.800659">
            <text:p>1112.800659</text:p>
          </table:table-cell>
        </table:table-row>
        <table:table-row table:style-name="ro1">
          <table:table-cell table:formula="of:=[.A378]+1" office:value-type="float" office:value="378">
            <text:p>378</text:p>
          </table:table-cell>
          <table:table-cell office:value-type="float" office:value="3296059">
            <text:p>3296059</text:p>
          </table:table-cell>
          <table:table-cell office:value-type="float" office:value="0">
            <text:p>0</text:p>
          </table:table-cell>
          <table:table-cell office:value-type="float" office:value="39277">
            <text:p>39277</text:p>
          </table:table-cell>
          <table:table-cell table:formula="of:=[.D379]-[.$D$2]" office:value-type="float" office:value="15289">
            <text:p>152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([.K379]+0.02)/60" office:value-type="float" office:value="0.000772266666666667">
            <text:p>0.0007722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O379]-0.02)/5" office:value-type="float" office:value="0.000556599999999999">
            <text:p>0.00055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910268">
            <text:p>3910268</text:p>
          </table:table-cell>
          <table:table-cell office:value-type="float" office:value="2235796">
            <text:p>2235796</text:p>
          </table:table-cell>
          <table:table-cell office:value-type="float" office:value="4504185">
            <text:p>4504185</text:p>
          </table:table-cell>
          <table:table-cell office:value-type="float" office:value="-0.186008">
            <text:p>-0.186008</text:p>
          </table:table-cell>
          <table:table-cell office:value-type="float" office:value="1.906673">
            <text:p>1.906673</text:p>
          </table:table-cell>
          <table:table-cell office:value-type="float" office:value="1125.048828">
            <text:p>1125.048828</text:p>
          </table:table-cell>
        </table:table-row>
        <table:table-row table:style-name="ro1">
          <table:table-cell table:formula="of:=[.A379]+1" office:value-type="float" office:value="379">
            <text:p>379</text:p>
          </table:table-cell>
          <table:table-cell office:value-type="float" office:value="3297059">
            <text:p>3297059</text:p>
          </table:table-cell>
          <table:table-cell office:value-type="float" office:value="0">
            <text:p>0</text:p>
          </table:table-cell>
          <table:table-cell office:value-type="float" office:value="39265">
            <text:p>39265</text:p>
          </table:table-cell>
          <table:table-cell table:formula="of:=[.D380]-[.$D$2]" office:value-type="float" office:value="15277">
            <text:p>152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K380]+0.02)/60" office:value-type="float" office:value="0.000133816666666667">
            <text:p>0.0001338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380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97326">
            <text:p>3897326</text:p>
          </table:table-cell>
          <table:table-cell office:value-type="float" office:value="2272867">
            <text:p>2272867</text:p>
          </table:table-cell>
          <table:table-cell office:value-type="float" office:value="4511516">
            <text:p>4511516</text:p>
          </table:table-cell>
          <table:table-cell office:value-type="float" office:value="-0.186008">
            <text:p>-0.186008</text:p>
          </table:table-cell>
          <table:table-cell office:value-type="float" office:value="1.928256">
            <text:p>1.928256</text:p>
          </table:table-cell>
          <table:table-cell office:value-type="float" office:value="1136.652222">
            <text:p>1136.652222</text:p>
          </table:table-cell>
        </table:table-row>
        <table:table-row table:style-name="ro1">
          <table:table-cell table:formula="of:=[.A380]+1" office:value-type="float" office:value="380">
            <text:p>380</text:p>
          </table:table-cell>
          <table:table-cell office:value-type="float" office:value="3298059">
            <text:p>3298059</text:p>
          </table:table-cell>
          <table:table-cell office:value-type="float" office:value="0">
            <text:p>0</text:p>
          </table:table-cell>
          <table:table-cell office:value-type="float" office:value="39263">
            <text:p>39263</text:p>
          </table:table-cell>
          <table:table-cell table:formula="of:=[.D381]-[.$D$2]" office:value-type="float" office:value="15275">
            <text:p>15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381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([.O381]-0.02)/5" office:value-type="float" office:value="-0.0000830000000000004">
            <text:p>-0.00008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83588">
            <text:p>3883588</text:p>
          </table:table-cell>
          <table:table-cell office:value-type="float" office:value="2309648">
            <text:p>2309648</text:p>
          </table:table-cell>
          <table:table-cell office:value-type="float" office:value="4518344">
            <text:p>4518344</text:p>
          </table:table-cell>
          <table:table-cell office:value-type="float" office:value="-0.186008">
            <text:p>-0.186008</text:p>
          </table:table-cell>
          <table:table-cell office:value-type="float" office:value="1.947841">
            <text:p>1.947841</text:p>
          </table:table-cell>
          <table:table-cell office:value-type="float" office:value="1147.181519">
            <text:p>1147.181519</text:p>
          </table:table-cell>
        </table:table-row>
        <table:table-row table:style-name="ro1">
          <table:table-cell table:formula="of:=[.A381]+1" office:value-type="float" office:value="381">
            <text:p>381</text:p>
          </table:table-cell>
          <table:table-cell office:value-type="float" office:value="3299059">
            <text:p>3299059</text:p>
          </table:table-cell>
          <table:table-cell office:value-type="float" office:value="0">
            <text:p>0</text:p>
          </table:table-cell>
          <table:table-cell office:value-type="float" office:value="39277">
            <text:p>39277</text:p>
          </table:table-cell>
          <table:table-cell table:formula="of:=[.D382]-[.$D$2]" office:value-type="float" office:value="15289">
            <text:p>152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K382]+0.02)/60" office:value-type="float" office:value="0.00057275">
            <text:p>0.00057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O382]-0.02)/5" office:value-type="float" office:value="0.0005298">
            <text:p>0.00052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69127">
            <text:p>3869127</text:p>
          </table:table-cell>
          <table:table-cell office:value-type="float" office:value="2346166">
            <text:p>2346166</text:p>
          </table:table-cell>
          <table:table-cell office:value-type="float" office:value="4524747.5">
            <text:p>4524747.5</text:p>
          </table:table-cell>
          <table:table-cell office:value-type="float" office:value="-0.186008">
            <text:p>-0.186008</text:p>
          </table:table-cell>
          <table:table-cell office:value-type="float" office:value="1.970491">
            <text:p>1.970491</text:p>
          </table:table-cell>
          <table:table-cell office:value-type="float" office:value="1159.358032">
            <text:p>1159.358032</text:p>
          </table:table-cell>
        </table:table-row>
        <table:table-row table:style-name="ro1">
          <table:table-cell table:formula="of:=[.A382]+1" office:value-type="float" office:value="382">
            <text:p>382</text:p>
          </table:table-cell>
          <table:table-cell office:value-type="float" office:value="3300059">
            <text:p>3300059</text:p>
          </table:table-cell>
          <table:table-cell office:value-type="float" office:value="0">
            <text:p>0</text:p>
          </table:table-cell>
          <table:table-cell office:value-type="float" office:value="39291">
            <text:p>39291</text:p>
          </table:table-cell>
          <table:table-cell table:formula="of:=[.D383]-[.$D$2]" office:value-type="float" office:value="15303">
            <text:p>153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K383]+0.02)/60" office:value-type="float" office:value="0.00057275">
            <text:p>0.00057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O383]-0.02)/5" office:value-type="float" office:value="0.000689799999999999">
            <text:p>0.00068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53837">
            <text:p>3853837</text:p>
          </table:table-cell>
          <table:table-cell office:value-type="float" office:value="2382360">
            <text:p>2382360</text:p>
          </table:table-cell>
          <table:table-cell office:value-type="float" office:value="4530607">
            <text:p>4530607</text:p>
          </table:table-cell>
          <table:table-cell office:value-type="float" office:value="-0.186008">
            <text:p>-0.186008</text:p>
          </table:table-cell>
          <table:table-cell office:value-type="float" office:value="1.993939">
            <text:p>1.993939</text:p>
          </table:table-cell>
          <table:table-cell office:value-type="float" office:value="1171.964233">
            <text:p>1171.964233</text:p>
          </table:table-cell>
        </table:table-row>
        <table:table-row table:style-name="ro1">
          <table:table-cell table:formula="of:=[.A383]+1" office:value-type="float" office:value="383">
            <text:p>383</text:p>
          </table:table-cell>
          <table:table-cell office:value-type="float" office:value="3301059">
            <text:p>3301059</text:p>
          </table:table-cell>
          <table:table-cell office:value-type="float" office:value="0">
            <text:p>0</text:p>
          </table:table-cell>
          <table:table-cell office:value-type="float" office:value="39286">
            <text:p>39286</text:p>
          </table:table-cell>
          <table:table-cell table:formula="of:=[.D384]-[.$D$2]" office:value-type="float" office:value="15298">
            <text:p>152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K384]+0.02)/60" office:value-type="float" office:value="0.000253533333333333">
            <text:p>0.000253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O384]-0.02)/5" office:value-type="float" office:value="0.0005298">
            <text:p>0.00052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37705">
            <text:p>3837705</text:p>
          </table:table-cell>
          <table:table-cell office:value-type="float" office:value="2418182">
            <text:p>2418182</text:p>
          </table:table-cell>
          <table:table-cell office:value-type="float" office:value="4535888.5">
            <text:p>4535888.5</text:p>
          </table:table-cell>
          <table:table-cell office:value-type="float" office:value="-0.186008">
            <text:p>-0.186008</text:p>
          </table:table-cell>
          <table:table-cell office:value-type="float" office:value="2.016589">
            <text:p>2.016589</text:p>
          </table:table-cell>
          <table:table-cell office:value-type="float" office:value="1184.140747">
            <text:p>1184.140747</text:p>
          </table:table-cell>
        </table:table-row>
        <table:table-row table:style-name="ro1">
          <table:table-cell table:formula="of:=[.A384]+1" office:value-type="float" office:value="384">
            <text:p>384</text:p>
          </table:table-cell>
          <table:table-cell office:value-type="float" office:value="3302059">
            <text:p>3302059</text:p>
          </table:table-cell>
          <table:table-cell office:value-type="float" office:value="0">
            <text:p>0</text:p>
          </table:table-cell>
          <table:table-cell office:value-type="float" office:value="39265">
            <text:p>39265</text:p>
          </table:table-cell>
          <table:table-cell table:formula="of:=[.D385]-[.$D$2]" office:value-type="float" office:value="15277">
            <text:p>152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K385]+0.02)/60" office:value-type="float" office:value="-0.0000258">
            <text:p>-0.0000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O385]-0.02)/5" office:value-type="float" office:value="0.000689799999999999">
            <text:p>0.00068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20775">
            <text:p>3820775</text:p>
          </table:table-cell>
          <table:table-cell office:value-type="float" office:value="2453610">
            <text:p>2453610</text:p>
          </table:table-cell>
          <table:table-cell office:value-type="float" office:value="4540619.5">
            <text:p>4540619.5</text:p>
          </table:table-cell>
          <table:table-cell office:value-type="float" office:value="-0.186008">
            <text:p>-0.186008</text:p>
          </table:table-cell>
          <table:table-cell office:value-type="float" office:value="2.040037">
            <text:p>2.040037</text:p>
          </table:table-cell>
          <table:table-cell office:value-type="float" office:value="1196.74707">
            <text:p>1196.74707</text:p>
          </table:table-cell>
        </table:table-row>
        <table:table-row table:style-name="ro1">
          <table:table-cell table:formula="of:=[.A385]+1" office:value-type="float" office:value="385">
            <text:p>385</text:p>
          </table:table-cell>
          <table:table-cell office:value-type="float" office:value="3303059">
            <text:p>3303059</text:p>
          </table:table-cell>
          <table:table-cell office:value-type="float" office:value="0">
            <text:p>0</text:p>
          </table:table-cell>
          <table:table-cell office:value-type="float" office:value="39298">
            <text:p>39298</text:p>
          </table:table-cell>
          <table:table-cell table:formula="of:=[.D386]-[.$D$2]" office:value-type="float" office:value="15310">
            <text:p>153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K386]+0.02)/60" office:value-type="float" office:value="0.000891983333333333">
            <text:p>0.0008919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([.O386]-0.02)/5" office:value-type="float" office:value="-0.0000564000000000002">
            <text:p>-0.00005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803004">
            <text:p>3803004</text:p>
          </table:table-cell>
          <table:table-cell office:value-type="float" office:value="2488661">
            <text:p>2488661</text:p>
          </table:table-cell>
          <table:table-cell office:value-type="float" office:value="4544774.5">
            <text:p>4544774.5</text:p>
          </table:table-cell>
          <table:table-cell office:value-type="float" office:value="-0.186008">
            <text:p>-0.186008</text:p>
          </table:table-cell>
          <table:table-cell office:value-type="float" office:value="2.059756">
            <text:p>2.059756</text:p>
          </table:table-cell>
          <table:table-cell office:value-type="float" office:value="1207.347778">
            <text:p>1207.347778</text:p>
          </table:table-cell>
        </table:table-row>
        <table:table-row table:style-name="ro1">
          <table:table-cell table:formula="of:=[.A386]+1" office:value-type="float" office:value="386">
            <text:p>386</text:p>
          </table:table-cell>
          <table:table-cell office:value-type="float" office:value="3304059">
            <text:p>3304059</text:p>
          </table:table-cell>
          <table:table-cell office:value-type="float" office:value="0">
            <text:p>0</text:p>
          </table:table-cell>
          <table:table-cell office:value-type="float" office:value="39272">
            <text:p>39272</text:p>
          </table:table-cell>
          <table:table-cell table:formula="of:=[.D387]-[.$D$2]" office:value-type="float" office:value="15284">
            <text:p>152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([.K387]+0.02)/60" office:value-type="float" office:value="-0.0001056">
            <text:p>-0.00010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([.O387]-0.02)/5" office:value-type="float" office:value="0.0001302">
            <text:p>0.000130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84558">
            <text:p>3784558</text:p>
          </table:table-cell>
          <table:table-cell office:value-type="float" office:value="2523331">
            <text:p>2523331</text:p>
          </table:table-cell>
          <table:table-cell office:value-type="float" office:value="4548492.5">
            <text:p>4548492.5</text:p>
          </table:table-cell>
          <table:table-cell office:value-type="float" office:value="-0.186008">
            <text:p>-0.186008</text:p>
          </table:table-cell>
          <table:table-cell office:value-type="float" office:value="2.080406">
            <text:p>2.080406</text:p>
          </table:table-cell>
          <table:table-cell office:value-type="float" office:value="1218.449829">
            <text:p>1218.449829</text:p>
          </table:table-cell>
        </table:table-row>
        <table:table-row table:style-name="ro1">
          <table:table-cell table:formula="of:=[.A387]+1" office:value-type="float" office:value="387">
            <text:p>387</text:p>
          </table:table-cell>
          <table:table-cell office:value-type="float" office:value="3305059">
            <text:p>3305059</text:p>
          </table:table-cell>
          <table:table-cell office:value-type="float" office:value="0">
            <text:p>0</text:p>
          </table:table-cell>
          <table:table-cell office:value-type="float" office:value="39289">
            <text:p>39289</text:p>
          </table:table-cell>
          <table:table-cell table:formula="of:=[.D388]-[.$D$2]" office:value-type="float" office:value="15301">
            <text:p>153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([.K388]+0.02)/60" office:value-type="float" office:value="0.00061265">
            <text:p>0.000612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388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65391">
            <text:p>3765391</text:p>
          </table:table-cell>
          <table:table-cell office:value-type="float" office:value="2557628">
            <text:p>2557628</text:p>
          </table:table-cell>
          <table:table-cell office:value-type="float" office:value="4551740">
            <text:p>4551740</text:p>
          </table:table-cell>
          <table:table-cell office:value-type="float" office:value="-0.186008">
            <text:p>-0.186008</text:p>
          </table:table-cell>
          <table:table-cell office:value-type="float" office:value="2.10239">
            <text:p>2.10239</text:p>
          </table:table-cell>
          <table:table-cell office:value-type="float" office:value="1230.268311">
            <text:p>1230.268311</text:p>
          </table:table-cell>
        </table:table-row>
        <table:table-row table:style-name="ro1">
          <table:table-cell table:formula="of:=[.A388]+1" office:value-type="float" office:value="388">
            <text:p>388</text:p>
          </table:table-cell>
          <table:table-cell office:value-type="float" office:value="3306059">
            <text:p>3306059</text:p>
          </table:table-cell>
          <table:table-cell office:value-type="float" office:value="0">
            <text:p>0</text:p>
          </table:table-cell>
          <table:table-cell office:value-type="float" office:value="39313">
            <text:p>39313</text:p>
          </table:table-cell>
          <table:table-cell table:formula="of:=[.D389]-[.$D$2]" office:value-type="float" office:value="15325">
            <text:p>15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([.K389]+0.02)/60" office:value-type="float" office:value="0.000732366666666667">
            <text:p>0.0007323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([.O389]-0.02)/5" office:value-type="float" office:value="0.0001036">
            <text:p>0.000103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45463">
            <text:p>3745463</text:p>
          </table:table-cell>
          <table:table-cell office:value-type="float" office:value="2591516">
            <text:p>2591516</text:p>
          </table:table-cell>
          <table:table-cell office:value-type="float" office:value="4554465.5">
            <text:p>4554465.5</text:p>
          </table:table-cell>
          <table:table-cell office:value-type="float" office:value="-0.186008">
            <text:p>-0.186008</text:p>
          </table:table-cell>
          <table:table-cell office:value-type="float" office:value="2.122907">
            <text:p>2.122907</text:p>
          </table:table-cell>
          <table:table-cell office:value-type="float" office:value="1241.298828">
            <text:p>1241.298828</text:p>
          </table:table-cell>
        </table:table-row>
        <table:table-row table:style-name="ro1">
          <table:table-cell table:formula="of:=[.A389]+1" office:value-type="float" office:value="389">
            <text:p>389</text:p>
          </table:table-cell>
          <table:table-cell office:value-type="float" office:value="3307059">
            <text:p>3307059</text:p>
          </table:table-cell>
          <table:table-cell office:value-type="float" office:value="0">
            <text:p>0</text:p>
          </table:table-cell>
          <table:table-cell office:value-type="float" office:value="39296">
            <text:p>39296</text:p>
          </table:table-cell>
          <table:table-cell table:formula="of:=[.D390]-[.$D$2]" office:value-type="float" office:value="15308">
            <text:p>153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([.K390]+0.02)/60" office:value-type="float" office:value="0.0000540166666666667">
            <text:p>5.40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390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24853">
            <text:p>3724853</text:p>
          </table:table-cell>
          <table:table-cell office:value-type="float" office:value="2624973">
            <text:p>2624973</text:p>
          </table:table-cell>
          <table:table-cell office:value-type="float" office:value="4556723">
            <text:p>4556723</text:p>
          </table:table-cell>
          <table:table-cell office:value-type="float" office:value="-0.186008">
            <text:p>-0.186008</text:p>
          </table:table-cell>
          <table:table-cell office:value-type="float" office:value="2.147022">
            <text:p>2.147022</text:p>
          </table:table-cell>
          <table:table-cell office:value-type="float" office:value="1254.263184">
            <text:p>1254.263184</text:p>
          </table:table-cell>
        </table:table-row>
        <table:table-row table:style-name="ro1">
          <table:table-cell table:formula="of:=[.A390]+1" office:value-type="float" office:value="390">
            <text:p>390</text:p>
          </table:table-cell>
          <table:table-cell office:value-type="float" office:value="3308059">
            <text:p>3308059</text:p>
          </table:table-cell>
          <table:table-cell office:value-type="float" office:value="0">
            <text:p>0</text:p>
          </table:table-cell>
          <table:table-cell office:value-type="float" office:value="39272">
            <text:p>39272</text:p>
          </table:table-cell>
          <table:table-cell table:formula="of:=[.D391]-[.$D$2]" office:value-type="float" office:value="15284">
            <text:p>152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K391]+0.02)/60" office:value-type="float" office:value="-0.0000657">
            <text:p>-0.0000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391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703455">
            <text:p>3703455</text:p>
          </table:table-cell>
          <table:table-cell office:value-type="float" office:value="2657904">
            <text:p>2657904</text:p>
          </table:table-cell>
          <table:table-cell office:value-type="float" office:value="4558371">
            <text:p>4558371</text:p>
          </table:table-cell>
          <table:table-cell office:value-type="float" office:value="-0.186008">
            <text:p>-0.186008</text:p>
          </table:table-cell>
          <table:table-cell office:value-type="float" office:value="2.170337">
            <text:p>2.170337</text:p>
          </table:table-cell>
          <table:table-cell office:value-type="float" office:value="1266.797852">
            <text:p>1266.797852</text:p>
          </table:table-cell>
        </table:table-row>
        <table:table-row table:style-name="ro1">
          <table:table-cell table:formula="of:=[.A391]+1" office:value-type="float" office:value="391">
            <text:p>391</text:p>
          </table:table-cell>
          <table:table-cell office:value-type="float" office:value="3309059">
            <text:p>3309059</text:p>
          </table:table-cell>
          <table:table-cell office:value-type="float" office:value="0">
            <text:p>0</text:p>
          </table:table-cell>
          <table:table-cell office:value-type="float" office:value="39296">
            <text:p>39296</text:p>
          </table:table-cell>
          <table:table-cell table:formula="of:=[.D392]-[.$D$2]" office:value-type="float" office:value="15308">
            <text:p>153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([.K392]+0.02)/60" office:value-type="float" office:value="0.000732366666666667">
            <text:p>0.0007323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([.O392]-0.02)/5" office:value-type="float" office:value="0.0000501999999999996">
            <text:p>0.000050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81282">
            <text:p>3681282</text:p>
          </table:table-cell>
          <table:table-cell office:value-type="float" office:value="2690347">
            <text:p>2690347</text:p>
          </table:table-cell>
          <table:table-cell office:value-type="float" office:value="4559443">
            <text:p>4559443</text:p>
          </table:table-cell>
          <table:table-cell office:value-type="float" office:value="-0.186008">
            <text:p>-0.186008</text:p>
          </table:table-cell>
          <table:table-cell office:value-type="float" office:value="2.190588">
            <text:p>2.190588</text:p>
          </table:table-cell>
          <table:table-cell office:value-type="float" office:value="1277.685059">
            <text:p>1277.685059</text:p>
          </table:table-cell>
        </table:table-row>
        <table:table-row table:style-name="ro1">
          <table:table-cell table:formula="of:=[.A392]+1" office:value-type="float" office:value="392">
            <text:p>392</text:p>
          </table:table-cell>
          <table:table-cell office:value-type="float" office:value="3310059">
            <text:p>3310059</text:p>
          </table:table-cell>
          <table:table-cell office:value-type="float" office:value="0">
            <text:p>0</text:p>
          </table:table-cell>
          <table:table-cell office:value-type="float" office:value="39298">
            <text:p>39298</text:p>
          </table:table-cell>
          <table:table-cell table:formula="of:=[.D393]-[.$D$2]" office:value-type="float" office:value="15310">
            <text:p>153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([.K393]+0.02)/60" office:value-type="float" office:value="0.000373233333333333">
            <text:p>0.0003732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([.O393]-0.02)/5" office:value-type="float" office:value="0.0012226">
            <text:p>0.001222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58455">
            <text:p>3658455</text:p>
          </table:table-cell>
          <table:table-cell office:value-type="float" office:value="2722336">
            <text:p>2722336</text:p>
          </table:table-cell>
          <table:table-cell office:value-type="float" office:value="4560057.5">
            <text:p>4560057.5</text:p>
          </table:table-cell>
          <table:table-cell office:value-type="float" office:value="-0.186008">
            <text:p>-0.186008</text:p>
          </table:table-cell>
          <table:table-cell office:value-type="float" office:value="2.216702">
            <text:p>2.216702</text:p>
          </table:table-cell>
          <table:table-cell office:value-type="float" office:value="1291.723877">
            <text:p>1291.723877</text:p>
          </table:table-cell>
        </table:table-row>
        <table:table-row table:style-name="ro1">
          <table:table-cell table:formula="of:=[.A393]+1" office:value-type="float" office:value="393">
            <text:p>393</text:p>
          </table:table-cell>
          <table:table-cell office:value-type="float" office:value="3311059">
            <text:p>3311059</text:p>
          </table:table-cell>
          <table:table-cell office:value-type="float" office:value="0">
            <text:p>0</text:p>
          </table:table-cell>
          <table:table-cell office:value-type="float" office:value="39298">
            <text:p>39298</text:p>
          </table:table-cell>
          <table:table-cell table:formula="of:=[.D394]-[.$D$2]" office:value-type="float" office:value="15310">
            <text:p>153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394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394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34800">
            <text:p>3634800</text:p>
          </table:table-cell>
          <table:table-cell office:value-type="float" office:value="2753718">
            <text:p>2753718</text:p>
          </table:table-cell>
          <table:table-cell office:value-type="float" office:value="4559984">
            <text:p>4559984</text:p>
          </table:table-cell>
          <table:table-cell office:value-type="float" office:value="-0.186008">
            <text:p>-0.186008</text:p>
          </table:table-cell>
          <table:table-cell office:value-type="float" office:value="2.238685">
            <text:p>2.238685</text:p>
          </table:table-cell>
          <table:table-cell office:value-type="float" office:value="1303.542236">
            <text:p>1303.542236</text:p>
          </table:table-cell>
        </table:table-row>
        <table:table-row table:style-name="ro1">
          <table:table-cell table:formula="of:=[.A394]+1" office:value-type="float" office:value="394">
            <text:p>394</text:p>
          </table:table-cell>
          <table:table-cell office:value-type="float" office:value="3312059">
            <text:p>3312059</text:p>
          </table:table-cell>
          <table:table-cell office:value-type="float" office:value="0">
            <text:p>0</text:p>
          </table:table-cell>
          <table:table-cell office:value-type="float" office:value="39207">
            <text:p>39207</text:p>
          </table:table-cell>
          <table:table-cell table:formula="of:=[.D395]-[.$D$2]" office:value-type="float" office:value="15219">
            <text:p>152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9098">
            <text:p>-0.09098</text:p>
          </table:table-cell>
          <table:table-cell table:formula="of:=([.K395]+0.02)/60" office:value-type="float" office:value="-0.001183">
            <text:p>-0.0011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395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610518">
            <text:p>3610518</text:p>
          </table:table-cell>
          <table:table-cell office:value-type="float" office:value="2784501">
            <text:p>2784501</text:p>
          </table:table-cell>
          <table:table-cell office:value-type="float" office:value="4559387">
            <text:p>4559387</text:p>
          </table:table-cell>
          <table:table-cell office:value-type="float" office:value="-0.186008">
            <text:p>-0.186008</text:p>
          </table:table-cell>
          <table:table-cell office:value-type="float" office:value="2.261734">
            <text:p>2.261734</text:p>
          </table:table-cell>
          <table:table-cell office:value-type="float" office:value="1315.933716">
            <text:p>1315.933716</text:p>
          </table:table-cell>
        </table:table-row>
        <table:table-row table:style-name="ro1">
          <table:table-cell table:formula="of:=[.A395]+1" office:value-type="float" office:value="395">
            <text:p>395</text:p>
          </table:table-cell>
          <table:table-cell office:value-type="float" office:value="3313059">
            <text:p>3313059</text:p>
          </table:table-cell>
          <table:table-cell office:value-type="float" office:value="0">
            <text:p>0</text:p>
          </table:table-cell>
          <table:table-cell office:value-type="float" office:value="39219">
            <text:p>39219</text:p>
          </table:table-cell>
          <table:table-cell table:formula="of:=[.D396]-[.$D$2]" office:value-type="float" office:value="15231">
            <text:p>152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([.K396]+0.02)/60" office:value-type="float" office:value="0.00053285">
            <text:p>0.000532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396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85525">
            <text:p>3585525</text:p>
          </table:table-cell>
          <table:table-cell office:value-type="float" office:value="2814725">
            <text:p>2814725</text:p>
          </table:table-cell>
          <table:table-cell office:value-type="float" office:value="4558223">
            <text:p>4558223</text:p>
          </table:table-cell>
          <table:table-cell office:value-type="float" office:value="-0.186008">
            <text:p>-0.186008</text:p>
          </table:table-cell>
          <table:table-cell office:value-type="float" office:value="2.283318">
            <text:p>2.283318</text:p>
          </table:table-cell>
          <table:table-cell office:value-type="float" office:value="1327.537231">
            <text:p>1327.537231</text:p>
          </table:table-cell>
        </table:table-row>
        <table:table-row table:style-name="ro1">
          <table:table-cell table:formula="of:=[.A396]+1" office:value-type="float" office:value="396">
            <text:p>396</text:p>
          </table:table-cell>
          <table:table-cell office:value-type="float" office:value="3314059">
            <text:p>3314059</text:p>
          </table:table-cell>
          <table:table-cell office:value-type="float" office:value="0">
            <text:p>0</text:p>
          </table:table-cell>
          <table:table-cell office:value-type="float" office:value="39224">
            <text:p>39224</text:p>
          </table:table-cell>
          <table:table-cell table:formula="of:=[.D397]-[.$D$2]" office:value-type="float" office:value="15236">
            <text:p>152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9">
            <text:p>0.0193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([.K397]+0.02)/60" office:value-type="float" office:value="0.000413133333333333">
            <text:p>0.0004131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9">
            <text:p>0.019319</text:p>
          </table:table-cell>
          <table:table-cell table:formula="of:=([.O397]-0.02)/5" office:value-type="float" office:value="-0.0001362">
            <text:p>-0.00013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59882">
            <text:p>3559882</text:p>
          </table:table-cell>
          <table:table-cell office:value-type="float" office:value="2844407">
            <text:p>2844407</text:p>
          </table:table-cell>
          <table:table-cell office:value-type="float" office:value="4556549.5">
            <text:p>4556549.5</text:p>
          </table:table-cell>
          <table:table-cell office:value-type="float" office:value="-0.186008">
            <text:p>-0.186008</text:p>
          </table:table-cell>
          <table:table-cell office:value-type="float" office:value="2.302636">
            <text:p>2.302636</text:p>
          </table:table-cell>
          <table:table-cell office:value-type="float" office:value="1337.923096">
            <text:p>1337.923096</text:p>
          </table:table-cell>
        </table:table-row>
        <table:table-row table:style-name="ro1">
          <table:table-cell table:formula="of:=[.A397]+1" office:value-type="float" office:value="397">
            <text:p>397</text:p>
          </table:table-cell>
          <table:table-cell office:value-type="float" office:value="3315059">
            <text:p>3315059</text:p>
          </table:table-cell>
          <table:table-cell office:value-type="float" office:value="0">
            <text:p>0</text:p>
          </table:table-cell>
          <table:table-cell office:value-type="float" office:value="39210">
            <text:p>39210</text:p>
          </table:table-cell>
          <table:table-cell table:formula="of:=[.D398]-[.$D$2]" office:value-type="float" office:value="15222">
            <text:p>15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K398]+0.02)/60" office:value-type="float" office:value="0.0000939166666666667">
            <text:p>9.39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([.O398]-0.02)/5" office:value-type="float" office:value="0.0002634">
            <text:p>0.00026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33680">
            <text:p>3533680</text:p>
          </table:table-cell>
          <table:table-cell office:value-type="float" office:value="2873577">
            <text:p>2873577</text:p>
          </table:table-cell>
          <table:table-cell office:value-type="float" office:value="4554456.5">
            <text:p>4554456.5</text:p>
          </table:table-cell>
          <table:table-cell office:value-type="float" office:value="-0.186008">
            <text:p>-0.186008</text:p>
          </table:table-cell>
          <table:table-cell office:value-type="float" office:value="2.323953">
            <text:p>2.323953</text:p>
          </table:table-cell>
          <table:table-cell office:value-type="float" office:value="1349.383301">
            <text:p>1349.383301</text:p>
          </table:table-cell>
        </table:table-row>
        <table:table-row table:style-name="ro1">
          <table:table-cell table:formula="of:=[.A398]+1" office:value-type="float" office:value="398">
            <text:p>398</text:p>
          </table:table-cell>
          <table:table-cell office:value-type="float" office:value="3316059">
            <text:p>3316059</text:p>
          </table:table-cell>
          <table:table-cell office:value-type="float" office:value="0">
            <text:p>0</text:p>
          </table:table-cell>
          <table:table-cell office:value-type="float" office:value="39160">
            <text:p>39160</text:p>
          </table:table-cell>
          <table:table-cell table:formula="of:=[.D399]-[.$D$2]" office:value-type="float" office:value="15172">
            <text:p>151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K399]+0.02)/60" office:value-type="float" office:value="-0.000504633333333333">
            <text:p>-0.0005046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O399]-0.02)/5" office:value-type="float" office:value="0.000236799999999999">
            <text:p>0.000236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506897">
            <text:p>3506897</text:p>
          </table:table-cell>
          <table:table-cell office:value-type="float" office:value="2902145">
            <text:p>2902145</text:p>
          </table:table-cell>
          <table:table-cell office:value-type="float" office:value="4551869">
            <text:p>4551869</text:p>
          </table:table-cell>
          <table:table-cell office:value-type="float" office:value="-0.186008">
            <text:p>-0.186008</text:p>
          </table:table-cell>
          <table:table-cell office:value-type="float" office:value="2.345137">
            <text:p>2.345137</text:p>
          </table:table-cell>
          <table:table-cell office:value-type="float" office:value="1360.772095">
            <text:p>1360.772095</text:p>
          </table:table-cell>
        </table:table-row>
        <table:table-row table:style-name="ro1">
          <table:table-cell table:formula="of:=[.A399]+1" office:value-type="float" office:value="399">
            <text:p>399</text:p>
          </table:table-cell>
          <table:table-cell office:value-type="float" office:value="3317059">
            <text:p>3317059</text:p>
          </table:table-cell>
          <table:table-cell office:value-type="float" office:value="0">
            <text:p>0</text:p>
          </table:table-cell>
          <table:table-cell office:value-type="float" office:value="39145">
            <text:p>39145</text:p>
          </table:table-cell>
          <table:table-cell table:formula="of:=[.D400]-[.$D$2]" office:value-type="float" office:value="15157">
            <text:p>151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K400]+0.02)/60" office:value-type="float" office:value="0.0000939166666666667">
            <text:p>9.39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O400]-0.02)/5" office:value-type="float" office:value="-0.00000300000000000022">
            <text:p>-0.00000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479525">
            <text:p>3479525</text:p>
          </table:table-cell>
          <table:table-cell office:value-type="float" office:value="2930129">
            <text:p>2930129</text:p>
          </table:table-cell>
          <table:table-cell office:value-type="float" office:value="4548790.5">
            <text:p>4548790.5</text:p>
          </table:table-cell>
          <table:table-cell office:value-type="float" office:value="-0.186008">
            <text:p>-0.186008</text:p>
          </table:table-cell>
          <table:table-cell office:value-type="float" office:value="2.365122">
            <text:p>2.365122</text:p>
          </table:table-cell>
          <table:table-cell office:value-type="float" office:value="1371.515991">
            <text:p>1371.515991</text:p>
          </table:table-cell>
        </table:table-row>
        <table:table-row table:style-name="ro1">
          <table:table-cell table:formula="of:=[.A400]+1" office:value-type="float" office:value="400">
            <text:p>400</text:p>
          </table:table-cell>
          <table:table-cell office:value-type="float" office:value="3318059">
            <text:p>3318059</text:p>
          </table:table-cell>
          <table:table-cell office:value-type="float" office:value="0">
            <text:p>0</text:p>
          </table:table-cell>
          <table:table-cell office:value-type="float" office:value="39172">
            <text:p>39172</text:p>
          </table:table-cell>
          <table:table-cell table:formula="of:=[.D401]-[.$D$2]" office:value-type="float" office:value="15184">
            <text:p>151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([.K401]+0.02)/60" office:value-type="float" office:value="0.000772266666666667">
            <text:p>0.0007722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([.O401]-0.02)/5" office:value-type="float" office:value="0.0005832">
            <text:p>0.00058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451580">
            <text:p>3451580</text:p>
          </table:table-cell>
          <table:table-cell office:value-type="float" office:value="2957579">
            <text:p>2957579</text:p>
          </table:table-cell>
          <table:table-cell office:value-type="float" office:value="4545264">
            <text:p>4545264</text:p>
          </table:table-cell>
          <table:table-cell office:value-type="float" office:value="-0.186008">
            <text:p>-0.186008</text:p>
          </table:table-cell>
          <table:table-cell office:value-type="float" office:value="2.388037">
            <text:p>2.388037</text:p>
          </table:table-cell>
          <table:table-cell office:value-type="float" office:value="1383.835815">
            <text:p>1383.835815</text:p>
          </table:table-cell>
        </table:table-row>
        <table:table-row table:style-name="ro1">
          <table:table-cell table:formula="of:=[.A401]+1" office:value-type="float" office:value="401">
            <text:p>401</text:p>
          </table:table-cell>
          <table:table-cell office:value-type="float" office:value="3319059">
            <text:p>3319059</text:p>
          </table:table-cell>
          <table:table-cell office:value-type="float" office:value="0">
            <text:p>0</text:p>
          </table:table-cell>
          <table:table-cell office:value-type="float" office:value="39179">
            <text:p>39179</text:p>
          </table:table-cell>
          <table:table-cell table:formula="of:=[.D402]-[.$D$2]" office:value-type="float" office:value="15191">
            <text:p>15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402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O402]-0.02)/5" office:value-type="float" office:value="0.00037">
            <text:p>0.00037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423008">
            <text:p>3423008</text:p>
          </table:table-cell>
          <table:table-cell office:value-type="float" office:value="2984386">
            <text:p>2984386</text:p>
          </table:table-cell>
          <table:table-cell office:value-type="float" office:value="4541178">
            <text:p>4541178</text:p>
          </table:table-cell>
          <table:table-cell office:value-type="float" office:value="-0.186008">
            <text:p>-0.186008</text:p>
          </table:table-cell>
          <table:table-cell office:value-type="float" office:value="2.409887">
            <text:p>2.409887</text:p>
          </table:table-cell>
          <table:table-cell office:value-type="float" office:value="1395.58252">
            <text:p>1395.58252</text:p>
          </table:table-cell>
        </table:table-row>
        <table:table-row table:style-name="ro1">
          <table:table-cell table:formula="of:=[.A402]+1" office:value-type="float" office:value="402">
            <text:p>402</text:p>
          </table:table-cell>
          <table:table-cell office:value-type="float" office:value="3320059">
            <text:p>3320059</text:p>
          </table:table-cell>
          <table:table-cell office:value-type="float" office:value="0">
            <text:p>0</text:p>
          </table:table-cell>
          <table:table-cell office:value-type="float" office:value="39224">
            <text:p>39224</text:p>
          </table:table-cell>
          <table:table-cell table:formula="of:=[.D403]-[.$D$2]" office:value-type="float" office:value="15236">
            <text:p>152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549">
            <text:p>0.04549</text:p>
          </table:table-cell>
          <table:table-cell table:formula="of:=([.K403]+0.02)/60" office:value-type="float" office:value="0.0010915">
            <text:p>0.00109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403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393824">
            <text:p>3393824</text:p>
          </table:table-cell>
          <table:table-cell office:value-type="float" office:value="3010593">
            <text:p>3010593</text:p>
          </table:table-cell>
          <table:table-cell office:value-type="float" office:value="4536570">
            <text:p>4536570</text:p>
          </table:table-cell>
          <table:table-cell office:value-type="float" office:value="-0.186008">
            <text:p>-0.186008</text:p>
          </table:table-cell>
          <table:table-cell office:value-type="float" office:value="2.434002">
            <text:p>2.434002</text:p>
          </table:table-cell>
          <table:table-cell office:value-type="float" office:value="1408.546875">
            <text:p>1408.546875</text:p>
          </table:table-cell>
        </table:table-row>
        <table:table-row table:style-name="ro1">
          <table:table-cell table:formula="of:=[.A403]+1" office:value-type="float" office:value="403">
            <text:p>403</text:p>
          </table:table-cell>
          <table:table-cell office:value-type="float" office:value="3321059">
            <text:p>3321059</text:p>
          </table:table-cell>
          <table:table-cell office:value-type="float" office:value="0">
            <text:p>0</text:p>
          </table:table-cell>
          <table:table-cell office:value-type="float" office:value="39246">
            <text:p>39246</text:p>
          </table:table-cell>
          <table:table-cell table:formula="of:=[.D404]-[.$D$2]" office:value-type="float" office:value="15258">
            <text:p>15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([.K404]+0.02)/60" office:value-type="float" office:value="0.000692466666666667">
            <text:p>0.0006924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O404]-0.02)/5" office:value-type="float" office:value="0.0001834">
            <text:p>0.00018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364000">
            <text:p>3364000</text:p>
          </table:table-cell>
          <table:table-cell office:value-type="float" office:value="3036103">
            <text:p>3036103</text:p>
          </table:table-cell>
          <table:table-cell office:value-type="float" office:value="4531355.5">
            <text:p>4531355.5</text:p>
          </table:table-cell>
          <table:table-cell office:value-type="float" office:value="-0.186008">
            <text:p>-0.186008</text:p>
          </table:table-cell>
          <table:table-cell office:value-type="float" office:value="2.45492">
            <text:p>2.45492</text:p>
          </table:table-cell>
          <table:table-cell office:value-type="float" office:value="1419.792358">
            <text:p>1419.792358</text:p>
          </table:table-cell>
        </table:table-row>
        <table:table-row table:style-name="ro1">
          <table:table-cell table:formula="of:=[.A404]+1" office:value-type="float" office:value="404">
            <text:p>404</text:p>
          </table:table-cell>
          <table:table-cell office:value-type="float" office:value="3322059">
            <text:p>3322059</text:p>
          </table:table-cell>
          <table:table-cell office:value-type="float" office:value="0">
            <text:p>0</text:p>
          </table:table-cell>
          <table:table-cell office:value-type="float" office:value="39229">
            <text:p>39229</text:p>
          </table:table-cell>
          <table:table-cell table:formula="of:=[.D405]-[.$D$2]" office:value-type="float" office:value="15241">
            <text:p>152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([.K405]+0.02)/60" office:value-type="float" office:value="0.0000540166666666667">
            <text:p>5.40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405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333662">
            <text:p>3333662</text:p>
          </table:table-cell>
          <table:table-cell office:value-type="float" office:value="3060973">
            <text:p>3060973</text:p>
          </table:table-cell>
          <table:table-cell office:value-type="float" office:value="4525663">
            <text:p>4525663</text:p>
          </table:table-cell>
          <table:table-cell office:value-type="float" office:value="-0.186008">
            <text:p>-0.186008</text:p>
          </table:table-cell>
          <table:table-cell office:value-type="float" office:value="2.479034">
            <text:p>2.479034</text:p>
          </table:table-cell>
          <table:table-cell office:value-type="float" office:value="1432.756836">
            <text:p>1432.756836</text:p>
          </table:table-cell>
        </table:table-row>
        <table:table-row table:style-name="ro1">
          <table:table-cell table:formula="of:=[.A405]+1" office:value-type="float" office:value="405">
            <text:p>405</text:p>
          </table:table-cell>
          <table:table-cell office:value-type="float" office:value="3323059">
            <text:p>3323059</text:p>
          </table:table-cell>
          <table:table-cell office:value-type="float" office:value="0">
            <text:p>0</text:p>
          </table:table-cell>
          <table:table-cell office:value-type="float" office:value="39227">
            <text:p>39227</text:p>
          </table:table-cell>
          <table:table-cell table:formula="of:=[.D406]-[.$D$2]" office:value-type="float" office:value="15239">
            <text:p>152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447">
            <text:p>0.0254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K406]+0.02)/60" office:value-type="float" office:value="0.000293433333333333">
            <text:p>0.0002934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447">
            <text:p>0.025447</text:p>
          </table:table-cell>
          <table:table-cell table:formula="of:=([.O406]-0.02)/5" office:value-type="float" office:value="0.0010894">
            <text:p>0.001089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302735">
            <text:p>3302735</text:p>
          </table:table-cell>
          <table:table-cell office:value-type="float" office:value="3085103">
            <text:p>3085103</text:p>
          </table:table-cell>
          <table:table-cell office:value-type="float" office:value="4519369">
            <text:p>4519369</text:p>
          </table:table-cell>
          <table:table-cell office:value-type="float" office:value="-0.186008">
            <text:p>-0.186008</text:p>
          </table:table-cell>
          <table:table-cell office:value-type="float" office:value="2.504482">
            <text:p>2.504482</text:p>
          </table:table-cell>
          <table:table-cell office:value-type="float" office:value="1446.4375">
            <text:p>1446.4375</text:p>
          </table:table-cell>
        </table:table-row>
        <table:table-row table:style-name="ro1">
          <table:table-cell table:formula="of:=[.A406]+1" office:value-type="float" office:value="406">
            <text:p>406</text:p>
          </table:table-cell>
          <table:table-cell office:value-type="float" office:value="3324059">
            <text:p>3324059</text:p>
          </table:table-cell>
          <table:table-cell office:value-type="float" office:value="0">
            <text:p>0</text:p>
          </table:table-cell>
          <table:table-cell office:value-type="float" office:value="39212">
            <text:p>39212</text:p>
          </table:table-cell>
          <table:table-cell table:formula="of:=[.D407]-[.$D$2]" office:value-type="float" office:value="15224">
            <text:p>152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K407]+0.02)/60" office:value-type="float" office:value="0.0000939166666666667">
            <text:p>9.39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O407]-0.02)/5" office:value-type="float" office:value="0.0005298">
            <text:p>0.00052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271215">
            <text:p>3271215</text:p>
          </table:table-cell>
          <table:table-cell office:value-type="float" office:value="3108429">
            <text:p>3108429</text:p>
          </table:table-cell>
          <table:table-cell office:value-type="float" office:value="4512423">
            <text:p>4512423</text:p>
          </table:table-cell>
          <table:table-cell office:value-type="float" office:value="-0.186008">
            <text:p>-0.186008</text:p>
          </table:table-cell>
          <table:table-cell office:value-type="float" office:value="2.527131">
            <text:p>2.527131</text:p>
          </table:table-cell>
          <table:table-cell office:value-type="float" office:value="1458.614014">
            <text:p>1458.614014</text:p>
          </table:table-cell>
        </table:table-row>
        <table:table-row table:style-name="ro1">
          <table:table-cell table:formula="of:=[.A407]+1" office:value-type="float" office:value="407">
            <text:p>407</text:p>
          </table:table-cell>
          <table:table-cell office:value-type="float" office:value="3325059">
            <text:p>3325059</text:p>
          </table:table-cell>
          <table:table-cell office:value-type="float" office:value="0">
            <text:p>0</text:p>
          </table:table-cell>
          <table:table-cell office:value-type="float" office:value="39198">
            <text:p>39198</text:p>
          </table:table-cell>
          <table:table-cell table:formula="of:=[.D408]-[.$D$2]" office:value-type="float" office:value="15210">
            <text:p>15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K408]+0.02)/60" office:value-type="float" office:value="0.0000939166666666667">
            <text:p>9.39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O408]-0.02)/5" office:value-type="float" office:value="0.0008496">
            <text:p>0.000849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239187">
            <text:p>3239187</text:p>
          </table:table-cell>
          <table:table-cell office:value-type="float" office:value="3131027">
            <text:p>3131027</text:p>
          </table:table-cell>
          <table:table-cell office:value-type="float" office:value="4504936">
            <text:p>4504936</text:p>
          </table:table-cell>
          <table:table-cell office:value-type="float" office:value="-0.186008">
            <text:p>-0.186008</text:p>
          </table:table-cell>
          <table:table-cell office:value-type="float" office:value="2.551379">
            <text:p>2.551379</text:p>
          </table:table-cell>
          <table:table-cell office:value-type="float" office:value="1471.650024">
            <text:p>1471.650024</text:p>
          </table:table-cell>
        </table:table-row>
        <table:table-row table:style-name="ro1">
          <table:table-cell table:formula="of:=[.A408]+1" office:value-type="float" office:value="408">
            <text:p>408</text:p>
          </table:table-cell>
          <table:table-cell office:value-type="float" office:value="3326059">
            <text:p>3326059</text:p>
          </table:table-cell>
          <table:table-cell office:value-type="float" office:value="0">
            <text:p>0</text:p>
          </table:table-cell>
          <table:table-cell office:value-type="float" office:value="39162">
            <text:p>39162</text:p>
          </table:table-cell>
          <table:table-cell table:formula="of:=[.D409]-[.$D$2]" office:value-type="float" office:value="15174">
            <text:p>151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K409]+0.02)/60" office:value-type="float" office:value="-0.000265216666666667">
            <text:p>-0.0002652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409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206650">
            <text:p>3206650</text:p>
          </table:table-cell>
          <table:table-cell office:value-type="float" office:value="3152822">
            <text:p>3152822</text:p>
          </table:table-cell>
          <table:table-cell office:value-type="float" office:value="4496852.5">
            <text:p>4496852.5</text:p>
          </table:table-cell>
          <table:table-cell office:value-type="float" office:value="-0.186008">
            <text:p>-0.186008</text:p>
          </table:table-cell>
          <table:table-cell office:value-type="float" office:value="2.572963">
            <text:p>2.572963</text:p>
          </table:table-cell>
          <table:table-cell office:value-type="float" office:value="1483.253662">
            <text:p>1483.253662</text:p>
          </table:table-cell>
        </table:table-row>
        <table:table-row table:style-name="ro1">
          <table:table-cell table:formula="of:=[.A409]+1" office:value-type="float" office:value="409">
            <text:p>409</text:p>
          </table:table-cell>
          <table:table-cell office:value-type="float" office:value="3327059">
            <text:p>3327059</text:p>
          </table:table-cell>
          <table:table-cell office:value-type="float" office:value="0">
            <text:p>0</text:p>
          </table:table-cell>
          <table:table-cell office:value-type="float" office:value="39136">
            <text:p>39136</text:p>
          </table:table-cell>
          <table:table-cell table:formula="of:=[.D410]-[.$D$2]" office:value-type="float" office:value="15148">
            <text:p>151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([.K410]+0.02)/60" office:value-type="float" office:value="-0.0001056">
            <text:p>-0.00010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410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173673">
            <text:p>3173673</text:p>
          </table:table-cell>
          <table:table-cell office:value-type="float" office:value="3173896">
            <text:p>3173896</text:p>
          </table:table-cell>
          <table:table-cell office:value-type="float" office:value="4488275.5">
            <text:p>4488275.5</text:p>
          </table:table-cell>
          <table:table-cell office:value-type="float" office:value="-0.186008">
            <text:p>-0.186008</text:p>
          </table:table-cell>
          <table:table-cell office:value-type="float" office:value="2.597077">
            <text:p>2.597077</text:p>
          </table:table-cell>
          <table:table-cell office:value-type="float" office:value="1496.218018">
            <text:p>1496.218018</text:p>
          </table:table-cell>
        </table:table-row>
        <table:table-row table:style-name="ro1">
          <table:table-cell table:formula="of:=[.A410]+1" office:value-type="float" office:value="410">
            <text:p>410</text:p>
          </table:table-cell>
          <table:table-cell office:value-type="float" office:value="3328059">
            <text:p>3328059</text:p>
          </table:table-cell>
          <table:table-cell office:value-type="float" office:value="0">
            <text:p>0</text:p>
          </table:table-cell>
          <table:table-cell office:value-type="float" office:value="39155">
            <text:p>39155</text:p>
          </table:table-cell>
          <table:table-cell table:formula="of:=[.D411]-[.$D$2]" office:value-type="float" office:value="15167">
            <text:p>15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([.K411]+0.02)/60" office:value-type="float" office:value="0.000652566666666667">
            <text:p>0.0006525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([.O411]-0.02)/5" office:value-type="float" office:value="0.0005832">
            <text:p>0.00058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140181">
            <text:p>3140181</text:p>
          </table:table-cell>
          <table:table-cell office:value-type="float" office:value="3194178">
            <text:p>3194178</text:p>
          </table:table-cell>
          <table:table-cell office:value-type="float" office:value="4479097.5">
            <text:p>4479097.5</text:p>
          </table:table-cell>
          <table:table-cell office:value-type="float" office:value="-0.186008">
            <text:p>-0.186008</text:p>
          </table:table-cell>
          <table:table-cell office:value-type="float" office:value="2.619993">
            <text:p>2.619993</text:p>
          </table:table-cell>
          <table:table-cell office:value-type="float" office:value="1508.537842">
            <text:p>1508.537842</text:p>
          </table:table-cell>
        </table:table-row>
        <table:table-row table:style-name="ro1">
          <table:table-cell table:formula="of:=[.A411]+1" office:value-type="float" office:value="411">
            <text:p>411</text:p>
          </table:table-cell>
          <table:table-cell office:value-type="float" office:value="3329059">
            <text:p>3329059</text:p>
          </table:table-cell>
          <table:table-cell office:value-type="float" office:value="0">
            <text:p>0</text:p>
          </table:table-cell>
          <table:table-cell office:value-type="float" office:value="39196">
            <text:p>39196</text:p>
          </table:table-cell>
          <table:table-cell table:formula="of:=[.D412]-[.$D$2]" office:value-type="float" office:value="15208">
            <text:p>152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([.K412]+0.02)/60" office:value-type="float" office:value="0.00101168333333333">
            <text:p>0.0010116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O412]-0.02)/5" office:value-type="float" office:value="0.000822999999999999">
            <text:p>0.00082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106198">
            <text:p>3106198</text:p>
          </table:table-cell>
          <table:table-cell office:value-type="float" office:value="3213708">
            <text:p>3213708</text:p>
          </table:table-cell>
          <table:table-cell office:value-type="float" office:value="4469362">
            <text:p>4469362</text:p>
          </table:table-cell>
          <table:table-cell office:value-type="float" office:value="-0.186008">
            <text:p>-0.186008</text:p>
          </table:table-cell>
          <table:table-cell office:value-type="float" office:value="2.644108">
            <text:p>2.644108</text:p>
          </table:table-cell>
          <table:table-cell office:value-type="float" office:value="1521.502319">
            <text:p>1521.502319</text:p>
          </table:table-cell>
        </table:table-row>
        <table:table-row table:style-name="ro1">
          <table:table-cell table:formula="of:=[.A412]+1" office:value-type="float" office:value="412">
            <text:p>412</text:p>
          </table:table-cell>
          <table:table-cell office:value-type="float" office:value="3330059">
            <text:p>3330059</text:p>
          </table:table-cell>
          <table:table-cell office:value-type="float" office:value="0">
            <text:p>0</text:p>
          </table:table-cell>
          <table:table-cell office:value-type="float" office:value="39203">
            <text:p>39203</text:p>
          </table:table-cell>
          <table:table-cell table:formula="of:=[.D413]-[.$D$2]" office:value-type="float" office:value="15215">
            <text:p>152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413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O413]-0.02)/5" office:value-type="float" office:value="0.000956199999999999">
            <text:p>0.00095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071747">
            <text:p>3071747</text:p>
          </table:table-cell>
          <table:table-cell office:value-type="float" office:value="3232416">
            <text:p>3232416</text:p>
          </table:table-cell>
          <table:table-cell office:value-type="float" office:value="4459031.5">
            <text:p>4459031.5</text:p>
          </table:table-cell>
          <table:table-cell office:value-type="float" office:value="-0.186008">
            <text:p>-0.186008</text:p>
          </table:table-cell>
          <table:table-cell office:value-type="float" office:value="2.668889">
            <text:p>2.668889</text:p>
          </table:table-cell>
          <table:table-cell office:value-type="float" office:value="1534.824829">
            <text:p>1534.824829</text:p>
          </table:table-cell>
        </table:table-row>
        <table:table-row table:style-name="ro1">
          <table:table-cell table:formula="of:=[.A413]+1" office:value-type="float" office:value="413">
            <text:p>413</text:p>
          </table:table-cell>
          <table:table-cell office:value-type="float" office:value="3331059">
            <text:p>3331059</text:p>
          </table:table-cell>
          <table:table-cell office:value-type="float" office:value="0">
            <text:p>0</text:p>
          </table:table-cell>
          <table:table-cell office:value-type="float" office:value="39210">
            <text:p>39210</text:p>
          </table:table-cell>
          <table:table-cell table:formula="of:=[.D414]-[.$D$2]" office:value-type="float" office:value="15222">
            <text:p>15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414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414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036837">
            <text:p>3036837</text:p>
          </table:table-cell>
          <table:table-cell office:value-type="float" office:value="3250268">
            <text:p>3250268</text:p>
          </table:table-cell>
          <table:table-cell office:value-type="float" office:value="4448084">
            <text:p>4448084</text:p>
          </table:table-cell>
          <table:table-cell office:value-type="float" office:value="-0.186008">
            <text:p>-0.186008</text:p>
          </table:table-cell>
          <table:table-cell office:value-type="float" office:value="2.691272">
            <text:p>2.691272</text:p>
          </table:table-cell>
          <table:table-cell office:value-type="float" office:value="1546.858032">
            <text:p>1546.858032</text:p>
          </table:table-cell>
        </table:table-row>
        <table:table-row table:style-name="ro1">
          <table:table-cell table:formula="of:=[.A414]+1" office:value-type="float" office:value="414">
            <text:p>414</text:p>
          </table:table-cell>
          <table:table-cell office:value-type="float" office:value="3332059">
            <text:p>3332059</text:p>
          </table:table-cell>
          <table:table-cell office:value-type="float" office:value="0">
            <text:p>0</text:p>
          </table:table-cell>
          <table:table-cell office:value-type="float" office:value="39236">
            <text:p>39236</text:p>
          </table:table-cell>
          <table:table-cell table:formula="of:=[.D415]-[.$D$2]" office:value-type="float" office:value="15248">
            <text:p>152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([.K415]+0.02)/60" office:value-type="float" office:value="0.000772266666666667">
            <text:p>0.0007722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O415]-0.02)/5" office:value-type="float" office:value="0.0004766">
            <text:p>0.00047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3001512">
            <text:p>3001512</text:p>
          </table:table-cell>
          <table:table-cell office:value-type="float" office:value="3267346">
            <text:p>3267346</text:p>
          </table:table-cell>
          <table:table-cell office:value-type="float" office:value="4436605">
            <text:p>4436605</text:p>
          </table:table-cell>
          <table:table-cell office:value-type="float" office:value="-0.186008">
            <text:p>-0.186008</text:p>
          </table:table-cell>
          <table:table-cell office:value-type="float" office:value="2.713655">
            <text:p>2.713655</text:p>
          </table:table-cell>
          <table:table-cell office:value-type="float" office:value="1558.891235">
            <text:p>1558.891235</text:p>
          </table:table-cell>
        </table:table-row>
        <table:table-row table:style-name="ro1">
          <table:table-cell table:formula="of:=[.A415]+1" office:value-type="float" office:value="415">
            <text:p>415</text:p>
          </table:table-cell>
          <table:table-cell office:value-type="float" office:value="3333059">
            <text:p>3333059</text:p>
          </table:table-cell>
          <table:table-cell office:value-type="float" office:value="0">
            <text:p>0</text:p>
          </table:table-cell>
          <table:table-cell office:value-type="float" office:value="39236">
            <text:p>39236</text:p>
          </table:table-cell>
          <table:table-cell table:formula="of:=[.D416]-[.$D$2]" office:value-type="float" office:value="15248">
            <text:p>152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416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O416]-0.02)/5" office:value-type="float" office:value="-0.00000300000000000022">
            <text:p>-0.00000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965814">
            <text:p>2965814</text:p>
          </table:table-cell>
          <table:table-cell office:value-type="float" office:value="3283629">
            <text:p>3283629</text:p>
          </table:table-cell>
          <table:table-cell office:value-type="float" office:value="4424603.5">
            <text:p>4424603.5</text:p>
          </table:table-cell>
          <table:table-cell office:value-type="float" office:value="-0.186008">
            <text:p>-0.186008</text:p>
          </table:table-cell>
          <table:table-cell office:value-type="float" office:value="2.733639">
            <text:p>2.733639</text:p>
          </table:table-cell>
          <table:table-cell office:value-type="float" office:value="1569.635254">
            <text:p>1569.635254</text:p>
          </table:table-cell>
        </table:table-row>
        <table:table-row table:style-name="ro1">
          <table:table-cell table:formula="of:=[.A416]+1" office:value-type="float" office:value="416">
            <text:p>416</text:p>
          </table:table-cell>
          <table:table-cell office:value-type="float" office:value="3334059">
            <text:p>3334059</text:p>
          </table:table-cell>
          <table:table-cell office:value-type="float" office:value="0">
            <text:p>0</text:p>
          </table:table-cell>
          <table:table-cell office:value-type="float" office:value="39176">
            <text:p>39176</text:p>
          </table:table-cell>
          <table:table-cell table:formula="of:=[.D417]-[.$D$2]" office:value-type="float" office:value="15188">
            <text:p>151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9855">
            <text:p>-0.059855</text:p>
          </table:table-cell>
          <table:table-cell table:formula="of:=([.K417]+0.02)/60" office:value-type="float" office:value="-0.00066425">
            <text:p>-0.000664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O417]-0.02)/5" office:value-type="float" office:value="0.0001834">
            <text:p>0.00018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929853">
            <text:p>2929853</text:p>
          </table:table-cell>
          <table:table-cell office:value-type="float" office:value="3299171">
            <text:p>3299171</text:p>
          </table:table-cell>
          <table:table-cell office:value-type="float" office:value="4412190">
            <text:p>4412190</text:p>
          </table:table-cell>
          <table:table-cell office:value-type="float" office:value="-0.186008">
            <text:p>-0.186008</text:p>
          </table:table-cell>
          <table:table-cell office:value-type="float" office:value="2.754557">
            <text:p>2.754557</text:p>
          </table:table-cell>
          <table:table-cell office:value-type="float" office:value="1580.880615">
            <text:p>1580.880615</text:p>
          </table:table-cell>
        </table:table-row>
        <table:table-row table:style-name="ro1">
          <table:table-cell table:formula="of:=[.A417]+1" office:value-type="float" office:value="417">
            <text:p>417</text:p>
          </table:table-cell>
          <table:table-cell office:value-type="float" office:value="3335059">
            <text:p>3335059</text:p>
          </table:table-cell>
          <table:table-cell office:value-type="float" office:value="0">
            <text:p>0</text:p>
          </table:table-cell>
          <table:table-cell office:value-type="float" office:value="39162">
            <text:p>39162</text:p>
          </table:table-cell>
          <table:table-cell table:formula="of:=[.D418]-[.$D$2]" office:value-type="float" office:value="15174">
            <text:p>151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K418]+0.02)/60" office:value-type="float" office:value="0.0000939166666666667">
            <text:p>9.39166666666667E-0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([.O418]-0.02)/5" office:value-type="float" office:value="0.0003434">
            <text:p>0.00034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893588">
            <text:p>2893588</text:p>
          </table:table-cell>
          <table:table-cell office:value-type="float" office:value="3313953">
            <text:p>3313953</text:p>
          </table:table-cell>
          <table:table-cell office:value-type="float" office:value="4399318">
            <text:p>4399318</text:p>
          </table:table-cell>
          <table:table-cell office:value-type="float" office:value="-0.186008">
            <text:p>-0.186008</text:p>
          </table:table-cell>
          <table:table-cell office:value-type="float" office:value="2.776273">
            <text:p>2.776273</text:p>
          </table:table-cell>
          <table:table-cell office:value-type="float" office:value="1592.555786">
            <text:p>1592.555786</text:p>
          </table:table-cell>
        </table:table-row>
        <table:table-row table:style-name="ro1">
          <table:table-cell table:formula="of:=[.A418]+1" office:value-type="float" office:value="418">
            <text:p>418</text:p>
          </table:table-cell>
          <table:table-cell office:value-type="float" office:value="3336059">
            <text:p>3336059</text:p>
          </table:table-cell>
          <table:table-cell office:value-type="float" office:value="0">
            <text:p>0</text:p>
          </table:table-cell>
          <table:table-cell office:value-type="float" office:value="39162">
            <text:p>39162</text:p>
          </table:table-cell>
          <table:table-cell table:formula="of:=[.D419]-[.$D$2]" office:value-type="float" office:value="15174">
            <text:p>151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419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O419]-0.02)/5" office:value-type="float" office:value="0.0001834">
            <text:p>0.00018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857010">
            <text:p>2857010</text:p>
          </table:table-cell>
          <table:table-cell office:value-type="float" office:value="3327944">
            <text:p>3327944</text:p>
          </table:table-cell>
          <table:table-cell office:value-type="float" office:value="4385953.5">
            <text:p>4385953.5</text:p>
          </table:table-cell>
          <table:table-cell office:value-type="float" office:value="-0.186008">
            <text:p>-0.186008</text:p>
          </table:table-cell>
          <table:table-cell office:value-type="float" office:value="2.797191">
            <text:p>2.797191</text:p>
          </table:table-cell>
          <table:table-cell office:value-type="float" office:value="1603.801147">
            <text:p>1603.801147</text:p>
          </table:table-cell>
        </table:table-row>
        <table:table-row table:style-name="ro1">
          <table:table-cell table:formula="of:=[.A419]+1" office:value-type="float" office:value="419">
            <text:p>419</text:p>
          </table:table-cell>
          <table:table-cell office:value-type="float" office:value="3337059">
            <text:p>3337059</text:p>
          </table:table-cell>
          <table:table-cell office:value-type="float" office:value="0">
            <text:p>0</text:p>
          </table:table-cell>
          <table:table-cell office:value-type="float" office:value="39174">
            <text:p>39174</text:p>
          </table:table-cell>
          <table:table-cell table:formula="of:=[.D420]-[.$D$2]" office:value-type="float" office:value="15186">
            <text:p>151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([.K420]+0.02)/60" office:value-type="float" office:value="0.00053285">
            <text:p>0.000532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O420]-0.02)/5" office:value-type="float" office:value="0.00037">
            <text:p>0.00037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820136">
            <text:p>2820136</text:p>
          </table:table-cell>
          <table:table-cell office:value-type="float" office:value="3341170">
            <text:p>3341170</text:p>
          </table:table-cell>
          <table:table-cell office:value-type="float" office:value="4372123">
            <text:p>4372123</text:p>
          </table:table-cell>
          <table:table-cell office:value-type="float" office:value="-0.186008">
            <text:p>-0.186008</text:p>
          </table:table-cell>
          <table:table-cell office:value-type="float" office:value="2.819041">
            <text:p>2.819041</text:p>
          </table:table-cell>
          <table:table-cell office:value-type="float" office:value="1615.547974">
            <text:p>1615.547974</text:p>
          </table:table-cell>
        </table:table-row>
        <table:table-row table:style-name="ro1">
          <table:table-cell table:formula="of:=[.A420]+1" office:value-type="float" office:value="420">
            <text:p>420</text:p>
          </table:table-cell>
          <table:table-cell office:value-type="float" office:value="3338059">
            <text:p>3338059</text:p>
          </table:table-cell>
          <table:table-cell office:value-type="float" office:value="0">
            <text:p>0</text:p>
          </table:table-cell>
          <table:table-cell office:value-type="float" office:value="39169">
            <text:p>39169</text:p>
          </table:table-cell>
          <table:table-cell table:formula="of:=[.D421]-[.$D$2]" office:value-type="float" office:value="15181">
            <text:p>151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K421]+0.02)/60" office:value-type="float" office:value="0.000253533333333333">
            <text:p>0.000253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O421]-0.02)/5" office:value-type="float" office:value="0.000663">
            <text:p>0.00066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782987">
            <text:p>2782987</text:p>
          </table:table-cell>
          <table:table-cell office:value-type="float" office:value="3353586">
            <text:p>3353586</text:p>
          </table:table-cell>
          <table:table-cell office:value-type="float" office:value="4357802.5">
            <text:p>4357802.5</text:p>
          </table:table-cell>
          <table:table-cell office:value-type="float" office:value="-0.186008">
            <text:p>-0.186008</text:p>
          </table:table-cell>
          <table:table-cell office:value-type="float" office:value="2.842356">
            <text:p>2.842356</text:p>
          </table:table-cell>
          <table:table-cell office:value-type="float" office:value="1628.082642">
            <text:p>1628.082642</text:p>
          </table:table-cell>
        </table:table-row>
        <table:table-row table:style-name="ro1">
          <table:table-cell table:formula="of:=[.A421]+1" office:value-type="float" office:value="421">
            <text:p>421</text:p>
          </table:table-cell>
          <table:table-cell office:value-type="float" office:value="3339059">
            <text:p>3339059</text:p>
          </table:table-cell>
          <table:table-cell office:value-type="float" office:value="0">
            <text:p>0</text:p>
          </table:table-cell>
          <table:table-cell office:value-type="float" office:value="39138">
            <text:p>39138</text:p>
          </table:table-cell>
          <table:table-cell table:formula="of:=[.D422]-[.$D$2]" office:value-type="float" office:value="15150">
            <text:p>151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K422]+0.02)/60" office:value-type="float" office:value="-0.000185416666666667">
            <text:p>-0.0001854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table:formula="of:=([.O422]-0.02)/5" office:value-type="float" office:value="0.000743">
            <text:p>0.00074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745588">
            <text:p>2745588</text:p>
          </table:table-cell>
          <table:table-cell office:value-type="float" office:value="3365124">
            <text:p>3365124</text:p>
          </table:table-cell>
          <table:table-cell office:value-type="float" office:value="4342949.5">
            <text:p>4342949.5</text:p>
          </table:table-cell>
          <table:table-cell office:value-type="float" office:value="-0.186008">
            <text:p>-0.186008</text:p>
          </table:table-cell>
          <table:table-cell office:value-type="float" office:value="2.866071">
            <text:p>2.866071</text:p>
          </table:table-cell>
          <table:table-cell office:value-type="float" office:value="1640.832153">
            <text:p>1640.832153</text:p>
          </table:table-cell>
        </table:table-row>
        <table:table-row table:style-name="ro1">
          <table:table-cell table:formula="of:=[.A422]+1" office:value-type="float" office:value="422">
            <text:p>422</text:p>
          </table:table-cell>
          <table:table-cell office:value-type="float" office:value="3340059">
            <text:p>3340059</text:p>
          </table:table-cell>
          <table:table-cell office:value-type="float" office:value="0">
            <text:p>0</text:p>
          </table:table-cell>
          <table:table-cell office:value-type="float" office:value="39069">
            <text:p>39069</text:p>
          </table:table-cell>
          <table:table-cell table:formula="of:=[.D423]-[.$D$2]" office:value-type="float" office:value="15081">
            <text:p>150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9432">
            <text:p>-0.069432</text:p>
          </table:table-cell>
          <table:table-cell table:formula="of:=([.K423]+0.02)/60" office:value-type="float" office:value="-0.000823866666666666">
            <text:p>-0.0008238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423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707993">
            <text:p>2707993</text:p>
          </table:table-cell>
          <table:table-cell office:value-type="float" office:value="3375753">
            <text:p>3375753</text:p>
          </table:table-cell>
          <table:table-cell office:value-type="float" office:value="4327567.5">
            <text:p>4327567.5</text:p>
          </table:table-cell>
          <table:table-cell office:value-type="float" office:value="-0.186008">
            <text:p>-0.186008</text:p>
          </table:table-cell>
          <table:table-cell office:value-type="float" office:value="2.888188">
            <text:p>2.888188</text:p>
          </table:table-cell>
          <table:table-cell office:value-type="float" office:value="1652.722168">
            <text:p>1652.722168</text:p>
          </table:table-cell>
        </table:table-row>
        <table:table-row table:style-name="ro1">
          <table:table-cell table:formula="of:=[.A423]+1" office:value-type="float" office:value="423">
            <text:p>423</text:p>
          </table:table-cell>
          <table:table-cell office:value-type="float" office:value="3341059">
            <text:p>3341059</text:p>
          </table:table-cell>
          <table:table-cell office:value-type="float" office:value="0">
            <text:p>0</text:p>
          </table:table-cell>
          <table:table-cell office:value-type="float" office:value="39076">
            <text:p>39076</text:p>
          </table:table-cell>
          <table:table-cell table:formula="of:=[.D424]-[.$D$2]" office:value-type="float" office:value="15088">
            <text:p>150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424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O424]-0.02)/5" office:value-type="float" office:value="0.0005298">
            <text:p>0.00052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670165">
            <text:p>2670165</text:p>
          </table:table-cell>
          <table:table-cell office:value-type="float" office:value="3385549">
            <text:p>3385549</text:p>
          </table:table-cell>
          <table:table-cell office:value-type="float" office:value="4311686">
            <text:p>4311686</text:p>
          </table:table-cell>
          <table:table-cell office:value-type="float" office:value="-0.186008">
            <text:p>-0.186008</text:p>
          </table:table-cell>
          <table:table-cell office:value-type="float" office:value="2.910837">
            <text:p>2.910837</text:p>
          </table:table-cell>
          <table:table-cell office:value-type="float" office:value="1664.898682">
            <text:p>1664.898682</text:p>
          </table:table-cell>
        </table:table-row>
        <table:table-row table:style-name="ro1">
          <table:table-cell table:formula="of:=[.A424]+1" office:value-type="float" office:value="424">
            <text:p>424</text:p>
          </table:table-cell>
          <table:table-cell office:value-type="float" office:value="3342059">
            <text:p>3342059</text:p>
          </table:table-cell>
          <table:table-cell office:value-type="float" office:value="0">
            <text:p>0</text:p>
          </table:table-cell>
          <table:table-cell office:value-type="float" office:value="39076">
            <text:p>39076</text:p>
          </table:table-cell>
          <table:table-cell table:formula="of:=[.D425]-[.$D$2]" office:value-type="float" office:value="15088">
            <text:p>150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K425]+0.02)/60" office:value-type="float" office:value="0.000333333333333333">
            <text:p>0.000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([.O425]-0.02)/5" office:value-type="float" office:value="0.0002102">
            <text:p>0.000210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632125">
            <text:p>2632125</text:p>
          </table:table-cell>
          <table:table-cell office:value-type="float" office:value="3394486">
            <text:p>3394486</text:p>
          </table:table-cell>
          <table:table-cell office:value-type="float" office:value="4295292.5">
            <text:p>4295292.5</text:p>
          </table:table-cell>
          <table:table-cell office:value-type="float" office:value="-0.186008">
            <text:p>-0.186008</text:p>
          </table:table-cell>
          <table:table-cell office:value-type="float" office:value="2.931887">
            <text:p>2.931887</text:p>
          </table:table-cell>
          <table:table-cell office:value-type="float" office:value="1676.215698">
            <text:p>1676.215698</text:p>
          </table:table-cell>
        </table:table-row>
        <table:table-row table:style-name="ro1">
          <table:table-cell table:formula="of:=[.A425]+1" office:value-type="float" office:value="425">
            <text:p>425</text:p>
          </table:table-cell>
          <table:table-cell office:value-type="float" office:value="3343059">
            <text:p>3343059</text:p>
          </table:table-cell>
          <table:table-cell office:value-type="float" office:value="0">
            <text:p>0</text:p>
          </table:table-cell>
          <table:table-cell office:value-type="float" office:value="39054">
            <text:p>39054</text:p>
          </table:table-cell>
          <table:table-cell table:formula="of:=[.D426]-[.$D$2]" office:value-type="float" office:value="15066">
            <text:p>150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K426]+0.02)/60" office:value-type="float" office:value="-0.0000258">
            <text:p>-0.0000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([.O426]-0.02)/5" office:value-type="float" office:value="0.0000501999999999996">
            <text:p>0.000050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593926">
            <text:p>2593926</text:p>
          </table:table-cell>
          <table:table-cell office:value-type="float" office:value="3402616">
            <text:p>3402616</text:p>
          </table:table-cell>
          <table:table-cell office:value-type="float" office:value="4278455.5">
            <text:p>4278455.5</text:p>
          </table:table-cell>
          <table:table-cell office:value-type="float" office:value="-0.186008">
            <text:p>-0.186008</text:p>
          </table:table-cell>
          <table:table-cell office:value-type="float" office:value="2.952138">
            <text:p>2.952138</text:p>
          </table:table-cell>
          <table:table-cell office:value-type="float" office:value="1687.102905">
            <text:p>1687.102905</text:p>
          </table:table-cell>
        </table:table-row>
        <table:table-row table:style-name="ro1">
          <table:table-cell table:formula="of:=[.A426]+1" office:value-type="float" office:value="426">
            <text:p>426</text:p>
          </table:table-cell>
          <table:table-cell office:value-type="float" office:value="3344059">
            <text:p>3344059</text:p>
          </table:table-cell>
          <table:table-cell office:value-type="float" office:value="0">
            <text:p>0</text:p>
          </table:table-cell>
          <table:table-cell office:value-type="float" office:value="38958">
            <text:p>38958</text:p>
          </table:table-cell>
          <table:table-cell table:formula="of:=[.D427]-[.$D$2]" office:value-type="float" office:value="14970">
            <text:p>149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95768">
            <text:p>-0.095768</text:p>
          </table:table-cell>
          <table:table-cell table:formula="of:=([.K427]+0.02)/60" office:value-type="float" office:value="-0.0012628">
            <text:p>-0.00126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427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555665">
            <text:p>2555665</text:p>
          </table:table-cell>
          <table:table-cell office:value-type="float" office:value="3409953">
            <text:p>3409953</text:p>
          </table:table-cell>
          <table:table-cell office:value-type="float" office:value="4261237.5">
            <text:p>4261237.5</text:p>
          </table:table-cell>
          <table:table-cell office:value-type="float" office:value="-0.186008">
            <text:p>-0.186008</text:p>
          </table:table-cell>
          <table:table-cell office:value-type="float" office:value="2.973722">
            <text:p>2.973722</text:p>
          </table:table-cell>
          <table:table-cell office:value-type="float" office:value="1698.706421">
            <text:p>1698.706421</text:p>
          </table:table-cell>
        </table:table-row>
        <table:table-row table:style-name="ro1">
          <table:table-cell table:formula="of:=[.A427]+1" office:value-type="float" office:value="427">
            <text:p>427</text:p>
          </table:table-cell>
          <table:table-cell office:value-type="float" office:value="3345059">
            <text:p>3345059</text:p>
          </table:table-cell>
          <table:table-cell office:value-type="float" office:value="0">
            <text:p>0</text:p>
          </table:table-cell>
          <table:table-cell office:value-type="float" office:value="38908">
            <text:p>38908</text:p>
          </table:table-cell>
          <table:table-cell table:formula="of:=[.D428]-[.$D$2]" office:value-type="float" office:value="14920">
            <text:p>149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K428]+0.02)/60" office:value-type="float" office:value="-0.000504633333333333">
            <text:p>-0.0005046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O428]-0.02)/5" office:value-type="float" office:value="-0.00000300000000000022">
            <text:p>-0.000003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517304">
            <text:p>2517304</text:p>
          </table:table-cell>
          <table:table-cell office:value-type="float" office:value="3416454">
            <text:p>3416454</text:p>
          </table:table-cell>
          <table:table-cell office:value-type="float" office:value="4243575">
            <text:p>4243575</text:p>
          </table:table-cell>
          <table:table-cell office:value-type="float" office:value="-0.186008">
            <text:p>-0.186008</text:p>
          </table:table-cell>
          <table:table-cell office:value-type="float" office:value="2.993707">
            <text:p>2.993707</text:p>
          </table:table-cell>
          <table:table-cell office:value-type="float" office:value="1709.450562">
            <text:p>1709.450562</text:p>
          </table:table-cell>
        </table:table-row>
        <table:table-row table:style-name="ro1">
          <table:table-cell table:formula="of:=[.A428]+1" office:value-type="float" office:value="428">
            <text:p>428</text:p>
          </table:table-cell>
          <table:table-cell office:value-type="float" office:value="3346059">
            <text:p>3346059</text:p>
          </table:table-cell>
          <table:table-cell office:value-type="float" office:value="0">
            <text:p>0</text:p>
          </table:table-cell>
          <table:table-cell office:value-type="float" office:value="38923">
            <text:p>38923</text:p>
          </table:table-cell>
          <table:table-cell table:formula="of:=[.D429]-[.$D$2]" office:value-type="float" office:value="14935">
            <text:p>149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K429]+0.02)/60" office:value-type="float" office:value="0.00057275">
            <text:p>0.00057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O429]-0.02)/5" office:value-type="float" office:value="0.000236799999999999">
            <text:p>0.000236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478806">
            <text:p>2478806</text:p>
          </table:table-cell>
          <table:table-cell office:value-type="float" office:value="3422189">
            <text:p>3422189</text:p>
          </table:table-cell>
          <table:table-cell office:value-type="float" office:value="4225496.5">
            <text:p>4225496.5</text:p>
          </table:table-cell>
          <table:table-cell office:value-type="float" office:value="-0.186008">
            <text:p>-0.186008</text:p>
          </table:table-cell>
          <table:table-cell office:value-type="float" office:value="3.01489">
            <text:p>3.01489</text:p>
          </table:table-cell>
          <table:table-cell office:value-type="float" office:value="1720.839111">
            <text:p>1720.839111</text:p>
          </table:table-cell>
        </table:table-row>
        <table:table-row table:style-name="ro1">
          <table:table-cell table:formula="of:=[.A429]+1" office:value-type="float" office:value="429">
            <text:p>429</text:p>
          </table:table-cell>
          <table:table-cell office:value-type="float" office:value="3347059">
            <text:p>3347059</text:p>
          </table:table-cell>
          <table:table-cell office:value-type="float" office:value="0">
            <text:p>0</text:p>
          </table:table-cell>
          <table:table-cell office:value-type="float" office:value="38961">
            <text:p>38961</text:p>
          </table:table-cell>
          <table:table-cell table:formula="of:=[.D430]-[.$D$2]" office:value-type="float" office:value="14973">
            <text:p>149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307">
            <text:p>0.038307</text:p>
          </table:table-cell>
          <table:table-cell table:formula="of:=([.K430]+0.02)/60" office:value-type="float" office:value="0.000971783333333333">
            <text:p>0.0009717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([.O430]-0.02)/5" office:value-type="float" office:value="0.0003434">
            <text:p>0.00034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440157">
            <text:p>2440157</text:p>
          </table:table-cell>
          <table:table-cell office:value-type="float" office:value="3427112">
            <text:p>3427112</text:p>
          </table:table-cell>
          <table:table-cell office:value-type="float" office:value="4206950.5">
            <text:p>4206950.5</text:p>
          </table:table-cell>
          <table:table-cell office:value-type="float" office:value="-0.186008">
            <text:p>-0.186008</text:p>
          </table:table-cell>
          <table:table-cell office:value-type="float" office:value="3.036607">
            <text:p>3.036607</text:p>
          </table:table-cell>
          <table:table-cell office:value-type="float" office:value="1732.51416">
            <text:p>1732.51416</text:p>
          </table:table-cell>
        </table:table-row>
        <table:table-row table:style-name="ro1">
          <table:table-cell table:formula="of:=[.A430]+1" office:value-type="float" office:value="430">
            <text:p>430</text:p>
          </table:table-cell>
          <table:table-cell office:value-type="float" office:value="3348059">
            <text:p>3348059</text:p>
          </table:table-cell>
          <table:table-cell office:value-type="float" office:value="0">
            <text:p>0</text:p>
          </table:table-cell>
          <table:table-cell office:value-type="float" office:value="38994">
            <text:p>38994</text:p>
          </table:table-cell>
          <table:table-cell table:formula="of:=[.D431]-[.$D$2]" office:value-type="float" office:value="15006">
            <text:p>150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K431]+0.02)/60" office:value-type="float" office:value="0.000891983333333333">
            <text:p>0.0008919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O431]-0.02)/5" office:value-type="float" office:value="0.000236799999999999">
            <text:p>0.000236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401377">
            <text:p>2401377</text:p>
          </table:table-cell>
          <table:table-cell office:value-type="float" office:value="3431198">
            <text:p>3431198</text:p>
          </table:table-cell>
          <table:table-cell office:value-type="float" office:value="4187924.5">
            <text:p>4187924.5</text:p>
          </table:table-cell>
          <table:table-cell office:value-type="float" office:value="-0.186008">
            <text:p>-0.186008</text:p>
          </table:table-cell>
          <table:table-cell office:value-type="float" office:value="3.057791">
            <text:p>3.057791</text:p>
          </table:table-cell>
          <table:table-cell office:value-type="float" office:value="1743.902832">
            <text:p>1743.902832</text:p>
          </table:table-cell>
        </table:table-row>
        <table:table-row table:style-name="ro1">
          <table:table-cell table:formula="of:=[.A431]+1" office:value-type="float" office:value="431">
            <text:p>431</text:p>
          </table:table-cell>
          <table:table-cell office:value-type="float" office:value="3349059">
            <text:p>3349059</text:p>
          </table:table-cell>
          <table:table-cell office:value-type="float" office:value="0">
            <text:p>0</text:p>
          </table:table-cell>
          <table:table-cell office:value-type="float" office:value="38990">
            <text:p>38990</text:p>
          </table:table-cell>
          <table:table-cell table:formula="of:=[.D432]-[.$D$2]" office:value-type="float" office:value="15002">
            <text:p>150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K432]+0.02)/60" office:value-type="float" office:value="0.000253533333333333">
            <text:p>0.0002535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432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362524">
            <text:p>2362524</text:p>
          </table:table-cell>
          <table:table-cell office:value-type="float" office:value="3434462">
            <text:p>3434462</text:p>
          </table:table-cell>
          <table:table-cell office:value-type="float" office:value="4168457.75">
            <text:p>4168457.75</text:p>
          </table:table-cell>
          <table:table-cell office:value-type="float" office:value="-0.186008">
            <text:p>-0.186008</text:p>
          </table:table-cell>
          <table:table-cell office:value-type="float" office:value="3.079374">
            <text:p>3.079374</text:p>
          </table:table-cell>
          <table:table-cell office:value-type="float" office:value="1755.506348">
            <text:p>1755.506348</text:p>
          </table:table-cell>
        </table:table-row>
        <table:table-row table:style-name="ro1">
          <table:table-cell table:formula="of:=[.A432]+1" office:value-type="float" office:value="432">
            <text:p>432</text:p>
          </table:table-cell>
          <table:table-cell office:value-type="float" office:value="3350059">
            <text:p>3350059</text:p>
          </table:table-cell>
          <table:table-cell office:value-type="float" office:value="0">
            <text:p>0</text:p>
          </table:table-cell>
          <table:table-cell office:value-type="float" office:value="38951">
            <text:p>38951</text:p>
          </table:table-cell>
          <table:table-cell table:formula="of:=[.D433]-[.$D$2]" office:value-type="float" office:value="14963">
            <text:p>149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K433]+0.02)/60" office:value-type="float" office:value="-0.000305116666666667">
            <text:p>-0.000305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O433]-0.02)/5" office:value-type="float" office:value="0.000556599999999999">
            <text:p>0.00055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323648">
            <text:p>2323648</text:p>
          </table:table-cell>
          <table:table-cell office:value-type="float" office:value="3436884">
            <text:p>3436884</text:p>
          </table:table-cell>
          <table:table-cell office:value-type="float" office:value="4148555.5">
            <text:p>4148555.5</text:p>
          </table:table-cell>
          <table:table-cell office:value-type="float" office:value="-0.186008">
            <text:p>-0.186008</text:p>
          </table:table-cell>
          <table:table-cell office:value-type="float" office:value="3.102157">
            <text:p>3.102157</text:p>
          </table:table-cell>
          <table:table-cell office:value-type="float" office:value="1767.754517">
            <text:p>1767.754517</text:p>
          </table:table-cell>
        </table:table-row>
        <table:table-row table:style-name="ro1">
          <table:table-cell table:formula="of:=[.A433]+1" office:value-type="float" office:value="433">
            <text:p>433</text:p>
          </table:table-cell>
          <table:table-cell office:value-type="float" office:value="3351059">
            <text:p>3351059</text:p>
          </table:table-cell>
          <table:table-cell office:value-type="float" office:value="0">
            <text:p>0</text:p>
          </table:table-cell>
          <table:table-cell office:value-type="float" office:value="38968">
            <text:p>38968</text:p>
          </table:table-cell>
          <table:table-cell table:formula="of:=[.D434]-[.$D$2]" office:value-type="float" office:value="14980">
            <text:p>149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([.K434]+0.02)/60" office:value-type="float" office:value="0.00061265">
            <text:p>0.000612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434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284710">
            <text:p>2284710</text:p>
          </table:table-cell>
          <table:table-cell office:value-type="float" office:value="3438420">
            <text:p>3438420</text:p>
          </table:table-cell>
          <table:table-cell office:value-type="float" office:value="4128152.5">
            <text:p>4128152.5</text:p>
          </table:table-cell>
          <table:table-cell office:value-type="float" office:value="-0.186008">
            <text:p>-0.186008</text:p>
          </table:table-cell>
          <table:table-cell office:value-type="float" office:value="3.12374">
            <text:p>3.12374</text:p>
          </table:table-cell>
          <table:table-cell office:value-type="float" office:value="1779.358154">
            <text:p>1779.358154</text:p>
          </table:table-cell>
        </table:table-row>
        <table:table-row table:style-name="ro1">
          <table:table-cell table:formula="of:=[.A434]+1" office:value-type="float" office:value="434">
            <text:p>434</text:p>
          </table:table-cell>
          <table:table-cell office:value-type="float" office:value="3352059">
            <text:p>3352059</text:p>
          </table:table-cell>
          <table:table-cell office:value-type="float" office:value="0">
            <text:p>0</text:p>
          </table:table-cell>
          <table:table-cell office:value-type="float" office:value="38944">
            <text:p>38944</text:p>
          </table:table-cell>
          <table:table-cell table:formula="of:=[.D435]-[.$D$2]" office:value-type="float" office:value="14956">
            <text:p>149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K435]+0.02)/60" office:value-type="float" office:value="-0.0000657">
            <text:p>-0.0000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O435]-0.02)/5" office:value-type="float" office:value="0.0007164">
            <text:p>0.00071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245772">
            <text:p>2245772</text:p>
          </table:table-cell>
          <table:table-cell office:value-type="float" office:value="3439115">
            <text:p>3439115</text:p>
          </table:table-cell>
          <table:table-cell office:value-type="float" office:value="4107313.75">
            <text:p>4107313.75</text:p>
          </table:table-cell>
          <table:table-cell office:value-type="float" office:value="-0.186008">
            <text:p>-0.186008</text:p>
          </table:table-cell>
          <table:table-cell office:value-type="float" office:value="3.135863">
            <text:p>3.135863</text:p>
          </table:table-cell>
          <table:table-cell office:value-type="float" office:value="1792.036011">
            <text:p>1792.036011</text:p>
          </table:table-cell>
        </table:table-row>
        <table:table-row table:style-name="ro1">
          <table:table-cell table:formula="of:=[.A435]+1" office:value-type="float" office:value="435">
            <text:p>435</text:p>
          </table:table-cell>
          <table:table-cell office:value-type="float" office:value="3353059">
            <text:p>3353059</text:p>
          </table:table-cell>
          <table:table-cell office:value-type="float" office:value="0">
            <text:p>0</text:p>
          </table:table-cell>
          <table:table-cell office:value-type="float" office:value="38906">
            <text:p>38906</text:p>
          </table:table-cell>
          <table:table-cell table:formula="of:=[.D436]-[.$D$2]" office:value-type="float" office:value="14918">
            <text:p>149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K436]+0.02)/60" office:value-type="float" office:value="-0.000305116666666667">
            <text:p>-0.0003051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436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206867">
            <text:p>2206867</text:p>
          </table:table-cell>
          <table:table-cell office:value-type="float" office:value="3438892">
            <text:p>3438892</text:p>
          </table:table-cell>
          <table:table-cell office:value-type="float" office:value="4085984.75">
            <text:p>4085984.75</text:p>
          </table:table-cell>
          <table:table-cell office:value-type="float" office:value="-0.186008">
            <text:p>-0.186008</text:p>
          </table:table-cell>
          <table:table-cell office:value-type="float" office:value="3.113747">
            <text:p>3.113747</text:p>
          </table:table-cell>
          <table:table-cell office:value-type="float" office:value="1803.926025">
            <text:p>1803.926025</text:p>
          </table:table-cell>
        </table:table-row>
        <table:table-row table:style-name="ro1">
          <table:table-cell table:formula="of:=[.A436]+1" office:value-type="float" office:value="436">
            <text:p>436</text:p>
          </table:table-cell>
          <table:table-cell office:value-type="float" office:value="3354059">
            <text:p>3354059</text:p>
          </table:table-cell>
          <table:table-cell office:value-type="float" office:value="0">
            <text:p>0</text:p>
          </table:table-cell>
          <table:table-cell office:value-type="float" office:value="38834">
            <text:p>38834</text:p>
          </table:table-cell>
          <table:table-cell table:formula="of:=[.D437]-[.$D$2]" office:value-type="float" office:value="14846">
            <text:p>148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K437]+0.02)/60" office:value-type="float" office:value="-0.000863766666666667">
            <text:p>-0.0008637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O437]-0.02)/5" office:value-type="float" office:value="0.0006098">
            <text:p>0.0006098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168048">
            <text:p>2168048</text:p>
          </table:table-cell>
          <table:table-cell office:value-type="float" office:value="3437811">
            <text:p>3437811</text:p>
          </table:table-cell>
          <table:table-cell office:value-type="float" office:value="4064236.75">
            <text:p>4064236.75</text:p>
          </table:table-cell>
          <table:table-cell office:value-type="float" office:value="-0.186008">
            <text:p>-0.186008</text:p>
          </table:table-cell>
          <table:table-cell office:value-type="float" office:value="3.090698">
            <text:p>3.090698</text:p>
          </table:table-cell>
          <table:table-cell office:value-type="float" office:value="1816.317505">
            <text:p>1816.317505</text:p>
          </table:table-cell>
        </table:table-row>
        <table:table-row table:style-name="ro1">
          <table:table-cell table:formula="of:=[.A437]+1" office:value-type="float" office:value="437">
            <text:p>437</text:p>
          </table:table-cell>
          <table:table-cell office:value-type="float" office:value="3355059">
            <text:p>3355059</text:p>
          </table:table-cell>
          <table:table-cell office:value-type="float" office:value="0">
            <text:p>0</text:p>
          </table:table-cell>
          <table:table-cell office:value-type="float" office:value="38894">
            <text:p>38894</text:p>
          </table:table-cell>
          <table:table-cell table:formula="of:=[.D438]-[.$D$2]" office:value-type="float" office:value="14906">
            <text:p>149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table:formula="of:=([.K438]+0.02)/60" office:value-type="float" office:value="0.00133091666666667">
            <text:p>0.0013309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O438]-0.02)/5" office:value-type="float" office:value="0.0003966">
            <text:p>0.00039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129205">
            <text:p>2129205</text:p>
          </table:table-cell>
          <table:table-cell office:value-type="float" office:value="3435832">
            <text:p>3435832</text:p>
          </table:table-cell>
          <table:table-cell office:value-type="float" office:value="4041968.5">
            <text:p>4041968.5</text:p>
          </table:table-cell>
          <table:table-cell office:value-type="float" office:value="-0.186008">
            <text:p>-0.186008</text:p>
          </table:table-cell>
          <table:table-cell office:value-type="float" office:value="3.068714">
            <text:p>3.068714</text:p>
          </table:table-cell>
          <table:table-cell office:value-type="float" office:value="1828.135864">
            <text:p>1828.135864</text:p>
          </table:table-cell>
        </table:table-row>
        <table:table-row table:style-name="ro1">
          <table:table-cell table:formula="of:=[.A438]+1" office:value-type="float" office:value="438">
            <text:p>438</text:p>
          </table:table-cell>
          <table:table-cell office:value-type="float" office:value="3356059">
            <text:p>3356059</text:p>
          </table:table-cell>
          <table:table-cell office:value-type="float" office:value="0">
            <text:p>0</text:p>
          </table:table-cell>
          <table:table-cell office:value-type="float" office:value="38829">
            <text:p>38829</text:p>
          </table:table-cell>
          <table:table-cell table:formula="of:=[.D439]-[.$D$2]" office:value-type="float" office:value="14841">
            <text:p>148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4643">
            <text:p>-0.064643</text:p>
          </table:table-cell>
          <table:table-cell table:formula="of:=([.K439]+0.02)/60" office:value-type="float" office:value="-0.00074405">
            <text:p>-0.000744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O439]-0.02)/5" office:value-type="float" office:value="0.0004232">
            <text:p>0.000423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090479">
            <text:p>2090479</text:p>
          </table:table-cell>
          <table:table-cell office:value-type="float" office:value="3433005">
            <text:p>3433005</text:p>
          </table:table-cell>
          <table:table-cell office:value-type="float" office:value="4019289.75">
            <text:p>4019289.75</text:p>
          </table:table-cell>
          <table:table-cell office:value-type="float" office:value="-0.186008">
            <text:p>-0.186008</text:p>
          </table:table-cell>
          <table:table-cell office:value-type="float" office:value="3.046598">
            <text:p>3.046598</text:p>
          </table:table-cell>
          <table:table-cell office:value-type="float" office:value="1840.025879">
            <text:p>1840.025879</text:p>
          </table:table-cell>
        </table:table-row>
        <table:table-row table:style-name="ro1">
          <table:table-cell table:formula="of:=[.A439]+1" office:value-type="float" office:value="439">
            <text:p>439</text:p>
          </table:table-cell>
          <table:table-cell office:value-type="float" office:value="3357059">
            <text:p>3357059</text:p>
          </table:table-cell>
          <table:table-cell office:value-type="float" office:value="0">
            <text:p>0</text:p>
          </table:table-cell>
          <table:table-cell office:value-type="float" office:value="38798">
            <text:p>38798</text:p>
          </table:table-cell>
          <table:table-cell table:formula="of:=[.D440]-[.$D$2]" office:value-type="float" office:value="14810">
            <text:p>148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K440]+0.02)/60" office:value-type="float" office:value="-0.000185416666666667">
            <text:p>-0.00018541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O440]-0.02)/5" office:value-type="float" office:value="0.000636399999999999">
            <text:p>0.00063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051856">
            <text:p>2051856</text:p>
          </table:table-cell>
          <table:table-cell office:value-type="float" office:value="3429325">
            <text:p>3429325</text:p>
          </table:table-cell>
          <table:table-cell office:value-type="float" office:value="3996180.5">
            <text:p>3996180.5</text:p>
          </table:table-cell>
          <table:table-cell office:value-type="float" office:value="-0.186008">
            <text:p>-0.186008</text:p>
          </table:table-cell>
          <table:table-cell office:value-type="float" office:value="3.023416">
            <text:p>3.023416</text:p>
          </table:table-cell>
          <table:table-cell office:value-type="float" office:value="1852.488892">
            <text:p>1852.488892</text:p>
          </table:table-cell>
        </table:table-row>
        <table:table-row table:style-name="ro1">
          <table:table-cell table:formula="of:=[.A440]+1" office:value-type="float" office:value="440">
            <text:p>440</text:p>
          </table:table-cell>
          <table:table-cell office:value-type="float" office:value="3358059">
            <text:p>3358059</text:p>
          </table:table-cell>
          <table:table-cell office:value-type="float" office:value="0">
            <text:p>0</text:p>
          </table:table-cell>
          <table:table-cell office:value-type="float" office:value="38805">
            <text:p>38805</text:p>
          </table:table-cell>
          <table:table-cell table:formula="of:=[.D441]-[.$D$2]" office:value-type="float" office:value="14817">
            <text:p>148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441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O441]-0.02)/5" office:value-type="float" office:value="0.000556599999999999">
            <text:p>0.00055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2013321">
            <text:p>2013321</text:p>
          </table:table-cell>
          <table:table-cell office:value-type="float" office:value="3424750">
            <text:p>3424750</text:p>
          </table:table-cell>
          <table:table-cell office:value-type="float" office:value="3972588.75">
            <text:p>3972588.75</text:p>
          </table:table-cell>
          <table:table-cell office:value-type="float" office:value="-0.186008">
            <text:p>-0.186008</text:p>
          </table:table-cell>
          <table:table-cell office:value-type="float" office:value="3.000633">
            <text:p>3.000633</text:p>
          </table:table-cell>
          <table:table-cell office:value-type="float" office:value="1864.737183">
            <text:p>1864.737183</text:p>
          </table:table-cell>
        </table:table-row>
        <table:table-row table:style-name="ro1">
          <table:table-cell table:formula="of:=[.A441]+1" office:value-type="float" office:value="441">
            <text:p>441</text:p>
          </table:table-cell>
          <table:table-cell office:value-type="float" office:value="3359059">
            <text:p>3359059</text:p>
          </table:table-cell>
          <table:table-cell office:value-type="float" office:value="0">
            <text:p>0</text:p>
          </table:table-cell>
          <table:table-cell office:value-type="float" office:value="38781">
            <text:p>38781</text:p>
          </table:table-cell>
          <table:table-cell table:formula="of:=[.D442]-[.$D$2]" office:value-type="float" office:value="14793">
            <text:p>147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K442]+0.02)/60" office:value-type="float" office:value="-0.0000657">
            <text:p>-0.0000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([.O442]-0.02)/5" office:value-type="float" office:value="-0.0002962">
            <text:p>-0.0002962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1974924">
            <text:p>1974924</text:p>
          </table:table-cell>
          <table:table-cell office:value-type="float" office:value="3419301">
            <text:p>3419301</text:p>
          </table:table-cell>
          <table:table-cell office:value-type="float" office:value="3948549.25">
            <text:p>3948549.25</text:p>
          </table:table-cell>
          <table:table-cell office:value-type="float" office:value="-0.186008">
            <text:p>-0.186008</text:p>
          </table:table-cell>
          <table:table-cell office:value-type="float" office:value="2.982114">
            <text:p>2.982114</text:p>
          </table:table-cell>
          <table:table-cell office:value-type="float" office:value="1874.693115">
            <text:p>1874.693115</text:p>
          </table:table-cell>
        </table:table-row>
        <table:table-row table:style-name="ro1">
          <table:table-cell table:formula="of:=[.A442]+1" office:value-type="float" office:value="442">
            <text:p>442</text:p>
          </table:table-cell>
          <table:table-cell office:value-type="float" office:value="3360059">
            <text:p>3360059</text:p>
          </table:table-cell>
          <table:table-cell office:value-type="float" office:value="0">
            <text:p>0</text:p>
          </table:table-cell>
          <table:table-cell office:value-type="float" office:value="38724">
            <text:p>38724</text:p>
          </table:table-cell>
          <table:table-cell table:formula="of:=[.D443]-[.$D$2]" office:value-type="float" office:value="14736">
            <text:p>147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K443]+0.02)/60" office:value-type="float" office:value="-0.00062435">
            <text:p>-0.000624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O443]-0.02)/5" office:value-type="float" office:value="0.0001834">
            <text:p>0.000183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1936692">
            <text:p>1936692</text:p>
          </table:table-cell>
          <table:table-cell office:value-type="float" office:value="3413152">
            <text:p>3413152</text:p>
          </table:table-cell>
          <table:table-cell office:value-type="float" office:value="3924218.5">
            <text:p>3924218.5</text:p>
          </table:table-cell>
          <table:table-cell office:value-type="float" office:value="-0.186008">
            <text:p>-0.186008</text:p>
          </table:table-cell>
          <table:table-cell office:value-type="float" office:value="2.961197">
            <text:p>2.961197</text:p>
          </table:table-cell>
          <table:table-cell office:value-type="float" office:value="1885.938599">
            <text:p>1885.938599</text:p>
          </table:table-cell>
        </table:table-row>
        <table:table-row table:style-name="ro1">
          <table:table-cell table:formula="of:=[.A443]+1" office:value-type="float" office:value="443">
            <text:p>443</text:p>
          </table:table-cell>
          <table:table-cell office:value-type="float" office:value="3361059">
            <text:p>3361059</text:p>
          </table:table-cell>
          <table:table-cell office:value-type="float" office:value="0">
            <text:p>0</text:p>
          </table:table-cell>
          <table:table-cell office:value-type="float" office:value="38757">
            <text:p>38757</text:p>
          </table:table-cell>
          <table:table-cell table:formula="of:=[.D444]-[.$D$2]" office:value-type="float" office:value="14769">
            <text:p>147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K444]+0.02)/60" office:value-type="float" office:value="0.000891983333333333">
            <text:p>0.0008919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O444]-0.02)/5" office:value-type="float" office:value="0.0007164">
            <text:p>0.000716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1898564">
            <text:p>1898564</text:p>
          </table:table-cell>
          <table:table-cell office:value-type="float" office:value="3406198">
            <text:p>3406198</text:p>
          </table:table-cell>
          <table:table-cell office:value-type="float" office:value="3899467.75">
            <text:p>3899467.75</text:p>
          </table:table-cell>
          <table:table-cell office:value-type="float" office:value="-0.186008">
            <text:p>-0.186008</text:p>
          </table:table-cell>
          <table:table-cell office:value-type="float" office:value="2.937615">
            <text:p>2.937615</text:p>
          </table:table-cell>
          <table:table-cell office:value-type="float" office:value="1898.616577">
            <text:p>1898.616577</text:p>
          </table:table-cell>
        </table:table-row>
        <table:table-row table:style-name="ro1">
          <table:table-cell table:formula="of:=[.A444]+1" office:value-type="float" office:value="444">
            <text:p>444</text:p>
          </table:table-cell>
          <table:table-cell office:value-type="float" office:value="3362059">
            <text:p>3362059</text:p>
          </table:table-cell>
          <table:table-cell office:value-type="float" office:value="0">
            <text:p>0</text:p>
          </table:table-cell>
          <table:table-cell office:value-type="float" office:value="38765">
            <text:p>38765</text:p>
          </table:table-cell>
          <table:table-cell table:formula="of:=[.D445]-[.$D$2]" office:value-type="float" office:value="14777">
            <text:p>147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K445]+0.02)/60" office:value-type="float" office:value="0.00045305">
            <text:p>0.00045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O445]-0.02)/5" office:value-type="float" office:value="0.000316599999999999">
            <text:p>0.0003166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54">
            <text:p>54</text:p>
          </table:table-cell>
          <table:table-cell office:value-type="float" office:value="1860603">
            <text:p>1860603</text:p>
          </table:table-cell>
          <table:table-cell office:value-type="float" office:value="3398346">
            <text:p>3398346</text:p>
          </table:table-cell>
          <table:table-cell office:value-type="float" office:value="3874239.25">
            <text:p>3874239.25</text:p>
          </table:table-cell>
          <table:table-cell office:value-type="float" office:value="-0.186008">
            <text:p>-0.186008</text:p>
          </table:table-cell>
          <table:table-cell office:value-type="float" office:value="2.916031">
            <text:p>2.916031</text:p>
          </table:table-cell>
          <table:table-cell office:value-type="float" office:value="1910.220093">
            <text:p>1910.220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5T15:05:25</dc:date>
    <dc:creator>Stefan </dc:creator>
    <meta:generator>LibreOffice/3.5$Linux_X86_64 LibreOffice_project/350m1$Build-2</meta:generator>
    <meta:editing-duration>PT9S</meta:editing-duration>
    <meta:editing-cycles>2</meta:editing-cycles>
    <meta:document-statistic meta:table-count="1" meta:cell-count="111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17cm" svg:height="13.687cm" xlink:href=".." xlink:type="simple" chart:class="chart:scatter" chart:style-name="ch1">
        <chart:legend chart:legend-position="end" svg:x="22.607cm" svg:y="6.295cm" style:legend-expansion="high" chart:style-name="ch2"/>
        <chart:plot-area chart:style-name="ch3" table:cell-range-address="Sheet1.B1:Sheet1.B1 Sheet1.A2:Sheet1.A445 Sheet1.J1:Sheet1.K445" chart:data-source-has-labels="row" svg:x="1.016cm" svg:y="1.227cm" svg:width="20.459cm" svg:height="11.767cm">
          <chartooo:coordinate-region svg:x="1.849cm" svg:y="1.427cm" svg:width="19.346cm" svg:height="11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445" chart:label-cell-address="Sheet1.J1:Sheet1.J1" chart:class="chart:scatter">
            <chart:domain table:cell-range-address="Sheet1.A2:Sheet1.A445"/>
            <chart:data-point chart:repeated="444"/>
          </chart:series>
          <chart:series chart:style-name="ch7" chart:values-cell-range-address="Sheet1.K2:Sheet1.K445" chart:label-cell-address="Sheet1.K1:Sheet1.K1" chart:class="chart:scatter">
            <chart:data-point chart:repeated="4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_encoders(m/s^2)</text:p>
                <draw:g>
                  <svg:desc>Sheet1.J1:Sheet1.J1</svg:desc>
                </draw:g>
              </table:table-cell>
              <table:table-cell office:value-type="string">
                <text:p>acel_acelerometro_Y(m/s^2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45</svg:desc>
                </draw:g>
              </table:table-cell>
              <table:table-cell office:value-type="float" office:value="0">
                <text:p>0</text:p>
                <draw:g>
                  <svg:desc>Sheet1.J2:Sheet1.J445</svg:desc>
                </draw:g>
              </table:table-cell>
              <table:table-cell office:value-type="float" office:value="-0.021548">
                <text:p>-0.021548</text:p>
                <draw:g>
                  <svg:desc>Sheet1.K2:Sheet1.K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4549">
                <text:p>-0.04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">
                <text:p>0.002</text:p>
              </table:table-cell>
              <table:table-cell office:value-type="float" office:value="0.878672">
                <text:p>0.878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1">
                <text:p>0.021</text:p>
              </table:table-cell>
              <table:table-cell office:value-type="float" office:value="-0.146046">
                <text:p>-0.146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">
                <text:p>0.019</text:p>
              </table:table-cell>
              <table:table-cell office:value-type="float" office:value="-0.344765">
                <text:p>-0.344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08">
                <text:p>-0.008</text:p>
              </table:table-cell>
              <table:table-cell office:value-type="float" office:value="1.235408">
                <text:p>1.235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08">
                <text:p>-0.008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07">
                <text:p>-0.007</text:p>
              </table:table-cell>
              <table:table-cell office:value-type="float" office:value="-0.328006">
                <text:p>-0.328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">
                <text:p>0.001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7">
                <text:p>0.007</text:p>
              </table:table-cell>
              <table:table-cell office:value-type="float" office:value="0.483629">
                <text:p>0.483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4">
                <text:p>0.004</text:p>
              </table:table-cell>
              <table:table-cell office:value-type="float" office:value="-0.208296">
                <text:p>-0.208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001">
                <text:p>-0.001</text:p>
              </table:table-cell>
              <table:table-cell office:value-type="float" office:value="-0.653617">
                <text:p>-0.653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001">
                <text:p>-0.001</text:p>
              </table:table-cell>
              <table:table-cell office:value-type="float" office:value="-0.217872">
                <text:p>-0.217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001">
                <text:p>-0.001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54426">
                <text:p>1.54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.464475">
                <text:p>-0.464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0.229843">
                <text:p>-0.229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1">
                <text:p>0.001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">
                <text:p>0.001</text:p>
              </table:table-cell>
              <table:table-cell office:value-type="float" office:value="-0.414197">
                <text:p>-0.414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002">
                <text:p>-0.002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001">
                <text:p>-0.001</text:p>
              </table:table-cell>
              <table:table-cell office:value-type="float" office:value="0.19393">
                <text:p>0.19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1">
                <text:p>0.001</text:p>
              </table:table-cell>
              <table:table-cell office:value-type="float" office:value="0.387861">
                <text:p>0.387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0.457293">
                <text:p>0.457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1">
                <text:p>0.001</text:p>
              </table:table-cell>
              <table:table-cell office:value-type="float" office:value="-0.711078">
                <text:p>-0.711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001">
                <text:p>-0.001</text:p>
              </table:table-cell>
              <table:table-cell office:value-type="float" office:value="-0.739808">
                <text:p>-0.739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002">
                <text:p>-0.002</text:p>
              </table:table-cell>
              <table:table-cell office:value-type="float" office:value="1.046266">
                <text:p>1.046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205901">
                <text:p>-0.205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1">
                <text:p>0.001</text:p>
              </table:table-cell>
              <table:table-cell office:value-type="float" office:value="-0.612916">
                <text:p>-0.612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2">
                <text:p>0.002</text:p>
              </table:table-cell>
              <table:table-cell office:value-type="float" office:value="-1.292869">
                <text:p>-1.292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0.636858">
                <text:p>-0.636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02">
                <text:p>-0.002</text:p>
              </table:table-cell>
              <table:table-cell office:value-type="float" office:value="0.92895">
                <text:p>0.92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0.387861">
                <text:p>-0.387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0.464475">
                <text:p>-0.464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">
                <text:p>0.001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">
                <text:p>0.001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01">
                <text:p>-0.001</text:p>
              </table:table-cell>
              <table:table-cell office:value-type="float" office:value="0.675165">
                <text:p>0.675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02">
                <text:p>-0.002</text:p>
              </table:table-cell>
              <table:table-cell office:value-type="float" office:value="-0.505177">
                <text:p>-0.505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1">
                <text:p>0.001</text:p>
              </table:table-cell>
              <table:table-cell office:value-type="float" office:value="-0.699107">
                <text:p>-0.699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">
                <text:p>0.001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2">
                <text:p>-0.002</text:p>
              </table:table-cell>
              <table:table-cell office:value-type="float" office:value="0.806846">
                <text:p>0.806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07">
                <text:p>-0.007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04">
                <text:p>-0.004</text:p>
              </table:table-cell>
              <table:table-cell office:value-type="float" office:value="0.234632">
                <text:p>0.234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4">
                <text:p>0.004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3">
                <text:p>0.003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0.296881">
                <text:p>-0.296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28491">
                <text:p>0.284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01">
                <text:p>-0.001</text:p>
              </table:table-cell>
              <table:table-cell office:value-type="float" office:value="0.153229">
                <text:p>0.153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02">
                <text:p>-0.002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2">
                <text:p>0.002</text:p>
              </table:table-cell>
              <table:table-cell office:value-type="float" office:value="0.385466">
                <text:p>0.385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">
                <text:p>0.001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01">
                <text:p>-0.001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885855">
                <text:p>-0.885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0.672771">
                <text:p>-0.672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01">
                <text:p>-0.001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122104">
                <text:p>0.122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">
                <text:p>0.001</text:p>
              </table:table-cell>
              <table:table-cell office:value-type="float" office:value="-0.445322">
                <text:p>-0.445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01">
                <text:p>-0.001</text:p>
              </table:table-cell>
              <table:table-cell office:value-type="float" office:value="-0.92895">
                <text:p>-0.92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01">
                <text:p>-0.001</text:p>
              </table:table-cell>
              <table:table-cell office:value-type="float" office:value="0.567426">
                <text:p>0.5674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2">
                <text:p>0.002</text:p>
              </table:table-cell>
              <table:table-cell office:value-type="float" office:value="0.648829">
                <text:p>0.648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2">
                <text:p>0.002</text:p>
              </table:table-cell>
              <table:table-cell office:value-type="float" office:value="0.385466">
                <text:p>0.385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1.00317">
                <text:p>-1.003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04">
                <text:p>-0.004</text:p>
              </table:table-cell>
              <table:table-cell office:value-type="float" office:value="-0.184354">
                <text:p>-0.184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02">
                <text:p>-0.002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3">
                <text:p>0.003</text:p>
              </table:table-cell>
              <table:table-cell office:value-type="float" office:value="0.466869">
                <text:p>0.4668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">
                <text:p>0.002</text:p>
              </table:table-cell>
              <table:table-cell office:value-type="float" office:value="0.141258">
                <text:p>0.141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02">
                <text:p>-0.002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003">
                <text:p>-0.003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1">
                <text:p>0.001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1">
                <text:p>0.001</text:p>
              </table:table-cell>
              <table:table-cell office:value-type="float" office:value="0.131681">
                <text:p>0.131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191536">
                <text:p>-0.1915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01">
                <text:p>-0.001</text:p>
              </table:table-cell>
              <table:table-cell office:value-type="float" office:value="0.246603">
                <text:p>0.2466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01">
                <text:p>-0.001</text:p>
              </table:table-cell>
              <table:table-cell office:value-type="float" office:value="0.217872">
                <text:p>0.217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2">
                <text:p>0.002</text:p>
              </table:table-cell>
              <table:table-cell office:value-type="float" office:value="-0.622492">
                <text:p>-0.622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308852">
                <text:p>0.308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2">
                <text:p>0.002</text:p>
              </table:table-cell>
              <table:table-cell office:value-type="float" office:value="0.098162">
                <text:p>0.0981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5">
                <text:p>0.005</text:p>
              </table:table-cell>
              <table:table-cell office:value-type="float" office:value="-0.07422">
                <text:p>-0.0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2">
                <text:p>0.002</text:p>
              </table:table-cell>
              <table:table-cell office:value-type="float" office:value="-0.258574">
                <text:p>-0.2585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0.001">
                <text:p>-0.001</text:p>
              </table:table-cell>
              <table:table-cell office:value-type="float" office:value="0.737414">
                <text:p>0.737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01">
                <text:p>-0.001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001">
                <text:p>-0.001</text:p>
              </table:table-cell>
              <table:table-cell office:value-type="float" office:value="-0.632069">
                <text:p>-0.632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002">
                <text:p>-0.002</text:p>
              </table:table-cell>
              <table:table-cell office:value-type="float" office:value="-0.258574">
                <text:p>-0.2585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1">
                <text:p>0.001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3">
                <text:p>0.003</text:p>
              </table:table-cell>
              <table:table-cell office:value-type="float" office:value="0.454898">
                <text:p>0.4548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0.445322">
                <text:p>-0.445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001">
                <text:p>-0.001</text:p>
              </table:table-cell>
              <table:table-cell office:value-type="float" office:value="-0.304064">
                <text:p>-0.3040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06">
                <text:p>-0.006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003">
                <text:p>-0.003</text:p>
              </table:table-cell>
              <table:table-cell office:value-type="float" office:value="0.634463">
                <text:p>0.63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006">
                <text:p>-0.006</text:p>
              </table:table-cell>
              <table:table-cell office:value-type="float" office:value="-0.268151">
                <text:p>-0.268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4">
                <text:p>0.004</text:p>
              </table:table-cell>
              <table:table-cell office:value-type="float" office:value="0.122104">
                <text:p>0.122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8">
                <text:p>0.008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2">
                <text:p>0.002</text:p>
              </table:table-cell>
              <table:table-cell office:value-type="float" office:value="0.397437">
                <text:p>0.3974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003">
                <text:p>-0.003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005">
                <text:p>-0.005</text:p>
              </table:table-cell>
              <table:table-cell office:value-type="float" office:value="-0.428562">
                <text:p>-0.428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003">
                <text:p>-0.003</text:p>
              </table:table-cell>
              <table:table-cell office:value-type="float" office:value="-0.622492">
                <text:p>-0.6224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2">
                <text:p>0.002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4">
                <text:p>0.004</text:p>
              </table:table-cell>
              <table:table-cell office:value-type="float" office:value="0.172383">
                <text:p>0.1723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2">
                <text:p>0.002</text:p>
              </table:table-cell>
              <table:table-cell office:value-type="float" office:value="-0.093374">
                <text:p>-0.093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01">
                <text:p>-0.001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03">
                <text:p>-0.003</text:p>
              </table:table-cell>
              <table:table-cell office:value-type="float" office:value="0.229843">
                <text:p>0.2298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612916">
                <text:p>0.6129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01">
                <text:p>-0.001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1">
                <text:p>0.001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01">
                <text:p>-0.001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14">
                <text:p>-0.014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005">
                <text:p>-0.005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001">
                <text:p>-0.001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1">
                <text:p>0.001</text:p>
              </table:table-cell>
              <table:table-cell office:value-type="float" office:value="0.244209">
                <text:p>0.2442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3">
                <text:p>0.003</text:p>
              </table:table-cell>
              <table:table-cell office:value-type="float" office:value="0.138864">
                <text:p>0.138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6">
                <text:p>0.006</text:p>
              </table:table-cell>
              <table:table-cell office:value-type="float" office:value="0.198719">
                <text:p>0.1987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003">
                <text:p>-0.003</text:p>
              </table:table-cell>
              <table:table-cell office:value-type="float" office:value="0.454898">
                <text:p>0.454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009">
                <text:p>-0.009</text:p>
              </table:table-cell>
              <table:table-cell office:value-type="float" office:value="0.064643">
                <text:p>0.064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003">
                <text:p>-0.003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02">
                <text:p>-0.002</text:p>
              </table:table-cell>
              <table:table-cell office:value-type="float" office:value="-0.064643">
                <text:p>-0.064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6">
                <text:p>0.006</text:p>
              </table:table-cell>
              <table:table-cell office:value-type="float" office:value="0.512359">
                <text:p>0.5123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1">
                <text:p>0.001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11971">
                <text:p>0.119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2">
                <text:p>0.002</text:p>
              </table:table-cell>
              <table:table-cell office:value-type="float" office:value="-0.318429">
                <text:p>-0.3184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1">
                <text:p>0.011</text:p>
              </table:table-cell>
              <table:table-cell office:value-type="float" office:value="-0.430956">
                <text:p>-0.430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8">
                <text:p>0.018</text:p>
              </table:table-cell>
              <table:table-cell office:value-type="float" office:value="-0.995988">
                <text:p>-0.995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3">
                <text:p>0.003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03">
                <text:p>-0.003</text:p>
              </table:table-cell>
              <table:table-cell office:value-type="float" office:value="0.452504">
                <text:p>0.4525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03">
                <text:p>-0.003</text:p>
              </table:table-cell>
              <table:table-cell office:value-type="float" office:value="-0.191536">
                <text:p>-0.191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03">
                <text:p>-0.003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03">
                <text:p>-0.003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02">
                <text:p>-0.002</text:p>
              </table:table-cell>
              <table:table-cell office:value-type="float" office:value="0.509965">
                <text:p>0.5099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6">
                <text:p>0.006</text:p>
              </table:table-cell>
              <table:table-cell office:value-type="float" office:value="-0.430956">
                <text:p>-0.430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3">
                <text:p>0.003</text:p>
              </table:table-cell>
              <table:table-cell office:value-type="float" office:value="0.577003">
                <text:p>0.577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02">
                <text:p>-0.002</text:p>
              </table:table-cell>
              <table:table-cell office:value-type="float" office:value="-0.301669">
                <text:p>-0.3016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04">
                <text:p>-0.004</text:p>
              </table:table-cell>
              <table:table-cell office:value-type="float" office:value="0.323217">
                <text:p>0.3232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2">
                <text:p>0.002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">
                <text:p>0.001</text:p>
              </table:table-cell>
              <table:table-cell office:value-type="float" office:value="-0.663194">
                <text:p>-0.663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0.003">
                <text:p>-0.003</text:p>
              </table:table-cell>
              <table:table-cell office:value-type="float" office:value="-0.332794">
                <text:p>-0.332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003">
                <text:p>-0.003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3">
                <text:p>0.003</text:p>
              </table:table-cell>
              <table:table-cell office:value-type="float" office:value="0.526724">
                <text:p>0.526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7">
                <text:p>0.007</text:p>
              </table:table-cell>
              <table:table-cell office:value-type="float" office:value="-0.430956">
                <text:p>-0.4309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0.260968">
                <text:p>-0.260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2">
                <text:p>-0.002</text:p>
              </table:table-cell>
              <table:table-cell office:value-type="float" office:value="0.337582">
                <text:p>0.3375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1">
                <text:p>0.001</text:p>
              </table:table-cell>
              <table:table-cell office:value-type="float" office:value="0.299275">
                <text:p>0.2992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2">
                <text:p>0.002</text:p>
              </table:table-cell>
              <table:table-cell office:value-type="float" office:value="-0.148441">
                <text:p>-0.148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03">
                <text:p>-0.003</text:p>
              </table:table-cell>
              <table:table-cell office:value-type="float" office:value="0.292093">
                <text:p>0.2920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1">
                <text:p>-0.001</text:p>
              </table:table-cell>
              <table:table-cell office:value-type="float" office:value="0.196325">
                <text:p>0.196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01">
                <text:p>-0.001</text:p>
              </table:table-cell>
              <table:table-cell office:value-type="float" office:value="0.320823">
                <text:p>0.3208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2">
                <text:p>0.002</text:p>
              </table:table-cell>
              <table:table-cell office:value-type="float" office:value="-0.248997">
                <text:p>-0.248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2">
                <text:p>0.002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48">
                <text:p>-0.0048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4">
                <text:p>0.024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3">
                <text:p>-0.003</text:p>
              </table:table-cell>
              <table:table-cell office:value-type="float" office:value="0.909797">
                <text:p>0.909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1">
                <text:p>0.001</text:p>
              </table:table-cell>
              <table:table-cell office:value-type="float" office:value="-0.488417">
                <text:p>-0.4884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294487">
                <text:p>0.2944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718261">
                <text:p>0.7182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2">
                <text:p>0.002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3">
                <text:p>-0.003</text:p>
              </table:table-cell>
              <table:table-cell office:value-type="float" office:value="-0.454898">
                <text:p>-0.4548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1">
                <text:p>0.001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003">
                <text:p>-0.003</text:p>
              </table:table-cell>
              <table:table-cell office:value-type="float" office:value="0.167594">
                <text:p>0.1675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004">
                <text:p>-0.004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04">
                <text:p>-0.004</text:p>
              </table:table-cell>
              <table:table-cell office:value-type="float" office:value="-0.191536">
                <text:p>-0.1915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3">
                <text:p>0.003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1">
                <text:p>0.001</text:p>
              </table:table-cell>
              <table:table-cell office:value-type="float" office:value="0.35913">
                <text:p>0.359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1">
                <text:p>0.001</text:p>
              </table:table-cell>
              <table:table-cell office:value-type="float" office:value="0.445322">
                <text:p>0.4453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1">
                <text:p>0.001</text:p>
              </table:table-cell>
              <table:table-cell office:value-type="float" office:value="-0.371101">
                <text:p>-0.371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008">
                <text:p>-0.008</text:p>
              </table:table-cell>
              <table:table-cell office:value-type="float" office:value="-0.301669">
                <text:p>-0.301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006">
                <text:p>-0.006</text:p>
              </table:table-cell>
              <table:table-cell office:value-type="float" office:value="0.42138">
                <text:p>0.421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007">
                <text:p>-0.007</text:p>
              </table:table-cell>
              <table:table-cell office:value-type="float" office:value="0.215478">
                <text:p>0.2154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0.002">
                <text:p>-0.002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5">
                <text:p>0.005</text:p>
              </table:table-cell>
              <table:table-cell office:value-type="float" office:value="-0.617704">
                <text:p>-0.6177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01">
                <text:p>-0.01</text:p>
              </table:table-cell>
              <table:table-cell office:value-type="float" office:value="-0.981623">
                <text:p>-0.9816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004">
                <text:p>-0.004</text:p>
              </table:table-cell>
              <table:table-cell office:value-type="float" office:value="1.170765">
                <text:p>1.170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6">
                <text:p>0.006</text:p>
              </table:table-cell>
              <table:table-cell office:value-type="float" office:value="0.25618">
                <text:p>0.256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2">
                <text:p>0.002</text:p>
              </table:table-cell>
              <table:table-cell office:value-type="float" office:value="0.703895">
                <text:p>0.703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1">
                <text:p>0.001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3">
                <text:p>0.003</text:p>
              </table:table-cell>
              <table:table-cell office:value-type="float" office:value="0.955287">
                <text:p>0.9552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9">
                <text:p>0.009</text:p>
              </table:table-cell>
              <table:table-cell office:value-type="float" office:value="0.366313">
                <text:p>0.3663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23">
                <text:p>0.023</text:p>
              </table:table-cell>
              <table:table-cell office:value-type="float" office:value="-0.577003">
                <text:p>-0.577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4">
                <text:p>0.004</text:p>
              </table:table-cell>
              <table:table-cell office:value-type="float" office:value="-0.361524">
                <text:p>-0.3615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06">
                <text:p>-0.006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09">
                <text:p>-0.009</text:p>
              </table:table-cell>
              <table:table-cell office:value-type="float" office:value="0.347159">
                <text:p>0.3471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06">
                <text:p>-0.006</text:p>
              </table:table-cell>
              <table:table-cell office:value-type="float" office:value="0.122104">
                <text:p>0.1221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05">
                <text:p>-0.005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6">
                <text:p>0.006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3">
                <text:p>0.003</text:p>
              </table:table-cell>
              <table:table-cell office:value-type="float" office:value="0.378284">
                <text:p>0.378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2">
                <text:p>0.002</text:p>
              </table:table-cell>
              <table:table-cell office:value-type="float" office:value="0.122104">
                <text:p>0.12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02">
                <text:p>-0.002</text:p>
              </table:table-cell>
              <table:table-cell office:value-type="float" office:value="-0.70629">
                <text:p>-0.706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01">
                <text:p>-0.001</text:p>
              </table:table-cell>
              <table:table-cell office:value-type="float" office:value="0.229843">
                <text:p>0.229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107739">
                <text:p>0.1077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01">
                <text:p>-0.001</text:p>
              </table:table-cell>
              <table:table-cell office:value-type="float" office:value="-0.215478">
                <text:p>-0.2154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1">
                <text:p>0.001</text:p>
              </table:table-cell>
              <table:table-cell office:value-type="float" office:value="-0.263362">
                <text:p>-0.263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430956">
                <text:p>0.4309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687136">
                <text:p>0.6871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4">
                <text:p>0.004</text:p>
              </table:table-cell>
              <table:table-cell office:value-type="float" office:value="-0.253785">
                <text:p>-0.2537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3">
                <text:p>0.003</text:p>
              </table:table-cell>
              <table:table-cell office:value-type="float" office:value="-0.605733">
                <text:p>-0.6057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3">
                <text:p>0.003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01">
                <text:p>-0.001</text:p>
              </table:table-cell>
              <table:table-cell office:value-type="float" office:value="0.866701">
                <text:p>0.8667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01">
                <text:p>-0.001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01">
                <text:p>-0.001</text:p>
              </table:table-cell>
              <table:table-cell office:value-type="float" office:value="-0.529119">
                <text:p>-0.529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1">
                <text:p>0.001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01">
                <text:p>-0.001</text:p>
              </table:table-cell>
              <table:table-cell office:value-type="float" office:value="0.402226">
                <text:p>0.4022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0.476446">
                <text:p>-0.4764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2">
                <text:p>0.002</text:p>
              </table:table-cell>
              <table:table-cell office:value-type="float" office:value="0.59855">
                <text:p>0.59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001">
                <text:p>-0.001</text:p>
              </table:table-cell>
              <table:table-cell office:value-type="float" office:value="0.837971">
                <text:p>0.8379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01">
                <text:p>-0.001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-0.347159">
                <text:p>-0.347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1">
                <text:p>0.001</text:p>
              </table:table-cell>
              <table:table-cell office:value-type="float" office:value="-0.720655">
                <text:p>-0.720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2">
                <text:p>0.002</text:p>
              </table:table-cell>
              <table:table-cell office:value-type="float" office:value="-0.337582">
                <text:p>-0.337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03">
                <text:p>-0.003</text:p>
              </table:table-cell>
              <table:table-cell office:value-type="float" office:value="0.208296">
                <text:p>0.2082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0.002">
                <text:p>-0.002</text:p>
              </table:table-cell>
              <table:table-cell office:value-type="float" office:value="0.158017">
                <text:p>0.158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1">
                <text:p>0.001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4">
                <text:p>0.004</text:p>
              </table:table-cell>
              <table:table-cell office:value-type="float" office:value="0.536301">
                <text:p>0.536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01">
                <text:p>-0.001</text:p>
              </table:table-cell>
              <table:table-cell office:value-type="float" office:value="0.538695">
                <text:p>0.5386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03">
                <text:p>-0.003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05">
                <text:p>-0.005</text:p>
              </table:table-cell>
              <table:table-cell office:value-type="float" office:value="-0.385466">
                <text:p>-0.3854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03">
                <text:p>-0.003</text:p>
              </table:table-cell>
              <table:table-cell office:value-type="float" office:value="1.108515">
                <text:p>1.108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639252">
                <text:p>0.6392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1">
                <text:p>0.001</text:p>
              </table:table-cell>
              <table:table-cell office:value-type="float" office:value="0.435745">
                <text:p>0.4357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2">
                <text:p>0.002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.25935">
                <text:p>1.25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01">
                <text:p>-0.001</text:p>
              </table:table-cell>
              <table:table-cell office:value-type="float" office:value="0.225055">
                <text:p>0.225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1">
                <text:p>0.001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6">
                <text:p>-0.016</text:p>
              </table:table-cell>
              <table:table-cell office:value-type="float" office:value="0.158017">
                <text:p>0.158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05">
                <text:p>-0.005</text:p>
              </table:table-cell>
              <table:table-cell office:value-type="float" office:value="0.076614">
                <text:p>0.0766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001">
                <text:p>-0.001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100556">
                <text:p>0.100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1">
                <text:p>0.001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4">
                <text:p>0.004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7">
                <text:p>0.007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08">
                <text:p>-0.008</text:p>
              </table:table-cell>
              <table:table-cell office:value-type="float" office:value="-0.265756">
                <text:p>-0.2657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1">
                <text:p>-0.01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02">
                <text:p>-0.002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4">
                <text:p>0.004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3">
                <text:p>0.003</text:p>
              </table:table-cell>
              <table:table-cell office:value-type="float" office:value="1.154005">
                <text:p>1.154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4">
                <text:p>0.004</text:p>
              </table:table-cell>
              <table:table-cell office:value-type="float" office:value="0.517148">
                <text:p>0.5171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04">
                <text:p>-0.004</text:p>
              </table:table-cell>
              <table:table-cell office:value-type="float" office:value="-0.232238">
                <text:p>-0.232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03">
                <text:p>-0.003</text:p>
              </table:table-cell>
              <table:table-cell office:value-type="float" office:value="0.126893">
                <text:p>0.1268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4">
                <text:p>0.004</text:p>
              </table:table-cell>
              <table:table-cell office:value-type="float" office:value="0.265756">
                <text:p>0.2657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3">
                <text:p>0.003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8">
                <text:p>0.008</text:p>
              </table:table-cell>
              <table:table-cell office:value-type="float" office:value="-0.519542">
                <text:p>-0.5195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18">
                <text:p>0.018</text:p>
              </table:table-cell>
              <table:table-cell office:value-type="float" office:value="0.217872">
                <text:p>0.2178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4">
                <text:p>0.004</text:p>
              </table:table-cell>
              <table:table-cell office:value-type="float" office:value="0.294487">
                <text:p>0.2944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025">
                <text:p>-0.025</text:p>
              </table:table-cell>
              <table:table-cell office:value-type="float" office:value="-0.459687">
                <text:p>-0.4596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0.007">
                <text:p>-0.007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0.001">
                <text:p>-0.001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1">
                <text:p>0.001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0.001">
                <text:p>-0.001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88585">
                <text:p>0.088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339977">
                <text:p>-0.339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1">
                <text:p>-0.01</text:p>
              </table:table-cell>
              <table:table-cell office:value-type="float" office:value="-0.509965">
                <text:p>-0.5099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6">
                <text:p>0.006</text:p>
              </table:table-cell>
              <table:table-cell office:value-type="float" office:value="0.430956">
                <text:p>0.4309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4">
                <text:p>0.004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.007">
                <text:p>-0.007</text:p>
              </table:table-cell>
              <table:table-cell office:value-type="float" office:value="-0.110133">
                <text:p>-0.1101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1">
                <text:p>0.001</text:p>
              </table:table-cell>
              <table:table-cell office:value-type="float" office:value="0.332794">
                <text:p>0.3327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6">
                <text:p>0.006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0.015">
                <text:p>-0.015</text:p>
              </table:table-cell>
              <table:table-cell office:value-type="float" office:value="-0.639252">
                <text:p>-0.639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.024">
                <text:p>-0.024</text:p>
              </table:table-cell>
              <table:table-cell office:value-type="float" office:value="-0.167594">
                <text:p>-0.1675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29">
                <text:p>0.029</text:p>
              </table:table-cell>
              <table:table-cell office:value-type="float" office:value="0.636858">
                <text:p>0.6368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1">
                <text:p>0.01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5">
                <text:p>0.005</text:p>
              </table:table-cell>
              <table:table-cell office:value-type="float" office:value="0.318429">
                <text:p>0.3184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12">
                <text:p>0.012</text:p>
              </table:table-cell>
              <table:table-cell office:value-type="float" office:value="-0.253785">
                <text:p>-0.2537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4">
                <text:p>0.004</text:p>
              </table:table-cell>
              <table:table-cell office:value-type="float" office:value="-0.110133">
                <text:p>-0.1101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15">
                <text:p>0.015</text:p>
              </table:table-cell>
              <table:table-cell office:value-type="float" office:value="0.782904">
                <text:p>0.7829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026">
                <text:p>-0.026</text:p>
              </table:table-cell>
              <table:table-cell office:value-type="float" office:value="0.062249">
                <text:p>0.0622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01">
                <text:p>-0.01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4">
                <text:p>0.004</text:p>
              </table:table-cell>
              <table:table-cell office:value-type="float" office:value="-0.208296">
                <text:p>-0.2082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018">
                <text:p>-0.018</text:p>
              </table:table-cell>
              <table:table-cell office:value-type="float" office:value="0.462081">
                <text:p>0.4620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008">
                <text:p>-0.008</text:p>
              </table:table-cell>
              <table:table-cell office:value-type="float" office:value="0.636858">
                <text:p>0.6368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12">
                <text:p>-0.012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06">
                <text:p>-0.006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32">
                <text:p>0.032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8">
                <text:p>0.008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1">
                <text:p>0.001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002">
                <text:p>-0.002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1">
                <text:p>0.001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-0.064643">
                <text:p>-0.0646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52672">
                <text:p>0.0526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-0.081403">
                <text:p>-0.0814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0.064643">
                <text:p>-0.0646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-0.057461">
                <text:p>-0.0574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56cm" svg:height="16.826cm" xlink:href=".." xlink:type="simple" chart:class="chart:scatter" chart:style-name="ch1">
        <chart:legend chart:legend-position="end" svg:x="22.33cm" svg:y="7.865cm" style:legend-expansion="high" chart:style-name="ch2"/>
        <chart:plot-area chart:style-name="ch3" table:cell-range-address="Sheet1.A1:Sheet1.A445 Sheet1.C1:Sheet1.C445 Sheet1.E1:Sheet1.E445" chart:data-source-has-labels="row" svg:x="1.053cm" svg:y="1.479cm" svg:width="20.071cm" svg:height="14.591cm">
          <chartooo:coordinate-region svg:x="2.415cm" svg:y="1.678cm" svg:width="18.429cm" svg:height="14.1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45" chart:label-cell-address="Sheet1.C1:Sheet1.C1" chart:class="chart:scatter">
            <chart:domain table:cell-range-address="Sheet1.A2:Sheet1.A445"/>
            <chart:data-point chart:repeated="444"/>
          </chart:series>
          <chart:series chart:style-name="ch7" chart:values-cell-range-address="Sheet1.E2:Sheet1.E445" chart:label-cell-address="Sheet1.E1:Sheet1.E1" chart:class="chart:scatter">
            <chart:data-point chart:repeated="4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slocamento_encoders(mm)</text:p>
                <draw:g>
                  <svg:desc>Sheet1.C1:Sheet1.C1</svg:desc>
                </draw:g>
              </table:table-cell>
              <table:table-cell office:value-type="string">
                <text:p>norm_deslocamento_acelerometro_Y(mm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45</svg:desc>
                </draw:g>
              </table:table-cell>
              <table:table-cell office:value-type="float" office:value="0">
                <text:p>0</text:p>
                <draw:g>
                  <svg:desc>Sheet1.C2:Sheet1.C445</svg:desc>
                </draw:g>
              </table:table-cell>
              <table:table-cell office:value-type="float" office:value="0">
                <text:p>0</text:p>
                <draw:g>
                  <svg:desc>Sheet1.E2:Sheet1.E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-1171">
                <text:p>-11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5">
                <text:p>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3">
                <text:p>2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9">
                <text:p>2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8">
                <text:p>28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7">
                <text:p>2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4">
                <text:p>1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6">
                <text:p>2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4">
                <text:p>2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">
                <text:p>2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2">
                <text:p>-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5">
                <text:p>-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7">
                <text:p>-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1">
                <text:p>-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4">
                <text:p>3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1">
                <text:p>3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8">
                <text:p>2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5">
                <text:p>2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2">
                <text:p>2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">
                <text:p>2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9">
                <text:p>2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7">
                <text:p>27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6">
                <text:p>2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3">
                <text:p>2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3">
                <text:p>2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0">
                <text:p>3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0">
                <text:p>3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8">
                <text:p>2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9">
                <text:p>29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1">
                <text:p>3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">
                <text:p>28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8">
                <text:p>28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0">
                <text:p>30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0">
                <text:p>30</text:p>
              </table:table-cell>
              <table:table-cell office:value-type="float" office:value="114445">
                <text:p>1144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0">
                <text:p>30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7">
                <text:p>27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8">
                <text:p>28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8">
                <text:p>28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">
                <text:p>28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0">
                <text:p>30</text:p>
              </table:table-cell>
              <table:table-cell office:value-type="float" office:value="5454">
                <text:p>5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7">
                <text:p>27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">
                <text:p>28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">
                <text:p>21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5137">
                <text:p>51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1">
                <text:p>21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2">
                <text:p>22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3">
                <text:p>23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5">
                <text:p>1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5">
                <text:p>-5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9">
                <text:p>-9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3">
                <text:p>-3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">
                <text:p>-1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7285">
                <text:p>72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5">
                <text:p>35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9">
                <text:p>39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3">
                <text:p>33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4">
                <text:p>24</text:p>
              </table:table-cell>
              <table:table-cell office:value-type="float" office:value="7211">
                <text:p>72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3">
                <text:p>13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">
                <text:p>19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4">
                <text:p>24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1">
                <text:p>21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">
                <text:p>21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1">
                <text:p>21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">
                <text:p>21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8">
                <text:p>28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1">
                <text:p>3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0">
                <text:p>3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">
                <text:p>28</text:p>
              </table:table-cell>
              <table:table-cell office:value-type="float" office:value="7869">
                <text:p>78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8">
                <text:p>28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8">
                <text:p>28</text:p>
              </table:table-cell>
              <table:table-cell office:value-type="float" office:value="9416">
                <text:p>94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9">
                <text:p>29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1">
                <text:p>31</text:p>
              </table:table-cell>
              <table:table-cell office:value-type="float" office:value="8011">
                <text:p>80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6">
                <text:p>26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  <table:table-cell office:value-type="float" office:value="8305">
                <text:p>83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1">
                <text:p>31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0">
                <text:p>3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">
                <text:p>27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2">
                <text:p>22</text:p>
              </table:table-cell>
              <table:table-cell office:value-type="float" office:value="9667">
                <text:p>9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9">
                <text:p>19</text:p>
              </table:table-cell>
              <table:table-cell office:value-type="float" office:value="10776">
                <text:p>107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">
                <text:p>19</text:p>
              </table:table-cell>
              <table:table-cell office:value-type="float" office:value="11415">
                <text:p>11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0">
                <text:p>20</text:p>
              </table:table-cell>
              <table:table-cell office:value-type="float" office:value="11851">
                <text:p>11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11576">
                <text:p>11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">
                <text:p>22</text:p>
              </table:table-cell>
              <table:table-cell office:value-type="float" office:value="12835">
                <text:p>128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13060">
                <text:p>130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13211">
                <text:p>132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13321">
                <text:p>133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">
                <text:p>6</text:p>
              </table:table-cell>
              <table:table-cell office:value-type="float" office:value="13479">
                <text:p>134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3673">
                <text:p>136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3773">
                <text:p>137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13749">
                <text:p>137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">
                <text:p>5</text:p>
              </table:table-cell>
              <table:table-cell office:value-type="float" office:value="13860">
                <text:p>138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">
                <text:p>12</text:p>
              </table:table-cell>
              <table:table-cell office:value-type="float" office:value="13658">
                <text:p>136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">
                <text:p>4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6">
                <text:p>-6</text:p>
              </table:table-cell>
              <table:table-cell office:value-type="float" office:value="13371">
                <text:p>133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8">
                <text:p>-8</text:p>
              </table:table-cell>
              <table:table-cell office:value-type="float" office:value="13424">
                <text:p>13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4">
                <text:p>-4</text:p>
              </table:table-cell>
              <table:table-cell office:value-type="float" office:value="13484">
                <text:p>13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1">
                <text:p>-1</text:p>
              </table:table-cell>
              <table:table-cell office:value-type="float" office:value="14638">
                <text:p>146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15026">
                <text:p>150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1">
                <text:p>-1</text:p>
              </table:table-cell>
              <table:table-cell office:value-type="float" office:value="14793">
                <text:p>14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4">
                <text:p>-4</text:p>
              </table:table-cell>
              <table:table-cell office:value-type="float" office:value="14920">
                <text:p>149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5186">
                <text:p>15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5109">
                <text:p>151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5109">
                <text:p>151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5095">
                <text:p>150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15126">
                <text:p>151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">
                <text:p>11</text:p>
              </table:table-cell>
              <table:table-cell office:value-type="float" office:value="14607">
                <text:p>146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9">
                <text:p>29</text:p>
              </table:table-cell>
              <table:table-cell office:value-type="float" office:value="14824">
                <text:p>14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3">
                <text:p>33</text:p>
              </table:table-cell>
              <table:table-cell office:value-type="float" office:value="15119">
                <text:p>15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4755">
                <text:p>147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4717">
                <text:p>147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4733">
                <text:p>147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4721">
                <text:p>147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4710">
                <text:p>147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4743">
                <text:p>147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4748">
                <text:p>147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14765">
                <text:p>14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4733">
                <text:p>147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4714">
                <text:p>147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4803">
                <text:p>148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4463">
                <text:p>144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10">
                <text:p>-10</text:p>
              </table:table-cell>
              <table:table-cell office:value-type="float" office:value="13953">
                <text:p>139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4">
                <text:p>-4</text:p>
              </table:table-cell>
              <table:table-cell office:value-type="float" office:value="14384">
                <text:p>143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4346">
                <text:p>143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4310">
                <text:p>143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4271">
                <text:p>142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4252">
                <text:p>14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7">
                <text:p>-7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14475">
                <text:p>144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4561">
                <text:p>145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14585">
                <text:p>145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14599">
                <text:p>145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15">
                <text:p>-15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39">
                <text:p>-39</text:p>
              </table:table-cell>
              <table:table-cell office:value-type="float" office:value="13793">
                <text:p>137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10">
                <text:p>-10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4451">
                <text:p>144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4398">
                <text:p>143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4413">
                <text:p>14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14408">
                <text:p>144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4420">
                <text:p>144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">
                <text:p>5</text:p>
              </table:table-cell>
              <table:table-cell office:value-type="float" office:value="14666">
                <text:p>1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7">
                <text:p>17</text:p>
              </table:table-cell>
              <table:table-cell office:value-type="float" office:value="14413">
                <text:p>14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1">
                <text:p>21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6">
                <text:p>36</text:p>
              </table:table-cell>
              <table:table-cell office:value-type="float" office:value="15085">
                <text:p>150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">
                <text:p>10</text:p>
              </table:table-cell>
              <table:table-cell office:value-type="float" office:value="15148">
                <text:p>15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15227">
                <text:p>152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5210">
                <text:p>152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15296">
                <text:p>15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">
                <text:p>4</text:p>
              </table:table-cell>
              <table:table-cell office:value-type="float" office:value="15088">
                <text:p>150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14">
                <text:p>-14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22">
                <text:p>-22</text:p>
              </table:table-cell>
              <table:table-cell office:value-type="float" office:value="16187">
                <text:p>161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34">
                <text:p>-34</text:p>
              </table:table-cell>
              <table:table-cell office:value-type="float" office:value="16342">
                <text:p>163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40">
                <text:p>-40</text:p>
              </table:table-cell>
              <table:table-cell office:value-type="float" office:value="16345">
                <text:p>16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8">
                <text:p>-8</text:p>
              </table:table-cell>
              <table:table-cell office:value-type="float" office:value="16254">
                <text:p>162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6321">
                <text:p>163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16206">
                <text:p>162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1">
                <text:p>-1</text:p>
              </table:table-cell>
              <table:table-cell office:value-type="float" office:value="16156">
                <text:p>16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16134">
                <text:p>161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6096">
                <text:p>160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16072">
                <text:p>160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6062">
                <text:p>160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6077">
                <text:p>160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6041">
                <text:p>160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15986">
                <text:p>159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15873">
                <text:p>158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15825">
                <text:p>158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15837">
                <text:p>158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5861">
                <text:p>158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5837">
                <text:p>158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15782">
                <text:p>157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15823">
                <text:p>158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15787">
                <text:p>157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15777">
                <text:p>157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15756">
                <text:p>157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15629">
                <text:p>156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15643">
                <text:p>156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15615">
                <text:p>156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5571">
                <text:p>155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15622">
                <text:p>156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15583">
                <text:p>155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5583">
                <text:p>155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5531">
                <text:p>155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5538">
                <text:p>155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15519">
                <text:p>155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5409">
                <text:p>154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5397">
                <text:p>153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5370">
                <text:p>153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5397">
                <text:p>153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5346">
                <text:p>153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15344">
                <text:p>153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5263">
                <text:p>152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15289">
                <text:p>152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15277">
                <text:p>152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5275">
                <text:p>152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15289">
                <text:p>152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15303">
                <text:p>153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5298">
                <text:p>15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5277">
                <text:p>152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5310">
                <text:p>153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15284">
                <text:p>152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15301">
                <text:p>153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15325">
                <text:p>153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5284">
                <text:p>152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15310">
                <text:p>153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15310">
                <text:p>153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15222">
                <text:p>152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15157">
                <text:p>1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5184">
                <text:p>151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15258">
                <text:p>152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241">
                <text:p>152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15224">
                <text:p>152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5210">
                <text:p>152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15148">
                <text:p>151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5208">
                <text:p>152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15215">
                <text:p>152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15222">
                <text:p>152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5248">
                <text:p>152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5248">
                <text:p>152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15188">
                <text:p>151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15186">
                <text:p>151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5181">
                <text:p>151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15150">
                <text:p>151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15081">
                <text:p>150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15088">
                <text:p>150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15088">
                <text:p>150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5066">
                <text:p>150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14970">
                <text:p>149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14920">
                <text:p>149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14935">
                <text:p>149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14973">
                <text:p>149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5006">
                <text:p>150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5002">
                <text:p>150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14963">
                <text:p>14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14980">
                <text:p>149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14918">
                <text:p>149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14906">
                <text:p>149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4841">
                <text:p>148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14810">
                <text:p>148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4817">
                <text:p>148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4793">
                <text:p>147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4777">
                <text:p>14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08cm" svg:height="12.433cm" xlink:href=".." xlink:type="simple" chart:class="chart:scatter" chart:style-name="ch1">
        <chart:legend chart:legend-position="end" svg:x="20.496cm" svg:y="5.668cm" style:legend-expansion="high" chart:style-name="ch2"/>
        <chart:plot-area chart:style-name="ch3" table:cell-range-address="Sheet1.A2:Sheet1.A445 Sheet1.N1:Sheet1.O445" chart:data-source-has-labels="row" svg:x="0.984cm" svg:y="1.127cm" svg:width="18.444cm" svg:height="10.638cm">
          <chartooo:coordinate-region svg:x="1.817cm" svg:y="1.326cm" svg:width="17.331cm" svg:height="10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445" chart:label-cell-address="Sheet1.N1:Sheet1.N1" chart:class="chart:scatter">
            <chart:domain table:cell-range-address="Sheet1.A2:Sheet1.A445"/>
            <chart:data-point chart:repeated="444"/>
          </chart:series>
          <chart:series chart:style-name="ch7" chart:values-cell-range-address="Sheet1.O2:Sheet1.O445" chart:label-cell-address="Sheet1.O1:Sheet1.O1" chart:class="chart:scatter">
            <chart:data-point chart:repeated="4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_angular_encoders(rad/s)</text:p>
                <draw:g>
                  <svg:desc>Sheet1.N1:Sheet1.N1</svg:desc>
                </draw:g>
              </table:table-cell>
              <table:table-cell office:value-type="string">
                <text:p>vel_angular_giroscopio_Z(rad/s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45</svg:desc>
                </draw:g>
              </table:table-cell>
              <table:table-cell office:value-type="float" office:value="0">
                <text:p>0</text:p>
                <draw:g>
                  <svg:desc>Sheet1.N2:Sheet1.N445</svg:desc>
                </draw:g>
              </table:table-cell>
              <table:table-cell office:value-type="float" office:value="0.024115">
                <text:p>0.024115</text:p>
                <draw:g>
                  <svg:desc>Sheet1.O2:Sheet1.O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188256">
                <text:p>0.188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">
                <text:p>0.05</text:p>
              </table:table-cell>
              <table:table-cell office:value-type="float" office:value="0.166273">
                <text:p>0.166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-0.004796">
                <text:p>-0.004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02">
                <text:p>-0.02</text:p>
              </table:table-cell>
              <table:table-cell office:value-type="float" office:value="-0.06102">
                <text:p>-0.06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12687">
                <text:p>-0.012687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5">
                <text:p>-0.025</text:p>
              </table:table-cell>
              <table:table-cell office:value-type="float" office:value="-0.103521">
                <text:p>-0.103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4">
                <text:p>-0.04</text:p>
              </table:table-cell>
              <table:table-cell office:value-type="float" office:value="-0.159211">
                <text:p>-0.159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035">
                <text:p>-0.035</text:p>
              </table:table-cell>
              <table:table-cell office:value-type="float" office:value="-0.035573">
                <text:p>-0.035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02547">
                <text:p>-0.002547</text:p>
              </table:table-cell>
              <table:table-cell office:value-type="float" office:value="0.049429">
                <text:p>0.049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45565">
                <text:p>0.045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005">
                <text:p>-0.005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005">
                <text:p>-0.005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05">
                <text:p>-0.005</text:p>
              </table:table-cell>
              <table:table-cell office:value-type="float" office:value="0.04783">
                <text:p>0.04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9992">
                <text:p>0.009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3464">
                <text:p>0.03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51427">
                <text:p>0.051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005">
                <text:p>-0.00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005">
                <text:p>-0.005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005">
                <text:p>-0.005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33441">
                <text:p>0.03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005">
                <text:p>-0.005</text:p>
              </table:table-cell>
              <table:table-cell office:value-type="float" office:value="0.029044">
                <text:p>0.029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866">
                <text:p>0.00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05">
                <text:p>-0.005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05">
                <text:p>-0.005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542">
                <text:p>0.002542</text:p>
              </table:table-cell>
              <table:table-cell office:value-type="float" office:value="0.050228">
                <text:p>0.050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05">
                <text:p>-0.005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5">
                <text:p>-0.005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015">
                <text:p>-0.015</text:p>
              </table:table-cell>
              <table:table-cell office:value-type="float" office:value="-0.045698">
                <text:p>-0.045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35">
                <text:p>-0.035</text:p>
              </table:table-cell>
              <table:table-cell office:value-type="float" office:value="-0.165873">
                <text:p>-0.165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55">
                <text:p>-0.055</text:p>
              </table:table-cell>
              <table:table-cell office:value-type="float" office:value="-0.175332">
                <text:p>-0.175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04">
                <text:p>-0.04</text:p>
              </table:table-cell>
              <table:table-cell office:value-type="float" office:value="-0.120441">
                <text:p>-0.120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43444">
                <text:p>-0.043444</text:p>
              </table:table-cell>
              <table:table-cell office:value-type="float" office:value="-0.154015">
                <text:p>-0.154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45">
                <text:p>-0.045</text:p>
              </table:table-cell>
              <table:table-cell office:value-type="float" office:value="-0.126037">
                <text:p>-0.126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102055">
                <text:p>-0.102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09113">
                <text:p>-0.09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35">
                <text:p>-0.035</text:p>
              </table:table-cell>
              <table:table-cell office:value-type="float" office:value="-0.147753">
                <text:p>-0.147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136828">
                <text:p>-0.136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11791">
                <text:p>-0.11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8302">
                <text:p>-0.128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05652">
                <text:p>-0.105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35">
                <text:p>-0.035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4">
                <text:p>-0.04</text:p>
              </table:table-cell>
              <table:table-cell office:value-type="float" office:value="-0.14349">
                <text:p>-0.14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43537">
                <text:p>-0.043537</text:p>
              </table:table-cell>
              <table:table-cell office:value-type="float" office:value="-0.142824">
                <text:p>-0.142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4">
                <text:p>-0.04</text:p>
              </table:table-cell>
              <table:table-cell office:value-type="float" office:value="-0.120175">
                <text:p>-0.12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617">
                <text:p>-0.12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4">
                <text:p>-0.04</text:p>
              </table:table-cell>
              <table:table-cell office:value-type="float" office:value="-0.13856">
                <text:p>-0.13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45">
                <text:p>-0.045</text:p>
              </table:table-cell>
              <table:table-cell office:value-type="float" office:value="-0.177198">
                <text:p>-0.177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129368">
                <text:p>-0.1293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038298">
                <text:p>-0.038298</text:p>
              </table:table-cell>
              <table:table-cell office:value-type="float" office:value="-0.101922">
                <text:p>-0.101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03">
                <text:p>-0.03</text:p>
              </table:table-cell>
              <table:table-cell office:value-type="float" office:value="-0.11338">
                <text:p>-0.11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4">
                <text:p>-0.04</text:p>
              </table:table-cell>
              <table:table-cell office:value-type="float" office:value="-0.129368">
                <text:p>-0.129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45">
                <text:p>-0.045</text:p>
              </table:table-cell>
              <table:table-cell office:value-type="float" office:value="-0.147221">
                <text:p>-0.147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04359">
                <text:p>-0.04359</text:p>
              </table:table-cell>
              <table:table-cell office:value-type="float" office:value="-0.14389">
                <text:p>-0.14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043444">
                <text:p>-0.043444</text:p>
              </table:table-cell>
              <table:table-cell office:value-type="float" office:value="-0.144289">
                <text:p>-0.144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033163">
                <text:p>-0.033163</text:p>
              </table:table-cell>
              <table:table-cell office:value-type="float" office:value="-0.075542">
                <text:p>-0.075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97525">
                <text:p>-0.097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028205">
                <text:p>-0.028205</text:p>
              </table:table-cell>
              <table:table-cell office:value-type="float" office:value="-0.099657">
                <text:p>-0.09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038415">
                <text:p>-0.038415</text:p>
              </table:table-cell>
              <table:table-cell office:value-type="float" office:value="-0.132032">
                <text:p>-0.132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9101">
                <text:p>-0.129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145755">
                <text:p>-0.145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4">
                <text:p>-0.04</text:p>
              </table:table-cell>
              <table:table-cell office:value-type="float" office:value="-0.160544">
                <text:p>-0.160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45">
                <text:p>-0.045</text:p>
              </table:table-cell>
              <table:table-cell office:value-type="float" office:value="-0.184126">
                <text:p>-0.184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045">
                <text:p>-0.045</text:p>
              </table:table-cell>
              <table:table-cell office:value-type="float" office:value="-0.126703">
                <text:p>-0.126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035">
                <text:p>-0.035</text:p>
              </table:table-cell>
              <table:table-cell office:value-type="float" office:value="-0.129234">
                <text:p>-0.129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19908">
                <text:p>-0.119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025">
                <text:p>-0.025</text:p>
              </table:table-cell>
              <table:table-cell office:value-type="float" office:value="-0.033175">
                <text:p>-0.033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58222">
                <text:p>0.058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5">
                <text:p>0.005</text:p>
              </table:table-cell>
              <table:table-cell office:value-type="float" office:value="0.038237">
                <text:p>0.038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005">
                <text:p>-0.005</text:p>
              </table:table-cell>
              <table:table-cell office:value-type="float" office:value="0.040636">
                <text:p>0.0406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0.005">
                <text:p>-0.005</text:p>
              </table:table-cell>
              <table:table-cell office:value-type="float" office:value="0.015988">
                <text:p>0.015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6662">
                <text:p>-0.0066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2">
                <text:p>-0.02</text:p>
              </table:table-cell>
              <table:table-cell office:value-type="float" office:value="-0.077674">
                <text:p>-0.077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038462">
                <text:p>-0.038462</text:p>
              </table:table-cell>
              <table:table-cell office:value-type="float" office:value="-0.130833">
                <text:p>-0.130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05963">
                <text:p>-0.05963</text:p>
              </table:table-cell>
              <table:table-cell office:value-type="float" office:value="-0.286714">
                <text:p>-0.286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0.069429">
                <text:p>-0.069429</text:p>
              </table:table-cell>
              <table:table-cell office:value-type="float" office:value="-0.145355">
                <text:p>-0.145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0.028039">
                <text:p>-0.028039</text:p>
              </table:table-cell>
              <table:table-cell office:value-type="float" office:value="-0.03957">
                <text:p>-0.03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015">
                <text:p>-0.015</text:p>
              </table:table-cell>
              <table:table-cell office:value-type="float" office:value="-0.005862">
                <text:p>-0.005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02">
                <text:p>-0.02</text:p>
              </table:table-cell>
              <table:table-cell office:value-type="float" office:value="-0.092329">
                <text:p>-0.092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045">
                <text:p>-0.045</text:p>
              </table:table-cell>
              <table:table-cell office:value-type="float" office:value="-0.20824">
                <text:p>-0.20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059242">
                <text:p>-0.059242</text:p>
              </table:table-cell>
              <table:table-cell office:value-type="float" office:value="-0.206508">
                <text:p>-0.206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0.053919">
                <text:p>-0.053919</text:p>
              </table:table-cell>
              <table:table-cell office:value-type="float" office:value="-0.170669">
                <text:p>-0.170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084069">
                <text:p>-0.0840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0.025">
                <text:p>-0.025</text:p>
              </table:table-cell>
              <table:table-cell office:value-type="float" office:value="-0.059021">
                <text:p>-0.059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25">
                <text:p>-0.025</text:p>
              </table:table-cell>
              <table:table-cell office:value-type="float" office:value="-0.090064">
                <text:p>-0.090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35">
                <text:p>-0.035</text:p>
              </table:table-cell>
              <table:table-cell office:value-type="float" office:value="-0.119375">
                <text:p>-0.11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0.035">
                <text:p>-0.035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4">
                <text:p>-0.04</text:p>
              </table:table-cell>
              <table:table-cell office:value-type="float" office:value="-0.205842">
                <text:p>-0.205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0.05378">
                <text:p>-0.05378</text:p>
              </table:table-cell>
              <table:table-cell office:value-type="float" office:value="-0.2181">
                <text:p>-0.21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45">
                <text:p>-0.045</text:p>
              </table:table-cell>
              <table:table-cell office:value-type="float" office:value="-0.12244">
                <text:p>-0.12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08182">
                <text:p>-0.008182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005">
                <text:p>-0.005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0.005">
                <text:p>-0.005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2">
                <text:p>-0.02</text:p>
              </table:table-cell>
              <table:table-cell office:value-type="float" office:value="-0.124704">
                <text:p>-0.124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0.05">
                <text:p>-0.05</text:p>
              </table:table-cell>
              <table:table-cell office:value-type="float" office:value="-0.367452">
                <text:p>-0.367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11">
                <text:p>-0.11</text:p>
              </table:table-cell>
              <table:table-cell office:value-type="float" office:value="-0.588216">
                <text:p>-0.588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122">
                <text:p>-0.122</text:p>
              </table:table-cell>
              <table:table-cell office:value-type="float" office:value="-0.659495">
                <text:p>-0.659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125">
                <text:p>-0.125</text:p>
              </table:table-cell>
              <table:table-cell office:value-type="float" office:value="-0.442461">
                <text:p>-0.442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85">
                <text:p>-0.085</text:p>
              </table:table-cell>
              <table:table-cell office:value-type="float" office:value="-0.275655">
                <text:p>-0.275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0.015">
                <text:p>-0.015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0.01">
                <text:p>-0.01</text:p>
              </table:table-cell>
              <table:table-cell office:value-type="float" office:value="-0.116444">
                <text:p>-0.116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0598">
                <text:p>-0.0598</text:p>
              </table:table-cell>
              <table:table-cell office:value-type="float" office:value="-0.09606">
                <text:p>-0.096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027951">
                <text:p>-0.027951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0.025">
                <text:p>-0.025</text:p>
              </table:table-cell>
              <table:table-cell office:value-type="float" office:value="-0.081271">
                <text:p>-0.081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25">
                <text:p>-0.025</text:p>
              </table:table-cell>
              <table:table-cell office:value-type="float" office:value="-0.043567">
                <text:p>-0.043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15">
                <text:p>-0.015</text:p>
              </table:table-cell>
              <table:table-cell office:value-type="float" office:value="-0.003331">
                <text:p>-0.0033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17857">
                <text:p>-0.017857</text:p>
              </table:table-cell>
              <table:table-cell office:value-type="float" office:value="-0.063551">
                <text:p>-0.063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28205">
                <text:p>-0.028205</text:p>
              </table:table-cell>
              <table:table-cell office:value-type="float" office:value="-0.079006">
                <text:p>-0.079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015">
                <text:p>-0.015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012719">
                <text:p>-0.012719</text:p>
              </table:table-cell>
              <table:table-cell office:value-type="float" office:value="-0.015988">
                <text:p>-0.015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22925">
                <text:p>-0.022925</text:p>
              </table:table-cell>
              <table:table-cell office:value-type="float" office:value="-0.118043">
                <text:p>-0.1180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68214">
                <text:p>-0.0682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0.01">
                <text:p>-0.01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7647">
                <text:p>0.007647</text:p>
              </table:table-cell>
              <table:table-cell office:value-type="float" office:value="0.105652">
                <text:p>0.1056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35">
                <text:p>0.035</text:p>
              </table:table-cell>
              <table:table-cell office:value-type="float" office:value="0.221697">
                <text:p>0.2216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38462">
                <text:p>0.038462</text:p>
              </table:table-cell>
              <table:table-cell office:value-type="float" office:value="0.208107">
                <text:p>0.2081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3">
                <text:p>0.023</text:p>
              </table:table-cell>
              <table:table-cell office:value-type="float" office:value="0.076741">
                <text:p>0.076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2542">
                <text:p>0.002542</text:p>
              </table:table-cell>
              <table:table-cell office:value-type="float" office:value="0.031842">
                <text:p>0.0318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5">
                <text:p>-0.005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3456">
                <text:p>0.013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2541">
                <text:p>0.002541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1">
                <text:p>-0.01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2547">
                <text:p>-0.002547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1">
                <text:p>-0.01</text:p>
              </table:table-cell>
              <table:table-cell office:value-type="float" office:value="-0.014522">
                <text:p>-0.0145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0.005">
                <text:p>-0.005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005">
                <text:p>-0.005</text:p>
              </table:table-cell>
              <table:table-cell office:value-type="float" office:value="0.029577">
                <text:p>0.029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0508">
                <text:p>-0.000508</text:p>
              </table:table-cell>
              <table:table-cell office:value-type="float" office:value="0.014256">
                <text:p>0.014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5">
                <text:p>-0.005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2531">
                <text:p>0.002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0.005">
                <text:p>-0.005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0.005">
                <text:p>-0.005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41835">
                <text:p>0.041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5">
                <text:p>-0.005</text:p>
              </table:table-cell>
              <table:table-cell office:value-type="float" office:value="0.028778">
                <text:p>0.028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015">
                <text:p>-0.015</text:p>
              </table:table-cell>
              <table:table-cell office:value-type="float" office:value="-0.069147">
                <text:p>-0.0691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043537">
                <text:p>-0.043537</text:p>
              </table:table-cell>
              <table:table-cell office:value-type="float" office:value="-0.191453">
                <text:p>-0.191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64394">
                <text:p>-0.064394</text:p>
              </table:table-cell>
              <table:table-cell office:value-type="float" office:value="-0.173467">
                <text:p>-0.1734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0.045">
                <text:p>-0.045</text:p>
              </table:table-cell>
              <table:table-cell office:value-type="float" office:value="-0.124971">
                <text:p>-0.1249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0.033293">
                <text:p>-0.033293</text:p>
              </table:table-cell>
              <table:table-cell office:value-type="float" office:value="-0.107917">
                <text:p>-0.1079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0.035">
                <text:p>-0.035</text:p>
              </table:table-cell>
              <table:table-cell office:value-type="float" office:value="-0.139893">
                <text:p>-0.1398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105519">
                <text:p>-0.105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05431">
                <text:p>-0.05431</text:p>
              </table:table-cell>
              <table:table-cell office:value-type="float" office:value="-0.201845">
                <text:p>-0.2018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034412">
                <text:p>-0.034412</text:p>
              </table:table-cell>
              <table:table-cell office:value-type="float" office:value="-0.075276">
                <text:p>-0.075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005">
                <text:p>-0.005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9444">
                <text:p>0.019444</text:p>
              </table:table-cell>
              <table:table-cell office:value-type="float" office:value="-0.104986">
                <text:p>-0.1049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061364">
                <text:p>-0.061364</text:p>
              </table:table-cell>
              <table:table-cell office:value-type="float" office:value="-0.520534">
                <text:p>-0.5205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153947">
                <text:p>-0.153947</text:p>
              </table:table-cell>
              <table:table-cell office:value-type="float" office:value="-0.760617">
                <text:p>-0.7606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139286">
                <text:p>-0.139286</text:p>
              </table:table-cell>
              <table:table-cell office:value-type="float" office:value="-0.596743">
                <text:p>-0.596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04">
                <text:p>-0.04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15">
                <text:p>-0.015</text:p>
              </table:table-cell>
              <table:table-cell office:value-type="float" office:value="-0.085002">
                <text:p>-0.085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49565">
                <text:p>-0.049565</text:p>
              </table:table-cell>
              <table:table-cell office:value-type="float" office:value="-0.121374">
                <text:p>-0.1213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12681">
                <text:p>-0.012681</text:p>
              </table:table-cell>
              <table:table-cell office:value-type="float" office:value="-0.002798">
                <text:p>-0.002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005">
                <text:p>-0.005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15">
                <text:p>-0.015</text:p>
              </table:table-cell>
              <table:table-cell office:value-type="float" office:value="-0.032242">
                <text:p>-0.0322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25">
                <text:p>-0.025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45">
                <text:p>-0.045</text:p>
              </table:table-cell>
              <table:table-cell office:value-type="float" office:value="-0.181861">
                <text:p>-0.1818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5">
                <text:p>-0.05</text:p>
              </table:table-cell>
              <table:table-cell office:value-type="float" office:value="-0.154681">
                <text:p>-0.1546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48784">
                <text:p>-0.048784</text:p>
              </table:table-cell>
              <table:table-cell office:value-type="float" office:value="-0.174933">
                <text:p>-0.1749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048605">
                <text:p>-0.048605</text:p>
              </table:table-cell>
              <table:table-cell office:value-type="float" office:value="-0.141758">
                <text:p>-0.1417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3">
                <text:p>-0.03</text:p>
              </table:table-cell>
              <table:table-cell office:value-type="float" office:value="-0.086734">
                <text:p>-0.0867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28085">
                <text:p>-0.028085</text:p>
              </table:table-cell>
              <table:table-cell office:value-type="float" office:value="-0.083536">
                <text:p>-0.0835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35">
                <text:p>-0.035</text:p>
              </table:table-cell>
              <table:table-cell office:value-type="float" office:value="-0.115378">
                <text:p>-0.1153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02322">
                <text:p>-0.1023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35">
                <text:p>-0.035</text:p>
              </table:table-cell>
              <table:table-cell office:value-type="float" office:value="-0.101522">
                <text:p>-0.1015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38415">
                <text:p>-0.038415</text:p>
              </table:table-cell>
              <table:table-cell office:value-type="float" office:value="-0.10472">
                <text:p>-0.104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35">
                <text:p>-0.035</text:p>
              </table:table-cell>
              <table:table-cell office:value-type="float" office:value="-0.124438">
                <text:p>-0.124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45">
                <text:p>-0.045</text:p>
              </table:table-cell>
              <table:table-cell office:value-type="float" office:value="-0.149485">
                <text:p>-0.1494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45">
                <text:p>-0.045</text:p>
              </table:table-cell>
              <table:table-cell office:value-type="float" office:value="-0.164807">
                <text:p>-0.1648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4">
                <text:p>-0.04</text:p>
              </table:table-cell>
              <table:table-cell office:value-type="float" office:value="-0.117377">
                <text:p>-0.1173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2">
                <text:p>-0.02</text:p>
              </table:table-cell>
              <table:table-cell office:value-type="float" office:value="-0.007727">
                <text:p>-0.0077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005">
                <text:p>-0.005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05">
                <text:p>-0.005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32508">
                <text:p>0.032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37038">
                <text:p>0.0370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05">
                <text:p>-0.005</text:p>
              </table:table-cell>
              <table:table-cell office:value-type="float" office:value="0.035306">
                <text:p>0.035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2544">
                <text:p>0.002544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43567">
                <text:p>0.0435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2549">
                <text:p>0.002549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05">
                <text:p>-0.005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11191">
                <text:p>0.0111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22925">
                <text:p>-0.022925</text:p>
              </table:table-cell>
              <table:table-cell office:value-type="float" office:value="-0.06555">
                <text:p>-0.06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3">
                <text:p>-0.03</text:p>
              </table:table-cell>
              <table:table-cell office:value-type="float" office:value="-0.121773">
                <text:p>-0.1217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48784">
                <text:p>-0.048784</text:p>
              </table:table-cell>
              <table:table-cell office:value-type="float" office:value="-0.198648">
                <text:p>-0.1986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53919">
                <text:p>-0.053919</text:p>
              </table:table-cell>
              <table:table-cell office:value-type="float" office:value="-0.187323">
                <text:p>-0.1873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045">
                <text:p>-0.045</text:p>
              </table:table-cell>
              <table:table-cell office:value-type="float" office:value="-0.15215">
                <text:p>-0.152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04">
                <text:p>-0.04</text:p>
              </table:table-cell>
              <table:table-cell office:value-type="float" office:value="-0.134697">
                <text:p>-0.134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35">
                <text:p>-0.035</text:p>
              </table:table-cell>
              <table:table-cell office:value-type="float" office:value="-0.111115">
                <text:p>-0.111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35">
                <text:p>-0.035</text:p>
              </table:table-cell>
              <table:table-cell office:value-type="float" office:value="-0.113513">
                <text:p>-0.1135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35">
                <text:p>-0.035</text:p>
              </table:table-cell>
              <table:table-cell office:value-type="float" office:value="-0.105253">
                <text:p>-0.1052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08051">
                <text:p>-0.108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116977">
                <text:p>-0.1169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08182">
                <text:p>-0.008182</text:p>
              </table:table-cell>
              <table:table-cell office:value-type="float" office:value="0.030643">
                <text:p>0.0306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5">
                <text:p>0.005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05">
                <text:p>-0.005</text:p>
              </table:table-cell>
              <table:table-cell office:value-type="float" office:value="-0.027446">
                <text:p>-0.027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25">
                <text:p>-0.025</text:p>
              </table:table-cell>
              <table:table-cell office:value-type="float" office:value="-0.144956">
                <text:p>-0.144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6">
                <text:p>-0.06</text:p>
              </table:table-cell>
              <table:table-cell office:value-type="float" office:value="-0.437931">
                <text:p>-0.4379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125">
                <text:p>-0.125</text:p>
              </table:table-cell>
              <table:table-cell office:value-type="float" office:value="-0.625121">
                <text:p>-0.6251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136154">
                <text:p>-0.136154</text:p>
              </table:table-cell>
              <table:table-cell office:value-type="float" office:value="-0.58715">
                <text:p>-0.587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12">
                <text:p>-0.12</text:p>
              </table:table-cell>
              <table:table-cell office:value-type="float" office:value="-0.442994">
                <text:p>-0.442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82222">
                <text:p>-0.082222</text:p>
              </table:table-cell>
              <table:table-cell office:value-type="float" office:value="-0.283916">
                <text:p>-0.2839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65">
                <text:p>-0.065</text:p>
              </table:table-cell>
              <table:table-cell office:value-type="float" office:value="-0.243147">
                <text:p>-0.243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81">
                <text:p>-0.081</text:p>
              </table:table-cell>
              <table:table-cell office:value-type="float" office:value="-0.351198">
                <text:p>-0.3511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123">
                <text:p>-0.123</text:p>
              </table:table-cell>
              <table:table-cell office:value-type="float" office:value="-0.467775">
                <text:p>-0.4677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75">
                <text:p>-0.075</text:p>
              </table:table-cell>
              <table:table-cell office:value-type="float" office:value="-0.433801">
                <text:p>-0.4338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95">
                <text:p>-0.095</text:p>
              </table:table-cell>
              <table:table-cell office:value-type="float" office:value="-0.364654">
                <text:p>-0.3646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0.015">
                <text:p>-0.015</text:p>
              </table:table-cell>
              <table:table-cell office:value-type="float" office:value="-0.081404">
                <text:p>-0.0814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0.055">
                <text:p>-0.055</text:p>
              </table:table-cell>
              <table:table-cell office:value-type="float" office:value="-0.126037">
                <text:p>-0.1260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0.043246">
                <text:p>-0.043246</text:p>
              </table:table-cell>
              <table:table-cell office:value-type="float" office:value="-0.125104">
                <text:p>-0.125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0.035">
                <text:p>-0.035</text:p>
              </table:table-cell>
              <table:table-cell office:value-type="float" office:value="-0.118576">
                <text:p>-0.1185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002667">
                <text:p>-0.002667</text:p>
              </table:table-cell>
              <table:table-cell office:value-type="float" office:value="0.03504">
                <text:p>0.035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0.005">
                <text:p>-0.005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0.005">
                <text:p>-0.005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084868">
                <text:p>-0.0848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5">
                <text:p>-0.05</text:p>
              </table:table-cell>
              <table:table-cell office:value-type="float" office:value="-0.260867">
                <text:p>-0.2608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.02">
                <text:p>-0.02</text:p>
              </table:table-cell>
              <table:table-cell office:value-type="float" office:value="0.013856">
                <text:p>0.0138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.025667">
                <text:p>-0.025667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5">
                <text:p>0.005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31176">
                <text:p>0.0311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.012342">
                <text:p>-0.012342</text:p>
              </table:table-cell>
              <table:table-cell office:value-type="float" office:value="-0.040103">
                <text:p>-0.0401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034374">
                <text:p>0.0343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25">
                <text:p>0.025</text:p>
              </table:table-cell>
              <table:table-cell office:value-type="float" office:value="0.247144">
                <text:p>0.247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85">
                <text:p>0.085</text:p>
              </table:table-cell>
              <table:table-cell office:value-type="float" office:value="0.433002">
                <text:p>0.4330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95">
                <text:p>0.095</text:p>
              </table:table-cell>
              <table:table-cell office:value-type="float" office:value="0.197982">
                <text:p>0.1979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.007606">
                <text:p>-0.007606</text:p>
              </table:table-cell>
              <table:table-cell office:value-type="float" office:value="-0.080205">
                <text:p>-0.080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2">
                <text:p>0.02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07">
                <text:p>-0.07</text:p>
              </table:table-cell>
              <table:table-cell office:value-type="float" office:value="-0.369717">
                <text:p>-0.3697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105">
                <text:p>-0.105</text:p>
              </table:table-cell>
              <table:table-cell office:value-type="float" office:value="-0.288712">
                <text:p>-0.2887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35">
                <text:p>-0.035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25">
                <text:p>0.025</text:p>
              </table:table-cell>
              <table:table-cell office:value-type="float" office:value="0.140426">
                <text:p>0.1404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2353">
                <text:p>0.002353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023982">
                <text:p>0.0239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5">
                <text:p>0.005</text:p>
              </table:table-cell>
              <table:table-cell office:value-type="float" office:value="0.032775">
                <text:p>0.0327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99cm" svg:y="3.753cm" style:legend-expansion="high" chart:style-name="ch2"/>
        <chart:plot-area chart:style-name="ch3" table:cell-range-address="Sheet1.A1:Sheet1.A445 Sheet1.G1:Sheet1.H445" chart:data-source-has-labels="row" svg:x="0.77cm" svg:y="0.855cm" svg:width="8.589cm" svg:height="7.545cm">
          <chartooo:coordinate-region svg:x="1.603cm" svg:y="1.054cm" svg:width="7.47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445" chart:label-cell-address="Sheet1.G1:Sheet1.G1" chart:class="chart:scatter">
            <chart:domain table:cell-range-address="Sheet1.A2:Sheet1.A445"/>
            <chart:data-point chart:repeated="444"/>
          </chart:series>
          <chart:series chart:style-name="ch7" chart:values-cell-range-address="Sheet1.H2:Sheet1.H445" chart:label-cell-address="Sheet1.H1:Sheet1.H1" chart:class="chart:scatter">
            <chart:data-point chart:repeated="4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sloc_angular_encoders(rad)</text:p>
                <draw:g>
                  <svg:desc>Sheet1.G1:Sheet1.G1</svg:desc>
                </draw:g>
              </table:table-cell>
              <table:table-cell office:value-type="string">
                <text:p>desloc_angular_giroscopio_Z(rad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45</svg:desc>
                </draw:g>
              </table:table-cell>
              <table:table-cell office:value-type="float" office:value="0">
                <text:p>0</text:p>
                <draw:g>
                  <svg:desc>Sheet1.G2:Sheet1.G445</svg:desc>
                </draw:g>
              </table:table-cell>
              <table:table-cell office:value-type="float" office:value="0.024115">
                <text:p>0.024115</text:p>
                <draw:g>
                  <svg:desc>Sheet1.H2:Sheet1.H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47164">
                <text:p>0.047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188256">
                <text:p>0.188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">
                <text:p>0.05</text:p>
              </table:table-cell>
              <table:table-cell office:value-type="float" office:value="0.166273">
                <text:p>0.166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-0.004796">
                <text:p>-0.004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02">
                <text:p>-0.02</text:p>
              </table:table-cell>
              <table:table-cell office:value-type="float" office:value="-0.06102">
                <text:p>-0.06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12687">
                <text:p>-0.012687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5">
                <text:p>-0.025</text:p>
              </table:table-cell>
              <table:table-cell office:value-type="float" office:value="-0.103521">
                <text:p>-0.103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4">
                <text:p>-0.04</text:p>
              </table:table-cell>
              <table:table-cell office:value-type="float" office:value="-0.159211">
                <text:p>-0.159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035">
                <text:p>-0.035</text:p>
              </table:table-cell>
              <table:table-cell office:value-type="float" office:value="-0.035573">
                <text:p>-0.035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02547">
                <text:p>-0.002547</text:p>
              </table:table-cell>
              <table:table-cell office:value-type="float" office:value="0.049429">
                <text:p>0.049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45565">
                <text:p>0.045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005">
                <text:p>-0.005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005">
                <text:p>-0.005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05">
                <text:p>-0.005</text:p>
              </table:table-cell>
              <table:table-cell office:value-type="float" office:value="0.04783">
                <text:p>0.04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9992">
                <text:p>0.009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3464">
                <text:p>0.03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51427">
                <text:p>0.051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005">
                <text:p>-0.00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005">
                <text:p>-0.005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005">
                <text:p>-0.005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33441">
                <text:p>0.03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005">
                <text:p>-0.005</text:p>
              </table:table-cell>
              <table:table-cell office:value-type="float" office:value="0.029044">
                <text:p>0.029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866">
                <text:p>0.00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05">
                <text:p>-0.005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05">
                <text:p>-0.005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542">
                <text:p>0.002542</text:p>
              </table:table-cell>
              <table:table-cell office:value-type="float" office:value="0.050228">
                <text:p>0.050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05">
                <text:p>-0.005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5">
                <text:p>-0.005</text:p>
              </table:table-cell>
              <table:table-cell office:value-type="float" office:value="0.018786">
                <text:p>0.018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015">
                <text:p>-0.015</text:p>
              </table:table-cell>
              <table:table-cell office:value-type="float" office:value="-0.045698">
                <text:p>-0.045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35">
                <text:p>-0.035</text:p>
              </table:table-cell>
              <table:table-cell office:value-type="float" office:value="-0.165873">
                <text:p>-0.165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55">
                <text:p>-0.055</text:p>
              </table:table-cell>
              <table:table-cell office:value-type="float" office:value="-0.175332">
                <text:p>-0.175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04">
                <text:p>-0.04</text:p>
              </table:table-cell>
              <table:table-cell office:value-type="float" office:value="-0.120441">
                <text:p>-0.120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43444">
                <text:p>-0.043444</text:p>
              </table:table-cell>
              <table:table-cell office:value-type="float" office:value="-0.154015">
                <text:p>-0.154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45">
                <text:p>-0.045</text:p>
              </table:table-cell>
              <table:table-cell office:value-type="float" office:value="-0.126037">
                <text:p>-0.126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102055">
                <text:p>-0.102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09113">
                <text:p>-0.09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35">
                <text:p>-0.035</text:p>
              </table:table-cell>
              <table:table-cell office:value-type="float" office:value="-0.147753">
                <text:p>-0.147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136828">
                <text:p>-0.136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11791">
                <text:p>-0.11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8302">
                <text:p>-0.128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05652">
                <text:p>-0.105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35">
                <text:p>-0.035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4">
                <text:p>-0.04</text:p>
              </table:table-cell>
              <table:table-cell office:value-type="float" office:value="-0.14349">
                <text:p>-0.14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43537">
                <text:p>-0.043537</text:p>
              </table:table-cell>
              <table:table-cell office:value-type="float" office:value="-0.142824">
                <text:p>-0.142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4">
                <text:p>-0.04</text:p>
              </table:table-cell>
              <table:table-cell office:value-type="float" office:value="-0.120175">
                <text:p>-0.12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617">
                <text:p>-0.12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4">
                <text:p>-0.04</text:p>
              </table:table-cell>
              <table:table-cell office:value-type="float" office:value="-0.13856">
                <text:p>-0.13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45">
                <text:p>-0.045</text:p>
              </table:table-cell>
              <table:table-cell office:value-type="float" office:value="-0.177198">
                <text:p>-0.177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129368">
                <text:p>-0.1293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038298">
                <text:p>-0.038298</text:p>
              </table:table-cell>
              <table:table-cell office:value-type="float" office:value="-0.101922">
                <text:p>-0.101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03">
                <text:p>-0.03</text:p>
              </table:table-cell>
              <table:table-cell office:value-type="float" office:value="-0.11338">
                <text:p>-0.11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4">
                <text:p>-0.04</text:p>
              </table:table-cell>
              <table:table-cell office:value-type="float" office:value="-0.129368">
                <text:p>-0.129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45">
                <text:p>-0.045</text:p>
              </table:table-cell>
              <table:table-cell office:value-type="float" office:value="-0.147221">
                <text:p>-0.147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04359">
                <text:p>-0.04359</text:p>
              </table:table-cell>
              <table:table-cell office:value-type="float" office:value="-0.14389">
                <text:p>-0.14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043444">
                <text:p>-0.043444</text:p>
              </table:table-cell>
              <table:table-cell office:value-type="float" office:value="-0.144289">
                <text:p>-0.144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033163">
                <text:p>-0.033163</text:p>
              </table:table-cell>
              <table:table-cell office:value-type="float" office:value="-0.075542">
                <text:p>-0.075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97525">
                <text:p>-0.097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028205">
                <text:p>-0.028205</text:p>
              </table:table-cell>
              <table:table-cell office:value-type="float" office:value="-0.099657">
                <text:p>-0.09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038415">
                <text:p>-0.038415</text:p>
              </table:table-cell>
              <table:table-cell office:value-type="float" office:value="-0.132032">
                <text:p>-0.132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9101">
                <text:p>-0.129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145755">
                <text:p>-0.145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4">
                <text:p>-0.04</text:p>
              </table:table-cell>
              <table:table-cell office:value-type="float" office:value="-0.160544">
                <text:p>-0.160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45">
                <text:p>-0.045</text:p>
              </table:table-cell>
              <table:table-cell office:value-type="float" office:value="-0.184126">
                <text:p>-0.184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045">
                <text:p>-0.045</text:p>
              </table:table-cell>
              <table:table-cell office:value-type="float" office:value="-0.126703">
                <text:p>-0.126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035">
                <text:p>-0.035</text:p>
              </table:table-cell>
              <table:table-cell office:value-type="float" office:value="-0.129234">
                <text:p>-0.129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19908">
                <text:p>-0.119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025">
                <text:p>-0.025</text:p>
              </table:table-cell>
              <table:table-cell office:value-type="float" office:value="-0.033175">
                <text:p>-0.033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58222">
                <text:p>0.058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5">
                <text:p>0.005</text:p>
              </table:table-cell>
              <table:table-cell office:value-type="float" office:value="0.038237">
                <text:p>0.038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005">
                <text:p>-0.005</text:p>
              </table:table-cell>
              <table:table-cell office:value-type="float" office:value="0.040636">
                <text:p>0.0406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0.005">
                <text:p>-0.005</text:p>
              </table:table-cell>
              <table:table-cell office:value-type="float" office:value="0.015988">
                <text:p>0.015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6662">
                <text:p>-0.0066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2">
                <text:p>-0.02</text:p>
              </table:table-cell>
              <table:table-cell office:value-type="float" office:value="-0.077674">
                <text:p>-0.077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038462">
                <text:p>-0.038462</text:p>
              </table:table-cell>
              <table:table-cell office:value-type="float" office:value="-0.130833">
                <text:p>-0.130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05963">
                <text:p>-0.05963</text:p>
              </table:table-cell>
              <table:table-cell office:value-type="float" office:value="-0.286714">
                <text:p>-0.286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0.069429">
                <text:p>-0.069429</text:p>
              </table:table-cell>
              <table:table-cell office:value-type="float" office:value="-0.145355">
                <text:p>-0.145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0.028039">
                <text:p>-0.028039</text:p>
              </table:table-cell>
              <table:table-cell office:value-type="float" office:value="-0.03957">
                <text:p>-0.03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015">
                <text:p>-0.015</text:p>
              </table:table-cell>
              <table:table-cell office:value-type="float" office:value="-0.005862">
                <text:p>-0.005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02">
                <text:p>-0.02</text:p>
              </table:table-cell>
              <table:table-cell office:value-type="float" office:value="-0.092329">
                <text:p>-0.092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045">
                <text:p>-0.045</text:p>
              </table:table-cell>
              <table:table-cell office:value-type="float" office:value="-0.20824">
                <text:p>-0.20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059242">
                <text:p>-0.059242</text:p>
              </table:table-cell>
              <table:table-cell office:value-type="float" office:value="-0.206508">
                <text:p>-0.206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0.053919">
                <text:p>-0.053919</text:p>
              </table:table-cell>
              <table:table-cell office:value-type="float" office:value="-0.170669">
                <text:p>-0.170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084069">
                <text:p>-0.0840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0.025">
                <text:p>-0.025</text:p>
              </table:table-cell>
              <table:table-cell office:value-type="float" office:value="-0.059021">
                <text:p>-0.059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25">
                <text:p>-0.025</text:p>
              </table:table-cell>
              <table:table-cell office:value-type="float" office:value="-0.090064">
                <text:p>-0.090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35">
                <text:p>-0.035</text:p>
              </table:table-cell>
              <table:table-cell office:value-type="float" office:value="-0.119375">
                <text:p>-0.11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0.035">
                <text:p>-0.035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4">
                <text:p>-0.04</text:p>
              </table:table-cell>
              <table:table-cell office:value-type="float" office:value="-0.205842">
                <text:p>-0.205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0.05378">
                <text:p>-0.05378</text:p>
              </table:table-cell>
              <table:table-cell office:value-type="float" office:value="-0.2181">
                <text:p>-0.21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45">
                <text:p>-0.045</text:p>
              </table:table-cell>
              <table:table-cell office:value-type="float" office:value="-0.12244">
                <text:p>-0.12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08182">
                <text:p>-0.008182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005">
                <text:p>-0.005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0.005">
                <text:p>-0.005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2">
                <text:p>-0.02</text:p>
              </table:table-cell>
              <table:table-cell office:value-type="float" office:value="-0.124704">
                <text:p>-0.124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0.05">
                <text:p>-0.05</text:p>
              </table:table-cell>
              <table:table-cell office:value-type="float" office:value="-0.367452">
                <text:p>-0.367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11">
                <text:p>-0.11</text:p>
              </table:table-cell>
              <table:table-cell office:value-type="float" office:value="-0.588216">
                <text:p>-0.588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122">
                <text:p>-0.122</text:p>
              </table:table-cell>
              <table:table-cell office:value-type="float" office:value="-0.659495">
                <text:p>-0.659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125">
                <text:p>-0.125</text:p>
              </table:table-cell>
              <table:table-cell office:value-type="float" office:value="-0.442461">
                <text:p>-0.442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85">
                <text:p>-0.085</text:p>
              </table:table-cell>
              <table:table-cell office:value-type="float" office:value="-0.275655">
                <text:p>-0.275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0.015">
                <text:p>-0.015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0.01">
                <text:p>-0.01</text:p>
              </table:table-cell>
              <table:table-cell office:value-type="float" office:value="-0.116444">
                <text:p>-0.116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0598">
                <text:p>-0.0598</text:p>
              </table:table-cell>
              <table:table-cell office:value-type="float" office:value="-0.09606">
                <text:p>-0.096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027951">
                <text:p>-0.027951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0.025">
                <text:p>-0.025</text:p>
              </table:table-cell>
              <table:table-cell office:value-type="float" office:value="-0.081271">
                <text:p>-0.081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25">
                <text:p>-0.025</text:p>
              </table:table-cell>
              <table:table-cell office:value-type="float" office:value="-0.043567">
                <text:p>-0.043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15">
                <text:p>-0.015</text:p>
              </table:table-cell>
              <table:table-cell office:value-type="float" office:value="-0.003331">
                <text:p>-0.0033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17857">
                <text:p>-0.017857</text:p>
              </table:table-cell>
              <table:table-cell office:value-type="float" office:value="-0.063551">
                <text:p>-0.063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128568">
                <text:p>-0.1285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28205">
                <text:p>-0.028205</text:p>
              </table:table-cell>
              <table:table-cell office:value-type="float" office:value="-0.079006">
                <text:p>-0.079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015">
                <text:p>-0.015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012719">
                <text:p>-0.012719</text:p>
              </table:table-cell>
              <table:table-cell office:value-type="float" office:value="-0.015988">
                <text:p>-0.015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22925">
                <text:p>-0.022925</text:p>
              </table:table-cell>
              <table:table-cell office:value-type="float" office:value="-0.118043">
                <text:p>-0.1180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68214">
                <text:p>-0.0682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0.01">
                <text:p>-0.01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7647">
                <text:p>0.007647</text:p>
              </table:table-cell>
              <table:table-cell office:value-type="float" office:value="0.105652">
                <text:p>0.1056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35">
                <text:p>0.035</text:p>
              </table:table-cell>
              <table:table-cell office:value-type="float" office:value="0.221697">
                <text:p>0.2216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38462">
                <text:p>0.038462</text:p>
              </table:table-cell>
              <table:table-cell office:value-type="float" office:value="0.208107">
                <text:p>0.2081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3">
                <text:p>0.023</text:p>
              </table:table-cell>
              <table:table-cell office:value-type="float" office:value="0.076741">
                <text:p>0.076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2542">
                <text:p>0.002542</text:p>
              </table:table-cell>
              <table:table-cell office:value-type="float" office:value="0.031842">
                <text:p>0.0318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5">
                <text:p>-0.005</text:p>
              </table:table-cell>
              <table:table-cell office:value-type="float" office:value="-0.001865">
                <text:p>-0.0018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3456">
                <text:p>0.013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2541">
                <text:p>0.002541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1">
                <text:p>-0.01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2547">
                <text:p>-0.002547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1">
                <text:p>-0.01</text:p>
              </table:table-cell>
              <table:table-cell office:value-type="float" office:value="-0.014522">
                <text:p>-0.0145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0.005">
                <text:p>-0.005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005">
                <text:p>-0.005</text:p>
              </table:table-cell>
              <table:table-cell office:value-type="float" office:value="0.029577">
                <text:p>0.029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71279">
                <text:p>0.071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5">
                <text:p>-0.005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2531">
                <text:p>0.002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0.005">
                <text:p>-0.005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0.005">
                <text:p>-0.005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41835">
                <text:p>0.041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5">
                <text:p>-0.005</text:p>
              </table:table-cell>
              <table:table-cell office:value-type="float" office:value="0.028778">
                <text:p>0.028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015">
                <text:p>-0.015</text:p>
              </table:table-cell>
              <table:table-cell office:value-type="float" office:value="-0.069147">
                <text:p>-0.0691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043537">
                <text:p>-0.043537</text:p>
              </table:table-cell>
              <table:table-cell office:value-type="float" office:value="-0.191453">
                <text:p>-0.191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64394">
                <text:p>-0.064394</text:p>
              </table:table-cell>
              <table:table-cell office:value-type="float" office:value="-0.173467">
                <text:p>-0.1734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0.045">
                <text:p>-0.045</text:p>
              </table:table-cell>
              <table:table-cell office:value-type="float" office:value="-0.124971">
                <text:p>-0.1249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0.033293">
                <text:p>-0.033293</text:p>
              </table:table-cell>
              <table:table-cell office:value-type="float" office:value="-0.107917">
                <text:p>-0.1079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0.035">
                <text:p>-0.035</text:p>
              </table:table-cell>
              <table:table-cell office:value-type="float" office:value="-0.139893">
                <text:p>-0.1398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105519">
                <text:p>-0.105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05431">
                <text:p>-0.05431</text:p>
              </table:table-cell>
              <table:table-cell office:value-type="float" office:value="-0.201845">
                <text:p>-0.2018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034412">
                <text:p>-0.034412</text:p>
              </table:table-cell>
              <table:table-cell office:value-type="float" office:value="-0.075276">
                <text:p>-0.075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005">
                <text:p>-0.005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9444">
                <text:p>0.019444</text:p>
              </table:table-cell>
              <table:table-cell office:value-type="float" office:value="-0.104986">
                <text:p>-0.1049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061364">
                <text:p>-0.061364</text:p>
              </table:table-cell>
              <table:table-cell office:value-type="float" office:value="-0.520534">
                <text:p>-0.5205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153947">
                <text:p>-0.153947</text:p>
              </table:table-cell>
              <table:table-cell office:value-type="float" office:value="-0.760617">
                <text:p>-0.7606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139286">
                <text:p>-0.139286</text:p>
              </table:table-cell>
              <table:table-cell office:value-type="float" office:value="-0.596743">
                <text:p>-0.596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04">
                <text:p>-0.04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15">
                <text:p>-0.015</text:p>
              </table:table-cell>
              <table:table-cell office:value-type="float" office:value="-0.085002">
                <text:p>-0.085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49565">
                <text:p>-0.049565</text:p>
              </table:table-cell>
              <table:table-cell office:value-type="float" office:value="-0.121374">
                <text:p>-0.1213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12681">
                <text:p>-0.012681</text:p>
              </table:table-cell>
              <table:table-cell office:value-type="float" office:value="-0.002798">
                <text:p>-0.002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005">
                <text:p>-0.005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15">
                <text:p>-0.015</text:p>
              </table:table-cell>
              <table:table-cell office:value-type="float" office:value="-0.032242">
                <text:p>-0.0322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25">
                <text:p>-0.025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45">
                <text:p>-0.045</text:p>
              </table:table-cell>
              <table:table-cell office:value-type="float" office:value="-0.181861">
                <text:p>-0.1818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5">
                <text:p>-0.05</text:p>
              </table:table-cell>
              <table:table-cell office:value-type="float" office:value="-0.154681">
                <text:p>-0.1546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48784">
                <text:p>-0.048784</text:p>
              </table:table-cell>
              <table:table-cell office:value-type="float" office:value="-0.174933">
                <text:p>-0.1749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048605">
                <text:p>-0.048605</text:p>
              </table:table-cell>
              <table:table-cell office:value-type="float" office:value="-0.141758">
                <text:p>-0.1417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3">
                <text:p>-0.03</text:p>
              </table:table-cell>
              <table:table-cell office:value-type="float" office:value="-0.086734">
                <text:p>-0.0867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28085">
                <text:p>-0.028085</text:p>
              </table:table-cell>
              <table:table-cell office:value-type="float" office:value="-0.083536">
                <text:p>-0.0835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35">
                <text:p>-0.035</text:p>
              </table:table-cell>
              <table:table-cell office:value-type="float" office:value="-0.115378">
                <text:p>-0.1153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02322">
                <text:p>-0.1023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35">
                <text:p>-0.035</text:p>
              </table:table-cell>
              <table:table-cell office:value-type="float" office:value="-0.101522">
                <text:p>-0.1015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38415">
                <text:p>-0.038415</text:p>
              </table:table-cell>
              <table:table-cell office:value-type="float" office:value="-0.10472">
                <text:p>-0.104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35">
                <text:p>-0.035</text:p>
              </table:table-cell>
              <table:table-cell office:value-type="float" office:value="-0.124438">
                <text:p>-0.124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45">
                <text:p>-0.045</text:p>
              </table:table-cell>
              <table:table-cell office:value-type="float" office:value="-0.149485">
                <text:p>-0.1494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45">
                <text:p>-0.045</text:p>
              </table:table-cell>
              <table:table-cell office:value-type="float" office:value="-0.164807">
                <text:p>-0.1648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4">
                <text:p>-0.04</text:p>
              </table:table-cell>
              <table:table-cell office:value-type="float" office:value="-0.117377">
                <text:p>-0.1173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2">
                <text:p>-0.02</text:p>
              </table:table-cell>
              <table:table-cell office:value-type="float" office:value="-0.007727">
                <text:p>-0.0077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005">
                <text:p>-0.005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05">
                <text:p>-0.005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32508">
                <text:p>0.032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37038">
                <text:p>0.0370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05">
                <text:p>-0.005</text:p>
              </table:table-cell>
              <table:table-cell office:value-type="float" office:value="0.035306">
                <text:p>0.035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36106">
                <text:p>0.036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2544">
                <text:p>0.002544</text:p>
              </table:table-cell>
              <table:table-cell office:value-type="float" office:value="0.030776">
                <text:p>0.030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43567">
                <text:p>0.0435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2549">
                <text:p>0.002549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05">
                <text:p>-0.005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11191">
                <text:p>0.0111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5063">
                <text:p>-0.005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22925">
                <text:p>-0.022925</text:p>
              </table:table-cell>
              <table:table-cell office:value-type="float" office:value="-0.06555">
                <text:p>-0.06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3">
                <text:p>-0.03</text:p>
              </table:table-cell>
              <table:table-cell office:value-type="float" office:value="-0.121773">
                <text:p>-0.1217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48784">
                <text:p>-0.048784</text:p>
              </table:table-cell>
              <table:table-cell office:value-type="float" office:value="-0.198648">
                <text:p>-0.1986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53919">
                <text:p>-0.053919</text:p>
              </table:table-cell>
              <table:table-cell office:value-type="float" office:value="-0.187323">
                <text:p>-0.1873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045">
                <text:p>-0.045</text:p>
              </table:table-cell>
              <table:table-cell office:value-type="float" office:value="-0.15215">
                <text:p>-0.152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04">
                <text:p>-0.04</text:p>
              </table:table-cell>
              <table:table-cell office:value-type="float" office:value="-0.134697">
                <text:p>-0.134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35">
                <text:p>-0.035</text:p>
              </table:table-cell>
              <table:table-cell office:value-type="float" office:value="-0.111115">
                <text:p>-0.111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35">
                <text:p>-0.035</text:p>
              </table:table-cell>
              <table:table-cell office:value-type="float" office:value="-0.113513">
                <text:p>-0.1135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35">
                <text:p>-0.035</text:p>
              </table:table-cell>
              <table:table-cell office:value-type="float" office:value="-0.105253">
                <text:p>-0.1052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108051">
                <text:p>-0.108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116977">
                <text:p>-0.1169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08182">
                <text:p>-0.008182</text:p>
              </table:table-cell>
              <table:table-cell office:value-type="float" office:value="0.030643">
                <text:p>0.0306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5">
                <text:p>0.005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05">
                <text:p>-0.005</text:p>
              </table:table-cell>
              <table:table-cell office:value-type="float" office:value="-0.027446">
                <text:p>-0.027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25">
                <text:p>-0.025</text:p>
              </table:table-cell>
              <table:table-cell office:value-type="float" office:value="-0.144956">
                <text:p>-0.144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6">
                <text:p>-0.06</text:p>
              </table:table-cell>
              <table:table-cell office:value-type="float" office:value="-0.437931">
                <text:p>-0.4379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125">
                <text:p>-0.125</text:p>
              </table:table-cell>
              <table:table-cell office:value-type="float" office:value="-0.625121">
                <text:p>-0.6251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136154">
                <text:p>-0.136154</text:p>
              </table:table-cell>
              <table:table-cell office:value-type="float" office:value="-0.58715">
                <text:p>-0.587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12">
                <text:p>-0.12</text:p>
              </table:table-cell>
              <table:table-cell office:value-type="float" office:value="-0.442994">
                <text:p>-0.442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82222">
                <text:p>-0.082222</text:p>
              </table:table-cell>
              <table:table-cell office:value-type="float" office:value="-0.283916">
                <text:p>-0.2839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65">
                <text:p>-0.065</text:p>
              </table:table-cell>
              <table:table-cell office:value-type="float" office:value="-0.243147">
                <text:p>-0.243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81">
                <text:p>-0.081</text:p>
              </table:table-cell>
              <table:table-cell office:value-type="float" office:value="-0.351198">
                <text:p>-0.3511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123">
                <text:p>-0.123</text:p>
              </table:table-cell>
              <table:table-cell office:value-type="float" office:value="-0.467775">
                <text:p>-0.4677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75">
                <text:p>-0.075</text:p>
              </table:table-cell>
              <table:table-cell office:value-type="float" office:value="-0.433801">
                <text:p>-0.4338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95">
                <text:p>-0.095</text:p>
              </table:table-cell>
              <table:table-cell office:value-type="float" office:value="-0.364654">
                <text:p>-0.3646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0.015">
                <text:p>-0.015</text:p>
              </table:table-cell>
              <table:table-cell office:value-type="float" office:value="-0.081404">
                <text:p>-0.0814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0.055">
                <text:p>-0.055</text:p>
              </table:table-cell>
              <table:table-cell office:value-type="float" office:value="-0.126037">
                <text:p>-0.1260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0.043246">
                <text:p>-0.043246</text:p>
              </table:table-cell>
              <table:table-cell office:value-type="float" office:value="-0.125104">
                <text:p>-0.125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0.035">
                <text:p>-0.035</text:p>
              </table:table-cell>
              <table:table-cell office:value-type="float" office:value="-0.118576">
                <text:p>-0.1185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002667">
                <text:p>-0.002667</text:p>
              </table:table-cell>
              <table:table-cell office:value-type="float" office:value="0.03504">
                <text:p>0.035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0.005">
                <text:p>-0.005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0.005">
                <text:p>-0.005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084868">
                <text:p>-0.0848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5">
                <text:p>-0.05</text:p>
              </table:table-cell>
              <table:table-cell office:value-type="float" office:value="-0.260867">
                <text:p>-0.2608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.02">
                <text:p>-0.02</text:p>
              </table:table-cell>
              <table:table-cell office:value-type="float" office:value="0.013856">
                <text:p>0.0138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.025667">
                <text:p>-0.025667</text:p>
              </table:table-cell>
              <table:table-cell office:value-type="float" office:value="0.016121">
                <text:p>0.016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5">
                <text:p>0.005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31176">
                <text:p>0.0311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.012342">
                <text:p>-0.012342</text:p>
              </table:table-cell>
              <table:table-cell office:value-type="float" office:value="-0.040103">
                <text:p>-0.0401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034374">
                <text:p>0.0343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25">
                <text:p>0.025</text:p>
              </table:table-cell>
              <table:table-cell office:value-type="float" office:value="0.247144">
                <text:p>0.247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85">
                <text:p>0.085</text:p>
              </table:table-cell>
              <table:table-cell office:value-type="float" office:value="0.433002">
                <text:p>0.4330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95">
                <text:p>0.095</text:p>
              </table:table-cell>
              <table:table-cell office:value-type="float" office:value="0.197982">
                <text:p>0.1979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.007606">
                <text:p>-0.007606</text:p>
              </table:table-cell>
              <table:table-cell office:value-type="float" office:value="-0.080205">
                <text:p>-0.080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2">
                <text:p>0.02</text:p>
              </table:table-cell>
              <table:table-cell office:value-type="float" office:value="-0.128435">
                <text:p>-0.1284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07">
                <text:p>-0.07</text:p>
              </table:table-cell>
              <table:table-cell office:value-type="float" office:value="-0.369717">
                <text:p>-0.3697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105">
                <text:p>-0.105</text:p>
              </table:table-cell>
              <table:table-cell office:value-type="float" office:value="-0.288712">
                <text:p>-0.2887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35">
                <text:p>-0.035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25">
                <text:p>0.025</text:p>
              </table:table-cell>
              <table:table-cell office:value-type="float" office:value="0.140426">
                <text:p>0.1404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2353">
                <text:p>0.002353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023982">
                <text:p>0.0239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5">
                <text:p>0.005</text:p>
              </table:table-cell>
              <table:table-cell office:value-type="float" office:value="0.032775">
                <text:p>0.0327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.025447">
                <text:p>0.0254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.024115">
                <text:p>0.0241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.023715">
                <text:p>0.0237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.018519">
                <text:p>0.018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0.1" chart:interval-minor-divisor="1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4b1f6f" svg:stroke-opacity="85%" draw:fill-color="#4b1f6f" draw:opacity="85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12cm" svg:height="16.648cm" xlink:href=".." xlink:type="simple" chart:class="chart:scatter" chart:style-name="ch1">
        <chart:legend chart:legend-position="end" svg:x="22.909cm" svg:y="7.776cm" style:legend-expansion="high" chart:style-name="ch2"/>
        <chart:plot-area chart:style-name="ch3" table:cell-range-address="Sheet1.A1:Sheet1.A445 Sheet1.N1:Sheet1.N445 Sheet1.P1:Sheet1.P445" chart:data-source-has-labels="row" svg:x="1.038cm" svg:y="1.463cm" svg:width="20.695cm" svg:height="14.433cm">
          <chartooo:coordinate-region svg:x="1.871cm" svg:y="1.662cm" svg:width="19.582cm" svg:height="14.0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445" chart:label-cell-address="Sheet1.N1:Sheet1.N1" chart:class="chart:scatter">
            <chart:domain table:cell-range-address="Sheet1.A2:Sheet1.A445"/>
            <chart:data-point chart:repeated="444"/>
          </chart:series>
          <chart:series chart:style-name="ch8" chart:values-cell-range-address="Sheet1.P2:Sheet1.P445" chart:label-cell-address="Sheet1.P1:Sheet1.P1" chart:class="chart:scatter">
            <chart:data-point chart:repeated="4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_angular_encoders(rad/s)</text:p>
                <draw:g>
                  <svg:desc>Sheet1.N1:Sheet1.N1</svg:desc>
                </draw:g>
              </table:table-cell>
              <table:table-cell office:value-type="string">
                <text:p>vel_angular_giroscopio_Z(rad/s)/5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45</svg:desc>
                </draw:g>
              </table:table-cell>
              <table:table-cell office:value-type="float" office:value="0">
                <text:p>0</text:p>
                <draw:g>
                  <svg:desc>Sheet1.N2:Sheet1.N445</svg:desc>
                </draw:g>
              </table:table-cell>
              <table:table-cell office:value-type="float" office:value="0.0020575">
                <text:p>0.0020575</text:p>
                <draw:g>
                  <svg:desc>Sheet1.P2:Sheet1.P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7164">
                <text:p>0.0007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001096">
                <text:p>-0.0001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7164">
                <text:p>0.0007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9296">
                <text:p>0.0009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769599999999999">
                <text:p>0.0007695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15958">
                <text:p>0.0015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336512">
                <text:p>0.033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">
                <text:p>0.05</text:p>
              </table:table-cell>
              <table:table-cell office:value-type="float" office:value="0.0292546">
                <text:p>0.0292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-0.0049592">
                <text:p>-0.0049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02">
                <text:p>-0.02</text:p>
              </table:table-cell>
              <table:table-cell office:value-type="float" office:value="-0.016204">
                <text:p>-0.016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12687">
                <text:p>-0.012687</text:p>
              </table:table-cell>
              <table:table-cell office:value-type="float" office:value="0.0002634">
                <text:p>0.0002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25">
                <text:p>-0.025</text:p>
              </table:table-cell>
              <table:table-cell office:value-type="float" office:value="-0.0247042">
                <text:p>-0.0247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4">
                <text:p>-0.04</text:p>
              </table:table-cell>
              <table:table-cell office:value-type="float" office:value="-0.0358422">
                <text:p>-0.0358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035">
                <text:p>-0.035</text:p>
              </table:table-cell>
              <table:table-cell office:value-type="float" office:value="-0.0111146">
                <text:p>-0.0111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02547">
                <text:p>-0.002547</text:p>
              </table:table-cell>
              <table:table-cell office:value-type="float" office:value="0.0058858">
                <text:p>0.0058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14358">
                <text:p>0.0014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5113">
                <text:p>0.005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31146">
                <text:p>0.0031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005">
                <text:p>-0.005</text:p>
              </table:table-cell>
              <table:table-cell office:value-type="float" office:value="-0.0007226">
                <text:p>-0.0007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005">
                <text:p>-0.005</text:p>
              </table:table-cell>
              <table:table-cell office:value-type="float" office:value="0.0012494">
                <text:p>0.0012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05">
                <text:p>-0.005</text:p>
              </table:table-cell>
              <table:table-cell office:value-type="float" office:value="0.005566">
                <text:p>0.005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37008">
                <text:p>0.0037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007636">
                <text:p>-0.007636</text:p>
              </table:table-cell>
              <table:table-cell office:value-type="float" office:value="-0.0020016">
                <text:p>-0.0020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2928">
                <text:p>0.002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009828">
                <text:p>0.00098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62854">
                <text:p>0.0062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00767999999999998">
                <text:p>0.000076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005">
                <text:p>-0.005</text:p>
              </table:table-cell>
              <table:table-cell office:value-type="float" office:value="0.001729">
                <text:p>0.001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005">
                <text:p>-0.005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007632">
                <text:p>-0.007632</text:p>
              </table:table-cell>
              <table:table-cell office:value-type="float" office:value="-0.0005892">
                <text:p>-0.0005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005">
                <text:p>-0.005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18888">
                <text:p>0.0018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26882">
                <text:p>0.0026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005">
                <text:p>-0.005</text:p>
              </table:table-cell>
              <table:table-cell office:value-type="float" office:value="0.0018088">
                <text:p>0.0018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07636">
                <text:p>-0.007636</text:p>
              </table:table-cell>
              <table:table-cell office:value-type="float" office:value="-0.002268">
                <text:p>-0.002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0956199999999999">
                <text:p>0.0009561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14154">
                <text:p>-0.0014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05">
                <text:p>-0.005</text:p>
              </table:table-cell>
              <table:table-cell office:value-type="float" office:value="-0.0035204">
                <text:p>-0.0035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05">
                <text:p>-0.005</text:p>
              </table:table-cell>
              <table:table-cell office:value-type="float" office:value="-0.0003228">
                <text:p>-0.0003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02545">
                <text:p>-0.002545</text:p>
              </table:table-cell>
              <table:table-cell office:value-type="float" office:value="-0.000989">
                <text:p>-0.000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07632">
                <text:p>-0.007632</text:p>
              </table:table-cell>
              <table:table-cell office:value-type="float" office:value="-0.0015486">
                <text:p>-0.0015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542">
                <text:p>0.002542</text:p>
              </table:table-cell>
              <table:table-cell office:value-type="float" office:value="0.0060456">
                <text:p>0.0060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07632">
                <text:p>-0.007632</text:p>
              </table:table-cell>
              <table:table-cell office:value-type="float" office:value="-0.0017884">
                <text:p>-0.0017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05">
                <text:p>-0.005</text:p>
              </table:table-cell>
              <table:table-cell office:value-type="float" office:value="0.0012494">
                <text:p>0.0012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02545">
                <text:p>-0.002545</text:p>
              </table:table-cell>
              <table:table-cell office:value-type="float" office:value="-0.0004826">
                <text:p>-0.0004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5">
                <text:p>-0.005</text:p>
              </table:table-cell>
              <table:table-cell office:value-type="float" office:value="-0.0002428">
                <text:p>-0.0002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015">
                <text:p>-0.015</text:p>
              </table:table-cell>
              <table:table-cell office:value-type="float" office:value="-0.0131396">
                <text:p>-0.013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35">
                <text:p>-0.035</text:p>
              </table:table-cell>
              <table:table-cell office:value-type="float" office:value="-0.0371746">
                <text:p>-0.0371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55">
                <text:p>-0.055</text:p>
              </table:table-cell>
              <table:table-cell office:value-type="float" office:value="-0.0390664">
                <text:p>-0.0390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04">
                <text:p>-0.04</text:p>
              </table:table-cell>
              <table:table-cell office:value-type="float" office:value="-0.0280882">
                <text:p>-0.0280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43444">
                <text:p>-0.043444</text:p>
              </table:table-cell>
              <table:table-cell office:value-type="float" office:value="-0.034803">
                <text:p>-0.0348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45">
                <text:p>-0.045</text:p>
              </table:table-cell>
              <table:table-cell office:value-type="float" office:value="-0.0292074">
                <text:p>-0.0292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24411">
                <text:p>-0.024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022226">
                <text:p>-0.022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35">
                <text:p>-0.035</text:p>
              </table:table-cell>
              <table:table-cell office:value-type="float" office:value="-0.0335506">
                <text:p>-0.0335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0313656">
                <text:p>-0.0313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027582">
                <text:p>-0.0275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96604">
                <text:p>-0.0296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51304">
                <text:p>-0.0251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35">
                <text:p>-0.035</text:p>
              </table:table-cell>
              <table:table-cell office:value-type="float" office:value="-0.0297136">
                <text:p>-0.0297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4">
                <text:p>-0.04</text:p>
              </table:table-cell>
              <table:table-cell office:value-type="float" office:value="-0.032698">
                <text:p>-0.0326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43537">
                <text:p>-0.043537</text:p>
              </table:table-cell>
              <table:table-cell office:value-type="float" office:value="-0.0325648">
                <text:p>-0.03256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4">
                <text:p>-0.04</text:p>
              </table:table-cell>
              <table:table-cell office:value-type="float" office:value="-0.028035">
                <text:p>-0.0280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9234">
                <text:p>-0.029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4">
                <text:p>-0.04</text:p>
              </table:table-cell>
              <table:table-cell office:value-type="float" office:value="-0.031712">
                <text:p>-0.031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45">
                <text:p>-0.045</text:p>
              </table:table-cell>
              <table:table-cell office:value-type="float" office:value="-0.0394396">
                <text:p>-0.0394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0298736">
                <text:p>-0.0298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038298">
                <text:p>-0.038298</text:p>
              </table:table-cell>
              <table:table-cell office:value-type="float" office:value="-0.0243844">
                <text:p>-0.0243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03">
                <text:p>-0.03</text:p>
              </table:table-cell>
              <table:table-cell office:value-type="float" office:value="-0.026676">
                <text:p>-0.026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4">
                <text:p>-0.04</text:p>
              </table:table-cell>
              <table:table-cell office:value-type="float" office:value="-0.0298736">
                <text:p>-0.0298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45">
                <text:p>-0.045</text:p>
              </table:table-cell>
              <table:table-cell office:value-type="float" office:value="-0.0334442">
                <text:p>-0.03344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04359">
                <text:p>-0.04359</text:p>
              </table:table-cell>
              <table:table-cell office:value-type="float" office:value="-0.032778">
                <text:p>-0.032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043444">
                <text:p>-0.043444</text:p>
              </table:table-cell>
              <table:table-cell office:value-type="float" office:value="-0.0328578">
                <text:p>-0.03285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033163">
                <text:p>-0.033163</text:p>
              </table:table-cell>
              <table:table-cell office:value-type="float" office:value="-0.0191084">
                <text:p>-0.01910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23505">
                <text:p>-0.023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028205">
                <text:p>-0.028205</text:p>
              </table:table-cell>
              <table:table-cell office:value-type="float" office:value="-0.0239314">
                <text:p>-0.0239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038415">
                <text:p>-0.038415</text:p>
              </table:table-cell>
              <table:table-cell office:value-type="float" office:value="-0.0304064">
                <text:p>-0.0304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98202">
                <text:p>-0.0298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043488">
                <text:p>-0.043488</text:p>
              </table:table-cell>
              <table:table-cell office:value-type="float" office:value="-0.033151">
                <text:p>-0.033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4">
                <text:p>-0.04</text:p>
              </table:table-cell>
              <table:table-cell office:value-type="float" office:value="-0.0361088">
                <text:p>-0.0361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45">
                <text:p>-0.045</text:p>
              </table:table-cell>
              <table:table-cell office:value-type="float" office:value="-0.0408252">
                <text:p>-0.0408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045">
                <text:p>-0.045</text:p>
              </table:table-cell>
              <table:table-cell office:value-type="float" office:value="-0.0293406">
                <text:p>-0.0293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035">
                <text:p>-0.035</text:p>
              </table:table-cell>
              <table:table-cell office:value-type="float" office:value="-0.0298468">
                <text:p>-0.0298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9687">
                <text:p>-0.029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79816">
                <text:p>-0.0279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025">
                <text:p>-0.025</text:p>
              </table:table-cell>
              <table:table-cell office:value-type="float" office:value="-0.010635">
                <text:p>-0.010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076444">
                <text:p>0.0076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5">
                <text:p>0.005</text:p>
              </table:table-cell>
              <table:table-cell office:value-type="float" office:value="0.0036474">
                <text:p>0.0036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17822">
                <text:p>0.00178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07632">
                <text:p>-0.007632</text:p>
              </table:table-cell>
              <table:table-cell office:value-type="float" office:value="-0.0004294">
                <text:p>-0.0004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005">
                <text:p>-0.005</text:p>
              </table:table-cell>
              <table:table-cell office:value-type="float" office:value="0.0041272">
                <text:p>0.0041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021552">
                <text:p>0.00215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0.005">
                <text:p>-0.005</text:p>
              </table:table-cell>
              <table:table-cell office:value-type="float" office:value="-0.0008024">
                <text:p>-0.0008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53324">
                <text:p>-0.0053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000767999999999998">
                <text:p>0.00007679999999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2">
                <text:p>-0.02</text:p>
              </table:table-cell>
              <table:table-cell office:value-type="float" office:value="-0.0195348">
                <text:p>-0.0195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038462">
                <text:p>-0.038462</text:p>
              </table:table-cell>
              <table:table-cell office:value-type="float" office:value="-0.0301666">
                <text:p>-0.03016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05963">
                <text:p>-0.05963</text:p>
              </table:table-cell>
              <table:table-cell office:value-type="float" office:value="-0.0613428">
                <text:p>-0.0613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0.069429">
                <text:p>-0.069429</text:p>
              </table:table-cell>
              <table:table-cell office:value-type="float" office:value="-0.033071">
                <text:p>-0.0330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0.028039">
                <text:p>-0.028039</text:p>
              </table:table-cell>
              <table:table-cell office:value-type="float" office:value="-0.011914">
                <text:p>-0.011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015">
                <text:p>-0.015</text:p>
              </table:table-cell>
              <table:table-cell office:value-type="float" office:value="-0.0051724">
                <text:p>-0.00517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02">
                <text:p>-0.02</text:p>
              </table:table-cell>
              <table:table-cell office:value-type="float" office:value="-0.0224658">
                <text:p>-0.0224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045">
                <text:p>-0.045</text:p>
              </table:table-cell>
              <table:table-cell office:value-type="float" office:value="-0.045648">
                <text:p>-0.045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059242">
                <text:p>-0.059242</text:p>
              </table:table-cell>
              <table:table-cell office:value-type="float" office:value="-0.0453016">
                <text:p>-0.0453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0.053919">
                <text:p>-0.053919</text:p>
              </table:table-cell>
              <table:table-cell office:value-type="float" office:value="-0.0381338">
                <text:p>-0.03813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0208138">
                <text:p>-0.0208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0.025">
                <text:p>-0.025</text:p>
              </table:table-cell>
              <table:table-cell office:value-type="float" office:value="-0.0158042">
                <text:p>-0.0158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25">
                <text:p>-0.025</text:p>
              </table:table-cell>
              <table:table-cell office:value-type="float" office:value="-0.0220128">
                <text:p>-0.0220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35">
                <text:p>-0.035</text:p>
              </table:table-cell>
              <table:table-cell office:value-type="float" office:value="-0.027875">
                <text:p>-0.027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0.035">
                <text:p>-0.035</text:p>
              </table:table-cell>
              <table:table-cell office:value-type="float" office:value="-0.02577">
                <text:p>-0.025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4">
                <text:p>-0.04</text:p>
              </table:table-cell>
              <table:table-cell office:value-type="float" office:value="-0.0451684">
                <text:p>-0.0451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0.05378">
                <text:p>-0.05378</text:p>
              </table:table-cell>
              <table:table-cell office:value-type="float" office:value="-0.04762">
                <text:p>-0.047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45">
                <text:p>-0.045</text:p>
              </table:table-cell>
              <table:table-cell office:value-type="float" office:value="-0.028488">
                <text:p>-0.028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08182">
                <text:p>-0.00818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005">
                <text:p>-0.005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08496">
                <text:p>0.0008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0.005">
                <text:p>-0.005</text:p>
              </table:table-cell>
              <table:table-cell office:value-type="float" office:value="-0.0050126">
                <text:p>-0.0050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2">
                <text:p>-0.02</text:p>
              </table:table-cell>
              <table:table-cell office:value-type="float" office:value="-0.0289408">
                <text:p>-0.02894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0.05">
                <text:p>-0.05</text:p>
              </table:table-cell>
              <table:table-cell office:value-type="float" office:value="-0.0774904">
                <text:p>-0.0774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11">
                <text:p>-0.11</text:p>
              </table:table-cell>
              <table:table-cell office:value-type="float" office:value="-0.1216432">
                <text:p>-0.1216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122">
                <text:p>-0.122</text:p>
              </table:table-cell>
              <table:table-cell office:value-type="float" office:value="-0.135899">
                <text:p>-0.1358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125">
                <text:p>-0.125</text:p>
              </table:table-cell>
              <table:table-cell office:value-type="float" office:value="-0.0924922">
                <text:p>-0.09249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85">
                <text:p>-0.085</text:p>
              </table:table-cell>
              <table:table-cell office:value-type="float" office:value="-0.059131">
                <text:p>-0.059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0.015">
                <text:p>-0.015</text:p>
              </table:table-cell>
              <table:table-cell office:value-type="float" office:value="0.0013558">
                <text:p>0.00135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0.000455999999999999">
                <text:p>-0.000455999999999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00956199999999999">
                <text:p>0.00095619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0.01">
                <text:p>-0.01</text:p>
              </table:table-cell>
              <table:table-cell office:value-type="float" office:value="-0.0272888">
                <text:p>-0.0272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0598">
                <text:p>-0.0598</text:p>
              </table:table-cell>
              <table:table-cell office:value-type="float" office:value="-0.023212">
                <text:p>-0.023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027951">
                <text:p>-0.027951</text:p>
              </table:table-cell>
              <table:table-cell office:value-type="float" office:value="-0.01282">
                <text:p>-0.012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0.025">
                <text:p>-0.025</text:p>
              </table:table-cell>
              <table:table-cell office:value-type="float" office:value="-0.0202542">
                <text:p>-0.0202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25">
                <text:p>-0.025</text:p>
              </table:table-cell>
              <table:table-cell office:value-type="float" office:value="-0.0127134">
                <text:p>-0.0127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15">
                <text:p>-0.015</text:p>
              </table:table-cell>
              <table:table-cell office:value-type="float" office:value="-0.0046662">
                <text:p>-0.00466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17857">
                <text:p>-0.017857</text:p>
              </table:table-cell>
              <table:table-cell office:value-type="float" office:value="-0.0167102">
                <text:p>-0.01671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0297136">
                <text:p>-0.0297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28205">
                <text:p>-0.028205</text:p>
              </table:table-cell>
              <table:table-cell office:value-type="float" office:value="-0.0198012">
                <text:p>-0.0198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015">
                <text:p>-0.015</text:p>
              </table:table-cell>
              <table:table-cell office:value-type="float" office:value="-0.0002162">
                <text:p>-0.0002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012719">
                <text:p>-0.012719</text:p>
              </table:table-cell>
              <table:table-cell office:value-type="float" office:value="-0.0071976">
                <text:p>-0.0071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22925">
                <text:p>-0.022925</text:p>
              </table:table-cell>
              <table:table-cell office:value-type="float" office:value="-0.0276086">
                <text:p>-0.027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33222">
                <text:p>-0.033222</text:p>
              </table:table-cell>
              <table:table-cell office:value-type="float" office:value="-0.0176428">
                <text:p>-0.01764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0.01">
                <text:p>-0.01</text:p>
              </table:table-cell>
              <table:table-cell office:value-type="float" office:value="-0.0007758">
                <text:p>-0.0007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7647">
                <text:p>0.007647</text:p>
              </table:table-cell>
              <table:table-cell office:value-type="float" office:value="0.0171304">
                <text:p>0.01713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35">
                <text:p>0.035</text:p>
              </table:table-cell>
              <table:table-cell office:value-type="float" office:value="0.0403394">
                <text:p>0.04033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38462">
                <text:p>0.038462</text:p>
              </table:table-cell>
              <table:table-cell office:value-type="float" office:value="0.0376214">
                <text:p>0.0376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3">
                <text:p>0.023</text:p>
              </table:table-cell>
              <table:table-cell office:value-type="float" office:value="0.0113482">
                <text:p>0.0113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2542">
                <text:p>0.002542</text:p>
              </table:table-cell>
              <table:table-cell office:value-type="float" office:value="0.0023684">
                <text:p>0.00236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10628">
                <text:p>0.0010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5">
                <text:p>-0.005</text:p>
              </table:table-cell>
              <table:table-cell office:value-type="float" office:value="-0.004373">
                <text:p>-0.004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007632">
                <text:p>-0.007632</text:p>
              </table:table-cell>
              <table:table-cell office:value-type="float" office:value="-0.0013088">
                <text:p>-0.0013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00556599999999999">
                <text:p>0.00055659999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2541">
                <text:p>0.002541</text:p>
              </table:table-cell>
              <table:table-cell office:value-type="float" office:value="0.0013026">
                <text:p>0.00130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1">
                <text:p>-0.01</text:p>
              </table:table-cell>
              <table:table-cell office:value-type="float" office:value="-0.0029874">
                <text:p>-0.00298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2547">
                <text:p>-0.002547</text:p>
              </table:table-cell>
              <table:table-cell office:value-type="float" office:value="-0.0035204">
                <text:p>-0.00352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1">
                <text:p>-0.01</text:p>
              </table:table-cell>
              <table:table-cell office:value-type="float" office:value="-0.0069044">
                <text:p>-0.00690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0.005">
                <text:p>-0.005</text:p>
              </table:table-cell>
              <table:table-cell office:value-type="float" office:value="-0.001442">
                <text:p>-0.0014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005">
                <text:p>-0.005</text:p>
              </table:table-cell>
              <table:table-cell office:value-type="float" office:value="0.0019154">
                <text:p>0.0019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0508">
                <text:p>-0.000508</text:p>
              </table:table-cell>
              <table:table-cell office:value-type="float" office:value="-0.0011488">
                <text:p>-0.00114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36802">
                <text:p>-0.00368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5">
                <text:p>-0.005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1729">
                <text:p>0.0017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0.007636">
                <text:p>-0.007636</text:p>
              </table:table-cell>
              <table:table-cell office:value-type="float" office:value="-0.0034938">
                <text:p>-0.00349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0.005">
                <text:p>-0.005</text:p>
              </table:table-cell>
              <table:table-cell office:value-type="float" office:value="0.0018622">
                <text:p>0.00186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0.005">
                <text:p>-0.005</text:p>
              </table:table-cell>
              <table:table-cell office:value-type="float" office:value="-0.0034404">
                <text:p>-0.0034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5">
                <text:p>-0.005</text:p>
              </table:table-cell>
              <table:table-cell office:value-type="float" office:value="0.0017556">
                <text:p>0.0017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0.002545">
                <text:p>-0.002545</text:p>
              </table:table-cell>
              <table:table-cell office:value-type="float" office:value="-0.0010156">
                <text:p>-0.00101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015">
                <text:p>-0.015</text:p>
              </table:table-cell>
              <table:table-cell office:value-type="float" office:value="-0.0178294">
                <text:p>-0.01782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043537">
                <text:p>-0.043537</text:p>
              </table:table-cell>
              <table:table-cell office:value-type="float" office:value="-0.0422906">
                <text:p>-0.04229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64394">
                <text:p>-0.064394</text:p>
              </table:table-cell>
              <table:table-cell office:value-type="float" office:value="-0.0386934">
                <text:p>-0.0386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0.045">
                <text:p>-0.045</text:p>
              </table:table-cell>
              <table:table-cell office:value-type="float" office:value="-0.0289942">
                <text:p>-0.0289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0.033293">
                <text:p>-0.033293</text:p>
              </table:table-cell>
              <table:table-cell office:value-type="float" office:value="-0.0255834">
                <text:p>-0.0255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0.035">
                <text:p>-0.035</text:p>
              </table:table-cell>
              <table:table-cell office:value-type="float" office:value="-0.0319786">
                <text:p>-0.03197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0.038333">
                <text:p>-0.038333</text:p>
              </table:table-cell>
              <table:table-cell office:value-type="float" office:value="-0.0251038">
                <text:p>-0.02510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05431">
                <text:p>-0.05431</text:p>
              </table:table-cell>
              <table:table-cell office:value-type="float" office:value="-0.044369">
                <text:p>-0.044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034412">
                <text:p>-0.034412</text:p>
              </table:table-cell>
              <table:table-cell office:value-type="float" office:value="-0.0190552">
                <text:p>-0.01905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005">
                <text:p>-0.00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9444">
                <text:p>0.019444</text:p>
              </table:table-cell>
              <table:table-cell office:value-type="float" office:value="-0.0249972">
                <text:p>-0.0249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061364">
                <text:p>-0.061364</text:p>
              </table:table-cell>
              <table:table-cell office:value-type="float" office:value="-0.1081068">
                <text:p>-0.1081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153947">
                <text:p>-0.153947</text:p>
              </table:table-cell>
              <table:table-cell office:value-type="float" office:value="-0.1561234">
                <text:p>-0.156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139286">
                <text:p>-0.139286</text:p>
              </table:table-cell>
              <table:table-cell office:value-type="float" office:value="-0.1233486">
                <text:p>-0.12334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04">
                <text:p>-0.04</text:p>
              </table:table-cell>
              <table:table-cell office:value-type="float" office:value="-0.0004826">
                <text:p>-0.0004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009296">
                <text:p>0.00092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15">
                <text:p>-0.015</text:p>
              </table:table-cell>
              <table:table-cell office:value-type="float" office:value="-0.0210004">
                <text:p>-0.0210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49565">
                <text:p>-0.049565</text:p>
              </table:table-cell>
              <table:table-cell office:value-type="float" office:value="-0.0282748">
                <text:p>-0.02827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12681">
                <text:p>-0.012681</text:p>
              </table:table-cell>
              <table:table-cell office:value-type="float" office:value="-0.0045596">
                <text:p>-0.004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005">
                <text:p>-0.005</text:p>
              </table:table-cell>
              <table:table-cell office:value-type="float" office:value="-0.001362">
                <text:p>-0.0013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15">
                <text:p>-0.015</text:p>
              </table:table-cell>
              <table:table-cell office:value-type="float" office:value="-0.0104484">
                <text:p>-0.01044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25">
                <text:p>-0.025</text:p>
              </table:table-cell>
              <table:table-cell office:value-type="float" office:value="-0.02577">
                <text:p>-0.025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45">
                <text:p>-0.045</text:p>
              </table:table-cell>
              <table:table-cell office:value-type="float" office:value="-0.0403722">
                <text:p>-0.04037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5">
                <text:p>-0.05</text:p>
              </table:table-cell>
              <table:table-cell office:value-type="float" office:value="-0.0349362">
                <text:p>-0.03493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48784">
                <text:p>-0.048784</text:p>
              </table:table-cell>
              <table:table-cell office:value-type="float" office:value="-0.0389866">
                <text:p>-0.03898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048605">
                <text:p>-0.048605</text:p>
              </table:table-cell>
              <table:table-cell office:value-type="float" office:value="-0.0323516">
                <text:p>-0.03235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3">
                <text:p>-0.03</text:p>
              </table:table-cell>
              <table:table-cell office:value-type="float" office:value="-0.0213468">
                <text:p>-0.02134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28085">
                <text:p>-0.028085</text:p>
              </table:table-cell>
              <table:table-cell office:value-type="float" office:value="-0.0207072">
                <text:p>-0.02070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35">
                <text:p>-0.035</text:p>
              </table:table-cell>
              <table:table-cell office:value-type="float" office:value="-0.0270756">
                <text:p>-0.0270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44644">
                <text:p>-0.02446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35">
                <text:p>-0.035</text:p>
              </table:table-cell>
              <table:table-cell office:value-type="float" office:value="-0.0243044">
                <text:p>-0.02430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38415">
                <text:p>-0.038415</text:p>
              </table:table-cell>
              <table:table-cell office:value-type="float" office:value="-0.024944">
                <text:p>-0.024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35">
                <text:p>-0.035</text:p>
              </table:table-cell>
              <table:table-cell office:value-type="float" office:value="-0.0288876">
                <text:p>-0.02888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45">
                <text:p>-0.045</text:p>
              </table:table-cell>
              <table:table-cell office:value-type="float" office:value="-0.033897">
                <text:p>-0.0338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45">
                <text:p>-0.045</text:p>
              </table:table-cell>
              <table:table-cell office:value-type="float" office:value="-0.0369614">
                <text:p>-0.03696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4">
                <text:p>-0.04</text:p>
              </table:table-cell>
              <table:table-cell office:value-type="float" office:value="-0.0274754">
                <text:p>-0.02747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2">
                <text:p>-0.02</text:p>
              </table:table-cell>
              <table:table-cell office:value-type="float" office:value="-0.0055454">
                <text:p>-0.00554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005">
                <text:p>-0.005</text:p>
              </table:table-cell>
              <table:table-cell office:value-type="float" office:value="-0.001362">
                <text:p>-0.0013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002541">
                <text:p>-0.002541</text:p>
              </table:table-cell>
              <table:table-cell office:value-type="float" office:value="0.0013558">
                <text:p>0.00135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-0.0001896">
                <text:p>-0.0001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07632">
                <text:p>-0.007632</text:p>
              </table:table-cell>
              <table:table-cell office:value-type="float" office:value="-0.0014952">
                <text:p>-0.0014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05">
                <text:p>-0.005</text:p>
              </table:table-cell>
              <table:table-cell office:value-type="float" office:value="0.0007164">
                <text:p>0.00071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07632">
                <text:p>-0.007632</text:p>
              </table:table-cell>
              <table:table-cell office:value-type="float" office:value="0.0025016">
                <text:p>0.00250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02545">
                <text:p>-0.002545</text:p>
              </table:table-cell>
              <table:table-cell office:value-type="float" office:value="-0.0003228">
                <text:p>-0.00032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34076">
                <text:p>0.00340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05">
                <text:p>-0.005</text:p>
              </table:table-cell>
              <table:table-cell office:value-type="float" office:value="0.0030612">
                <text:p>0.00306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002542">
                <text:p>-0.002542</text:p>
              </table:table-cell>
              <table:table-cell office:value-type="float" office:value="0.0032212">
                <text:p>0.0032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2544">
                <text:p>0.002544</text:p>
              </table:table-cell>
              <table:table-cell office:value-type="float" office:value="0.0021552">
                <text:p>0.00215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47134">
                <text:p>0.00471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07636">
                <text:p>-0.007636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02541">
                <text:p>-0.002541</text:p>
              </table:table-cell>
              <table:table-cell office:value-type="float" office:value="-0.000163">
                <text:p>-0.0001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02545">
                <text:p>-0.002545</text:p>
              </table:table-cell>
              <table:table-cell office:value-type="float" office:value="-0.000455999999999999">
                <text:p>-0.0004559999999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2549">
                <text:p>0.002549</text:p>
              </table:table-cell>
              <table:table-cell office:value-type="float" office:value="0.00458">
                <text:p>0.004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05">
                <text:p>-0.00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02541">
                <text:p>-0.002541</text:p>
              </table:table-cell>
              <table:table-cell office:value-type="float" office:value="-0.0017618">
                <text:p>-0.00176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02542">
                <text:p>-0.002542</text:p>
              </table:table-cell>
              <table:table-cell office:value-type="float" office:value="-0.0050126">
                <text:p>-0.0050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22925">
                <text:p>-0.022925</text:p>
              </table:table-cell>
              <table:table-cell office:value-type="float" office:value="-0.01711">
                <text:p>-0.01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3">
                <text:p>-0.03</text:p>
              </table:table-cell>
              <table:table-cell office:value-type="float" office:value="-0.0283546">
                <text:p>-0.02835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48784">
                <text:p>-0.048784</text:p>
              </table:table-cell>
              <table:table-cell office:value-type="float" office:value="-0.0437296">
                <text:p>-0.0437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53919">
                <text:p>-0.053919</text:p>
              </table:table-cell>
              <table:table-cell office:value-type="float" office:value="-0.0414646">
                <text:p>-0.04146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045">
                <text:p>-0.045</text:p>
              </table:table-cell>
              <table:table-cell office:value-type="float" office:value="-0.03443">
                <text:p>-0.034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04">
                <text:p>-0.04</text:p>
              </table:table-cell>
              <table:table-cell office:value-type="float" office:value="-0.0309394">
                <text:p>-0.03093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35">
                <text:p>-0.035</text:p>
              </table:table-cell>
              <table:table-cell office:value-type="float" office:value="-0.026223">
                <text:p>-0.0262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35">
                <text:p>-0.035</text:p>
              </table:table-cell>
              <table:table-cell office:value-type="float" office:value="-0.0267026">
                <text:p>-0.02670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35">
                <text:p>-0.035</text:p>
              </table:table-cell>
              <table:table-cell office:value-type="float" office:value="-0.0250506">
                <text:p>-0.02505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38372">
                <text:p>-0.038372</text:p>
              </table:table-cell>
              <table:table-cell office:value-type="float" office:value="-0.0256102">
                <text:p>-0.02561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033256">
                <text:p>-0.033256</text:p>
              </table:table-cell>
              <table:table-cell office:value-type="float" office:value="-0.0273954">
                <text:p>-0.02739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08182">
                <text:p>-0.008182</text:p>
              </table:table-cell>
              <table:table-cell office:value-type="float" office:value="0.0021286">
                <text:p>0.00212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5">
                <text:p>0.005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002102">
                <text:p>0.00021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00236">
                <text:p>0.0000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05">
                <text:p>-0.005</text:p>
              </table:table-cell>
              <table:table-cell office:value-type="float" office:value="-0.0094892">
                <text:p>-0.00948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25">
                <text:p>-0.025</text:p>
              </table:table-cell>
              <table:table-cell office:value-type="float" office:value="-0.0329912">
                <text:p>-0.03299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06">
                <text:p>-0.06</text:p>
              </table:table-cell>
              <table:table-cell office:value-type="float" office:value="-0.0915862">
                <text:p>-0.09158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125">
                <text:p>-0.125</text:p>
              </table:table-cell>
              <table:table-cell office:value-type="float" office:value="-0.1290242">
                <text:p>-0.1290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136154">
                <text:p>-0.136154</text:p>
              </table:table-cell>
              <table:table-cell office:value-type="float" office:value="-0.12143">
                <text:p>-0.121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12">
                <text:p>-0.12</text:p>
              </table:table-cell>
              <table:table-cell office:value-type="float" office:value="-0.0925988">
                <text:p>-0.0925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82222">
                <text:p>-0.082222</text:p>
              </table:table-cell>
              <table:table-cell office:value-type="float" office:value="-0.0607832">
                <text:p>-0.06078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065">
                <text:p>-0.065</text:p>
              </table:table-cell>
              <table:table-cell office:value-type="float" office:value="-0.0526294">
                <text:p>-0.0526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081">
                <text:p>-0.081</text:p>
              </table:table-cell>
              <table:table-cell office:value-type="float" office:value="-0.0742396">
                <text:p>-0.0742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123">
                <text:p>-0.123</text:p>
              </table:table-cell>
              <table:table-cell office:value-type="float" office:value="-0.097555">
                <text:p>-0.0975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75">
                <text:p>-0.075</text:p>
              </table:table-cell>
              <table:table-cell office:value-type="float" office:value="-0.0907602">
                <text:p>-0.0907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95">
                <text:p>-0.095</text:p>
              </table:table-cell>
              <table:table-cell office:value-type="float" office:value="-0.0769308">
                <text:p>-0.07693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012226">
                <text:p>0.0012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00236799999999999">
                <text:p>0.0002367999999999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005832">
                <text:p>0.00058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0.015">
                <text:p>-0.015</text:p>
              </table:table-cell>
              <table:table-cell office:value-type="float" office:value="-0.0202808">
                <text:p>-0.02028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0.055">
                <text:p>-0.055</text:p>
              </table:table-cell>
              <table:table-cell office:value-type="float" office:value="-0.0292074">
                <text:p>-0.02920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0.043246">
                <text:p>-0.043246</text:p>
              </table:table-cell>
              <table:table-cell office:value-type="float" office:value="-0.0290208">
                <text:p>-0.0290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0.035">
                <text:p>-0.035</text:p>
              </table:table-cell>
              <table:table-cell office:value-type="float" office:value="-0.0277152">
                <text:p>-0.02771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002667">
                <text:p>-0.002667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0.005">
                <text:p>-0.005</text:p>
              </table:table-cell>
              <table:table-cell office:value-type="float" office:value="0.0011428">
                <text:p>0.00114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0.0002162">
                <text:p>-0.00021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008496">
                <text:p>0.00084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007164">
                <text:p>0.00071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0.0000830000000000004">
                <text:p>-0.0000830000000000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0.005">
                <text:p>-0.005</text:p>
              </table:table-cell>
              <table:table-cell office:value-type="float" office:value="0.0003434">
                <text:p>0.00034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.0008762">
                <text:p>0.00087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001036">
                <text:p>0.00010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000236">
                <text:p>0.00002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000501999999999996">
                <text:p>0.0000501999999999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002634">
                <text:p>0.00026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008762">
                <text:p>0.00087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0209736">
                <text:p>-0.02097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5">
                <text:p>-0.05</text:p>
              </table:table-cell>
              <table:table-cell office:value-type="float" office:value="-0.0561734">
                <text:p>-0.05617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.02">
                <text:p>-0.02</text:p>
              </table:table-cell>
              <table:table-cell office:value-type="float" office:value="-0.0012288">
                <text:p>-0.00122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009828">
                <text:p>0.00098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956199999999999">
                <text:p>0.000956199999999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001302">
                <text:p>0.00013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.025667">
                <text:p>-0.025667</text:p>
              </table:table-cell>
              <table:table-cell office:value-type="float" office:value="-0.0007758">
                <text:p>-0.00077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5">
                <text:p>0.005</text:p>
              </table:table-cell>
              <table:table-cell office:value-type="float" office:value="-0.0032272">
                <text:p>-0.00322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01116">
                <text:p>0.0011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022352">
                <text:p>0.0022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.012342">
                <text:p>-0.012342</text:p>
              </table:table-cell>
              <table:table-cell office:value-type="float" office:value="-0.0120206">
                <text:p>-0.01202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0.000989">
                <text:p>-0.000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-0.0000564000000000002">
                <text:p>-0.0000564000000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0.00000300000000000022">
                <text:p>-0.000003000000000000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00556599999999999">
                <text:p>0.0005565999999999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019688">
                <text:p>0.0019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0028748">
                <text:p>0.0028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25">
                <text:p>0.025</text:p>
              </table:table-cell>
              <table:table-cell office:value-type="float" office:value="0.0454288">
                <text:p>0.04542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85">
                <text:p>0.085</text:p>
              </table:table-cell>
              <table:table-cell office:value-type="float" office:value="0.0826004">
                <text:p>0.0826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95">
                <text:p>0.095</text:p>
              </table:table-cell>
              <table:table-cell office:value-type="float" office:value="0.0355964">
                <text:p>0.03559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.007606">
                <text:p>-0.007606</text:p>
              </table:table-cell>
              <table:table-cell office:value-type="float" office:value="-0.020041">
                <text:p>-0.0200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.0015424">
                <text:p>0.00154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2">
                <text:p>0.02</text:p>
              </table:table-cell>
              <table:table-cell office:value-type="float" office:value="-0.029687">
                <text:p>-0.0296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07">
                <text:p>-0.07</text:p>
              </table:table-cell>
              <table:table-cell office:value-type="float" office:value="-0.0779434">
                <text:p>-0.07794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105">
                <text:p>-0.105</text:p>
              </table:table-cell>
              <table:table-cell office:value-type="float" office:value="-0.0617424">
                <text:p>-0.06174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35">
                <text:p>-0.035</text:p>
              </table:table-cell>
              <table:table-cell office:value-type="float" office:value="-0.0030408">
                <text:p>-0.00304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25">
                <text:p>0.025</text:p>
              </table:table-cell>
              <table:table-cell office:value-type="float" office:value="0.0240852">
                <text:p>0.0240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2353">
                <text:p>0.002353</text:p>
              </table:table-cell>
              <table:table-cell office:value-type="float" office:value="-0.0014952">
                <text:p>-0.00149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.0007964">
                <text:p>0.00079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5">
                <text:p>0.005</text:p>
              </table:table-cell>
              <table:table-cell office:value-type="float" office:value="0.002555">
                <text:p>0.0025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0.0000298">
                <text:p>-0.0000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.0001834">
                <text:p>0.00018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0.00000300000000000022">
                <text:p>-0.00000300000000000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0.0002962">
                <text:p>-0.00029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01276">
                <text:p>0.0012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00743">
                <text:p>0.0007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.0008496">
                <text:p>0.00084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0009296">
                <text:p>0.0009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001568">
                <text:p>0.00015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00956199999999999">
                <text:p>0.000956199999999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00769599999999999">
                <text:p>0.0007695999999999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010628">
                <text:p>0.00106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001302">
                <text:p>0.00013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002634">
                <text:p>0.00026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008762">
                <text:p>0.00087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000236">
                <text:p>0.00002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010362">
                <text:p>0.00103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0.00000300000000000022">
                <text:p>-0.000003000000000000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.0000767999999999998">
                <text:p>0.00007679999999999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.0011428">
                <text:p>0.00114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00503199999999999">
                <text:p>0.000503199999999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.000769599999999999">
                <text:p>0.00076959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.000769599999999999">
                <text:p>0.000769599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-0.0000564000000000002">
                <text:p>-0.00005640000000000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.0001834">
                <text:p>0.00018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-0.0003228">
                <text:p>-0.00032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000556599999999999">
                <text:p>0.0005565999999999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-0.0000830000000000004">
                <text:p>-0.00008300000000000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.0005298">
                <text:p>0.00052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.0005298">
                <text:p>0.0005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.000689799999999999">
                <text:p>0.000689799999999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-0.0000564000000000002">
                <text:p>-0.000056400000000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.0001302">
                <text:p>0.00013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.0001036">
                <text:p>0.00010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.0000501999999999996">
                <text:p>0.00005019999999999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.0012226">
                <text:p>0.00122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-0.0001362">
                <text:p>-0.00013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.0002634">
                <text:p>0.00026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.000236799999999999">
                <text:p>0.0002367999999999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-0.00000300000000000022">
                <text:p>-0.000003000000000000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005832">
                <text:p>0.00058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.0001834">
                <text:p>0.00018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.0010894">
                <text:p>0.00108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.0005298">
                <text:p>0.00052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.0008496">
                <text:p>0.00084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005832">
                <text:p>0.00058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.000822999999999999">
                <text:p>0.0008229999999999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.000956199999999999">
                <text:p>0.0009561999999999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.0004766">
                <text:p>0.00047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-0.00000300000000000022">
                <text:p>-0.000003000000000000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.0001834">
                <text:p>0.00018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.0003434">
                <text:p>0.00034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.0001834">
                <text:p>0.00018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.000743">
                <text:p>0.0007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.0005298">
                <text:p>0.00052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.0002102">
                <text:p>0.00021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.0000501999999999996">
                <text:p>0.0000501999999999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0.00000300000000000022">
                <text:p>-0.000003000000000000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.000236799999999999">
                <text:p>0.000236799999999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.0003434">
                <text:p>0.00034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.000236799999999999">
                <text:p>0.000236799999999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.000556599999999999">
                <text:p>0.000556599999999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.0007164">
                <text:p>0.00071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.0006098">
                <text:p>0.00060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.0003966">
                <text:p>0.00039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.0004232">
                <text:p>0.00042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.000636399999999999">
                <text:p>0.0006363999999999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.000556599999999999">
                <text:p>0.0005565999999999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-0.0002962">
                <text:p>-0.00029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.0001834">
                <text:p>0.00018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.0007164">
                <text:p>0.00071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.000316599999999999">
                <text:p>0.0003165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3cm" svg:height="13.978cm" xlink:href=".." xlink:type="simple" chart:class="chart:scatter" chart:style-name="ch1">
        <chart:legend chart:legend-position="end" svg:x="19.944cm" svg:y="6.441cm" style:legend-expansion="high" chart:style-name="ch2"/>
        <chart:plot-area chart:style-name="ch3" table:cell-range-address="Sheet1.A1:Sheet1.A445 Sheet1.J1:Sheet1.J445 Sheet1.L1:Sheet1.L445" chart:data-source-has-labels="row" svg:x="0.972cm" svg:y="1.251cm" svg:width="17.928cm" svg:height="12.028cm">
          <chartooo:coordinate-region svg:x="1.99cm" svg:y="1.45cm" svg:width="16.63cm" svg:height="11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445" chart:label-cell-address="Sheet1.J1:Sheet1.J1" chart:class="chart:scatter">
            <chart:domain table:cell-range-address="Sheet1.A2:Sheet1.A445"/>
            <chart:data-point chart:repeated="444"/>
          </chart:series>
          <chart:series chart:style-name="ch7" chart:values-cell-range-address="Sheet1.L2:Sheet1.L445" chart:label-cell-address="Sheet1.L1:Sheet1.L1" chart:class="chart:scatter">
            <chart:data-point chart:repeated="4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_encoders(m/s^2)</text:p>
                <draw:g>
                  <svg:desc>Sheet1.J1:Sheet1.J1</svg:desc>
                </draw:g>
              </table:table-cell>
              <table:table-cell office:value-type="string">
                <text:p>acel_acelerometro_Y(m/s^2)/2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45</svg:desc>
                </draw:g>
              </table:table-cell>
              <table:table-cell office:value-type="float" office:value="0">
                <text:p>0</text:p>
                <draw:g>
                  <svg:desc>Sheet1.J2:Sheet1.J445</svg:desc>
                </draw:g>
              </table:table-cell>
              <table:table-cell office:value-type="float" office:value="-0.0000258">
                <text:p>-0.0000258</text:p>
                <draw:g>
                  <svg:desc>Sheet1.L2:Sheet1.L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652566666666667">
                <text:p>0.000652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0424833333333333">
                <text:p>-0.000424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00185416666666667">
                <text:p>-0.0001854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00384933333333333">
                <text:p>-0.0003849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173716666666667">
                <text:p>0.0001737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153043333333333">
                <text:p>0.0015304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692466666666667">
                <text:p>0.0006924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176985">
                <text:p>0.00176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">
                <text:p>0.002</text:p>
              </table:table-cell>
              <table:table-cell office:value-type="float" office:value="0.0149778666666667">
                <text:p>0.0149778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1">
                <text:p>0.021</text:p>
              </table:table-cell>
              <table:table-cell office:value-type="float" office:value="-0.00210076666666667">
                <text:p>-0.0021007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">
                <text:p>0.019</text:p>
              </table:table-cell>
              <table:table-cell office:value-type="float" office:value="-0.00541275">
                <text:p>-0.00541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2076666666667">
                <text:p>0.0055207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08">
                <text:p>-0.008</text:p>
              </table:table-cell>
              <table:table-cell office:value-type="float" office:value="0.0209234666666667">
                <text:p>0.0209234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008">
                <text:p>-0.008</text:p>
              </table:table-cell>
              <table:table-cell office:value-type="float" office:value="0.00125111666666667">
                <text:p>0.0012511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07">
                <text:p>-0.007</text:p>
              </table:table-cell>
              <table:table-cell office:value-type="float" office:value="-0.00513343333333333">
                <text:p>-0.0051334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">
                <text:p>0.001</text:p>
              </table:table-cell>
              <table:table-cell office:value-type="float" office:value="0.0012112">
                <text:p>0.0012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7">
                <text:p>0.007</text:p>
              </table:table-cell>
              <table:table-cell office:value-type="float" office:value="0.00839381666666667">
                <text:p>0.00839381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4">
                <text:p>0.004</text:p>
              </table:table-cell>
              <table:table-cell office:value-type="float" office:value="-0.00313826666666667">
                <text:p>-0.0031382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001">
                <text:p>-0.001</text:p>
              </table:table-cell>
              <table:table-cell office:value-type="float" office:value="-0.0105602833333333">
                <text:p>-0.0105602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001">
                <text:p>-0.001</text:p>
              </table:table-cell>
              <table:table-cell office:value-type="float" office:value="-0.00329786666666667">
                <text:p>-0.0032978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001">
                <text:p>-0.001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26071">
                <text:p>0.026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.00740791666666667">
                <text:p>-0.007407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0.00349738333333333">
                <text:p>-0.00349738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22886">
                <text:p>0.0022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1">
                <text:p>0.001</text:p>
              </table:table-cell>
              <table:table-cell office:value-type="float" office:value="-0.00114308333333333">
                <text:p>-0.00114308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35256">
                <text:p>0.0035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">
                <text:p>0.001</text:p>
              </table:table-cell>
              <table:table-cell office:value-type="float" office:value="-0.00656995">
                <text:p>-0.00656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002">
                <text:p>-0.002</text:p>
              </table:table-cell>
              <table:table-cell office:value-type="float" office:value="-0.000384933333333333">
                <text:p>-0.0003849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001">
                <text:p>-0.001</text:p>
              </table:table-cell>
              <table:table-cell office:value-type="float" office:value="0.0035655">
                <text:p>0.0035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1">
                <text:p>0.001</text:p>
              </table:table-cell>
              <table:table-cell office:value-type="float" office:value="0.00679768333333333">
                <text:p>0.00679768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0.00795488333333333">
                <text:p>0.0079548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1">
                <text:p>0.001</text:p>
              </table:table-cell>
              <table:table-cell office:value-type="float" office:value="-0.0115179666666667">
                <text:p>-0.0115179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001">
                <text:p>-0.001</text:p>
              </table:table-cell>
              <table:table-cell office:value-type="float" office:value="-0.0119968">
                <text:p>-0.0119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002">
                <text:p>-0.002</text:p>
              </table:table-cell>
              <table:table-cell office:value-type="float" office:value="0.0177711">
                <text:p>0.01777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00309835">
                <text:p>-0.00309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1">
                <text:p>0.001</text:p>
              </table:table-cell>
              <table:table-cell office:value-type="float" office:value="-0.00988193333333333">
                <text:p>-0.0098819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2">
                <text:p>0.002</text:p>
              </table:table-cell>
              <table:table-cell office:value-type="float" office:value="-0.0212144833333333">
                <text:p>-0.02121448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0.0102809666666667">
                <text:p>-0.0102809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02">
                <text:p>-0.002</text:p>
              </table:table-cell>
              <table:table-cell office:value-type="float" office:value="0.0158158333333333">
                <text:p>0.0158158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0.00613101666666667">
                <text:p>-0.00613101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0.00740791666666667">
                <text:p>-0.00740791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">
                <text:p>0.001</text:p>
              </table:table-cell>
              <table:table-cell office:value-type="float" office:value="-0.00178155">
                <text:p>-0.00178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">
                <text:p>0.001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01">
                <text:p>-0.001</text:p>
              </table:table-cell>
              <table:table-cell office:value-type="float" office:value="0.0115860833333333">
                <text:p>0.01158608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02">
                <text:p>-0.002</text:p>
              </table:table-cell>
              <table:table-cell office:value-type="float" office:value="-0.00808628333333333">
                <text:p>-0.00808628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1">
                <text:p>0.001</text:p>
              </table:table-cell>
              <table:table-cell office:value-type="float" office:value="-0.01131845">
                <text:p>-0.01131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">
                <text:p>0.001</text:p>
              </table:table-cell>
              <table:table-cell office:value-type="float" office:value="0.00639865">
                <text:p>0.00639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2">
                <text:p>-0.002</text:p>
              </table:table-cell>
              <table:table-cell office:value-type="float" office:value="0.0137807666666667">
                <text:p>0.0137807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00301855">
                <text:p>-0.00301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07">
                <text:p>-0.007</text:p>
              </table:table-cell>
              <table:table-cell office:value-type="float" office:value="-0.0036969">
                <text:p>-0.0036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04">
                <text:p>-0.004</text:p>
              </table:table-cell>
              <table:table-cell office:value-type="float" office:value="0.00424386666666667">
                <text:p>0.0042438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4">
                <text:p>0.004</text:p>
              </table:table-cell>
              <table:table-cell office:value-type="float" office:value="-0.0013027">
                <text:p>-0.0013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3">
                <text:p>0.003</text:p>
              </table:table-cell>
              <table:table-cell office:value-type="float" office:value="-0.00301855">
                <text:p>-0.00301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0.00461468333333333">
                <text:p>-0.00461468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508183333333333">
                <text:p>0.0050818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01">
                <text:p>-0.001</text:p>
              </table:table-cell>
              <table:table-cell office:value-type="float" office:value="0.00288715">
                <text:p>0.002887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02">
                <text:p>-0.002</text:p>
              </table:table-cell>
              <table:table-cell office:value-type="float" office:value="-0.000185416666666667">
                <text:p>-0.00018541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2">
                <text:p>0.002</text:p>
              </table:table-cell>
              <table:table-cell office:value-type="float" office:value="0.00675776666666667">
                <text:p>0.0067577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">
                <text:p>0.001</text:p>
              </table:table-cell>
              <table:table-cell office:value-type="float" office:value="0.000413133333333333">
                <text:p>0.0004131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01">
                <text:p>-0.001</text:p>
              </table:table-cell>
              <table:table-cell office:value-type="float" office:value="0.00488231666666667">
                <text:p>0.00488231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035256">
                <text:p>0.0035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144309166666667">
                <text:p>-0.01443091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0.0108795166666667">
                <text:p>-0.01087951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01">
                <text:p>-0.001</text:p>
              </table:table-cell>
              <table:table-cell office:value-type="float" office:value="0.0010915">
                <text:p>0.0010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23684">
                <text:p>0.0023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">
                <text:p>0.001</text:p>
              </table:table-cell>
              <table:table-cell office:value-type="float" office:value="-0.0070887">
                <text:p>-0.0070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01">
                <text:p>-0.001</text:p>
              </table:table-cell>
              <table:table-cell office:value-type="float" office:value="-0.0151491666666667">
                <text:p>-0.015149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01">
                <text:p>-0.001</text:p>
              </table:table-cell>
              <table:table-cell office:value-type="float" office:value="0.00979043333333333">
                <text:p>0.0097904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2">
                <text:p>0.002</text:p>
              </table:table-cell>
              <table:table-cell office:value-type="float" office:value="0.01114715">
                <text:p>0.01114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2">
                <text:p>0.002</text:p>
              </table:table-cell>
              <table:table-cell office:value-type="float" office:value="0.00675776666666667">
                <text:p>0.0067577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0.0163861666666667">
                <text:p>-0.016386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04">
                <text:p>-0.004</text:p>
              </table:table-cell>
              <table:table-cell office:value-type="float" office:value="-0.00273923333333333">
                <text:p>-0.0027392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02">
                <text:p>-0.002</text:p>
              </table:table-cell>
              <table:table-cell office:value-type="float" office:value="0.00627893333333333">
                <text:p>0.0062789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300686666666667">
                <text:p>0.0030068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3">
                <text:p>0.003</text:p>
              </table:table-cell>
              <table:table-cell office:value-type="float" office:value="0.00811448333333333">
                <text:p>0.00811448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">
                <text:p>0.002</text:p>
              </table:table-cell>
              <table:table-cell office:value-type="float" office:value="0.00268763333333333">
                <text:p>0.0026876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02">
                <text:p>-0.002</text:p>
              </table:table-cell>
              <table:table-cell office:value-type="float" office:value="-0.000345016666666667">
                <text:p>-0.00034501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003">
                <text:p>-0.003</text:p>
              </table:table-cell>
              <table:table-cell office:value-type="float" office:value="-0.000783966666666667">
                <text:p>-0.0007839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1">
                <text:p>0.001</text:p>
              </table:table-cell>
              <table:table-cell office:value-type="float" office:value="-0.000185416666666667">
                <text:p>-0.00018541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1">
                <text:p>0.001</text:p>
              </table:table-cell>
              <table:table-cell office:value-type="float" office:value="0.00252801666666667">
                <text:p>0.00252801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00285893333333333">
                <text:p>-0.0028589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01">
                <text:p>-0.001</text:p>
              </table:table-cell>
              <table:table-cell office:value-type="float" office:value="0.00444338333333333">
                <text:p>0.00444338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01">
                <text:p>-0.001</text:p>
              </table:table-cell>
              <table:table-cell office:value-type="float" office:value="0.00396453333333333">
                <text:p>0.0039645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2">
                <text:p>0.002</text:p>
              </table:table-cell>
              <table:table-cell office:value-type="float" office:value="-0.0100415333333333">
                <text:p>-0.0100415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0.000225316666666667">
                <text:p>-0.00022531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0208908333333333">
                <text:p>0.00208908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548086666666667">
                <text:p>0.0054808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2">
                <text:p>0.002</text:p>
              </table:table-cell>
              <table:table-cell office:value-type="float" office:value="0.00196936666666667">
                <text:p>0.0019693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5">
                <text:p>0.005</text:p>
              </table:table-cell>
              <table:table-cell office:value-type="float" office:value="-0.000903666666666667">
                <text:p>-0.000903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2">
                <text:p>0.002</text:p>
              </table:table-cell>
              <table:table-cell office:value-type="float" office:value="-0.00397623333333333">
                <text:p>-0.0039762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0.001">
                <text:p>-0.001</text:p>
              </table:table-cell>
              <table:table-cell office:value-type="float" office:value="0.0126235666666667">
                <text:p>0.0126235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001">
                <text:p>-0.001</text:p>
              </table:table-cell>
              <table:table-cell office:value-type="float" office:value="0.00683758333333333">
                <text:p>0.00683758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001">
                <text:p>-0.001</text:p>
              </table:table-cell>
              <table:table-cell office:value-type="float" office:value="-0.01020115">
                <text:p>-0.01020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002">
                <text:p>-0.002</text:p>
              </table:table-cell>
              <table:table-cell office:value-type="float" office:value="-0.00397623333333333">
                <text:p>-0.0039762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1">
                <text:p>0.001</text:p>
              </table:table-cell>
              <table:table-cell office:value-type="float" office:value="0.000852083333333333">
                <text:p>0.00085208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3">
                <text:p>0.003</text:p>
              </table:table-cell>
              <table:table-cell office:value-type="float" office:value="0.00791496666666667">
                <text:p>0.0079149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-0.0070887">
                <text:p>-0.0070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001">
                <text:p>-0.001</text:p>
              </table:table-cell>
              <table:table-cell office:value-type="float" office:value="-0.0047344">
                <text:p>-0.0047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006">
                <text:p>-0.006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003">
                <text:p>-0.003</text:p>
              </table:table-cell>
              <table:table-cell office:value-type="float" office:value="0.0109077166666667">
                <text:p>0.01090771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006">
                <text:p>-0.006</text:p>
              </table:table-cell>
              <table:table-cell office:value-type="float" office:value="-0.00413585">
                <text:p>-0.00413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4">
                <text:p>0.004</text:p>
              </table:table-cell>
              <table:table-cell office:value-type="float" office:value="0.0023684">
                <text:p>0.0023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8">
                <text:p>0.008</text:p>
              </table:table-cell>
              <table:table-cell office:value-type="float" office:value="-0.00445506666666667">
                <text:p>-0.0044550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2">
                <text:p>0.002</text:p>
              </table:table-cell>
              <table:table-cell office:value-type="float" office:value="0.00695728333333333">
                <text:p>0.00695728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003">
                <text:p>-0.003</text:p>
              </table:table-cell>
              <table:table-cell office:value-type="float" office:value="0.007077">
                <text:p>0.007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005">
                <text:p>-0.005</text:p>
              </table:table-cell>
              <table:table-cell office:value-type="float" office:value="-0.00680936666666667">
                <text:p>-0.0068093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003">
                <text:p>-0.003</text:p>
              </table:table-cell>
              <table:table-cell office:value-type="float" office:value="-0.0100415333333333">
                <text:p>-0.0100415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2">
                <text:p>0.002</text:p>
              </table:table-cell>
              <table:table-cell office:value-type="float" office:value="-0.000464733333333333">
                <text:p>-0.0004647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4">
                <text:p>0.004</text:p>
              </table:table-cell>
              <table:table-cell office:value-type="float" office:value="0.00320638333333333">
                <text:p>0.00320638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2">
                <text:p>0.002</text:p>
              </table:table-cell>
              <table:table-cell office:value-type="float" office:value="-0.0012229">
                <text:p>-0.00122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01">
                <text:p>-0.001</text:p>
              </table:table-cell>
              <table:table-cell office:value-type="float" office:value="-0.00242">
                <text:p>-0.00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003">
                <text:p>-0.003</text:p>
              </table:table-cell>
              <table:table-cell office:value-type="float" office:value="0.00416405">
                <text:p>0.004164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105486">
                <text:p>0.01054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001">
                <text:p>-0.001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1">
                <text:p>0.001</text:p>
              </table:table-cell>
              <table:table-cell office:value-type="float" office:value="-0.00301855">
                <text:p>-0.00301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001">
                <text:p>-0.001</text:p>
              </table:table-cell>
              <table:table-cell office:value-type="float" office:value="-0.00114308333333333">
                <text:p>-0.00114308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14">
                <text:p>-0.014</text:p>
              </table:table-cell>
              <table:table-cell office:value-type="float" office:value="0.000692466666666667">
                <text:p>0.0006924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005">
                <text:p>-0.005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001">
                <text:p>-0.001</text:p>
              </table:table-cell>
              <table:table-cell office:value-type="float" office:value="0.000652566666666667">
                <text:p>0.0006525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012112">
                <text:p>0.0012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1">
                <text:p>0.001</text:p>
              </table:table-cell>
              <table:table-cell office:value-type="float" office:value="0.00440348333333333">
                <text:p>0.00440348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3">
                <text:p>0.003</text:p>
              </table:table-cell>
              <table:table-cell office:value-type="float" office:value="0.00264773333333333">
                <text:p>0.0026477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6">
                <text:p>0.006</text:p>
              </table:table-cell>
              <table:table-cell office:value-type="float" office:value="0.00364531666666667">
                <text:p>0.00364531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003">
                <text:p>-0.003</text:p>
              </table:table-cell>
              <table:table-cell office:value-type="float" office:value="0.00791496666666667">
                <text:p>0.0079149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009">
                <text:p>-0.009</text:p>
              </table:table-cell>
              <table:table-cell office:value-type="float" office:value="0.00141071666666667">
                <text:p>0.00141071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003">
                <text:p>-0.003</text:p>
              </table:table-cell>
              <table:table-cell office:value-type="float" office:value="-0.000983483333333333">
                <text:p>-0.00098348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002">
                <text:p>-0.002</text:p>
              </table:table-cell>
              <table:table-cell office:value-type="float" office:value="-0.00074405">
                <text:p>-0.00074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6">
                <text:p>0.006</text:p>
              </table:table-cell>
              <table:table-cell office:value-type="float" office:value="0.00887265">
                <text:p>0.008872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1">
                <text:p>0.001</text:p>
              </table:table-cell>
              <table:table-cell office:value-type="float" office:value="0.0011713">
                <text:p>0.00117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023285">
                <text:p>0.00232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12112">
                <text:p>0.0012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2">
                <text:p>0.002</text:p>
              </table:table-cell>
              <table:table-cell office:value-type="float" office:value="-0.00497381666666667">
                <text:p>-0.00497381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1">
                <text:p>0.011</text:p>
              </table:table-cell>
              <table:table-cell office:value-type="float" office:value="-0.00684926666666667">
                <text:p>-0.0068492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8">
                <text:p>0.018</text:p>
              </table:table-cell>
              <table:table-cell office:value-type="float" office:value="-0.0162664666666667">
                <text:p>-0.0162664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3">
                <text:p>0.003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003">
                <text:p>-0.003</text:p>
              </table:table-cell>
              <table:table-cell office:value-type="float" office:value="0.00787506666666667">
                <text:p>0.0078750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003">
                <text:p>-0.003</text:p>
              </table:table-cell>
              <table:table-cell office:value-type="float" office:value="-0.00285893333333333">
                <text:p>-0.0028589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003">
                <text:p>-0.003</text:p>
              </table:table-cell>
              <table:table-cell office:value-type="float" office:value="0.00165015">
                <text:p>0.00165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03">
                <text:p>-0.003</text:p>
              </table:table-cell>
              <table:table-cell office:value-type="float" office:value="0.00659816666666667">
                <text:p>0.0065981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002">
                <text:p>-0.002</text:p>
              </table:table-cell>
              <table:table-cell office:value-type="float" office:value="0.00883275">
                <text:p>0.00883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6">
                <text:p>0.006</text:p>
              </table:table-cell>
              <table:table-cell office:value-type="float" office:value="-0.00684926666666667">
                <text:p>-0.0068492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3">
                <text:p>0.003</text:p>
              </table:table-cell>
              <table:table-cell office:value-type="float" office:value="0.00995005">
                <text:p>0.00995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002">
                <text:p>-0.002</text:p>
              </table:table-cell>
              <table:table-cell office:value-type="float" office:value="-0.00469448333333333">
                <text:p>-0.00469448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04">
                <text:p>-0.004</text:p>
              </table:table-cell>
              <table:table-cell office:value-type="float" office:value="0.00572028333333333">
                <text:p>0.00572028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2">
                <text:p>0.002</text:p>
              </table:table-cell>
              <table:table-cell office:value-type="float" office:value="0.00368521666666667">
                <text:p>0.00368521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">
                <text:p>0.001</text:p>
              </table:table-cell>
              <table:table-cell office:value-type="float" office:value="-0.0107199">
                <text:p>-0.01071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0.003">
                <text:p>-0.003</text:p>
              </table:table-cell>
              <table:table-cell office:value-type="float" office:value="-0.00521323333333333">
                <text:p>-0.0052132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003">
                <text:p>-0.003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3">
                <text:p>0.003</text:p>
              </table:table-cell>
              <table:table-cell office:value-type="float" office:value="0.00911206666666667">
                <text:p>0.0091120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7">
                <text:p>0.007</text:p>
              </table:table-cell>
              <table:table-cell office:value-type="float" office:value="-0.00684926666666667">
                <text:p>-0.0068492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0.00401613333333333">
                <text:p>-0.0040161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0.002">
                <text:p>-0.002</text:p>
              </table:table-cell>
              <table:table-cell office:value-type="float" office:value="0.0059597">
                <text:p>0.00595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1">
                <text:p>0.001</text:p>
              </table:table-cell>
              <table:table-cell office:value-type="float" office:value="0.00532125">
                <text:p>0.00532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2">
                <text:p>0.002</text:p>
              </table:table-cell>
              <table:table-cell office:value-type="float" office:value="-0.00214068333333333">
                <text:p>-0.00214068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0.000544533333333333">
                <text:p>-0.0005445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0.003">
                <text:p>-0.003</text:p>
              </table:table-cell>
              <table:table-cell office:value-type="float" office:value="0.00520155">
                <text:p>0.005201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0.001">
                <text:p>-0.001</text:p>
              </table:table-cell>
              <table:table-cell office:value-type="float" office:value="0.00360541666666667">
                <text:p>0.00360541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0.001">
                <text:p>-0.001</text:p>
              </table:table-cell>
              <table:table-cell office:value-type="float" office:value="0.00568038333333333">
                <text:p>0.00568038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2">
                <text:p>0.002</text:p>
              </table:table-cell>
              <table:table-cell office:value-type="float" office:value="-0.00381661666666667">
                <text:p>-0.00381661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2">
                <text:p>0.002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048">
                <text:p>-0.0048</text:p>
              </table:table-cell>
              <table:table-cell office:value-type="float" office:value="0.00639865">
                <text:p>0.006398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4">
                <text:p>0.024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0.003">
                <text:p>-0.003</text:p>
              </table:table-cell>
              <table:table-cell office:value-type="float" office:value="0.0154966166666667">
                <text:p>0.01549661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1">
                <text:p>0.001</text:p>
              </table:table-cell>
              <table:table-cell office:value-type="float" office:value="-0.00780695">
                <text:p>-0.007806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00524145">
                <text:p>0.005241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0552076666666667">
                <text:p>0.0055207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01230435">
                <text:p>0.01230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2">
                <text:p>0.002</text:p>
              </table:table-cell>
              <table:table-cell office:value-type="float" office:value="0.000812166666666667">
                <text:p>0.000812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3">
                <text:p>-0.003</text:p>
              </table:table-cell>
              <table:table-cell office:value-type="float" office:value="-0.0072483">
                <text:p>-0.00724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1">
                <text:p>0.001</text:p>
              </table:table-cell>
              <table:table-cell office:value-type="float" office:value="0.0012112">
                <text:p>0.0012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003">
                <text:p>-0.003</text:p>
              </table:table-cell>
              <table:table-cell office:value-type="float" office:value="0.00312656666666667">
                <text:p>0.0031265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004">
                <text:p>-0.004</text:p>
              </table:table-cell>
              <table:table-cell office:value-type="float" office:value="0.00216888333333333">
                <text:p>0.00216888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004">
                <text:p>-0.004</text:p>
              </table:table-cell>
              <table:table-cell office:value-type="float" office:value="-0.00285893333333333">
                <text:p>-0.0028589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3">
                <text:p>0.003</text:p>
              </table:table-cell>
              <table:table-cell office:value-type="float" office:value="-0.00445506666666667">
                <text:p>-0.0044550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1">
                <text:p>0.001</text:p>
              </table:table-cell>
              <table:table-cell office:value-type="float" office:value="0.00631883333333333">
                <text:p>0.0063188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1">
                <text:p>0.001</text:p>
              </table:table-cell>
              <table:table-cell office:value-type="float" office:value="0.00775536666666667">
                <text:p>0.0077553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1">
                <text:p>0.001</text:p>
              </table:table-cell>
              <table:table-cell office:value-type="float" office:value="-0.00585168333333333">
                <text:p>-0.00585168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008">
                <text:p>-0.008</text:p>
              </table:table-cell>
              <table:table-cell office:value-type="float" office:value="-0.00469448333333333">
                <text:p>-0.00469448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006">
                <text:p>-0.006</text:p>
              </table:table-cell>
              <table:table-cell office:value-type="float" office:value="0.00735633333333333">
                <text:p>0.007356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007">
                <text:p>-0.007</text:p>
              </table:table-cell>
              <table:table-cell office:value-type="float" office:value="0.00392463333333333">
                <text:p>0.0039246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0.002">
                <text:p>-0.002</text:p>
              </table:table-cell>
              <table:table-cell office:value-type="float" office:value="0.0011713">
                <text:p>0.00117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5">
                <text:p>0.005</text:p>
              </table:table-cell>
              <table:table-cell office:value-type="float" office:value="-0.00996173333333333">
                <text:p>-0.0099617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01">
                <text:p>-0.01</text:p>
              </table:table-cell>
              <table:table-cell office:value-type="float" office:value="-0.01602705">
                <text:p>-0.01602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004">
                <text:p>-0.004</text:p>
              </table:table-cell>
              <table:table-cell office:value-type="float" office:value="0.0198460833333333">
                <text:p>0.01984608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6">
                <text:p>0.006</text:p>
              </table:table-cell>
              <table:table-cell office:value-type="float" office:value="0.004603">
                <text:p>0.0046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2">
                <text:p>0.002</text:p>
              </table:table-cell>
              <table:table-cell office:value-type="float" office:value="0.0120649166666667">
                <text:p>0.01206491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1">
                <text:p>0.001</text:p>
              </table:table-cell>
              <table:table-cell office:value-type="float" office:value="0.00248811666666667">
                <text:p>0.00248811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3">
                <text:p>0.003</text:p>
              </table:table-cell>
              <table:table-cell office:value-type="float" office:value="0.0162547833333333">
                <text:p>0.01625478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9">
                <text:p>0.009</text:p>
              </table:table-cell>
              <table:table-cell office:value-type="float" office:value="0.00643855">
                <text:p>0.006438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23">
                <text:p>0.023</text:p>
              </table:table-cell>
              <table:table-cell office:value-type="float" office:value="-0.00928338333333333">
                <text:p>-0.00928338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4">
                <text:p>0.004</text:p>
              </table:table-cell>
              <table:table-cell office:value-type="float" office:value="-0.00569206666666667">
                <text:p>-0.0056920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06">
                <text:p>-0.006</text:p>
              </table:table-cell>
              <table:table-cell office:value-type="float" office:value="0.00284725">
                <text:p>0.00284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09">
                <text:p>-0.009</text:p>
              </table:table-cell>
              <table:table-cell office:value-type="float" office:value="0.00611931666666667">
                <text:p>0.00611931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06">
                <text:p>-0.006</text:p>
              </table:table-cell>
              <table:table-cell office:value-type="float" office:value="0.0023684">
                <text:p>0.0023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05">
                <text:p>-0.005</text:p>
              </table:table-cell>
              <table:table-cell office:value-type="float" office:value="0.0034059">
                <text:p>0.00340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6">
                <text:p>0.006</text:p>
              </table:table-cell>
              <table:table-cell office:value-type="float" office:value="-0.00242">
                <text:p>-0.002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3">
                <text:p>0.003</text:p>
              </table:table-cell>
              <table:table-cell office:value-type="float" office:value="0.00663806666666667">
                <text:p>0.0066380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2">
                <text:p>0.002</text:p>
              </table:table-cell>
              <table:table-cell office:value-type="float" office:value="0.0023684">
                <text:p>0.00236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216888333333333">
                <text:p>0.0021688833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02">
                <text:p>-0.002</text:p>
              </table:table-cell>
              <table:table-cell office:value-type="float" office:value="-0.0114381666666667">
                <text:p>-0.0114381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-0.00242">
                <text:p>-0.002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01">
                <text:p>-0.001</text:p>
              </table:table-cell>
              <table:table-cell office:value-type="float" office:value="0.00416405">
                <text:p>0.004164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00212898333333333">
                <text:p>0.00212898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01">
                <text:p>-0.001</text:p>
              </table:table-cell>
              <table:table-cell office:value-type="float" office:value="-0.00325796666666667">
                <text:p>-0.0032579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1">
                <text:p>0.001</text:p>
              </table:table-cell>
              <table:table-cell office:value-type="float" office:value="-0.00405603333333333">
                <text:p>-0.0040560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0751593333333333">
                <text:p>0.0075159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117856">
                <text:p>0.01178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4">
                <text:p>0.004</text:p>
              </table:table-cell>
              <table:table-cell office:value-type="float" office:value="-0.00389641666666667">
                <text:p>-0.00389641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3">
                <text:p>0.003</text:p>
              </table:table-cell>
              <table:table-cell office:value-type="float" office:value="-0.00976221666666667">
                <text:p>-0.00976221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3">
                <text:p>0.003</text:p>
              </table:table-cell>
              <table:table-cell office:value-type="float" office:value="0.00125111666666667">
                <text:p>0.00125111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01">
                <text:p>-0.001</text:p>
              </table:table-cell>
              <table:table-cell office:value-type="float" office:value="0.01477835">
                <text:p>0.014778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01">
                <text:p>-0.001</text:p>
              </table:table-cell>
              <table:table-cell office:value-type="float" office:value="0.00480251666666667">
                <text:p>0.00480251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01">
                <text:p>-0.001</text:p>
              </table:table-cell>
              <table:table-cell office:value-type="float" office:value="-0.00848531666666667">
                <text:p>-0.00848531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1">
                <text:p>0.001</text:p>
              </table:table-cell>
              <table:table-cell office:value-type="float" office:value="0.00145063333333333">
                <text:p>0.0014506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01">
                <text:p>-0.001</text:p>
              </table:table-cell>
              <table:table-cell office:value-type="float" office:value="0.0070371">
                <text:p>0.00703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00248811666666667">
                <text:p>0.00248811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0.00760743333333333">
                <text:p>-0.0076074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2">
                <text:p>0.002</text:p>
              </table:table-cell>
              <table:table-cell office:value-type="float" office:value="0.0103091666666667">
                <text:p>0.0103091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001">
                <text:p>-0.001</text:p>
              </table:table-cell>
              <table:table-cell office:value-type="float" office:value="0.0142995166666667">
                <text:p>0.01429951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01">
                <text:p>-0.001</text:p>
              </table:table-cell>
              <table:table-cell office:value-type="float" office:value="0.000133816666666667">
                <text:p>0.00013381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-0.00545265">
                <text:p>-0.00545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1">
                <text:p>0.001</text:p>
              </table:table-cell>
              <table:table-cell office:value-type="float" office:value="-0.0116775833333333">
                <text:p>-0.01167758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2">
                <text:p>0.002</text:p>
              </table:table-cell>
              <table:table-cell office:value-type="float" office:value="-0.00529303333333333">
                <text:p>-0.0052930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03">
                <text:p>-0.003</text:p>
              </table:table-cell>
              <table:table-cell office:value-type="float" office:value="0.00380493333333333">
                <text:p>0.0038049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0.002">
                <text:p>-0.002</text:p>
              </table:table-cell>
              <table:table-cell office:value-type="float" office:value="0.00296695">
                <text:p>0.002966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1">
                <text:p>0.001</text:p>
              </table:table-cell>
              <table:table-cell office:value-type="float" office:value="-0.000863766666666667">
                <text:p>-0.0008637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4">
                <text:p>0.004</text:p>
              </table:table-cell>
              <table:table-cell office:value-type="float" office:value="0.00927168333333333">
                <text:p>0.00927168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01">
                <text:p>-0.001</text:p>
              </table:table-cell>
              <table:table-cell office:value-type="float" office:value="0.00931158333333333">
                <text:p>0.00931158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03">
                <text:p>-0.003</text:p>
              </table:table-cell>
              <table:table-cell office:value-type="float" office:value="0.0115461833333333">
                <text:p>0.01154618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05">
                <text:p>-0.005</text:p>
              </table:table-cell>
              <table:table-cell office:value-type="float" office:value="-0.0060911">
                <text:p>-0.00609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03">
                <text:p>-0.003</text:p>
              </table:table-cell>
              <table:table-cell office:value-type="float" office:value="0.0188085833333333">
                <text:p>0.01880858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0109875333333333">
                <text:p>0.0109875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1">
                <text:p>0.001</text:p>
              </table:table-cell>
              <table:table-cell office:value-type="float" office:value="0.00759575">
                <text:p>0.00759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2">
                <text:p>0.002</text:p>
              </table:table-cell>
              <table:table-cell office:value-type="float" office:value="-0.00202096666666667">
                <text:p>-0.0020209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0.00190125">
                <text:p>-0.00190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213225">
                <text:p>0.02132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01">
                <text:p>-0.001</text:p>
              </table:table-cell>
              <table:table-cell office:value-type="float" office:value="0.00408425">
                <text:p>0.004084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1">
                <text:p>0.001</text:p>
              </table:table-cell>
              <table:table-cell office:value-type="float" office:value="0.00284725">
                <text:p>0.002847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0216888333333333">
                <text:p>0.00216888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16">
                <text:p>-0.016</text:p>
              </table:table-cell>
              <table:table-cell office:value-type="float" office:value="0.00296695">
                <text:p>0.002966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05">
                <text:p>-0.005</text:p>
              </table:table-cell>
              <table:table-cell office:value-type="float" office:value="0.00161023333333333">
                <text:p>0.0016102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001">
                <text:p>-0.001</text:p>
              </table:table-cell>
              <table:table-cell office:value-type="float" office:value="0.0022886">
                <text:p>0.00228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0200926666666667">
                <text:p>0.0020092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125111666666667">
                <text:p>0.00125111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1">
                <text:p>0.001</text:p>
              </table:table-cell>
              <table:table-cell office:value-type="float" office:value="-0.000983483333333333">
                <text:p>-0.00098348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4">
                <text:p>0.004</text:p>
              </table:table-cell>
              <table:table-cell office:value-type="float" office:value="0.00216888333333333">
                <text:p>0.00216888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7">
                <text:p>0.007</text:p>
              </table:table-cell>
              <table:table-cell office:value-type="float" office:value="-0.00301855">
                <text:p>-0.003018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08">
                <text:p>-0.008</text:p>
              </table:table-cell>
              <table:table-cell office:value-type="float" office:value="-0.00409593333333333">
                <text:p>-0.0040959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01">
                <text:p>-0.01</text:p>
              </table:table-cell>
              <table:table-cell office:value-type="float" office:value="-0.0000258">
                <text:p>-0.00002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02">
                <text:p>-0.002</text:p>
              </table:table-cell>
              <table:table-cell office:value-type="float" office:value="0.0012112">
                <text:p>0.0012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4">
                <text:p>0.004</text:p>
              </table:table-cell>
              <table:table-cell office:value-type="float" office:value="0.00133091666666667">
                <text:p>0.00133091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3">
                <text:p>0.003</text:p>
              </table:table-cell>
              <table:table-cell office:value-type="float" office:value="0.01956675">
                <text:p>0.019566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4">
                <text:p>0.004</text:p>
              </table:table-cell>
              <table:table-cell office:value-type="float" office:value="0.00895246666666667">
                <text:p>0.0089524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0.00182145">
                <text:p>-0.001821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04">
                <text:p>-0.004</text:p>
              </table:table-cell>
              <table:table-cell office:value-type="float" office:value="-0.0035373">
                <text:p>-0.0035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0.003">
                <text:p>-0.003</text:p>
              </table:table-cell>
              <table:table-cell office:value-type="float" office:value="0.00244821666666667">
                <text:p>0.00244821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4">
                <text:p>0.004</text:p>
              </table:table-cell>
              <table:table-cell office:value-type="float" office:value="0.0047626">
                <text:p>0.00476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-0.000943566666666667">
                <text:p>-0.0009435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3">
                <text:p>0.003</text:p>
              </table:table-cell>
              <table:table-cell office:value-type="float" office:value="0.000852083333333333">
                <text:p>0.00085208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8">
                <text:p>0.008</text:p>
              </table:table-cell>
              <table:table-cell office:value-type="float" office:value="-0.0083257">
                <text:p>-0.00832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18">
                <text:p>0.018</text:p>
              </table:table-cell>
              <table:table-cell office:value-type="float" office:value="0.00396453333333333">
                <text:p>0.0039645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4">
                <text:p>0.004</text:p>
              </table:table-cell>
              <table:table-cell office:value-type="float" office:value="0.00524145">
                <text:p>0.005241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025">
                <text:p>-0.025</text:p>
              </table:table-cell>
              <table:table-cell office:value-type="float" office:value="-0.00732811666666667">
                <text:p>-0.00732811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0.007">
                <text:p>-0.007</text:p>
              </table:table-cell>
              <table:table-cell office:value-type="float" office:value="0.00216888333333333">
                <text:p>0.00216888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0.001">
                <text:p>-0.001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0061265">
                <text:p>0.00061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00213616666666667">
                <text:p>0.00021361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.000253533333333333">
                <text:p>0.0002535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000540166666666667">
                <text:p>0.0000540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000891983333333333">
                <text:p>0.00089198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0.0001455">
                <text:p>-0.0001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.000891983333333333">
                <text:p>0.00089198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0413133333333333">
                <text:p>0.0004131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1">
                <text:p>0.001</text:p>
              </table:table-cell>
              <table:table-cell office:value-type="float" office:value="0.00061265">
                <text:p>0.000612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0.001">
                <text:p>-0.001</text:p>
              </table:table-cell>
              <table:table-cell office:value-type="float" office:value="-0.000185416666666667">
                <text:p>-0.00018541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0.0000258">
                <text:p>-0.0000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.000133816666666667">
                <text:p>0.00013381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00772266666666667">
                <text:p>0.0007722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00133816666666667">
                <text:p>0.00013381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0180975">
                <text:p>0.001809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00533295">
                <text:p>-0.005332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1">
                <text:p>-0.01</text:p>
              </table:table-cell>
              <table:table-cell office:value-type="float" office:value="-0.00816608333333333">
                <text:p>-0.00816608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6">
                <text:p>0.006</text:p>
              </table:table-cell>
              <table:table-cell office:value-type="float" office:value="0.00751593333333333">
                <text:p>0.0075159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4">
                <text:p>0.004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0.000225316666666667">
                <text:p>-0.00022531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812166666666667">
                <text:p>0.000812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0.000783966666666667">
                <text:p>-0.0007839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0.000544533333333333">
                <text:p>-0.0005445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.000891983333333333">
                <text:p>0.00089198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.007">
                <text:p>-0.007</text:p>
              </table:table-cell>
              <table:table-cell office:value-type="float" office:value="-0.00150221666666667">
                <text:p>-0.00150221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1">
                <text:p>0.001</text:p>
              </table:table-cell>
              <table:table-cell office:value-type="float" office:value="0.0058799">
                <text:p>0.00587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6">
                <text:p>0.006</text:p>
              </table:table-cell>
              <table:table-cell office:value-type="float" office:value="0.00176985">
                <text:p>0.001769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00732366666666667">
                <text:p>0.0007323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0.015">
                <text:p>-0.015</text:p>
              </table:table-cell>
              <table:table-cell office:value-type="float" office:value="-0.0103208666666667">
                <text:p>-0.0103208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.024">
                <text:p>-0.024</text:p>
              </table:table-cell>
              <table:table-cell office:value-type="float" office:value="-0.0024599">
                <text:p>-0.00245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29">
                <text:p>0.029</text:p>
              </table:table-cell>
              <table:table-cell office:value-type="float" office:value="0.0109476333333333">
                <text:p>0.0109476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1">
                <text:p>0.01</text:p>
              </table:table-cell>
              <table:table-cell office:value-type="float" office:value="0.000692466666666667">
                <text:p>0.0006924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0.000544533333333333">
                <text:p>-0.0005445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.000253533333333333">
                <text:p>0.0002535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0053285">
                <text:p>0.000532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0.000863766666666667">
                <text:p>-0.0008637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5">
                <text:p>0.005</text:p>
              </table:table-cell>
              <table:table-cell office:value-type="float" office:value="0.00564048333333333">
                <text:p>0.00564048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12">
                <text:p>0.012</text:p>
              </table:table-cell>
              <table:table-cell office:value-type="float" office:value="-0.00389641666666667">
                <text:p>-0.00389641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4">
                <text:p>0.004</text:p>
              </table:table-cell>
              <table:table-cell office:value-type="float" office:value="-0.00150221666666667">
                <text:p>-0.00150221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15">
                <text:p>0.015</text:p>
              </table:table-cell>
              <table:table-cell office:value-type="float" office:value="0.0133817333333333">
                <text:p>0.0133817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026">
                <text:p>-0.026</text:p>
              </table:table-cell>
              <table:table-cell office:value-type="float" office:value="0.00137081666666667">
                <text:p>0.00137081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01">
                <text:p>-0.01</text:p>
              </table:table-cell>
              <table:table-cell office:value-type="float" office:value="0.00165015">
                <text:p>0.001650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000540166666666667">
                <text:p>0.0000540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0176985">
                <text:p>0.001769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4">
                <text:p>0.004</text:p>
              </table:table-cell>
              <table:table-cell office:value-type="float" office:value="-0.00313826666666667">
                <text:p>-0.0031382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018">
                <text:p>-0.018</text:p>
              </table:table-cell>
              <table:table-cell office:value-type="float" office:value="0.00803468333333333">
                <text:p>0.00803468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008">
                <text:p>-0.008</text:p>
              </table:table-cell>
              <table:table-cell office:value-type="float" office:value="0.0109476333333333">
                <text:p>0.0109476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012">
                <text:p>-0.012</text:p>
              </table:table-cell>
              <table:table-cell office:value-type="float" office:value="0.00292705">
                <text:p>0.002927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06">
                <text:p>-0.006</text:p>
              </table:table-cell>
              <table:table-cell office:value-type="float" office:value="0.000373233333333333">
                <text:p>0.00037323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32">
                <text:p>0.032</text:p>
              </table:table-cell>
              <table:table-cell office:value-type="float" office:value="-0.001183">
                <text:p>-0.0011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8">
                <text:p>0.008</text:p>
              </table:table-cell>
              <table:table-cell office:value-type="float" office:value="0.00145063333333333">
                <text:p>0.0014506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1">
                <text:p>0.001</text:p>
              </table:table-cell>
              <table:table-cell office:value-type="float" office:value="-0.00158203333333333">
                <text:p>-0.0015820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002">
                <text:p>-0.002</text:p>
              </table:table-cell>
              <table:table-cell office:value-type="float" office:value="-0.000504633333333333">
                <text:p>-0.0005046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1">
                <text:p>0.001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0.000783966666666667">
                <text:p>-0.0007839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.0010516">
                <text:p>0.00105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.000173716666666667">
                <text:p>0.00017371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0.0001056">
                <text:p>-0.00010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.000692466666666667">
                <text:p>0.0006924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00652566666666667">
                <text:p>0.0006525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0.000265216666666667">
                <text:p>-0.00026521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-0.00058445">
                <text:p>-0.000584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-0.0000657">
                <text:p>-0.00006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-0.00074405">
                <text:p>-0.000744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-0.0000657">
                <text:p>-0.00006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-0.000464733333333333">
                <text:p>-0.0004647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.00053285">
                <text:p>0.000532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00732366666666667">
                <text:p>0.0007323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-0.0000657">
                <text:p>-0.00006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0.000544533333333333">
                <text:p>-0.0005445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.00101168333333333">
                <text:p>0.00101168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0.000265216666666667">
                <text:p>-0.00026521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.000173716666666667">
                <text:p>0.00017371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-0.0000258">
                <text:p>-0.0000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-0.00178155">
                <text:p>-0.00178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.0012112">
                <text:p>0.0012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-0.0001455">
                <text:p>-0.00014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-0.000384933333333333">
                <text:p>-0.0003849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011713">
                <text:p>0.00117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-0.000544533333333333">
                <text:p>-0.0005445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.0000141">
                <text:p>0.00001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-0.00102338333333333">
                <text:p>-0.00102338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-0.0001455">
                <text:p>-0.0001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.000133816666666667">
                <text:p>0.00013381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010516">
                <text:p>0.00105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-0.000783966666666667">
                <text:p>-0.0007839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.000652566666666667">
                <text:p>0.0006525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-0.000504633333333333">
                <text:p>-0.0005046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-0.00102338333333333">
                <text:p>-0.00102338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.000772266666666667">
                <text:p>0.0007722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.000133816666666667">
                <text:p>0.00013381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.000253533333333333">
                <text:p>0.000253533333333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-0.0000258">
                <text:p>-0.00002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.000891983333333333">
                <text:p>0.00089198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-0.0001056">
                <text:p>-0.0001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.00061265">
                <text:p>0.000612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.000732366666666667">
                <text:p>0.0007323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.0000540166666666667">
                <text:p>0.0000540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-0.0000657">
                <text:p>-0.00006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.000732366666666667">
                <text:p>0.0007323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.000373233333333333">
                <text:p>0.00037323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-0.001183">
                <text:p>-0.0011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.00053285">
                <text:p>0.000532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.000413133333333333">
                <text:p>0.000413133333333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-0.000504633333333333">
                <text:p>-0.00050463333333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00772266666666667">
                <text:p>0.0007722666666666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.0010915">
                <text:p>0.00109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.000692466666666667">
                <text:p>0.0006924666666666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.0000540166666666667">
                <text:p>0.000054016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.000293433333333333">
                <text:p>0.000293433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-0.000265216666666667">
                <text:p>-0.00026521666666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0.0001056">
                <text:p>-0.0001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00652566666666667">
                <text:p>0.00065256666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.00101168333333333">
                <text:p>0.0010116833333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.000772266666666667">
                <text:p>0.0007722666666666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-0.00066425">
                <text:p>-0.000664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.0000939166666666667">
                <text:p>0.00009391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.00053285">
                <text:p>0.00053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.000253533333333333">
                <text:p>0.0002535333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-0.000185416666666667">
                <text:p>-0.000185416666666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-0.000823866666666666">
                <text:p>-0.0008238666666666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-0.0000258">
                <text:p>-0.00002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0.0012628">
                <text:p>-0.00126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0.000504633333333333">
                <text:p>-0.0005046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.00057275">
                <text:p>0.000572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.000971783333333333">
                <text:p>0.000971783333333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.000891983333333333">
                <text:p>0.00089198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.000253533333333333">
                <text:p>0.000253533333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.00061265">
                <text:p>0.00061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-0.0000657">
                <text:p>-0.00006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-0.000305116666666667">
                <text:p>-0.00030511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-0.000863766666666667">
                <text:p>-0.000863766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.00133091666666667">
                <text:p>0.00133091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0.00074405">
                <text:p>-0.000744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-0.000185416666666667">
                <text:p>-0.00018541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-0.0000657">
                <text:p>-0.00006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-0.00062435">
                <text:p>-0.000624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.000891983333333333">
                <text:p>0.000891983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.00045305">
                <text:p>0.000453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